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Newa" svg:font-family="'Noto Sans Newa'" style:font-family-generic="swiss"/>
    <style:font-face style:name="Noto Sans Newa1" svg:font-family="'Noto Sans Newa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Newa1" officeooo:rsid="001b4213" officeooo:paragraph-rsid="001b4213"/>
    </style:style>
    <style:style style:name="P2" style:family="paragraph" style:parent-style-name="Standard">
      <style:text-properties style:font-name="Noto Sans Newa1" officeooo:rsid="001b4213" officeooo:paragraph-rsid="001edd63"/>
    </style:style>
    <style:style style:name="P3" style:family="paragraph" style:parent-style-name="Standard">
      <style:text-properties style:font-name="Noto Sans Newa1" officeooo:rsid="001b4213" officeooo:paragraph-rsid="002228ed"/>
    </style:style>
    <style:style style:name="P4" style:family="paragraph" style:parent-style-name="Standard">
      <style:text-properties style:font-name="Noto Sans Newa1" officeooo:rsid="001cbfdf" officeooo:paragraph-rsid="001b4213"/>
    </style:style>
    <style:style style:name="T1" style:family="text">
      <style:text-properties style:font-name-complex="Noto Sans Newa"/>
    </style:style>
    <style:style style:name="T2" style:family="text">
      <style:text-properties officeooo:rsid="001cbfdf" style:font-name-complex="Noto Sans Newa"/>
    </style:style>
    <style:style style:name="T3" style:family="text">
      <style:text-properties officeooo:rsid="001e9993" style:font-name-complex="Noto Sans Newa"/>
    </style:style>
    <style:style style:name="T4" style:family="text">
      <style:text-properties officeooo:rsid="001edd63" style:font-name-complex="Noto Sans Newa"/>
    </style:style>
    <style:style style:name="T5" style:family="text">
      <style:text-properties officeooo:rsid="0021493b" style:font-name-complex="Noto Sans Newa"/>
    </style:style>
    <style:style style:name="T6" style:family="text">
      <style:text-properties style:font-name-complex="Arial Unicode MS1"/>
    </style:style>
    <style:style style:name="T7" style:family="text">
      <style:text-properties officeooo:rsid="001cb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𑐀𑐁𑐂𑐃𑐄𑐅𑐆𑐇𑐈𑐉𑐊𑐋𑐌𑐍</text:span></text:p>
      <text:p text:style-name="P1"/>
      <text:p text:style-name="P1"><text:span text:style-name="T1">𑐎𑐏𑐐𑐑𑐒<text:tab/>𑐓</text:span></text:p>
      <text:p text:style-name="P1"><text:span text:style-name="T1">𑐔𑐕𑐖𑐗𑐘<text:tab/>𑐙</text:span></text:p>
      <text:p text:style-name="P1"><text:span text:style-name="T1">𑐚𑐛𑐜𑐝𑐞</text:span></text:p>
      <text:p text:style-name="P1"><text:span text:style-name="T1">𑐟𑐠𑐡𑐢𑐣<text:tab/><text:tab/>𑐤</text:span></text:p>
      <text:p text:style-name="P3"><text:span text:style-name="T1">𑐥𑐦𑐧𑐨𑐩<text:tab/><text:tab/>𑐪</text:span></text:p>
      <text:p text:style-name="P1"><text:span text:style-name="T1">𑐫𑐬 𑐭</text:span></text:p>
      <text:p text:style-name="P1"><text:span text:style-name="T1">𑐮 <text:s text:c="2"/>𑐯</text:span></text:p>
      <text:p text:style-name="P1"><text:span text:style-name="T1">𑐰</text:span></text:p>
      <text:p text:style-name="P1"><text:span text:style-name="T1">𑐱𑐲𑐳𑐴</text:span><text:span text:style-name="T4"><text:tab/></text:span></text:p>
      <text:p text:style-name="P1"><text:span text:style-name="T1">𑑉𑑇</text:span></text:p>
      <text:p text:style-name="P1"><text:s/>𑑂𑐰𑐵𑐢</text:p>
      <text:p text:style-name="P1"><text:span text:style-name="T1">𑐵 <text:s text:c="3"/>𑐶 <text:s/>𑐷 <text:s/>𑐸 <text:s/>𑐹 𑐺 </text:span><text:span text:style-name="T2">𑐻 𑐼 𑐽 𑐾 𑐿 𑑀 𑑁</text:span></text:p>
      <text:p text:style-name="P4"><text:span text:style-name="T1">𑑄 <text:s/>𑑅 </text:span></text:p>
      <text:p text:style-name="P2"><text:span text:style-name="T1"><text:s text:c="3"/>𑑈 <text:s/>𑑋𑑌𑑍 <text:s/></text:span><text:span text:style-name="T5">𑑐𑑑𑑒𑑓𑑔𑑕𑑖𑑗𑑘𑑙</text:span></text:p>
      <text:p text:style-name="P2"><text:span text:style-name="T5"/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𑐳𑑂𑐟𑐸𑐟𑐶𑑅 ---- <text:s/></text:span></text:p>
      <text:p text:style-name="P2"><text:span text:style-name="T5"><text:s text:c="2"/></text:span></text:p>
      <text:p text:style-name="P2"><text:span text:style-name="T5">𑐀𑐣𑐵𑐡𑐶𑐩𑐢𑑂𑐫𑐵𑐣𑑂𑐟𑐩𑐣𑐣𑑂𑐟𑐥𑐵𑐬𑑄 <text:s/></text:span></text:p>
      <text:p text:style-name="P2"><text:span text:style-name="T5">𑐳𑐸𑐳𑐹𑐎𑑂𑐲𑑂𑐩𑐩𑐰𑑂𑐫𑐎𑑂𑐟𑐖𑐐𑐟𑑂𑐳𑐸𑐳𑐵𑐬𑑈𑑋 <text:s/></text:span></text:p>
      <text:p text:style-name="P2"><text:span text:style-name="T5">𑐴𑐬𑐷𑐣𑑂𑐡𑑂𑐬𑐧𑑂𑐬𑐴𑑂𑐩𑐵𑐡𑐶𑐨𑐶𑐬𑐵𑐳𑐩𑐐𑑂𑐬𑑄 <text:s/></text:span></text:p>
      <text:p text:style-name="P2"><text:span text:style-name="T5">𑐥𑑂𑐬𑐞𑐩𑑂𑐫 𑐰𑐎𑑂𑐲𑑂𑐫𑐾 𑐰𑐺𑐲𑐳𑐵𑐬𑐳𑑄𑐐𑑂𑐬𑐴𑑈𑑋𑑋 𑑑.𑑑 𑑋𑑋 <text:s text:c="2"/></text:span></text:p>
      <text:p text:style-name="P2"><text:span text:style-name="T5"><text:s text:c="2"/></text:span></text:p>
      <text:p text:style-name="P2"><text:span text:style-name="T5">---- 𑐖𑐣𑐩𑐾𑐖𑐫𑐰𑐿𑐱𑐩𑑂𑐥𑐵𑐫𑐣𑐳𑑄𑐰𑐵𑐡𑑅 ---- <text:s/></text:span></text:p>
      <text:p text:style-name="P2"><text:span text:style-name="T5"><text:s text:c="2"/></text:span></text:p>
      <text:p text:style-name="P2"><text:span text:style-name="T5">𑐱𑐟𑐳𑐵𑐴𑐳𑑂𑐬𑐶𑐎𑑄 𑐐𑑂𑐬𑐣𑑂𑐠𑑄 𑐳𑐴𑐳𑑂𑐬𑐵𑐢𑑂𑐫𑐵𑐫𑐩𑐸𑐟𑑂𑐟𑐩𑑈𑑋 <text:s/></text:span></text:p>
      <text:p text:style-name="P2"><text:span text:style-name="T5">𑐥𑐬𑑂𑐰 𑐔𑐵𑐳𑑂𑐫 𑐱𑐟𑑄 𑐥𑐹𑐬𑑂𑐞𑑄 𑐱𑑂𑐬𑐸𑐟𑑂𑐰𑐵 𑐨𑐵𑐬𑐟𑐳𑑄𑐴𑐶𑐟𑐵𑑈𑑋𑑋 𑑑.𑑒 𑑋𑑋 <text:s text:c="2"/></text:span></text:p>
      <text:p text:style-name="P2"><text:span text:style-name="T5">𑐀𑐟𑐺𑐥𑑂𑐟𑑅 𑐥𑐸𑐣 𑐥𑐥𑑂𑐬𑐔𑑂𑐕 𑐰𑐿𑐱𑐩𑑂𑐥𑐵𑐫𑐣𑐩𑐾𑐰 𑐴𑐶 𑑋 <text:s/></text:span></text:p>
      <text:p text:style-name="P2"><text:span text:style-name="T5">𑐖𑐣𑐩𑐾𑐖𑐫𑐾𑐣 𑐫𑐟𑑂𑐥𑐹𑐬𑑂𑐰𑑄 𑐟𑐔𑑂𑐕𑐺𑐞𑐸 𑐟𑑂𑐰𑐩𑐟𑐣𑑂𑐡𑑂𑐬𑐶𑐟𑑅 𑑋𑑋 𑑑.𑑓 𑑋𑑋 <text:s text:c="2"/></text:span></text:p>
      <text:p text:style-name="P2"><text:span text:style-name="T5">𑐖𑐣𑐩𑐾𑐖𑐫 𑐄𑐰𑐵𑐔 𑑋 <text:s/></text:span></text:p>
      <text:p text:style-name="P2"><text:span text:style-name="T5">𑐨𑐐𑐰𑐣𑑂𑐳𑐬𑑂𑐰𑐢𑐬𑑂𑐩𑐖𑑂𑐘 𑐳𑐬𑑂𑐰𑐱𑐵𑐳𑑂𑐟𑑂𑐬𑐰𑐶𑐱𑐵𑐬𑐡 𑑋 <text:s/></text:span></text:p>
      <text:p text:style-name="P2"><text:span text:style-name="T5">𑐀𑐳𑑂𑐟𑐶 𑐢𑐬𑑂𑐩𑑄 𑐥𑐬𑑄 𑐐𑐸𑐴𑑂𑐫𑑄 𑐳𑑄𑐳𑐵𑐬𑐵𑐬𑑂𑐞𑐰𑐟𑐵𑐬𑐞𑑈𑑋𑑋 𑑑.𑑔 𑑋𑑋 <text:s text:c="2"/></text:span></text:p>
      <text:p text:style-name="P2"><text:span text:style-name="T5">𑐡𑑂𑐰𑐿𑐥𑐵𑐫𑐣𑐩𑐸𑐏𑑀𑐡𑑂𑐐𑐷𑐬𑑂𑐞𑑄 𑐢𑐬𑑂𑐩𑑄 𑐰𑐵 𑐫𑐡𑑂𑐡𑑂𑐰𑐶𑐖𑑀𑐟𑑂𑐟𑐩 𑑋 <text:s/></text:span></text:p>
      <text:p text:style-name="P2"><text:span text:style-name="T5">𑐎𑐠𑐫𑐳𑑂𑐰 𑐴𑐶 𑐩𑐾 𑐟𑐺𑐥𑑂𑐟𑐶𑑄 𑐎𑐸𑐬𑐸 𑐫𑐟𑑂𑐣𑐵𑐟𑑂𑐟𑐥𑑀𑐢𑐣 𑑋𑑋 𑑑.𑑕 𑑋𑑋 <text:s text:c="2"/></text:span></text:p>
      <text:p text:style-name="P2"><text:span text:style-name="T5">𑐰𑐿𑐱𑐩𑑂𑐥𑐵𑐫𑐣 𑐄𑐰𑐵𑐔 𑑋 <text:s/></text:span></text:p>
      <text:p text:style-name="P2"><text:span text:style-name="T5">𑐱𑐺𑐞𑐸 𑐬𑐵𑐖𑐣𑑂𑐣𑐰𑐴𑐶𑐟𑑀 𑐢𑐬𑑂𑐩𑐵𑐏𑑂𑐫𑐵𑐣𑐩𑐣𑐸𑐟𑑂𑐟𑐩𑑈𑑋 <text:s/></text:span></text:p>
      <text:p text:style-name="P2"><text:soft-page-break/><text:span text:style-name="T5">𑐰𑑂𑐫𑐵𑐳𑐵𑐣𑐸𑐐𑑂𑐬𑐴𑐳𑐩𑑂𑐥𑑂𑐬𑐵𑐥𑑂𑐟𑑄 𑐐𑐸𑐴𑑂𑐫𑐢𑐬𑑂𑐩𑑄 𑐱𑐺𑐞𑑀𑐟𑐸 𑐩𑐾 𑑋𑑋 𑑑.𑑖 𑑋𑑋 <text:s text:c="2"/></text:span></text:p>
      <text:p text:style-name="P2"><text:span text:style-name="T5">𑐀𑐣𑐬𑑂𑐠𑐫𑐖𑑂𑐘𑐎𑐬𑑂𑐟𑐵𑐬𑑄 𑐟𑐥𑑀𑐰𑑂𑐬𑐟𑐥𑐬𑐵𑐫𑐞𑑈𑑋 <text:s/></text:span></text:p>
      <text:p text:style-name="P2"><text:span text:style-name="T5">𑐱𑐷𑐮𑐱𑑁𑐔𑐳𑐩𑐵𑐔𑐵𑐬𑑄 𑐳𑐬𑑂𑐰𑐨𑐹𑐟𑐡𑐫𑐵𑐥𑐬𑑈𑑋𑑋 𑑑.𑑗 𑑋𑑋 <text:s text:c="2"/></text:span></text:p>
      <text:p text:style-name="P2"><text:span text:style-name="T5">𑐖𑐶𑐖𑑂𑐘𑐵𑐳𑐣𑐵𑐬𑑂𑐠𑑄 𑐥𑑂𑐬𑐱𑑂𑐣𑐿𑐎𑑄 𑐰𑐶𑐲𑑂𑐞𑐸𑐣𑐵 𑐥𑑂𑐬𑐨𑐰𑐶𑐲𑑂𑐞𑐸𑐣𑐵 𑑋 <text:s/></text:span></text:p>
      <text:p text:style-name="P2"><text:span text:style-name="T5">𑐡𑑂𑐰𑐶𑐖𑐬𑐹𑐥𑐢𑐬𑑀 𑐨𑐹𑐟𑑂𑐰𑐵 𑐥𑐥𑑂𑐬𑐔𑑂𑐕 𑐰𑐶𑐣𑐫𑐵𑐣𑑂𑐰𑐶𑐟𑑅 𑑋𑑋 𑑑.𑑘 𑑋𑑋 <text:s text:c="2"/></text:span></text:p>
      <text:p text:style-name="P2"><text:span text:style-name="T5"><text:s text:c="2"/></text:span></text:p>
      <text:p text:style-name="P2"><text:span text:style-name="T5">---- 𑐧𑑂𑐬𑐴𑑂𑐩𑐰𑐶𑐡𑑂𑐫𑐵 ---- <text:s/></text:span></text:p>
      <text:p text:style-name="P2"><text:span text:style-name="T5"><text:s text:c="2"/></text:span></text:p>
      <text:p text:style-name="P2"><text:span text:style-name="T5">[𑐰𑐶𑐐𑐟𑐬𑐵𑐐 𑐄𑐰𑐵𑐔 𑑋 ] <text:s/></text:span></text:p>
      <text:p text:style-name="P2"><text:span text:style-name="T5">𑐧𑑂𑐬𑐴𑑂𑐩𑐰𑐶𑐡𑑂𑐫𑐵 𑐎𑐠𑑄 𑐖𑑂𑐘𑐾𑐫𑐵 𑐬𑐹𑐥𑐰𑐬𑑂𑐞𑐰𑐶𑐰𑐬𑑂𑐖𑐶𑐟𑐵 𑑋 <text:s/></text:span></text:p>
      <text:p text:style-name="P2"><text:span text:style-name="T5">𑐳𑑂𑐰𑐬𑐰𑑂𑐫𑐘𑑂𑐖𑐣𑐣𑐶𑐬𑑂𑐩𑐸𑐎𑑂𑐟𑐩𑐎𑑂𑐲𑐬𑑄 𑐎𑐶𑐩𑐸 𑐟𑐟𑑂𑐥𑐬𑑈𑑋𑑋 𑑑.𑑙 𑑋𑑋 <text:s text:c="2"/></text:span></text:p>
      <text:p text:style-name="P2"><text:span text:style-name="T5">𑐀𑐣𑐬𑑂𑐠𑐫𑐖𑑂𑐘 𑐄𑐰𑐵𑐔 𑑋 <text:s/></text:span></text:p>
      <text:p text:style-name="P2"><text:span text:style-name="T5">𑐀𑐣𑐸𑐔𑑂𑐔𑐵𑐬𑑂𑐫𑐩𑐳𑐣𑑂𑐡𑐶𑐐𑑂𑐢𑐩𑐰𑐶𑐔𑑂𑐕𑐶𑐣𑑂𑐣𑐩𑐣𑐵𑐎𑐸𑐮𑑈𑑋 <text:s/></text:span></text:p>
      <text:p text:style-name="P2"><text:span text:style-name="T5">𑐣𑐶𑐬𑑂𑐩𑐮𑑄 𑐳𑐬𑑂𑐰𑐐𑑄 𑐳𑐹𑐎𑑂𑐲𑑂𑐩𑐩𑐎𑑂𑐲𑐬𑑄 𑐎𑐶𑐩𑐟𑑅 𑐥𑐬𑑈𑑋𑑋 𑑑.𑑑𑑐 𑑋𑑋 <text:s text:c="2"/></text:span></text:p>
      <text:p text:style-name="P2"><text:span text:style-name="T5"><text:s text:c="2"/></text:span></text:p>
      <text:p text:style-name="P2"><text:span text:style-name="T5">---- 𑐎𑐵𑐮𑐥𑐵𑐱𑑅 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𑐡𑐾𑐴𑐷 𑐡𑐾𑐴𑐾 𑐎𑑂𑐲𑐫𑑄 𑐫𑐵𑐟𑐾 𑐨𑐹𑐖𑐮𑐵𑐐𑑂𑐣𑐶𑐱𑐶𑐰𑐵𑐡𑐶𑐨𑐶𑑅 𑑋 <text:s/></text:span></text:p>
      <text:p text:style-name="P2"><text:span text:style-name="T5">𑐫𑐩𑐡𑐹𑐟𑐿𑑅 𑐎𑐠𑑄 𑐣𑐷𑐟𑑀 𑐣𑐶𑐬𑐵𑐮𑐩𑑂𑐧𑑀 𑐣𑐶𑐬𑐘𑑂𑐖𑐣𑑅 𑑋𑑋 𑑑.𑑑𑑑 𑑋𑑋 <text:s text:c="2"/></text:span></text:p>
      <text:p text:style-name="P2"><text:span text:style-name="T5">𑐎𑐵𑐮𑐥𑐵𑐱𑐿𑑅 𑐎𑐠𑑄 𑐧𑐡𑑂𑐢𑑀 𑐣𑐶𑐬𑑂𑐡𑐾𑐴𑐱𑑂𑐔 𑐎𑐠𑑄 𑐰𑑂𑐬𑐖𑐾𑐟𑑂 𑑋 <text:s/></text:span></text:p>
      <text:p text:style-name="P2"><text:span text:style-name="T5">𑐳𑑂𑐰𑐬𑑂𑐐𑑄 𑐰𑐵 𑐳 𑐎𑐠𑑄 𑐫𑐵𑐟𑐶 𑐣𑐶𑐬𑑂𑐡𑐾𑐴𑑀 𑐧𑐴𑐸𑐢𑐬𑑂𑐩𑐎𑐺𑐟𑑂 𑑋 <text:s/></text:span></text:p>
      <text:p text:style-name="P2"><text:span text:style-name="T5">𑐊𑐟𑐣𑑂𑐩𑐾 𑐳𑑄𑐱𑐫𑑄 𑐧𑑂𑐬𑐹𑐴𑐶 𑐖𑑂𑐘𑐵𑐟𑐸𑐩𑐶𑐔𑑂𑐕𑐵𑐩𑐶 𑐟𑐟𑑂𑐟𑑂𑐰𑐟𑑅 𑑋𑑋 𑑑.𑑑𑑒 𑑋𑑋 <text:s text:c="2"/></text:span></text:p>
      <text:p text:style-name="P2"><text:span text:style-name="T5">𑐀𑐣𑐬𑑂𑐠𑐫𑐖𑑂𑐘 𑐄𑐰𑐵𑐔 𑑋 <text:s/></text:span></text:p>
      <text:p text:style-name="P2"><text:span text:style-name="T5">𑐀𑐟𑐶𑐳𑑄𑐱𑐫𑐎𑐲𑑂𑐚𑑄 𑐟𑐾 𑐥𑐺𑐲𑑂𑐚𑑀 𑑇𑐴𑑄 𑐡𑑂𑐰𑐶𑐖𑐳𑐟𑑂𑐟𑐩 𑑋 <text:s/></text:span></text:p>
      <text:p text:style-name="P2"><text:span text:style-name="T5">𑐡𑐸𑐬𑑂𑐰𑐶𑐖𑑂𑐘𑐾𑐫𑑄 𑐩𑐣𑐸𑐲𑑂𑐫𑐿𑐳𑑂𑐟𑐸 𑐡𑐾𑐰𑐡𑐵𑐣𑐰𑐥𑐣𑑂𑐣𑐐𑐿𑑅 𑑋𑑋 𑑑.𑑑𑑓 𑑋𑑋 <text:s text:c="2"/></text:span></text:p>
      <text:p text:style-name="P2"><text:span text:style-name="T5">𑐎𑐬𑑂𑐩𑐴𑐾𑐟𑐸𑑅 𑐱𑐬𑐷𑐬𑐳𑑂𑐫 𑐄𑐟𑑂𑐥𑐟𑑂𑐟𑐶𑐬𑑂𑐣𑐶𑐢𑐣𑑄 𑐔 𑐫𑐟𑑂 𑑋 <text:s/></text:span></text:p>
      <text:p text:style-name="P2"><text:span text:style-name="T5">𑐳𑐸𑐎𑐺𑐟𑑄 𑐡𑐸𑐲𑑂𑐎𑐺𑐟𑑄 𑐔𑐿𑐰 𑐥𑐵𑐱𑐡𑑂𑐰𑐫𑐩𑐸𑐡𑐵𑐴𑐺𑐟𑑈𑑋𑑋 𑑑.𑑑𑑔 𑑋𑑋 <text:s text:c="2"/></text:span></text:p>
      <text:p text:style-name="P2"><text:span text:style-name="T5">𑐟𑐾𑐣𑐿𑐰 𑐳𑐴 𑐳𑑄𑐫𑐵𑐟𑐶 𑐣𑐬𑐎𑑄 𑐳𑑂𑐰𑐬𑑂𑐐𑐩𑐾𑐰 𑐰𑐵 𑑋 <text:s/></text:span></text:p>
      <text:p text:style-name="P2"><text:span text:style-name="T5">𑐳𑐸𑐏𑐡𑐸𑑅𑐏𑑄 𑐱𑐬𑐷𑐬𑐾𑐞 𑐨𑑀𑐎𑑂𑐟𑐰𑑂𑐫𑑄 𑐎𑐬𑑂𑐩𑐳𑐩𑑂𑐨𑐰𑑈𑑋𑑋 𑑑.𑑑𑑕 𑑋𑑋 <text:s text:c="2"/></text:span></text:p>
      <text:p text:style-name="P2"><text:span text:style-name="T5">𑐴𑐾𑐟𑐸𑐣𑐵𑐣𑐾𑐣 𑐰𑐶𑐥𑑂𑐬𑐾𑐣𑑂𑐡𑑂𑐬 𑐡𑐾𑐴𑑅 𑐳𑐩𑑂𑐨𑐰𑐟𑐾 𑐣𑐺𑐞𑐵𑑈𑑋 <text:s/></text:span></text:p>
      <text:p text:style-name="P2"><text:span text:style-name="T5">𑐫𑑄 𑐎𑐵𑐮𑐥𑐵𑐱𑐩𑐶𑐟𑑂𑐫𑐵𑐴𑐸𑑅 𑐱𑐺𑐞𑐸 𑐰𑐎𑑂𑐲𑑂𑐫𑐵𑐩𑐶 𑐳𑐸𑐰𑑂𑐬𑐟 𑑋𑑋 𑑑.𑑑𑑖 𑑋𑑋 <text:s text:c="2"/></text:span></text:p>
      <text:p text:style-name="P2"><text:span text:style-name="T5">𑐣 𑐟𑑂𑐰𑐫𑐵 𑐰𑐶𑐡𑐶𑐟𑑄 𑐎𑐶𑐘𑑂𑐔𑐶𑐖𑑂𑐖𑐶𑐖𑑂𑐘𑐵𑐳𑑂𑐫𑐳𑐶 𑐎𑐠𑑄 𑐡𑑂𑐰𑐶𑐖 𑑋 <text:s/></text:span></text:p>
      <text:p text:style-name="P2"><text:span text:style-name="T5">𑐎𑐵𑐮𑐥𑐵𑐱𑑄 𑐔 𑐰𑐶𑐥𑑂𑐬𑐾𑐣𑑂𑐡𑑂𑐬 𑐳𑐎𑐮𑑄 𑐰𑐾𑐟𑑂𑐟𑐸𑐩𑐬𑑂𑐴𑐳𑐶 𑑋𑑋 𑑑.𑑑𑑗 𑑋𑑋 <text:s text:c="2"/></text:span></text:p>
      <text:p text:style-name="P2"><text:span text:style-name="T5">𑐎𑐮𑐵𑐎𑐮𑐶𑐟𑐎𑐵𑐮𑑄 𑐔 𑐎𑐵𑐮𑐟𑐟𑑂𑐟𑑂𑐰𑐎𑐮𑐵𑑄 𑐱𑐺𑐞𑐸 𑑋 <text:s/></text:span></text:p>
      <text:p text:style-name="P2"><text:span text:style-name="T5">𑐟𑑂𑐬𑐸𑐚𑐶𑐡𑑂𑐰𑐫𑑄 𑐣𑐶𑐩𑐾𑐲𑐳𑑂𑐟𑐸 𑐣𑐶𑐩𑐾𑐲𑐡𑑂𑐰𑐶𑐐𑐸𑐞𑐵 𑐎𑐮𑐵 𑑋𑑋 𑑑.𑑑𑑘 𑑋𑑋 <text:s text:c="2"/></text:span></text:p>
      <text:p text:style-name="P2"><text:span text:style-name="T5">𑐎𑐮𑐵𑐡𑑂𑐰𑐶𑐐𑐸𑐞𑐶𑐟𑐵 𑐎𑐵𑐲𑑂𑐛𑐵 𑐎𑐵𑐲𑑂𑐛𑐵 𑐰𑐿 𑐟𑑂𑐬𑐶𑑄𑐱𑐟𑐶𑑅 𑐎𑐮𑐵 𑑋 <text:s/></text:span></text:p>
      <text:p text:style-name="P2"><text:span text:style-name="T5">𑐟𑑂𑐬𑐶𑑄𑐱𑐟𑑂𑐎𑐮𑐵 𑐩𑐸𑐴𑐹𑐬𑑂𑐟𑐱𑑂𑐔 𑐩𑐵𑐣𑐸𑐲𑐾𑐣 𑐡𑑂𑐰𑐶𑐖𑑀𑐟𑑂𑐟𑐩 𑑋𑑋 𑑑.𑑑𑑙 𑑋𑑋 <text:s text:c="2"/></text:span></text:p>
      <text:p text:style-name="P2"><text:span text:style-name="T5">𑐩𑐸𑐴𑐹𑐬𑑂𑐟𑐟𑑂𑐬𑐶𑑄𑐱𑐎𑐾𑐣𑐿𑐰 𑐀𑐴𑑀𑐬𑐵𑐟𑑂𑐬𑑄 𑐰𑐶𑐡𑐸𑐬𑑂𑐧𑐸𑐢𑐵𑑅 𑑋 <text:s/></text:span></text:p>
      <text:p text:style-name="P2"><text:span text:style-name="T5">𑐀𑐴𑑀𑐬𑐵𑐟𑑂𑐬𑑄 𑐥𑐸𑐣𑐳𑑂𑐟𑑂𑐬𑐶𑑄𑐱𑐣𑑂𑐩𑐵𑐳𑐩𑐵𑐴𑐸𑐬𑑂𑐩𑐣𑐷𑐲𑐶𑐞𑑅 𑑋𑑋 𑑑.𑑒𑑐 𑑋𑑋 <text:s text:c="2"/></text:span></text:p>
      <text:p text:style-name="P2"><text:span text:style-name="T5">𑐳𑐩𑐵 𑐡𑑂𑐰𑐵𑐡𑐱 𑐩𑐵𑐳𑐵𑐱𑑂𑐔 𑐎𑐵𑐮𑐟𑐟𑑂𑐟𑑂𑐰𑐰𑐶𑐡𑑀 𑐖𑐣𑐵𑑅 𑑋 <text:s/></text:span></text:p>
      <text:p text:style-name="P2"><text:span text:style-name="T5">𑐱𑐟𑑄 𑐰𑐬𑑂𑐲𑐳𑐴𑐳𑑂𑐬𑐵𑐞𑐶 𑐟𑑂𑐬𑐷𑐞𑐶 𑐩𑐵𑐣𑐸𑐲𑐳𑑄𑐏𑑂𑐫𑐫𑐵 𑑋𑑋 𑑑.𑑒𑑑 𑑋𑑋 <text:s text:c="2"/></text:span></text:p>
      <text:p text:style-name="P2"><text:soft-page-break/><text:span text:style-name="T5">𑐲𑐲𑑂𑐚𑐶𑑄 𑐔𑐿𑐰 𑐳𑐴𑐳𑑂𑐬𑐵𑐞𑐶 𑐎𑐵𑐮𑑅 𑐎𑐮𑐶𑐫𑐸𑐐𑑅 𑐳𑑂𑐩𑐺𑐟𑑅 𑑋 <text:s/></text:span></text:p>
      <text:p text:style-name="P2"><text:span text:style-name="T5">𑐡𑑂𑐰𑐶𑐐𑐸𑐞𑑅 𑐎𑐮𑐶𑐳𑑄𑐏𑑂𑐫𑐵𑐟𑑀 𑐡𑑂𑐰𑐵𑐥𑐬𑑀 𑐫𑐸𑐐 𑐳𑑄𑐖𑑂𑐘𑐶𑐟𑑅 𑑋𑑋 𑑑.𑑒𑑒 𑑋𑑋 <text:s text:c="2"/></text:span></text:p>
      <text:p text:style-name="P2"><text:span text:style-name="T5">𑐟𑑂𑐬𑐾𑐟𑐵 𑐟𑐸 𑐟𑑂𑐬𑐶𑐐𑐸𑐞𑐵 𑐖𑑂𑐘𑐾𑐫𑐵 𑐔𑐟𑐸𑑅 𑐎𑐺𑐟𑐫𑐸𑐐𑑅 𑐳𑑂𑐩𑐺𑐟𑑅 𑑋 <text:s/></text:span></text:p>
      <text:p text:style-name="P2"><text:span text:style-name="T5">𑐊𑐲𑐵 𑐔𑐟𑐸𑐬𑑂𑐫𑐸𑐐𑐵 𑐳𑑄𑐏𑑂𑐫𑐵 𑐎𑐺𑐟𑑂𑐰𑐵 𑐰𑐿 𑐴𑑂𑐫𑐾𑐎𑐳𑐥𑑂𑐟𑐟𑐶𑑅 𑑋𑑋 𑑑.𑑒𑑓 𑑋𑑋 <text:s text:c="2"/></text:span></text:p>
      <text:p text:style-name="P2"><text:span text:style-name="T5">𑐩𑐣𑑂𑐰𑐣𑑂𑐟𑐬𑐳𑑂𑐫 𑐔𑐿𑐎𑐳𑑂𑐫 𑐖𑑂𑐘𑐵𑐣𑐩𑐸𑐎𑑂𑐟𑑄 𑐳𑐩𑐵𑐳𑐟𑑅 𑑋 <text:s/></text:span></text:p>
      <text:p text:style-name="P2"><text:span text:style-name="T5">𑐎𑐮𑑂𑐥𑑀 𑐩𑐣𑑂𑐰𑐣𑑂𑐟𑐬𑐵𑐞𑐵𑑄 𑐟𑐸 𑐔𑐟𑐸𑐬𑑂𑐡𑐱 𑐟𑐸 𑐳𑑄𑐏𑑂𑐫𑐫𑐵 𑑋𑑋 𑑑.𑑒𑑔 𑑋𑑋 <text:s text:c="2"/></text:span></text:p>
      <text:p text:style-name="P2"><text:span text:style-name="T5">𑐡𑐱 𑐎𑐮𑑂𑐥𑐳𑐴𑐳𑑂𑐬𑐵𑐞𑐶 𑐧𑑂𑐬𑐴𑑂𑐩𑐵𑐴𑑅 𑐥𑐬𑐶𑐎𑐮𑑂𑐥𑐶𑐟𑑈𑑋 <text:s/></text:span></text:p>
      <text:p text:style-name="P2"><text:span text:style-name="T5">𑐬𑐵𑐟𑑂𑐬𑐶𑐬𑐾𑐟𑐵𑐰𑐟𑐷 𑐥𑑂𑐬𑑀𑐎𑑂𑐟𑐵 𑐩𑐸𑐣𑐶𑐨𑐶𑐳𑑂𑐟𑐟𑑂𑐟𑑂𑐰𑐡𑐬𑑂𑐱𑐶𑐨𑐶𑑅 𑑋𑑋 𑑑.𑑒𑑕 𑑋𑑋 <text:s text:c="2"/></text:span></text:p>
      <text:p text:style-name="P2"><text:span text:style-name="T5">𑐬𑐵𑐟𑑂𑐬𑑂𑐫𑐵𑐐𑐩𑐾 𑐥𑑂𑐬𑐮𑐷𑐫𑐣𑑂𑐟𑐾 𑐖𑐐𑐟𑑂𑐳𑐬𑑂𑐰𑑄 𑐔𑐬𑐵𑐔𑐬𑑈𑑋 <text:s/></text:span></text:p>
      <text:p text:style-name="P2"><text:span text:style-name="T5">𑐀𑐴𑐵𑐐𑐩𑐾 𑐟𑐠𑐿𑐰𑐾𑐴 𑐄𑐟𑑂𑐥𑐡𑑂𑐫𑐣𑑂𑐟𑐾 𑐔𑐬𑐵𑐔𑐬𑑈𑑋𑑋 𑑑.𑑒𑑖 𑑋𑑋 <text:s text:c="2"/></text:span></text:p>
      <text:p text:style-name="P2"><text:span text:style-name="T5">𑐥𑐬𑐵𑐬𑑂𑐢𑐥𑐬𑐎𑐮𑑂𑐥𑐵𑐣𑐶 𑐀𑐟𑐷𑐟𑐵𑐣𑐶 𑐡𑑂𑐰𑐶𑐖𑑀𑐟𑑂𑐟𑐩 𑑋 <text:s/></text:span></text:p>
      <text:p text:style-name="P2"><text:span text:style-name="T5">𑐀𑐣𑐵𑐐𑐟𑑄 𑐟𑐠𑐿𑐰𑐵𑐴𑐸𑐬𑑂𑐨𑐺𑐐𑐸𑐬𑐵𑐡𑐶𑐩𑐴𑐬𑑂𑐲𑐫𑑅 𑑋𑑋 𑑑.𑑒𑑗 𑑋𑑋 <text:s text:c="2"/></text:span></text:p>
      <text:p text:style-name="P2"><text:span text:style-name="T5">𑐫𑐠𑐵𑐬𑑂𑐎𑐐𑑂𑐬𑐴𑐟𑐵𑐬𑐾𑐣𑑂𑐡𑐸 𑐨𑑂𑐬𑐩𑐟𑑀 𑐡𑐺𑐱𑑂𑐫𑐟𑐾 𑐟𑑂𑐰𑐶𑐴 𑑋 <text:s/></text:span></text:p>
      <text:p text:style-name="P2"><text:span text:style-name="T5">𑐎𑐵𑐮𑐔𑐎𑑂𑐬𑑄 𑐨𑑂𑐬𑐩𑐶𑐟𑑂𑐰𑐿𑐰 𑐰𑐶𑐱𑑂𑐬𑐩𑑄 𑐣 𑐔 𑐰𑐶𑐡𑑂𑐩𑐴𑐾 𑑋𑑋 𑑑.𑑒𑑘 𑑋𑑋 <text:s text:c="2"/></text:span></text:p>
      <text:p text:style-name="P2"><text:span text:style-name="T5">𑐎𑐵𑐮𑑅 𑐳𑐺𑐖𑐟𑐶 𑐨𑐹𑐟𑐵𑐣𑐶 𑐎𑐵𑐮𑑅 𑐳𑑄𑐴𑐬𑐟𑐾 𑐥𑐸𑐣𑑅 𑑋 <text:s/></text:span></text:p>
      <text:p text:style-name="P2"><text:span text:style-name="T5">𑐎𑐵𑐮𑐳𑑂𑐫 𑐰𑐱𑐐𑐵𑑅 𑐳𑐬𑑂𑐰𑐾 𑐣 𑐎𑐵𑐮𑐰𑐱𑐎𑐺𑐟𑑂𑐎𑑂𑐰𑐔𑐶𑐟𑑂 𑑋𑑋 𑑑.𑑒𑑙 𑑋𑑋 <text:s text:c="2"/></text:span></text:p>
      <text:p text:style-name="P2"><text:span text:style-name="T5">𑐔𑐟𑐸𑐬𑑂𑐡𑐱 𑐥𑐬𑐵𑐬𑑂𑐢𑐵𑐣𑐶 𑐡𑐾𑐰𑐬𑐵𑐖𑐵 𑐡𑑂𑐰𑐶𑐖𑑀𑐟𑑂𑐟𑐩 𑑋 <text:s/></text:span></text:p>
      <text:p text:style-name="P2"><text:span text:style-name="T5">𑐎𑐵𑐮𑐾𑐣 𑐳𑐩𑐟𑐷𑐟𑐵𑐣𑐶 𑐎𑐵𑐮𑑀 𑐴𑐶 𑐡𑐸𑐬𑐟𑐶𑐎𑑂𑐬𑐩𑑅 𑑋𑑋 𑑑.𑑓𑑐 𑑋𑑋 <text:s text:c="2"/></text:span></text:p>
      <text:p text:style-name="P2"><text:span text:style-name="T5">𑐊𑐲 𑐎𑐵𑐮𑑀 𑐩𑐴𑐵𑐫𑑀𑐐𑐷 𑐧𑑂𑐬𑐴𑑂𑐩𑐵 𑐰𑐶𑐲𑑂𑐞𑐸𑑅 𑐥𑐬𑑅 𑐱𑐶𑐰𑑅 𑑋 <text:s/></text:span></text:p>
      <text:p text:style-name="P2"><text:span text:style-name="T5">𑐀𑐣𑐵𑐡𑐶𑐣𑐶𑐢𑐣𑑀 𑐢𑐵𑐟𑐵 𑐳 𑐩𑐴𑐵𑐟𑑂𑐩𑐵 𑐣𑐩𑐳𑑂𑐎𑐸𑐬𑐸 𑑋𑑋 𑑑.𑑓𑑑 𑑋𑑋 <text:s text:c="2"/></text:span></text:p>
      <text:p text:style-name="P2"><text:span text:style-name="T5"><text:s text:c="2"/></text:span></text:p>
      <text:p text:style-name="P2"><text:span text:style-name="T5">---- 𑐥𑐬𑐵𑐬𑑂𑐢𑐵𑐡𑐶 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𑐱𑑂𑐬𑐸𑐟𑑄 𑐰𑐿 𑐎𑐵𑐮𑐔𑐎𑑂𑐬𑑄 𑐟𑐸 𑐩𑐸𑐏𑐥𑐡𑑂𑐩𑐰𑐶𑐣𑐶𑑅𑐳𑐺𑐟𑑈𑑋 <text:s/></text:span></text:p>
      <text:p text:style-name="P2"><text:span text:style-name="T5">𑐥𑐬𑐵𑐬𑑂𑐢𑑄 𑐔 𑐥𑐬𑑄 𑐔𑐿𑐰 𑐱𑑂𑐬𑑀𑐟𑐸𑑄 𑐰𑑅 𑐥𑑂𑐬𑐟𑐶 𑐡𑐷𑐥𑐶𑐟𑑅 𑑋𑑋 𑑑.𑑓𑑒 𑑋𑑋 <text:s text:c="2"/></text:span></text:p>
      <text:p text:style-name="P2"><text:span text:style-name="T5">𑐀𑐣𑐬𑑂𑐠𑐫𑐖𑑂𑐘 𑐄𑐰𑐵𑐔 𑑋 <text:s/></text:span></text:p>
      <text:p text:style-name="P2"><text:span text:style-name="T5">𑐊𑐎𑑄 𑐡𑐱𑑄 𑐱𑐟𑑄 𑐔𑐿𑐰 𑐳𑐴𑐳𑑂𑐬𑐩𑐫𑐸𑐟𑑄 𑐟𑐠𑐵 𑑋 <text:s/></text:span></text:p>
      <text:p text:style-name="P2"><text:span text:style-name="T5">𑐥𑑂𑐬𑐫𑐸𑐟𑑄 𑐣𑐶𑐫𑐸𑐟𑑄 𑐎𑑀𑐚𑐶𑐩𑐬𑑂𑐧𑐸𑐡𑑄 𑐰𑐺𑐣𑑂𑐡𑐩𑐾𑐰 𑐔 𑑋𑑋 𑑑.𑑓𑑓 𑑋𑑋 <text:s text:c="2"/></text:span></text:p>
      <text:p text:style-name="P2"><text:span text:style-name="T5">𑐏𑐬𑑂𑐰𑑄 𑐔𑐿𑐰 𑐣𑐶𑐏𑐬𑑂𑐰𑑄 𑐔 𑐱𑐒𑑂𑐎𑐸𑑅 𑐥𑐡𑑂𑐩𑑄 𑐟𑐠𑐿𑐰 𑐔 𑑋 <text:s/></text:span></text:p>
      <text:p text:style-name="P2"><text:span text:style-name="T5">𑐳𑐩𑐸𑐡𑑂𑐬𑑀 𑐩𑐢𑑂𑐫𑐩𑐣𑑂𑐟𑑄 𑐔 𑐥𑐬𑐵𑐬𑑂𑐢𑑄 𑐔 𑐥𑐬𑑄 𑐟𑐠𑐵 𑑋𑑋 𑑑.𑑓𑑔 𑑋𑑋 <text:s text:c="2"/></text:span></text:p>
      <text:p text:style-name="P2"><text:span text:style-name="T5">𑐳𑐬𑑂𑐰𑐾 𑐡𑐱𑐐𑐸𑐞𑐵 𑐖𑑂𑐘𑐾𑐫𑐵𑑅 𑐥𑐬𑐵𑐬𑑂𑐢𑑄 𑐫𑐵𑐰𑐡𑐾𑐰 𑐴𑐶 𑑋 <text:s/></text:span></text:p>
      <text:p text:style-name="P2"><text:span text:style-name="T5">𑐥𑐬𑐵𑐬𑑂𑐢𑐡𑑂𑐰𑐶𑐐𑐸𑐞𑐾𑐣𑐿𑐰 𑐥𑐬𑐳𑑄𑐏𑑂𑐫𑐵 𑐰𑐶𑐢𑐷𑐫𑐟𑐾 𑑋𑑋 𑑑.𑑓𑑕 𑑋𑑋 <text:s text:c="2"/></text:span></text:p>
      <text:p text:style-name="P2"><text:span text:style-name="T5">𑐥𑐬𑐵𑐟𑑂𑐥𑐬𑐟𑐬𑑄 𑐣𑐵𑐳𑑂𑐟𑐶 𑐂𑐟𑐶 𑐩𑐾 𑐣𑐶𑐱𑑂𑐔𑐶𑐟𑐵 𑐩𑐟𑐶𑑅 𑑋 <text:s/></text:span></text:p>
      <text:p text:style-name="P2"><text:span text:style-name="T5">𑐥𑐸𑐬𑐵𑐞𑐰𑐾𑐡𑐥𑐛𑐶𑐟𑐵 𑐩𑐫𑐵𑐏𑑂𑐫𑐵𑐟𑐵 𑐡𑑂𑐰𑐶𑐖𑑀𑐟𑑂𑐟𑐩 𑑋𑑋 𑑑.𑑓𑑖 𑑋𑑋 <text:s text:c="2"/></text:span></text:p>
      <text:p text:style-name="P2"><text:span text:style-name="T5"><text:s text:c="2"/></text:span></text:p>
      <text:p text:style-name="P2"><text:span text:style-name="T5">---- 𑐧𑑂𑐬𑐴𑑂𑐩𑐵𑐞𑑂𑐜𑑈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𑐧𑑂𑐬𑐴𑑂𑐩𑐵𑐞𑑂𑐜𑑄 𑐎𑐟𑐶 𑐰𑐶𑐖𑑂𑐘𑐾𑐫𑑄 𑐥𑑂𑐬𑐩𑐵𑐞𑑄 𑐖𑑂𑐘𑐵𑐥𑐶𑐟𑑄 𑐎𑑂𑐰𑐔𑐶𑐟𑑂 𑑋 <text:s/></text:span></text:p>
      <text:p text:style-name="P2"><text:span text:style-name="T5">𑐎𑐟𑐶 𑐔𑐵𑐒𑑂𑐐𑐸𑐮𑐶{-}𑐩{-}𑐅𑐬𑑂𑐢𑑂𑐰𑐾𑐲𑐸 𑐳𑐹𑐬𑑂𑐫𑐳𑑂𑐟𑐥𑐟𑐶 𑐰𑐿 𑐩𑐴𑐷𑑈𑑋𑑋 𑑑.𑑓𑑗 𑑋𑑋 <text:s text:c="2"/></text:span></text:p>
      <text:p text:style-name="P2"><text:span text:style-name="T5">𑐀𑐣𑐬𑑂𑐠𑐫𑐖𑑂𑐘 𑐄𑐰𑐵𑐔 𑑋 <text:s/></text:span></text:p>
      <text:p text:style-name="P2"><text:soft-page-break/><text:span text:style-name="T5">𑐧𑑂𑐬𑐴𑑂𑐩𑐵𑐞𑑂𑐜𑐵𑐣𑐵𑑄 𑐥𑑂𑐬𑐳𑑄𑐏𑑂𑐫𑐵𑐟𑐸𑑄 𑐩𑐫𑐵 𑐱𑐎𑑂𑐫𑑄 𑐎𑐠𑑄 𑐡𑑂𑐰𑐶𑐖 𑑋 <text:s/></text:span></text:p>
      <text:p text:style-name="P2"><text:span text:style-name="T5">𑐡𑐾𑐰𑐵𑐳𑑂𑐟𑐾 𑑇𑐥𑐶 𑐣 𑐖𑐵𑐣𑐣𑑂𑐟𑐶 𑐩𑐵𑐣𑐸𑐲𑐵𑐞𑐵𑑄 𑐔 𑐎𑐵 𑐎𑐠𑐵 𑑋𑑋 𑑑.𑑓𑑘 𑑋𑑋 <text:s text:c="2"/></text:span></text:p>
      <text:p text:style-name="P2"><text:span text:style-name="T5">𑐥𑐬𑑂𑐫𑐵𑐫𑐾𑐞 𑐟𑐸 𑐰𑐎𑑂𑐲𑑂𑐫𑐵𑐩𑐶 𑐫𑐠𑐵𑐱𑐎𑑂𑐫𑑄 𑐡𑑂𑐰𑐶𑐖𑑀𑐟𑑂𑐟𑐩 𑑋 <text:s/></text:span></text:p>
      <text:p text:style-name="P2"><text:span text:style-name="T5">𑐧𑑂𑐬𑐴𑑂𑐩𑐞𑐵 𑐫𑐟𑑂𑐥𑐸𑐬𑐵𑐏𑑂𑐫𑐵𑐟𑑀 𑐩𑐵𑐟𑐬𑐶𑐱𑑂𑐰𑐵 𑐫𑐠𑐵 𑐟𑐠𑐵 𑑋𑑋 𑑑.𑑓𑑙 𑑋𑑋 <text:s text:c="2"/></text:span></text:p>
      <text:p text:style-name="P2"><text:span text:style-name="T5">𑐱𑐶𑐰𑐵𑐞𑑂𑐜𑐵𑐨𑑂𑐫𑐣𑑂𑐟𑐬𑐾𑐞𑐿𑐰 𑐳𑐬𑑂𑐰𑐾𑐲𑐵𑐩𑐶𑐰 𑐨𑐹𑐨𑐺𑐟𑐵𑑈𑑋 <text:s/></text:span></text:p>
      <text:p text:style-name="P2"><text:span text:style-name="T5">𑐡𑐱 𑐣𑐵𑐩 𑐡𑐶𑐱𑐵𑐲𑑂𑐚𑐵𑐣𑐵𑑄 𑐧𑑂𑐬𑐴𑑂𑐩𑐵𑐞𑑂𑐜𑐾 𑐎𑐷𑐬𑑂𑐟𑐶𑐟𑑄 𑐱𑐺𑐞𑐸 𑑋𑑋 𑑑.𑑔𑑐 𑑋𑑋 <text:s text:c="2"/></text:span></text:p>
      <text:p text:style-name="P2"><text:span text:style-name="T5"><text:s text:c="2"/></text:span></text:p>
      <text:p text:style-name="P2"><text:span text:style-name="T5">---- 𑐨𑐹𑐨𑐺𑐟𑐵𑑄 𑐣𑐵𑐩𑐵𑐣𑐶 ---- <text:s/></text:span></text:p>
      <text:p text:style-name="P2"><text:span text:style-name="T5"><text:s text:c="2"/></text:span></text:p>
      <text:p text:style-name="P2"><text:span text:style-name="T5">𑐳𑐴𑐵𑐳𑐴𑑅 𑐳𑐴𑑅 𑐳𑐴𑑂𑐫𑑀 𑐰𑐶𑐳𑐴𑑅 𑐳𑑄𑐴𑐟𑑀 𑑇𑐳𑐨𑐵 𑑋 <text:s/></text:span></text:p>
      <text:p text:style-name="P2"><text:span text:style-name="T5">𑐥𑑂𑐬𑐳𑐴𑑀 𑑇𑐥𑑂𑐬𑐳𑐴𑑅 𑐳𑐵𑐣𑐸𑑅 𑐥𑐹𑐬𑑂𑐰𑐟𑑀 𑐡𑐱 𑐣𑐵𑐫𑐎𑐵𑑅 𑑋𑑋 𑑑.𑑔𑑑 𑑋𑑋 <text:s text:c="2"/></text:span></text:p>
      <text:p text:style-name="P2"><text:span text:style-name="T5">𑐥𑑂𑐬𑐨𑐵𑐳𑑀 𑐨𑐵𑐳𑐣𑑀 𑐨𑐵𑐣𑐸𑑅 𑐥𑑂𑐬𑐡𑑂𑐫𑑀𑐟𑑀 𑐡𑑂𑐫𑐸𑐟𑐶𑐩𑑀 𑐡𑑂𑐫𑐸𑐟𑐶𑑅 𑑋 <text:s/></text:span></text:p>
      <text:p text:style-name="P2"><text:span text:style-name="T5">𑐡𑐷𑐥𑑂𑐟𑐟𑐾𑐖𑐵𑐱𑑂𑐔 𑐟𑐾𑐖𑐵𑐱𑑂𑐔 𑐟𑐾𑐖𑐵 𑐟𑐾𑐖𑐰𑐴𑑀 𑐡𑐱 𑑋 <text:s/></text:span></text:p>
      <text:p text:style-name="P2"><text:span text:style-name="T5">𑐁𑐐𑑂𑐣𑐾𑐫𑐾 𑐟𑑂𑐰𑐾𑐟𑐡𑐵𑐏𑑂𑐫𑐵𑐟𑑄 𑐫𑐵𑐩𑑂𑐫𑐾 𑐱𑐺𑐞𑑂𑐰𑐠 𑐨𑑀 𑐡𑑂𑐰𑐶𑐖 𑑋𑑋 𑑑.𑑔𑑒 𑑋𑑋 <text:s text:c="2"/></text:span></text:p>
      <text:p text:style-name="P2"><text:span text:style-name="T5">𑐫𑐩𑑀 𑑇𑐠 𑐫𑐩𑐸𑐣𑐵 𑐫𑐵𑐩𑑅 𑐳𑑄𑐫𑐩𑑀 𑐫𑐩𑐸𑐣𑑀 𑑇𑐫𑐩𑑅 𑑋 <text:s/></text:span></text:p>
      <text:p text:style-name="P2"><text:span text:style-name="T5">𑐳𑑄𑐫𑐣𑑀 𑐫𑐩𑐣𑑀𑐫𑐵𑐣𑑀 𑐫𑐣𑐶𑐫𑐸𑐐𑑂𑐩𑐵 𑐫𑐣𑑀𑐫𑐣𑑅 𑑋𑑋 𑑑.𑑔𑑓 𑑋𑑋 <text:s text:c="2"/></text:span></text:p>
      <text:p text:style-name="P2"><text:span text:style-name="T5">𑐣𑐐𑐖𑑀 𑐣𑐐𑐣𑐵 𑐣𑐣𑑂𑐡𑑀 𑐣𑐐𑐬𑑀 𑐣𑐐 𑐣𑐣𑑂𑐡𑐣𑑅 𑑋 <text:s/></text:span></text:p>
      <text:p text:style-name="P2"><text:span text:style-name="T5">𑐣𑐐𑐬𑑂𑐨𑑀 𑐐𑐴𑐣𑑀 𑐐𑐸𑐴𑑂𑐫𑑀 𑐐𑐹𑐝𑐖𑑀 𑐡𑐱 𑐟𑐟𑑂𑐥𑐬𑑅 𑑋𑑋 𑑑.𑑔𑑔 𑑋𑑋 <text:s text:c="2"/></text:span></text:p>
      <text:p text:style-name="P2"><text:span text:style-name="T5">𑐰𑐵𑐬𑐸𑐞𑐾𑐣 𑐥𑑂𑐬𑐰𑐎𑑂𑐲𑑂𑐫𑐵𑐩𑐶 𑐱𑐺𑐞𑐸 𑐰𑐶𑐥𑑂𑐬 𑐣𑐶𑐧𑑀𑐢 𑐩𑐾 𑑋 <text:s/></text:span></text:p>
      <text:p text:style-name="P2"><text:span text:style-name="T5">𑐧𑐨𑑂𑐬𑑅 𑐳𑐾𑐟𑐸𑐬𑑂𑐨𑐰𑑀𑐡𑑂𑐨𑐡𑑂𑐬𑑅 𑐥𑑂𑐬𑐨𑐰𑑀𑐡𑑂𑐨𑐰𑐨𑐵𑐖𑐣𑑅 𑑋 <text:s/></text:span></text:p>
      <text:p text:style-name="P2"><text:span text:style-name="T5">𑐨𑐬𑐞𑑀 𑐨𑐸𑐰𑐣𑑀 𑐨𑐬𑑂𑐟𑐵 𑐡𑐱𑐿𑐟𑐾 𑐰𑐬𑐸𑐞𑐵𑐮𑐫𑐵𑑅 𑑋𑑋 𑑑.𑑔𑑕 𑑋𑑋 <text:s text:c="2"/></text:span></text:p>
      <text:p text:style-name="P2"><text:span text:style-name="T5">𑐣𑐺𑐐𑐬𑑂𑐨𑑀 𑑇𑐳𑐸𑐬𑐐𑐬𑑂𑐨𑐱𑑂𑐔 𑐡𑐾𑐰𑐐𑐬𑑂𑐨𑑀 𑐩𑐴𑐷𑐢𑐬𑑅 𑑋 <text:s/></text:span></text:p>
      <text:p text:style-name="P2"><text:span text:style-name="T5">𑐰𑐺𑐲𑐨𑑀 𑐰𑐺𑐲𑐐𑐬𑑂𑐨𑐱𑑂𑐔 𑐰𑐺𑐲𑐵𑐒𑑂𑐎𑑀 𑐰𑐺𑐲𑐨𑐢𑑂𑐰𑐖𑑅 𑑋𑑋 𑑑.𑑔𑑖 𑑋𑑋 <text:s text:c="2"/></text:span></text:p>
      <text:p text:style-name="P2"><text:span text:style-name="T5">𑐖𑑂𑐘𑐵𑐟𑐰𑑂𑐫𑐱𑑂𑐔 𑐟𑐠𑐵 𑐳𑐩𑑂𑐫𑐐𑑂𑐰𑐺𑐲𑐖𑑀 𑐰𑐺𑐲𑐣𑐣𑑂𑐡𑐣𑑅 𑑋 <text:s/></text:span></text:p>
      <text:p text:style-name="P2"><text:span text:style-name="T5">𑐣𑐵𑐫𑐎𑐵 𑐡𑐱 𑐰𑐵𑐫𑐰𑑂𑐫𑐾 𑐎𑐷𑐬𑑂𑐟𑐶𑐟𑐵 𑐫𑐾 𑐩𑐫𑐵 𑐡𑑂𑐰𑐶𑐖 𑑋𑑋 𑑑.𑑔𑑗 𑑋𑑋 <text:s text:c="2"/></text:span></text:p>
      <text:p text:style-name="P2"><text:span text:style-name="T5">𑐳𑐸𑐮𑐨𑑅 𑐳𑐸𑐩𑐣𑑅 𑐳𑑁𑐩𑑂𑐫𑑅 𑐳𑐸𑐥𑑂𑐬𑐖𑑅 𑐳𑐸𑐟𑐣𑐸𑑅 𑐱𑐶𑐰𑑅 𑑋 <text:s/></text:span></text:p>
      <text:p text:style-name="P2"><text:span text:style-name="T5">𑐳𑐟𑑅 𑐳𑐟𑑂𑐫 𑐮𑐫𑑅 𑐱𑐩𑑂𑐨𑐸𑐬𑑂𑐡𑐱 𑐣𑐵𑐫𑐎𑐩𑐸𑐟𑑂𑐟𑐬𑐾 𑑋𑑋 𑑑.𑑔𑑘 𑑋𑑋 <text:s text:c="2"/></text:span></text:p>
      <text:p text:style-name="P2"><text:span text:style-name="T5">𑐂𑐣𑑂𑐡𑐸 𑐧𑐶𑐣𑑂𑐡𑐸 𑐨𑐸𑐰𑑀 𑐰𑐖𑑂𑐬 𑐰𑐬𑐡𑑀 𑐰𑐬 𑐰𑐬𑑂𑐲𑐞𑑅 𑑋 <text:s/></text:span></text:p>
      <text:p text:style-name="P2"><text:span text:style-name="T5">𑐂𑐮𑐣𑑀 𑐰𑐮𑐶𑐣𑑀 𑐧𑑂𑐬𑐴𑑂𑐩𑐵 𑐡𑐱𑐾𑐱𑐵𑐣𑐾𑐲𑐸 𑐣𑐵𑐫𑐎𑐵𑑅 𑑋𑑋 𑑑.𑑔𑑙 𑑋𑑋 <text:s text:c="2"/></text:span></text:p>
      <text:p text:style-name="P2"><text:span text:style-name="T5">𑐀𑐥𑐬𑑀 𑐰𑐶𑐩𑐮𑑀 𑐩𑑀𑐴𑑀 𑐣𑐶𑐬𑑂𑐩𑐮𑑀 𑐩𑐣 𑐩𑑀𑐴𑐣𑑅 𑑋 <text:s/></text:span></text:p>
      <text:p text:style-name="P2"><text:span text:style-name="T5">𑐀𑐎𑑂𑐲𑐫𑐱𑑂𑐔𑐵𑐰𑑂𑐫𑐫𑑀 𑐰𑐶𑐲𑑂𑐞𑐸𑐬𑑂𑐰𑐬𑐡𑑀 𑐩𑐢𑑂𑐫𑐩𑐾 𑐡𑐱 𑑋𑑋 𑑑.𑑕𑑐 𑑋𑑋 <text:s text:c="2"/></text:span></text:p>
      <text:p text:style-name="P2"><text:span text:style-name="T5">𑐳𑐬𑑂𑐰𑐾𑐲𑐵𑑄 𑐡𑐱{-}𑐩{-}𑐃𑐱𑐵𑐣𑐵𑑄 𑐥𑐬𑐶𑐰𑐵𑐬𑐱𑐟𑑄 𑐱𑐟𑑈𑑋 <text:s/></text:span></text:p>
      <text:p text:style-name="P2"><text:span text:style-name="T5">𑐱𑐟𑐵𑐣𑐵𑑄 𑐥𑐺𑐠𑐐𑐾𑐎𑐿𑐎𑑄 𑐳𑐴𑐳𑑂𑐬𑐿𑑅 𑐥𑐬𑐶𑐰𑐵𑐬𑐶𑐟𑑈𑑋𑑋 𑑑.𑑕𑑑 𑑋𑑋 <text:s text:c="2"/></text:span></text:p>
      <text:p text:style-name="P2"><text:span text:style-name="T5">𑐳𑐴𑐳𑑂𑐬𑐾𑐲𑐸 𑐔 𑐊𑐎𑐿𑐎𑐩𑐫𑐸𑐟𑐿𑑅 𑐥𑐬𑐶𑐰𑐵𑐬𑐶𑐟𑑈𑑋 <text:s/></text:span></text:p>
      <text:p text:style-name="P2"><text:span text:style-name="T5">𑐀𑐫𑐸𑐟𑑄 𑐥𑑂𑐬𑐫𑐸𑐟𑐿𑐬𑑂𑐰𑐺𑐣𑑂𑐡𑐿𑑅 𑐥𑑂𑐬𑐫𑐸𑐟𑑄 𑐣𑐶𑐫𑐸𑐟𑐿𑐬𑑂𑐰𑐺𑐟𑑈𑑋𑑋 𑑑.𑑕𑑒 𑑋𑑋 <text:s text:c="2"/></text:span></text:p>
      <text:p text:style-name="P2"><text:span text:style-name="T5">𑐊𑐎𑐿𑐎𑐳𑑂𑐫 𑐥𑐬𑐷𑐰𑐵𑐬𑑀 𑐣𑐶𑐫𑐸𑐟𑑅 𑐥𑐺𑐠𑐐𑐾𑐰 𑐔 𑑋 <text:s/></text:span></text:p>
      <text:p text:style-name="P2"><text:span text:style-name="T5">𑐎𑑀𑐚𑐶𑐨𑐶𑐬𑑂𑐡𑐱𑐎𑑀𑐚𑑂𑐫𑐾𑐣 𑐊𑐎𑐿𑐎𑑅 𑐥𑐬𑐶𑐰𑐵𑐬𑐶𑐟𑑅 𑑋𑑋 𑑑.𑑕𑑓 𑑋𑑋 <text:s text:c="2"/></text:span></text:p>
      <text:p text:style-name="P2"><text:span text:style-name="T5">𑐡𑐱𑐎𑑀𑐚𑐶𑐲𑐸 𑐊𑐎𑐿𑐎𑑄 𑐰𑐺𑐣𑑂𑐡𑐰𑐺𑐣𑑂𑐡𑐨𑐺𑐟𑐿𑐬𑑂𑐰𑐺𑐟𑑈𑑋 <text:s/></text:span></text:p>
      <text:p text:style-name="P2"><text:span text:style-name="T5">𑐰𑐺𑐣𑑂𑐡𑐰𑐬𑑂𑐐𑐾𑐲𑐸 𑐊𑐎𑐿𑐎𑑄 𑐏𑐬𑑂𑐰𑐨𑐶𑑅 𑐥𑐬𑐶𑐰𑐵𑐬𑐶𑐟𑑈𑑋𑑋 𑑑.𑑕𑑔 𑑋𑑋 <text:s text:c="2"/></text:span></text:p>
      <text:p text:style-name="P2"><text:span text:style-name="T5">𑐏𑐬𑑂𑐰𑐰𑐬𑑂𑐐𑐾𑐲𑐸 𑐊𑐎𑐿𑐎𑑄 𑐡𑐱𑐏𑐬𑑂𑐰𑐐𑐞𑐿𑐬𑑂𑐰𑐺𑐟𑑈𑑋 <text:s/></text:span></text:p>
      <text:p text:style-name="P2"><text:span text:style-name="T5">𑐡𑐱𑐏𑐬𑑂𑐰𑐾𑐲𑐸 𑐊𑐎𑐿𑐎𑑄 𑐱𑐒𑑂𑐎𑐸𑐨𑐶𑑅 𑐥𑐬𑐶𑐰𑐵𑐬𑐶𑐟𑑈𑑋𑑋 𑑑.𑑕𑑕 𑑋𑑋 <text:s text:c="2"/></text:span></text:p>
      <text:p text:style-name="P2"><text:span text:style-name="T5">𑐱𑐒𑑂𑐎𑐸𑐨𑐶𑑅 𑐥𑐺𑐠𑐐𑐾𑐎𑐿𑐎𑑄 𑐥𑐡𑑂𑐩𑐾𑐣 𑐥𑐬𑐶𑐰𑐵𑐬𑐶𑐟𑑈𑑋 <text:s/></text:span></text:p>
      <text:p text:style-name="P2"><text:soft-page-break/><text:span text:style-name="T5">𑐥𑐡𑑂𑐩𑐰𑐬𑑂𑐐𑐾𑐲𑐸 𑐊𑐎𑐿𑐎𑑄 𑐳𑐩𑐸𑐡𑑂𑐬𑐿𑑅 𑐥𑐬𑐶𑐰𑐵𑐬𑐶𑐟𑑈𑑋𑑋 𑑑.𑑕𑑖 𑑋𑑋 <text:s text:c="2"/></text:span></text:p>
      <text:p text:style-name="P2"><text:span text:style-name="T5">𑐳𑐩𑐸𑐡𑑂𑐬𑐾𑐲𑐸 𑐟𑐠𑐿𑐎𑐿𑐎𑑄 𑐩𑐢𑑂𑐫𑐳𑑄𑐏𑑂𑐫𑐿𑐳𑑂𑐟𑐸 𑐟𑐿𑐬𑑂𑐰𑐺𑐟𑑈𑑋 <text:s/></text:span></text:p>
      <text:p text:style-name="P2"><text:span text:style-name="T5">𑐩𑐢𑑂𑐫𑐳𑑄𑐏𑑂𑐫𑐾𑐲𑐸 𑐊𑐎𑐿𑐎𑐩𑐣𑐣𑑂𑐟𑐿𑑅 𑐥𑐬𑐶𑐰𑐵𑐬𑐶𑐟𑑈𑑋𑑋 𑑑.𑑕𑑗 𑑋𑑋 <text:s text:c="2"/></text:span></text:p>
      <text:p text:style-name="P2"><text:span text:style-name="T5">𑐀𑐣𑐣𑑂𑐟𑐾𑐲𑐸 𑐔 𑐊𑐎𑐿𑐎𑑄 𑐥𑐬𑐵𑐬𑑂𑐢𑐥𑐬𑐶𑐰𑐵𑐬𑐶𑐟𑑈𑑋 <text:s/></text:span></text:p>
      <text:p text:style-name="P2"><text:span text:style-name="T5">𑐥𑐬𑐵𑐬𑑂𑐢𑐾𑐲𑐸 𑐔 𑐊𑐎𑐿𑐎𑑄 𑐥𑐬𑐾𑐞 𑐥𑐬𑐶𑐰𑐵𑐬𑐶𑐟𑑈𑑋 <text:s/></text:span></text:p>
      <text:p text:style-name="P2"><text:span text:style-name="T5">𑐊𑐲 𑐰𑐿 𑐎𑐠𑐶𑐟𑑀 𑐰𑐶𑐥𑑂𑐬 𑐱𑐎𑑂𑐫𑑄 𑐳𑐵𑑄𑐏𑑂𑐫𑐩𑐸𑐡𑐷𑐬𑐶𑐟𑑈𑑋𑑋 𑑑.𑑕𑑘 𑑋𑑋 <text:s text:c="2"/></text:span></text:p>
      <text:p text:style-name="P2"><text:span text:style-name="T5"><text:s text:c="2"/></text:span></text:p>
      <text:p text:style-name="P2"><text:span text:style-name="T5">---- 𑐥𑑂𑐬𑐩𑐵𑐞𑑈---- <text:s/></text:span></text:p>
      <text:p text:style-name="P2"><text:span text:style-name="T5"><text:s text:c="2"/></text:span></text:p>
      <text:p text:style-name="P2"><text:span text:style-name="T5">𑐥𑑂𑐬𑐩𑐵𑐞𑑄 𑐱𑐺𑐞𑐸 𑐩𑐾 𑐰𑐶𑐥𑑂𑐬 𑐳𑑄𑐎𑑂𑐲𑐾𑐥𑐵𑐡𑑂𑐧𑑂𑐬𑐸𑐰𑐟𑑀 𑐩𑐩 𑑋 <text:s/></text:span></text:p>
      <text:p text:style-name="P2"><text:span text:style-name="T5">𑐔𑐣𑑂𑐡𑑂𑐬𑑀𑐡𑐫𑐾 𑐥𑐹𑐬𑑂𑐞𑐩𑐵𑐳𑑂𑐫𑐵𑑄 𑐰𑐥𑐸𑐬𑐞𑑂𑐜𑐳𑑂𑐫 𑐟𑐵𑐡𑐺𑐱𑑈𑑋𑑋 𑑑.𑑕𑑙 𑑋𑑋 <text:s text:c="2"/></text:span></text:p>
      <text:p text:style-name="P2"><text:span text:style-name="T5">𑐎𑑀𑐚𑐶𑐎𑑀𑐚𑐶𑐳𑐴𑐳𑑂𑐬𑑄 𑐟𑐸 𑐫𑑀𑐖𑐣𑐵𑐣𑐵𑑄 𑐳𑐩𑐣𑑂𑐟𑐟𑑅 𑑋 <text:s/></text:span></text:p>
      <text:p text:style-name="P2"><text:span text:style-name="T5">𑐀𑐞𑑂𑐜𑐵𑐣𑐵𑑄 𑐔 𑐥𑐬𑐷𑐩𑐵𑐞𑑄 𑐧𑑂𑐬𑐴𑑂𑐩𑐞𑐵 𑐥𑐬𑐶𑐎𑐷𑐬𑑂𑐟𑐶𑐟𑑈𑑋𑑋 𑑑.𑑖𑑐 𑑋𑑋 <text:s text:c="2"/></text:span></text:p>
      <text:p text:style-name="P2"><text:span text:style-name="T5">𑐳𑐥𑑂𑐟𑐎𑑀𑐚𑐶𑐳𑐴𑐳𑑂𑐬𑐵𑐞𑐶 𑐳𑐥𑑂𑐟𑐎𑑀𑐚𑐶𑐱𑐟𑐵𑐣𑐶 𑐔 𑑋 <text:s/></text:span></text:p>
      <text:p text:style-name="P2"><text:span text:style-name="T5">𑐰𑐶𑑄𑐱𑐎𑑀𑐚𑐶𑐲𑑂𑐰𑐒𑑂𑐐𑐸𑐮𑐷𑐲𑐸 𑐅𑐬𑑂𑐢𑑂𑐰𑐟𑐳𑑂𑐟𑐥𑐟𑐾 𑐬𑐰𑐶𑑅 𑑋𑑋 𑑑.𑑖𑑑 𑑋𑑋 <text:s text:c="2"/></text:span></text:p>
      <text:p text:style-name="P2"><text:span text:style-name="T5">𑐥𑑂𑐬𑐩𑐵𑐞𑑄 𑐣𑐵𑐩 𑐳𑑄𑐏𑑂𑐫𑐵 𑐔 𑐎𑐷𑐬𑑂𑐟𑐶𑐟𑐵𑐣𑐶 𑐳𑐩𑐵𑐳𑐟𑑅 𑑋 <text:s/></text:span></text:p>
      <text:p text:style-name="P2"><text:span text:style-name="T5">𑐧𑑂𑐬𑐴𑑂𑐩𑐵𑐞𑑂𑐜𑑄 𑐔𑐵𑐥𑑂𑐬𑐩𑐾𑐫𑐵𑐞𑐵𑑄 𑐮𑐎𑑂𑐲𑐞𑑄 𑐥𑐬𑐶𑐎𑐷𑐬𑑂𑐟𑐶𑐟𑑈𑑋𑑋 𑑑.𑑖𑑒 𑑋𑑋 <text:s text:c="2"/></text:span></text:p>
      <text:p text:style-name="P2"><text:span text:style-name="T5"><text:s text:c="2"/></text:span></text:p>
      <text:p text:style-name="P2"><text:span text:style-name="T5">---- 𑐥𑐸𑐬𑐵𑐞𑑈---- <text:s/></text:span></text:p>
      <text:p text:style-name="P2"><text:span text:style-name="T5"><text:s text:c="2"/></text:span></text:p>
      <text:p text:style-name="P2"><text:span text:style-name="T5">𑐥𑐸𑐬𑐵𑐞𑐵𑐱𑐷𑐳𑐴𑐳𑑂𑐬𑐵𑐞𑐶 𑐱𑐟𑐵𑐣𑐶 𑐡𑑂𑐰𑐶𑐖𑐳𑐟𑑂𑐟𑐩 𑑋 <text:s/></text:span></text:p>
      <text:p text:style-name="P2"><text:span text:style-name="T5">𑐧𑑂𑐬𑐴𑑂𑐩𑐞𑐵 𑐎𑐠𑐶𑐟𑑄 𑐥𑐹𑐬𑑂𑐞𑑄 𑐩𑐵𑐟𑐬𑐶𑐱𑑂𑐰𑐵 𑐫𑐠𑐵𑐟𑐠𑑈𑑋𑑋 𑑑.𑑖𑑓 𑑋𑑋 <text:s text:c="2"/></text:span></text:p>
      <text:p text:style-name="P2"><text:span text:style-name="T5">𑐰𑐵𑐫𑐸𑐣𑐵 𑐥𑐵𑐡 𑐳𑑄𑐎𑑂𑐲𑐶𑐥𑑂𑐫 𑐥𑑂𑐬𑐵𑐥𑑂𑐟𑑄 𑐔𑑀𑐱𑐣𑐳𑑄 𑐥𑐸𑐬𑐵 𑑋 <text:s/></text:span></text:p>
      <text:p text:style-name="P2"><text:span text:style-name="T5">𑐟𑐾𑐣𑐵𑐥𑐶 𑐥𑐵𑐡 𑐳𑑄𑐎𑑂𑐲𑐶𑐥𑑂𑐫 𑐥𑑂𑐬𑐵𑐥𑑂𑐟𑐰𑐵𑑄𑐱𑑂𑐔 𑐧𑐺𑐴𑐳𑑂𑐥𑐟𑐶𑑅 𑑋𑑋 𑑑.𑑖𑑔 𑑋𑑋 <text:s text:c="2"/></text:span></text:p>
      <text:p text:style-name="P2"><text:span text:style-name="T5">𑐧𑐺𑐴𑐳𑑂𑐥𑐟𑐶𑐳𑑂𑐟𑐸 𑐥𑑂𑐬𑑀𑐰𑐵𑐔 𑐳𑐹𑐬𑑂𑐫𑑄 𑐟𑑂𑐬𑐶𑑄𑐱𑐟𑑂𑐳𑐴𑐳𑑂𑐬𑐶𑐎𑑈𑑋 <text:s/></text:span></text:p>
      <text:p text:style-name="P2"><text:span text:style-name="T5">𑐥𑐘𑑂𑐔𑐰𑐶𑑄𑐱𑐟𑑂𑐳𑐴𑐳𑑂𑐬𑐵𑐞𑐶 𑐩𑐺𑐟𑑂𑐫𑐸𑑄 𑐥𑑂𑐬𑐵𑐴 𑐡𑐶𑐰𑐵𑐎𑐬𑑅 𑑋𑑋 𑑑.𑑖𑑕 𑑋𑑋 <text:s text:c="2"/></text:span></text:p>
      <text:p text:style-name="P2"><text:span text:style-name="T5">𑐊𑐎𑐰𑐶𑑄𑐱𑐟𑑂𑐳𑐴𑐳𑑂𑐬𑐵𑐞𑐶 𑐩𑐺𑐟𑑂𑐫𑐸𑐣𑐾𑐣𑑂𑐡𑑂𑐬𑐵𑐫 𑐎𑐷𑐬𑑂𑐟𑐶𑐟𑑈𑑋 <text:s text:c="2"/></text:span></text:p>
      <text:p text:style-name="P2"><text:span text:style-name="T5">𑐂𑐣𑑂𑐡𑑂𑐬𑐾𑐞𑐵𑐴 𑐰𑐳𑐶𑐲𑑂𑐛𑐵𑐫 𑐰𑐶𑑄𑐱𑐟𑑂𑐱𑑂𑐮𑑀𑐎𑐳𑐴𑐳𑑂𑐬𑐶𑐎𑑈𑑋𑑋 𑑑.𑑖𑑖 𑑋𑑋 <text:s text:c="2"/></text:span></text:p>
      <text:p text:style-name="P2"><text:span text:style-name="T5">𑐀𑐲𑑂𑐚𑐵𑐡𑐱𑐳𑐴𑐳𑑂𑐬𑐵𑐞𑐶 𑐟𑐾𑐣 𑐳𑐵𑐬𑐳𑑂𑐰𑐟𑐵𑐫 𑐟𑐸 𑑋 <text:s/></text:span></text:p>
      <text:p text:style-name="P2"><text:span text:style-name="T5">𑐳𑐵𑐬𑐳𑑂𑐰𑐟𑐳𑑂𑐟𑑂𑐬𑐶𑐢𑐵𑐩𑐵𑐫 𑐳𑐴𑐳𑑂𑐬𑐡𑐱 𑐳𑐥𑑂𑐟 𑐔 𑑋𑑋 𑑑.𑑖𑑗 𑑋𑑋 <text:s text:c="2"/></text:span></text:p>
      <text:p text:style-name="P2"><text:span text:style-name="T5">𑐲𑑀𑐜𑐱𑐵𑐣𑐵𑑄 𑐳𑐴𑐳𑑂𑐬𑐵𑐞𑐶 𑐨𑐬𑐡𑑂𑐰𑐵𑐖𑐵𑐫 𑐰𑐿 𑐟𑐟𑑅 𑑋 <text:s/></text:span></text:p>
      <text:p text:style-name="P2"><text:span text:style-name="T5">𑐡𑐱 𑐥𑐘𑑂𑐔𑐳𑐴𑐳𑑂𑐬𑐵𑐞𑐶 𑐟𑑂𑐬𑐶𑐰𑐺𑐲𑐵𑐫 𑐀𑐨𑐵𑐲𑐟 𑑋𑑋 𑑑.𑑖𑑘 𑑋𑑋 <text:s text:c="2"/></text:span></text:p>
      <text:p text:style-name="P2"><text:span text:style-name="T5">𑐔𑐟𑐸𑐬𑑂𑐡𑐱𑐳𑐴𑐳𑑂𑐬𑐵𑐞𑐶 𑐀𑐣𑑂𑐟𑐬𑐷𑐎𑑂𑐲𑐵𑐫 𑐰𑐿 𑐟𑐟𑑅 𑑋 <text:s/></text:span></text:p>
      <text:p text:style-name="P2"><text:span text:style-name="T5">𑐟𑑂𑐬𑐫𑑂𑐫𑐵𑐬𑐸𑐞𑐶𑑄 𑐳𑐴𑐳𑑂𑐬𑐵𑐞𑐶 𑐟𑑂𑐬𑐫𑑀𑐡𑐱 𑐀𑐨𑐵𑐲𑐟 𑑋𑑋 𑑑.𑑖𑑙 𑑋𑑋 <text:s text:c="2"/></text:span></text:p>
      <text:p text:style-name="P2"><text:span text:style-name="T5">𑐟𑑂𑐬𑐫𑑂𑐫𑐵𑐬𑐸𑐞𑐶𑐳𑑂𑐟𑐸 𑐰𑐶𑐥𑑂𑐬𑐾𑐣𑑂𑐡𑑂𑐬𑑀 𑐢𑐣𑑄𑐖𑐫𑐩𑐨𑐵𑐲𑐟 𑑋 <text:s/></text:span></text:p>
      <text:p text:style-name="P2"><text:span text:style-name="T5">𑐡𑑂𑐰𑐵𑐡𑐱𑐵𑐣𑐶 𑐳𑐴𑐳𑑂𑐬𑐵𑐞𑐶 𑐳𑑄𑐎𑑂𑐲𑐶𑐥𑑂𑐫 𑐥𑐸𑐣𑐬𑐧𑑂𑐬𑐰𑐷𑐟𑑂 𑑋𑑋 𑑑.𑑗𑑐 𑑋𑑋 <text:s text:c="2"/></text:span></text:p>
      <text:p text:style-name="P2"><text:span text:style-name="T5">𑐎𑐺𑐟𑑄𑐖𑐫𑐵𑐫 𑐳𑐩𑑂𑐥𑑂𑐬𑐵𑐥𑑂𑐟𑑀 𑐢𑐣𑑄𑐖𑐫𑐩𑐴𑐵𑐩𑐸𑐣𑐶𑑅 𑑋 <text:s/></text:span></text:p>
      <text:p text:style-name="P2"><text:span text:style-name="T5">𑐎𑐺𑐟𑑄𑐖𑐫𑐵𑐡𑑂𑐡𑑂𑐰𑐶𑐖𑐱𑑂𑐬𑐾𑐲𑑂𑐛 𑐆𑐞𑑄𑐖𑐫𑐩𑐴𑐵𑐟𑑂𑐩𑐣𑐾 𑑋𑑋 𑑑.𑑗𑑑 𑑋𑑋 <text:s text:c="2"/></text:span></text:p>
      <text:p text:style-name="P2"><text:span text:style-name="T5">𑐆𑐞𑐘𑑂𑐖𑐫𑐵𑐟𑑂𑐥𑐸𑐣𑑅 𑐥𑑂𑐬𑐵𑐥𑑂𑐟𑑀 𑐐𑑁𑐟𑐩𑐵𑐫 𑐩𑐴𑐬𑑂𑐲𑐶𑐞𑐾 𑑋 <text:s/></text:span></text:p>
      <text:p text:style-name="P2"><text:span text:style-name="T5">𑐐𑑁𑐟𑐩𑐵𑐔𑑂𑐔 𑐨𑐬𑐡𑑂𑐰𑐵𑐖𑐳𑑂𑐟𑐳𑑂𑐩𑐵𑐡𑑂𑐢𑐬𑑂𑐫𑐵𑐟𑑂𑐩𑐣𑐵𑐫 𑐟𑐸 𑑋𑑋 𑑑.𑑗𑑒 𑑋𑑋 <text:s text:c="2"/></text:span></text:p>
      <text:p text:style-name="P2"><text:span text:style-name="T5">𑐬𑐵𑐖𑐱𑑂𑐬𑐰𑐵𑐳𑑂𑐟𑐟𑑅 𑐥𑑂𑐬𑐵𑐥𑑂𑐟𑑅 𑐳𑑀𑐩𑐱𑐸𑐲𑑂𑐩𑐵𑐫 𑐰𑐿 𑐟𑐟𑑅 𑑋 <text:s/></text:span></text:p>
      <text:p text:style-name="P2"><text:span text:style-name="T5">𑐳𑑀𑐩𑐱𑐸𑐲𑑂𑐩𑐵𑐟𑑂𑐟𑐟𑑅 𑐥𑑂𑐬𑐵𑐥𑑂𑐟𑐳𑑂𑐟𑐺𑐞𑐧𑐶𑐣𑑂𑐡𑐸𑐳𑑂𑐟𑐸 𑐨𑑀 𑐡𑑂𑐰𑐶𑐖 𑑋𑑋 𑑑.𑑗𑑓 𑑋𑑋 <text:s text:c="2"/></text:span></text:p>
      <text:p text:style-name="P2"><text:soft-page-break/><text:span text:style-name="T5">𑐟𑐺𑐞𑐧𑐶𑐣𑑂𑐡𑐸𑐳𑑂𑐟𑐸 𑐰𑐺𑐎𑑂𑐲𑐵𑐫 𑐰𑐺𑐎𑑂𑐲𑑅 𑐱𑐎𑑂𑐟𑐶𑐩𑐨𑐵𑐲𑐟 𑑋 <text:s/></text:span></text:p>
      <text:p text:style-name="P2"><text:span text:style-name="T5">𑐱𑐎𑑂𑐟𑐶𑑅 𑐥𑐬𑐵𑐱𑐬𑑄 𑐥𑑂𑐬𑐵𑐴 𑐖𑐟𑐸𑐎𑐬𑑂𑐞𑐵𑐫 𑐰𑐿 𑐟𑐟𑑅 𑑋𑑋 𑑑.𑑗𑑔 𑑋𑑋 <text:s text:c="2"/></text:span></text:p>
      <text:p text:style-name="P2"><text:span text:style-name="T5">𑐡𑑂𑐰𑐿𑐥𑐵𑐫𑐣𑑄 𑐟𑐸 𑐥𑑂𑐬𑑀𑐰𑐵𑐔 𑐖𑐟𑐸𑐎𑐬𑑂𑐞𑑀 𑐩𑐴𑐬𑑂𑐲𑐶𑐞𑑈𑑋 <text:s/></text:span></text:p>
      <text:p text:style-name="P2"><text:span text:style-name="T5">𑐬𑑀𑐩𑐴𑐬𑑂𑐲𑐵𑐫 𑐳𑐩𑑂𑐥𑑂𑐬𑐵𑐥𑑂𑐟𑑀 𑐡𑑂𑐰𑐿𑐥𑐵𑐫𑐣𑐩𑐴𑐵𑐩𑐸𑐣𑐶𑑅 𑑋𑑋 𑑑.𑑗𑑕 𑑋𑑋 <text:s text:c="2"/></text:span></text:p>
      <text:p text:style-name="P2"><text:span text:style-name="T5">𑐬𑑀𑐩𑐴𑐬𑑂𑐲𑐾𑐞 𑐥𑑂𑐬𑑀𑐰𑐵𑐔 𑐥𑐸𑐟𑑂𑐬𑐵𑐫𑐵𑐩𑐶𑐟𑐧𑐸𑐡𑑂𑐢𑐫𑐾 𑑋 <text:s/></text:span></text:p>
      <text:p text:style-name="P2"><text:span text:style-name="T5">𑐡𑐱 𑐡𑑂𑐰𑐾 𑐔 𑐳𑐴𑐳𑑂𑐬𑐵𑐞𑐶 𑐥𑐸𑐬𑐵𑐞𑑄 𑐳𑐩𑑂𑐥𑑂𑐬𑐎𑐵𑐱𑐶𑐟𑑈𑑋 <text:s/></text:span></text:p>
      <text:p text:style-name="P2"><text:span text:style-name="T5">𑐩𑐵𑐣𑐸𑐲𑐵𑐞𑐵𑑄 𑐴𑐶𑐟𑐵𑐬𑑂𑐠𑐵𑐫 𑐎𑐶𑑄 𑐨𑐹𑐫𑑅 𑐱𑑂𑐬𑑀𑐟𑐸𑐩𑐶𑐔𑑂𑐕𑐳𑐶 𑑋𑑋 𑑑.𑑗𑑖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𑐧𑑂𑐬𑐴𑑂𑐩𑐵𑐞𑑂𑐜𑐳𑑄𑐏𑑂𑐫𑐵 𑐣𑐵𑐩𑐵𑐢𑑂𑐫𑐵𑐫𑑅 𑐥𑑂𑐬𑐠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𑐱𑑂𑐬𑐸𑐟𑑄 𑐩𑐫𑐵 𑐖𑐣𑐵𑐐𑑂𑐬𑐾𑐞 𑐧𑑂𑐬𑐴𑑂𑐩𑐵𑐞𑑂𑐜𑐳𑑂𑐫 𑐟𑐸 𑐣𑐶𑐬𑑂𑐞𑐫𑑈𑑋 <text:s/></text:span></text:p>
      <text:p text:style-name="P2"><text:span text:style-name="T5">𑐥𑑂𑐬𑐩𑐵𑐞𑑄 𑐰𑐬𑑂𑐞𑐬𑐹𑐥𑑄 𑐔 𑐳𑑄𑐏𑑂𑐫𑐵 𑐟𑐳𑑂𑐫 𑐳𑐩𑐵𑐳𑐟𑑅 𑑋𑑋 𑑒.𑑑 𑑋𑑋 <text:s text:c="2"/></text:span></text:p>
      <text:p text:style-name="P2"><text:span text:style-name="T5">𑐱𑐶𑐰𑐵𑐞𑑂𑐜𑐾𑐟𑐶 𑐟𑑂𑐰𑐫𑐵 𑐥𑑂𑐬𑑀𑐎𑑂𑐟𑑀 𑐧𑑂𑐬𑐴𑑂𑐩𑐵𑐞𑑂𑐜𑐵𑐮𑐫𑐎𑐷𑐬𑑂𑐟𑐶𑐟𑑅 𑑋 <text:s/></text:span></text:p>
      <text:p text:style-name="P2"><text:span text:style-name="T5">𑐎𑐷𑐡𑐺𑐱𑑄 𑐮𑐎𑑂𑐲𑐞𑑄 𑐖𑑂𑐘𑐾𑐫𑑄 𑐥𑑂𑐬𑐩𑐵𑐞𑑄 𑐟𑐳𑑂𑐫 𑐰𑐵 𑐎𑐟𑐶 𑑋𑑋 𑑒.𑑒 𑑋𑑋 <text:s text:c="2"/></text:span></text:p>
      <text:p text:style-name="P2"><text:span text:style-name="T5">𑐎𑐳𑑂𑐫 𑐰𑐵 𑐮𑐫𑐣𑑄 𑐖𑑂𑐘𑐾𑐫𑑄 𑐥𑑂𑐬𑐩𑐵𑐞𑑄 𑐰𑐵𑐟𑑂𑐬 𑐰𑐵𑐳𑐶𑐣𑑅 𑑋 <text:s/></text:span></text:p>
      <text:p text:style-name="P2"><text:span text:style-name="T5">𑐎𑐵 𑐰𑐵 𑐟𑐟𑑂𑐬 𑐥𑑂𑐬𑐖𑐵 𑐖𑑂𑐘𑐾𑐫𑐵 𑐎𑑀 𑐰𑐵 𑐟𑐟𑑂𑐬 𑐥𑑂𑐬𑐖𑐵𑐥𑐟𑐶𑑅 𑑋𑑋 𑑒.𑑓 𑑋𑑋 <text:s text:c="2"/></text:span></text:p>
      <text:p text:style-name="P2"><text:span text:style-name="T5"><text:s text:c="2"/></text:span></text:p>
      <text:p text:style-name="P2"><text:span text:style-name="T5">---- 𑐱𑐶𑐰𑐵𑐞𑑂𑐜𑐳𑑄𑐏𑑂𑐫𑐵 ---- <text:s/></text:span></text:p>
      <text:p text:style-name="P2"><text:span text:style-name="T5"><text:s text:c="2"/></text:span></text:p>
      <text:p text:style-name="P2"><text:span text:style-name="T5">𑐀𑐣𑐬𑑂𑐠𑐫𑐖𑑂𑐘 𑐄𑐰𑐵𑐔 𑑋 <text:s/></text:span></text:p>
      <text:p text:style-name="P2"><text:span text:style-name="T5">𑐱𑐶𑐰𑐵𑐞𑑂𑐜𑐮𑐎𑑂𑐲𑐞𑑄 𑐰𑐶𑐥𑑂𑐬 𑐣 𑐟𑑂𑐰𑑄 𑐥𑑂𑐬𑐲𑑂𑐚𑐸𑐩𑐶𑐴𑐵𑐬𑑂𑐴𑐳𑐶 𑑋 <text:s/></text:span></text:p>
      <text:p text:style-name="P2"><text:span text:style-name="T5">𑐡𑐿𑐰𑐟𑐿𑐬𑐥𑐶 𑐎𑐵 𑐱𑐎𑑂𑐟𑐶𑐬𑑂𑐖𑑂𑐘𑐵𑐟𑐸𑑄 𑐡𑑂𑐬𑐲𑑂𑐚𑐸𑑄 𑐔 𑐟𑐟𑑂𑐟𑑂𑐰𑐟𑑅 𑑋𑑋 𑑒.𑑔 𑑋𑑋 <text:s text:c="2"/></text:span></text:p>
      <text:p text:style-name="P2"><text:span text:style-name="T5">𑐀𑐐𑐩𑑂𑐫𑐐𑐩𑐣𑑄 𑐐𑐸𑐴𑑂𑐫𑑄 𑐐𑐸𑐴𑑂𑐫𑐵𑐡𑐥𑐶 𑐳𑐩𑐸𑐡𑑂𑐢𑐺𑐟𑑈𑑋 <text:s/></text:span></text:p>
      <text:p text:style-name="P2"><text:span text:style-name="T5">𑐣 𑐥𑑂𑐬𑐨𑐸𑐬𑑂𑐣𑐾𑐟𑐬𑐳𑑂𑐟𑐟𑑂𑐬 𑐣 𑐡𑐞𑑂𑐜𑑂𑐫𑑀 𑐣 𑐔 𑐡𑐞𑑂𑐜𑐎𑑅 𑑋𑑋 𑑒.𑑕 𑑋𑑋 <text:s text:c="2"/></text:span></text:p>
      <text:p text:style-name="P2"><text:span text:style-name="T5">𑐣 𑐳𑐟𑑂𑐫𑑀 𑐣𑐵𑐣𑐺𑐟𑐳𑑂𑐟𑐟𑑂𑐬 𑐳𑐸𑐱𑐷𑐮𑑀 𑐣𑑀 𑐡𑐸𑑅𑐱𑐷𑐮𑐰𑐵𑐣𑑂 𑑋 <text:s/></text:span></text:p>
      <text:p text:style-name="P2"><text:span text:style-name="T5">𑐣𑐵𑐣𑐺𑐖𑐸𑐬𑑂𑐣 𑐔 𑐡𑐩𑑂𑐨𑐶𑐟𑑂𑐰𑑄 𑐣 𑐟𑐺𑐲𑑂𑐞𑐵 𑐣 𑐔 𑐃𑐬𑑂𑐲𑑂𑐫𑐟𑐵 𑑋𑑋 𑑒.𑑖 𑑋𑑋 <text:s text:c="2"/></text:span></text:p>
      <text:p text:style-name="P2"><text:span text:style-name="T5">𑐣 𑐎𑑂𑐬𑑀𑐢𑑀 𑐣 𑐔 𑐮𑑀𑐨𑑀 𑑇𑐳𑑂𑐟𑐶 𑐣 𑐩𑐵𑐣𑑀 𑑇𑐳𑑂𑐟𑐶 𑐣 𑐳𑐹𑐫𑐎𑑅 𑑋 <text:s/></text:span></text:p>
      <text:p text:style-name="P2"><text:span text:style-name="T5">𑐃𑐬𑑂𑐲𑑂𑐫𑐵 𑐡𑑂𑐰𑐾𑐲𑑀 𑐣 𑐟𑐟𑑂𑐬𑐵𑐳𑑂𑐟𑐶 𑐣 𑐱𑐛𑑀 𑐣 𑐔 𑐩𑐟𑑂𑐳𑐬𑑅 𑑋𑑋 𑑒.𑑗 𑑋𑑋 <text:s text:c="2"/></text:span></text:p>
      <text:p text:style-name="P2"><text:span text:style-name="T5">𑐣 𑐰𑑂𑐫𑐵𑐢𑐶𑐬𑑂𑐣 𑐖𑐬𑐵 𑐟𑐟𑑂𑐬 𑐣 𑐱𑑀𑐎𑑀 𑑇𑐳𑑂𑐟𑐶 𑐣 𑐰𑐶𑐎𑑂𑐮𑐰𑑅 𑑋 <text:s/></text:span></text:p>
      <text:p text:style-name="P2"><text:span text:style-name="T5">𑐣𑐵𑐢𑐩𑑅 𑐥𑐸𑐬𑐸𑐲𑐳𑑂𑐟𑐟𑑂𑐬 𑐣𑑀𑐟𑑂𑐟𑐩𑑀 𑐣 𑐔 𑐩𑐢𑑂𑐫𑐩𑑅 𑑋𑑋 𑑒.𑑘 𑑋𑑋 <text:s text:c="2"/></text:span></text:p>
      <text:p text:style-name="P2"><text:span text:style-name="T5">𑐣𑑀𑐟𑑂𑐎𑐺𑐲𑑂𑐚𑑀 𑐩𑐵𑐣𑐰𑐳𑑂𑐟𑐳𑑂𑐩𑐶𑐣𑑂𑐳𑑂𑐟𑑂𑐬𑐶𑐫𑐱𑑂𑐔𑐿𑐰 𑐱𑐶𑐰𑐵𑐮𑐫𑐾 𑑋 <text:s/></text:span></text:p>
      <text:p text:style-name="P2"><text:span text:style-name="T5">𑐣 𑐣𑐶𑐣𑑂𑐡𑐵 𑐣 𑐥𑑂𑐬𑐱𑑄𑐳𑐵𑐳𑑂𑐟𑐶 𑐩𑐟𑑂𑐳𑐬𑐷 𑐥𑐶𑐱𑐸𑐣𑑀 𑐣 𑐔 𑑋𑑋 𑑒.𑑙 𑑋𑑋 <text:s text:c="2"/></text:span></text:p>
      <text:p text:style-name="P2"><text:span text:style-name="T5">𑐐𑐬𑑂𑐰𑐡𑐬𑑂𑐥𑑄 𑐣 𑐟𑐟𑑂𑐬𑐵𑐳𑑂𑐟𑐶 𑐎𑑂𑐬𑐹𑐬𑐩𑐵𑐫𑐵𑐡𑐶𑐎𑑄 𑐟𑐠𑐵 𑑋 <text:s/></text:span></text:p>
      <text:p text:style-name="P2"><text:span text:style-name="T5">𑐫𑐵𑐔𑐩𑐵𑐣𑑀 𑐣 𑐟𑐟𑑂𑐬𑐵𑐳𑑂𑐟𑐶 𑐡𑐵𑐟𑐵 𑐔𑐿𑐰 𑐣 𑐰𑐶𑐡𑑂𑐫𑐟𑐾 𑑋𑑋 𑑒.𑑑𑑐 𑑋𑑋 <text:s text:c="2"/></text:span></text:p>
      <text:p text:style-name="P2"><text:span text:style-name="T5">𑐀𑐣𑐬𑑂𑐠𑐷 𑐰𑑂𑐬𑐖 𑐟𑐟𑑂𑐬𑐳𑑂𑐠𑑅 𑐎𑐮𑑂𑐥𑐰𑐺𑐎𑑂𑐲𑐳𑐩𑐵𑐱𑑂𑐬𑐶𑐟𑑅 𑑋 <text:s/></text:span></text:p>
      <text:p text:style-name="P2"><text:span text:style-name="T5">𑐣 𑐎𑐬𑑂𑐩 𑐣𑐵𑐥𑑂𑐬𑐶𑐫𑐳𑑂𑐟𑐟𑑂𑐬 𑐣 𑐎𑐮𑐶𑑅 𑐎𑐮𑐴𑑀 𑐣 𑐔 𑑋𑑋 𑑒.𑑑𑑑 𑑋𑑋 <text:s text:c="2"/></text:span></text:p>
      <text:p text:style-name="P2"><text:span text:style-name="T5">𑐡𑑂𑐰𑐵𑐥𑐬𑑀 𑐣 𑐔 𑐣 𑐟𑑂𑐬𑐾𑐟𑐵 𑐎𑐺𑐟𑑄 𑐔𑐵𑐥𑐶 𑐣 𑐰𑐶𑐡𑑂𑐫𑐟𑐾 𑑋 <text:s/></text:span></text:p>
      <text:p text:style-name="P2"><text:span text:style-name="T5">𑐩𑐣𑑂𑐰𑐣𑑂𑐟𑐬𑑄 𑐣 𑐟𑐟𑑂𑐬𑐵𑐳𑑂𑐟𑐶 𑐎𑐮𑑂𑐥𑐱𑑂𑐔𑐿𑐰 𑐣 𑐰𑐶𑐡𑑂𑐫𑐟𑐾 𑑋𑑋 𑑒.𑑑𑑒 𑑋𑑋 <text:s text:c="2"/></text:span></text:p>
      <text:p text:style-name="P2"><text:soft-page-break/><text:span text:style-name="T5">𑐁𑐴𑐹𑐟𑐳𑐩𑑂𑐥𑑂𑐮𑐰𑑄 𑐣𑐵𑐳𑑂𑐟𑐶 𑐧𑑂𑐬𑐴𑑂𑐩𑐬𑐵𑐟𑑂𑐬𑐶𑐡𑐶𑐣𑑄 𑐟𑐠𑐵 𑑋 <text:s/></text:span></text:p>
      <text:p text:style-name="P2"><text:span text:style-name="T5">𑐣 𑐖𑐣𑑂𑐩𑐩𑐬𑐞𑑄 𑐟𑐟𑑂𑐬 𑐁𑐥𑐡𑑄 𑐣𑐵𑐥𑑂𑐣𑐸𑐫𑐵𑐟𑑂𑐎𑑂𑐰𑐔𑐶𑐟𑑂 𑑋𑑋 𑑒.𑑑𑑓 𑑋𑑋 <text:s text:c="2"/></text:span></text:p>
      <text:p text:style-name="P2"><text:span text:style-name="T5">𑐣 𑐔𑐵𑐱𑐵𑐥𑐵𑐱𑐧𑐡𑑂𑐢𑑀 𑑇𑐳𑑂𑐟𑐶 𑐬𑐵𑐐𑐩𑑀𑐴𑑄 𑐣 𑐰𑐶𑐡𑑂𑐫𑐟𑐾 𑑋 <text:s/></text:span></text:p>
      <text:p text:style-name="P2"><text:span text:style-name="T5">𑐣 𑐡𑐾𑐰𑐵 𑐣𑐵𑐳𑐸𑐬𑐵𑐳𑑂𑐟𑐟𑑂𑐬 𑐣 𑐫𑐎𑑂𑐲𑑀𑐬𑐐𑐬𑐵𑐎𑑂𑐲𑐳𑐵𑑅 𑑋𑑋 𑑒.𑑑𑑔 𑑋𑑋 <text:s text:c="2"/></text:span></text:p>
      <text:p text:style-name="P2"><text:span text:style-name="T5">𑐣 𑐨𑐹𑐟𑐵 𑐣 𑐥𑐶𑐱𑐵𑐔𑐵𑐱𑑂𑐔 𑐐𑐣𑑂𑐢𑐬𑑂𑐰𑐵 𑐆𑐲𑐫𑐳𑑂𑐟𑐠𑐵 𑑋 <text:s/></text:span></text:p>
      <text:p text:style-name="P2"><text:span text:style-name="T5">𑐟𑐵𑐬𑐵𑐐𑑂𑐬𑐴𑑄 𑐣 𑐟𑐟𑑂𑐬𑐵𑐳𑑂𑐟𑐶 𑐣𑐵𑐐𑐎𑐶𑑄𑐣𑐬𑐐𑐵𑐬𑐸𑐜𑑈𑑋𑑋 𑑒.𑑑𑑕 𑑋𑑋 <text:s text:c="2"/></text:span></text:p>
      <text:p text:style-name="P2"><text:span text:style-name="T5">𑐣 𑐖𑐥𑑀 𑐣𑐵𑐴𑑂𑐣𑐶𑐎𑐳𑑂𑐟𑐟𑑂𑐬 𑐣𑐵𑐐𑑂𑐣𑐶𑐴𑑀𑐟𑑂𑐬𑐷 𑐣 𑐫𑐖𑑂𑐘𑐎𑐺𑐟𑑂 𑑋 <text:s/></text:span></text:p>
      <text:p text:style-name="P2"><text:span text:style-name="T5">𑐣 𑐰𑑂𑐬𑐟𑑄 𑐣 𑐟𑐥𑐱𑑂𑐔𑐿𑐰 𑐣 𑐟𑐶𑐬𑑂𑐫𑐣𑑂𑐣𑐬𑐎𑑄 𑐟𑐠𑐵 𑑋𑑋 𑑒.𑑑𑑖 𑑋𑑋 <text:s text:c="2"/></text:span></text:p>
      <text:p text:style-name="P2"><text:span text:style-name="T5">𑐟𑐳𑑂𑐫𑐾𑐱𑐵𑐣𑐳𑑂𑐫 𑐡𑐾𑐰𑐳𑑂𑐫 𑐌𑐱𑑂𑐰𑐬𑑂𑐫𑐐𑐸𑐞𑐰𑐶𑐳𑑂𑐟𑐬𑑈𑑋 <text:s/></text:span></text:p>
      <text:p text:style-name="P2"><text:span text:style-name="T5">𑐀𑐥𑐶 𑐰𑐬𑑂𑐲𑐱𑐟𑐾𑐣𑐵𑐥𑐶 𑐱𑐎𑑂𑐫𑑄 𑐰𑐎𑑂𑐟𑐸𑑄 𑐣 𑐎𑐾𑐣𑐔𑐶𑐟𑑂 𑑋𑑋 𑑒.𑑑𑑗 𑑋𑑋 <text:s text:c="2"/></text:span></text:p>
      <text:p text:style-name="P2"><text:span text:style-name="T5">𑐴𑐬𑐾𑐔𑑂𑐕𑐵𑐥𑑂𑐬𑐨𑐰𑐵𑑅 𑐳𑐬𑑂𑐰𑐾 𑐥𑐬𑑂𑐫𑐵𑐫𑐾𑐞 𑐧𑑂𑐬𑐰𑐷𑐩𑐶 𑐟𑐾 𑑋 <text:s/></text:span></text:p>
      <text:p text:style-name="P2"><text:span text:style-name="T5">𑐡𑐾𑐰𑐩𑐵𑐣𑐸𑐲𑐰𑐬𑑂𑐖𑑂𑐫𑐵𑐣𑐶 𑐰𑐺𑐎𑑂𑐲𑐐𑐸𑐮𑑂𑐩𑐮𑐟𑐵𑐡𑐫𑑅 𑑋𑑋 𑑒.𑑑𑑘 𑑋𑑋 <text:s text:c="2"/></text:span></text:p>
      <text:p text:style-name="P2"><text:span text:style-name="T5">𑐥𑐬𑐵𑐬𑑂𑐢𑐡𑑂𑐰𑐶𑐐𑐸𑐞𑑀𑐟𑑂𑐳𑐾𑐢𑑀 𑐰𑐶𑐳𑑂𑐟𑐵𑐬𑐱𑑂𑐔 𑐟𑐠𑐵𑐰𑐶𑐢𑑅 𑑋 <text:s/></text:span></text:p>
      <text:p text:style-name="P2"><text:span text:style-name="T5">𑐀𑐣𑐾𑐎𑐵𑐎𑐵𑐬𑐥𑐸𑐲𑑂𑐥𑐵𑐞𑐶 𑐦𑐮𑐵𑐣𑐶 𑐔 𑐩𑐣𑑀𑐴𑐬𑑈𑑋𑑋 𑑒.𑑑𑑙 𑑋𑑋 <text:s text:c="2"/></text:span></text:p>
      <text:p text:style-name="P2"><text:span text:style-name="T5">𑐀𑐣𑑂𑐫𑐾 𑐎𑐵𑐘𑑂𑐔𑐣𑐰𑐺𑐎𑑂𑐲𑐵𑐞𑐶 𑐩𑐞𑐶𑐰𑐺𑐎𑑂𑐲𑐵𑐞𑑂𑐫𑐠𑐵𑐥𑐬𑐾 𑑋 <text:s/></text:span></text:p>
      <text:p text:style-name="P2"><text:span text:style-name="T5">𑐥𑑂𑐬𑐰𑐵𑐮𑐩𑐞𑐶𑐲𑐞𑑂𑐜𑐵𑐱𑑂𑐔 𑐥𑐡𑑂𑐩𑐬𑐵𑐐𑐬𑐸𑐴𑐵𑐞𑐶 𑐔 𑑋𑑋 𑑒.𑑒𑑐 𑑋𑑋 <text:s text:c="2"/></text:span></text:p>
      <text:p text:style-name="P2"><text:span text:style-name="T5">𑐳𑑂𑐰𑐵𑐡𑐸𑐩𑐹𑐮𑐦𑐮𑐵𑑅 𑐳𑑂𑐎𑐣𑑂𑐢𑐮𑐟𑐵𑐰𑐶𑐚𑐥𑐥𑐵𑐡𑐥𑐵𑑅 𑑋 <text:s/></text:span></text:p>
      <text:p text:style-name="P2"><text:span text:style-name="T5">𑐎𑐵𑐩𑐬𑐹𑐥𑐵𑐱𑑂𑐔 𑐟𑐾 𑐳𑐬𑑂𑐰𑐾 𑐎𑐵𑐩𑐡𑐵𑑅 𑐎𑐵𑐩𑐨𑐵𑐲𑐶𑐞𑑅 𑑋𑑋 𑑒.𑑒𑑑 𑑋𑑋 <text:s text:c="2"/></text:span></text:p>
      <text:p text:style-name="P2"><text:span text:style-name="T5">𑐟𑐟𑑂𑐬 𑐰𑐶𑐥𑑂𑐬 𑐥𑑂𑐬𑐖𑐵𑑅 𑐳𑐬𑑂𑐰𑐾 𑐀𑐣𑐣𑑂𑐟𑐐𑐸𑐞𑐳𑐵𑐐𑐬𑐵𑑅 𑑋 <text:s/></text:span></text:p>
      <text:p text:style-name="P2"><text:span text:style-name="T5">𑐟𑐸𑐮𑑂𑐫𑐬𑐹𑐥𑐧𑐮𑐵𑑅 𑐳𑐬𑑂𑐰𑐾 𑐳𑐹𑐬𑑂𑐫𑐵𑐫𑐸𑐟𑐳𑐩𑐥𑑂𑐬𑐨𑐵𑑅 𑑋𑑋 𑑒.𑑒𑑒 𑑋𑑋 <text:s text:c="2"/></text:span></text:p>
      <text:p text:style-name="P2"><text:span text:style-name="T5">𑐥𑐬𑐵𑐬𑑂𑐢𑐡𑑂𑐰𑐫𑐰𑐶𑐳𑑂𑐟𑐵𑐬𑑄 𑐥𑐬𑐵𑐬𑑂𑐢𑐡𑑂𑐰𑐫𑐩𑐵𑐫𑐟𑑈𑑋 <text:s/></text:span></text:p>
      <text:p text:style-name="P2"><text:span text:style-name="T5">𑐥𑐬𑐵𑐬𑑂𑐢𑐡𑑂𑐰𑐫𑐰𑐶𑐎𑑂𑐲𑐾𑐥𑑄 𑐫𑑀𑐖𑐣𑐵𑐣𑐵𑑄 𑐡𑑂𑐰𑐶𑐖𑑀𑐟𑑂𑐟𑐩 𑑋𑑋 𑑒.𑑒𑑓 𑑋𑑋 <text:s text:c="2"/></text:span></text:p>
      <text:p text:style-name="P2"><text:span text:style-name="T5">𑐌𑐱𑑂𑐰𑐬𑑂𑐫𑐟𑑂𑐰𑑄 𑐣 𑐳𑑄𑐏𑑂𑐫𑐵𑐳𑑂𑐟𑐶 𑐧𑐮𑐱𑐎𑑂𑐟𑐶𑐱𑑂𑐔 𑐨𑑀 𑐡𑑂𑐰𑐶𑐖 𑑋 <text:s/></text:span></text:p>
      <text:p text:style-name="P2"><text:span text:style-name="T5">𑐀𑐢𑑀𑐬𑑂𑐢𑑂𑐰𑑀 𑐣 𑐔 𑐳𑑄𑐏𑑂𑐫𑐵𑐳𑑂𑐟𑐶 𑐣 𑐟𑐶𑐬𑑂𑐫𑐘𑑂𑐔𑐿𑐟𑐶 𑐎𑐱𑑂𑐔𑐣 𑑋𑑋 𑑒.𑑒𑑔 𑑋𑑋 <text:s text:c="2"/></text:span></text:p>
      <text:p text:style-name="P2"><text:span text:style-name="T5">𑐱𑐶𑐰𑐵𑐞𑑂𑐜𑐳𑑂𑐫 𑐔 𑐰𑐶𑐳𑑂𑐟𑐵𑐬𑐩𑐵𑐫𑐵𑐩𑑄 𑐔 𑐣 𑐰𑐾𑐡𑑂𑐩𑑂𑐫𑐴𑑈𑑋 <text:s/></text:span></text:p>
      <text:p text:style-name="P2"><text:span text:style-name="T5">𑐨𑑀𑐐𑐩𑐎𑑂𑐲𑐫 𑐟𑐟𑑂𑐬𑐿𑐰 𑐖𑐣𑑂𑐩𑐩𑐺𑐟𑑂𑐫𑐸𑐬𑑂𑐣 𑐰𑐶𑐡𑑂𑐫𑐟𑐾 𑑋𑑋 𑑒.𑑒𑑕 𑑋𑑋 <text:s text:c="2"/></text:span></text:p>
      <text:p text:style-name="P2"><text:span text:style-name="T5">𑐱𑐶𑐰𑐵𑐞𑑂𑐜𑐩𑐢𑑂𑐫𑐩𑐵𑐱𑑂𑐬𑐶𑐟𑑂𑐫 𑐐𑑀𑐎𑑂𑐲𑐷𑐬𑐳𑐡𑐺𑐱𑐥𑑂𑐬𑐨𑐵𑑅 𑑋 <text:s/></text:span></text:p>
      <text:p text:style-name="P2"><text:span text:style-name="T5">𑐥𑐬𑐵𑐬𑑂𑐢𑐥𑐬𑐎𑑀𑐚𑐷𑐣𑐵𑐩𑐷𑐱𑐵𑐣𑐵𑐣𑐵𑑄 𑐳𑑂𑐩𑐺𑐟𑐵𑐮𑐫𑑅 𑑋𑑋 𑑒.𑑒𑑖 𑑋𑑋 <text:s text:c="2"/></text:span></text:p>
      <text:p text:style-name="P2"><text:span text:style-name="T5">𑐧𑐵𑐮𑐳𑐹𑐬𑑂𑐫𑐥𑑂𑐬𑐨𑐵𑑅 𑐳𑐬𑑂𑐰𑐾 𑐖𑑂𑐘𑐾𑐫𑐵𑐳𑑂𑐟𑐟𑑂𑐥𑐸𑐬𑐸𑐲𑐵𑐮𑐫𑐾 𑑋 <text:s/></text:span></text:p>
      <text:p text:style-name="P2"><text:span text:style-name="T5">𑐥𑐬𑐵𑐬𑑂𑐢𑐥𑐬𑐎𑑀𑐚𑐷𑐣𑐵𑑄 𑐥𑐹𑐬𑑂𑐰𑐳𑑂𑐫𑐵𑑄 𑐡𑐶𑐱𑐩𑐵𑐱𑑂𑐬𑐶𑐟𑐵𑑅 𑑋𑑋 𑑒.𑑒𑑗 𑑋𑑋 <text:s text:c="2"/></text:span></text:p>
      <text:p text:style-name="P2"><text:span text:style-name="T5">𑐨𑐶𑐣𑑂𑐣𑐵𑐘𑑂𑐖𑐣𑐥𑑂𑐬𑐨𑐵𑑅 𑐳𑐬𑑂𑐰𑐾 𑐡𑐎𑑂𑐲𑐶𑐞𑐵𑑄 𑐡𑐶𑐱𑐩𑐵𑐱𑑂𑐬𑐶𑐟𑐵𑑅 𑑋 <text:s/></text:span></text:p>
      <text:p text:style-name="P2"><text:span text:style-name="T5">𑐥𑐬𑐵𑐬𑑂𑐢𑐥𑐬𑐎𑑀𑐚𑐷𑐣𑐵𑐩𑐑𑑀𑐬𑐵𑐮𑐫𑐩𑐵𑐱𑑂𑐬𑐶𑐟𑐵𑑅 𑑋𑑋 𑑒.𑑒𑑘 𑑋𑑋 <text:s text:c="2"/></text:span></text:p>
      <text:p text:style-name="P2"><text:span text:style-name="T5">𑐎𑐸𑐣𑑂𑐡𑐾𑐣𑑂𑐡𑐸𑐴𑐶𑐩𑐱𑐿𑐮𑐵𑐨𑐵𑑅 𑐥𑐱𑑂𑐔𑐶𑐩𑐵𑑄 𑐡𑐶𑐱𑐩𑐵𑐱𑑂𑐬𑐶𑐟𑐵𑑅 𑑋 <text:s/></text:span></text:p>
      <text:p text:style-name="P2"><text:span text:style-name="T5">𑐥𑐬𑐵𑐬𑑂𑐢𑐥𑐬𑐎𑑀𑐚𑐷𑐣𑐵𑑄 𑐳𑐡𑑂𑐫{-}𑐩{-}𑐂𑐲𑑂𑐚𑐵𑐮𑐫𑑅 𑐳𑑂𑐩𑐺𑐟𑑅 𑑋𑑋 𑑒.𑑒𑑙 𑑋𑑋 <text:s text:c="2"/></text:span></text:p>
      <text:p text:style-name="P2"><text:span text:style-name="T5">𑐎𑐸𑐒𑑂𑐎𑐸𑐩𑑀𑐡𑐎𑐳𑑄𑐎𑐵𑐱𑐵 𑐄𑐟𑑂𑐟𑐬𑐵𑑄 𑐡𑐶𑐱𑐩𑐵𑐱𑑂𑐬𑐶𑐟𑐵𑑅 𑑋 <text:s/></text:span></text:p>
      <text:p text:style-name="P2"><text:span text:style-name="T5">𑐥𑐬𑐵𑐬𑑂𑐢𑐥𑐬𑐎𑑀𑐟𑐷𑐣𑐵𑑄 𑐰𑐵𑐩𑐡𑐾𑐰𑐵𑐮𑐫𑑅 𑐳𑑂𑐩𑐺𑐟𑑅 𑑋𑑋 𑑒.𑑓𑑐 𑑋𑑋 <text:s text:c="2"/></text:span></text:p>
      <text:p text:style-name="P2"><text:span text:style-name="T5">𑐃𑐱𑐵𑐣𑐳𑑂𑐫 𑐎𑐮𑐵𑑅 𑐥𑐘𑑂𑐔 𑐰𑐎𑑂𑐟𑑂𑐬𑐳𑑂𑐫𑐵𑐥𑐶 𑐔𑐟𑐸𑐲𑑂𑐎𑐮𑐵𑑅 𑑋 <text:s/></text:span></text:p>
      <text:p text:style-name="P2"><text:span text:style-name="T5">𑐀𑐑𑑀𑐬𑐳𑑂𑐫 𑐎𑐮𑐵 𑐀𑐲𑑂𑐚𑑁 𑐰𑐵𑐩𑐡𑐾𑐰𑐵𑐳𑑂𑐟𑑂𑐬𑐫𑑀𑐡𑐱 𑑋𑑋 𑑒.𑑓𑑑 𑑋𑑋 <text:s text:c="2"/></text:span></text:p>
      <text:p text:style-name="P2"><text:span text:style-name="T5">𑐳𑐡𑑂𑐫𑐱𑑂𑐔𑐵𑐲𑑂𑐚𑑁 𑐎𑐮𑐵 𑐖𑑂𑐘𑐾𑐫𑐵𑑅 𑐳𑑄𑐳𑐵𑐬𑐵𑐬𑑂𑐞𑐰𑐟𑐵𑐬𑐎𑐵𑑅 𑑋 <text:s/></text:span></text:p>
      <text:p text:style-name="P2"><text:span text:style-name="T5">𑐀𑐲𑑂𑐚𑐟𑑂𑐬𑐶𑑄𑐱𑐟𑑂𑐎𑐮𑐵 𑐴𑑂𑐫𑐾𑐟𑐵𑑅 𑐎𑐷𑐬𑑂𑐟𑐶𑐟𑐵 𑐡𑑂𑐰𑐶𑐖𑐳𑐟𑑂𑐟𑐩 𑑋𑑋 𑑒.𑑓𑑒 𑑋𑑋 <text:s text:c="2"/></text:span></text:p>
      <text:p text:style-name="P2"><text:span text:style-name="T5">𑐳𑑄𑐏𑑂𑐫𑐵 𑐰𑐬𑑂𑐞𑐵 𑐡𑐶𑐱𑐱𑑂𑐔𑐿𑐰 𑐊𑐎𑐿𑐎𑐳𑑂𑐫 𑐥𑐺𑐠𑐎𑑂𑐥𑐺𑐠𑐎𑑂 𑑋 <text:s/></text:span></text:p>
      <text:p text:style-name="P2"><text:span text:style-name="T5">𑐥𑐹𑐬𑑂𑐰𑑀𑐎𑑂𑐟𑐾𑐣 𑐰𑐶𑐢𑐵𑐣𑐾𑐣 𑐧𑑀𑐢𑐰𑑂𑐫𑐵𑐳𑑂𑐟𑐟𑑂𑐟𑑂𑐰𑐔𑐶𑐣𑑂𑐟𑐎𑐿𑑅 𑑋𑑋 𑑒.𑑓𑑓 𑑋𑑋 <text:s text:c="2"/></text:span></text:p>
      <text:p text:style-name="P2"><text:soft-page-break/><text:span text:style-name="T5">𑐱𑐶𑐰𑐵𑐞𑑂𑐜𑐐𑐩𑐣𑐵𑐎𑐺𑐲𑑂𑐚𑑂𑐫𑐵 𑐱𑐶𑐰𑐫𑑀𑐐𑑄 𑐳𑐡𑐵𑐨𑑂𑐫𑐳𑐾𑐟𑑂 𑑋 <text:s/></text:span></text:p>
      <text:p text:style-name="P2"><text:span text:style-name="T5">𑐱𑐶𑐰𑐫𑑀𑐐𑑄 𑐰𑐶𑐣𑐵 𑐰𑐶𑐥𑑂𑐬 𑐟𑐟𑑂𑐬 𑐐𑐣𑑂𑐟𑐸𑑄 𑐣 𑐱𑐎𑑂𑐫𑐟𑐾 𑑋𑑋 𑑒.𑑓𑑔 𑑋𑑋 <text:s text:c="2"/></text:span></text:p>
      <text:p text:style-name="P2"><text:span text:style-name="T5">𑐀𑐱𑑂𑐰𑐩𑐾𑐢𑐵𑐡𑐶𑐫𑐖𑑂𑐘𑐵𑐣𑐵𑑄 𑐎𑑀𑐚𑑂𑐫𑐵𑐫𑐸𑐟𑐱𑐟𑐵𑐣𑐶 𑐔 𑑋 <text:s/></text:span></text:p>
      <text:p text:style-name="P2"><text:span text:style-name="T5">𑐎𑐺𑐔𑑂𑐕𑑂𑐬𑐵𑐡𑐶𑐟𑐥 𑐳𑐬𑑂𑐰𑐵𑐞𑐶 𑐎𑐺𑐟𑑂𑐰𑐵 𑐎𑐮𑑂𑐥𑐱𑐟𑐵𑐣𑐶 𑐔 𑑋 <text:s/></text:span></text:p>
      <text:p text:style-name="P2"><text:span text:style-name="T5">𑐟𑐟𑑂𑐬 𑐐𑐣𑑂𑐟𑐸𑑄 𑐣 𑐱𑐎𑑂𑐫𑐾𑐟 𑐡𑐾𑐰𑐿𑐬𑐥𑐶 𑐟𑐥𑑀𑐢𑐣 𑑋𑑋 𑑒.𑑓𑑕 𑑋𑑋 <text:s text:c="2"/></text:span></text:p>
      <text:p text:style-name="P2"><text:span text:style-name="T5">𑐐𑐒𑑂𑐐𑐵𑐡𑐶𑐳𑐬𑑂𑐰𑐟𑐷𑐬𑑂𑐠𑐾𑐲𑐸 𑐳𑑂𑐣𑐵𑐟𑑂𑐰𑐵 𑐟𑐥𑑂𑐟𑑂𑐰𑐵 𑐔 𑐰𑐿 𑐥𑐸𑐣𑑅 𑑋 <text:s/></text:span></text:p>
      <text:p text:style-name="P2"><text:span text:style-name="T5">𑐟𑐟𑑂𑐬 𑐐𑐣𑑂𑐟𑐸𑑄 𑐣 𑐱𑐎𑑂𑐫𑐾𑐟 𑐆𑐲𑐶𑐨𑐶𑐬𑑂𑐰𑐵 𑐩𑐴𑐵𑐟𑑂𑐩𑐨𑐶𑑅 𑑋𑑋 𑑒.𑑓𑑖 𑑋𑑋 <text:s text:c="2"/></text:span></text:p>
      <text:p text:style-name="P2"><text:span text:style-name="T5">𑐳𑐥𑑂𑐟𑐡𑑂𑐰𑐷𑐥𑐳𑐩𑐸𑐡𑑂𑐬𑐵𑐞𑐶 𑐬𑐟𑑂𑐣𑐥𑐹𑐬𑑂𑐞𑐵𑐣𑐶 𑐨𑑀 𑐡𑑂𑐰𑐶𑐖 𑑋 <text:s/></text:span></text:p>
      <text:p text:style-name="P2"><text:span text:style-name="T5">𑐡𑐟𑑂𑐟𑑂𑐰𑐵 𑐰𑐵 𑐰𑐾𑐡𑐰𑐶𑐡𑐸𑐲𑐾 𑐱𑑂𑐬𑐡𑑂𑐢𑐵𑐨𑐎𑑂𑐟𑐶𑐳𑐩𑐣𑑂𑐰𑐶𑐟𑑅 𑑋 <text:s/></text:span></text:p>
      <text:p text:style-name="P2"><text:span text:style-name="T5">𑐟𑐟𑑂𑐬 𑐐𑐣𑑂𑐟𑐸𑑄 𑐣 𑐱𑐎𑑂𑐫𑐾𑐟 𑐰𑐶𑐣𑐵 𑐢𑑂𑐫𑐵𑐣𑐾𑐣 𑐣𑐶𑐱𑑂𑐔𑐫𑑅 𑑋𑑋 𑑒.𑑓𑑗 𑑋𑑋 <text:s text:c="2"/></text:span></text:p>
      <text:p text:style-name="P2"><text:span text:style-name="T5">𑐳𑑂𑐰𑐡𑐾𑐴𑐵𑐣𑑂𑐩𑐵𑑄𑐳𑐩𑐸𑐡𑑂𑐢𑐺𑐟𑑂𑐫 𑐡𑐟𑑂𑐟𑑂𑐰𑐵𑐬𑑂𑐠𑐶𑐨𑑂𑐫𑐱𑑂𑐔 𑐣𑐶𑐱𑑂𑐔𑐫𑐵𑐟𑑂 𑑋 <text:s/></text:span></text:p>
      <text:p text:style-name="P2"><text:span text:style-name="T5">𑐳𑑂𑐰𑐡𑐵𑐬𑐥𑐸𑐟𑑂𑐬𑐳𑐬𑑂𑐰𑐳𑑂𑐰𑑄 𑐱𑐶𑐬𑑀 𑑇𑐬𑑂𑐠𑐶𑐨𑑂𑐫𑐱𑑂𑐔 𑐫𑑀 𑐡𑐡𑐾𑐟𑑂 𑑋 <text:s/></text:span></text:p>
      <text:p text:style-name="P2"><text:span text:style-name="T5">𑐣 𑐟𑐟𑑂𑐬 𑐐𑐣𑑂𑐟𑐸𑑄 𑐱𑐎𑑂𑐫𑐾𑐟 𑐀𑐣𑑂𑐫𑐿𑐬𑑂𑐰𑐵𑐥𑐶 𑐳𑐸𑐡𑐸𑐲𑑂𑐎𑐬𑐿𑑅 𑑋𑑋 𑑒.𑑓𑑘 𑑋𑑋 <text:s text:c="2"/></text:span></text:p>
      <text:p text:style-name="P2"><text:span text:style-name="T5">𑐫𑐖𑑂𑐘𑐟𑐷𑐬𑑂𑐠𑐟𑐥𑑀𑐡𑐵𑐣𑐰𑐾𑐡𑐵𑐢𑑂𑐫𑐫𑐣𑐥𑐵𑐬𑐐𑑅 𑑋 <text:s/></text:span></text:p>
      <text:p text:style-name="P2"><text:span text:style-name="T5">𑐧𑑂𑐬𑐴𑑂𑐩𑐵𑐞𑑂𑐜𑐵𑐣𑑂𑐟𑐳𑑂𑐫 𑐨𑑀𑐐𑐵𑑄𑐳𑑂𑐟𑐸 𑐨𑐸𑐒𑑂𑐎𑑂𑐟𑐾 𑐎𑐵𑐮𑐰𑐱𑐵𑐣𑐸𑐐𑑅 𑑋𑑋 𑑒.𑑓𑑙 𑑋𑑋 <text:s text:c="2"/></text:span></text:p>
      <text:p text:style-name="P2"><text:span text:style-name="T5">𑐎𑐵𑐮𑐾𑐣 𑐳𑐩𑐥𑑂𑐬𑐾𑐲𑑂𑐫𑐾𑐞 𑐢𑐬𑑂𑐩𑑀 𑐫𑐵𑐟𑐶 𑐥𑐬𑐶𑐎𑑂𑐲𑐫𑑈𑑋 <text:s/></text:span></text:p>
      <text:p text:style-name="P2"><text:span text:style-name="T5">𑐀𑐮𑐵𑐟𑐔𑐎𑑂𑐬𑐰𑐟𑑂𑐳𑐬𑑂𑐰𑑄 𑐎𑐵𑐮𑑀 𑐫𑐵𑐟𑐶 𑐥𑐬𑐶𑐨𑑂𑐬𑐩𑐣𑑂 𑑋 <text:s/></text:span></text:p>
      <text:p text:style-name="P2"><text:span text:style-name="T5">𑐟𑑂𑐬𑐿𑐎𑐵𑐮𑑂𑐫𑐎𑐮𑐣𑐵𑐟𑑂𑐎𑐵𑐮𑐳𑑂𑐟𑐾𑐣 𑐎𑐵𑐮𑑅 𑐥𑑂𑐬𑐎𑐷𑐬𑑂𑐟𑐶𑐟𑑅 𑑋𑑋 𑑒.𑑔𑑐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𑐱𑐶𑐰𑐵𑐞𑑂𑐜𑐳𑑄𑐏𑑂𑐫𑐵 𑐣𑐵𑐩𑐵𑐢𑑂𑐫𑐵𑐫𑑀 𑐡𑑂𑐰𑐶𑐟𑐷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𑐢𑐬𑑂𑐩𑐥𑑂𑐬𑐰𑐔𑐣𑑈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𑐎𑐶𑐩𑐬𑑂𑐠𑑄 𑐢𑐬𑑂𑐩𑐩𑐶𑐟𑑂𑐫𑐵𑐴𑐸𑑅 𑐎𑐟𑐶𑐩𑐹𑐬𑑂𑐟𑐶𑐱𑑂𑐔 𑐎𑐷𑐬𑑂𑐟𑑂𑐫𑐟𑐾 𑑋 <text:s/></text:span></text:p>
      <text:p text:style-name="P2"><text:span text:style-name="T5">𑐎𑐟𑐶𑐥𑐵𑐡𑐰𑐺𑐲𑑀 𑐖𑑂𑐘𑐾𑐫𑑀 𑐐𑐟𑐶𑐳𑑂𑐟𑐳𑑂𑐫 𑐎𑐟𑐶 𑐳𑑂𑐩𑐺𑐟𑐵𑑅 𑑋𑑋 𑑓.𑑑 𑑋𑑋 <text:s text:c="2"/></text:span></text:p>
      <text:p text:style-name="P2"><text:span text:style-name="T5">𑐎𑑁𑐟𑐹𑐴𑐮𑑄 𑐩𑐩𑑀𑐟𑑂𑐥𑐣𑑂𑐣𑑄 𑐳𑑄𑐱𑐫𑑄 𑐕𑐶𑐣𑑂𑐢𑐶 𑐟𑐟𑑂𑐟𑑂𑐰𑐟𑑅 𑑋 <text:s/></text:span></text:p>
      <text:p text:style-name="P2"><text:span text:style-name="T5">𑐎𑐳𑑂𑐫 𑐥𑐸𑐟𑑂𑐬𑑀 𑐩𑐸𑐣𑐶𑐱𑑂𑐬𑐾𑐲𑑂𑐛 𑐥𑑂𑐬𑐖𑐵𑐳𑑂𑐟𑐳𑑂𑐫 𑐎𑐟𑐶 𑐳𑑂𑐩𑐺𑐟𑐵𑑅 𑑋𑑋 𑑓.𑑒 𑑋𑑋 <text:s text:c="2"/></text:span></text:p>
      <text:p text:style-name="P2"><text:span text:style-name="T5">𑐀𑐣𑐬𑑂𑐠𑐫𑐖𑑂𑐘 𑐄𑐰𑐵𑐔 𑑋 <text:s/></text:span></text:p>
      <text:p text:style-name="P2"><text:span text:style-name="T5">𑐢𑐺𑐟𑐶𑐬𑐶𑐟𑑂𑐫𑐾𑐲 𑐢𑐵𑐟𑐸𑐬𑑂𑐰𑐿 𑐥𑐬𑑂𑐫𑐵𑐫𑑅 𑐥𑐬𑐶𑐎𑐷𑐬𑑂𑐟𑐶𑐟𑑅 𑑋 <text:s/></text:span></text:p>
      <text:p text:style-name="P2"><text:span text:style-name="T5">𑐁𑐢𑐵𑐬𑐞𑐵𑐣𑑂𑐩𑐴𑐟𑑂𑐟𑑂𑐰𑐵𑐔𑑂𑐔 𑐢𑐬𑑂𑐩 𑐂𑐟𑑂𑐫𑐨𑐶𑐢𑐷𑐫𑐟𑐾 𑑋𑑋 <text:s/>𑑓.𑑓 𑑋𑑋 <text:s text:c="2"/></text:span></text:p>
      <text:p text:style-name="P2"><text:span text:style-name="T5">𑐱𑑂𑐬𑐸𑐟𑐶𑐳𑑂𑐩𑐺𑐟𑐶𑐡𑑂𑐰𑐫𑑀𑐬𑑂𑐩𑐹𑐬𑑂𑐟𑐶𑐱𑑂𑐔𑐟𑐸𑐲𑑂𑐥𑐵𑐡𑐰𑐺𑐲𑑅 𑐳𑑂𑐠𑐶𑐟𑑅 𑑋 <text:s/></text:span></text:p>
      <text:p text:style-name="P2"><text:span text:style-name="T5">𑐔𑐟𑐸𑐬𑐵𑐱𑑂𑐬𑐩 𑐫𑑀 𑐢𑐬𑑂𑐩𑑅 𑐎𑐷𑐬𑑂𑐟𑐶𑐟𑐵𑐣𑐶 𑐩𑐣𑐷𑐲𑐶𑐨𑐶𑑅 𑑋𑑋 𑑓.𑑔 𑑋𑑋 <text:s text:c="2"/></text:span></text:p>
      <text:p text:style-name="P2"><text:span text:style-name="T5">𑐐𑐟𑐶𑐱𑑂𑐔 𑐥𑐘𑑂𑐔 𑐰𑐶𑐖𑑂𑐘𑐾𑐫𑐵𑑅 𑐱𑐺𑐞𑐸 𑐢𑐬𑑂𑐩𑐳𑑂𑐫 𑐨𑑀 𑐡𑑂𑐰𑐶𑐖 𑑋 <text:s/></text:span></text:p>
      <text:p text:style-name="P2"><text:span text:style-name="T5">𑐡𑐾𑐰𑐩𑐵𑐣𑐸𑐲𑐟𑐶𑐬𑑂𑐫𑑄 𑐔 𑐣𑐬𑐎𑐳𑑂𑐠𑐵𑐰𑐬𑐵𑐡𑐫𑑅 𑑋𑑋 𑑓.𑑕 𑑋𑑋 <text:s text:c="2"/></text:span></text:p>
      <text:p text:style-name="P2"><text:span text:style-name="T5">𑐧𑑂𑐬𑐴𑑂𑐩𑐞𑑀 𑐴𑐺𑐡𑐫𑑄 𑐨𑐶𑐟𑑂𑐟𑑂𑐰𑐵 𑐖𑐵𑐟𑑀 𑐢𑐬𑑂𑐩𑑅 𑐳𑐣𑐵𑐟𑐣𑑅 𑑋 <text:s/></text:span></text:p>
      <text:p text:style-name="P2"><text:span text:style-name="T5">𑐟𑐳𑑂𑐫 𑐥𑐟𑑂𑐣𑐷 𑐩𑐴𑐵𑐨𑐵𑐐𑐵 𑐟𑑂𑐬𑐫𑑀𑐡𑐱 𑐳𑐸𑐩𑐢𑑂𑐫𑐩𑐵𑑅 𑑋𑑋 𑑓.𑑖 𑑋𑑋 <text:s text:c="2"/></text:span></text:p>
      <text:p text:style-name="P2"><text:span text:style-name="T5">𑐡𑐎𑑂𑐲𑐎𑐣𑑂𑐫𑐵 𑐰𑐶𑐱𑐵𑐮𑐵𑐎𑑂𑐲𑐷 𑐱𑑂𑐬𑐡𑑂𑐢𑐵𑐡𑑂𑐫𑐵𑑅 𑐳𑐸𑐩𑐣𑑀𑐴𑐬𑐵𑑅 𑑋 <text:s/></text:span></text:p>
      <text:p text:style-name="P2"><text:soft-page-break/><text:span text:style-name="T5">𑐟𑐳𑑂𑐫 𑐥𑐸𑐟𑑂𑐬𑐵𑐱𑑂𑐔 𑐥𑑁𑐟𑑂𑐬𑐵𑐱𑑂𑐔 𑐀𑐣𑐾𑐎𑐵𑐱𑑂𑐔 𑐧𑐨𑐹𑐰 𑐴 𑑋 <text:s/></text:span></text:p>
      <text:p text:style-name="P2"><text:span text:style-name="T5">𑐊𑐲 𑐢𑐬𑑂𑐩𑐣𑐶𑐳𑐬𑑂𑐐𑑀 𑑇𑐫𑑄 𑐎𑐶𑑄 𑐨𑐹𑐫𑑅 𑐱𑑂𑐬𑑀𑐟𑐸𑐩𑐶𑐔𑑂𑐕𑐳𑐶 𑑋𑑋 𑑓.𑑗 𑑋𑑋 <text:s text:c="2"/></text:span></text:p>
      <text:p text:style-name="P2"><text:span text:style-name="T5">𑐰𑐶𑐐𑐟𑐬𑐵𑐐 𑐄𑐰𑐵𑐔 𑑋 <text:s/></text:span></text:p>
      <text:p text:style-name="P2"><text:span text:style-name="T5">𑐢𑐬𑑂𑐩𑐥𑐟𑑂𑐣𑐷 𑐰𑐶𑐱𑐾𑐲𑐾𑐞 𑐥𑐸𑐟𑑂𑐬𑐳𑑂𑐟𑐵𑐨𑑂𑐫𑑅 𑐥𑐺𑐠𑐎𑑂𑐥𑐺𑐠𑐎𑑂 𑑋 <text:s/></text:span></text:p>
      <text:p text:style-name="P2"><text:span text:style-name="T5">𑐱𑑂𑐬𑑀𑐟𑐸𑐩𑐶𑐔𑑂𑐕𑐵𑐩𑐶 𑐟𑐟𑑂𑐟𑑂𑐰𑐾𑐣 𑐎𑐠𑐫𑐳𑑂𑐰 𑐟𑐥𑑀𑐢𑐣 𑑋𑑋 𑑓.𑑘 𑑋𑑋 <text:s text:c="2"/></text:span></text:p>
      <text:p text:style-name="P2"><text:span text:style-name="T5">𑐀𑐣𑐬𑑂𑐠𑐫𑐖𑑂𑐘 𑐄𑐰𑐵𑐔 𑑋 <text:s/></text:span></text:p>
      <text:p text:style-name="P2"><text:span text:style-name="T5">𑐱𑑂𑐬𑐡𑑂𑐢𑐵 𑐮𑐎𑑂𑐲𑑂𑐩𑐷𑐬𑑂𑐢𑐺𑐟𑐶𑐳𑑂𑐟𑐸𑐲𑑂𑐚𑐶𑑅 𑐥𑐸𑐲𑑂𑐚𑐶𑐬𑑂𑐩𑐾𑐢𑐵 𑐎𑑂𑐬𑐶𑐫𑐵 𑐮𑐖𑑂𑐖𑐵 𑑋 <text:s/></text:span></text:p>
      <text:p text:style-name="P2"><text:span text:style-name="T5">𑐧𑐸𑐡𑑂𑐢𑐶𑑅 𑐱𑐵𑐣𑑂𑐟𑐶𑐬𑑂𑐰𑐥𑐸𑑅 𑐎𑐷𑐬𑑂𑐟𑐶𑑅 𑐳𑐶𑐡𑑂𑐢𑐶𑑅 𑐥𑑂𑐬𑐳𑐹𑐟𑐶𑐳𑐩𑑂𑐨𑐰𑐵𑑅 𑑋𑑋 𑑓.𑑙 𑑋𑑋 <text:s text:c="2"/></text:span></text:p>
      <text:p text:style-name="P2"><text:span text:style-name="T5">𑐱𑑂𑐬𑐡𑑂𑐢𑐵 𑐎𑐵𑐩𑑅 𑐳𑐸𑐟𑑀 𑐖𑐵𑐟𑑀 𑐡𑐬𑑂𑐥𑑀 𑐮𑐎𑑂𑐲𑑂𑐩𑐷𑐳𑐸𑐟𑑅 𑐳𑑂𑐩𑐺𑐟𑑅 𑑋 <text:s/></text:span></text:p>
      <text:p text:style-name="P2"><text:span text:style-name="T5">𑐢𑐺𑐟𑑂𑐫𑐵𑐳𑑂𑐟𑐸 𑐣𑐶𑐫𑐩𑑅 𑐥𑐸𑐟𑑂𑐬𑑅 𑐳𑑄𑐟𑑀𑐲𑐳𑑂𑐟𑐸𑐲𑑂𑐚𑐶𑐖𑑅 𑐳𑑂𑐩𑐺𑐟𑑅 𑑋𑑋 𑑓.𑑑𑑐 𑑋𑑋 <text:s text:c="2"/></text:span></text:p>
      <text:p text:style-name="P2"><text:span text:style-name="T5">𑐥𑐸𑐲𑑂𑐚𑑂𑐫𑐵 𑐮𑐵𑐨𑑅 𑐳𑐸𑐟𑑀 𑐖𑐵𑐟𑑀 𑐩𑐾𑐢𑐵𑐥𑐸𑐟𑑂𑐬𑑅 𑐱𑑂𑐬𑐸𑐟𑐳𑑂𑐟𑐠𑐵 𑑋 <text:s/></text:span></text:p>
      <text:p text:style-name="P2"><text:span text:style-name="T5">𑐎𑑂𑐬𑐶𑐫𑐵𑐫𑐵𑐳𑑂𑐟𑑂𑐰𑐨𑐰𑐟𑑂𑐥𑐸𑐟𑑂𑐬𑑀 𑐡𑐞𑑂𑐜𑑅 𑐳𑐩𑐫 𑐊𑐰 𑐔 𑑋𑑋 𑑓.𑑑𑑑 𑑋𑑋 <text:s text:c="2"/></text:span></text:p>
      <text:p text:style-name="P2"><text:span text:style-name="T5">𑐮𑐖𑑂𑐖𑐵𑐫𑐵 𑐰𑐶𑐣𑐫𑑅 𑐥𑐸𑐟𑑂𑐬𑑀 𑐧𑐸𑐡𑑂𑐢𑑂𑐫𑐵 𑐧𑑀𑐢𑑅 𑐳𑐸𑐟𑑅 𑐳𑑂𑐩𑐺𑐟𑑅 𑑋 <text:s/></text:span></text:p>
      <text:p text:style-name="P2"><text:span text:style-name="T5">𑐮𑐖𑑂𑐖𑐵𑐫𑐵𑑅 𑐳𑐸𑐢𑐶𑐫𑑅 𑐥𑐸𑐟𑑂𑐬 𑐀𑐥𑑂𑐬𑐩𑐵𑐡𑐱𑑂𑐔 𑐟𑐵𑐰𑐸𑐨𑑁 𑑋𑑋 𑑓.𑑑𑑒 𑑋𑑋 <text:s text:c="2"/></text:span></text:p>
      <text:p text:style-name="P2"><text:span text:style-name="T5">𑐎𑑂𑐲𑐾𑐩𑑅 𑐱𑐵𑐣𑑂𑐟𑐶𑐳𑐸𑐟𑑀 𑐰𑐶𑐣𑑂𑐡𑑂𑐫𑐵𑐡𑑂𑐰𑑂𑐫𑐰𑐳𑐵𑐫𑑀 𑐰𑐥𑑀𑑅 𑐳𑐸𑐟𑑅 𑑋 <text:s/></text:span></text:p>
      <text:p text:style-name="P2"><text:span text:style-name="T5">𑐫𑐱𑑅 𑐎𑐷𑐬𑑂𑐟𑐶𑐳𑐸𑐟𑑀 𑐖𑑂𑐘𑐾𑐫𑑅 𑐳𑐸𑐏𑑄 𑐳𑐶𑐡𑑂𑐢𑐾𑐬𑑂𑐰𑑂𑐫𑐖𑐵𑐫𑐟 𑑋 <text:s/></text:span></text:p>
      <text:p text:style-name="P2"><text:span text:style-name="T5">𑐳𑑂𑐰𑐵𑐫𑐩𑑂𑐨𑐸𑐰𑐾 𑑇𑐣𑑂𑐟𑐬𑐾 𑐟𑑂𑐰𑐵𑐳𑐣𑑂𑐎𑐷𑐬𑑂𑐟𑐶𑐟𑐵 𑐢𑐬𑑂𑐩𑐳𑐹𑐣𑐰𑑅 𑑋𑑋 𑑓.𑑑𑑓 𑑋𑑋 <text:s text:c="2"/></text:span></text:p>
      <text:p text:style-name="P2"><text:span text:style-name="T5">𑐰𑐶𑐐𑐟𑐬𑐵𑐐 𑐄𑐰𑐵𑐔 𑑋 <text:s/></text:span></text:p>
      <text:p text:style-name="P2"><text:span text:style-name="T5">𑐩𑐹𑐬𑑂𑐟𑐶𑐡𑑂𑐰𑐫𑑄 𑐎𑐠𑑄 𑐢𑐬𑑂𑐩𑑄 𑐎𑐠𑐫𑐳𑑂𑐰 𑐟𑐥𑑀𑐢𑐣 𑑋 <text:s/></text:span></text:p>
      <text:p text:style-name="P2"><text:span text:style-name="T5">𑐎𑑁𑐟𑐹𑐴𑐮𑐩𑐟𑐷𑐰𑑄 𑐩𑐾 𑐎𑐬𑑂𑐟𑐫 𑐖𑑂𑐘𑐵𑐣𑐳𑑄𑐱𑐫𑑈𑑋𑑋 𑑓.𑑑𑑔 𑑋𑑋 <text:s text:c="2"/></text:span></text:p>
      <text:p text:style-name="P2"><text:span text:style-name="T5">𑐀𑐣𑐬𑑂𑐠𑐫𑐖𑑂𑐘 𑐄𑐰𑐵𑐔 𑑋 <text:s/></text:span></text:p>
      <text:p text:style-name="P2"><text:span text:style-name="T5">𑐱𑑂𑐬𑐸𑐟𑐶𑐳𑑂𑐩𑐺𑐟𑐶𑐡𑑂𑐰𑐫𑑀𑐬𑑂𑐩𑐹𑐬𑑂𑐟𑐶𑐬𑑂𑐢𑐬𑑂𑐩𑐳𑑂𑐫 𑐥𑐬𑐶𑐎𑐷𑐬𑑂𑐟𑐶𑐟𑐵 𑑋 <text:s/></text:span></text:p>
      <text:p text:style-name="P2"><text:span text:style-name="T5">𑐡𑐵𑐬𑐵𑐐𑑂𑐣𑐶𑐴𑑀𑐟𑑂𑐬𑐳𑐩𑑂𑐧𑐣𑑂𑐢𑐩𑐶𑐖𑑂𑐫𑐵 𑐱𑑂𑐬𑑁𑐟𑐳𑑂𑐫 𑐮𑐎𑑂𑐲𑐞𑑈𑑋 <text:s/></text:span></text:p>
      <text:p text:style-name="P2"><text:span text:style-name="T5">𑐳𑑂𑐩𑐵𑐬𑑂𑐟𑑀 𑐰𑐬𑑂𑐞𑐵𑐱𑑂𑐬𑐩𑐵𑐔𑐵𑐬𑑀 𑐫𑐩𑐿𑐱𑑂𑐔 𑐣𑐶𑐫𑐩𑐿𑐬𑑂𑐫𑐸𑐟𑑅 𑑋𑑋 𑑓.𑑑𑑕 𑑋𑑋 <text:s text:c="2"/></text:span></text:p>
      <text:p text:style-name="P2"><text:span text:style-name="T5"><text:s text:c="2"/></text:span></text:p>
      <text:p text:style-name="P2"><text:span text:style-name="T5">---- 𑐫𑐩𑐣𑐶𑐫𑐩𑐨𑐾𑐡𑑅 ---- <text:s/></text:span></text:p>
      <text:p text:style-name="P2"><text:span text:style-name="T5"><text:s text:c="2"/></text:span></text:p>
      <text:p text:style-name="P2"><text:span text:style-name="T5">𑐫𑐩𑐱𑑂𑐔 𑐣𑐶𑐫𑐩𑐱𑑂𑐔𑐿𑐰 𑐡𑑂𑐰𑐫𑑀𑐬𑑂𑐨𑐾𑐡𑐩𑐟𑑅 𑐱𑐺𑐞𑐸 𑑋 <text:s/></text:span></text:p>
      <text:p text:style-name="P2"><text:span text:style-name="T5">𑐀𑐴𑐶𑑄𑐳𑐵 𑐳𑐟𑑂𑐫𑐩𑐳𑑂𑐟𑐾𑐫𑐩𑐵𑐣𑐺𑐱𑑄𑐳𑑂𑐫𑑄 𑐡𑐩𑑀 𑐑𑐺𑐞𑐵 𑑋 <text:s/></text:span></text:p>
      <text:p text:style-name="P2"><text:span text:style-name="T5">𑐢𑐣𑑂𑐫𑐵𑐥𑑂𑐬𑐩𑐵𑐡𑑀 𑐩𑐵𑐢𑐸𑐬𑑂𑐫𑐩𑐵𑐬𑑂𑐖𑐰𑑄 𑐔 𑐫𑐩𑐵 𑐡𑐱 𑑋𑑋 𑑓.𑑑𑑖 𑑋𑑋 <text:s text:c="2"/></text:span></text:p>
      <text:p text:style-name="P2"><text:span text:style-name="T5">𑐊𑐎𑐿𑐎𑐳𑑂𑐫 𑐥𑐸𑐣𑑅 𑐥𑐘𑑂𑐔𑐨𑐾𑐡𑐩𑐵𑐴𑐸𑐬𑑂𑐩𑐣𑐷𑐲𑐶𑐞𑑅 𑑋 <text:s/></text:span></text:p>
      <text:p text:style-name="P2"><text:span text:style-name="T5">𑐀𑐴𑐶𑑄𑐳𑐵𑐡𑐶 𑐥𑑂𑐬𑐰𑐎𑑂𑐲𑑂𑐫𑐵𑐩𑐶 𑐱𑐺𑐞𑐸𑐲𑑂𑐰𑐵𑐰𑐴𑐶𑐟𑑀 𑐡𑑂𑐰𑐶𑐖 𑑋𑑋 𑑓.𑑑𑑗 𑑋𑑋 <text:s text:c="2"/></text:span></text:p>
      <text:p text:style-name="P2"><text:span text:style-name="T5"><text:s text:c="2"/></text:span></text:p>
      <text:p text:style-name="P2"><text:span text:style-name="T5">---- 𑐫𑐩𑐾𑐲𑑂𑐰𑐴𑐶𑑄𑐳𑐵 (𑑑) ---- <text:s/></text:span></text:p>
      <text:p text:style-name="P2"><text:span text:style-name="T5"><text:s text:c="2"/></text:span></text:p>
      <text:p text:style-name="P2"><text:span text:style-name="T5">𑐟𑑂𑐬𑐵𑐳𑐣𑑄 𑐟𑐵𑐜𑐣𑑄 𑐧𑐣𑑂𑐢𑑀 𑐩𑐵𑐬𑐞𑑄 𑐰𑐺𑐟𑑂𑐟𑐶𑐣𑐵𑐱𑐣𑑈𑑋 <text:s/></text:span></text:p>
      <text:p text:style-name="P2"><text:span text:style-name="T5">𑐴𑐶𑑄𑐳𑐵𑑄 𑐥𑐘𑑂𑐔𑐰𑐶𑐢𑐵𑐩𑐵𑐴𑐸𑐬𑑂𑐩𑐸𑐣𑐫𑐳𑑂𑐟𑐟𑑂𑐟𑑂𑐰𑐡𑐬𑑂𑐱𑐶𑐣𑑅 𑑋𑑋 𑑓.𑑑𑑘 𑑋𑑋 <text:s text:c="2"/></text:span></text:p>
      <text:p text:style-name="P2"><text:span text:style-name="T5">𑐎𑐵𑐲𑑂𑐛𑐮𑑀𑐲𑑂𑐚𑐎𑐱𑐵𑐡𑑂𑐫𑐿𑐳𑑂𑐟𑐸 𑐟𑐵𑐜𑐫𑐣𑑂𑐟𑐷𑐴 𑐣𑐶𑐬𑑂𑐡𑐫𑐵𑑅 𑑋 <text:s/></text:span></text:p>
      <text:p text:style-name="P2"><text:span text:style-name="T5">𑐟𑐟𑑂𑐥𑑂𑐬𑐴𑐵𑐬𑐰𑐶𑐨𑐶𑐣𑑂𑐣𑐵𑐒𑑂𑐐𑑀 𑐩𑐺𑐟𑐰𑐢𑑂𑐫𑐩𑐰𑐵𑐥𑑂𑐣𑐸𑐫𑐵𑐟𑑂 𑑋𑑋 𑑓.𑑑𑑙 𑑋𑑋 <text:s text:c="2"/></text:span></text:p>
      <text:p text:style-name="P2"><text:span text:style-name="T5">𑐧𑐡𑑂𑐢𑑂𑐰𑐵 𑐥𑐵𑐡𑑁 𑐨𑐸𑐖𑑀𑐬𑐱𑑂𑐔 𑐱𑐶𑐬𑑀𑐬𑐸𑐎𑑂𑐎𑐞𑑂𑐛𑐥𑐵𑐱𑐶𑐟𑐵𑑅 𑑋 <text:s/></text:span></text:p>
      <text:p text:style-name="P2"><text:span text:style-name="T5">𑐀𑐣𑐵𑐴𑐟𑐵 𑐩𑑂𑐬𑐶𑐫𑐣𑑂𑐟𑑂𑐫𑐾𑐰𑑄 𑐰𑐢𑑀 𑐧𑐣𑑂𑐢𑐣𑐖𑑅 𑐳𑑂𑐩𑐺𑐟𑑅 𑑋𑑋 𑑓.𑑒𑑐 𑑋𑑋 <text:s text:c="2"/></text:span></text:p>
      <text:p text:style-name="P2"><text:span text:style-name="T5">𑐱𑐟𑑂𑐬𑐸𑐔𑑁𑐬𑐨𑐫𑐿𑐬𑑂𑐑𑑀𑐬𑐿𑑅 𑐳𑐶𑑄𑐴𑐰𑑂𑐫𑐵𑐑𑑂𑐬𑐐𑐖𑑀𑐬𑐐𑐿𑑅 𑑋 <text:s/></text:span></text:p>
      <text:p text:style-name="P2"><text:soft-page-break/><text:span text:style-name="T5">𑐟𑑂𑐬𑐵𑐳𑐣𑐵𑐡𑑂𑐰𑐢𑐩𑐵𑐥𑑂𑐣𑑀𑐟𑐶 𑐀𑐣𑑂𑐫𑐿𑐬𑑂𑐰𑐵𑐥𑐶 𑐳𑐸𑐡𑐸𑑅𑐳𑐴𑐿𑑅 𑑋𑑋 𑑓.𑑒𑑑 𑑋𑑋 <text:s text:c="2"/></text:span></text:p>
      <text:p text:style-name="P2"><text:span text:style-name="T5">𑐫𑐳𑑂𑐫 𑐫𑐳𑑂𑐫 𑐴𑐬𑐾𑐡𑑂𑐰𑐶𑐟𑑂𑐟𑑄 𑐟𑐳𑑂𑐫 𑐟𑐳𑑂𑐫 𑐰𑐢𑑅 𑐳𑑂𑐩𑐺𑐟𑑅 𑑋 <text:s/></text:span></text:p>
      <text:p text:style-name="P2"><text:span text:style-name="T5">𑐰𑐺𑐟𑑂𑐟𑐶𑐖𑐷𑐰𑐵𑐨𑐶𑐨𑐹𑐟𑐵𑐣𑐵𑑄 𑐟𑐡𑑂𑐡𑑂𑐰𑐵𑐬𑐵 𑐣𑐶𑐴𑐟𑑅 𑐳𑑂𑐩𑐺𑐟𑑅 𑑋𑑋 𑑓.𑑒𑑒 𑑋𑑋 <text:s text:c="2"/></text:span></text:p>
      <text:p text:style-name="P2"><text:span text:style-name="T5">𑐰𑐶𑐲𑐰𑐴𑑂𑐣𑐶𑐱𑐬𑐱𑐳𑑂𑐟𑑂𑐬𑐿𑐬𑑂𑐩𑐵𑐫𑐵𑐫𑑀𑐐𑐧𑐮𑐾𑐣 𑐰𑐵 𑑋 <text:s/></text:span></text:p>
      <text:p text:style-name="P2"><text:span text:style-name="T5">𑐴𑐶𑑄𑐳𑐎𑐵𑐣𑑂𑐫𑐵𑐴𑐸 𑐰𑐶𑐥𑑂𑐬𑐾𑐣𑑂𑐡𑑂𑐬 𑐩𑐸𑐣𑐫𑐳𑑂𑐟𑐟𑑂𑐟𑑂𑐰𑐡𑐬𑑂𑐱𑐶𑐣𑑅 𑑋𑑋 𑑓.𑑒𑑓 𑑋𑑋 <text:s text:c="2"/></text:span></text:p>
      <text:p text:style-name="P2"><text:span text:style-name="T5">𑐀𑐴𑐶𑑄𑐳𑐵 𑐥𑐬𑐩𑑄 𑐢𑐬𑑂𑐩𑑄 𑐫𑐳𑑂𑐟𑑂𑐫𑐖𑐾𑐟𑑂𑐳 𑐡𑐸𑐬𑐵𑐟𑑂𑐩𑐰𑐵𑐣𑑂 𑑋 <text:s/></text:span></text:p>
      <text:p text:style-name="P2"><text:span text:style-name="T5">𑐎𑑂𑐮𑐾𑐱𑐵𑐫𑐵𑐳𑐰𑐶𑐣𑐶𑐬𑑂𑐩𑐸𑐎𑑂𑐟𑑄 𑐳𑐬𑑂𑐰𑐢𑐬𑑂𑐩𑐦𑐮𑐥𑑂𑐬𑐡𑑈𑑋𑑋 𑑓.𑑒𑑔 𑑋𑑋 <text:s text:c="2"/></text:span></text:p>
      <text:p text:style-name="P2"><text:span text:style-name="T5">𑐣𑐵𑐟𑑅 𑐥𑐬𑐟𑐬𑑀 𑐩𑐹𑐬𑑂𑐏𑑀 𑐣𑐵𑐟𑑅 𑐥𑐬𑐟𑐬𑑄 𑐟𑐩𑑅 𑑋 <text:s/></text:span></text:p>
      <text:p text:style-name="P2"><text:span text:style-name="T5">𑐣𑐵𑐟𑑅 𑐥𑐬𑐟𑐬𑑄 𑐡𑐸𑑅𑐏𑑄 𑐣𑐵𑐟𑑅 𑐥𑐬𑐟𑐬𑑀 𑑇𑐫𑐱𑑅 𑑋𑑋 𑑓.𑑒𑑕 𑑋𑑋 <text:s text:c="2"/></text:span></text:p>
      <text:p text:style-name="P2"><text:span text:style-name="T5">𑐣𑐵𑐟𑑅 𑐥𑐬𑐟𑐬𑑄 𑐥𑐵𑐥𑑄 𑐣𑐵𑐟𑑅 𑐥𑐬𑐟𑐬𑑄 𑐰𑐶𑐲𑑈𑑋 <text:s/></text:span></text:p>
      <text:p text:style-name="P2"><text:span text:style-name="T5">𑐣𑐵𑐟𑑅 𑐥𑐬𑐟𑐬𑐵𑐰𑐶𑐡𑑂𑐫𑐵 𑐣𑐵𑐟𑑅 𑐥𑐬𑑄 𑐟𑐥𑑀𑐢𑐣 𑑋𑑋 𑑓.𑑒𑑖 𑑋𑑋 <text:s text:c="2"/></text:span></text:p>
      <text:p text:style-name="P2"><text:span text:style-name="T5">𑐫𑑀 𑐴𑐶𑐣𑐳𑑂𑐟𑐶 𑐣 𑐨𑐹𑐟𑐵𑐣𑐶 𑐄𑐡𑑂𑐨𑐶𑐖𑑂𑐖𑐵𑐡𑐶 𑐔𑐟𑐸𑐬𑑂𑐰𑐶𑐢𑑈𑑋 <text:s/></text:span></text:p>
      <text:p text:style-name="P2"><text:span text:style-name="T5">𑐳 𑐨𑐰𑐾𑐟𑑂𑐥𑐸𑐬𑐸𑐲𑑅 𑐱𑑂𑐬𑐾𑐲𑑂𑐛𑑅 𑐳𑐬𑑂𑐰𑐨𑐹𑐟𑐡𑐫𑐵𑐣𑑂𑐰𑐶𑐟𑑅 𑑋𑑋 𑑓.𑑒𑑗 𑑋𑑋 <text:s text:c="2"/></text:span></text:p>
      <text:p text:style-name="P2"><text:span text:style-name="T5">𑐳𑐬𑑂𑐰𑐨𑐹𑐟𑐡𑐫𑐵𑑄 𑐣𑐶𑐟𑑂𑐫𑑄 𑐫𑑅 𑐎𑐬𑑀𑐟𑐶 𑐳 𑐥𑐞𑑂𑐜𑐶𑐟𑑅 𑑋 <text:s/></text:span></text:p>
      <text:p text:style-name="P2"><text:span text:style-name="T5">𑐳 𑐫𑐖𑑂𑐰𑐵 𑐳 𑐟𑐥𑐳𑑂𑐰𑐷 𑐔 𑐳 𑐡𑐵𑐟𑐵 𑐳 𑐡𑐺𑐝𑐰𑑂𑐬𑐟𑑅 𑑋𑑋 𑑓.𑑒𑑘 𑑋𑑋 <text:s text:c="2"/></text:span></text:p>
      <text:p text:style-name="P2"><text:span text:style-name="T5">𑐀𑐴𑐶𑑄𑐳𑐵 𑐥𑐬𑐩𑑄 𑐟𑐷𑐬𑑂𑐠𑐩𑐴𑐶𑑄𑐳𑐵 𑐥𑐬𑐩𑑄 𑐟𑐥𑑅 𑑋 <text:s/></text:span></text:p>
      <text:p text:style-name="P2"><text:span text:style-name="T5">𑐀𑐴𑐶𑑄𑐳𑐵 𑐥𑐬𑐩𑑄 𑐡𑐵𑐣𑐩𑐴𑐶𑑄𑐳𑐵 𑐥𑐬𑐩𑑄 𑐳𑐸𑐏𑑈𑑋𑑋 𑑓.𑑒𑑙 𑑋𑑋 <text:s text:c="2"/></text:span></text:p>
      <text:p text:style-name="P2"><text:span text:style-name="T5">𑐀𑐴𑐶𑑄𑐳𑐵 𑐥𑐬𑐩𑑀 𑐫𑐖𑑂𑐘𑑅 𑐀𑐴𑐶𑑄𑐳𑐵 𑐥𑐬𑐩𑑄 𑐰𑑂𑐬𑐟𑑈𑑋 <text:s/></text:span></text:p>
      <text:p text:style-name="P2"><text:span text:style-name="T5">𑐀𑐴𑐶𑑄𑐳𑐵 𑐥𑐬𑐩𑑄 𑐖𑑂𑐘𑐵𑐣𑐩𑐴𑐶𑑄𑐳𑐵 𑐥𑐬𑐩𑐵 𑐎𑑂𑐬𑐶𑐫𑐵 𑑋𑑋 𑑓.𑑓𑑐 𑑋𑑋 <text:s text:c="2"/></text:span></text:p>
      <text:p text:style-name="P2"><text:span text:style-name="T5">𑐀𑐴𑐶𑑄𑐳𑐵 𑐥𑐬𑐩𑑄 𑐱𑑁𑐔𑐩𑐴𑐶𑑄𑐳𑐵 𑐥𑐬𑐩𑑀 𑐡𑐩𑑅 𑑋 <text:s/></text:span></text:p>
      <text:p text:style-name="P2"><text:span text:style-name="T5">𑐀𑐴𑐶𑑄𑐳𑐵 𑐥𑐬𑐩𑑀 𑐮𑐵𑐨𑑅 𑐀𑐴𑐶𑑄𑐳𑐵 𑐥𑐬𑐩𑑄 𑐫𑐱𑑅 𑑋𑑋 𑑓.𑑓𑑑 𑑋𑑋 <text:s text:c="2"/></text:span></text:p>
      <text:p text:style-name="P2"><text:span text:style-name="T5">𑐀𑐴𑐶𑑄𑐳𑐵 𑐥𑐬𑐩𑑀 𑐢𑐬𑑂𑐩𑑅 𑐀𑐴𑐶𑑄𑐳𑐵 𑐥𑐬𑐩𑐵 𑐐𑐟𑐶𑑅 𑑋 <text:s/></text:span></text:p>
      <text:p text:style-name="P2"><text:span text:style-name="T5">𑐀𑐴𑐶𑑄𑐳𑐵 𑐥𑐬𑐩𑑄 𑐧𑑂𑐬𑐴𑑂𑐩 𑐀𑐴𑐶𑑄𑐳𑐵 𑐥𑐬𑐩𑑅 𑐱𑐶𑐰𑑅 𑑋𑑋 𑑓.𑑓𑑒 𑑋𑑋 <text:s text:c="2"/></text:span></text:p>
      <text:p text:style-name="P2"><text:span text:style-name="T5">𑐩𑐵𑑄𑐳𑐵𑐱𑐣𑐵𑐣𑑂𑐣𑐶𑐰𑐬𑑂𑐟𑐾𑐟 𑐩𑐣𑐳𑐵𑐥𑐶 𑐣 𑐎𑐵𑐒𑑂𑐎𑑂𑐲𑐫𑐾𑐟𑑂 𑑋 <text:s/></text:span></text:p>
      <text:p text:style-name="P2"><text:span text:style-name="T5">𑐳 𑐩𑐴𑐟𑑂𑐦𑐮𑐩𑐵𑐥𑑂𑐣𑑀𑐟𑐶 𑐫𑐳𑑂𑐟𑐸 𑐩𑐵𑑄𑐳𑑄 𑐰𑐶𑐰𑐬𑑂𑐖𑐫𑐾𑐟𑑂 𑑋𑑋 𑑓.𑑓𑑓 𑑋𑑋 <text:s text:c="2"/></text:span></text:p>
      <text:p text:style-name="P2"><text:span text:style-name="T5">𑐳𑑂𑐰𑐩𑐵𑑄𑐳𑑄 𑐥𑐬𑐩𑐵𑑄𑐳𑐾𑐣 𑐫𑑀 𑐰𑐬𑑂𑐢𑐫𑐶𑐟𑐸𑐩𑐶𑐔𑑂𑐕𑐟𑐶 𑑋 <text:s/></text:span></text:p>
      <text:p text:style-name="P2"><text:span text:style-name="T5">𑐀𑐣𑐨𑑂𑐫𑐬𑑂𑐔𑑂𑐫 𑐥𑐶𑐟𑐻𑐣𑑂𑐡𑐾𑐰𑐵𑐣𑑂𑐣 𑐟𑐟𑑀 𑑇𑐣𑑂𑐫𑑀 𑑇𑐳𑑂𑐟𑐶 𑐥𑐵𑐥𑐎𑐺𑐟𑑂 𑑋𑑋 𑑓.𑑓𑑔 𑑋𑑋 <text:s text:c="2"/></text:span></text:p>
      <text:p text:style-name="P2"><text:span text:style-name="T5">𑐩𑐢𑐸𑐥𑐬𑑂𑐎𑐾 𑐔 𑐫𑐖𑑂𑐘𑐾 𑐔 𑐥𑐶𑐟𑐺𑐡𑐿𑐰𑐟𑐎𑐬𑑂𑐩𑐞𑐶 𑑋 <text:s/></text:span></text:p>
      <text:p text:style-name="P2"><text:span text:style-name="T5">𑐀𑐟𑑂𑐬𑐿𑐰 𑐥𑐱𑐰𑑀 𑐴𑐶𑑄𑐳𑑂𑐫𑐵 𑐣𑐵𑐣𑑂𑐫𑐟𑑂𑐬 𑐩𑐣𑐸𑐬𑐧𑑂𑐬𑐰𑐷𑐟𑑂 𑑋𑑋 𑑓.𑑓𑑕 𑑋𑑋 <text:s text:c="2"/></text:span></text:p>
      <text:p text:style-name="P2"><text:span text:style-name="T5">𑐎𑑂𑐬𑐷𑐟𑑂𑐰𑐵 𑐳𑑂𑐰𑐫𑑄 𑐰𑐵𑐥𑑂𑐫𑐸𑐟𑑂𑐥𑐵𑐡𑑂𑐫 𑐥𑐬𑑀𑐥𑐴𑐺𑐟𑐩𑐾𑐰 𑐰𑐵 𑑋 <text:s/></text:span></text:p>
      <text:p text:style-name="P2"><text:span text:style-name="T5">𑐡𑐾𑐰𑐵𑐣𑑂𑐥𑐶𑐟𑐻𑑄𑐱𑑂𑐔𑐵𑐬𑑂𑐔𑐫𑐶𑐟𑑂𑐰𑐵 𑐏𑐵𑐡𑐣𑑂𑐩𑐵𑑄𑐳𑑄 𑐣 𑐡𑑀𑐲𑐨𑐵𑐎𑑂 𑑋𑑋 𑑓.𑑓𑑖 𑑋𑑋 <text:s text:c="2"/></text:span></text:p>
      <text:p text:style-name="P2"><text:span text:style-name="T5">𑐰𑐾𑐡𑐫𑐖𑑂𑐘𑐟𑐥𑐳𑑂𑐟𑐷𑐬𑑂𑐠𑐡𑐵𑐣𑐱𑐷𑐮𑐎𑑂𑐬𑐶𑐫𑐵𑐰𑑂𑐬𑐟𑐿𑑅 𑑋 <text:s/></text:span></text:p>
      <text:p text:style-name="P2"><text:span text:style-name="T5">𑐩𑐵𑑄𑐳𑐵𑐴𑐵𑐬𑐣𑐶𑐰𑐺𑐟𑑂𑐟𑐵𑐣𑐵𑑄 𑐲𑑀𑐜𑐱𑐵𑑄𑐱𑑄 𑐣 𑐥𑐹𑐬𑑂𑐫𑐟𑐾 𑑋𑑋 𑑓.𑑓𑑗 𑑋𑑋 <text:s text:c="2"/></text:span></text:p>
      <text:p text:style-name="P2"><text:span text:style-name="T5">𑐩𑐺𑐐𑐵𑑅 𑐥𑐬𑑂𑐞𑐟𑐺𑐞𑐵𑐴𑐵𑐬𑐵𑐡𑐖𑐩𑐾𑐲𑐐𑐰𑐵𑐡𑐶𑐨𑐶𑑅 𑑋 <text:s/></text:span></text:p>
      <text:p text:style-name="P2"><text:span text:style-name="T5">𑐳𑐸𑐏𑐶𑐣𑑀 𑐧𑐮𑐰𑐣𑑂𑐟𑐱𑑂𑐔 𑐰𑐶𑐔𑐬𑐣𑑂𑐟𑐶 𑐩𑐴𑐷𑐟𑐮𑐾 𑑋𑑋 𑑓.𑑓𑑘 𑑋𑑋 <text:s text:c="2"/></text:span></text:p>
      <text:p text:style-name="P2"><text:span text:style-name="T5">𑐰𑐵𑐣𑐬𑐵𑑅 𑐦𑐮{-}𑐩{-}𑐁𑐴𑐵𑐬𑐵 𑐬𑐵𑐎𑑂𑐲𑐳𑐵 𑐬𑐸𑐢𑐶𑐬𑐥𑑂𑐬𑐶𑐫𑐵𑑅 𑑋 <text:s/></text:span></text:p>
      <text:p text:style-name="P2"><text:span text:style-name="T5">𑐣𑐶𑐴𑐟𑐵 𑐬𑐵𑐎𑑂𑐲𑐳𑐵𑑅 𑐳𑐬𑑂𑐰𑐾 𑐰𑐵𑐣𑐬𑐿𑑅 𑐦𑐮𑐨𑑀𑐖𑐶𑐨𑐶𑑅 𑑋𑑋 𑑓.𑑓𑑙 𑑋𑑋 <text:s text:c="2"/></text:span></text:p>
      <text:p text:style-name="P2"><text:span text:style-name="T5">𑐟𑐳𑑂𑐩𑐵𑐣𑑂𑐩𑐵𑑄𑐳𑑄 𑐣 𑐴𑐷𑐴𑐾𑐟 𑐧𑐮𑐎𑐵𑐩𑐾𑐣 𑐨𑑀 𑐡𑑂𑐰𑐶𑐖 𑑋 <text:s/></text:span></text:p>
      <text:p text:style-name="P2"><text:span text:style-name="T5">𑐧𑐮𑐾𑐣 𑐔 𑐐𑐸𑐞𑐵𑐎𑐬𑑂𑐲𑐵𑐟𑑂𑐥𑐬𑐟𑑀 𑐨𑐫𑐨𑐷𑐬𑐸𑐞𑐵 𑑋𑑋 𑑓.𑑔𑑐 𑑋𑑋 <text:s text:c="2"/></text:span></text:p>
      <text:p text:style-name="P2"><text:span text:style-name="T5">𑐀𑐴𑐶𑑄𑐳𑐎𑐳𑐩𑑀 𑐣𑐵𑐳𑑂𑐟𑐶 𑐡𑐵𑐣𑐫𑐖𑑂𑐘𑐳𑐩𑐷𑐴𑐫𑐵 𑑋 <text:s/></text:span></text:p>
      <text:p text:style-name="P2"><text:span text:style-name="T5">𑐂𑐴 𑐮𑑀𑐎𑐾 𑐫𑐱𑑅 𑐎𑐷𑐬𑑂𑐟𑐶𑑅 𑐥𑐬𑐟𑑂𑐬 𑐔 𑐥𑐬𑐵 𑐐𑐟𑐶𑑅 𑑋𑑋 𑑓.𑑔𑑑 𑑋𑑋 <text:s text:c="2"/></text:span></text:p>
      <text:p text:style-name="P2"><text:span text:style-name="T5">𑐟𑑂𑐬𑐿𑐮𑑀𑐎𑑂𑐫𑑄 𑐩𑐞𑐶𑐬𑐟𑑂𑐣𑐥𑐹𑐬𑑂𑐞𑐩𑐏𑐶𑐮𑑄 𑐡𑐟𑑂𑐟𑑂𑐰𑑀𑐟𑑂𑐟𑐩𑐾 𑐧𑑂𑐬𑐵𑐴𑑂𑐩𑐞𑐾 <text:s/></text:span></text:p>
      <text:p text:style-name="P2"><text:soft-page-break/><text:span text:style-name="T5">𑐎𑑀𑐚𑐷𑐫𑐖𑑂𑐘𑐳𑐴𑐳𑑂𑐬𑐥𑐡𑑂𑐩𑐩𑐫𑐸𑐟𑑄 𑐡𑐟𑑂𑐟𑑂𑐰𑐵 𑐩𑐴𑐷𑑄 𑐡𑐎𑑂𑐲𑐶𑐞𑐵𑑈𑑋 <text:s/></text:span></text:p>
      <text:p text:style-name="P2"><text:span text:style-name="T5">𑐟𑐷𑐬𑑂𑐠𑐵𑐣𑐵𑑄 𑐔 𑐳𑐴𑐳𑑂𑐬𑐎𑑀𑐚𑐶𑐣𑐶𑐫𑐸𑐟𑑄 𑐳𑑂𑐣𑐵𑐟𑑂𑐰𑐵 𑐳𑐎𑐺𑐣𑑂𑐩𑐵𑐣𑐰 <text:s/></text:span></text:p>
      <text:p text:style-name="P2"><text:span text:style-name="T5">𑐊𑐟𑐟𑑂𑐥𑐸𑐞𑑂𑐫𑐦𑐮𑐩𑐴𑐶𑑄𑐳𑐎𑐖𑐣𑑅 𑐥𑑂𑐬𑐵𑐥𑑂𑐣𑑀𑐟𑐶 𑐣𑐶𑑅𑐳𑑄𑐱𑐫𑑅 𑑋𑑋 𑑓.𑑔𑑒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𑐀𑐴𑐶𑑄𑐳𑐵𑐥𑑂𑐬𑐱𑑄𑐳𑐵 𑐣𑐵𑐩𑐵𑐢𑑂𑐫𑐵𑐫𑐳𑑂𑐟𑐺𑐟𑐷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𑐫𑐩𑐾𑐲𑐸 𑐳𑐟𑑂𑐫𑑈(𑑒) ---- <text:s/></text:span></text:p>
      <text:p text:style-name="P2"><text:span text:style-name="T5"><text:s text:c="2"/></text:span></text:p>
      <text:p text:style-name="P2"><text:span text:style-name="T5">𑐀𑐣𑐬𑑂𑐠𑐫𑐖𑑂𑐘 𑐄𑐰𑐵𑐔 𑑋 <text:s/></text:span></text:p>
      <text:p text:style-name="P2"><text:span text:style-name="T5">𑐳𑐡𑑂𑐨𑐵𑐰𑑅 𑐳𑐟𑑂𑐫𑐩𑐶𑐟𑑂𑐫𑐵𑐴𑐸𑐬𑑂𑐡𑐺𑐲𑑂𑐚𑐥𑑂𑐬𑐟𑑂𑐫𑐫𑐩𑐾𑐰 𑐰𑐵 𑑋 <text:s/></text:span></text:p>
      <text:p text:style-name="P2"><text:span text:style-name="T5">𑐫𑐠𑐵𑐨𑐹𑐟𑐵𑐬𑑂𑐠𑐎𑐠𑐣𑑄 𑐟𑐟𑑂𑐳𑐟𑑂𑐫𑐎𑐠𑐣𑑄 𑐳𑑂𑐩𑐺𑐟𑑈𑑋𑑋 𑑔.𑑑 𑑋𑑋 <text:s text:c="2"/></text:span></text:p>
      <text:p text:style-name="P2"><text:span text:style-name="T5">𑐁𑐎𑑂𑐬𑑀𑐱𑐟𑐵𑐜𑐣𑐵𑐡𑐷𑐣𑐶 𑐫𑑅 𑐳𑐴𑐾𑐟 𑐳𑐸𑐡𑐸𑑅𑐳𑐴𑑈𑑋 <text:s/></text:span></text:p>
      <text:p text:style-name="P2"><text:span text:style-name="T5">𑐎𑑂𑐲𑐩𑐟𑐾 𑐫𑑀 𑐖𑐶𑐟𑐵𑐟𑑂𑐩𑐵 𑐟𑐸 𑐳 𑐔 𑐳𑐟𑑂𑐫𑐩𑐸𑐡𑐵𑐴𑐺𑐟𑑈𑑋𑑋 𑑔.𑑒 𑑋𑑋 <text:s text:c="2"/></text:span></text:p>
      <text:p text:style-name="P2"><text:span text:style-name="T5">𑐰𑐢𑐵𑐬𑑂𑐠𑐩𑐸𑐡𑑂𑐫𑐟𑑅 𑐱𑐳𑑂𑐟𑑂𑐬𑑄 𑐫𑐡𑐶 𑐥𑐺𑐔𑑂𑐕𑐾𑐟 𑐎𑐬𑑂𑐴𑐶𑐔𑐶𑐟𑑂 𑑋 <text:s/></text:span></text:p>
      <text:p text:style-name="P2"><text:span text:style-name="T5">𑐣 𑐟𑐟𑑂𑐬 𑐳𑐟𑑂𑐫𑑄 𑐰𑐎𑑂𑐟𑐰𑑂𑐫𑐩𑐣𑐺𑐟𑑄 𑐳𑐟𑑂𑐫𑐩𑐸𑐔𑑂𑐫𑐟𑐾 𑑋𑑋 𑑔.𑑓 𑑋𑑋 <text:s text:c="2"/></text:span></text:p>
      <text:p text:style-name="P2"><text:span text:style-name="T5">𑐰𑐢𑐵𑐬𑑂𑐴𑑅 𑐥𑐸𑐬𑐸𑐲𑑅 𑐎𑐱𑑂𑐔𑐶𑐡𑑂𑐰𑑂𑐬𑐖𑐾𑐟𑑂𑐥𑐠𑐶 𑐨𑐫𑐵𑐟𑐸𑐬𑑅 𑑋 <text:s/></text:span></text:p>
      <text:p text:style-name="P2"><text:span text:style-name="T5">𑐥𑐺𑐔𑑂𑐕𑐟𑑀 𑑇𑐥𑐶 𑐣 𑐰𑐎𑑂𑐟𑐰𑑂𑐫𑑄 𑐳𑐟𑑂𑐫𑑄 𑐟𑐡𑑂𑐰𑐵𑐥𑐶 𑐄𑐔𑑂𑐫𑐟𑐾 𑑋𑑋 𑑔.𑑔 𑑋𑑋 <text:s text:c="2"/></text:span></text:p>
      <text:p text:style-name="P2"><text:span text:style-name="T5">𑐣 𑐣𑐬𑑂𑐩𑐫𑐸𑐎𑑂𑐟𑐩𑐣𑐺𑐟𑑄 𑐴𑐶𑐣𑐳𑑂𑐟𑐶 <text:s/></text:span></text:p>
      <text:p text:style-name="P2"><text:span text:style-name="T5">𑐣 𑐳𑑂𑐟𑑂𑐬𑐷𑐲𑐸 𑐬𑐵𑐖𑐣𑑂𑐣 𑐰𑐶𑐰𑐵𑐴𑐎𑐵𑐮𑐾 𑑋 <text:s/></text:span></text:p>
      <text:p text:style-name="P2"><text:span text:style-name="T5">𑐥𑑂𑐬𑐵𑐞𑐵𑐟𑑂𑐫𑐫𑐾 𑐳𑐬𑑂𑐰𑐢𑐣𑐵𑐥𑐴𑐵𑐬𑐾 <text:s/></text:span></text:p>
      <text:p text:style-name="P2"><text:span text:style-name="T5">𑐥𑐘𑑂𑐔𑐵𑐣𑐺𑐟𑑄 𑐳𑐟𑑂𑐫𑐩𑐸𑐡𑐵𑐴𑐬𑐣𑑂𑐟𑐶 𑑋𑑋 𑑔.𑑕 𑑋𑑋 <text:s text:c="2"/></text:span></text:p>
      <text:p text:style-name="P2"><text:span text:style-name="T5">𑐡𑐾𑐰𑐩𑐵𑐣𑐸𑐲𑐟𑐶𑐬𑑂𑐫𑐾𑐲𑐸 𑐳𑐟𑑂𑐫𑑄 𑐢𑐬𑑂𑐩𑑅 𑐥𑐬𑑀 𑐫𑐟𑑅 𑑋 <text:s/></text:span></text:p>
      <text:p text:style-name="P2"><text:span text:style-name="T5">𑐳𑐟𑑂𑐫𑑄 𑐱𑑂𑐬𑐾𑐲𑑂𑐛𑑄 𑐰𑐬𑐶𑐲𑑂𑐛𑑄 𑐔 𑐳𑐟𑑂𑐫𑑄 𑐢𑐬𑑂𑐩𑑅 𑐳𑐣𑐵𑐟𑐣𑑅 𑑋𑑋 𑑔.𑑖 𑑋𑑋 <text:s text:c="2"/></text:span></text:p>
      <text:p text:style-name="P2"><text:span text:style-name="T5">𑐳𑐟𑑂𑐫𑑄 𑐳𑐵𑐐𑐬𑐩𑐰𑑂𑐫𑐎𑑂𑐟𑑄 𑐳𑐟𑑂𑐫𑐩𑐎𑑂𑐲𑐫𑐨𑑀𑐐𑐡𑑈𑑋 <text:s/></text:span></text:p>
      <text:p text:style-name="P2"><text:span text:style-name="T5">𑐳𑐟𑑂𑐫𑑄 𑐥𑑀𑐟𑑅 𑐥𑐬𑐟𑑂𑐬𑐵𑐬𑑂𑐠𑑄 𑐳𑐟𑑂𑐫𑑄 𑐥𑐣𑑂𑐠𑐵𑐣 𑐰𑐶𑐳𑑂𑐟𑐬𑑈𑑋𑑋 𑑔.𑑗 𑑋𑑋 <text:s text:c="2"/></text:span></text:p>
      <text:p text:style-name="P2"><text:span text:style-name="T5">𑐳𑐟𑑂𑐫𑐩𑐶𑐲𑑂𑐚𑐐𑐟𑐶𑑅 𑐥𑑂𑐬𑑀𑐎𑑂𑐟𑑄 𑐳𑐟𑑂𑐫𑑄 𑐫𑐖𑑂𑐘𑐩𑐣𑐸𑐟𑑂𑐟𑐩𑑈𑑋 <text:s/></text:span></text:p>
      <text:p text:style-name="P2"><text:span text:style-name="T5">𑐳𑐟𑑂𑐫𑑄 𑐟𑐷𑐬𑑂𑐠𑑄 𑐥𑐬𑑄 𑐟𑐷𑐬𑑂𑐠𑑄 𑐳𑐟𑑂𑐫𑑄 𑐡𑐵𑐣𑐩𑐣𑐣𑑂𑐟𑐎𑑈𑑋𑑋 𑑔.𑑘 𑑋𑑋 <text:s text:c="2"/></text:span></text:p>
      <text:p text:style-name="P2"><text:span text:style-name="T5">𑐳𑐟𑑂𑐫𑑄 𑐱𑐷𑐮𑑄 𑐟𑐥𑑀 𑐖𑑂𑐘𑐵𑐣𑑄 𑐳𑐟𑑂𑐫𑑄 𑐱𑑁𑐔𑑄 𑐡𑐩𑑅 𑐱𑐩𑑅 𑑋 <text:s/></text:span></text:p>
      <text:p text:style-name="P2"><text:span text:style-name="T5">𑐳𑐟𑑂𑐫𑑄 𑐳𑑀𑐥𑐵𑐣𑐩𑐹𑐬𑑂𑐢𑑂𑐰𑐳𑑂𑐫 𑐳𑐟𑑂𑐫𑑄 𑐎𑐷𑐬𑑂𑐟𑐶𑐬𑑂𑐫𑐱𑑅 𑐳𑐸𑐏𑑈𑑋𑑋 𑑔.𑑙 𑑋𑑋 <text:s text:c="2"/></text:span></text:p>
      <text:p text:style-name="P2"><text:span text:style-name="T5">𑐀𑐱𑑂𑐰𑐩𑐾𑐢𑐳𑐴𑐳𑑂𑐬𑑄 𑐔 𑐳𑐟𑑂𑐫𑑄 𑐔 𑐟𑐸𑐮𑐫𑐵 𑐢𑐺𑐟𑑈𑑋 <text:s/></text:span></text:p>
      <text:p text:style-name="P2"><text:span text:style-name="T5">𑐀𑐱𑑂𑐰𑐩𑐾𑐢𑐳𑐴𑐳𑑂𑐬𑐵𑐡𑑂𑐢𑐶 𑐳𑐟𑑂𑐫𑐩𑐾𑐰 𑐰𑐶𑐱𑐶𑐲𑑂𑐫𑐟𑐾 𑑋𑑋 𑑔.𑑑𑑐 𑑋𑑋 <text:s text:c="2"/></text:span></text:p>
      <text:p text:style-name="P2"><text:span text:style-name="T5">𑐳𑐟𑑂𑐫𑐾𑐣 𑐟𑐥𑐟𑐾 𑐳𑐹𑐬𑑂𑐫𑑅 𑐳𑐟𑑂𑐫𑐾𑐣 𑐥𑐺𑐠𑐶𑐰𑐷 𑐳𑑂𑐠𑐶𑐟𑐵 𑑋 <text:s/></text:span></text:p>
      <text:p text:style-name="P2"><text:span text:style-name="T5">𑐳𑐟𑑂𑐫𑐾𑐣 𑐰𑐵𑐫𑐰𑑀 𑐰𑐵𑐣𑑂𑐟𑐶 𑐳𑐟𑑂𑐫𑐾 𑐟𑑀𑐫𑑄 𑐔 𑐱𑐷𑐟𑐮𑑈𑑋𑑋 𑑔.𑑑𑑑 𑑋𑑋 <text:s text:c="2"/></text:span></text:p>
      <text:p text:style-name="P2"><text:span text:style-name="T5">𑐟𑐶𑐲𑑂𑐛𑐣𑑂𑐟𑐶 𑐳𑐵𑐐𑐬𑐵𑑅 𑐳𑐟𑑂𑐫𑐾 𑐳𑐩𑐫𑐾𑐣 𑐥𑑂𑐬𑐶𑐫𑐰𑑂𑐬𑐟𑑅 𑑋 <text:s/></text:span></text:p>
      <text:p text:style-name="P2"><text:span text:style-name="T5">𑐳𑐟𑑂𑐫𑐾 𑐟𑐶𑐲𑑂𑐛𑐟𑐶 𑐐𑑀𑐰𑐶𑐣𑑂𑐡𑑀 𑐧𑐮𑐶𑐧𑐣𑑂𑐢𑐣𑐎𑐵𑐬𑐞𑐵𑐟𑑂 𑑋𑑋 𑑔.𑑑𑑒 𑑋𑑋 <text:s text:c="2"/></text:span></text:p>
      <text:p text:style-name="P2"><text:span text:style-name="T5">𑐀𑐐𑑂𑐣𑐶𑐬𑑂𑐡𑐴𑐟𑐶 𑐳𑐟𑑂𑐫𑐾𑐣 𑐳𑐟𑑂𑐫𑐾𑐣 𑐱𑐱𑐶𑐣𑐱𑑂𑐔𑐬𑑅 𑑋 <text:s/></text:span></text:p>
      <text:p text:style-name="P2"><text:span text:style-name="T5">𑐳𑐟𑑂𑐫𑐾𑐣 𑐰𑐶𑐣𑑂𑐢𑑂𑐫𑐵𑐳𑑂𑐟𑐶𑐲𑑂𑐛𑐣𑑂𑐟𑐶 𑐰𑐬𑑂𑐢𑐩𑐵𑐣𑑀 𑐣 𑐰𑐬𑑂𑐢𑐟𑐾 𑑋𑑋 𑑔.𑑑𑑓 𑑋𑑋 <text:s text:c="2"/></text:span></text:p>
      <text:p text:style-name="P2"><text:span text:style-name="T5">𑐮𑑀𑐎𑐵𑐮𑑀𑐎𑑅 𑐳𑑂𑐠𑐶𑐟𑑅 𑐳𑐟𑑂𑐫𑐾 𑐩𑐾𑐬𑐸𑑅 𑐳𑐟𑑂𑐫𑐾 𑐥𑑂𑐬𑐟𑐶𑐲𑑂𑐛𑐶𑐟𑑅 𑑋 <text:s/></text:span></text:p>
      <text:p text:style-name="P2"><text:soft-page-break/><text:span text:style-name="T5">𑐰𑐾𑐡𑐵𑐳𑑂𑐟𑐶𑐲𑑂𑐛𑐣𑑂𑐟𑐶 𑐳𑐟𑑂𑐫𑐾𑐲𑐸 𑐢𑐬𑑂𑐩𑑅 𑐳𑐟𑑂𑐫𑐾 𑐥𑑂𑐬𑐟𑐶𑐲𑑂𑐛𑐟𑐶 𑑋𑑋 𑑔.𑑑𑑔 𑑋𑑋 <text:s text:c="2"/></text:span></text:p>
      <text:p text:style-name="P2"><text:span text:style-name="T5">𑐳𑐟𑑂𑐫𑑄 𑐐𑑁𑑅 𑐎𑑂𑐲𑐬𑐟𑐾 𑐎𑑂𑐲𑐷𑐬𑑄 𑐳𑐟𑑂𑐫𑑄 𑐎𑑂𑐲𑐷𑐬𑐾 𑐑𑐺𑐟𑑄 𑐳𑑂𑐠𑐶𑐟𑑈𑑋 <text:s/></text:span></text:p>
      <text:p text:style-name="P2"><text:span text:style-name="T5">𑐳𑐟𑑂𑐫𑐾 𑐖𑐷𑐰𑑅 𑐳𑑂𑐠𑐶𑐟𑑀 𑐡𑐾𑐴𑐾 𑐳𑐟𑑂𑐫𑑄 𑐖𑐷𑐰𑑅 𑐳𑐣𑐵𑐟𑐣𑑅 𑑋𑑋 𑑔.𑑑𑑕 𑑋𑑋 <text:s text:c="2"/></text:span></text:p>
      <text:p text:style-name="P2"><text:span text:style-name="T5">𑐳𑐟𑑂𑐫𑐩𑐾𑐎𑐾𑐣 𑐳𑐩𑑂𑐥𑑂𑐬𑐵𑐥𑑂𑐟𑑀 𑐢𑐬𑑂𑐩𑐳𑐵𑐢𑐣𑐣𑐶𑐱𑑂𑐔𑐫𑑅 𑑋 <text:s/></text:span></text:p>
      <text:p text:style-name="P2"><text:span text:style-name="T5">𑐬𑐵𑐩𑐬𑐵𑐑𑐰𑐰𑐷𑐬𑑂𑐫𑐾𑐞 𑐳𑐟𑑂𑐫𑐩𑐾𑐎𑑄 𑐳𑐸𑐬𑐎𑑂𑐲𑐶𑐟𑑈𑑋𑑋 𑑔.𑑑𑑖 𑑋𑑋 <text:s text:c="2"/></text:span></text:p>
      <text:p text:style-name="P2"><text:span text:style-name="T5">𑐊𑐰𑑄 𑐳𑐟𑑂𑐫𑐰𑐶𑐢𑐵𑐣𑐳𑑂𑐫 𑐎𑐷𑐬𑑂𑐟𑐶𑐟𑑄 𑐟𑐰 𑐳𑐸𑐰𑑂𑐬𑐟 𑑋 <text:s/></text:span></text:p>
      <text:p text:style-name="P2"><text:span text:style-name="T5">𑐳𑐬𑑂𑐰𑐮𑑀𑐎𑐴𑐶𑐟𑐵𑐬𑑂𑐠𑐵𑐫 𑐎𑐶𑐩𑐣𑑂𑐫𑐔𑑂𑐕𑑂𑐬𑑀𑐟𑐸𑐩𑐶𑐔𑑂𑐕𑐳𑐶 𑑋𑑋 𑑔.𑑑𑑗 𑑋𑑋 <text:s text:c="2"/></text:span></text:p>
      <text:p text:style-name="P2"><text:span text:style-name="T5"><text:s text:c="2"/></text:span></text:p>
      <text:p text:style-name="P2"><text:span text:style-name="T5">---- 𑐫𑐩𑐾𑐲𑑂𑐰𑐳𑑂𑐟𑐾𑐫𑑈(𑑓) 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𑐣 𑐴𑐶 𑐟𑐺𑐥𑑂𑐟𑐶𑑄 𑐰𑐶𑐖𑐵𑐣𑐵𑐩𑐶 𑐱𑑂𑐬𑐸𑐟𑑂𑐰𑐵 𑐢𑐬𑑂𑐩𑑄 𑐟𑐰𑐵𑐥𑑂𑐫𑐴𑑈𑑋 <text:s/></text:span></text:p>
      <text:p text:style-name="P2"><text:span text:style-name="T5">𑐄𑐥𑐬𑐶𑐲𑑂𑐚𑐵𑐡𑐟𑑀 𑐨𑐹𑐫𑑅 𑐎𑐠𑐫𑐳𑑂𑐰 𑐟𑐥𑑀𑐢𑐣 𑑋𑑋 𑑔.𑑑𑑘 𑑋𑑋 <text:s text:c="2"/></text:span></text:p>
      <text:p text:style-name="P2"><text:span text:style-name="T5">𑐀𑐣𑐬𑑂𑐠𑐫𑐖𑑂𑐘 𑐄𑐰𑐵𑐔 𑑋 <text:s/></text:span></text:p>
      <text:p text:style-name="P2"><text:span text:style-name="T5">𑐳𑑂𑐟𑐾𑐫𑑄 𑐱𑐺𑐞𑑂𑐰𑐠 𑐰𑐶𑐥𑑂𑐬𑐾𑐣𑑂𑐡𑑂𑐬 𑐥𑐘𑑂𑐔𑐢𑐵 𑐥𑐬𑐶𑐎𑐷𑐬𑑂𑐟𑐶𑐟𑑈𑑋 <text:s/></text:span></text:p>
      <text:p text:style-name="P2"><text:span text:style-name="T5">𑐀𑐡𑐟𑑂𑐟𑐵𑐡𑐵𑐣𑐩𑐵𑐡𑑁 𑐟𑐸 𑐄𑐟𑑂𑐎𑑀𑐔𑑄 𑐔 𑐟𑐟𑑅 𑐥𑐬𑑈𑑋 <text:s/></text:span></text:p>
      <text:p text:style-name="P2"><text:span text:style-name="T5">𑐥𑑂𑐬𑐳𑑂𑐠𑐰𑑂𑐫𑐵𑐖𑐳𑑂𑐟𑐸𑐮𑐵𑐰𑑂𑐫𑐵𑐖𑑅 𑐥𑑂𑐬𑐳𑐴𑑂𑐫𑐳𑑂𑐟𑐾𑐫 𑐥𑐘𑑂𑐔𑐩𑑈𑑋𑑋 𑑔.𑑑𑑙 𑑋𑑋 <text:s text:c="2"/></text:span></text:p>
      <text:p text:style-name="P2"><text:span text:style-name="T5">𑐢𑐺𑐲𑑂𑐚𑐡𑐸𑐲𑑂𑐚𑐥𑑂𑐬𑐨𑐵𑐰𑐾𑐣 𑐥𑐬𑐡𑑂𑐬𑐰𑑂𑐫𑐵𑐥𑐎𑐬𑑂𑐲𑐞𑑈𑑋 <text:s/></text:span></text:p>
      <text:p text:style-name="P2"><text:span text:style-name="T5">𑐰𑐵𑐬𑑂𑐫𑐩𑐵𑐞𑐵𑐥𑐶 𑐡𑐸𑐬𑑂𑐧𑐸𑐡𑑂𑐢𑐶𑐬𑐡𑐟𑑂𑐟𑐵𑐡𑐵𑐣𑐩𑐸𑐔𑑂𑐫𑐟𑐾 𑑋𑑋 𑑔.𑑒𑑐 𑑋𑑋 <text:s text:c="2"/></text:span></text:p>
      <text:p text:style-name="P2"><text:span text:style-name="T5">𑐄𑐟𑑂𑐎𑑀𑐔𑑄 𑐱𑐺𑐞𑐸 𑐰𑐶𑐥𑑂𑐬𑐾𑐣𑑂𑐡𑑂𑐬 𑐢𑐬𑑂𑐩𑐳𑑄𑐎𑐬𑐎𑐵𑐬𑐎𑑈𑑋 <text:s/></text:span></text:p>
      <text:p text:style-name="P2"><text:span text:style-name="T5">𑐩𑐹𑐮𑑂𑐫𑑄 𑐎𑐵𑐬𑑂𑐫𑐰𑐶𑐣𑐵𑐱𑐵𑐬𑑂𑐠𑐩𑐸𑐟𑑂𑐎𑑀𑐔𑑅 𑐥𑐬𑐶𑐐𑐺𑐴𑑂𑐫𑐟𑐾 𑑋 <text:s/></text:span></text:p>
      <text:p text:style-name="P2"><text:span text:style-name="T5">𑐟𑐾𑐣 𑐔𑐵𑐳𑑁 𑐰𑐶𑐖𑐵𑐣𑐷𑐫𑐵𑐡𑑂𑐡𑑂𑐬𑐰𑑂𑐫𑐮𑑀𑐨𑐧𑐮𑐵𑐟𑑂𑐎𑐺𑐟𑑈𑑋𑑋 𑑔.𑑒𑑑 𑑋𑑋 <text:s text:c="2"/></text:span></text:p>
      <text:p text:style-name="P2"><text:span text:style-name="T5">𑐥𑑂𑐬𑐳𑑂𑐠𑐰𑑂𑐫𑐵𑐖-𑐄𑐥𑐵𑐫𑐾𑐣 𑐎𑐸𑐚𑐸𑐩𑑂𑐧𑑄 𑐟𑑂𑐬𑐵𑐟𑐸𑐩𑐶𑐔𑑂𑐕𑐟𑐶 𑑋 <text:s/></text:span></text:p>
      <text:p text:style-name="P2"><text:span text:style-name="T5">𑐟𑑄 𑐔 𑐳𑑂𑐟𑐾𑐣𑑄 𑐰𑐶𑐖𑐵𑐣𑐷𑐫𑐵𑐟𑑂𑐥𑐬𑐡𑑂𑐬𑐰𑑂𑐫𑐵𑐥𑐴𑐵𑐬𑐎𑑈𑑋𑑋 𑑔.𑑒𑑒 𑑋𑑋 <text:s text:c="2"/></text:span></text:p>
      <text:p text:style-name="P2"><text:span text:style-name="T5">𑐟𑐸𑐮𑐵𑐰𑑂𑐫𑐵𑐖-𑐄𑐥𑐵𑐫𑐾𑐣 𑐥𑐬𑐳𑑂𑐰𑐵𑐬𑑂𑐠𑑄 𑐴𑐬𑐾𑐡𑑂𑐫𑐡𑐶 𑑋 <text:s/></text:span></text:p>
      <text:p text:style-name="P2"><text:span text:style-name="T5">𑐔𑑁𑐬𑐮𑐎𑑂𑐲𑐞𑐎𑐵𑐱𑑂𑐔𑐵𑐣𑑂𑐫𑐾 𑐎𑐹𑐚𑐎𑐵𑐥𑐚𑐶𑐎𑐵 𑐣𑐬𑐵𑑅 𑑋𑑋 𑑔.𑑒𑑓 𑑋𑑋 <text:s text:c="2"/></text:span></text:p>
      <text:p text:style-name="P2"><text:span text:style-name="T5">𑐡𑐸𑐬𑑂𑐧𑐮𑐵𑐬𑑂𑐖𑐰𑐧𑐵𑐮𑐾𑐲𑐸 𑐔𑑂𑐕𑐡𑑂𑐩𑐣𑐵 𑐰𑐵 𑐧𑐮𑐾𑐣 𑐰𑐵 𑑋 <text:s/></text:span></text:p>
      <text:p text:style-name="P2"><text:span text:style-name="T5">𑐀𑐥𑐴𑐺𑐟𑑂𑐫 𑐢𑐣𑑄 𑐩𑐹𑐝𑑅 𑐳 𑐔𑑁𑐬𑐱𑑂𑐔𑑀𑐬 𑐄𑐔𑑂𑐫𑐟𑐾 𑑋𑑋 𑑔.𑑒𑑔 𑑋𑑋 <text:s text:c="2"/></text:span></text:p>
      <text:p text:style-name="P2"><text:span text:style-name="T5">𑐣𑐵𑐳𑑂𑐟𑐶 𑐳𑑂𑐟𑐾𑐫𑐳𑐩𑑄 𑐥𑐵𑐥𑑄 𑐣𑐵𑐳𑑂𑐟𑑂𑐫𑐢𑐬𑑂𑐩𑐱𑑂𑐔 𑐟𑐟𑑂𑐳𑐩𑑅 𑑋 <text:s/></text:span></text:p>
      <text:p text:style-name="P2"><text:span text:style-name="T5">𑐣𑐵𑐳𑑂𑐟𑐶 𑐳𑑂𑐟𑐾𑐣𑐳𑐩𑐵𑐎𑐷𑐬𑑂𑐟𑐶𑐬𑑂𑐣𑐵𑐳𑑂𑐟𑐶 𑐳𑑂𑐟𑐾𑐣𑐳𑐩𑑀 𑑇𑐣𑐫𑑅 𑑋𑑋 𑑔.𑑒𑑕 𑑋𑑋 <text:s text:c="2"/></text:span></text:p>
      <text:p text:style-name="P2"><text:span text:style-name="T5">𑐣𑐵𑐳𑑂𑐟𑐶 𑐳𑑂𑐟𑐾𑐫𑐳𑐩𑐵𑐰𑐶𑐡𑑂𑐫𑐵 𑐣𑐵𑐳𑑂𑐟𑐶 𑐳𑑂𑐟𑐾𑐣𑐳𑐩𑑅 𑐏𑐮𑑅 𑑋 <text:s/></text:span></text:p>
      <text:p text:style-name="P2"><text:span text:style-name="T5">𑐣𑐵𑐳𑑂𑐟𑐶 𑐳𑑂𑐟𑐾𑐣𑐳𑐩 𑐀𑐖𑑂𑐘𑑀 𑐣𑐵𑐳𑑂𑐟𑐶 𑐳𑑂𑐟𑐾𑐣𑐳𑐩𑑀 𑑇𑐮𑐳𑑅 𑑋𑑋 𑑔.𑑒𑑖 𑑋𑑋 <text:s text:c="2"/></text:span></text:p>
      <text:p text:style-name="P2"><text:span text:style-name="T5">𑐣𑐵𑐳𑑂𑐟𑐶 𑐳𑑂𑐟𑐾𑐣𑐳𑐩𑑀 𑐡𑑂𑐰𑐾𑐲𑑂𑐫𑑀 𑐣𑐵𑐳𑑂𑐟𑐶 𑐳𑑂𑐟𑐾𑐣𑐳𑐩𑑀 𑑇𑐥𑑂𑐬𑐶𑐫𑑅 𑑋 <text:s/></text:span></text:p>
      <text:p text:style-name="P2"><text:span text:style-name="T5">𑐣𑐵𑐳𑑂𑐟𑐶 𑐳𑑂𑐟𑐾𑐫𑐳𑐩𑑄 𑐡𑐸𑑅𑐏𑑄 𑐣𑐵𑐳𑑂𑐟𑐶 𑐳𑑂𑐟𑐾𑐫𑐳𑐩𑑀 𑑇𑐫𑐱𑑅 𑑋𑑋 𑑔.𑑒𑑗 𑑋𑑋 <text:s text:c="2"/></text:span></text:p>
      <text:p text:style-name="P2"><text:span text:style-name="T5">𑐥𑑂𑐬𑐔𑑂𑐕𑐣𑑂𑐣𑑀 𑐴𑑂𑐬𑐶𑐫𑐟𑐾 𑑇𑐬𑑂𑐠𑐩𑐣𑑂𑐫𑐥𑐸𑐬𑐸𑐲𑑅 𑐥𑑂𑐬𑐟𑑂𑐫𑐎𑑂𑐲𑐩𑐣𑑂𑐫𑑀 𑐴𑐬𑐾𑐟𑑂 <text:s/></text:span></text:p>
      <text:p text:style-name="P2"><text:span text:style-name="T5">𑐣𑐶𑐎𑑂𑐲𑐾𑐥𑐵𑐡𑑂𑐢𑐣𑐴𑐵𑐬𑐶𑐞𑑀 𑑇𑐣𑑂𑐫{-}𑐩{-}𑐀𑐢𑐩𑑀 𑐰𑑂𑐫𑐵𑐖𑐾𑐣 𑐔𑐵𑐣𑑂𑐫𑑀 𑐴𑐬𑐾𑐟𑑂 𑑋 <text:s/></text:span></text:p>
      <text:p text:style-name="P2"><text:span text:style-name="T5">𑐀𑐣𑑂𑐫𑐾 𑐮𑐾𑐏𑑂𑐫𑐰𑐶𑐎𑐮𑑂𑐥𑐣𑐵𑐴𑐺𑐟𑐢𑐣𑐵 &lt;crux&gt;𑐀𑐣𑑂𑐫𑑀 𑐴𑐺𑐟𑐵𑐡𑑂𑐰𑐿 𑐴𑐺𑐟𑐵&lt;/crux&gt; <text:s/></text:span></text:p>
      <text:p text:style-name="P2"><text:span text:style-name="T5">𑐀𑐣𑑂𑐫𑑅 𑐎𑑂𑐬𑐷𑐟𑐢𑐣𑑀 𑑇𑐥𑐬𑑀 𑐢𑐫𑐴𑐺𑐟 𑐊𑐟𑐾 𑐖𑐑𑐣𑑂𑐫𑐵𑑅 𑐳𑑂𑐩𑐺𑐟𑐵𑑅 𑑋𑑋 𑑔.𑑒𑑘 𑑋𑑋 <text:s text:c="2"/></text:span></text:p>
      <text:p text:style-name="P2"><text:span text:style-name="T5">𑐳𑑂𑐟𑐾𑐣𑐟𑐸𑐮𑑂𑐫 𑐣 𑐩𑐹𑐝𑐩𑐳𑑂𑐟𑐶 𑐥𑐸𑐬𑐸𑐲𑑀 𑐢𑐬𑑂𑐩𑐵𑐬𑑂𑐠𑐴𑐷𑐣𑑀 𑑇𑐢𑐩𑑅 <text:s/></text:span></text:p>
      <text:p text:style-name="P2"><text:span text:style-name="T5">𑐫𑐵𑐰𑐖𑑂𑐖𑐷𑐰𑐟𑐶 𑐱𑐒𑑂𑐎𑐫𑐵 𑐣𑐬𑐥𑐟𑐾𑑅 𑐳𑑄𑐟𑑂𑐬𑐳𑑂𑐫𑐩𑐵𑐣𑑀 𑐬𑐚𑐣𑑂 𑑋 <text:s/></text:span></text:p>
      <text:p text:style-name="P2"><text:span text:style-name="T5">𑐥𑑂𑐬𑐵𑐥𑑂𑐟𑑅𑐱𑐵𑐳𑐣 𑐟𑐷𑐰𑑂𑐬𑐳𑐴𑑂𑐫𑐰𑐶𑐲𑐩𑑄 𑐥𑑂𑐬𑐵𑐥𑑂𑐣𑑀𑐟𑐶 𑐎𑐬𑑂𑐩𑐾𑐬𑐶𑐟𑑅 <text:s/></text:span></text:p>
      <text:p text:style-name="P2"><text:span text:style-name="T5">𑐎𑐵𑐮𑐾𑐣 𑐩𑑂𑐬𑐶𑐫𑐟𑐾 𑐳 𑐫𑐵𑐟𑐶 𑐣𑐶𑐬𑐫𑐩𑐵𑐎𑑂𑐬𑐣𑑂𑐡𑐩𑐵𑐣𑑀 𑐨𑐺𑐱𑑈𑑋𑑋 𑑔.𑑒𑑙 𑑋𑑋 <text:s text:c="2"/></text:span></text:p>
      <text:p text:style-name="P2"><text:soft-page-break/><text:span text:style-name="T5">𑐣𑐷𑐟𑑂𑐰𑐵 𑐡𑐸𑐬𑑂𑐐𑐟𑐶𑐎𑑀𑐚𑐶𑐎𑐮𑑂𑐥 𑐣𑐶𑐬𑐫𑐵𑐟𑑂𑐟𑐶𑐬𑑂𑐫𑐟𑑂𑐰𑐩𑐵𑐫𑐵𑐣𑑂𑐟𑐶 𑐟𑐾 <text:s/></text:span></text:p>
      <text:p text:style-name="P2"><text:span text:style-name="T5">𑐟𑐶𑐬𑑂𑐫𑐟𑑂𑐰𑐾 𑐔 𑐟𑐠𑐿𑐰𑐩𑐾𑐎𑐱𑐟𑐶𑐎𑑄 𑐥𑑂𑐬𑐨𑑂𑐬𑐩𑑂𑐫 𑐰𑐬𑑂𑐲𑐵𑐬𑑂𑐧𑐸𑐡𑑈𑑋 <text:s/></text:span></text:p>
      <text:p text:style-name="P2"><text:span text:style-name="T5">𑐩𑐵𑐣𑐸𑐲𑑂𑐫𑑄 𑐟𑐡𑐰𑐵𑐥𑑂𑐣𑐸𑐰𑐣𑑂𑐟𑐶 𑐰𑐶𑐥𑐸𑐮𑐾 𑐡𑐵𑐬𑐶𑐡𑑂𑐬𑑂𑐫𑐬𑑀𑐐𑐵𑐎𑐸𑐮𑑄 <text:s/></text:span></text:p>
      <text:p text:style-name="P2"><text:span text:style-name="T5">𑐟𑐳𑑂𑐩𑐵𑐡𑑂𑐡𑐸𑐬𑑂𑐐𑐟𑐶𑐴𑐾𑐟𑐸 𑐎𑐬𑑂𑐩 𑐳𑐎𑐮𑑄 𑐟𑑂𑐫𑐎𑑂𑐟𑑂𑐰𑐵 𑐱𑐶𑐰𑑄 𑐔𑐵𑐱𑑂𑐬𑐫𑐾𑐟𑑂 𑑋𑑋 𑑔.𑑓𑑐 𑑋𑑋 <text:s text:c="2"/></text:span></text:p>
      <text:p text:style-name="P2"><text:span text:style-name="T5"><text:s text:c="2"/></text:span></text:p>
      <text:p text:style-name="P2"><text:span text:style-name="T5">---- 𑐫𑐩𑐾𑐲𑑂𑐰𑐵𑐣𑐺𑐱𑑄𑐳𑑂𑐫𑑈(𑑔) ---- <text:s/></text:span></text:p>
      <text:p text:style-name="P2"><text:span text:style-name="T5"><text:s text:c="2"/></text:span></text:p>
      <text:p text:style-name="P2"><text:span text:style-name="T5">𑐀𑐲𑑂𑐚𑐩𑐹𑐬𑑂𑐟𑐶𑐱𑐶𑐰𑐡𑑂𑐰𑐾𑐲𑑂𑐚𑐵 𑐥𑐶𑐟𑐸𑐬𑑂𑐩𑐵𑐟𑐸𑐱𑑂𑐔 𑐫𑑀 𑐡𑑂𑐰𑐶𑐲𑐾𑐟𑑂 𑑋 <text:s/></text:span></text:p>
      <text:p text:style-name="P2"><text:span text:style-name="T5">𑐐𑐰𑐵𑑄 𑐰𑐵 𑐀𑐟𑐶𑐠𑐾𑐬𑑂𑐡𑑂𑐰𑐾𑐲𑑂𑐚𑐵 𑐣𑐺𑐱𑑄𑐳𑐵𑑅 𑐥𑐘𑑂𑐔 𑐊𑐰 𑐟𑐾 𑑋𑑋 𑑔.𑑓𑑑 𑑋𑑋 <text:s text:c="2"/></text:span></text:p>
      <text:p text:style-name="P2"><text:span text:style-name="T5">𑐀𑐲𑑂𑐚𑐩𑐹𑐬𑑂𑐟𑐶𑑅 𑐱𑐶𑐰𑑅 𑐳𑐵𑐎𑑂𑐲𑐵𑐟𑑂𑐥𑐘𑑂𑐔𑐰𑑂𑐫𑑀𑐩𑐳𑐩𑐣𑑂𑐰𑐶𑐟𑑅 𑑋 <text:s/></text:span></text:p>
      <text:p text:style-name="P2"><text:span text:style-name="T5">𑐳𑐹𑐬𑑂𑐫𑑅 𑐳𑑀𑐩𑐱𑑂𑐔 𑐡𑐷𑐎𑑂𑐲𑐱𑑂𑐔 𑐡𑐹𑐲𑐎𑑅 𑐳 𑐣𑐺𑐱𑑄𑐳𑐎𑑅 𑑋𑑋 𑑔.𑑓𑑒 𑑋𑑋 <text:s text:c="2"/></text:span></text:p>
      <text:p text:style-name="P2"><text:span text:style-name="T5">𑐥𑐶𑐟𑐵𑐎𑐵𑐱𑐳𑐩𑑀 𑐖𑑂𑐘𑐾𑐫𑑀 𑐖𑐣𑑂𑐩𑑀𑐟𑑂𑐥𑐟𑑂𑐟𑐶𑐎𑐬𑑅 𑐥𑐶𑐟𑐵 𑑋 <text:s/></text:span></text:p>
      <text:p text:style-name="P2"><text:span text:style-name="T5">𑐥𑐶𑐟𑐺𑐡𑐿𑐰𑐟&lt;crux&gt;𑐩𑐵𑐡𑐶𑐱𑑂𑐔𑐩𑐵𑐣𑐺𑐱𑑄𑐳 𑐟𑐩𑐣𑑂𑐰𑐶𑐟𑑅&lt;/crux&gt; 𑑋𑑋 𑑔.𑑓𑑓 𑑋𑑋 <text:s text:c="2"/></text:span></text:p>
      <text:p text:style-name="P2"><text:span text:style-name="T5">𑐥𑐺𑐠𑑂𑐰𑑂𑐫𑐵 𑐐𑐸𑐬𑐸𑐟𑐬𑐷 𑐩𑐵𑐟𑐵 𑐎𑑀 𑐣 𑐰𑐣𑑂𑐡𑐾𑐟 𑐩𑐵𑐟𑐬𑑈𑑋 <text:s/></text:span></text:p>
      <text:p text:style-name="P2"><text:span text:style-name="T5">𑐫𑐖𑑂𑐘𑐡𑐵𑐣𑐟𑐥𑑀𑐰𑐾𑐡𑐵𑐳𑑂𑐟𑐾𑐣 𑐳𑐬𑑂𑐰𑑄 𑐎𑐺𑐟𑑄 𑐨𑐰𑐾𑐟𑑂 𑑋𑑋 𑑔.𑑓𑑔 𑑋𑑋 <text:s text:c="2"/></text:span></text:p>
      <text:p text:style-name="P2"><text:span text:style-name="T5">𑐐𑐵𑐰𑑅 𑐥𑐰𑐶𑐟𑑂𑐬𑑄 𑐩𑐒𑑂𑐐𑐮𑑂𑐫𑑄 𑐡𑐾𑐰𑐟𑐵𑐣𑐵𑑄 𑐔 𑐡𑐾𑐰𑐟𑐵𑑅 𑑋 <text:s/></text:span></text:p>
      <text:p text:style-name="P2"><text:span text:style-name="T5">𑐳𑐬𑑂𑐰𑐡𑐾𑐰𑐩𑐫𑐵 𑐐𑐵𑐰𑐳𑑂𑐟𑐳𑑂𑐩𑐵𑐡𑐾𑐰 𑐣 𑐴𑐶𑑄𑐳𑐫𑐾𑐟𑑂 𑑋𑑋 𑑔.𑑓𑑕 𑑋𑑋 <text:s text:c="2"/></text:span></text:p>
      <text:p text:style-name="P2"><text:span text:style-name="T5">𑐖𑐵𑐟𑐩𑐵𑐟𑑂𑐬𑐳𑑂𑐫 𑐮𑑀𑐎𑐳𑑂𑐫 𑐐𑐵𑐰𑐳𑑂𑐟𑑂𑐬𑐵𑐟𑐵 𑐣 𑐳𑑄𑐱𑐫𑑅 𑑋 <text:s/></text:span></text:p>
      <text:p text:style-name="P2"><text:span text:style-name="T5">𑐑𑐺𑐟𑑄 𑐎𑑂𑐲𑐷𑐬𑑄 𑐡𑐢𑐶 𑐩𑐹𑐟𑑂𑐬𑑄 𑐱𑐎𑐺𑐟𑑂𑐎𑐬𑑂𑐲𑐞𑐩𑐾𑐰 𑐔 𑑋𑑋 𑑔.𑑓𑑖 𑑋𑑋 <text:s text:c="2"/></text:span></text:p>
      <text:p text:style-name="P2"><text:span text:style-name="T5">𑐥𑐘𑑂𑐔𑐵𑐩𑐺𑐟𑑄 𑐥𑐘𑑂𑐔𑐥𑐰𑐶𑐟𑑂𑐬𑐥𑐹𑐟𑑄 <text:s/></text:span></text:p>
      <text:p text:style-name="P2"><text:span text:style-name="T5">𑐫𑐾 𑐥𑐘𑑂𑐔𑐐𑐰𑑂𑐫𑑄 𑐥𑐸𑐬𑐸𑐲𑐵𑑅 𑐥𑐶𑐧𑐣𑑂𑐟𑐶 𑑋 <text:s/></text:span></text:p>
      <text:p text:style-name="P2"><text:span text:style-name="T5">𑐟𑐾 𑐰𑐵𑐖𑐶𑐩𑐾𑐢𑐳𑑂𑐫 𑐦𑐮𑑄 𑐮𑐨𑐣𑑂𑐟𑐶 <text:s/></text:span></text:p>
      <text:p text:style-name="P2"><text:span text:style-name="T5">𑐟𑐡𑐎𑑂𑐲𑐫𑑄 𑐳𑑂𑐰𑐬𑑂𑐐𑐩𑐰𑐵𑐥𑑂𑐣𑐸𑐰𑐣𑑂𑐟𑐶 𑑋𑑋 𑑔.𑑓𑑗 𑑋𑑋 <text:s text:c="2"/></text:span></text:p>
      <text:p text:style-name="P2"><text:span text:style-name="T5">𑐐𑑀𑐨𑐶𑐬𑑂𑐣 𑐟𑐸𑐮𑑂𑐫𑑄 𑐢𑐣𑐩𑐳𑑂𑐟𑐶 𑐎𑐶𑑄𑐔𑐶𑐡𑑂 <text:s/></text:span></text:p>
      <text:p text:style-name="P2"><text:span text:style-name="T5">𑐡𑐸𑐴𑑂𑐫𑐣𑑂𑐟𑐶 𑐰𑐵𑐴𑑂𑐫𑐣𑑂𑐟𑐶 𑐧𑐴𑐶𑐱𑑂𑐔𑐬𑐣𑑂𑐟𑐶 𑑋 <text:s/></text:span></text:p>
      <text:p text:style-name="P2"><text:span text:style-name="T5">𑐟𑐺𑐞𑐵𑐣𑐶 𑐨𑐸𑐎𑑂𑐟𑑂𑐰𑐵 𑐀𑐩𑐺𑐟𑑄 𑐳𑑂𑐬𑐰𑐣𑑂𑐟𑐶 <text:s/></text:span></text:p>
      <text:p text:style-name="P2"><text:span text:style-name="T5">𑐰𑐶𑐥𑑂𑐬𑐾𑐲𑐸 𑐡𑐟𑑂𑐟𑐵𑑅 𑐎𑐸𑐮𑐩𑐸𑐡𑑂𑐢𑐬𑐣𑑂𑐟𑐶 𑑋𑑋 𑑔.𑑓𑑘 𑑋𑑋 <text:s text:c="2"/></text:span></text:p>
      <text:p text:style-name="P2"><text:span text:style-name="T5">𑐐𑐰𑐵𑐴𑑂𑐣𑐶𑐎𑑄 𑐫𑐱𑑂𑐔 𑐎𑐬𑑀𑐟𑐶 𑐣𑐶𑐟𑑂𑐫𑑄 <text:s/></text:span></text:p>
      <text:p text:style-name="P2"><text:span text:style-name="T5">𑐱𑐸𑐱𑑂𑐬𑐹𑐲𑐞𑑄 𑐫𑑅 𑐎𑐸𑐬𑐸𑐟𑐾 𑐐𑐰𑐵𑑄 𑐟𑐸 𑑋 <text:s/></text:span></text:p>
      <text:p text:style-name="P2"><text:span text:style-name="T5">𑐀𑐱𑐾𑐲𑐫𑐖𑑂𑐘𑐟𑐥𑐡𑐵𑐣𑐥𑐸𑐞𑑂𑐫𑑄 <text:s/></text:span></text:p>
      <text:p text:style-name="P2"><text:span text:style-name="T5">𑐮𑐨𑐟𑑂𑐫𑐳𑑁 𑐟𑐵𑐩𑐣𑐺𑐱𑑄𑐳𑐎𑐬𑑂𑐟𑐵 𑑋𑑋 𑑔.𑑓𑑙 𑑋𑑋 <text:s text:c="2"/></text:span></text:p>
      <text:p text:style-name="P2"><text:span text:style-name="T5">𑐀𑐟𑐶𑐠𑐶𑑄 𑐫𑑀 𑑇𑐣𑐸𑐐𑐔𑑂𑐕𑐾𑐟 𑐀𑐟𑐶𑐠𑐶𑑄 𑐫𑑀 𑑇𑐣𑐸𑐩𑐣𑑂𑐫𑐟𑐾 𑑋 <text:s/></text:span></text:p>
      <text:p text:style-name="P2"><text:span text:style-name="T5">𑐀𑐟𑐶𑐠𑐶𑑄 𑐫𑑀 𑑇𑐣𑐸𑐥𑐹𑐖𑑂𑐫𑐾𑐟 𑐀𑐟𑐶𑐠𑐶𑑄 𑐫𑑅 𑐥𑑂𑐬𑐱𑑄𑐳𑐟𑐾 𑑋𑑋 𑑔.𑑔𑑐 𑑋𑑋 <text:s text:c="2"/></text:span></text:p>
      <text:p text:style-name="P2"><text:span text:style-name="T5">𑐀𑐟𑐶𑐠𑐶𑑄 𑐫𑑀 𑐣 𑐥𑐷𑐜𑑂𑐫𑐾𑐟 𑐀𑐟𑐶𑐠𑐶𑑄 𑐫𑑀 𑐣 𑐡𑐸𑐲𑑂𑐫𑐟𑐶 𑑋 <text:s/></text:span></text:p>
      <text:p text:style-name="P2"><text:span text:style-name="T5">𑐀𑐟𑐶𑐠𑐶𑐥𑑂𑐬𑐶𑐫𑐎𑐬𑑂𑐟𑐵 𑐫𑑅 𑐀𑐟𑐶𑐠𑐾𑑅 𑐥𑐬𑐶𑐔𑐵𑐬𑐎𑑅 𑑋 <text:s/></text:span></text:p>
      <text:p text:style-name="P2"><text:span text:style-name="T5">𑐀𑐟𑐶𑐠𑐾𑑅 𑐎𑐺𑐟𑐳𑑄𑐟𑑀𑐲𑐳𑑂𑐟𑐳𑑂𑐫 𑐥𑐸𑐞𑑂𑐫𑐩𑐣𑐣𑑂𑐟𑐎𑑈𑑋𑑋 𑑔.𑑔𑑑 𑑋𑑋 <text:s text:c="2"/></text:span></text:p>
      <text:p text:style-name="P2"><text:span text:style-name="T5">𑐁𑐳𑐣𑐾𑐣𑐵𑐬𑑂𑐑𑐥𑐵𑐟𑑂𑐬𑐾𑐞 𑐥𑐵𑐡𑐱𑑁𑐔𑐖𑐮𑐾𑐣 𑐔 𑑋 <text:s/></text:span></text:p>
      <text:p text:style-name="P2"><text:span text:style-name="T5">𑐀𑐣𑑂𑐣𑐰𑐳𑑂𑐟𑑂𑐬𑐥𑑂𑐬𑐡𑐵𑐣𑐿𑐬𑑂𑐰𑐵 𑐳𑐬𑑂𑐰𑑄 𑐰𑐵𑐥𑐶 𑐣𑐶𑐰𑐾𑐡𑐫𑐾𑐟𑑂 𑑋𑑋 𑑔.𑑔𑑒 𑑋𑑋 <text:s text:c="2"/></text:span></text:p>
      <text:p text:style-name="P2"><text:span text:style-name="T5">𑐥𑐸𑐟𑑂𑐬𑐡𑐵𑐬𑐵𑐟𑑂𑐩𑐣𑐵 𑐰𑐵𑐥𑐶 𑐫𑑀 𑑇𑐟𑐶𑐠𑐶𑐩𑐣𑐸𑐥𑐹𑐖𑐫𑐾𑐟𑑂 𑑋 <text:s/></text:span></text:p>
      <text:p text:style-name="P2"><text:span text:style-name="T5">𑐱𑑂𑐬𑐡𑑂𑐢𑐫𑐵 𑐔𑐵𑐰𑐶𑐎𑐮𑑂𑐥𑐾𑐣 𑐀𑐎𑑂𑐮𑐷𑐧𑐩𑐵𑐣𑐳𑐾𑐣 𑐔 𑑋𑑋 𑑔.𑑔𑑓 𑑋𑑋 <text:s text:c="2"/></text:span></text:p>
      <text:p text:style-name="P2"><text:span text:style-name="T5">𑐣 𑐥𑐺𑐔𑑂𑐕𑐾𑐡𑑂𑐐𑑀𑐟𑑂𑐬𑐔𑐬𑐞𑑄 𑐳𑑂𑐰𑐵𑐢𑑂𑐫𑐵𑐫𑑄 𑐡𑐾𑐱𑐖𑐣𑑂𑐩𑐣𑐷 𑑋 <text:s/></text:span></text:p>
      <text:p text:style-name="P2"><text:span text:style-name="T5">𑐔𑐶𑐣𑑂𑐟𑐫𑐾𑐣𑑂𑐩𑐣𑐳𑐵 𑐨𑐎𑑂𑐟𑑂𑐫𑐵 𑐢𑐬𑑂𑐩𑑅 𑐳𑑂𑐰𑐫𑐩𑐶𑐴𑐵𑐐𑐟𑑅 𑑋𑑋 𑑔.𑑔𑑔 𑑋𑑋 <text:s text:c="2"/></text:span></text:p>
      <text:p text:style-name="P2"><text:soft-page-break/><text:span text:style-name="T5">𑐀𑐱𑑂𑐰𑐩𑐾𑐢𑐳𑐴𑐳𑑂𑐬𑐵𑐞𑐶 𑐬𑐵𑐖𑐳𑐹𑐫𑐱𑐟𑐵𑐣𑐶 𑐔 𑑋 <text:s/></text:span></text:p>
      <text:p text:style-name="P2"><text:span text:style-name="T5">𑐥𑐸𑐞𑑂𑐜𑐬𑐷𑐎𑐳𑐴𑐳𑑂𑐬𑑄 𑐔 𑐳𑐬𑑂𑐰𑐟𑐷𑐬𑑂𑐠𑐟𑐥𑑅𑐦𑐮𑑈𑑋𑑋 𑑔.𑑔𑑕 𑑋𑑋 <text:s text:c="2"/></text:span></text:p>
      <text:p text:style-name="P2"><text:span text:style-name="T5">𑐀𑐟𑐶𑐠𑐶𑐬𑑂𑐫𑐳𑑂𑐫 𑐟𑐸𑐲𑑂𑐫𑐾𑐟 𑐣𑐺𑐱𑑄𑐳𑐩𑐟𑐩𑐸𑐟𑑂𑐳𑐺𑐖𑐾𑐟𑑂 𑑋 <text:s/></text:span></text:p>
      <text:p text:style-name="P2"><text:span text:style-name="T5">𑐳 𑐟𑐳𑑂𑐫 𑐳𑐎𑐮𑑄 𑐥𑐸𑐞𑑂𑐫𑑄 𑐥𑑂𑐬𑐵𑐥𑑂𑐣𑐸𑐫𑐵𑐣𑑂𑐣𑐵𑐟𑑂𑐬 𑐳𑑄𑐱𑐫𑑅 𑑋𑑋 𑑔.𑑔𑑖 𑑋𑑋 <text:s text:c="2"/></text:span></text:p>
      <text:p text:style-name="P2"><text:span text:style-name="T5">&lt;crux&gt;𑐣 𑐐𑐟𑐶𑐩𑐟𑐶𑐠𑐶𑐖𑑂𑐘𑐳𑑂𑐫&lt;/crux&gt; 𑐐𑐟𑐶𑐩𑐵𑐥𑑂𑐣𑑀𑐟𑐶 𑐎𑐬𑑂𑐴𑐶𑐔𑐶𑐟𑑂 𑑋 <text:s/></text:span></text:p>
      <text:p text:style-name="P2"><text:span text:style-name="T5">𑐟𑐳𑑂𑐩𑐵𑐡𑐟𑐶𑐠𑐶𑐩𑐵𑐫𑐵𑐣𑑂𑐟𑐩𑐨𑐶𑐐𑐔𑑂𑐕𑐾𑐟𑑂𑐎𑐺𑐟𑐵𑐘𑑂𑐖𑐮𑐶𑑅 𑑋𑑋 𑑔.𑑔𑑗 𑑋𑑋 <text:s text:c="2"/></text:span></text:p>
      <text:p text:style-name="P2"><text:span text:style-name="T5">𑐳𑐎𑑂𑐟𑐸𑐥𑑂𑐬𑐳𑑂𑐠𑐾𑐣 𑐔𑐿𑐎𑐾𑐣 𑐫𑐖𑑂𑐘 𑐁𑐳𑐷𑐣𑑂𑐩𑐴𑐵𑐡𑑂𑐨𑐸𑐟𑑅 𑑋 <text:s/></text:span></text:p>
      <text:p text:style-name="P2"><text:span text:style-name="T5">𑐀𑐟𑐶𑐠𑐶𑐥𑑂𑐬𑐵𑐥𑑂𑐟𑐡𑐵𑐣𑐾𑐣 𑐳𑑂𑐰𑐱𑐬𑐷𑐬𑑄 𑐡𑐶𑐰𑑄 𑐐𑐟𑑈𑑋𑑋 𑑔.𑑔𑑘 𑑋𑑋 <text:s text:c="2"/></text:span></text:p>
      <text:p text:style-name="P2"><text:span text:style-name="T5">𑐣𑐎𑐸𑐮𑐾𑐣 𑐥𑐸𑐬𑐵𑐢𑐷𑐟𑑄 𑐰𑐶𑐳𑑂𑐟𑐬𑐾𑐞 𑐡𑑂𑐰𑐶𑐖𑑀𑐟𑑂𑐟𑐩 𑑋 <text:s/></text:span></text:p>
      <text:p text:style-name="P2"><text:span text:style-name="T5">𑐰𑐶𑐡𑐶𑐟𑑄 𑐔 𑐟𑑂𑐰𑐫𑐵 𑐥𑐹𑐬𑑂𑐰𑑄 𑐥𑑂𑐬𑐳𑑂𑐠𑐰𑐵𑐬𑑂𑐟𑑂𑐟𑐵 𑐔 𑐎𑐷𑐬𑑂𑐟𑐶𑐟𑐵 𑑋𑑋 𑑔.𑑔𑑙 𑑋𑑋 <text:s text:c="2"/></text:span></text:p>
      <text:p text:style-name="P2"><text:span text:style-name="T5"><text:s text:c="2"/></text:span></text:p>
      <text:p text:style-name="P2"><text:span text:style-name="T5">---- 𑐫𑐩𑐾𑐲𑐸 𑐡𑐩𑑅 (𑑕) ---- <text:s/></text:span></text:p>
      <text:p text:style-name="P2"><text:span text:style-name="T5"><text:s text:c="2"/></text:span></text:p>
      <text:p text:style-name="P2"><text:span text:style-name="T5">𑐡𑐩 𑐊𑐰 𑐩𑐣𑐸𑐲𑑂𑐫𑐵𑐞𑐵𑑄 𑐢𑐬𑑂𑐩𑐳𑐵𑐬𑐳𑐩𑐸𑐔𑑂𑐔𑐫𑑅 𑑋 <text:s/></text:span></text:p>
      <text:p text:style-name="P2"><text:span text:style-name="T5">𑐡𑐩𑑀 𑐢𑐬𑑂𑐩𑑀 𑐡𑐩𑑅 𑐳𑑂𑐰𑐬𑑂𑐐𑑀 𑐡𑐩𑑅 𑐎𑐷𑐬𑑂𑐟𑐶𑐬𑑂𑐡𑐩𑑅 𑐳𑐸𑐏𑑈𑑋𑑋 𑑔.𑑕𑑐 𑑋𑑋 <text:s text:c="2"/></text:span></text:p>
      <text:p text:style-name="P2"><text:span text:style-name="T5">𑐡𑐩𑑀 𑐫𑐖𑑂𑐘𑑀 𑐡𑐩𑐳𑑂𑐟𑐷𑐬𑑂𑐠𑑄 𑐡𑐩𑑅 𑐥𑐸𑐞𑑂𑐫𑑄 𑐡𑐩𑐳𑑂𑐟𑐥𑑅 𑑋 <text:s/></text:span></text:p>
      <text:p text:style-name="P2"><text:span text:style-name="T5">𑐡𑐩𑐴𑐷𑐣{-}𑐩{-}𑐀𑐢𑐬𑑂𑐩𑐱𑑂𑐔 𑐡𑐩𑑅 𑐎𑐵𑐩𑐎𑐸𑐮𑐥𑑂𑐬𑐡𑑅 𑑋𑑋 𑑔.𑑕𑑑 𑑋𑑋 <text:s text:c="2"/></text:span></text:p>
      <text:p text:style-name="P2"><text:span text:style-name="T5">𑐣𑐶𑐬𑑂𑐡𑐩𑑅 𑐎𑐬𑐶 𑐩𑐷𑐣𑐱𑑂𑐔 𑐥𑐟𑐒𑑂𑐐𑐨𑑂𑐬𑐩𑐬𑐩𑐺𑐐𑐵𑑅 𑑋 <text:s/></text:span></text:p>
      <text:p text:style-name="P2"><text:span text:style-name="T5">𑐟𑑂𑐰𑐐𑑂𑐖𑐶𑐴𑑂𑐰𑐵 𑐔 𑐟𑐠𑐵 𑐑𑑂𑐬𑐵𑐞𑐵 𑐔𑐎𑑂𑐲𑐸𑑅 𑐱𑑂𑐬𑐰𑐞𑐩𑐶𑐣𑑂𑐡𑑂𑐬𑐶𑐫𑐵𑑅 𑑋𑑋 𑑔.𑑕𑑒 𑑋𑑋 <text:s text:c="2"/></text:span></text:p>
      <text:p text:style-name="P2"><text:span text:style-name="T5">𑐡𑐸𑐬𑑂𑐖𑐫𑐾𑐣𑑂𑐡𑑂𑐬𑐶𑐫𑐩𑐾𑐎𑐿𑐎𑑄 𑐳𑐬𑑂𑐰𑐾 𑐥𑑂𑐬𑐵𑐞𑐴𑐬𑐵𑑅 𑐳𑑂𑐩𑐺𑐟𑐵𑑅 𑑋 <text:s/></text:span></text:p>
      <text:p text:style-name="P2"><text:span text:style-name="T5">𑐡𑐩𑑄 𑐫𑑀 𑐖𑐫𑐟𑐾 𑑇𑐳𑐩𑑂𑐫𑐐𑑂𑐣𑐶𑐬𑑂𑐡𑐩𑑀 𑐣𑐶𑐢𑐣𑑄 𑐰𑑂𑐬𑐖𑐾𑐟𑑂 𑑋𑑋 𑑔.𑑕𑑓 𑑋𑑋 <text:s text:c="2"/></text:span></text:p>
      <text:p text:style-name="P2"><text:span text:style-name="T5">𑐩𑐺𑐐𑐾 𑐱𑑂𑐬𑑀𑐟𑑂𑐬𑐰𑐱𑐵𑐣𑑂𑐩𑐺𑐟𑑂𑐫𑐸𑑅 𑐥𑐟𑐒𑑂𑐐𑐵𑐱𑑂𑐔𑐎𑑂𑐲𑐸𑐲𑑀𑐬𑑂𑐩𑐺𑐟𑐵𑑅 𑑋 <text:s/></text:span></text:p>
      <text:p text:style-name="P2"><text:span text:style-name="T5">𑐑𑑂𑐬𑐵𑐞𑐫𑐵 𑐨𑑂𑐬𑐩𑐬𑑀 𑐣𑐲𑑂𑐚𑑀 𑐣𑐲𑑂𑐚𑑀 𑐩𑐷𑐣𑐱𑑂𑐔 𑐖𑐶𑐴𑑂𑐰𑐫𑐵 𑑋𑑋 𑑔.𑑕𑑔 𑑋𑑋 <text:s text:c="2"/></text:span></text:p>
      <text:p text:style-name="P2"><text:span text:style-name="T5">𑐳𑑂𑐥𑐬𑑂𑐱𑐾𑐣 𑐔 𑐎𑐬𑐷 𑐣𑐲𑑂𑐚𑑀 𑐧𑐣𑑂𑐢𑐣𑐵𑐰𑐵𑐳𑐡𑐸𑑅𑐳𑐴𑑅 𑑋 <text:s/></text:span></text:p>
      <text:p text:style-name="P2"><text:span text:style-name="T5">𑐎𑐶𑑄 𑐥𑐸𑐣𑑅 𑐥𑐘𑑂𑐔𑐨𑐸𑐎𑑂𑐟𑐵𑐣𑐵𑑄 𑐩𑐺𑐟𑑂𑐫𑐸𑐳𑑂𑐟𑐾𑐨𑑂𑐫𑑅 𑐎𑐶𑐩𑐡𑑂𑐨𑐸𑐟𑑈𑑋𑑋 𑑔.𑑕𑑕 𑑋𑑋 <text:s text:c="2"/></text:span></text:p>
      <text:p text:style-name="P2"><text:span text:style-name="T5">𑐥𑐸𑐬𑐹𑐬𑐰𑑀 𑑇𑐟𑐶𑐮𑑀𑐨𑐾𑐣 𑐀𑐟𑐶𑐎𑐵𑐩𑐾𑐣 𑐡𑐞𑑂𑐜𑐎𑑅 𑑋 <text:s/></text:span></text:p>
      <text:p text:style-name="P2"><text:span text:style-name="T5">𑐳𑐵𑐐𑐬𑐵𑐱𑑂𑐔𑐵𑐟𑐶𑐡𑐬𑑂𑐥𑐾𑐞 𑐀𑐟𑐶𑐩𑐵𑐣𑐾𑐣 𑐬𑐵𑐰𑐞𑑅 𑑋𑑋 𑑔.𑑕𑑖 𑑋𑑋 <text:s text:c="2"/></text:span></text:p>
      <text:p text:style-name="P2"><text:span text:style-name="T5">𑐀𑐟𑐶𑐎𑑂𑐬𑑀𑐢𑐾𑐣 𑐳𑑁𑐡𑐵𑐳 𑐀𑐟𑐶𑐥𑐵𑐣𑐾𑐣 𑐫𑐵𑐡𑐰𑐵𑑅 𑑋 <text:s/></text:span></text:p>
      <text:p text:style-name="P2"><text:span text:style-name="T5">𑐀𑐟𑐶𑐟𑐺𑐲𑑂𑐞𑐵𑐔𑑂𑐔 𑐩𑐵𑐣𑑂𑐢𑐵𑐟𑐵 𑐣𑐴𑐸𑐲𑑀 𑐡𑑂𑐰𑐶𑐖𑐰𑐖𑑂𑐘𑐫𑐵 𑑋𑑋 𑑔.𑑕𑑗 𑑋𑑋 <text:s text:c="2"/></text:span></text:p>
      <text:p text:style-name="P2"><text:span text:style-name="T5">𑐀𑐟𑐶𑐡𑐵𑐣𑐵𑐡𑑂𑐧𑐮𑐶𑐬𑑂𑐣𑐲𑑂𑐚 𑐀𑐟𑐶𑐱𑑁𑐬𑑂𑐫𑐾𑐞 𑐀𑐬𑑂𑐖𑐸𑐣𑑅 𑑋 <text:s/></text:span></text:p>
      <text:p text:style-name="P2"><text:span text:style-name="T5">𑐀𑐟𑐶𑐡𑑂𑐫𑐹𑐟𑐵𑐣𑑂𑐣𑐮𑑀 𑐬𑐵𑐖𑐵 𑐣𑐺𑐐𑑀 𑐐𑑀𑐴𑐬𑐞𑐾𑐣 𑐟𑐸 𑑋𑑋 𑑔.𑑕𑑘 𑑋𑑋 <text:s text:c="2"/></text:span></text:p>
      <text:p text:style-name="P2"><text:span text:style-name="T5">𑐡𑐩𑐾𑐣 𑐴𑐷𑐣𑑅 𑐥𑐸𑐬𑐸𑐲𑑀 𑐡𑑂𑐰𑐶𑐖𑐾𑐣𑑂𑐡𑑂𑐬 <text:s/></text:span></text:p>
      <text:p text:style-name="P2"><text:span text:style-name="T5">𑐳𑑂𑐰𑐬𑑂𑐐𑑄 𑐔 𑐩𑑀𑐎𑑂𑐲𑑄 𑐔 𑐳𑐸𑐏𑑄 𑐔 𑐣𑐵𑐳𑑂𑐟𑐶 𑑋 <text:s/></text:span></text:p>
      <text:p text:style-name="P2"><text:span text:style-name="T5">𑐰𑐶𑐖𑑂𑐘𑐵𑐣𑐢𑐬𑑂𑐩𑐎𑐸𑐮𑐎𑐷𑐬𑑂𑐟𑐶𑐣𑐵𑐱 <text:s/></text:span></text:p>
      <text:p text:style-name="P2"><text:span text:style-name="T5">𑐨𑐰𑐣𑑂𑐟𑐶 𑐰𑐶𑐥𑑂𑐬 𑐡𑐩𑐫𑐵 𑐰𑐶𑐴𑐷𑐣𑐵𑑅 𑑋𑑋 𑑔.𑑕𑑙 𑑋𑑋 <text:s text:c="2"/></text:span></text:p>
      <text:p text:style-name="P2"><text:span text:style-name="T5"><text:s text:c="2"/></text:span></text:p>
      <text:p text:style-name="P2"><text:span text:style-name="T5">---- 𑐫𑐩𑐾𑐲𑐸 𑐑𑐺𑐞𑐵 (𑑖) ---- <text:s/></text:span></text:p>
      <text:p text:style-name="P2"><text:span text:style-name="T5"><text:s text:c="2"/></text:span></text:p>
      <text:p text:style-name="P2"><text:span text:style-name="T5">𑐣𑐶𑐬𑑂𑐑𑐺𑐞𑑀 𑐣 𑐥𑐬𑐟𑑂𑐬𑐵𑐳𑑂𑐟𑐶 𑐣𑐶𑐬𑑂𑐑𑐺𑐞𑑀 𑐣 𑐂𑐴𑐵𑐳𑑂𑐟𑐶 𑐰𑐿 𑑋 <text:s/></text:span></text:p>
      <text:p text:style-name="P2"><text:span text:style-name="T5">𑐣𑐶𑐬𑑂𑐑𑐺𑐞𑐾 𑐣 𑐔 𑐢𑐬𑑂𑐩𑑀 𑑇𑐳𑑂𑐟𑐶 𑐣𑐶𑐬𑑂𑐑𑐺𑐞𑐾 𑐣 𑐟𑐥𑑀 𑑇𑐳𑑂𑐟𑐶 𑐰𑐿 𑑋𑑋 𑑔.𑑖𑑐 𑑋𑑋 <text:s text:c="2"/></text:span></text:p>
      <text:p text:style-name="P2"><text:span text:style-name="T5">𑐥𑐬𑐳𑑂𑐟𑑂𑐬𑐷𑐲𑐸 𑐥𑐬𑐵𑐬𑑂𑐠𑐾𑐲𑐸 𑐥𑐬𑐖𑐷𑐰𑐵𑐥𑐎𑐬𑑂𑐲𑐞𑐾 𑑋 <text:s/></text:span></text:p>
      <text:p text:style-name="P2"><text:span text:style-name="T5">𑐥𑐬𑐣𑐶𑐣𑑂𑐡𑐵𑐥𑐬𑐵𑐣𑑂𑐣𑐾𑐲𑐸 𑐑𑐺𑐞𑐵𑑄 𑐥𑐘𑑂𑐔𑐳𑐸 𑐎𑐵𑐬𑐫𑐾𑐟𑑂 𑑋𑑋 𑑔.𑑖𑑑 𑑋𑑋 <text:s text:c="2"/></text:span></text:p>
      <text:p text:style-name="P2"><text:soft-page-break/><text:span text:style-name="T5">𑐥𑐬𑐳𑑂𑐟𑑂𑐬𑐷 𑐱𑐺𑐞𑐸 𑐰𑐶𑐥𑑂𑐬𑐾𑐣𑑂𑐡𑑂𑐬 𑐑𑐺𑐞𑐷𑐎𑐵𑐬𑑂𑐫𑐵 𑐳𑐡𑐵 𑐧𑐸𑐢𑐿𑑅 𑑋 <text:s/></text:span></text:p>
      <text:p text:style-name="P2"><text:span text:style-name="T5">𑐬𑐵𑐖𑑂𑐘𑐷 𑐰𑐶𑐥𑑂𑐬𑐷 𑐥𑐬𑐶𑐰𑑂𑐬𑐵𑐖𑐵 𑐳𑑂𑐰𑐫𑑀𑐣𑐶𑐥𑐬𑐫𑑀𑐣𑐶𑐲𑐸 𑑋𑑋 𑑔.𑑖𑑒 𑑋𑑋 <text:s text:c="2"/></text:span></text:p>
      <text:p text:style-name="P2"><text:span text:style-name="T5">𑐥𑐬𑐵𑐬𑑂𑐠𑐾 𑐱𑐺𑐞𑐸 𑐨𑐹𑐫𑑀 𑑇𑐣𑑂𑐫 𑐀𑐣𑑂𑐫𑐵𑐫𑐵𑐬𑑂𑐠{-}𑐩{-}𑐄𑐥𑐵𑐬𑑂𑐖𑐣𑑈𑑋 <text:s/></text:span></text:p>
      <text:p text:style-name="P2"><text:span text:style-name="T5">𑐁𑐝𑐥𑑂𑐬𑐳𑑂𑐠𑐟𑐸𑐮𑐵𑐰𑑂𑐫𑐵𑐖𑐿𑑅 𑐥𑐬𑐵𑐬𑑂𑐠𑑄 𑐫𑑀 𑑇𑐥𑐎𑐬𑑂𑐲𑐟𑐶 𑑋𑑋 𑑔.𑑖𑑓 𑑋𑑋 <text:s text:c="2"/></text:span></text:p>
      <text:p text:style-name="P2"><text:span text:style-name="T5">𑐖𑐷𑐰𑐵𑐥𑐎𑐬𑑂𑐲𑐞𑐾 𑐰𑐶𑐥𑑂𑐬 𑐑𑐺𑐞𑐷𑐎𑐸𑐬𑑂𑐰𑐷𑐟 𑐥𑐞𑑂𑐜𑐶𑐟𑑅 𑑋 <text:s/></text:span></text:p>
      <text:p text:style-name="P2"><text:span text:style-name="T5">𑐰𑐣𑐖𑐵𑐰𑐣𑐖𑐵 𑐖𑐷𑐰𑐵 𑐰𑐶𑐮𑐐𑐵𑐱𑑂𑐔𑐬𑐞𑐵𑐔𑐬𑐵𑑅 𑑋𑑋 𑑔.𑑖𑑔 𑑋𑑋 <text:s text:c="2"/></text:span></text:p>
      <text:p text:style-name="P2"><text:span text:style-name="T5">𑐥𑐬𑐣𑐶𑐣𑑂𑐡𑐵 𑐔 𑐎𑐵 𑐰𑐶𑐥𑑂𑐬 𑐱𑐺𑐞𑐸 𑐰𑐎𑑂𑐲𑑂𑐫𑐾 𑐳𑐩𑐵𑐳𑐟𑑅 𑑋 <text:s/></text:span></text:p>
      <text:p text:style-name="P2"><text:span text:style-name="T5">𑐡𑐾𑐰𑐵𑐣𑐵𑑄 𑐧𑑂𑐬𑐵𑐴𑑂𑐩𑐞𑐵𑐣𑐵𑑄 𑐔 𑐐𑐸𑐬𑐸𑐩𑐵𑐟𑐵𑐟𑐶𑐠𑐶𑐡𑑂𑐰𑐶𑐲𑑅 𑑋𑑋 𑑔.𑑖𑑕 𑑋𑑋 <text:s text:c="2"/></text:span></text:p>
      <text:p text:style-name="P2"><text:span text:style-name="T5">𑐥𑐬𑐵𑐣𑑂𑐣𑐾𑐲𑐸 𑐑𑐺𑐞𑐵 𑐎𑐵𑐬𑑂𑐫𑐵 𑐀𑐨𑑀𑐖𑑂𑐫𑐾𑐲𑐸 𑐔 𑐨𑑀𑐖𑐣𑑈𑑋 <text:s/></text:span></text:p>
      <text:p text:style-name="P2"><text:span text:style-name="T5">𑐳𑐹𑐟𑐎𑐾 𑐩𑐺𑐟𑐎𑐾 𑐱𑑁𑐞𑑂𑐜𑐾 𑐰𑐬𑑂𑐞𑐨𑑂𑐬𑐲𑑂𑐚𑐎𑐸𑐮𑐾 𑐣𑐚𑐾 𑑋𑑋 𑑔.𑑖𑑖 𑑋𑑋 <text:s text:c="2"/></text:span></text:p>
      <text:p text:style-name="P2"><text:span text:style-name="T5">𑐊𑐟𑐾 𑐥𑐘𑑂𑐔𑐑𑐺𑐞𑐵𑐳𑐸 𑐳𑐎𑑂𑐟𑐥𑐸𑐬𑐸𑐲𑐵𑑅 𑐳𑑂𑐰𑐬𑑂𑐐𑐵𑐬𑑂𑐠𑐩𑑀𑐎𑑂𑐲𑐵𑐬𑑂𑐠𑐶𑐣𑑀 <text:s/></text:span></text:p>
      <text:p text:style-name="P2"><text:span text:style-name="T5">𑐮𑑀𑐎𑐾 𑑇𑐣𑐶𑐣𑑂𑐡𑐣𑐩𑐵𑐥𑑂𑐣𑐸𑐰𑐣𑑂𑐟𑐶 𑐳𑐟𑐟𑑄 𑐎𑐷𑐬𑑂𑐟𑐶𑐬𑑂𑐫𑐱𑑀𑑇𑐮𑑄𑐎𑐺𑐟𑐵𑑅 𑑋 <text:s/></text:span></text:p>
      <text:p text:style-name="P2"><text:span text:style-name="T5">𑐥𑑂𑐬𑐖𑑂𑐘𑐵𑐧𑑀𑐢𑐱𑑂𑐬𑐸𑐟𑐶𑑄 𑐳𑑂𑐩𑐺𑐟𑐶𑑄 𑐔 𑐮𑐨𑐟𑐾 𑐩𑐵𑐣𑑄 𑐔 𑐣𑐶𑐟𑑂𑐫𑑄 𑐮𑐨𑐾𑐡𑑂 <text:s/></text:span></text:p>
      <text:p text:style-name="P2"><text:span text:style-name="T5">𑐡𑐵𑐎𑑂𑐲𑐶𑐞𑑂𑐫𑑄 𑐳𑐨𑐰𑐾𑐟𑑂𑐳 𑐁𑐫𑐸𑐲 𑐥𑐬𑑄 𑐥𑑂𑐬𑐵𑐥𑑂𑐣𑑀𑐟𑐶 𑐣𑐶𑑅𑐳𑑄𑐱𑐫𑑅 𑑋𑑋 𑑔.𑑖𑑗 𑑋𑑋 <text:s text:c="2"/></text:span></text:p>
      <text:p text:style-name="P2"><text:span text:style-name="T5"><text:s text:c="2"/></text:span></text:p>
      <text:p text:style-name="P2"><text:span text:style-name="T5">---- 𑐫𑐩𑐾𑐲𑐸 𑐥𑐘𑑂𑐔𑐰𑐶𑐢𑑀 𑐢𑐣𑑂𑐫𑑅 (𑑗) ---- <text:s/></text:span></text:p>
      <text:p text:style-name="P2"><text:span text:style-name="T5"><text:s text:c="2"/></text:span></text:p>
      <text:p text:style-name="P2"><text:span text:style-name="T5">𑐔𑐟𑐸𑐬𑑂𑐩𑑁𑐣𑑄 𑐔𑐟𑐸𑑅𑐱𑐟𑑂𑐬𑐸𑐱𑑂𑐔𑐟𑐸𑐬𑐵𑐫𑐟𑐣𑑄 𑐟𑐠𑐵 𑑋 <text:s/></text:span></text:p>
      <text:p text:style-name="P2"><text:span text:style-name="T5">𑐔𑐟𑐸𑐬𑑂𑐢𑑂𑐫𑐵𑐣𑑄 𑐔𑐟𑐸𑐲𑑂𑐥𑐵𑐡𑑄 𑐥𑐘𑑂𑐔𑐢𑐣𑑂𑐫𑐰𑐶𑐢𑑀𑐔𑑂𑐫𑐟𑐾 𑑋𑑋 𑑔.𑑖𑑘 𑑋𑑋 <text:s text:c="2"/></text:span></text:p>
      <text:p text:style-name="P2"><text:span text:style-name="T5">𑐔𑐟𑐸𑐬𑑂𑐩𑑁𑐣𑐳𑑂𑐫 𑐰𑐎𑑂𑐲𑑂𑐫𑐵𑐩𑐶 𑐱𑐺𑐞𑐸𑐲𑑂𑐰𑐵𑐰𑐴𑐶𑐟𑑀 𑐨𑐰 𑑋 <text:s/></text:span></text:p>
      <text:p text:style-name="P2"><text:span text:style-name="T5">𑐥𑐵𑐬𑐸𑐲𑑂𑐫𑐥𑐶𑐱𑐸𑐣𑐵𑐩𑐶𑐠𑑂𑐫𑐵𑐳𑐩𑑂𑐨𑐶𑐣𑑂𑐣𑐵𑐣𑐶 𑐔 𑐰𑐬𑑂𑐖𑐫𑐾𑐟𑑂 𑑋𑑋 𑑔.𑑖𑑙 𑑋𑑋 <text:s text:c="2"/></text:span></text:p>
      <text:p text:style-name="P2"><text:span text:style-name="T5">𑐎𑐵𑐩𑑅 𑐎𑑂𑐬𑑀𑐢𑐱𑑂𑐔 𑐮𑑀𑐨𑐱𑑂𑐔 𑐩𑑀𑐴𑐱𑑂𑐔𑐿𑐰 𑐔𑐟𑐸𑐬𑑂𑐰𑐶𑐢𑑅 𑑋 <text:s text:c="2"/></text:span></text:p>
      <text:p text:style-name="P2"><text:span text:style-name="T5">𑐔𑐟𑐸𑑅𑐱𑐟𑑂𑐬𑐸𑐬𑑂𑐣𑐶𑐴𑐣𑑂𑐟𑐰𑑂𑐫𑑅 𑐳𑑀 𑑇𑐬𑐶𑐴𑐵 𑐰𑐷𑐟𑐎𑐮𑑂𑐩𑐲𑑅 𑑋𑑋 𑑔.𑑗𑑐 𑑋𑑋 <text:s text:c="2"/></text:span></text:p>
      <text:p text:style-name="P2"><text:span text:style-name="T5">𑐔𑐟𑐸𑐬𑐵𑐫𑐟𑐣𑑄 𑐰𑐶𑐥𑑂𑐬 𑐎𑐠𑐫𑐶𑐲𑑂𑐫𑐵𑐩𑐶 𑐟𑐔𑑂𑐕𑐺𑐞𑐸 𑑋 <text:s/></text:span></text:p>
      <text:p text:style-name="P2"><text:span text:style-name="T5">𑐎𑐬𑐸𑐞𑐵 𑐩𑐸𑐡𑐶𑐟𑑀𑐥𑐾𑐎𑑂𑐲𑐵 𑐩𑐿𑐟𑑂𑐬𑐷 𑐔𑐵𑐫𑐟𑐣𑑄 𑐳𑑂𑐩𑐺𑐟𑑈𑑋𑑋 𑑔.𑑗𑑑 𑑋𑑋 <text:s text:c="2"/></text:span></text:p>
      <text:p text:style-name="P2"><text:span text:style-name="T5">𑐔𑐟𑐸𑐬𑑂𑐢𑑂𑐫𑐵𑐣𑐵𑐢𑐸𑐣𑐵 𑐰𑐎𑑂𑐲𑑂𑐫𑐾 𑐳𑑄𑐳𑐵𑐬𑐵𑐬𑑂𑐞𑐰𑐟𑐵𑐬𑐞𑑈𑑋 <text:s/></text:span></text:p>
      <text:p text:style-name="P2"><text:span text:style-name="T5">𑐁𑐟𑑂𑐩𑐰𑐶𑐡𑑂𑐫𑐵𑐨𑐰𑑅 𑐳𑐹𑐎𑑂𑐲𑑂𑐩𑑄 𑐢𑑂𑐫𑐵𑐣𑐩𑐸𑐎𑑂𑐟𑑄 𑐔𑐟𑐸𑐬𑑂𑐰𑐶𑐢𑑈𑑋𑑋 𑑔.𑑗𑑒 𑑋𑑋 <text:s text:c="2"/></text:span></text:p>
      <text:p text:style-name="P2"><text:span text:style-name="T5">𑐁𑐟𑑂𑐩𑐟𑐟𑑂𑐟𑑂𑐰𑑅 𑐳𑑂𑐩𑐺𑐟𑑀 𑐢𑐬𑑂𑐩𑑀 𑐰𑐶𑐡𑑂𑐫𑐵 𑐥𑐘𑑂𑐔𑐳𑐸 𑐥𑐘𑑂𑐔𑐢𑐵 𑑋 <text:s/></text:span></text:p>
      <text:p text:style-name="P2"><text:span text:style-name="T5">𑐲𑐚𑑂𑐟𑑂𑐬𑐶𑑄𑐱𑐵𑐎𑑂𑐲𑐬𑐩𑐶𑐟𑑂𑐫𑐵𑐴𑐸𑑅 𑐳𑐹𑐎𑑂𑐲𑑂𑐩𑐟𑐟𑑂𑐟𑑂𑐰𑐩𑐮𑐎𑑂𑐲𑐞𑑈𑑋𑑋 𑑔.𑑗𑑓 𑑋𑑋 <text:s text:c="2"/></text:span></text:p>
      <text:p text:style-name="P2"><text:span text:style-name="T5">𑐔𑐟𑐸𑐲𑑂𑐥𑐵𑐡𑑅 𑐳𑑂𑐩𑐺𑐟𑑀 𑐢𑐬𑑂𑐩𑐱𑑂𑐔𑐟𑐸𑐬𑐵𑐱𑑂𑐬𑐩𑐩𑐵𑐱𑑂𑐬𑐶𑐟𑑅 𑑋 <text:s/></text:span></text:p>
      <text:p text:style-name="P2"><text:span text:style-name="T5">𑐐𑐺𑐴𑐳𑑂𑐠𑑀 𑐧𑑂𑐬𑐴𑑂𑐩𑐔𑐵𑐬𑐷 𑐔 𑐰𑐵𑐣𑐥𑑂𑐬𑐳𑑂𑐠𑑀 𑑇𑐠 𑐨𑐿𑐎𑑂𑐲𑐸𑐎𑑅 𑑋𑑋 𑑔.𑑗𑑔 𑑋𑑋 <text:s text:c="2"/></text:span></text:p>
      <text:p text:style-name="P2"><text:span text:style-name="T5">𑐢𑐣𑑂𑐫𑐵𑐳𑑂𑐟𑐾 𑐫𑐿𑐬𑐶𑐡𑑄 𑐰𑐾𑐟𑑂𑐟𑐶 𑐣𑐶𑐏𑐶𑐮𑐾𑐣 𑐡𑑂𑐰𑐶𑐖𑑀𑐟𑑂𑐟𑐩 𑑋 <text:s/></text:span></text:p>
      <text:p text:style-name="P2"><text:span text:style-name="T5">𑐥𑐵𑐰𑐣𑑄 𑐳𑐬𑑂𑐰𑐥𑐵𑐥𑐵𑐣𑐵𑑄 𑐥𑐸𑐞𑑂𑐫𑐵𑐣𑐵𑑄 𑐔 𑐥𑑂𑐬𑐰𑐬𑑂𑐢𑐣𑑈𑑋𑑋 𑑔.𑑗𑑕 𑑋𑑋 <text:s text:c="2"/></text:span></text:p>
      <text:p text:style-name="P2"><text:span text:style-name="T5">𑐁𑐫𑐸𑑅 𑐎𑐷𑐬𑑂𑐟𑐶𑐬𑑂𑐫𑐱𑑅 𑐳𑑁𑐏𑑂𑐫𑑄 𑐢𑐣𑑂𑐫𑐵𑐡𑐾𑐰 𑐥𑑂𑐬𑐰𑐬𑑂𑐢𑐟𑐾 𑑋 <text:s/></text:span></text:p>
      <text:p text:style-name="P2"><text:span text:style-name="T5">𑐱𑐵𑐣𑑂𑐟𑐶𑑅 𑐥𑐸𑐲𑑂𑐚𑐶𑑅 𑐳𑑂𑐩𑐺𑐟𑐶𑐬𑑂𑐩𑐾𑐢𑐵 𑐖𑐵𑐫𑐟𑐾 𑐢𑐣𑑂𑐫𑐩𑐵𑐣𑐰𑐾 𑑋𑑋 𑑔.𑑗𑑖 𑑋𑑋 <text:s text:c="2"/></text:span></text:p>
      <text:p text:style-name="P2"><text:span text:style-name="T5"><text:s text:c="2"/></text:span></text:p>
      <text:p text:style-name="P2"><text:span text:style-name="T5">---- 𑐫𑐩𑐾𑐲𑑂𑐰𑐥𑑂𑐬𑐩𑐵𑐡𑑅 (𑑘) ---- <text:s/></text:span></text:p>
      <text:p text:style-name="P2"><text:span text:style-name="T5"><text:s text:c="2"/></text:span></text:p>
      <text:p text:style-name="P2"><text:span text:style-name="T5">𑐥𑑂𑐬𑐩𑐵𑐡𑐳𑑂𑐠𑐵𑐣 𑐥𑐘𑑂𑐔𑐿𑐰 𑐎𑐷𑐬𑑂𑐟𑐫𑐶𑐲𑑂𑐫𑐵𑐩𑐶 𑐟𑐔𑑂𑐕𑐺𑐞𑐸 𑑋 <text:s/></text:span></text:p>
      <text:p text:style-name="P2"><text:span text:style-name="T5">𑐧𑑂𑐬𑐴𑑂𑐩𑐴𑐟𑑂𑐫𑐵 𑐳𑐸𑐬𑐵𑐥𑐵𑐣𑑄 𑐳𑑂𑐟𑐾𑐫𑑀 𑐐𑐸𑐬𑑂𑐰𑐒𑑂𑐐𑐣𑐵𑐐𑐩𑑈𑑋 <text:s/></text:span></text:p>
      <text:p text:style-name="P2"><text:span text:style-name="T5">𑐩𑐴𑐵𑐥𑐵𑐟𑐎𑐩𑐶𑐟𑑂𑐫𑐵𑐴𑐸𑐳𑑂𑐟𑐟𑑂𑐳𑑄𑐫𑑀𑐐𑐷 𑐔 𑐥𑐘𑑂𑐔𑐩𑑅 𑑋𑑋 𑑔.𑑗𑑗 𑑋𑑋 <text:s text:c="2"/></text:span></text:p>
      <text:p text:style-name="P2"><text:span text:style-name="T5">𑐀𑐣𑐺𑐟𑑄 𑐔 𑐳𑐩𑐸𑐟𑑂𑐎𑐬𑑂𑐲𑐾 𑐬𑐵𑐖𑐐𑐵𑐩𑐷 𑐔 𑐥𑐿𑐱𑐸𑐣𑑅 𑑋 <text:s/></text:span></text:p>
      <text:p text:style-name="P2"><text:soft-page-break/><text:span text:style-name="T5">𑐐𑐸𑐬𑑀𑐱𑑂𑐔𑐵𑐮𑐷𑐎𑐣𑐶𑐬𑑂𑐧𑐣𑑂𑐢𑑅 𑐳𑐩𑐵𑐣𑐶 𑐧𑑂𑐬𑐴𑑂𑐩𑐴𑐟𑑂𑐫𑐫𑐵 𑑋𑑋 𑑔.𑑗𑑘 𑑋𑑋 <text:s text:c="2"/></text:span></text:p>
      <text:p text:style-name="P2"><text:span text:style-name="T5">𑐧𑑂𑐬𑐴𑑂𑐩𑑀𑐖𑑂𑐗𑑄 𑐰𑐾𑐡𑐣𑐶𑐣𑑂𑐡𑐵 𑐔 𑐎𑐹𑐚𑐳𑐵𑐎𑑂𑐲𑐷 𑐳𑐸𑐴𑐺𑐡𑑂𑐰𑐢𑑅 𑑋 <text:s/></text:span></text:p>
      <text:p text:style-name="P2"><text:span text:style-name="T5">𑐐𑐬𑑂𑐴𑐶𑐟𑐵𑐣𑐵𑐡𑑂𑐫𑐫𑑀𑐬𑑂𑐖𑐐𑑂𑐢𑐶𑑅 𑐳𑐸𑐬𑐵𑐥𑐵𑐣𑐳𑐩𑐵𑐣𑐶 𑐲𑐚𑑂 𑑋𑑋 𑑔.𑑗𑑙 𑑋𑑋 <text:s text:c="2"/></text:span></text:p>
      <text:p text:style-name="P2"><text:span text:style-name="T5">𑐬𑐾𑐟𑑀𑐟𑑂𑐳𑐾𑐎𑑅 𑐳𑑂𑐰𑐫𑑀𑐣𑑂𑐫𑐵𑐳𑐸 𑐎𑐸𑐩𑐵𑐬𑐷𑐲𑑂𑐰𑐣𑑂𑐟𑑂𑐫𑐖𑐵𑐳𑐸 𑐔 𑑋 <text:s/></text:span></text:p>
      <text:p text:style-name="P2"><text:span text:style-name="T5">𑐳𑐏𑑂𑐫𑐸𑑅 𑐥𑐸𑐟𑑂𑐬𑐳𑑂𑐫 𑐔 𑐳𑑂𑐟𑑂𑐬𑐷𑐲𑐸 𑐐𑐸𑐬𑐸𑐟𑐮𑑂𑐥𑐳𑐩𑑅 𑐳𑑂𑐩𑐺𑐟𑑅 𑑋𑑋 𑑔.𑑘𑑐 𑑋𑑋 <text:s text:c="2"/></text:span></text:p>
      <text:p text:style-name="P2"><text:span text:style-name="T5">𑐣𑐶𑐎𑑂𑐲𑐾𑐥𑐳𑑂𑐫𑐵𑐥𑐴𑐬𑐞𑑄 𑐣𑐬𑐵𑐱𑑂𑐰𑐬𑐖𑐟𑐳𑑂𑐫 𑐔 𑑋 <text:s/></text:span></text:p>
      <text:p text:style-name="P2"><text:span text:style-name="T5">𑐨𑐹𑐩𑐶𑐰𑐖𑑂𑐬𑐩𑐞𑐷𑐣𑐵𑑄 𑐔 𑐬𑐸𑐎𑑂𑐩𑐳𑑂𑐟𑐾𑐫𑐳𑐩𑑅 𑐳𑑂𑐩𑐺𑐟𑑅 𑑋𑑋 𑑔.𑑘𑑑 𑑋𑑋 <text:s text:c="2"/></text:span></text:p>
      <text:p text:style-name="P2"><text:span text:style-name="T5">𑐔𑐟𑑂𑐰𑐵𑐬 𑐊𑐟𑐾 𑐳𑐩𑑂𑐨𑐹𑐫 𑐫𑐟𑑂𑐥𑐵𑐥𑑄 𑐎𑐸𑐬𑐸𑐟𑐾 𑐣𑐬𑑅 𑑋 <text:s/></text:span></text:p>
      <text:p text:style-name="P2"><text:span text:style-name="T5">𑐩𑐴𑐵𑐥𑐵𑐟𑐎𑐥𑐘𑑂𑐔𑐿𑐟𑐟𑑂𑐟𑐾𑐣 𑐳𑐬𑑂𑐰𑑄 𑐥𑑂𑐬𑐎𑐵𑐱𑐶𑐟𑑈𑑋 <text:s/></text:span></text:p>
      <text:p text:style-name="P2"><text:span text:style-name="T5">𑐥𑐘𑑂𑐔𑐥𑑂𑐬𑐩𑐵𑐡𑐩𑐾𑐟𑐵𑐣𑐶 𑐰𑐬𑑂𑐖𑐣𑐷𑐫𑑄 𑐡𑑂𑐰𑐶𑐖𑑀𑐟𑑂𑐟𑐩 𑑋𑑋 𑑔.𑑘𑑒 𑑋𑑋 <text:s text:c="2"/></text:span></text:p>
      <text:p text:style-name="P2"><text:span text:style-name="T5"><text:s text:c="2"/></text:span></text:p>
      <text:p text:style-name="P2"><text:span text:style-name="T5">---- 𑐫𑐩𑐾𑐲𑐸 𑐩𑐵𑐢𑐸𑐬𑑂𑐫𑑈(𑑙) ---- <text:s/></text:span></text:p>
      <text:p text:style-name="P2"><text:span text:style-name="T5"><text:s text:c="2"/></text:span></text:p>
      <text:p text:style-name="P2"><text:span text:style-name="T5">𑐎𑐵𑐫𑐰𑐵𑐒𑑂𑐩𑐣𑐩𑐵𑐢𑐸𑐬𑑂𑐫𑐱𑑂𑐔𑐎𑑂𑐲𑐸𑐬𑑂𑐧𑐸𑐡𑑂𑐢𑐶𑐱𑑂𑐔 𑐥𑐘𑑂𑐔𑐩𑑅 𑑋 <text:s/></text:span></text:p>
      <text:p text:style-name="P2"><text:span text:style-name="T5">𑐳𑑁𑐩𑑂𑐫𑐡𑐺𑐲𑑂𑐚𑐶𑐥𑑂𑐬𑐡𑐵𑐣𑑄 𑐔 𑐎𑑂𑐬𑐹𑐬𑐧𑐸𑐡𑑂𑐢𑐶𑑄 𑐔 𑐰𑐬𑑂𑐖𑐫𑐾𑐟𑑂 𑑋𑑋 𑑔.𑑘𑑓 𑑋𑑋 <text:s text:c="2"/></text:span></text:p>
      <text:p text:style-name="P2"><text:span text:style-name="T5">𑐥𑑂𑐬𑐳𑐣𑑂𑐣𑐩𑐣𑐳𑐵 𑐢𑑂𑐫𑐵𑐫𑐾𑐟𑑂𑐥𑑂𑐬𑐶𑐫𑐰𑐵𑐎𑑂𑐫𑐩𑐸𑐡𑐷𑐬𑐫𑐾𑐟𑑂 𑑋 <text:s/></text:span></text:p>
      <text:p text:style-name="P2"><text:span text:style-name="T5">𑐫𑐠𑐵𑐱𑐎𑑂𑐟𑐶𑐥𑑂𑐬𑐡𑐵𑐣𑑄 𑐔 𑐳𑑂𑐰𑐵𑐱𑑂𑐬𑐩𑐵𑐨𑑂𑐫𑐵𑐐𑐟𑑀 𑐐𑐸𑐬𑐸𑑅 𑑋𑑋 𑑔.𑑘𑑔 𑑋𑑋 <text:s text:c="2"/></text:span></text:p>
      <text:p text:style-name="P2"><text:span text:style-name="T5">𑐂𑐣𑑂𑐢𑐣𑑀𑐡𑐎𑐡𑐵𑐣𑑄 𑐔 𑐖𑐵𑐟𑐰𑐾𑐡𑐩𑐠𑐵𑐥𑐶 𑐰𑐵 𑑋 <text:s/></text:span></text:p>
      <text:p text:style-name="P2"><text:span text:style-name="T5">𑐳𑐸𑐮𑐨𑐵𑐣𑐶 𑐣 𑐡𑐟𑑂𑐟𑐵𑐣𑐶 𑐂𑐣𑑂𑐢𑐣𑐵𑐐𑑂𑐣𑑂𑐫𑐸𑐡𑐎𑐵𑐣𑐶 𑐔 𑑋 <text:s/></text:span></text:p>
      <text:p text:style-name="P2"><text:span text:style-name="T5">𑐎𑑂𑐲𑐸𑐟𑐾 𑐖𑐷𑐰𑐾𑐟𑐶 𑐰𑐵 𑐣𑑀𑐎𑑂𑐟𑑄 𑐟𑐳𑑂𑐫 𑐎𑐶𑑄 𑐥𑐬𑐟𑑅 𑐦𑐮𑑈𑑋𑑋 𑑔.𑑘𑑕 𑑋𑑋 <text:s text:c="2"/></text:span></text:p>
      <text:p text:style-name="P2"><text:span text:style-name="T5"><text:s text:c="2"/></text:span></text:p>
      <text:p text:style-name="P2"><text:span text:style-name="T5">---- 𑐫𑐩𑐾𑐲𑑂𑐰𑐵𑐬𑑂𑐖𑐰𑑈(𑑑𑑐) ---- <text:s/></text:span></text:p>
      <text:p text:style-name="P2"><text:span text:style-name="T5"><text:s text:c="2"/></text:span></text:p>
      <text:p text:style-name="P2"><text:span text:style-name="T5">𑐥𑐘𑑂𑐔𑐵𑐬𑑂𑐖𑐰𑐵𑑅 𑐥𑑂𑐬𑐱𑑄𑐳𑐣𑑂𑐟𑐶 𑐩𑐸𑐣𑐫𑐳𑑂𑐟𑐟𑑂𑐟𑑂𑐰𑐡𑐬𑑂𑐱𑐶𑐣𑑅 𑑋 <text:s/></text:span></text:p>
      <text:p text:style-name="P2"><text:span text:style-name="T5">𑐎𑐬𑑂𑐩𑐰𑐺𑐟𑑂𑐟𑑂𑐫𑐵𑐨𑐶𑐰𑐺𑐡𑑂𑐢𑐶𑑄 𑐔 𑐥𑐵𑐬𑐟𑑀𑐲𑐶𑐎𑐩𑐾𑐰 𑐔 𑑋 <text:s/></text:span></text:p>
      <text:p text:style-name="P2"><text:span text:style-name="T5">𑐳𑑂𑐟𑑂𑐬𑐷𑐢𑐣𑑀𑐟𑑂𑐎𑑀𑐔𑐰𑐶𑐟𑑂𑐟𑑄 𑐔 𑐁𑐬𑑂𑐖𑐰𑑀 𑐣𑐵𑐨𑐶𑐣𑐣𑑂𑐡𑐟𑐶 𑑋𑑋 𑑔.𑑘𑑖 𑑋𑑋 <text:s text:c="2"/></text:span></text:p>
      <text:p text:style-name="P2"><text:span text:style-name="T5">𑐁𑐬𑑂𑐖𑐰𑑀 𑐣 𑐰𑐺𑐠𑐵 𑐫𑐖𑑂𑐘 𑐁𑐬𑑂𑐖𑐰𑑀 𑐣 𑐰𑐺𑐠𑐵 𑐟𑐥𑑅 𑑋 <text:s/></text:span></text:p>
      <text:p text:style-name="P2"><text:span text:style-name="T5">𑐁𑐬𑑂𑐖𑐰𑑀 𑐣 𑐰𑐺𑐠𑐵 𑐡𑐵𑐣𑐩𑐵𑐬𑑂𑐖𑐰𑑀 𑐣 𑐰𑐺𑐠𑐵𑐐𑑂𑐣𑐫𑑅 𑑋𑑋 𑑔.𑑘𑑗 𑑋𑑋 <text:s text:c="2"/></text:span></text:p>
      <text:p text:style-name="P2"><text:span text:style-name="T5">𑐁𑐬𑑂𑐖𑐰𑐳𑑂𑐫𑐾𑐣𑑂𑐡𑑂𑐬𑐶𑐫𑐐𑑂𑐬𑐵𑐩𑑅 𑐳𑐸𑐥𑑂𑐬𑐳𑐣𑑂𑐣𑑀 𑑇𑐥𑐶 𑐟𑐶𑐲𑑂𑐛𑐟𑐶 𑑋 <text:s/></text:span></text:p>
      <text:p text:style-name="P2"><text:span text:style-name="T5">𑐁𑐬𑑂𑐖𑐰𑐳𑑂𑐫 𑐳𑐡𑐵 𑐡𑐾𑐰𑐵𑑅 𑐎𑐵𑐫𑐾 𑐟𑐳𑑂𑐫 𑐔𑐬𑐣𑑂𑐟𑐶 𑐟𑐾 𑑋𑑋 𑑔.𑑘𑑘 𑑋𑑋 <text:s text:c="2"/></text:span></text:p>
      <text:p text:style-name="P2"><text:span text:style-name="T5">𑐂𑐟𑐶 𑐫𑐩𑐥𑑂𑐬𑐰𑐶𑐨𑐵𑐐𑑅 𑐎𑐷𑐬𑑂𑐟𑐶𑐟𑑀 𑑇𑐫𑑄 𑐡𑑂𑐰𑐶𑐖𑐾𑐣𑑂𑐡𑑂𑐬 <text:s/></text:span></text:p>
      <text:p text:style-name="P2"><text:span text:style-name="T5">𑐂𑐴 𑐥𑐬𑐟 𑐳𑐸𑐏𑐵𑐬𑑂𑐠𑑄 𑐎𑐵𑐬𑐫𑐾𑐟𑑂𑐟𑑄 𑐩𑐣𑐸𑐲𑑂𑐫𑑅 𑑋 <text:s/></text:span></text:p>
      <text:p text:style-name="P2"><text:span text:style-name="T5">𑐡𑐸𑐬𑐶𑐟𑐩𑐮𑐥𑐴𑐵𑐬𑐷 𑐱𑐒𑑂𑐎𑐬𑐳𑑂𑐫𑐵𑐖𑑂𑐘𑐫𑐵𑐳𑑂𑐟𑐾 <text:s/></text:span></text:p>
      <text:p text:style-name="P2"><text:span text:style-name="T5">𑐨𑐰𑐟𑐶 𑐥𑐺𑐠𑐶𑐰𑐶𑐨𑐬𑑂𑐟𑐵 𑐴𑑂𑐫𑐾𑐎𑐕𑐟𑑂𑐬𑐥𑑂𑐬𑐰𑐬𑑂𑐟𑐵 𑑋𑑋 𑑔.𑑘𑑙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𑐫𑐩𑐰𑐶𑐨𑐵𑐐𑑀 𑐣𑐵𑐩𑐵𑐢𑑂𑐫𑐵𑐫𑐱𑑂𑐔𑐟𑐸𑐬𑑂𑐠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𑐣𑐶𑐫𑐩𑐵𑑅 ---- <text:s/></text:span></text:p>
      <text:p text:style-name="P2"><text:soft-page-break/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𑐎𑐠𑐫 𑐣𑐶𑐫𑐩𑐟𑐟𑑂𑐟𑑂𑐰𑑄 𑐳𑐵𑐩𑑂𑐥𑑂𑐬𑐟𑑄 𑐟𑑂𑐰𑑄 𑐰𑐶𑐱𑐾𑐲𑐵𑐡𑑂 <text:s/></text:span></text:p>
      <text:p text:style-name="P2"><text:span text:style-name="T5">𑐀𑐩𑐺𑐟𑐰𑐔𑐣𑐟𑐸𑐮𑑂𑐫𑑄 𑐱𑑂𑐬𑑀𑐟𑐸𑐎𑐵𑐩𑑀 𑐐𑐟𑑀 𑑇𑐳𑑂𑐩𑐶 𑑋 <text:s/></text:span></text:p>
      <text:p text:style-name="P2"><text:span text:style-name="T5">𑐥𑑂𑐬𑐎𑐺𑐟𑐶𑐡𑐴𑐣𑐡𑐐𑑂𑐢𑑄 𑐖𑑂𑐘𑐵𑐣𑐟𑑀𑐫𑐿𑐬𑑂𑐣𑐶𑐲𑐶𑐎𑑂𑐟𑑈 </text:span></text:p>
      <text:p text:style-name="P2"><text:span text:style-name="T5">𑐀𑐥𑐬 𑐰𑐡{-}𑐩{-}𑐀𑐟𑐖𑑂𑐖𑑂𑐘𑑄 𑐣𑐵𑐳𑑂𑐟𑐶 𑐢𑐬𑑂𑐩𑐾𑐲𑐸 𑐟𑐺𑐥𑑂𑐟𑐶𑑅 𑑋𑑋 𑑕.𑑑 𑑋𑑋 <text:s text:c="2"/></text:span></text:p>
      <text:p text:style-name="P2"><text:span text:style-name="T5">𑐀𑐣𑐬𑑂𑐠𑐫𑐖𑑂𑐘 𑐄𑐰𑐵𑐔 𑑋 <text:s/></text:span></text:p>
      <text:p text:style-name="P2"><text:span text:style-name="T5">𑐱𑑂𑐬𑐰𑐞𑐳𑐸𑐏𑐩𑐟𑑀 𑑇𑐣𑑂𑐫𑐟𑑂𑐎𑐷𑐬𑑂𑐟𑐫𑐶𑐲𑑂𑐫𑐾 𑐡𑑂𑐰𑐶𑐖𑐾𑐣𑑂𑐡𑑂𑐬 <text:s/></text:span></text:p>
      <text:p text:style-name="P2"><text:span text:style-name="T5">𑐣𑐶𑐫𑐩𑐎𑐮𑐰𑐶𑐱𑐾𑐲𑑅 𑐥𑐘𑑂𑐔 𑐥𑐘𑑂𑐔 𑐥𑑂𑐬𑐎𑐵𑐬𑑅 𑑋 <text:s/></text:span></text:p>
      <text:p text:style-name="P2"><text:span text:style-name="T5">𑐴𑐬𑐶𑐴𑐬𑐩𑐸𑐣𑐶𑐨𑐷𑐲𑑂𑐚𑑄 𑐢𑐬𑑂𑐩𑐳𑐵𑐬𑑄 𑐡𑑂𑐰𑐶𑐖𑐾𑐣𑑂𑐡𑑂𑐬 <text:s/></text:span></text:p>
      <text:p text:style-name="P2"><text:span text:style-name="T5">𑐎𑐮𑐶𑐎𑐮𑐸𑐲𑐰𑐶𑐣𑐵𑐱𑑄 𑐥𑑂𑐬𑐵𑐫𑐩𑑀𑐎𑑂𑐲𑐥𑑂𑐬𑐳𑐶𑐡𑑂𑐢𑑈𑑋𑑋 𑑕.𑑒 𑑋𑑋 <text:s text:c="2"/></text:span></text:p>
      <text:p text:style-name="P2"><text:span text:style-name="T5">𑐱𑑁𑐔𑐩𑐶𑐖𑑂𑐫𑐵 𑐟𑐥𑑀 𑐡𑐵𑐣𑑄 𑐳𑑂𑐰𑐵𑐢𑑂𑐫𑐵𑐫𑑀𑐥𑐳𑑂𑐠𑐣𑐶𑐐𑑂𑐬𑐴𑑅 𑑋 <text:s/></text:span></text:p>
      <text:p text:style-name="P2"><text:span text:style-name="T5">𑐰𑑂𑐬𑐟𑑀𑐥𑐰𑐵𑐳𑐩𑑁𑐣𑑄 𑐔 𑐳𑑂𑐣𑐵𑐣𑑄 𑐔 𑐣𑐶𑐫𑐩𑐵 𑐡𑐱 𑑋𑑋 𑑕.𑑓 𑑋𑑋 <text:s text:c="2"/></text:span></text:p>
      <text:p text:style-name="P2"><text:span text:style-name="T5"><text:s text:c="2"/></text:span></text:p>
      <text:p text:style-name="P2"><text:span text:style-name="T5">---- 𑐣𑐶𑐫𑐩𑐾𑐲𑐸 𑐱𑑁𑐔𑑈(𑑑) ---- <text:s/></text:span></text:p>
      <text:p text:style-name="P2"><text:span text:style-name="T5"><text:s text:c="2"/></text:span></text:p>
      <text:p text:style-name="P2"><text:span text:style-name="T5">𑐟𑐟𑑂𑐬 𑐱𑑁𑐔𑐵𑐡𑐶𑐣𑐶𑐬𑑂𑐡𑐾𑐱𑑄 𑐰𑐎𑑂𑐲𑑂𑐫𑐵𑐩𑐷𑐴 𑐡𑑂𑐰𑐶𑐖𑑀𑐟𑑂𑐟𑐩 𑑋 <text:s/></text:span></text:p>
      <text:p text:style-name="P2"><text:span text:style-name="T5">𑐱𑐵𑐬𑐷𑐬𑐱𑑁𑐔𑐩𑐵𑐴𑐵𑐬𑑀 𑐩𑐵𑐟𑑂𑐬𑐵 𑐨𑐵𑐰𑐱𑑂𑐔 𑐥𑐘𑑂𑐔𑐩𑑅 𑑋𑑋 𑑕.𑑔 𑑋𑑋 <text:s text:c="2"/></text:span></text:p>
      <text:p text:style-name="P2"><text:span text:style-name="T5">𑐟𑐵𑐜𑐫𑐾𑐣𑑂𑐣 𑐔 𑐧𑐣𑑂𑐢𑐾𑐟 𑐣 𑐔 𑐥𑑂𑐬𑐵𑐞𑐿𑐬𑑂𑐰𑐶𑐫𑑀𑐖𑐫𑐾𑐟𑑂 𑑋 <text:s/></text:span></text:p>
      <text:p text:style-name="P2"><text:span text:style-name="T5">𑐥𑐬𑐳𑑂𑐟𑑂𑐬𑐷𑐥𑐬𑐡𑑂𑐬𑐰𑑂𑐫𑐾𑐲𑐸 𑐱𑑁𑐔𑑄 𑐎𑐵𑐫𑐶𑐎𑐩𑐸𑐔𑑂𑐫𑐟𑐾 𑑋𑑋 𑑕.𑑕 𑑋𑑋 <text:s text:c="2"/></text:span></text:p>
      <text:p text:style-name="P2"><text:span text:style-name="T5">𑐱𑑂𑐬𑑀𑐟𑑂𑐬𑐱𑑁𑐔𑑄 𑐡𑑂𑐰𑐶𑐖𑐱𑑂𑐬𑐾𑐲𑑂𑐛 𑐐𑐸𑐡𑑀𑐥𑐳𑑂𑐠𑐩𑐸𑐏𑐵𑐡𑐫𑑅 𑑋 <text:s/></text:span></text:p>
      <text:p text:style-name="P2"><text:span text:style-name="T5">𑐩𑐸𑐏𑐳𑑂𑐫𑐵𑐔𑐩𑐣𑑄 𑐱𑑁𑐔𑐩𑐵𑐴𑐵𑐬𑐰𑐔𑐣𑐾𑐲𑐸 𑐔 𑑋𑑋 𑑕.𑑖 𑑋𑑋 <text:s text:c="2"/></text:span></text:p>
      <text:p text:style-name="P2"><text:span text:style-name="T5">𑐩𑐹𑐟𑑂𑐬𑐰𑐶𑐲𑑂𑐚𑐵𑐳𑐩𑐸𑐟𑑂𑐳𑐬𑑂𑐐𑐾 𑐡𑐾𑐰𑐟𑐵𑐬𑐵𑐢𑐣𑐾𑐲𑐸 𑐔 𑑋 <text:s/></text:span></text:p>
      <text:p text:style-name="P2"><text:span text:style-name="T5">𑐩𑐺𑐟𑑂𑐟𑑀𑐫𑐿𑐳𑑂𑐟𑐸 𑐐𑐸𑐡𑑀𑐥𑐳𑑂𑐠𑑄 𑐱𑑁𑐔𑐫𑐷𑐟 𑐰𑐶𑐔𑐎𑑂𑐲𑐞𑑅 𑑋𑑋 𑑕.𑑗 𑑋𑑋 <text:s text:c="2"/></text:span></text:p>
      <text:p text:style-name="P2"><text:span text:style-name="T5">𑐊𑐎𑑀𑐥𑐳𑑂𑐠𑐾 𑐐𑐸𑐡𑐾 𑐥𑐘𑑂𑐔 𑐟𑐠𑐿𑐎𑐟𑑂𑐬 𑐎𑐬𑐾 𑐡𑐱 𑑋 <text:s/></text:span></text:p>
      <text:p text:style-name="P2"><text:span text:style-name="T5">𑐄𑐨𑐫𑑀𑑅 𑐳𑐥𑑂𑐟 𑐡𑐵𑐟𑐰𑑂𑐫𑐵 𑐩𑐺𑐡𑑅 𑐱𑐸𑐡𑑂𑐢𑐶𑑄 𑐳𑐩𑐷𑐴𑐟𑐵 𑑋𑑋 𑑕.𑑘 𑑋𑑋 <text:s text:c="2"/></text:span></text:p>
      <text:p text:style-name="P2"><text:span text:style-name="T5">𑐊𑐟𑐔𑑂𑐕𑑁𑐔𑑄 𑐐𑐺𑐴𑐳𑑂𑐠𑐵𑐣𑐵𑑄 𑐡𑑂𑐰𑐶𑐐𑐸𑐞𑑄 𑐧𑑂𑐬𑐴𑑂𑐩𑐔𑐵𑐬𑐶𑐞𑐵𑑈𑑋 <text:s/></text:span></text:p>
      <text:p text:style-name="P2"><text:span text:style-name="T5">𑐰𑐵𑐣𑐥𑑂𑐬𑐳𑑂𑐠𑐳𑑂𑐫 𑐟𑑂𑐬𑐶𑐐𑐸𑐞𑑄 𑐫𑐟𑐷𑐣𑐵𑑄 𑐟𑐸 𑐔𑐟𑐸𑐬𑑂𑐐𑐸𑐞𑑈𑑋𑑋 𑑕.𑑙 𑑋𑑋 <text:s text:c="2"/></text:span></text:p>
      <text:p text:style-name="P2"><text:span text:style-name="T5">𑐁𑐴𑐵𑐬𑐱𑑁𑐔𑑄 𑐰𑐎𑑂𑐲𑑂𑐫𑐵𑐩𑐶 𑐱𑐺𑐞𑐸𑐲𑑂𑐰𑐵𑐰𑐴𑐶𑐟𑑀 𑐨𑐰 𑑋 <text:s/></text:span></text:p>
      <text:p text:style-name="P2"><text:span text:style-name="T5">𑐨𑐵𑐐𑐡𑑂𑐰𑐫𑑄 𑐟𑐸 𑐨𑐸𑐘𑑂𑐖𑐷𑐟 𑐨𑐵𑐐𑐩𑐾𑐎𑑄 𑐖𑐮𑑄 𑐥𑐶𑐧𑐾𑐟𑑂 𑑋 <text:s/></text:span></text:p>
      <text:p text:style-name="P2"><text:span text:style-name="T5">𑐰𑐵𑐫𑐸𑐳𑑄𑐔𑐵𑐬𑐡𑐵𑐣𑐵𑐬𑑂𑐠𑑄 𑐔𑐟𑐸𑐬𑑂𑐠𑐩𑐰𑐱𑐾𑐲𑐫𑐾𑐟𑑂 𑑋𑑋 𑑕.𑑑𑑐 𑑋𑑋 <text:s text:c="2"/></text:span></text:p>
      <text:p text:style-name="P2"><text:span text:style-name="T5">𑐳𑑂𑐣𑐶𑐐𑑂𑐢𑐳𑑂𑐰𑐵𑐡𑐸𑐬𑐳𑐿𑑅 𑐲𑐜𑑂𑐨𑐶𑐬𑐵𑐴𑐵𑐬𑐲𑐜𑑂𑐬𑐳𑐿𑐬𑑂𑐧𑐸𑐢𑑅 𑑋 <text:s/></text:span></text:p>
      <text:p text:style-name="P2"><text:span text:style-name="T5">𑐢𑐵𑐟𑐸𑐰𑐿𑐲𑐩𑑂𑐫𑐣𑐵𑐱𑑀 𑑇𑐳𑑂𑐟𑐶 𑐣 𑐔 𑐬𑑀𑐐𑐵𑑅 𑐳𑐸𑐡𑐵𑐬𑐸𑐞𑐵𑑅 𑑋𑑋 𑑕.𑑑𑑑 𑑋𑑋 <text:s text:c="2"/></text:span></text:p>
      <text:p text:style-name="P2"><text:span text:style-name="T5">𑐀𑐨𑐎𑑂𑐲𑑂𑐫𑑄 𑐔 𑐣 𑐨𑐎𑑂𑐲𑐾𑐟 𑐀𑐥𑐾𑐫𑑄 𑐣 𑐔 𑐥𑐵𑐫𑐫𑐾𑐟𑑂 𑑋 <text:s/></text:span></text:p>
      <text:p text:style-name="P2"><text:span text:style-name="T5">𑐀𑐐𑐩𑑂𑐫𑑄 𑐣 𑐔 𑐐𑐩𑑂𑐫𑐾𑐟 𑐀𑐰𑐵𑐔𑑂𑐫𑑄 𑐣 𑐔 𑐨𑐵𑐲𑐫𑐾𑐟𑑂 𑑋𑑋 𑑕.𑑑𑑒 𑑋𑑋 <text:s text:c="2"/></text:span></text:p>
      <text:p text:style-name="P2"><text:span text:style-name="T5">𑐮𑐱𑐸𑐣𑑄 𑐔 𑐥𑐮𑐵𑐞𑑂𑐜𑐸𑑄 𑐔 𑐐𑐺𑐘𑑂𑐖𑐣𑑄 𑐎𑐰𑐎𑐵𑐣𑐶 𑐔 𑑋 <text:s/></text:span></text:p>
      <text:p text:style-name="P2"><text:span text:style-name="T5">𑐐𑑁𑐬𑑄 𑐔 𑐳𑐹𑐎𑐬𑑄 𑐩𑐵𑑄𑐳𑑄 𑐰𑐬𑑂𑐖𑐫𑐾𑐔𑑂𑐔 𑐰𑐶𑐢𑐵𑐣𑐟𑑅 𑑋𑑋 𑑕.𑑑𑑓 𑑋𑑋 <text:s text:c="2"/></text:span></text:p>
      <text:p text:style-name="P2"><text:span text:style-name="T5">𑐕𑐟𑑂𑐟𑑂𑐬𑐵𑐎𑑄 𑐰𑐶𑐜𑑂𑐰𑐬𑐵𑐴𑑄 𑐔 𑐐𑑀𑐩𑐵𑑄𑐳𑑄 𑐔 𑐣 𑐨𑐎𑑂𑐲𑐫𑐾𑐟𑑂 𑑋 <text:s/></text:span></text:p>
      <text:p text:style-name="P2"><text:span text:style-name="T5">𑐔𑐚𑐎𑑄 𑐔 𑐎𑐥𑑀𑐟𑑄 𑐔 𑐖𑐵𑐮𑐥𑐵𑐡𑐵𑑄𑐱𑑂𑐔 𑐰𑐬𑑂𑐖𑐫𑐾𑐟𑑂 𑑋𑑋 𑑕.𑑑𑑔 𑑋𑑋 <text:s text:c="2"/></text:span></text:p>
      <text:p text:style-name="P2"><text:span text:style-name="T5">𑐴𑑄𑐳𑐳𑐵𑐬𑐳𑐔𑐎𑑂𑐬𑐵𑐴𑑂𑐰𑐎𑐸𑐎𑑂𑐎𑐸𑐚𑐵𑐣𑑂𑐱𑐸𑐎𑐱𑑂𑐫𑐾𑐣𑐎𑐵𑐣𑑂 𑑋 <text:s/></text:span></text:p>
      <text:p text:style-name="P2"><text:span text:style-name="T5">𑐎𑐵𑐎𑑀𑐮𑐹𑐎𑑄 𑐧𑐮𑐵𑐎𑑄 𑐔 𑐩𑐟𑑂𑐳𑑂𑐫𑐵𑐡𑐷𑑄𑐱𑑂𑐔𑐵𑐥𑐶 𑐰𑐬𑑂𑐖𑐫𑐾𑐟𑑂 𑑋𑑋 𑑕.𑑑𑑕 𑑋𑑋 <text:s text:c="2"/></text:span></text:p>
      <text:p text:style-name="P2"><text:span text:style-name="T5">𑐀𑐩𑐾𑐢𑑂𑐫𑐵𑑄𑐱𑑂𑐔𑐵𑐥𑐰𑐶𑐟𑑂𑐬𑐵𑑄𑐱𑑂𑐔 𑐳𑐬𑑂𑐰𑐵𑐣𑐾𑐰 𑐰𑐶𑐰𑐬𑑂𑐖𑐫𑐾𑐟𑑂 𑑋 <text:s/></text:span></text:p>
      <text:p text:style-name="P2"><text:soft-page-break/><text:span text:style-name="T5">𑐱𑐵𑐎𑐩𑐹𑐮𑐦𑐮𑐵𑐣𑐵𑑄 𑐔 𑐀𑐨𑐎𑑂𑐲𑑂𑐫𑑄 𑐥𑐬𑐶𑐰𑐬𑑂𑐖𑐫𑐾𑐟𑑂 𑑋𑑋 𑑕.𑑑𑑖 𑑋𑑋 <text:s text:c="2"/></text:span></text:p>
      <text:p text:style-name="P2"><text:span text:style-name="T5">𑐩𑐵𑐣𑐰𑐾𑐲𑐸 𑐥𑐸𑐬𑐵𑐞𑐾𑐲𑐸 𑐱𑐿𑐰𑐨𑐵𑐬𑐟𑐳𑑄𑐴𑐶𑐟𑐾 𑑋 <text:s/></text:span></text:p>
      <text:p text:style-name="P2"><text:span text:style-name="T5">𑐎𑐷𑐬𑑂𑐟𑐶𑐟𑐵𑐣𑐶 𑐰𑐶𑐱𑐾𑐲𑐾𑐞 𑐱𑑁𑐔𑐵𑐔𑐵𑐬𑐩𑐱𑐾𑐲𑐟𑑅 𑑋 <text:s/></text:span></text:p>
      <text:p text:style-name="P2"><text:span text:style-name="T5">𑐟𑑂𑐰𑐫𑐵 𑐖𑐶𑐖𑑂𑐘𑐵𑐳𑐶𑐟𑑀 𑑇𑐳𑑂𑐩𑑂𑐫𑐡𑑂𑐫 𑐳𑑄𑐎𑑂𑐲𑐶𑐥𑑂𑐟𑑅 𑐎𑐠𑐶𑐟𑑀 𑐩𑐫𑐵 𑑋𑑋 𑑕.𑑑𑑗 𑑋𑑋 <text:s text:c="2"/></text:span></text:p>
      <text:p text:style-name="P2"><text:span text:style-name="T5">𑐳𑐟𑑂𑐫𑐰𑐵𑐡𑐷 𑐱𑐸𑐔𑐶𑐬𑑂𑐣𑐶𑐟𑑂𑐫𑑄 𑐢𑑂𑐫𑐵𑐣𑐫𑑀𑐐𑐬𑐟𑑅 𑐱𑐸𑐔𑐶𑑅 𑑋 <text:s/></text:span></text:p>
      <text:p text:style-name="P2"><text:span text:style-name="T5">𑐀𑐴𑐶𑑄𑐳𑐎𑑅 𑐱𑐸𑐔𑐶𑐬𑑂𑐡𑐵𑐣𑑂𑐟𑑀 𑐡𑐫𑐵𑐨𑐹𑐟𑐎𑑂𑐲𑐩𑐵 𑐱𑐸𑐔𑐶𑑅 𑑋𑑋 𑑕.𑑑𑑘 𑑋𑑋 <text:s text:c="2"/></text:span></text:p>
      <text:p text:style-name="P2"><text:span text:style-name="T5">𑐳𑐬𑑂𑐰𑐾𑐲𑐵𑐩𑐾𑐰 𑐱𑑁𑐔𑐵𑐣𑐵𑐩𑐬𑑂𑐠𑐱𑑁𑐔𑑄 𑐥𑐬𑑄 𑐳𑑂𑐩𑐺𑐟𑑈𑑋 <text:s/></text:span></text:p>
      <text:p text:style-name="P2"><text:span text:style-name="T5">𑐫𑑀 𑑇𑐬𑑂𑐠𑐾 𑐴𑐶 𑐱𑐸𑐔𑐶𑑅 𑐳 𑐱𑐸𑐔𑐶𑐬𑑂𑐣 𑐩𑐺𑐡𑑂𑐰𑐵𑐬𑐶𑐱𑐸𑐔𑐶𑑅 𑐱𑐸𑐔𑐶𑑅 𑑋 <text:s/></text:span></text:p>
      <text:p text:style-name="P2"><text:span text:style-name="T5">𑐎𑐵𑐫𑐰𑐵𑐒𑑂𑐩𑐣𑐳𑐵𑑄 𑐱𑑁𑐔𑑄 𑐳 𑐱𑐸𑐔𑐶𑑅 𑐳𑐬𑑂𑐰𑐰𑐳𑑂𑐟𑐸𑐲𑐸 𑑋𑑋 𑑕.𑑑𑑙 𑑋𑑋 <text:s text:c="2"/></text:span></text:p>
      <text:p text:style-name="P2"><text:span text:style-name="T5">𑐱𑑁𑐔𑐵𑐱𑑁𑐔𑐰𑐶𑐢𑐶𑐖𑑂𑐘 𑐩𑐵𑐣𑐰 𑐫𑐡𑐶 𑐎𑐵𑐮𑐎𑑂𑐲𑐫𑐾 𑐣𑐶𑐱𑑂𑐔𑐫𑑅 <text:s/></text:span></text:p>
      <text:p text:style-name="P2"><text:span text:style-name="T5">𑐳𑑁𑐨𑐵𑐐𑑂𑐫𑐟𑑂𑐰𑐩𑐰𑐵𑐥𑑂𑐣𑐸𑐰𑐣𑑂𑐟𑐶 𑐳𑐟𑐟𑑄 𑐎𑐷𑐬𑑂𑐟𑐶𑐬𑑂𑐫𑐱𑑀𑑇𑐮𑐒𑑂𑐎𑐺𑐟𑑅 𑑋 <text:s/></text:span></text:p>
      <text:p text:style-name="P2"><text:span text:style-name="T5">𑐥𑑂𑐬𑐵𑐥𑑂𑐟𑑄 𑐟𑐾𑐣 𑐂𑐴𑐿𑐰 𑐥𑐸𑐞𑑂𑐫𑐳𑐎𑐮𑑄 𑐳𑐡𑑂𑐢𑐬𑑂𑐩𑐱𑐵𑐳𑑂𑐟𑑂𑐬𑐾𑐬𑐶𑐟𑑄 <text:s/></text:span></text:p>
      <text:p text:style-name="P2"><text:span text:style-name="T5">𑐖𑐷𑐰𑐵𑐣𑑂𑐟𑐾 𑐔 𑐥𑐬𑐟𑑂𑐬{-}𑐩{-}𑐃𑐴𑐶𑐟𑐐𑐟𑐶𑑄 𑐥𑑂𑐬𑐵𑐥𑑂𑐣𑑀𑐟𑐶 𑐣𑐶𑑅𑐳𑑄𑐱𑐫𑑈𑑋𑑋 𑑕.𑑒𑑐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𑐱𑑁𑐔𑐵𑐔𑐵𑐬𑐰𑐶𑐢𑐶𑐬𑑂𑐣𑐵𑐩𑐵𑐢𑑂𑐫𑐵𑐫𑑅 𑐥𑐘𑑂𑐔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𑐣𑐶𑐫𑐩𑐾𑐲𑑂𑐰𑐶𑐖𑑂𑐫𑐵 (𑑒) ---- <text:s/></text:span></text:p>
      <text:p text:style-name="P2"><text:span text:style-name="T5"><text:s text:c="2"/></text:span></text:p>
      <text:p text:style-name="P2"><text:span text:style-name="T5">𑐀𑐠 𑐥𑐘𑑂𑐔𑐰𑐶𑐢𑐵𑐩𑐶𑐖𑑂𑐫𑐵𑑄 𑐥𑑂𑐬𑐰𑐎𑑂𑐲𑑂𑐫𑐵𑐩𑐶 𑐡𑑂𑐰𑐶𑐖𑑀𑐟𑑂𑐟𑐩 𑑋 <text:s/></text:span></text:p>
      <text:p text:style-name="P2"><text:span text:style-name="T5">𑐢𑐬𑑂𑐩𑐩𑑀𑐎𑑂𑐲𑐥𑑂𑐬𑐳𑐶𑐡𑑂𑐢𑑂𑐫𑐬𑑂𑐠𑑄 𑐱𑐺𑐞𑐸𑐲𑑂𑐰𑐵𑐰𑐴𑐶𑐟𑑀 𑐡𑑂𑐰𑐶𑐖 𑑋𑑋 𑑖.𑑑 𑑋𑑋 <text:s text:c="2"/></text:span></text:p>
      <text:p text:style-name="P2"><text:span text:style-name="T5">𑐀𑐬𑑂𑐠𑐫𑐖𑑂𑐘𑑅 𑐎𑑂𑐬𑐶𑐫𑐵𑐫𑐖𑑂𑐘𑑀 𑐖𑐥𑐫𑐖𑑂𑐘𑐳𑑂𑐟𑐠𑐿𑐰 𑐔 𑑋 <text:s/></text:span></text:p>
      <text:p text:style-name="P2"><text:span text:style-name="T5">𑐖𑑂𑐘𑐵𑐣𑑄 𑐢𑑂𑐫𑐵𑐣𑑄 𑐔 𑐥𑐘𑑂𑐔𑐿𑐟𑐟𑑂𑐥𑑂𑐬𑐰𑐎𑑂𑐲𑑂𑐫𑐵𑐩𑐶 𑐥𑐺𑐠𑐎𑑂𑐥𑐺𑐠𑐎𑑂 𑑋𑑋 𑑖.𑑒 𑑋𑑋 <text:s text:c="2"/></text:span></text:p>
      <text:p text:style-name="P2"><text:span text:style-name="T5">𑐀𑐐𑑂𑐣𑑂𑐫𑐸𑐥𑐵𑐳𑐣𑐎𑐬𑑂𑐩𑐵𑐡𑐶 𑐀𑐐𑑂𑐣𑐶𑐴𑑀𑐟𑑂𑐬𑐎𑑂𑐬𑐟𑐸𑐎𑑂𑐬𑐶𑐫𑐵 𑑋 <text:s/></text:span></text:p>
      <text:p text:style-name="P2"><text:span text:style-name="T5">𑐀𑐲𑑂𑐚𑐎𑐵 𑐥𑐵𑐬𑑂𑐰𑐞𑐷 𑐱𑑂𑐬𑐵𑐡𑑂𑐢𑑄 𑐡𑑂𑐬𑐰𑑂𑐫𑐫𑐖𑑂𑐘𑑅 𑐳 𑐄𑐔𑑂𑐫𑐟𑐾 𑑋𑑋 𑑖.𑑓 𑑋𑑋 <text:s text:c="2"/></text:span></text:p>
      <text:p text:style-name="P2"><text:span text:style-name="T5">𑐁𑐬𑐵𑐩𑑀𑐡𑑂𑐫𑐵𑐣𑐰𑐵𑐥𑐷𑐲𑐸 𑐡𑐾𑐰𑐟𑐵𑐫𑐟𑐣𑐾𑐲𑐸 𑐔 𑑋 <text:s/></text:span></text:p>
      <text:p text:style-name="P2"><text:span text:style-name="T5">𑐳𑑂𑐰𑐴𑐳𑑂𑐟𑐎𑐺𑐟𑐳𑑄𑐳𑑂𑐎𑐵𑐬𑑅 𑐎𑑂𑐬𑐶𑐫𑐵𑐫𑐖𑑂𑐘 𑐳 𑐄𑐔𑑂𑐫𑐟𑐾 𑑋𑑋 𑑖.𑑔 𑑋𑑋 <text:s text:c="2"/></text:span></text:p>
      <text:p text:style-name="P2"><text:span text:style-name="T5">𑐖𑐥𑐫𑐖𑑂𑐘𑑄 𑐟𑐟𑑀 𑐰𑐎𑑂𑐲𑑂𑐫𑐾 𑐳𑑂𑐰𑐬𑑂𑐐𑐩𑑀𑐎𑑂𑐲𑐦𑐮𑐥𑑂𑐬𑐡𑑈𑑋 <text:s/></text:span></text:p>
      <text:p text:style-name="P2"><text:span text:style-name="T5">𑐰𑐾𑐡𑐵𑐢𑑂𑐫𑐫𑐣 𑐎𑐬𑑂𑐟𑐰𑑂𑐫𑑄 𑐱𑐶𑐰𑐳𑑄𑐴𑐶𑐟𑐩𑐾𑐰 𑐔 𑑋 <text:s/></text:span></text:p>
      <text:p text:style-name="P2"><text:span text:style-name="T5">𑐂𑐟𑐶𑐴𑐵𑐳𑐥𑐸𑐬𑐵𑐞𑑄 𑐔 𑐖𑐥𑐫𑐖𑑂𑐘𑑅 𑐳 𑐄𑐔𑑂𑐫𑐟𑐾 𑑋𑑋 𑑖.𑑕 𑑋𑑋 <text:s text:c="2"/></text:span></text:p>
      <text:p text:style-name="P2"><text:span text:style-name="T5">𑐂𑐡𑑄 𑐎𑐬𑑂𑐩 𑐀𑐎𑐬𑑂𑐩𑐾𑐡𑐩𑐹𑐴𑐵𑐥𑑀𑐴𑐰𑐶𑐱𑐵𑐬𑐡𑑅 𑑋 <text:s/></text:span></text:p>
      <text:p text:style-name="P2"><text:span text:style-name="T5">𑐱𑐵𑐳𑑂𑐟𑑂𑐬𑐔𑐎𑑂𑐲𑐸𑑅 𑐳𑐩𑐵𑐮𑑀𑐎𑑂𑐫 𑐖𑑂𑐘𑐵𑐣𑐫𑐖𑑂𑐘𑑅 𑐳 𑐄𑐔𑑂𑐫𑐟𑐾 𑑋𑑋 𑑖.𑑖 𑑋𑑋 <text:s text:c="2"/></text:span></text:p>
      <text:p text:style-name="P2"><text:span text:style-name="T5">𑐢𑑂𑐫𑐵𑐣𑐫𑐖𑑂𑐘𑑄 𑐳𑐩𑐵𑐳𑐾𑐣 𑐎𑐠𑐫𑐶𑐲𑑂𑐫𑐵𑐩𑐶 𑐟𑐾 𑐱𑐺𑐞𑐸 𑑋 <text:s/></text:span></text:p>
      <text:p text:style-name="P2"><text:span text:style-name="T5">𑐢𑑂𑐫𑐵𑐣𑑄 𑐥𑐘𑑂𑐔𑐰𑐶𑐢𑑄 𑐔𑐿𑐰 𑐎𑐷𑐬𑑂𑐟𑐶𑐟𑑄 𑐴𑐬𑐶𑐞𑐵 𑐥𑐸𑐬𑐵 𑑋 <text:s/></text:span></text:p>
      <text:p text:style-name="P2"><text:span text:style-name="T5">𑐳𑐹𑐬𑑂𑐫𑑅 𑐳𑑀𑐩𑑀 𑑇𑐐𑑂𑐣𑐶 𑐳𑑂𑐦𑐚𑐶𑐎𑑅 𑐳𑐹𑐎𑑂𑐲𑑂𑐩𑑄 𑐟𑐟𑑂𑐟𑑂𑐰𑑄 𑐔 𑐥𑐘𑑂𑐔𑐩𑑈𑑋𑑋 𑑖.𑑗 𑑋𑑋 <text:s text:c="2"/></text:span></text:p>
      <text:p text:style-name="P2"><text:span text:style-name="T5">𑐳𑐹𑐬𑑂𑐫𑐩𑐞𑑂𑐜𑐮𑐩𑐵𑐡𑑁 𑐟𑐸 𑐟𑐟𑑂𑐟𑑂𑐰𑑄 𑐥𑑂𑐬𑐎𑐺𑐟𑐶𑐬𑐸𑐔𑑂𑐫𑐟𑐾 𑑋 <text:s/></text:span></text:p>
      <text:p text:style-name="P2"><text:span text:style-name="T5">𑐟𑐳𑑂𑐫 𑐩𑐢𑑂𑐫𑐾 𑐱𑐱𑐶𑑄 𑐢𑑂𑐫𑐵𑐫𑐾𑐟𑑂𑐟𑐟𑑂𑐟𑑂𑐰𑑄 𑐥𑐸𑐬𑐸𑐲 𑐄𑐔𑑂𑐫𑐟𑐾 𑑋𑑋 𑑖.𑑘 𑑋𑑋 <text:s text:c="2"/></text:span></text:p>
      <text:p text:style-name="P2"><text:span text:style-name="T5">𑐔𑐣𑑂𑐡𑑂𑐬𑐩𑐞𑑂𑐜𑐮𑐩𑐢𑑂𑐫𑐾 𑐟𑐸 𑐖𑑂𑐰𑐵𑐮𑐵𑐩𑐐𑑂𑐣𑐶𑑄 𑐰𑐶𑐔𑐶𑐣𑑂𑐟𑐫𑐾𑐟𑑂 𑑋 <text:s/></text:span></text:p>
      <text:p text:style-name="P2"><text:span text:style-name="T5">𑐥𑑂𑐬𑐨𑐸𑐟𑐟𑑂𑐟𑑂𑐰𑑅 𑐳 𑐰𑐶𑐖𑑂𑐘𑐾𑐫𑑀 𑐖𑐣𑑂𑐩𑐩𑐺𑐟𑑂𑐫𑐸𑐰𑐶𑐣𑐵𑐱𑐣𑑅 𑑋𑑋 𑑖.𑑙 𑑋𑑋 <text:s text:c="2"/></text:span></text:p>
      <text:p text:style-name="P2"><text:soft-page-break/><text:span text:style-name="T5">𑐀𑐐𑑂𑐣𑐶𑐩𑐞𑑂𑐜𑐮𑐩𑐢𑑂𑐫𑐾 𑐟𑐸 𑐢𑑂𑐫𑐵𑐫𑐾𑐟𑑂𑐳𑑂𑐦𑐚𑐶𑐎 𑐣𑐶𑐬𑑂𑐩𑐮𑑈𑑋 <text:s/></text:span></text:p>
      <text:p text:style-name="P2"><text:span text:style-name="T5">𑐰𑐶𑐡𑑂𑐫𑐵𑐟𑐟𑑂𑐟𑑂𑐰𑑅 𑐳 𑐰𑐶𑐖𑑂𑐘𑐾𑐫𑑅 𑐎𑐵𑐬𑐞𑐩𑐖𑐩𑐰𑑂𑐫𑐫𑑈𑑋𑑋 𑑖.𑑑𑑐 𑑋𑑋 <text:s text:c="2"/></text:span></text:p>
      <text:p text:style-name="P2"><text:span text:style-name="T5">𑐰𑐶𑐡𑑂𑐫𑐵𑐩𑐞𑑂𑐜𑐮𑐩𑐢𑑂𑐫𑐾 𑐟𑐸 𑐢𑑂𑐫𑐵𑐫𑐾𑐟𑑂𑐟𑐟𑑂𑐟𑑂𑐰𑐩𑐣𑐸𑐟𑑂𑐟𑐩𑑈𑑋 <text:s/></text:span></text:p>
      <text:p text:style-name="P2"><text:span text:style-name="T5">𑐀𑐎𑐷𑐬𑑂𑐟𑐶𑐟𑐩𑐣𑑁𑐥𑐩𑑂𑐫𑑄 𑐱𑐶𑐰𑐩𑐎𑑂𑐲𑐫𑐩𑐰𑑂𑐫𑐫𑑈𑑋 <text:s/></text:span></text:p>
      <text:p text:style-name="P2"><text:span text:style-name="T5">𑐥𑐘𑑂𑐔𑐩𑑄 𑐢𑑂𑐫𑐵𑐣𑐫𑐖𑑂𑐘𑐳𑑂𑐫 𑐟𑐟𑑂𑐟𑑂𑐰𑐩𑐸𑐎𑑂𑐟𑑄 𑐳𑐩𑐵𑐳𑐟𑑅 𑑋𑑋 𑑖.𑑑𑑑 𑑋𑑋 <text:s text:c="2"/></text:span></text:p>
      <text:p text:style-name="P2"><text:span text:style-name="T5">𑐰𑐶𑐐𑐟𑐬𑐵𑐐 𑐄𑐰𑐵𑐔 𑑋 <text:s/></text:span></text:p>
      <text:p text:style-name="P2"><text:span text:style-name="T5">𑐊𑐎𑐿𑐎𑐳𑑂𑐫 𑐟𑐸 𑐟𑐟𑑂𑐟𑑂𑐰𑐳𑑂𑐫 𑐦𑐮𑑄 𑐎𑐷𑐬𑑂𑐟𑐫 𑐎𑐷𑐡𑐺𑐱𑑈𑑋 <text:s/></text:span></text:p>
      <text:p text:style-name="P2"><text:span text:style-name="T5">𑐎𑐵𑐣𑐶 𑐮𑑀𑐎𑐵𑑅 𑐥𑑂𑐬𑐥𑐡𑑂𑐫𑐣𑑂𑐟𑐾 𑐎𑐵𑐮𑑄 𑐰𑐵𑐳𑑂𑐫 𑐟𑐥𑑀𑐢𑐣 𑑋𑑋 𑑖.𑑑𑑒 𑑋𑑋 <text:s text:c="2"/></text:span></text:p>
      <text:p text:style-name="P2"><text:span text:style-name="T5">𑐀𑐣𑐬𑑂𑐠𑐫𑐖𑑂𑐘 𑐄𑐰𑐵𑐔 𑑋 <text:s/></text:span></text:p>
      <text:p text:style-name="P2"><text:span text:style-name="T5">𑐧𑑂𑐬𑐴𑑂𑐩𑐮𑑀𑐎𑑄 𑐟𑐸 𑐥𑑂𑐬𑐠𑐩𑑄 𑐟𑐟𑑂𑐟𑑂𑐰𑐥𑑂𑐬𑐎𑐺𑐟𑐶𑐔𑐶𑐣𑑂𑐟𑐫𑐵 𑑋 <text:s/></text:span></text:p>
      <text:p text:style-name="P2"><text:span text:style-name="T5">𑐎𑐮𑑂𑐥𑐎𑑀𑐚𑐶𑐳𑐴𑐳𑑂𑐬𑐵𑐞𑐶 𑐱𑐶𑐰𑐰𑐣𑑂𑐩𑑀𑐡𑐟𑐾 𑐳𑐸𑐏𑐷 𑑋𑑋 𑑖.𑑑𑑓 𑑋𑑋 <text:s text:c="2"/></text:span></text:p>
      <text:p text:style-name="P2"><text:span text:style-name="T5">𑐡𑑂𑐰𑐶𑐟𑐷𑐫𑑄 𑐟𑐟𑑂𑐟𑑂𑐰 𑐥𑐸𑐬𑐸𑐲𑑄 𑐢𑑂𑐫𑐵𑐫𑐩𑐵𑐣𑑀 𑐩𑐺𑐟𑑀 𑐫𑐡𑐶 𑑋 <text:s/></text:span></text:p>
      <text:p text:style-name="P2"><text:span text:style-name="T5">𑐰𑐶𑐲𑑂𑐞𑐸𑐮𑑀𑐎𑐩𑐶𑐟𑑀 𑐫𑐵𑐟𑐶 𑐎𑐮𑑂𑐥𑐎𑑀𑐚𑑂𑐫𑐫𑐸𑐟𑑄 𑐳𑐸𑐏𑐷 𑑋𑑋 𑑖.𑑑𑑔 𑑋𑑋 <text:s text:c="2"/></text:span></text:p>
      <text:p text:style-name="P2"><text:span text:style-name="T5">𑐥𑑂𑐬𑐨𑐸𑐟𑐟𑑂𑐟𑑂𑐰𑑄 𑐟𑐺𑐟𑐷𑐫𑑄 𑐟𑐸 𑐢𑑂𑐫𑐵𑐫𑐩𑐵𑐣𑑀 𑐩𑐬𑐶𑐲𑑂𑐫𑐟𑐶 𑑋 <text:s/></text:span></text:p>
      <text:p text:style-name="P2"><text:span text:style-name="T5">𑐱𑐶𑐰𑐮𑑀𑐎𑐾 𑐰𑐳𑐾𑐣𑑂𑐣𑐶𑐟𑑂𑐫𑑄 𑐎𑐮𑑂𑐥𑐎𑑀𑐚𑑂𑐫𑐫𑐸𑐟𑑄 𑐱𑐟𑑈𑑋𑑋 𑑖.𑑑𑑕 𑑋𑑋 <text:s text:c="2"/></text:span></text:p>
      <text:p text:style-name="P2"><text:span text:style-name="T5">𑐰𑐶𑐡𑑂𑐫𑐵𑐟𑐟𑑂𑐟𑑂𑐰𑐵𑐩𑐺𑐟𑑄 𑐢𑑂𑐫𑐵𑐫𑐾𑐟𑑂𑐳𑐡𑐵𑐱𑐶𑐰𑐩𑐣𑐵𑐩𑐫𑑈𑑋 <text:s/></text:span></text:p>
      <text:p text:style-name="P2"><text:span text:style-name="T5">𑐀𑐎𑑂𑐲𑐫𑑄 𑐮𑑀𑐎𑐩𑐵𑐥𑑂𑐣𑑀𑐟𑐶 𑐎𑐮𑑂𑐥𑐵𑐣𑐵𑐣𑑂𑐟𑐥𑐬𑑄 𑐟𑐠𑐵 𑑋𑑋 <text:s/>𑑖.𑑑𑑖 𑑋𑑋 <text:s text:c="2"/></text:span></text:p>
      <text:p text:style-name="P2"><text:span text:style-name="T5">𑐥𑐘𑑂𑐔𑐩𑑄 𑐱𑐶𑐰𑐟𑐟𑑂𑐟𑑂𑐰𑑄 𑐟𑐸 𑐳𑐹𑐎𑑂𑐲𑑂𑐩𑑄 𑐔𑐵𑐟𑑂𑐩𑐣𑐶 𑐳𑑄𑐳𑑂𑐠𑐶𑐟𑑈𑑋 <text:s/></text:span></text:p>
      <text:p text:style-name="P2"><text:span text:style-name="T5">𑐣 𑐎𑐵𑐮𑐳𑑄𑐏𑑂𑐫𑐵 𑐟𑐟𑑂𑐬𑐵𑐳𑑂𑐟𑐶 𑐱𑐶𑐰𑐾𑐣 𑐳𑐴 𑐩𑑀𑐡𑐟𑐾 𑑋𑑋 𑑖.𑑑𑑗 𑑋𑑋 <text:s text:c="2"/></text:span></text:p>
      <text:p text:style-name="P2"><text:span text:style-name="T5">𑐥𑐘𑑂𑐔𑐢𑑂𑐫𑐵𑐣𑐵𑐨𑐶𑐫𑐸𑐎𑑂𑐟𑑀 𑐨𑐰𑐟𑐶 𑐔 𑐣 𑐥𑐸𑐣𑐬𑑂𑐖𑐣𑑂𑐩𑐳𑑄𑐳𑑂𑐎𑐵𑐬𑐧𑐣𑑂𑐢𑑅 <text:s/></text:span></text:p>
      <text:p text:style-name="P2"><text:span text:style-name="T5">𑐖𑐶𑐖𑑂𑐘𑐵𑐳𑑂𑐫𑐣𑑂𑐟𑐵𑑄 𑐡𑑂𑐰𑐶𑐖𑐾𑐣𑑂𑐡𑑂𑐬 𑐨𑐰𑐡𑐴𑐣𑐎𑐬𑑅 𑐥𑑂𑐬𑐵𑐬𑑂𑐠𑐣𑐵𑐎𑐮𑑂𑐥𑐰𑐺𑐎𑑂𑐲𑑅 𑑋 <text:s/></text:span></text:p>
      <text:p text:style-name="P2"><text:span text:style-name="T5">𑐖𑐣𑑂𑐩𑐾𑐣𑐿𑐎𑐾𑐣 𑐩𑐸𑐎𑑂𑐟𑐶𑐬𑑂𑐨𑐰𑐟𑐶 𑐎𑐶𑐩𑐸 𑐣 𑐰𑐵 𑐩𑐵𑐣𑐰𑐵𑑅 𑐳𑐵𑐢𑐫𑐣𑑂𑐟𑐸 <text:s/></text:span></text:p>
      <text:p text:style-name="P2"><text:span text:style-name="T5">𑐥𑑂𑐬𑐟𑑂𑐫𑐎𑑂𑐲𑐵𑐣𑑂𑐣𑐵𑐣𑐸𑐩𑐵𑐣𑑄 𑐳𑐎𑐮𑐩𑐮𑐴𑐬𑑄 𑐳𑑂𑐰𑐵𑐟𑑂𑐩𑐳𑑄𑐰𑐾𑐡𑐣𑐷𑐫𑑈𑑋𑑋 𑑖.𑑑𑑘 𑑋𑑋 <text:s text:c="2"/></text:span></text:p>
      <text:p text:style-name="P2"><text:span text:style-name="T5"><text:s text:c="2"/></text:span></text:p>
      <text:p text:style-name="P2"><text:span text:style-name="T5">---- 𑐣𑐶𑐫𑐩𑐾𑐲𑐸 𑐟𑐥𑑅 (𑑓) ---- <text:s/></text:span></text:p>
      <text:p text:style-name="P2"><text:span text:style-name="T5"><text:s text:c="2"/></text:span></text:p>
      <text:p text:style-name="P2"><text:span text:style-name="T5">𑐩𑐵𑐣𑐳𑑄 𑐟𑐥 𑐁𑐡𑑁 𑐟𑐸 𑐡𑑂𑐰𑐶𑐟𑐷𑐫𑑄 𑐰𑐵𑐔𑐶𑐎𑑄 𑐟𑐥𑑅 𑑋 <text:s/></text:span></text:p>
      <text:p text:style-name="P2"><text:span text:style-name="T5">𑐎𑐵𑐫𑐶𑐎𑑄 𑐔 𑐟𑐺𑐟𑐷𑐫𑑄 𑐟𑐸 𑐩𑐣𑑀𑐰𑐵𑐎𑑂𑐎𑐬𑑂𑐩 𑐟𑐟𑑂𑐥𑐬𑑈𑑋 <text:s/></text:span></text:p>
      <text:p text:style-name="P2"><text:span text:style-name="T5">𑐎𑐵𑐫𑐶𑐎𑑄 𑐰𑐵𑐔𑐶𑐎𑑄 𑐔𑐿𑐰 𑐟𑐥𑑀 𑐩𑐶𑐱𑑂𑐬𑐎 𑐥𑐘𑑂𑐔𑐩𑑈𑑋𑑋 𑑖.𑑑𑑙 𑑋𑑋 <text:s text:c="2"/></text:span></text:p>
      <text:p text:style-name="P2"><text:span text:style-name="T5">𑐩𑐣𑑅𑐳𑑁𑐩𑑂𑐫𑑄 𑐥𑑂𑐬𑐳𑐵𑐡𑐱𑑂𑐔 𑐁𑐟𑑂𑐩𑐣𑐶𑐐𑑂𑐬𑐴𑐩𑐾𑐰 𑐔 𑑋 <text:s/></text:span></text:p>
      <text:p text:style-name="P2"><text:span text:style-name="T5">𑐩𑑁𑐣𑑄 𑐨𑐵𑐰𑐰𑐶𑐱𑐸𑐡𑑂𑐢𑐶𑐱𑑂𑐔 𑐥𑐘𑑂𑐔𑐿𑐟𑐟𑑂𑐟𑐥 𑐩𑐵𑐣𑐳𑑈𑑋𑑋 𑑖.𑑒𑑐 𑑋𑑋 <text:s text:c="2"/></text:span></text:p>
      <text:p text:style-name="P2"><text:span text:style-name="T5">𑐀𑐣𑐸𑐡𑑂𑐰𑐾𑐐𑐎𑐬𑐵 𑐰𑐵𑐞𑐷 𑐥𑑂𑐬𑐶𑐫𑑄 𑐳𑐟𑑂𑐫𑑄 𑐴𑐶𑐟𑑄 𑐔 𑐫𑐟𑑂 𑑋 <text:s/></text:span></text:p>
      <text:p text:style-name="P2"><text:span text:style-name="T5">𑐳𑑂𑐰𑐵𑐢𑑂𑐫𑐵𑐫𑐵𑐨𑑂𑐫𑐳𑐣𑑄 𑐔𑐿𑐰 𑐰𑐵𑐔𑐶𑐎𑑄 𑐟𑐥 𑐄𑐔𑑂𑐫𑐟𑐾 𑑋𑑋 𑑖.𑑒𑑑 𑑋𑑋 <text:s text:c="2"/></text:span></text:p>
      <text:p text:style-name="P2"><text:span text:style-name="T5">𑐁𑐬𑑂𑐖𑐰𑑄 𑐔 𑐀𑐴𑐶𑑄𑐳𑐵 𑐔 𑐧𑑂𑐬𑐴𑑂𑐩𑐔𑐬𑑂𑐫𑑄 𑐳𑐸𑐬𑐵𑐬𑑂𑐔𑐣𑑈𑑋 <text:s/></text:span></text:p>
      <text:p text:style-name="P2"><text:span text:style-name="T5">𑐱𑑁𑐔𑑄 𑐥𑐘𑑂𑐔𑐩𑐩𑐶𑐟𑑂𑐫𑐾𑐟𑐟𑑂𑐎𑐵𑐫𑐶𑐎𑑄 𑐟𑐥 𑐄𑐔𑑂𑐫𑐟𑐾 𑑋𑑋 𑑖.𑑒𑑒 𑑋𑑋 <text:s text:c="2"/></text:span></text:p>
      <text:p text:style-name="P2"><text:span text:style-name="T5">𑐂𑐲𑑂𑐚𑑄 𑐎𑐮𑑂𑐫𑐵𑐞𑐨𑐵𑐰𑑄 𑐔 𑐢𑐣𑑂𑐫𑑄 𑐥𑐠𑑂𑐫𑑄 𑐴𑐶𑐟𑑄 𑐰𑐡𑐾𑐟𑑂 𑑋 <text:s/></text:span></text:p>
      <text:p text:style-name="P2"><text:span text:style-name="T5">𑐩𑐣𑑀𑐩𑐶𑐱𑑂𑐬𑐎 𑐥𑐘𑑂𑐔𑐿𑐟𑐟𑑂𑐟𑐥 𑐄𑐎𑑂𑐟𑑄 𑐩𑐴𑐬𑑂𑐲𑐶𑐨𑐶𑑅 𑑋𑑋 𑑖.𑑒𑑓 𑑋𑑋 <text:s text:c="2"/></text:span></text:p>
      <text:p text:style-name="P2"><text:span text:style-name="T5">𑐳𑑂𑐰𑐳𑑂𑐟𑐶 𑐩𑐒𑑂𑐐𑐮𑐩𑐵𑐱𑐷𑐬𑑂𑐨𑐶𑐬𑐟𑐶𑐠𑐶𑐐𑐸𑐬𑐸𑐥𑐹𑐖𑐣𑑈𑑋 <text:s/></text:span></text:p>
      <text:p text:style-name="P2"><text:span text:style-name="T5">𑐎𑐵𑐫𑐩𑐶𑐱𑑂𑐬𑐎 𑐥𑐘𑑂𑐔𑐿𑐟𑐟𑑂𑐟𑐥 𑐄𑐎𑑂𑐟𑑄 𑐩𑐴𑐵𑐟𑑂𑐩𑐨𑐶𑑅 𑑋𑑋 𑑖.𑑒𑑔 𑑋𑑋 <text:s text:c="2"/></text:span></text:p>
      <text:p text:style-name="P2"><text:span text:style-name="T5">𑐩𑐞𑑂𑐜𑐹𑐎𑐫𑑀𑐐𑐷 𑐴𑐾𑐩𑐣𑑂𑐟𑐾 𑐐𑑂𑐬𑐷𑐲𑑂𑐩𑐾 𑐥𑐘𑑂𑐔𑐟𑐥𑐵𑐳𑑂𑐟𑐠𑐵 𑑋 <text:s/></text:span></text:p>
      <text:p text:style-name="P2"><text:span text:style-name="T5">𑐀𑐨𑑂𑐬𑐵𑐰𑐎𑐵𑐱𑑀 𑐰𑐬𑑂𑐲𑐵𑐳𑐸 𑐟𑐥𑑅 𑐳𑐵𑐢𑐣𑐩𑐸𑐔𑑂𑐫𑐟𑐾 𑑋𑑋 𑑖.𑑒𑑕 𑑋𑑋 <text:s text:c="2"/></text:span></text:p>
      <text:p text:style-name="P2"><text:span text:style-name="T5">𑐳𑑂𑐰𑐩𑐵𑑄𑐳𑑀𑐡𑑂𑐢𑐺𑐟𑑂𑐫 𑐡𑐵𑐣𑑄 𑐔 𑐴𑐳𑑂𑐟𑐥𑐵𑐡𑐱𑐶𑐬𑐳𑑂𑐟𑐠𑐵 𑑋 <text:s/></text:span></text:p>
      <text:p text:style-name="P2"><text:soft-page-break/><text:span text:style-name="T5">𑐥𑐸𑐲𑑂𑐥𑐩𑐸𑐟𑑂𑐥𑐵𑐡𑑂𑐫 𑐡𑐵𑐣𑑄 𑐔 𑐳𑐬𑑂𑐰𑐾 𑐟𑐾 𑐟𑐥𑐳𑐵𑐢𑐣𑐵𑑅 𑑋𑑋 𑑖.𑑒𑑖 𑑋𑑋 <text:s text:c="2"/></text:span></text:p>
      <text:p text:style-name="P2"><text:span text:style-name="T5">𑐎𑐺𑐔𑑂𑐕𑑂𑐬𑐵𑐟𑐶𑐎𑐺𑐔𑑂𑐕𑑂𑐬𑑄 𑐣𑐎𑑂𑐟𑑄 𑐔 𑐟𑐥𑑂𑐟𑐎𑐺𑐔𑑂𑐕𑑂𑐬𑐩𑐫𑐵𑐔𑐶𑐟𑑈𑑋 <text:s/></text:span></text:p>
      <text:p text:style-name="P2"><text:span text:style-name="T5">𑐔𑐵𑐣𑑂𑐡𑑂𑐬𑐵𑐫𑐞𑑄 𑐥𑐬𑐵𑐎𑑄 𑐔 𑐟𑐥𑑅 𑐳𑐵𑑄𑐟𑐥𑐣𑐵𑐡𑐫𑑅 𑑋𑑋 𑑖.𑑒𑑗 𑑋𑑋 <text:s text:c="2"/></text:span></text:p>
      <text:p text:style-name="P2"><text:span text:style-name="T5">𑐫𑐾𑐣𑐾𑐡𑑄 𑐟𑐥 𑐟𑐥𑑂𑐫𑐟𑐾 𑐳𑐸𑐩𑐣𑐳𑐵 𑐳𑑄𑐳𑐵𑐬𑐡𑐸𑑅𑐏𑐔𑑂𑐕𑐶𑐡𑑈 </text:span></text:p>
      <text:p text:style-name="P2"><text:span text:style-name="T5">𑐁𑐱𑐵𑐥𑐵𑐱 𑐰𑐶𑐩𑐸𑐔𑑂𑐫 𑐣𑐶𑐬𑑂𑐩𑐮𑐩𑐟𑐶𑐳𑑂𑐟𑑂𑐫𑐎𑑂𑐟𑑂𑐰𑐵 𑐖𑐑𑐣𑑂𑐫𑑄 𑐦𑐮𑑈𑑋 <text:s/></text:span></text:p>
      <text:p text:style-name="P2"><text:span text:style-name="T5">𑐳𑑂𑐰𑐬𑑂𑐐𑐵𑐎𑐵𑐒𑑂𑐎𑑂𑐲𑑂𑐫𑐣𑐺𑐥𑐟𑑂𑐰𑐨𑑀𑐐𑐰𑐶𑐲𑐫𑑄 𑐳𑐬𑑂𑐰𑐵𑐣𑑂𑐟𑐶𑐎𑑄 𑐟𑐟𑑂𑐦𑐮𑑄 <text:s/></text:span></text:p>
      <text:p text:style-name="P2"><text:span text:style-name="T5">𑐖𑐣𑑂𑐟𑐸𑑅 𑐱𑐵𑐱𑑂𑐰𑐟𑐖𑐣𑑂𑐩𑐩𑐺𑐟𑑂𑐫𑐸𑐨𑐰𑐣𑐾 𑐟𑐣𑑂𑐣𑐶𑐲𑑂𑐛𑐳𑐵𑐢𑑂𑐫𑑄 𑐰𑐴𑐾𑐟𑑂 𑑋𑑋 𑑖.𑑒𑑘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𑐲𑐲𑑂𑐛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𑐣𑐶𑐫𑐩𑐾𑐲𑐸 𑐡𑐵𑐣𑑈(𑑔) ---- <text:s/></text:span></text:p>
      <text:p text:style-name="P2"><text:span text:style-name="T5"><text:s text:c="2"/></text:span></text:p>
      <text:p text:style-name="P2"><text:span text:style-name="T5">𑐡𑐵𑐣𑐵𑐣𑐶 𑐔 𑐟𑐠𑐾𑐟𑑂𑐫𑐵𑐴𑐸𑑅 𑐥𑐘𑑂𑐔𑐢𑐵 𑐩𑐸𑐣𑐶𑐨𑐶𑑅 𑐥𑐸𑐬𑐵 𑑋 <text:s/></text:span></text:p>
      <text:p text:style-name="P2"><text:span text:style-name="T5">𑐀𑐣𑑂𑐣𑑄 𑐰𑐳𑑂𑐟𑑂𑐬𑑄 𑐴𑐶𑐬𑐞𑑂𑐫𑑄 𑐔 𑐨𑐹𑐩𑐶 𑐐𑑀𑐡𑐵𑐣 𑐥𑐘𑑂𑐔𑐩𑑈𑑋𑑋 𑑗.𑑑 𑑋𑑋 <text:s text:c="2"/></text:span></text:p>
      <text:p text:style-name="P2"><text:span text:style-name="T5">𑐀𑐣𑑂𑐣𑐵𑐟𑑂𑐟𑐾𑐖𑑅 𑐳𑑂𑐩𑐺𑐟𑐶𑑅 𑐥𑑂𑐬𑐵𑐞𑑅 𑐀𑐣𑑂𑐣𑐵𑐟𑑂𑐥𑐸𑐲𑑂𑐚𑐶𑐬𑑂𑐰𑐥𑐸𑑅 𑐳𑐸𑐏𑑈𑑋 <text:s/></text:span></text:p>
      <text:p text:style-name="P2"><text:span text:style-name="T5">𑐀𑐣𑑂𑐣𑐵𑐔𑑂𑐕𑑂𑐬𑐷𑑅 𑐎𑐵𑐣𑑂𑐟𑐶 𑐰𑐷𑐬𑑂𑐫𑑄 𑐔 𑐀𑐣𑑂𑐣𑐵𑐟𑑂𑐳𑐟𑑂𑐟𑑂𑐰𑑄 𑐔 𑐖𑐵𑐫𑐟𑐾 𑑋𑑋 𑑗.𑑒 𑑋𑑋 <text:s text:c="2"/></text:span></text:p>
      <text:p text:style-name="P2"><text:span text:style-name="T5">𑐀𑐣𑑂𑐣𑐵𑐖𑑂𑐖𑐷𑐰𑐣𑑂𑐟𑐶 𑐨𑐹𑐟𑐵𑐣𑐶 𑐀𑐣𑑂𑐣𑑄 𑐟𑐸𑐲𑑂𑐚𑐶𑐎𑐬𑑄 𑐳𑐡𑐵 𑑋 <text:s/></text:span></text:p>
      <text:p text:style-name="P2"><text:span text:style-name="T5">𑐁𑐣𑑂𑐣𑐵𑐟𑑂𑐎𑐵𑐩𑑀 𑐩𑐡𑑀 𑐡𑐬𑑂𑐥𑑅 𑐀𑐣𑑂𑐣𑐵𑐔𑑂𑐕𑑁𑐬𑑂𑐫𑑄 𑐔 𑐖𑐵𑐫𑐟𑐾 𑑋𑑋 𑑗.𑑓 𑑋𑑋 <text:s text:c="2"/></text:span></text:p>
      <text:p text:style-name="P2"><text:span text:style-name="T5">𑐀𑐣𑑂𑐣𑑄 𑐎𑑂𑐲𑐸𑐢𑐵𑐟𑐺𑐲𑐵𑐰𑑂𑐫𑐵𑐢𑐷𑐣𑑂𑐳𑐡𑑂𑐫 𑐊𑐰 𑐰𑐶𑐣𑐵𑐱𑐫𑐾𑐟𑑂 𑑋 <text:s/></text:span></text:p>
      <text:p text:style-name="P2"><text:span text:style-name="T5">𑐀𑐣𑑂𑐣𑐡𑐵𑐣𑐵𑐔𑑂𑐔 𑐳𑑁𑐨𑐵𑐐𑑂𑐫𑑄 𑐏𑑂𑐫𑐵𑐟𑐶𑑅 𑐎𑐷𑐬𑑂𑐟𑐶𑐱𑑂𑐔 𑐖𑐵𑐫𑐟𑐾 𑑋𑑋 𑑗.𑑔 𑑋𑑋 <text:s text:c="2"/></text:span></text:p>
      <text:p text:style-name="P2"><text:span text:style-name="T5">𑐀𑐣𑑂𑐣𑐡𑑅 𑐥𑑂𑐬𑐵𑐞𑐡𑐱𑑂𑐔𑐿𑐰 𑐥𑑂𑐬𑐵𑐞𑐡𑐱𑑂𑐔𑐵𑐥𑐶 𑐳𑐬𑑂𑐰𑐡𑑅 𑑋 <text:s/></text:span></text:p>
      <text:p text:style-name="P2"><text:span text:style-name="T5">𑐟𑐳𑑂𑐩𑐵𑐡𑐣𑑂𑐣𑐳𑐩𑑄 𑐡𑐵𑐣𑑄 𑐣 𑐨𑐹𑐟𑑄 𑐣 𑐨𑐰𑐶𑐲𑑂𑐫𑐟𑐶 𑑋𑑋 𑑗.𑑕 𑑋𑑋 <text:s text:c="2"/></text:span></text:p>
      <text:p text:style-name="P2"><text:span text:style-name="T5">𑐰𑐳𑑂𑐟𑑂𑐬𑐵𑐨𑐵𑐰𑐵𑐣𑑂𑐩𑐣𑐸𑐲𑑂𑐫𑐳𑑂𑐫 𑐱𑑂𑐬𑐶𑐫𑐵𑐡𑐥𑐶 𑐥𑐬𑐶𑐟𑑂𑐫𑐖𑐾𑐟𑑂 𑑋 <text:s/></text:span></text:p>
      <text:p text:style-name="P2"><text:span text:style-name="T5">𑐰𑐳𑑂𑐟𑑂𑐬𑐴𑐷𑐣𑑀 𑐣 𑐥𑐹𑐖𑑂𑐫𑐾𑐟 𑐨𑐵𑐬𑑂𑐫𑐵𑐥𑐸𑐟𑑂𑐬𑐳𑐏𑐵𑐡𑐶𑐨𑐶𑑅 𑑋𑑋 𑑗.𑑖 𑑋𑑋 <text:s text:c="2"/></text:span></text:p>
      <text:p text:style-name="P2"><text:span text:style-name="T5">𑐰𑐶𑐡𑑂𑐫𑐵𑐰𑐵𑐣𑑂𑐳𑐸𑐎𑐸𑐮𑐷𑐣𑑀 𑑇𑐥𑐶 𑐖𑑂𑐘𑐵𑐣𑐰𑐵𑐣𑑂𑐐𑐸𑐞𑐰𑐵𑐣𑐥𑐶 𑑋 <text:s/></text:span></text:p>
      <text:p text:style-name="P2"><text:span text:style-name="T5">𑐰𑐳𑑂𑐟𑑂𑐬𑐴𑐷𑐣𑑅 𑐥𑐬𑐵𑐢𑐷𑐣𑑅 𑐥𑐬𑐶𑐨𑐹𑐟𑑅 𑐥𑐡𑐾 𑐥𑐡𑐾 𑑋𑑋 𑑗.𑑗 𑑋𑑋 <text:s text:c="2"/></text:span></text:p>
      <text:p text:style-name="P2"><text:span text:style-name="T5">𑐀𑐥𑐩𑐵𑐣𑐩𑐰𑐖𑑂𑐘𑐵𑑄 𑐔 𑐰𑐳𑑂𑐟𑑂𑐬𑐴𑐷𑐣𑑀 𑐴𑑂𑐫𑐰𑐵𑐥𑑂𑐣𑐸𑐫𑐵𑐟𑑂 𑑋 <text:s/></text:span></text:p>
      <text:p text:style-name="P2"><text:span text:style-name="T5">𑐖𑐸𑐐𑐸𑐥𑑂𑐳𑐟𑐶 𑐩𑐴𑐵𑐟𑑂𑐩𑐵𑐥𑐶 𑐳𑐨𑐵𑐳𑑂𑐟𑑂𑐬𑐷𑐖𑐣𑐳𑑄𑐳𑐡𑐶 𑑋𑑋 𑑗.𑑘 𑑋𑑋 <text:s text:c="2"/></text:span></text:p>
      <text:p text:style-name="P2"><text:span text:style-name="T5">𑐟𑐳𑑂𑐩𑐵𑐡𑑂𑐰𑐳𑑂𑐟𑑂𑐬𑐥𑑂𑐬𑐡𑐵𑐣𑐵𑐣𑐶 𑐥𑑂𑐬𑐱𑑄𑐳𑐣𑑂𑐟𑐶 𑐩𑐣𑐷𑐲𑐶𑐞𑑅 𑑋 <text:s/></text:span></text:p>
      <text:p text:style-name="P2"><text:span text:style-name="T5">𑐣 𑐖𑐷𑐬𑑂𑐞𑑄 𑐳𑑂𑐦𑐸𑐚𑐶𑐟𑑄 𑐡𑐡𑑂𑐫𑐵𑐡𑑂𑐰𑐳𑑂𑐟𑑂𑐬𑑄 𑐎𑐸𑐟𑑂𑐳𑐶𑐟𑐩𑐾𑐰 𑐰𑐵 𑑋𑑋 𑑗.𑑙 𑑋𑑋 <text:s text:c="2"/></text:span></text:p>
      <text:p text:style-name="P2"><text:span text:style-name="T5">𑐣𑐰𑑄 𑐥𑐸𑐬𑐵𑐞𑐬𑐴𑐶𑐟𑑄 𑐩𑐺𑐡𑐸 𑐳𑐹𑐎𑑂𑐲𑑂𑐩𑑄 𑐳𑐸𑐱𑑀𑐨𑐣𑑈𑑋 <text:s/></text:span></text:p>
      <text:p text:style-name="P2"><text:span text:style-name="T5">𑐳𑐸𑐳𑑄𑐳𑑂𑐎𑐺𑐟𑑂𑐫 𑐥𑑂𑐬𑐡𑐵𑐟𑐰𑑂𑐫𑑄 𑐱𑑂𑐬𑐡𑑂𑐢𑐵𑐨𑐎𑑂𑐟𑐶𑐳𑐩𑐣𑑂𑐰𑐶𑐟𑑈𑑋𑑋 𑑗.𑑑𑑐 𑑋𑑋 <text:s text:c="2"/></text:span></text:p>
      <text:p text:style-name="P2"><text:span text:style-name="T5">𑐱𑑂𑐬𑐡𑑂𑐢𑐵𑐳𑐟𑑂𑐟𑑂𑐰𑐰𑐶𑐱𑐾𑐲𑐾𑐞 𑐡𑐾𑐱𑐎𑐵𑐮𑐰𑐶𑐢𑐾𑐣 𑐔 𑑋 <text:s/></text:span></text:p>
      <text:p text:style-name="P2"><text:span text:style-name="T5">𑐥𑐵𑐟𑑂𑐬𑐡𑑂𑐬𑐰𑑂𑐫𑐰𑐶𑐱𑐾𑐲𑐾𑐞 𑐦𑐮𑐩𑐵𑐴𑐸𑑅 𑐥𑐺𑐠𑐎𑑂𑐥𑐺𑐠𑐎𑑂 𑑋𑑋 𑑗.𑑑𑑑 𑑋𑑋 <text:s text:c="2"/></text:span></text:p>
      <text:p text:style-name="P2"><text:span text:style-name="T5">𑐫𑐵𑐡𑐺𑐱𑑄 𑐡𑐷𑐫𑐟𑐾 𑐰𑐳𑑂𑐟𑑂𑐬𑑄 𑐟𑐵𑐡𑐺𑐱𑑄 𑐥𑑂𑐬𑐵𑐥𑑂𑐫𑐟𑐾 𑐦𑐮𑑈𑑋 <text:s/></text:span></text:p>
      <text:p text:style-name="P2"><text:span text:style-name="T5">𑐖𑐷𑐬𑑂𑐞𑐰𑐳𑑂𑐟𑑂𑐬𑐥𑑂𑐬𑐡𑐵𑐣𑐾𑐣 𑐖𑐷𑐬𑑂𑐞𑐰𑐳𑑂𑐟𑑂𑐬𑐩𑐰𑐵𑐥𑑂𑐣𑐸𑐫𑐵𑐟𑑂 𑑋 <text:s/></text:span></text:p>
      <text:p text:style-name="P2"><text:span text:style-name="T5">𑐱𑑀𑐨𑐣𑑄 𑐡𑐷𑐫𑐟𑐾 𑐰𑐳𑑂𑐟𑑂𑐬𑑄 𑐱𑑀𑐨𑐣𑑄 𑐰𑐳𑑂𑐟𑑂𑐬𑐩𑐵𑐥𑑂𑐣𑐸𑐫𑐵𑐟𑑂 𑑋𑑋 𑑗.𑑑𑑒 𑑋𑑋 <text:s text:c="2"/></text:span></text:p>
      <text:p text:style-name="P2"><text:span text:style-name="T5">𑐡𑐡𑑂𑐫𑐵𑐡𑑂𑐰𑐳𑑂𑐟𑑂𑐬 𑐳𑐸𑐱𑑀𑐨𑐣𑑄 𑐡𑑂𑐰𑐶𑐖𑐰𑐬𑐾 𑐎𑐵𑐮𑐾 𑐱𑐸𑐨𑐾 𑐳𑐵𑐡𑐬𑑈 </text:span></text:p>
      <text:p text:style-name="P2"><text:soft-page-break/><text:span text:style-name="T5">𑐳𑑁𑐨𑐵𑐐𑑂𑐫𑐩𑐟𑐸𑐮𑑄 𑐮𑐨𑐾𑐟 𑐳 𑐣𑐬𑑀 𑐬𑐹𑐥𑑄 𑐟𑐠𑐵 𑐱𑑀𑐨𑐣𑑈𑑋 <text:s/></text:span></text:p>
      <text:p text:style-name="P2"><text:span text:style-name="T5">𑐟𑐳𑑂𑐩𑐶𑐣𑑂𑐫𑐵𑐟𑐶 𑐳𑐸𑐰𑐳𑑂𑐟𑑂𑐬𑐎𑑀𑐚𑐶 𑐱𑐟𑐱𑑅 𑐥𑑂𑐬𑐵𑐥𑑂𑐣𑑀𑐟𑐶 𑐣𑐶𑑅𑐳𑑄𑐱𑐫𑑈 </text:span></text:p>
      <text:p text:style-name="P2"><text:span text:style-name="T5">𑐟𑐳𑑂𑐩𑐵𑐟𑑂𑐟𑑂𑐰𑑄 𑐎𑐸𑐬𑐸 𑐰𑐳𑑂𑐟𑑂𑐬𑐡𑐵𑐣𑐩𑐳𑐎𑐺𑐟𑑂𑐥𑐵𑐬𑐟𑑂𑐬𑐶𑐎𑑀𑐟𑑂𑐎𑐬𑑂𑐲𑐞𑑈𑑋𑑋 𑑗.𑑑𑑓 𑑋𑑋 <text:s text:c="2"/></text:span></text:p>
      <text:p text:style-name="P2"><text:span text:style-name="T5">𑐳𑐸𑐰𑐬𑑂𑐞𑐡𑐵𑐣𑑄 𑐰𑐶𑐥𑑂𑐬𑐾𑐣𑑂𑐡𑑂𑐬 𑐳𑑄𑐎𑑂𑐲𑐶𑐥𑑂𑐫 𑐎𑐠𑐫𑐵𑐩𑑂𑐫𑐴𑑈𑑋 <text:s/></text:span></text:p>
      <text:p text:style-name="P2"><text:span text:style-name="T5">𑐥𑐰𑐶𑐟𑑂𑐬𑑄 𑐩𑐒𑑂𑐐𑐮𑑄 𑐥𑐸𑐞𑑂𑐫𑑄 𑐳𑐬𑑂𑐰𑐥𑐵𑐟𑐎𑐣𑐵𑐱𑐣𑑈𑑋𑑋 𑑗.𑑑𑑔 𑑋𑑋 <text:s text:c="2"/></text:span></text:p>
      <text:p text:style-name="P2"><text:span text:style-name="T5">𑐢𑐵𑐬𑐫𑐾𑐟𑑂𑐳𑐟𑐟𑑄 𑐰𑐶𑐥𑑂𑐬 𑐳𑐸𑐰𑐬𑑂𑐞𑐎𑐚𑐎𑐵𑐒𑑂𑐐𑐸𑐮𑐶𑑈𑑋 <text:s/></text:span></text:p>
      <text:p text:style-name="P2"><text:span text:style-name="T5">𑐩𑐸𑐔𑑂𑐫𑐟𑐾 𑐳𑐬𑑂𑐰𑐥𑐵𑐥𑐾𑐨𑑂𑐫𑑀 𑐬𑐵𑐴𑐸𑐞𑐵 𑐔𑐣𑑂𑐡𑑂𑐬𑐩𑐵 𑐫𑐠𑐵 𑑋𑑋 𑑗.𑑑𑑕 𑑋𑑋 <text:s text:c="2"/></text:span></text:p>
      <text:p text:style-name="P2"><text:span text:style-name="T5">𑐡𑐟𑑂𑐟𑑂𑐰𑐵 𑐳𑐸𑐰𑐬𑑂𑐞𑑄 𑐰𑐶𑐥𑑂𑐬𑐾𑐨𑑂𑐫𑑀 𑐡𑐾𑐰𑐾𑐨𑑂𑐫𑐱𑑂𑐔 𑐡𑑂𑐰𑐶𑐖𑐬𑑂𑐲𑐨 𑑋 <text:s/></text:span></text:p>
      <text:p text:style-name="P2"><text:span text:style-name="T5">𑐟𑐸𑐚𑐶𑐩𑐵𑐟𑑂𑐬𑐾 𑑇𑐥𑐶 𑐫𑑀 𑐡𑐡𑑂𑐫𑐵𑐟𑑂𑐳𑐬𑑂𑐰𑐥𑐵𑐥𑐿𑑅 𑐥𑑂𑐬𑐩𑐸𑐔𑑂𑐫𑐟𑐾 𑑋𑑋 𑑗.𑑑𑑖 𑑋𑑋 <text:s text:c="2"/></text:span></text:p>
      <text:p text:style-name="P2"><text:span text:style-name="T5">𑐬𑐎𑑂𑐟𑐶𑐩𑐵𑐲𑐎𑐎𑐬𑑂𑐲𑑄 𑐰𑐵 𑐥𑐮𑐵𑐬𑑂𑐢𑑄 𑐥𑐮𑐩𑐾𑐰 𑐰𑐵 𑑋 <text:s/></text:span></text:p>
      <text:p text:style-name="P2"><text:span text:style-name="T5">𑐊𑐰𑐩𑐾𑐰 𑐦𑐮𑑄𑐰𑐺𑐡𑑂𑐢𑐶𑐬𑑂𑐖𑑂𑐘𑐾𑐫𑐵 𑐡𑐵𑐣𑐰𑐶𑐱𑐾𑐲𑐟𑑅 𑑋𑑋 𑑗.𑑑𑑗 𑑋𑑋 <text:s text:c="2"/></text:span></text:p>
      <text:p text:style-name="P2"><text:span text:style-name="T5">𑐳𑐬𑑂𑐰𑐵𑐢𑐵𑐬𑑄 𑐩𑐴𑐷𑐡𑐵𑐣𑑄 𑐥𑑂𑐬𑐱𑑄𑐳𑐣𑑂𑐟𑐶 𑐩𑐣𑐷𑐲𑐶𑐞𑑅 𑑋 <text:s/></text:span></text:p>
      <text:p text:style-name="P2"><text:span text:style-name="T5">𑐀𑐣𑑂𑐣𑐰𑐳𑑂𑐟𑑂𑐬𑐴𑐶𑐬𑐞𑑂𑐫𑐵𑐡𑐶 𑐳𑐬𑑂𑐰𑑄 𑐰𑐿 𑐨𑐹𑐩𑐶𑐳𑐩𑑂𑐨𑐰𑑈𑑋𑑋 𑑗.𑑑𑑘 𑑋𑑋 <text:s text:c="2"/></text:span></text:p>
      <text:p text:style-name="P2"><text:span text:style-name="T5">𑐨𑐹𑐩𑐶𑐡𑐵𑐣𑐾𑐣 𑐰𑐶𑐥𑑂𑐬𑐾𑐣𑑂𑐡𑑂𑐬 𑐳𑐬𑑂𑐰𑐡𑐵𑐣𑐦𑐮𑑄 𑐮𑐨𑐾𑐟𑑂 𑑋 <text:s/></text:span></text:p>
      <text:p text:style-name="P2"><text:span text:style-name="T5">𑐨𑐹𑐩𑐶𑐡𑐵𑐣𑐳𑐩𑑄 𑐰𑐶𑐥𑑂𑐬 𑐫𑐡𑑂𑐫𑐳𑑂𑐟𑐶 𑐰𑐡 𑐟𑐟𑑂𑐟𑑂𑐰𑐟𑑅 𑑋𑑋 𑑗.𑑑𑑙 𑑋𑑋 <text:s text:c="2"/></text:span></text:p>
      <text:p text:style-name="P2"><text:span text:style-name="T5">𑐩𑐵𑐟𑐺𑐎𑐸𑐎𑑂𑐲𑐶𑐰𑐶𑐩𑐸𑐎𑑂𑐟𑐳𑑂𑐟𑐸 𑐢𑐬𑐞𑐷𑐱𑐬𑐞𑑀 𑐨𑐰𑐾𑐟𑑂 𑑋 <text:s/></text:span></text:p>
      <text:p text:style-name="P2"><text:span text:style-name="T5">𑐔𑐬𑐵𑐔𑐬𑐵𑐞𑐵𑑄 𑐳𑐬𑑂𑐰𑐾𑐲𑐵𑑄 𑐨𑐹𑐩𑐶𑑅 𑐳𑐵𑐢𑐵𑐬𑐞𑐵 𑐳𑑂𑐩𑐺𑐟𑐵 𑑋𑑋 𑑗.𑑒𑑐 𑑋𑑋 <text:s text:c="2"/></text:span></text:p>
      <text:p text:style-name="P2"><text:span text:style-name="T5">𑐊𑐎𑐴𑐳𑑂𑐟𑑄 𑐡𑑂𑐰𑐶𑐴𑐳𑑂𑐟𑑄 𑐰𑐵 𑐥𑐘𑑂𑐔𑐵𑐱𑐔𑑂𑐕𑐟𑐩𑐾𑐰 𑐰𑐵 𑑋 <text:s/></text:span></text:p>
      <text:p text:style-name="P2"><text:span text:style-name="T5">𑐳𑐴𑐳𑑂𑐬𑐵𑐫𑐸𑐟𑐮𑐎𑑂𑐲𑑄 𑐰𑐵 𑐨𑐹𑐩𑐶𑐡𑐵𑐣𑑄 𑐥𑑂𑐬𑐱𑐳𑑂𑐫𑐟𑐾 𑑋𑑋 𑑗.𑑒𑑑 𑑋𑑋 <text:s text:c="2"/></text:span></text:p>
      <text:p text:style-name="P2"><text:span text:style-name="T5">𑐊𑐎𑐴𑐳𑑂𑐟𑐵𑑄 𑐔 𑐫𑑀 𑐨𑐹𑐩𑐶𑑄 𑐡𑐡𑑂𑐫𑐵𑐡𑑂𑐡𑑂𑐰𑐶𑐖𑐰𑐬𑐵𑐫 𑐟𑐸 𑑋 <text:s/></text:span></text:p>
      <text:p text:style-name="P2"><text:span text:style-name="T5">𑐰𑐬𑑂𑐲𑐎𑑀𑐚𑐶𑐱𑐟𑑄 𑐡𑐶𑐰𑑂𑐫𑑄 𑐳𑑂𑐰𑐬𑑂𑐐𑐮𑑀𑐎𑐾 𑐩𑐴𑐷𑐫𑐟𑐾 𑑋𑑋 𑑗.𑑒𑑒 𑑋𑑋 <text:s text:c="2"/></text:span></text:p>
      <text:p text:style-name="P2"><text:span text:style-name="T5">𑐊𑐰𑑄 𑐧𑐴𑐸𑐲𑐸 𑐴𑐳𑑂𑐟𑐾𑐲𑐸 𑐐𑐸𑐞𑐵𑐐𑐸𑐞𑐶 𑐦𑐮𑑄 𑐳𑑂𑐩𑐺𑐟𑑈𑑋 <text:s/></text:span></text:p>
      <text:p text:style-name="P2"><text:span text:style-name="T5">𑐱𑑂𑐬𑐡𑑂𑐢𑐵𑐢𑐶𑐎𑑄 𑐦𑐮𑑄 𑐡𑐵𑐣𑑄 𑐎𑐠𑐶𑐟𑑄 𑐟𑐾 𑐡𑑂𑐰𑐶𑐖𑑀𑐟𑑂𑐟𑐩 𑑋𑑋 𑑗.𑑒𑑓 𑑋𑑋 <text:s text:c="2"/></text:span></text:p>
      <text:p text:style-name="P2"><text:span text:style-name="T5">𑐖𑐵𑐩𑐡𑐐𑑂𑐣𑑂𑐫𑐾𑐣 𑐬𑐵𑐩𑐾𑐞 𑐨𑐹𑐩𑐶𑑄 𑐡𑐟𑑂𑐟𑑂𑐰𑐵 𑐡𑑂𑐰𑐶𑐖𑐵𑐫 𑐰𑐿 𑑋 <text:s/></text:span></text:p>
      <text:p text:style-name="P2"><text:span text:style-name="T5">𑐁𑐫𑐸𑐬𑐎𑑂𑐲𑐫𑐩𑐵𑐥𑑂𑐟𑑄 𑐟𑐸 𑐂𑐴𑐿𑐰 𑐔 𑐡𑑂𑐰𑐶𑐖𑑀𑐟𑑂𑐟𑐩 𑑋𑑋 𑑗.𑑒𑑔 𑑋𑑋 <text:s text:c="2"/></text:span></text:p>
      <text:p text:style-name="P2"><text:span text:style-name="T5">𑐴𑐾𑐩𑐱𑐺𑐒𑑂𑐐𑐵𑑄 𑐬𑑁𑐥𑑂𑐫𑐏𑐸𑐬𑐵𑑄 𑐔𑐿𑐮𑐑𑐞𑑂𑐚𑐵𑑄 𑐡𑑂𑐰𑐶𑐖𑑀𑐟𑑂𑐟𑐩 𑑋 <text:s/></text:span></text:p>
      <text:p text:style-name="P2"><text:span text:style-name="T5">𑐰𑐶𑐥𑑂𑐬𑐵𑐫 𑐰𑐾𑐡𑐰𑐶𑐡𑐸𑐲𑐾 𑐡𑐟𑑂𑐟𑑂𑐰𑐵𑐣𑐣𑑂𑐟𑐦𑐮𑑄 𑐳𑑂𑐩𑐺𑐟𑑈𑑋𑑋 𑑗.𑑒𑑕 𑑋𑑋 <text:s text:c="2"/></text:span></text:p>
      <text:p text:style-name="P2"><text:span text:style-name="T5">𑐡𑐵𑐣𑐵𑐨𑑂𑐫𑐵𑐳𑐬𑐟𑑅 𑐥𑑂𑐬𑐰𑐬𑑂𑐟𑐣𑐨𑐰𑐵𑑄 𑐱𑐎𑑂𑐫𑐵𑐣𑐸𑐬𑐹𑐥𑑄 𑐳𑐡𑐵 <text:s/></text:span></text:p>
      <text:p text:style-name="P2"><text:span text:style-name="T5">𑐀𑐣𑑂𑐣𑑄 𑐰𑐳𑑂𑐟𑑂𑐬𑐴𑐶𑐬𑐞𑑂𑐫𑐬𑑁𑐥𑑂𑐫𑐩𑐸𑐡𑐎𑑄 𑐐𑐵𑐰𑐳𑑂𑐟𑐶𑐮𑐵𑐣𑑂𑐩𑐾𑐡𑐶𑐣𑐷𑑈𑑋 <text:s/></text:span></text:p>
      <text:p text:style-name="P2"><text:span text:style-name="T5">𑐡𑐡𑑂𑐫𑐵𑐟𑑂𑐥𑐵𑐡𑐸𑐎𑐕𑐟𑑂𑐟𑑂𑐬𑐥𑐷𑐛𑐎𑐮𑐱𑑄 𑐥𑐵𑐟𑑂𑐬𑐵𑐡𑑂𑐫𑐩𑐣𑑂𑐫𑐔𑑂𑐔 𑐰𑐵 <text:s/></text:span></text:p>
      <text:p text:style-name="P2"><text:span text:style-name="T5">𑐱𑑂𑐬𑐡𑑂𑐢𑐵𑐡𑐵𑐣𑐩𑐨𑐶𑐣𑑂𑐣𑐬𑐵𑐐𑐰𑐡𑐣𑑄 𑐎𑐺𑐟𑑂𑐰𑐵 𑐩𑐣𑑀 𑐣𑐶𑐬𑑂𑐩𑐮𑑈𑑋𑑋 𑑗.𑑒𑑖 𑑋𑑋 <text:s text:c="2"/></text:span></text:p>
      <text:p text:style-name="P2"><text:span text:style-name="T5">𑐡𑐵𑐣𑐵𑐡𑐾𑐰 𑐫𑐱𑑅 𑐱𑑂𑐬𑐶𑐫𑑅 𑐳𑐸𑐏𑐎𑐬𑐵𑑅 𑐏𑑂𑐫𑐵𑐟𑐶𑐩𑐟𑐸𑐮𑑂𑐫𑐵𑑄 𑐮𑐨𑐾𑐟𑑂 <text:s/></text:span></text:p>
      <text:p text:style-name="P2"><text:span text:style-name="T5">𑐡𑐵𑐣𑐵𑐡𑐾𑐰 𑐣𑐶𑐐𑐬𑑂𑐴𑐞𑑄 𑐬𑐶𑐥𑐸𑐐𑐞𑐾 𑐁𑐣𑐣𑑂𑐡𑐡𑑄 𑐳𑑁𑐏𑑂𑐫𑐡𑑈𑑋 <text:s/></text:span></text:p>
      <text:p text:style-name="P2"><text:span text:style-name="T5">𑐡𑐵𑐣𑐵𑐡𑐹𑐬𑑂𑐖𑐫𑐟𑐵 𑐥𑑂𑐬𑐳𑐵𑐡𑐩𑐟𑐸𑐮𑑄 𑐳𑑁𑐨𑐵𑐐𑑂𑐫 𑐡𑐵𑐣𑐵𑐮𑑂𑐮𑐨𑐾𑐟𑑂 <text:s/></text:span></text:p>
      <text:p text:style-name="P2"><text:span text:style-name="T5">𑐡𑐵𑐣𑐵𑐡𑐾𑐰 𑐀𑐣𑐣𑑂𑐟𑐨𑑀𑐐 𑐣𑐶𑐫𑐟𑑄 𑐳𑑂𑐰𑐬𑑂𑐐𑑄 𑐔 𑐟𑐳𑑂𑐩𑐵𑐡𑑂𑐨𑐰𑐾𑐟𑑂 𑑋𑑋 𑑗.𑑒𑑗 𑑋𑑋 <text:s text:c="2"/></text:span></text:p>
      <text:p text:style-name="P2"><text:span text:style-name="T5">𑐡𑐵𑐣𑐵𑐡𑐾𑐰 𑐔 𑐱𑐎𑑂𑐬𑐮𑑀𑐎𑐳𑐎𑐮𑑄 𑐡𑐵𑐣𑐵𑐖𑑂𑐖𑐣𑐵𑐣𑐣𑑂𑐡𑐣𑑈 </text:span></text:p>
      <text:p text:style-name="P2"><text:span text:style-name="T5">𑐡𑐵𑐣𑐵𑐡𑐾𑐰 𑐩𑐴𑐷𑑄 𑐳𑐩𑐳𑑂𑐟 𑐧𑐸𑐨𑐸𑐖𑐾 𑐳𑐩𑑂𑐬𑐵𑐜𑑂𑐩𑐴𑐷𑐩𑐞𑑂𑐜𑐮𑐾 𑑋 <text:s/></text:span></text:p>
      <text:p text:style-name="P2"><text:span text:style-name="T5">𑐡𑐵𑐣𑐵𑐡𑐾𑐰 𑐳𑐸𑐬𑐹𑐥𑐫𑑀𑐣𑐶𑐳𑐸𑐨𑐐𑐱𑑂𑐔𑐣𑑂𑐡𑑂𑐬𑐵𑐣𑐣𑑀 𑐰𑐷𑐎𑑂𑐲𑑂𑐫𑐟𑐾 <text:s/></text:span></text:p>
      <text:p text:style-name="P2"><text:span text:style-name="T5">𑐡𑐵𑐣𑐵𑐡𑐾𑐰 𑐀𑐣𑐾𑐎𑐳𑐩𑑂𑐨𑐰𑐳𑐸𑐏𑑄 𑐥𑑂𑐬𑐵𑐥𑑂𑐣𑑀𑐟𑐶 𑐣𑐶𑑅𑐳𑑄𑐱𑐫𑑈𑑋𑑋 𑑗.𑑒𑑘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𑐡𑐵𑐣𑐥𑑂𑐬𑐱𑑄𑐳𑐵𑐢𑑂𑐫𑐵𑐫𑑅 𑐳𑐥𑑂𑐟𑐩𑑅 𑑋𑑋 <text:s text:c="2"/></text:span></text:p>
      <text:p text:style-name="P2"><text:span text:style-name="T5"><text:s text:c="2"/></text:span></text:p>
      <text:p text:style-name="P2"><text:soft-page-break/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𑐣𑐶𑐫𑐩𑐾𑐲𑐸 𑐳𑑂𑐰𑐵𑐢𑑂𑐫𑐵𑐫𑑅 (𑑕) ---- <text:s/></text:span></text:p>
      <text:p text:style-name="P2"><text:span text:style-name="T5"><text:s text:c="2"/></text:span></text:p>
      <text:p text:style-name="P2"><text:span text:style-name="T5">𑐥𑐘𑑂𑐔𑐳𑑂𑐰𑐵𑐢𑑂𑐫𑐵𑐫𑐣𑑄 𑐎𑐵𑐬𑑂𑐫𑐩𑐶𑐴𑐵𑐩𑐸𑐟𑑂𑐬 𑐳𑐸𑐏𑐵𑐬𑑂𑐠𑐶𑐣𑐵 𑑋 <text:s/></text:span></text:p>
      <text:p text:style-name="P2"><text:span text:style-name="T5">𑐱𑐿𑐰𑑄 𑐳𑐵𑑄𑐏𑑂𑐫𑑄 𑐥𑐸𑐬𑐵𑐞𑑄 𑐔 𑐳𑑂𑐩𑐵𑐬𑑂𑐟𑑄 𑐨𑐵𑐬𑐟𑐳𑑄𑐴𑐶𑐟𑐵𑑈𑑋𑑋 𑑘.𑑑 𑑋𑑋 <text:s text:c="2"/></text:span></text:p>
      <text:p text:style-name="P2"><text:span text:style-name="T5">𑐱𑐿𑐰𑑄 𑐟𑐟𑑂𑐟𑑂𑐰𑑄 𑐰𑐶𑐔𑐶𑐣𑑂𑐟𑐾𑐟 𑐱𑐿𑐰𑐥𑐵𑐱𑐸𑐥𑐟𑐡𑑂𑐰𑐫𑐾 𑑋 <text:s/></text:span></text:p>
      <text:p text:style-name="P2"><text:span text:style-name="T5">𑐀𑐟𑑂𑐬 𑐰𑐶𑐳𑑂𑐟𑐬𑐟𑑅 𑐥𑑂𑐬𑑀𑐎𑑂𑐟𑑄 𑐟𑐟𑑂𑐟𑑂𑐰𑐳𑐵𑐬𑐳𑐩𑐸𑐔𑑂𑐔𑐫𑑈𑑋𑑋 𑑘.𑑒 𑑋𑑋 <text:s text:c="2"/></text:span></text:p>
      <text:p text:style-name="P2"><text:span text:style-name="T5">𑐳𑑄𑐏𑑂𑐫𑐵𑐟𑐟𑑂𑐟𑑂𑐰𑑄 𑐟𑐸 𑐳𑐵𑑄𑐏𑑂𑐫𑐾𑐲𑐸 𑐧𑑀𑐡𑑂𑐢𑐰𑑂𑐫𑑄 𑐟𑐟𑑂𑐟𑑂𑐰𑐔𑐶𑐣𑑂𑐟𑐎𑐿𑑅 𑑋 <text:s/></text:span></text:p>
      <text:p text:style-name="P2"><text:span text:style-name="T5">𑐥𑐘𑑂𑐔𑐟𑐟𑑂𑐟𑑂𑐰𑐰𑐶𑐨𑐵𑐐𑐾𑐣 𑐎𑐷𑐬𑑂𑐟𑐶𑐟𑐵𑐣𑐶 𑐩𑐴𑐬𑑂𑐲𑐶𑐨𑐶𑑅 𑑋𑑋 𑑘.𑑓 𑑋𑑋 <text:s text:c="2"/></text:span></text:p>
      <text:p text:style-name="P2"><text:span text:style-name="T5">𑐥𑐸𑐬𑐵𑐞𑐾𑐲𑐸 𑐩𑐴𑐷𑐎𑑀𑐲𑑀 𑐰𑐶𑐳𑑂𑐟𑐬𑐾𑐞 𑐥𑑂𑐬𑐎𑐷𑐬𑑂𑐟𑐶𑐟𑑅 𑑋 <text:s/></text:span></text:p>
      <text:p text:style-name="P2"><text:span text:style-name="T5">𑐀𑐢𑑀𑐬𑑂𑐢𑑂𑐰𑐩𑐢𑑂𑐫𑐟𑐶𑐬𑑂𑐫𑑄 𑐔 𑐫𑐟𑑂𑐣𑐟𑑅 𑐳𑐩𑑂𑐥𑑂𑐬𑐰𑐾𑐱𑐫𑐾𑐟𑑂 𑑋𑑋 𑑘.𑑔 𑑋𑑋 <text:s text:c="2"/></text:span></text:p>
      <text:p text:style-name="P2"><text:span text:style-name="T5">𑐳𑑂𑐩𑐵𑐬𑑂𑐟𑑄 𑐰𑐬𑑂𑐞𑐵𑐱𑑂𑐬𑐩𑐵𑐔𑐵𑐬𑑄 𑐢𑐬𑑂𑐩𑐣𑑂𑐫𑐵𑐫𑐥𑑂𑐬𑐰𑐬𑑂𑐟𑐣𑑈𑑋 <text:s/></text:span></text:p>
      <text:p text:style-name="P2"><text:span text:style-name="T5">𑐱𑐶𑐲𑑂𑐚𑐵𑐔𑐵𑐬𑑀 𑑇𑐰𑐶𑐎𑐮𑑂𑐥𑐾𑐣 𑐐𑑂𑐬𑐵𑐴𑑂𑐫𑐳𑑂𑐟𑐟𑑂𑐬 𑐀𑐱𑐒𑑂𑐎𑐶𑐟𑑅 𑑋𑑋 𑑘.𑑕 𑑋𑑋 <text:s text:c="2"/></text:span></text:p>
      <text:p text:style-name="P2"><text:span text:style-name="T5">𑐂𑐟𑐶𑐴𑐵𑐳𑐩𑐢𑐷𑐫𑐵𑐣𑑅 𑐳𑐬𑑂𑐰𑐖𑑂𑐘𑑅 𑐳 𑐣𑐬𑑀 𑐨𑐰𑐾𑐟𑑂 𑑋 <text:s/></text:span></text:p>
      <text:p text:style-name="P2"><text:span text:style-name="T5">𑐢𑐬𑑂𑐩𑐵𑐬𑑂𑐠𑐎𑐵𑐩𑐩𑑀𑐎𑑂𑐲𑐾𑐲𑐸 𑐳𑑄𑐱𑐫𑐳𑑂𑐟𑐾𑐣 𑐕𑐶𑐡𑑂𑐫𑐟𑐾 𑑋𑑋 𑑘.𑑖 𑑋𑑋 <text:s text:c="2"/></text:span></text:p>
      <text:p text:style-name="P2"><text:span text:style-name="T5"><text:s text:c="2"/></text:span></text:p>
      <text:p text:style-name="P2"><text:span text:style-name="T5">---- 𑐣𑐶𑐫𑐩𑐾𑐲𑑂𑐰𑐸𑐥𑐳𑑂𑐠𑐣𑐶𑐐𑑂𑐬𑐴𑑅 (𑑖) ---- <text:s/></text:span></text:p>
      <text:p text:style-name="P2"><text:span text:style-name="T5"><text:s text:c="2"/></text:span></text:p>
      <text:p text:style-name="P2"><text:span text:style-name="T5">𑐱𑐺𑐞𑐸𑐲𑑂𑐰𑐵𑐰𑐴𑐶𑐟𑑀 𑐰𑐶𑐥𑑂𑐬 𑐥𑐘𑑂𑐔𑑀𑐥𑐳𑑂𑐠𑐰𑐶𑐣𑐶𑐐𑑂𑐬𑐴𑑈𑑋 <text:s/></text:span></text:p>
      <text:p text:style-name="P2"><text:span text:style-name="T5">𑐳𑑂𑐟𑑂𑐬𑐶𑐫𑑀 𑐰𑐵 𑐐𑐬𑑂𑐴𑐶𑐟𑑀𑐟𑑂𑐳𑐬𑑂𑐐𑑅 𑐳𑑂𑐰𑐫𑑄𑐩𑐸𑐎𑑂𑐟𑐶𑐱𑑂𑐔 𑐎𑐷𑐬𑑂𑐟𑑂𑐫𑐟𑐾 𑑋 <text:s/></text:span></text:p>
      <text:p text:style-name="P2"><text:span text:style-name="T5">𑐳𑑂𑐰𑐥𑑂𑐣𑑀𑐥𑐑𑐵𑐟𑑄 𑐰𑐶𑐥𑑂𑐬𑐾𑐣𑑂𑐡𑑂𑐬 𑐡𑐶𑐰𑐵𑐳𑑂𑐰𑐥𑑂𑐣𑑄 𑐔 𑐥𑐘𑑂𑐔𑐩𑑅 𑑋𑑋 𑑘.𑑗 𑑋𑑋 <text:s text:c="2"/></text:span></text:p>
      <text:p text:style-name="P2"><text:span text:style-name="T5">𑐀𑐐𑐩𑑂𑐫𑐵 𑐳𑑂𑐟𑑂𑐬𑐷 𑐡𑐶𑐰𑐵 𑐥𑐬𑑂𑐰𑐾 𑐢𑐬𑑂𑐩𑐥𑐟𑑂𑐣𑑂𑐫𑐥𑐶 𑐰𑐵 𑐨𑐰𑐾𑐟𑑂 𑑋 <text:s/></text:span></text:p>
      <text:p text:style-name="P2"><text:span text:style-name="T5">𑐰𑐶𑐬𑐸𑐡𑑂𑐢𑐳𑑂𑐟𑑂𑐬𑐷𑑄 𑐣 𑐳𑐾𑐰𑐾𑐟 𑐰𑐬𑑂𑐞𑐨𑑂𑐬𑐲𑑂𑐚𑐵𑐢𑐶𑐎𑐵𑐳𑐸 𑐔 𑑋𑑋 𑑘.𑑘 𑑋𑑋 <text:s text:c="2"/></text:span></text:p>
      <text:p text:style-name="P2"><text:span text:style-name="T5">𑐀𑐖𑐩𑐾𑐲𑐐𑐰𑐵𑐡𑐷𑐣𑐵𑑄 𑐰𑐜𑐰𑐵𑐩𑐴𑐶𑐲𑐷𑐲𑐸 𑐔 𑑋 <text:s/></text:span></text:p>
      <text:p text:style-name="P2"><text:span text:style-name="T5">𑐐𑐬𑑂𑐴𑐶𑐟𑑀𑐟𑑂𑐳𑐬𑑂𑐐𑐩𑐶𑐟𑑂𑐫𑐾𑐟𑐡𑑂𑐫𑐟𑑂𑐣𑐾𑐣 𑐥𑐬𑐶𑐰𑐬𑑂𑐖𑐫𑐾𑐟𑑂 𑑋𑑋 𑑘.𑑙 𑑋𑑋 <text:s text:c="2"/></text:span></text:p>
      <text:p text:style-name="P2"><text:span text:style-name="T5">𑐀𑐫𑑀𑐣𑐶𑐎𑐲𑐞𑐵 𑐰𑐵𑐥𑐶 𑐀𑐥𑐵𑐣𑐎𑐲𑐞𑐵𑐥𑐶 𑐰𑐵 𑑋 <text:s/></text:span></text:p>
      <text:p text:style-name="P2"><text:span text:style-name="T5">𑐳𑑂𑐰𑐫𑑄𑐩𑐸𑐎𑑂𑐟𑐶𑐬𑐶𑐫𑑄 𑐖𑑂𑐘𑐾𑐫𑐵 𑐟𑐳𑑂𑐩𑐵𑐟𑑂𑐟𑐵𑑄 𑐥𑐬𑐶𑐰𑐬𑑂𑐖𑐫𑐾𑐟𑑂 𑑋𑑋 𑑘.𑑑𑑐 𑑋𑑋 <text:s text:c="2"/></text:span></text:p>
      <text:p text:style-name="P2"><text:span text:style-name="T5">𑐳𑑂𑐰𑐥𑑂𑐣𑐑𑐵𑐟𑑄 𑐡𑑂𑐰𑐶𑐖𑐱𑑂𑐬𑐾𑐲𑑂𑐛 𑐀𑐣𑐶𑐲𑑂𑐚𑑄 𑐥𑐞𑑂𑐜𑐶𑐟𑐿𑑅 𑐳𑐡𑐵 𑑋 <text:s/></text:span></text:p>
      <text:p text:style-name="P2"><text:span text:style-name="T5">𑐳𑑂𑐰𑐥𑑂𑐣𑐾 𑐳𑑂𑐟𑑂𑐬𑐷𑐲𑐸 𑐬𑐩𑐣𑑂𑐟𑐾 𑐔 𑐬𑐾𑐟𑑅 𑐥𑑂𑐬𑐎𑑂𑐲𑐬𑐟𑐾 𑐟𑐟𑑅 𑑋𑑋 𑑘.𑑑𑑑 𑑋𑑋 <text:s text:c="2"/></text:span></text:p>
      <text:p text:style-name="P2"><text:span text:style-name="T5">𑐡𑐶𑐰𑐵𑐱𑐫𑑄 𑐣 𑐎𑐬𑑂𑐟𑐰𑑂𑐫𑑄 𑐣𑐶𑐟𑑂𑐫𑑄 𑐢𑐬𑑂𑐩𑐥𑐬𑐾𑐞 𑐟𑐸 𑑋 <text:s text:c="2"/></text:span></text:p>
      <text:p text:style-name="P2"><text:span text:style-name="T5">𑐳𑑂𑐰𑐬𑑂𑐐𑐩𑐵𑐬𑑂𑐐𑐵𑐬𑑂𑐐𑐮𑐵 𑐴𑑂𑐫𑐾𑐟𑐵𑑅 𑐳𑑂𑐟𑑂𑐬𑐶𑐫𑑀 𑐣𑐵𑐩 𑐥𑑂𑐬𑐎𑐷𑐬𑑂𑐟𑐶𑐟𑐵𑑅 𑑋𑑋 𑑘.𑑑𑑒 𑑋𑑋 <text:s text:c="2"/></text:span></text:p>
      <text:p text:style-name="P2"><text:span text:style-name="T5"><text:s text:c="2"/></text:span></text:p>
      <text:p text:style-name="P2"><text:span text:style-name="T5">---- 𑐣𑐶𑐫𑐩𑐾𑐲𑐸 𑐰𑑂𑐬𑐟𑐥𑐘𑑂𑐔𑐎𑑈(𑑗) ---- <text:s/></text:span></text:p>
      <text:p text:style-name="P2"><text:span text:style-name="T5"><text:s text:c="2"/></text:span></text:p>
      <text:p text:style-name="P2"><text:span text:style-name="T5">𑐩𑐵𑐬𑑂𑐖𑐵𑐬𑐎𑐧𑐎𑐱𑑂𑐰𑐵𑐣𑐐𑑀𑐩𑐴𑐷𑐰𑑂𑐬𑐟𑐥𑐘𑑂𑐔𑐎𑑈𑑋 <text:s/></text:span></text:p>
      <text:p text:style-name="P2"><text:span text:style-name="T5">𑐳𑑂𑐰𑐰𑐶𑐲𑑂𑐛𑐩𑐹𑐟𑑂𑐬𑑄 𑐨𑐹𑐩𑐷𑐲𑐸 𑐕𑐵𑐡𑐫𑐾𑐡𑑂𑐡𑑂𑐰𑐶𑐖𑐳𑐟𑑂𑐟𑐩 𑑋 <text:s/></text:span></text:p>
      <text:p text:style-name="P2"><text:span text:style-name="T5">𑐳𑐹𑐬𑑂𑐫𑐳𑑀𑐩𑐵𑐣𑐸𑐩𑑀𑐡𑐣𑑂𑐟𑐶 𑐩𑐵𑐬𑑂𑐖𑐵𑐬𑐰𑑂𑐬𑐟𑐶𑐎𑐾𑐲𑐸 𑐔 𑑋𑑋 𑑘.𑑑𑑓 𑑋𑑋 <text:s text:c="2"/></text:span></text:p>
      <text:p text:style-name="P2"><text:span text:style-name="T5">𑐧𑐎𑐰𑐔𑑂𑐔𑐾𑐣𑑂𑐡𑑂𑐬𑐶𑐫𑐐𑑂𑐬𑐵𑐩𑑄 𑐳𑐸𑐣𑐶𑐫𑐩𑑂𑐫 𑐟𑐥𑑀𑐢𑐣 𑑋 <text:s/></text:span></text:p>
      <text:p text:style-name="P2"><text:span text:style-name="T5">𑐳𑐵𑐢𑐫𑐾𑐔𑑂𑐔 𑐩𑐣𑐳𑑂𑐟𑐸𑐲𑑂𑐚𑐶𑑄 𑐩𑑀𑐎𑑂𑐲𑐳𑐵𑐢𑐣𑐟𑐟𑑂𑐥𑐬𑑅 𑑋𑑋 𑑘.𑑑𑑔 𑑋𑑋 <text:s text:c="2"/></text:span></text:p>
      <text:p text:style-name="P2"><text:soft-page-break/><text:span text:style-name="T5">𑐩𑐹𑐟𑑂𑐬𑐰𑐶𑐲𑑂𑐛𑐾 𑐣 𑐨𑐹𑐩𑐷𑐲𑐸 𑐎𑐸𑐬𑐸𑐟𑐾 𑐢𑐸𑐣𑐡𑑄 𑐳𑐡𑐵 𑑋 <text:s/></text:span></text:p>
      <text:p text:style-name="P2"><text:span text:style-name="T5">𑐟𑐸𑐲𑑂𑐫𑐟𑐾 𑐨𑐐𑐰𑐵𑐣𑑂𑐱𑐬𑑂𑐰𑑅 𑐱𑑂𑐰𑐵𑐣𑐰𑑂𑐬𑐟𑐔𑐬𑑀 𑐫𑐡𑐶 𑑋𑑋 𑑘.𑑑𑑕 𑑋𑑋 <text:s text:c="2"/></text:span></text:p>
      <text:p text:style-name="P2"><text:span text:style-name="T5">𑐩𑐹𑐟𑑂𑐬𑐰𑐬𑑂𑐔𑑀 𑐣 𑐬𑐸𑐢𑑂𑐫𑐾𑐟 𑐳𑐡𑐵 𑐐𑑀𑐰𑑂𑐬𑐟𑐶𑐎𑑀 𑐣𑐬𑑅 𑑋 <text:s/></text:span></text:p>
      <text:p text:style-name="P2"><text:span text:style-name="T5">𑐨𑐷𑐩𑐳𑑂𑐟𑐸𑐲𑑂𑐚𑐶𑐎𑐬𑐱𑑂𑐔𑐿𑐰 𑐥𑐸𑐬𑐵𑐞𑐾𑐲𑐸 𑐣𑐶𑐐𑐡𑑂𑐫𑐟𑐾 𑑋𑑋 𑑘.𑑑𑑖 𑑋𑑋 <text:s text:c="2"/></text:span></text:p>
      <text:p text:style-name="P2"><text:span text:style-name="T5">𑐎𑐸𑐡𑑂𑐡𑐵𑐮𑐿𑐬𑑂𑐡𑐵𑐬𑐫𑐣𑑂𑐟𑑀 𑑇𑐥𑐶 𑐎𑐷𑐮𑐎𑑀𑐚𑐶𑐱𑐟𑐿𑐱𑑂𑐔𑐶𑐟𑑅 𑑋 <text:s/></text:span></text:p>
      <text:p text:style-name="P2"><text:span text:style-name="T5">𑐎𑑂𑐲𑐩𑐟𑐾 𑐥𑐺𑐠𑐶𑐰𑐷 𑐡𑐾𑐰𑐷 𑐊𑐰𑐩𑐾𑐰 𑐩𑐴𑐷𑐰𑑂𑐬𑐟𑑅 𑑋𑑋 𑑘.𑑑𑑗 𑑋𑑋 <text:s text:c="2"/></text:span></text:p>
      <text:p text:style-name="P2"><text:span text:style-name="T5">𑐰𑑂𑐬𑐟𑐥𑐘𑑂𑐔𑐎𑐩𑐶𑐟𑑂𑐫𑐾𑐟𑐡𑑂𑐫𑐱𑑂𑐔𑐬𑐾𑐟 𑐖𑐶𑐟𑐾𑐣𑑂𑐡𑑂𑐬𑐶𑐫𑑅 𑑋 <text:s/></text:span></text:p>
      <text:p text:style-name="P2"><text:span text:style-name="T5">𑐳 𑐔𑑀𑐟𑑂𑐟𑐩𑐩𑐶𑐡𑑄 𑐮𑑀𑐎𑑄 𑐥𑑂𑐬𑐵𑐥𑑂𑐣𑑀𑐟𑐶 𑐣 𑐔 𑐳𑑄𑐱𑐫𑑅 𑑋𑑋 𑑘.𑑑𑑘 𑑋𑑋 <text:s text:c="2"/></text:span></text:p>
      <text:p text:style-name="P2"><text:span text:style-name="T5"><text:s text:c="2"/></text:span></text:p>
      <text:p text:style-name="P2"><text:span text:style-name="T5">---- 𑐣𑐶𑐫𑐩𑐾𑐲𑑂𑐰𑐸𑐥𑐰𑐵𑐳𑑅 (𑑘) ---- <text:s/></text:span></text:p>
      <text:p text:style-name="P2"><text:span text:style-name="T5"><text:s text:c="2"/></text:span></text:p>
      <text:p text:style-name="P2"><text:span text:style-name="T5">𑐱𑐾𑐲𑐵𑐣𑑂𑐣𑐩𑐣𑑂𑐟𑐬𑐵𑐣𑑂𑐣𑑄 𑐔 𑐣𑐎𑑂𑐟𑐵𑐫𑐵𑐔𑐶𑐟𑐩𑐾𑐰 𑐔 𑑋 <text:s/></text:span></text:p>
      <text:p text:style-name="P2"><text:span text:style-name="T5">𑐄𑐥𑐰𑐵𑐳𑑄 𑐔 𑐥𑐘𑑂𑐔𑐿𑐟𑐟𑑂𑐎𑐠𑐫𑐶𑐲𑑂𑐫𑐵𑐩𑐶 𑐟𑐔𑑂𑐕𑐺𑐞𑐸 𑑋𑑋 𑑘.𑑑𑑙 𑑋𑑋 <text:s text:c="2"/></text:span></text:p>
      <text:p text:style-name="P2"><text:span text:style-name="T5">𑐰𑐿𑐱𑑂𑐰𑐡𑐾𑐰𑐵𑐟𑐶𑐠𑐶𑐱𑐾𑐲𑑄 𑐥𑐶𑐟𑐺𑐱𑐾𑐲𑑄 𑐔 𑐫𑐡𑑂𑐨𑐰𑐾𑐟𑑂 𑑋 <text:s/></text:span></text:p>
      <text:p text:style-name="P2"><text:span text:style-name="T5">𑐨𑐺𑐟𑑂𑐫𑐥𑐸𑐟𑑂𑐬𑐎𑐮𑐟𑑂𑐬𑐾𑐨𑑂𑐫𑑅 𑐱𑐾𑐲𑐵𑐱𑐷 𑐰𑐶𑐑𑐳𑐵𑐱𑐣𑑅 𑑋𑑋 𑑘.𑑒𑑐 𑑋𑑋 <text:s text:c="2"/></text:span></text:p>
      <text:p text:style-name="P2"><text:span text:style-name="T5">𑐀𑐣𑑂𑐟𑐬𑐵 𑐥𑑂𑐬𑐵𑐟𑐬𑐵𑐱𑐷 𑐔 𑐳𑐵𑐫𑐩𑐵𑐱𑐷 𑐟𑐠𑐿𑐰 𑐔 𑑋 <text:s/></text:span></text:p>
      <text:p text:style-name="P2"><text:span text:style-name="T5">𑐳𑐡𑑀𑐥𑐰𑐵𑐳𑐷 𑐨𑐰𑐟𑐶 𑐫𑑀 𑐣 𑐨𑐸𑐒𑑂𑐎𑑂𑐟𑐾 𑐎𑐡𑐵𑐔𑐣 𑑋𑑋 𑑘.𑑒𑑑 𑑋𑑋 <text:s text:c="2"/></text:span></text:p>
      <text:p text:style-name="P2"><text:span text:style-name="T5">𑐣 𑐡𑐶𑐰𑐵 𑐨𑑀𑐖𑐣𑑄 𑐎𑐵𑐬𑑂𑐫𑑄 𑐬𑐵𑐟𑑂𑐬𑑁 𑐣𑐿𑐰 𑐔 𑐨𑑀𑐖𑐫𑐾𑐟𑑂 𑑋 <text:s/></text:span></text:p>
      <text:p text:style-name="P2"><text:span text:style-name="T5">𑐣𑐎𑑂𑐟𑐰𑐾𑐮𑐾 𑐔 𑐨𑑀𑐎𑑂𑐟𑐰𑑂𑐫𑑄 𑐣𑐎𑑂𑐟𑐢𑐬𑑂𑐩𑑄 𑐳𑐩𑐷𑐴𑐟𑐵 𑑋𑑋 𑑘.𑑒𑑒 𑑋𑑋 <text:s text:c="2"/></text:span></text:p>
      <text:p text:style-name="P2"><text:span text:style-name="T5">𑐀𑐣𑐵𑐬𑐨𑑂𑐫 𑐫 𑐁𑐴𑐵𑐬𑑄 𑐎𑐸𑐬𑑂𑐫𑐵𑐣𑑂𑐣𑐶𑐟𑑂𑐫𑐩𑐫𑐵𑐔𑐶𑐟𑑈𑑋 <text:s/></text:span></text:p>
      <text:p text:style-name="P2"><text:span text:style-name="T5">𑐥𑐬𑐿𑐬𑑂𑐡𑐟𑑂𑐟𑑄 𑐟𑐸 𑐫𑑀 𑐨𑐸𑐒𑑂𑐎𑑂𑐟𑐾 𑐟𑐩𑐫𑐵𑐔𑐶𑐟𑐩𑐸𑐔𑑂𑐫𑐟𑐾 𑑋𑑋 𑑘.𑑒𑑓 𑑋𑑋 <text:s text:c="2"/></text:span></text:p>
      <text:p text:style-name="P2"><text:span text:style-name="T5">𑐨𑐎𑑂𑐲𑑂𑐫𑑄 𑐨𑑀𑐖𑑂𑐫𑑄 𑐔 𑐮𑐾𑐴𑑂𑐫𑑄 𑐔 𑐔𑑀𑐲𑑂𑐫𑑄 𑐥𑐾𑐫𑑄 𑐔 𑐥𑐘𑑂𑐔𑐩𑑈𑑋 <text:s/></text:span></text:p>
      <text:p text:style-name="P2"><text:span text:style-name="T5">𑐣 𑐎𑐵𑐒𑑂𑐎𑑂𑐲𑐾𑐣𑑂𑐣𑑀𑐥𑐫𑐸𑐘𑑂𑐖𑐷𑐟 𑐄𑐥𑐰𑐵𑐳𑑅 𑐳 𑐄𑐔𑑂𑐫𑐟𑐾 𑑋𑑋 𑑘.𑑒𑑔 𑑋𑑋 <text:s text:c="2"/></text:span></text:p>
      <text:p text:style-name="P2"><text:span text:style-name="T5"><text:s text:c="2"/></text:span></text:p>
      <text:p text:style-name="P2"><text:span text:style-name="T5">---- 𑐣𑐶𑐫𑐩𑐾𑐲𑐸 𑐩𑑁𑐣𑐰𑑂𑐬𑐟𑑈(𑑙) ---- <text:s/></text:span></text:p>
      <text:p text:style-name="P2"><text:span text:style-name="T5"><text:s text:c="2"/></text:span></text:p>
      <text:p text:style-name="P2"><text:span text:style-name="T5">𑐩𑐶𑐠𑑂𑐫𑐵𑐥𑐶𑐱𑐸𑐣𑐥𑐵𑐬𑐸𑐲𑑂𑐫𑐟𑐷𑐎𑑂𑐲𑑂𑐞𑐰𑐵𑐐𑐥𑑂𑐬𑐮𑐵𑐥𑐣𑑈𑑋 <text:s/></text:span></text:p>
      <text:p text:style-name="P2"><text:span text:style-name="T5">𑐩𑑁𑐣𑐥𑐘𑑂𑐔𑐎𑐩𑐶𑐟𑑂𑐫𑐾𑐟𑐡𑑂𑐢𑐵𑐬𑐫𑐾𑐣𑑂𑐣𑐶𑐫𑐟𑐰𑑂𑐬𑐟𑑅 𑑋𑑋 𑑘.𑑒𑑕 𑑋𑑋 <text:s text:c="2"/></text:span></text:p>
      <text:p text:style-name="P2"><text:span text:style-name="T5">𑐀𑐳𑐩𑑂𑐨𑐹𑐟𑐩𑐡𑐺𑐲𑑂𑐚𑑄 𑐔 𑐢𑐬𑑂𑐩𑐵𑐔𑑂𑐔𑐵𑐥𑐶 𑐧𑐴𑐶𑐲𑑂𑐎𑐺𑐟𑑈𑑋 <text:s/></text:span></text:p>
      <text:p text:style-name="P2"><text:span text:style-name="T5">𑐀𑐣𑐬𑑂𑐠𑐵𑐥𑑂𑐬𑐶𑐫𑐰𑐵𑐎𑑂𑐫𑑄 𑐫𑐟𑑂𑐟𑐣𑑂𑐩𑐶𑐠𑑂𑐫𑐵𑐰𑐔𑐣𑑄 𑐳𑑂𑐩𑐺𑐟𑑈𑑋𑑋 𑑘.𑑒𑑖 𑑋𑑋 <text:s text:c="2"/></text:span></text:p>
      <text:p text:style-name="P2"><text:span text:style-name="T5">𑐥𑐬𑐱𑑂𑐬𑐷𑑄 𑐣𑐵𑐨𑐶𑐣𑐣𑑂𑐡𑐣𑑂𑐟𑐶 𑐥𑐬𑐳𑑂𑐫𑐿𑐱𑑂𑐰𑐬𑑂𑐫𑐩𑐾𑐰 𑐔 𑑋 <text:s/></text:span></text:p>
      <text:p text:style-name="P2"><text:span text:style-name="T5">𑐀𑐣𑐶𑐲𑑂𑐚𑐡𑐬𑑂𑐱𑐣𑐵𑐎𑐵𑐒𑑂𑐎𑑂𑐲𑐷 𑐥𑐶𑐱𑐸𑐣𑑅 𑐳𑐩𑐸𑐡𑐵𑐴𑐺𑐟𑑅 𑑋𑑋 𑑘.𑑒𑑗 𑑋𑑋 <text:s text:c="2"/></text:span></text:p>
      <text:p text:style-name="P2"><text:span text:style-name="T5">𑐩𑐺𑐟𑐩𑐵𑐟𑐵 𑐥𑐶𑐟𑐵 𑐔𑐿𑐰 𑐴𑐵𑐣𑐶 𑐳𑑂𑐠𑐵𑐣𑑄 𑐎𑐠𑑄 𑐨𑐰𑐾𑐟𑑂 𑑋 <text:s/></text:span></text:p>
      <text:p text:style-name="P2"><text:span text:style-name="T5">𑐨𑐸𑐒𑑂𑐎𑑂𑐲𑑂𑐰 𑐎𑐵𑐩𑐩𑐩𑐺𑐲𑑂𑐚𑐵𑐣𑐵𑑄 𑐥𑐵𑐬𑐸𑐲𑑂𑐫𑑄 𑐳𑐩𑐸𑐡𑐵𑐴𑐺𑐟𑑈𑑋𑑋 𑑘.𑑒𑑘 𑑋𑑋 <text:s text:c="2"/></text:span></text:p>
      <text:p text:style-name="P2"><text:span text:style-name="T5">𑐴𑐺𑐡𑐶 𑐣 𑐳𑑂𑐦𑐸𑐚𑐳𑐾 𑐩𑐹𑐝 𑐱𑐶𑐬𑑀 𑐰𑐵 𑐣 𑐰𑐶𑐡𑐵𑐬𑑂𑐫𑐳𑐾 𑑋 <text:s/></text:span></text:p>
      <text:p text:style-name="P2"><text:span text:style-name="T5">𑐊𑐰𑐩𑐵𑐡𑐷𑐣𑑂𑐫𑐣𑐾𑐎𑐵𑐣𑐶 𑐟𑐷𑐎𑑂𑐲𑑂𑐞𑐰𑐵𑐡𑐷 𑐳 𑐄𑐔𑑂𑐫𑐟𑐾 𑑋𑑋 𑑘.𑑒𑑙 𑑋𑑋 <text:s text:c="2"/></text:span></text:p>
      <text:p text:style-name="P2"><text:span text:style-name="T5">𑐡𑑂𑐫𑐹𑐟𑐨𑑀𑐖𑐣𑐫𑐸𑐡𑑂𑐢𑑄 𑐔 𑐩𑐡𑑂𑐫𑐳𑑂𑐟𑑂𑐬𑐷𑐎𑐠𑐩𑐾𑐰 𑐔 𑑋 <text:s/></text:span></text:p>
      <text:p text:style-name="P2"><text:span text:style-name="T5">𑐀𑐳𑐟𑑂𑐥𑑂𑐬𑐮𑐵𑐥𑑅 𑐥𑐘𑑂𑐔𑐿𑐟𑐟𑑂𑐎𑐷𑐬𑑂𑐟𑐶𑐟𑑄 𑐩𑐾 𑐡𑑂𑐰𑐶𑐖𑑀𑐟𑑂𑐟𑐩 𑑋𑑋 𑑘.𑑓𑑐 𑑋𑑋 <text:s text:c="2"/></text:span></text:p>
      <text:p text:style-name="P2"><text:span text:style-name="T5">𑐩𑑁𑐣𑐩𑐾𑐰 𑐳𑐡𑐵 𑐎𑐵𑐬𑑂𑐫𑑄 𑐰𑐵𑐎𑑂𑐫𑐳𑑁𑐨𑐵𑐐𑑂𑐫𑐩𑐶𑐔𑑂𑐕𑐟𑐵 𑑋 <text:s/></text:span></text:p>
      <text:p text:style-name="P2"><text:span text:style-name="T5">𑐀𑐥𑐵𑐬𑐸𑐲𑑂𑐫𑐩𑐳𑐩𑑂𑐨𑐶𑐣𑑂𑐣𑑄 𑐰𑐵𑐎𑑂𑐫𑑄 𑐳𑐟𑑂𑐫𑐩𑐸𑐡𑐷𑐬𑐫𑐾𑐟𑑂 𑑋𑑋 𑑘.𑑓𑑑 𑑋𑑋 <text:s text:c="2"/></text:span></text:p>
      <text:p text:style-name="P2"><text:span text:style-name="T5">𑐫𑐳𑑂𑐟𑐸 𑐩𑑁𑐣𑐳𑑂𑐫 𑐣𑑀 𑐎𑐬𑑂𑐟𑐵 𑐡𑐹𑐲𑐶𑐟𑑅 𑐳 𑐎𑐸𑐮𑐵𑐢𑐩𑑅 𑑋 <text:s/></text:span></text:p>
      <text:p text:style-name="P2"><text:span text:style-name="T5">𑐖𑐣𑑂𑐩𑐾 𑐖𑐣𑑂𑐩𑐾 𑐔 𑐡𑐸𑐬𑑂𑐐𑐣𑑂𑐢𑑀 𑐩𑐹𑐎𑐱𑑂𑐔𑐿𑐰𑑀𑐥𑐖𑐵𑐫𑐟𑐾 𑑋𑑋 𑑘.𑑓𑑒 𑑋𑑋 <text:s text:c="2"/></text:span></text:p>
      <text:p text:style-name="P2"><text:soft-page-break/><text:span text:style-name="T5">𑐟𑐳𑑂𑐩𑐵𑐣𑑂𑐩𑑁𑐣𑐰𑑂𑐬𑐟𑑄 𑐳𑐡𑐿𑐰 𑐳𑐸𑐡𑐺𑐝𑑄 𑐎𑐸𑐬𑑂𑐰𑐷𑐟 𑐫𑑀 𑐣𑐶𑐱𑑂𑐔𑐶𑐟𑑄 <text:s/></text:span></text:p>
      <text:p text:style-name="P2"><text:span text:style-name="T5">𑐰𑐵𑐔𑐵 𑐟𑐳𑑂𑐫 𑐀𑐮𑐒𑑂𑐑𑑂𑐫𑐟𑐵 𑐔 𑐨𑐰𑐟𑐶 𑐳𑐬𑑂𑐰𑐵𑑄 𑐳𑐨𑐵𑑄 𑐣𑐣𑑂𑐡𑐟𑐶 𑑋 <text:s/></text:span></text:p>
      <text:p text:style-name="P2"><text:span text:style-name="T5">𑐰𑐎𑑂𑐟𑑂𑐬𑐵𑐔𑑂𑐔𑑀𑐟𑑂𑐥𑐮𑐐𑐣𑑂𑐢𑐩𑐳𑑂𑐫 𑐳𑐟𑐟𑑄 𑐰𑐵𑐫𑐣𑑂𑐟𑐶 𑐐𑐣𑑂𑐢𑑀𑐟𑑂𑐎𑐚𑐵𑑅 <text:s/></text:span></text:p>
      <text:p text:style-name="P2"><text:span text:style-name="T5">𑐱𑐵𑐳𑑂𑐟𑑂𑐬𑐵𑐣𑐾𑐎𑐳𑐴𑐳𑑂𑐬𑐱𑑀 𑐐𑐶𑐬𑐶 𑐣𑐬𑑅 𑐥𑑂𑐬𑑀𑐔𑑂𑐔𑐵𑐬𑑂𑐫𑐟𑐾 𑐣𑐶𑐬𑑂𑐩𑐮𑑈𑑋𑑋 𑑘.𑑓𑑓 𑑋𑑋 <text:s text:c="2"/></text:span></text:p>
      <text:p text:style-name="P2"><text:span text:style-name="T5"><text:s text:c="2"/></text:span></text:p>
      <text:p text:style-name="P2"><text:span text:style-name="T5">---- 𑐣𑐶𑐫𑐩𑐾𑐲𑐸 𑐳𑑂𑐣𑐵𑐣𑑈(𑑑𑑐) ---- <text:s/></text:span></text:p>
      <text:p text:style-name="P2"><text:span text:style-name="T5"><text:s text:c="2"/></text:span></text:p>
      <text:p text:style-name="P2"><text:span text:style-name="T5">𑐳𑑂𑐣𑐵𑐣𑑄 𑐥𑐘𑑂𑐔𑐰𑐶𑐢𑑄 𑐔𑐿𑐰 𑐥𑑂𑐬𑐰𑐎𑑂𑐲𑑂𑐫𑐵𑐩𑐶 𑐫𑐠𑐵𑐟𑐠𑑈𑑋 <text:s/></text:span></text:p>
      <text:p text:style-name="P2"><text:span text:style-name="T5">𑐁𑐐𑑂𑐣𑐾𑐫𑑄 𑐰𑐵𑐬𑐸𑐞𑑄 𑐧𑑂𑐬𑐵𑐴𑑂𑐩𑑂𑐫𑑄 𑐰𑐵𑐫𑐰𑑂𑐫𑑄 𑐡𑐶𑐰𑑂𑐫𑐩𑐾𑐰 𑐔 𑑋𑑋 𑑘.𑑓𑑔 𑑋𑑋 <text:s text:c="2"/></text:span></text:p>
      <text:p text:style-name="P2"><text:span text:style-name="T5">𑐁𑐐𑑂𑐣𑐾𑐫𑑄 𑐨𑐳𑑂𑐩𑐣𑐵 𑐳𑑂𑐣𑐵𑐣𑑄 𑐟𑑀𑐫𑐵𑐔𑑂𑐕𑐟𑐐𑐸𑐞𑑄 𑐦𑐮𑑈𑑋 <text:s/></text:span></text:p>
      <text:p text:style-name="P2"><text:span text:style-name="T5">𑐨𑐳𑑂𑐩𑐥𑐹𑐟𑑄 𑐥𑐰𑐶𑐟𑑂𑐬𑑄 𑐔 𑐨𑐳𑑂𑐩 𑐥𑐵𑐥𑐥𑑂𑐬𑐞𑐵𑐱𑐣𑑈𑑋𑑋 𑑘.𑑓𑑕 𑑋𑑋 <text:s text:c="2"/></text:span></text:p>
      <text:p text:style-name="P2"><text:span text:style-name="T5">𑐟𑐳𑑂𑐩𑐵𑐡𑑂𑐨𑐳𑑂𑐩 𑐥𑑂𑐬𑐫𑐸𑐘𑑂𑐖𑐷𑐟 𑐡𑐾𑐴𑐶𑐣𑐵𑑄 𑐟𑐸 𑐩𑐮𑐵𑐥𑐴𑑈𑑋 <text:s/></text:span></text:p>
      <text:p text:style-name="P2"><text:span text:style-name="T5">𑐳𑐬𑑂𑐰𑐱𑐵𑐣𑑂𑐟𑐶𑐎𑐬𑑄 𑐨𑐳𑑂𑐩 𑐨𑐳𑑂𑐩 𑐬𑐎𑑂𑐲𑐎𑐩𑐸𑐟𑑂𑐟𑐩𑑈𑑋𑑋 𑑘.𑑓𑑖 𑑋𑑋 <text:s text:c="2"/></text:span></text:p>
      <text:p text:style-name="P2"><text:span text:style-name="T5">𑐨𑐳𑑂𑐩𑐣𑐵 𑐟𑑂𑐬𑑂𑐫𑐵𑐫𑐸𑐲𑑄 𑐎𑐺𑐟𑑂𑐰𑐵 𑐧𑑂𑐬𑐴𑑂𑐩𑐔𑐬𑑂𑐫𑐰𑑂𑐬𑐟𑐾 𑐳𑑂𑐠𑐶𑐟𑑈𑑋 <text:s/></text:span></text:p>
      <text:p text:style-name="P2"><text:span text:style-name="T5">𑐨𑐳𑑂𑐩𑐣𑐵 𑐆𑐲𑐫𑑅 𑐳𑐬𑑂𑐰𑐾 𑐥𑐰𑐶𑐟𑑂𑐬𑐷𑐎𑐺𑐟𑐩𑐵𑐟𑑂𑐩𑐣𑑅 𑑋𑑋 𑑘.𑑓𑑗 𑑋𑑋 <text:s text:c="2"/></text:span></text:p>
      <text:p text:style-name="P2"><text:span text:style-name="T5">𑐨𑐳𑑂𑐩𑐣𑐵 𑐰𑐶𑐧𑐸𑐢𑐵 𑐩𑐸𑐎𑑂𑐟𑐵 𑐰𑐷𑐬𑐨𑐡𑑂𑐬𑐨𑐫𑐵𑐬𑑂𑐡𑐶𑐟𑐵𑑅 𑑋 <text:s/></text:span></text:p>
      <text:p text:style-name="P2"><text:span text:style-name="T5">𑐨𑐳𑑂𑐩𑐵𑐣𑐸𑐱𑑄𑐳𑑄 𑐡𑐺𑐲𑑂𑐚𑑂𑐰𑐿𑐰 𑐧𑑂𑐬𑐴𑑂𑐩𑐣𑐵𑐣𑐸𑐩𑐟𑐶𑑅 𑐎𑐺𑐟𑐵 𑑋𑑋 𑑘.𑑓𑑘 𑑋𑑋 <text:s text:c="2"/></text:span></text:p>
      <text:p text:style-name="P2"><text:span text:style-name="T5">𑐔𑐟𑐸𑐬𑐵𑐱𑑂𑐬𑐩𑐟𑑀 𑑇𑐢𑐶𑐎𑑂𑐫𑑄 𑐰𑑂𑐬𑐟𑑄 𑐥𑐵𑐱𑐸𑐥𑐟𑑄 𑐎𑐺𑐟𑑈𑑋 <text:s/></text:span></text:p>
      <text:p text:style-name="P2"><text:span text:style-name="T5">𑐟𑐳𑑂𑐩𑐵𑐟𑑂𑐥𑐵𑐱𑐸𑐥𑐟𑑄 𑐱𑑂𑐬𑐾𑐲𑑂𑐛𑑄 𑐨𑐳𑑂𑐩𑐢𑐵𑐬𑐞𑐴𑐾𑐟𑐸𑐟𑑅 𑑋𑑋 𑑘.𑑓𑑙 𑑋𑑋 <text:s text:c="2"/></text:span></text:p>
      <text:p text:style-name="P2"><text:span text:style-name="T5">𑐰𑐵𑐬𑐸𑐞𑑄 𑐳𑐮𑐶𑐮𑑄 𑐳𑑂𑐣𑐵𑐣𑑄 𑐎𑐬𑑂𑐟𑐰𑑂𑐫𑑄 𑐰𑐶𑐰𑐶𑐢𑑄 𑐣𑐬𑐿𑑅 𑑋 <text:s/></text:span></text:p>
      <text:p text:style-name="P2"><text:span text:style-name="T5">𑐣𑐡𑐷𑐟𑑀𑐫𑐟𑐜𑐵𑐐𑐾𑐲𑐸 𑐥𑑂𑐬𑐳𑑂𑐬𑐰𑐾𑐲𑐸 𑐴𑑂𑐬𑐡𑐾𑐲𑐸 𑐔 𑑋𑑋 𑑘.𑑔𑑐 𑑋𑑋 <text:s text:c="2"/></text:span></text:p>
      <text:p text:style-name="P2"><text:span text:style-name="T5">𑐧𑑂𑐬𑐴𑑂𑐩𑐳𑑂𑐣𑐵𑐣𑑄 𑐔 𑐰𑐶𑐥𑑂𑐬𑐾𑐣𑑂𑐡𑑂𑐬 𑐁𑐥𑑀𑐴𑐶𑐲𑑂𑐛𑑄 𑐰𑐶𑐡𑐸𑐬𑑂𑐧𑐸𑐢𑐵𑑅 𑑋 <text:s/></text:span></text:p>
      <text:p text:style-name="P2"><text:span text:style-name="T5">𑐟𑑂𑐬𑐶𑐳𑑄𑐢𑑂𑐫𑐩𑐾𑐰 𑐎𑐬𑑂𑐟𑐰𑑂𑐫𑑄 𑐧𑑂𑐬𑐴𑑂𑐩𑐳𑑂𑐣𑐵𑐣𑑄 𑐟𑐡𑐸𑐔𑑂𑐫𑐟𑐾 𑑋𑑋 𑑘.𑑔𑑑 𑑋𑑋 <text:s text:c="2"/></text:span></text:p>
      <text:p text:style-name="P2"><text:span text:style-name="T5">𑐐𑑀𑐲𑐸 𑐳𑑄𑐔𑐵𑐬𑐩𑐵𑐬𑑂𑐐𑐾𑐲𑐸 𑐫𑐟𑑂𑐬 𑐐𑑀𑐢𑐹𑐮𑐶𑐳𑐩𑑂𑐨𑐰𑑅 𑑋 <text:s/></text:span></text:p>
      <text:p text:style-name="P2"><text:span text:style-name="T5">𑐟𑐟𑑂𑐬 𑐐𑐟𑑂𑐰𑐵𑐰𑐳𑐷𑐡𑐾𑐟 𑐳𑑂𑐣𑐵𑐣𑐩𑐸𑐎𑑂𑐟𑑄 𑐩𑐣𑐷𑐲𑐶𑐨𑐶𑑅 𑑋𑑋 𑑘.𑑔𑑒 𑑋𑑋 <text:s text:c="2"/></text:span></text:p>
      <text:p text:style-name="P2"><text:span text:style-name="T5">𑐰𑐬𑑂𑐲𑐟𑑀𑐫𑐵𑐩𑑂𑐧𑐸𑐢𑐵𑐬𑐵𑐨𑐶𑑅 𑐥𑑂𑐮𑐵𑐰𑐫𑐶𑐟𑑂𑐰𑐵 𑐳𑑂𑐰𑐎𑐵𑑄 𑐟𑐣𑐸𑑈𑑋 <text:s/></text:span></text:p>
      <text:p text:style-name="P2"><text:span text:style-name="T5">𑐳𑑂𑐣𑐵𑐣𑑄 𑐡𑐶𑐰𑑂𑐫𑑄 𑐰𑐡𑐟𑑂𑐫𑐾𑐰 𑐖𑐐𑐡𑐵𑐡𑐶𑐩𑐴𑐾𑐱𑑂𑐰𑐬𑑅 𑑋𑑋 𑑘.𑑔𑑓 𑑋𑑋 <text:s text:c="2"/></text:span></text:p>
      <text:p text:style-name="P2"><text:span text:style-name="T5">𑐂𑐟𑐶 𑐣𑐶𑐫𑐩𑐰𑐶𑐨𑐵𑐐𑑅 𑐥𑐘𑑂𑐔𑐨𑐾𑐡𑐾𑐣 𑐰𑐶𑐥𑑂𑐬 <text:s/></text:span></text:p>
      <text:p text:style-name="P2"><text:span text:style-name="T5">𑐣𑐶𑐐𑐡𑐶𑐟 𑐟𑐰 𑐥𑐺𑐲𑑂𑐚𑑅 𑐳𑐬𑑂𑐰𑐮𑑀𑐎𑐵𑐣𑐸𑐎𑐩𑑂𑐥𑑂𑐫 𑑋 <text:s/></text:span></text:p>
      <text:p text:style-name="P2"><text:span text:style-name="T5">𑐳𑐎𑐮𑐩𑐮𑐥𑐴𑐵𑐬𑐷 𑐢𑐬𑑂𑐩𑐥𑐘𑑂𑐔𑐵𑐱𑐡𑐾𑐟𑐣𑑂 <text:s/></text:span></text:p>
      <text:p text:style-name="P2"><text:span text:style-name="T5">𑐣 𑐨𑐰𑐟𑐶 𑐥𑐸𑐣𑐖𑐣𑑂𑐩 𑐎𑐮𑑂𑐥𑐎𑑀𑐚𑑂𑐫𑐵𑐫𑐸𑐟𑐾 𑑇𑐥𑐶 𑑋𑑋 𑑘.𑑔𑑔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𑐣𑐶𑐫𑐩𑐥𑑂𑐬𑐱𑑄𑐳𑐵 𑐣𑐵𑐩𑐵𑐢𑑂𑐫𑐵𑐫𑑀 𑑇𑐲𑑂𑐚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𑐟𑑂𑐬𑐿𑐐𑐸𑐞𑑂𑐫𑑈---- <text:s/></text:span></text:p>
      <text:p text:style-name="P2"><text:span text:style-name="T5"><text:s text:c="2"/></text:span></text:p>
      <text:p text:style-name="P2"><text:span text:style-name="T5">𑐟𑑂𑐬𑐶𑐎𑐵𑐮𑐐𑐸𑐞𑐨𑐾𑐡𑐾𑐣 𑐨𑐶𑐣𑑂𑐣𑑄 𑐳𑐬𑑂𑐰𑐔𑐬𑐵𑐔𑐬𑑈𑑋 <text:s/></text:span></text:p>
      <text:p text:style-name="P2"><text:span text:style-name="T5">𑐟𑐳𑑂𑐩𑐵𑐟𑑂𑐟𑑂𑐬𑐶𑐐𑐸𑐞𑐧𑐣𑑂𑐢𑐾𑐣 𑐰𑐾𑐲𑑂𑐚𑐶𑐟𑑄 𑐣𑐶𑐏𑐶𑐮𑑄 𑐖𑐐𑐟𑑂 𑑋𑑋 𑑙.𑑑 𑑋𑑋 <text:s text:c="2"/></text:span></text:p>
      <text:p text:style-name="P2"><text:soft-page-break/><text:span text:style-name="T5">𑐰𑐶𑐐𑐟𑐬𑐵𑐐 𑐄𑐰𑐵𑐔 𑑋 <text:s/></text:span></text:p>
      <text:p text:style-name="P2"><text:span text:style-name="T5">𑐟𑑂𑐬𑐿𑐎𑐵𑐮𑑂𑐫𑐩𑐶𑐟𑐶 𑐎𑐶𑑄 𑐖𑑂𑐘𑐾𑐫𑑄 𑐟𑑂𑐬𑐿𑐢𑐵𑐟𑐸𑐎𑐱𑐬𑐷𑐬𑐶𑐞𑑅 𑑋 <text:s/></text:span></text:p>
      <text:p text:style-name="P2"><text:span text:style-name="T5">𑐎𑐶𑑄𑐔𑐶𑐡𑑂𑐰𑐶𑐳𑑂𑐟𑐬𑐩𑐾𑐰𑐾𑐴 𑐎𑐠𑐫𑐳𑑂𑐰 𑐟𑐥𑑀𑐢𑐣 𑑋𑑋 𑑙.𑑒 𑑋𑑋 <text:s text:c="2"/></text:span></text:p>
      <text:p text:style-name="P2"><text:span text:style-name="T5">𑐀𑐣𑐬𑑂𑐠𑐫𑐖𑑂𑐘 𑐄𑐰𑐵𑐔 𑑋 <text:s/></text:span></text:p>
      <text:p text:style-name="P2"><text:span text:style-name="T5">𑐟𑑂𑐬𑐿𑐎𑐵𑐮𑑂𑐫𑑄 𑐟𑑂𑐬𑐶𑐐𑐸𑐞𑑄 𑐖𑑂𑐘𑐾𑐫𑑄 𑐰𑑂𑐫𑐵𑐥𑐷 𑐥𑑂𑐬𑐎𑐺𑐟𑐶𑐳𑐩𑑂𑐨𑐰𑑅 𑑋 <text:s/></text:span></text:p>
      <text:p text:style-name="P2"><text:span text:style-name="T5">𑐀𑐣𑑂𑐫𑑀𑐣𑑂𑐫𑐩𑐸𑐥𑐖𑐷𑐰𑐣𑑂𑐟𑐶 𑐀𑐣𑑂𑐫𑑀𑐣𑑂𑐫𑐩𑐣𑐸𑐰𑐬𑑂𑐟𑐶𑐣𑑅 𑑋𑑋 𑑙.𑑓 𑑋𑑋 <text:s text:c="2"/></text:span></text:p>
      <text:p text:style-name="P2"><text:span text:style-name="T5">𑐳𑐟𑑂𑐟𑑂𑐰𑑄 𑐬𑐖𑐳𑑂𑐟𑐩𑐱𑑂𑐔𑐿𑐰 𑐬𑐖𑑅 𑐳𑐟𑑂𑐟𑑂𑐰𑑄 𑐟𑐩𑐳𑑂𑐟𑐠𑐵 𑑋 <text:s/></text:span></text:p>
      <text:p text:style-name="P2"><text:span text:style-name="T5">𑐟𑐩𑑅 𑐳𑐟𑑂𑐟𑑂𑐰𑑄 𑐬𑐖𑐱𑑂𑐔𑐿𑐰 𑐀𑐣𑑂𑐫𑑀𑐣𑑂𑐫𑐩𑐶𑐠𑐸𑐣𑐵𑑅 𑐳𑑂𑐩𑐺𑐟𑐵𑑅 𑑋𑑋 𑑙.𑑔 𑑋𑑋 <text:s text:c="2"/></text:span></text:p>
      <text:p text:style-name="P2"><text:span text:style-name="T5">𑐳𑐵𑐟𑑂𑐟𑑂𑐰𑐶𑐎𑑀 𑐨𑐐𑐰𑐵𑐣𑑂𑐰𑐶𑐲𑑂𑐞𑐹 𑐬𑐵𑐖𑐳𑑅 𑐎𑐩𑐮𑑀𑐡𑑂𑐨𑐰𑑅 𑑋 <text:s/></text:span></text:p>
      <text:p text:style-name="P2"><text:span text:style-name="T5">𑐟𑐵𑐩𑐳𑑀 𑐨𑐐𑐰𑐵𑐣𑐷𑐱𑑅 𑐳𑐎𑐮𑑄𑐰𑐶𑐎𑐮𑐾𑐱𑑂𑐰𑐬𑑅 𑑋𑑋 𑑙.𑑕 𑑋𑑋 <text:s text:c="2"/></text:span></text:p>
      <text:p text:style-name="P2"><text:span text:style-name="T5">𑐳𑐟𑑂𑐟𑑂𑐰𑑄 𑐎𑐸𑐣𑑂𑐡𑐾𑐣𑑂𑐡𑐸𑐰𑐬𑑂𑐞𑐵𑐨𑑄 𑐥𑐡𑑂𑐩𑐬𑐵𑐐𑐣𑐶𑐨𑑄 𑐬𑐖𑑅 𑑋 <text:s/></text:span></text:p>
      <text:p text:style-name="P2"><text:span text:style-name="T5">𑐟𑐩𑐱𑑂𑐔𑐵𑐘𑑂𑐖𑐣𑐱𑐿𑐮𑐵𑐨𑑄 𑐎𑐷𑐬𑑂𑐟𑐶𑐟𑐵𑐣𑐶 𑐩𑐣𑐷𑐲𑐶𑐨𑐶𑑅 𑑋𑑋 𑑙.𑑖 𑑋𑑋 <text:s text:c="2"/></text:span></text:p>
      <text:p text:style-name="P2"><text:span text:style-name="T5">𑐳𑐟𑑂𑐟𑑂𑐰𑑄 𑐖𑐮𑑄 𑐬𑐖𑑀 𑑇𑐒𑑂𑐐𑐵𑐬𑑄 𑐟𑐩𑑀 𑐢𑐹𑐩𑐳𑐩𑐵𑐎𑐸𑐮𑑈𑑋 <text:s/></text:span></text:p>
      <text:p text:style-name="P2"><text:span text:style-name="T5">𑐊𑐟𑐡𑑂𑐐𑐸𑐞𑐩𑐫𑐿𑐬𑑂𑐧𑐡𑑂𑐢𑐵𑑅 𑐥𑐔𑑂𑐫𑐣𑑂𑐟𑐾 𑐳𑐬𑑂𑐰𑐡𑐾𑐴𑐶𑐣𑑅 𑑋𑑋 𑑙.𑑗 𑑋𑑋 <text:s text:c="2"/></text:span></text:p>
      <text:p text:style-name="P2"><text:span text:style-name="T5">𑐰𑐶𑐐𑐟𑐬𑐵𑐐 𑐄𑐰𑐵𑐔 𑑋 <text:s/></text:span></text:p>
      <text:p text:style-name="P2"><text:span text:style-name="T5">𑐎𑐾𑐣 𑐎𑐾𑐣 𑐥𑑂𑐬𑐎𑐵𑐬𑐾𑐞 𑐐𑐸𑐞𑐥𑐵𑐱𑐾𑐣 𑐧𑐢𑑂𑐫𑐟𑐾 𑑋 <text:s/></text:span></text:p>
      <text:p text:style-name="P2"><text:span text:style-name="T5">𑐔𑐶𑐴𑑂𑐣𑐩𑐾𑐲𑐵𑑄 𑐥𑐺𑐠𑐎𑑂𑐟𑑂𑐰𑐾𑐣 𑐎𑐠𑐫𑐳𑑂𑐰 𑐟𑐥𑑀𑐢𑐣 𑑋𑑋 𑑙.𑑘 𑑋𑑋 <text:s text:c="2"/></text:span></text:p>
      <text:p text:style-name="P2"><text:span text:style-name="T5">𑐀𑐣𑐬𑑂𑐠𑐫𑐖𑑂𑐘 𑐄𑐰𑐵𑐔 𑑋 <text:s/></text:span></text:p>
      <text:p text:style-name="P2"><text:span text:style-name="T5">𑐀𑐣𑐾𑐎𑐵𑐎𑐵𑐬𑐨𑐵𑐰𑐾𑐣 𑐧𑐢𑑂𑐫𑐣𑑂𑐟𑐾 𑐐𑐸𑐞𑐧𑐣𑑂𑐢𑐣𑐿𑑅 𑑋 <text:s/></text:span></text:p>
      <text:p text:style-name="P2"><text:span text:style-name="T5">𑐩𑑀𑐴𑐶𑐟𑐵 𑐣𑐵𑐨𑐶𑐖𑐵𑐣𑐣𑑂𑐟𑐶 𑐖𑐵𑐣𑐣𑑂𑐟𑐶 𑐱𑐶𑐰𑐫𑑀𑐐𑐶𑐣𑑅 𑑋𑑋 𑑙.𑑙 𑑋𑑋 <text:s text:c="2"/></text:span></text:p>
      <text:p text:style-name="P2"><text:span text:style-name="T5">𑐅𑐬𑑂𑐢𑑂𑐰𑑄𑐐𑑀 𑐣𑐶𑐟𑑂𑐫𑐳𑐟𑑂𑐟𑑂𑐰𑐳𑑂𑐠𑑀 𑐩𑐢𑑂𑐫𑐐𑑀 𑐬𑐖𑐳𑐵𑐰𑐺𑐟𑑅 𑑋 <text:s/></text:span></text:p>
      <text:p text:style-name="P2"><text:span text:style-name="T5">𑐀𑐢𑑀𑐐𑐟𑐶𑐳𑑂𑐟𑐩𑑀𑑇𑐰𑐳𑑂𑐠𑐵 𑐨𑐰𑐣𑑂𑐟𑐶 𑐥𑐸𑐬𑐸𑐲𑐵𑐢𑐩𑐵𑑅 𑑋𑑋 𑑙.𑑑𑑐 𑑋𑑋 <text:s text:c="2"/></text:span></text:p>
      <text:p text:style-name="P2"><text:span text:style-name="T5">𑐳𑑂𑐰𑐬𑑂𑐐𑐾 𑑇𑐥𑐶 𑐴𑐶 𑐟𑑂𑐬𑐫𑑀 𑐰𑐿𑐟𑐾 𑐨𑐵𑐰𑐣𑐷𑐫𑐵𑐳𑑂𑐟𑐥𑑀𑐢𑐣 𑑋 <text:s/></text:span></text:p>
      <text:p text:style-name="P2"><text:span text:style-name="T5">𑐩𑐵𑐣𑐸𑐲𑐾𑐲𑐸 𑐔 𑐟𑐶𑐬𑑂𑐫𑐾𑐲𑐸 𑐐𑐸𑐞𑐨𑐾𑐡𑐵𑐳𑑂𑐟𑑂𑐬𑐫𑐳𑑂𑐟𑑂𑐬𑐫𑑅 𑑋𑑋 𑑙.𑑑𑑑 𑑋𑑋 <text:s text:c="2"/></text:span></text:p>
      <text:p text:style-name="P2"><text:span text:style-name="T5">𑐧𑑂𑐬𑐴𑑂𑐩𑐵 𑐰𑐶𑐲𑑂𑐞𑐸𑐱𑑂𑐔 𑐬𑐸𑐡𑑂𑐬𑐱𑑂𑐔 𑐢𑐬𑑂𑐩 𑐂𑐣𑑂𑐡𑑂𑐬𑑅 𑐥𑑂𑐬𑐖𑐵𑐥𑐟𑐶𑑅 𑑋 <text:s/></text:span></text:p>
      <text:p text:style-name="P2"><text:span text:style-name="T5">𑐳𑑀𑐩𑑀 𑑇𑐐𑑂𑐣𑐶𑐬𑑂𑐰𑐬𑐸𑐞𑑅 𑐳𑐹𑐬𑑂𑐫𑑀 𑐡𑐱 𑐳𑐟𑑂𑐟𑑂𑐰𑑀𑐟𑑂𑐟𑐩𑐵𑑅 𑐳𑑂𑐩𑐺𑐟𑐵𑑅 𑑋𑑋 𑑙.𑑑𑑒 𑑋𑑋 <text:s text:c="2"/></text:span></text:p>
      <text:p text:style-name="P2"><text:span text:style-name="T5">𑐬𑐸𑐡𑑂𑐬𑐵𑐡𑐶𑐟𑑂𑐫𑐵 𑐰𑐳𑐸𑐳𑐵𑐢𑑂𑐫𑐵 𑐰𑐶𑐱𑑂𑐰𑐾𑐱𑐩𑐬𑐸𑐟𑑀 𑐢𑑂𑐬𑐸𑐰𑑅 𑑋 <text:s/></text:span></text:p>
      <text:p text:style-name="P2"><text:span text:style-name="T5">𑐆𑐲𑐫𑑅 𑐥𑐶𑐟𑐬𑐱𑑂𑐔𑐿𑐰 𑐡𑐱𑐿𑐟𑐾 𑐳𑐟𑑂𑐟𑑂𑐰𑐩𑐢𑑂𑐫𑐩𑐵𑑅 𑑋𑑋 𑑙.𑑑𑑓 𑑋𑑋 <text:s text:c="2"/></text:span></text:p>
      <text:p text:style-name="P2"><text:span text:style-name="T5">𑐟𑐵𑐬𑐵 𑐐𑑂𑐬𑐴𑐵𑑅 𑐳𑐸𑐬𑐵 𑐫𑐎𑑂𑐲𑐵 𑐐𑐣𑑂𑐢𑐬𑑂𑐰𑐵𑑅 𑐎𑐶𑑄𑐣𑐬𑑀𑐬𑐐𑐵𑑅 𑑋 <text:s/></text:span></text:p>
      <text:p text:style-name="P2"><text:span text:style-name="T5">𑐬𑐎𑑂𑐲𑑀𑐨𑐹𑐟𑐥𑐶𑐱𑐵𑐔𑐵𑐱𑑂𑐔 𑐡𑐱𑐿𑐟𑐾 𑐳𑐵𑐟𑑂𑐟𑑂𑐰𑐶𑐎𑐵𑐢𑐩𑐵𑑅 𑑋𑑋 𑑙.𑑑𑑔 𑑋𑑋 <text:s text:c="2"/></text:span></text:p>
      <text:p text:style-name="P2"><text:span text:style-name="T5">𑐆𑐟𑑂𑐰𑐶𑐎𑑂𑐥𑐸𑐬𑑀𑐴𑐶𑐟𑐵𑐔𑐵𑐬𑑂𑐫𑐫𑐖𑑂𑐰𑐵𑐣𑑀 𑑇𑐟𑐶𑐠𑐶 𑐰𑐶𑐖𑑂𑐘𑐣𑐷 𑑋 <text:s/></text:span></text:p>
      <text:p text:style-name="P2"><text:span text:style-name="T5">𑐬𑐵𑐖𑐵 𑐩𑐣𑑂𑐟𑑂𑐬𑐷 𑐰𑑂𑐬𑐟𑐷 𑐰𑐾𑐡𑐷 𑐡𑐱𑐿𑐟𑐾 𑐬𑐵𑐖𑐳𑑀𑐟𑑂𑐟𑐩𑐵𑑅 𑑋𑑋 𑑙.𑑑𑑕 𑑋𑑋 <text:s text:c="2"/></text:span></text:p>
      <text:p text:style-name="P2"><text:span text:style-name="T5">𑐳𑐹𑐟𑑀 𑑇𑐩𑑂𑐧𑐲𑑂𑐛𑐰𑐞𑐶𑐱𑑂𑐔𑑀𑐐𑑂𑐬𑑅 𑐱𑐶𑐮𑑂𑐥𑐶𑐎𑐵𑐬𑐸𑐎𑐩𑐵𑐐𑐢𑐵𑑅 𑑋 <text:s/></text:span></text:p>
      <text:p text:style-name="P2"><text:span text:style-name="T5">𑐰𑐾𑐞𑐰𑐿𑐡𑐾𑐴𑐎𑐵𑐩𑐵𑐟𑑂𑐫𑐵 𑐡𑐱𑐿𑐟𑐾 𑐬𑐖𑐩𑐢𑑂𑐫𑐩𑐵𑑅 𑑋𑑋 𑑙.𑑑𑑖 𑑋𑑋 <text:s text:c="2"/></text:span></text:p>
      <text:p text:style-name="P2"><text:span text:style-name="T5">𑐔𑐬𑑂𑐩𑐎𑐺𑐟𑑂𑐎𑐸𑐩𑑂𑐨𑐎𑐺𑐟𑑂𑐎𑑀𑐮𑐷 𑐮𑑀𑐴𑐎𑐺𑐟𑑂𑐟𑑂𑐬𑐥𑐸𑐣𑐷𑐮𑐶𑐎𑐵𑑅 𑑋 <text:s/></text:span></text:p>
      <text:p text:style-name="P2"><text:span text:style-name="T5">𑐣𑐚𑐩𑐸𑐲𑑂𑐚𑐶𑐎𑐔𑐞𑑂𑐜𑐵𑐮𑐵 𑐡𑐱𑐿𑐟𑐾 𑐬𑐖𑐳𑐵𑐢𑐩𑐵𑑅 𑑋𑑋 𑑙.𑑑𑑗 𑑋𑑋 <text:s text:c="2"/></text:span></text:p>
      <text:p text:style-name="P2"><text:span text:style-name="T5">𑐐𑑀𑐐𑐖𑐐𑐰𑐫𑐵 𑐀𑐱𑑂𑐰𑐩𑐺𑐐𑐔𑐵𑐩𑐬𑐎𑐶𑑄𑐣𑐬𑐵𑑅 𑑋 <text:s/></text:span></text:p>
      <text:p text:style-name="P2"><text:span text:style-name="T5">𑐳𑐶𑑄𑐴𑐰𑑂𑐫𑐵𑐑𑑂𑐬𑐰𑐬𑐵𑐴𑐵𑐱𑑂𑐔 𑐡𑐱𑐿𑐟𑐾 𑐟𑐵𑐩𑐳𑑀𑐟𑑂𑐟𑐩𑐵𑑅 𑑋𑑋 𑑙.𑑑𑑘 𑑋𑑋 <text:s text:c="2"/></text:span></text:p>
      <text:p text:style-name="P2"><text:span text:style-name="T5">𑐀𑐖𑐩𑐾𑐲𑐩𑐴𑐶𑐲𑑂𑐫𑐵𑐱𑑂𑐔 𑐩𑐹𑐲𑐶𑐎𑐵𑐣𑐎𑐸𑐮𑐵𑐡𑐫𑑅 𑑋 <text:s/></text:span></text:p>
      <text:p text:style-name="P2"><text:span text:style-name="T5">𑐄𑐲𑑂𑐚𑑂𑐬𑐬𑐒𑑂𑐎𑐸𑐱𑐱𑐐𑐞𑑂𑐜𑐵 𑐡𑐱𑐿𑐟𑐾 𑐟𑐩𑐩𑐢𑑂𑐫𑐩𑐵𑑅 𑑋𑑋 𑑙.𑑑𑑙 𑑋𑑋 <text:s text:c="2"/></text:span></text:p>
      <text:p text:style-name="P2"><text:span text:style-name="T5">𑐆𑐎𑑂𑐲𑐐𑑀𑐢𑐵𑐩𑐺𑐐𑐱𑐺𑐒𑑂𑐐𑐶𑐧𑐎𑐰𑐵𑐣𑐬𑐐𑐬𑑂𑐡𑐨𑐵𑑅 𑑋 <text:s/></text:span></text:p>
      <text:p text:style-name="P2"><text:span text:style-name="T5">𑐳𑐹𑐎𑐬𑐱𑑂𑐰𑐵𑐣𑐐𑑀𑐩𑐵𑐫𑐸𑐬𑑂𑐡𑐱𑐿𑐟𑐾 𑐟𑐵𑐩𑐳𑐵𑐢𑐩𑐵𑑅 𑑋𑑋 𑑙.𑑒𑑐 𑑋𑑋 <text:s text:c="2"/></text:span></text:p>
      <text:p text:style-name="P2"><text:soft-page-break/><text:span text:style-name="T5">𑐎𑑂𑐬𑑁𑐘𑑂𑐔𑐴𑑄𑐳𑐱𑐸𑐎𑐱𑑂𑐫𑐾𑐣𑐨𑐵𑐳𑐧𑐵𑐬𑐸𑐞𑑂𑐜𑐳𑐵𑐬𑐳𑐵𑑅 𑑋 <text:s/></text:span></text:p>
      <text:p text:style-name="P2"><text:span text:style-name="T5">𑐔𑐎𑑂𑐬𑐵𑐴𑑂𑐰𑐱𑐸𑐎𑐩𑐵𑐫𑐹𑐬𑐵 𑐡𑐱𑐿𑐟𑐾 𑐟𑐩𑐳𑐵𑐟𑑂𑐟𑑂𑐰𑐶𑐎𑐵𑑅 𑑋𑑋 𑑙.𑑒𑑑 𑑋𑑋 <text:s text:c="2"/></text:span></text:p>
      <text:p text:style-name="P2"><text:span text:style-name="T5">𑐧𑐮𑐵𑐎𑐵𑑅 𑐎𑐸𑐎𑑂𑐎𑐸𑐚𑐵𑑅 𑐎𑐵𑐎𑐵𑐱𑑂𑐔𑐶𑐮𑑂𑐮𑐮𑐵𑐰𑐎𑐟𑐶𑐟𑑂𑐟𑐶𑐬𑐵𑑅 𑑋 <text:s/></text:span></text:p>
      <text:p text:style-name="P2"><text:span text:style-name="T5">𑐐𑐺𑐢𑑂𑐬𑐎𑐒𑑂𑐎𑐧𑐎𑐱𑑂𑐫𑐾𑐣 𑐡𑐱𑐿𑐟𑐾 𑐟𑐩𑐬𑐵𑐖𑐳𑐵𑑅 𑑋𑑋 𑑙.𑑒𑑒 𑑋𑑋 <text:s text:c="2"/></text:span></text:p>
      <text:p text:style-name="P2"><text:span text:style-name="T5">𑐎𑑀𑐎𑐶𑐮𑑀𑐮𑐹𑐎𑐎𑐘𑑂𑐖𑐮𑑂𑐫𑐎𑐥𑑀𑐟𑐵𑑅 𑐥𑐘𑑂𑐔 𑐊𑐰 𑐔 𑑋 <text:s/></text:span></text:p>
      <text:p text:style-name="P2"><text:span text:style-name="T5">𑐱𑐵𑐬𑐶𑐎𑐵𑐱𑑂𑐔 𑐎𑐸𑐮𑐶𑐒𑑂𑐐𑐵𑐱𑑂𑐔 𑐡𑐱𑐿𑐟𑐾 𑐟𑐩𑐳𑐵𑐢𑐩𑐵𑑅 𑑋𑑋 𑑙.𑑒𑑓 𑑋𑑋 <text:s text:c="2"/></text:span></text:p>
      <text:p text:style-name="P2"><text:span text:style-name="T5">𑐩𑐎𑐬𑐐𑑀𑐴𑐣𑐎𑑂𑐬𑐵𑐱𑑂𑐔 𑐆𑐎𑑂𑐲𑐵𑐱𑑂𑐔 𑐟𑐩𑐳𑐵𑐟𑑂𑐟𑑂𑐰𑐶𑐎𑐵𑑅 𑑋 <text:s/></text:span></text:p>
      <text:p text:style-name="P2"><text:span text:style-name="T5">𑐎𑐔𑑂𑐕𑐥𑐱𑐶𑐱𑐸𑐎𑐸𑐩𑑂𑐨𑐷𑐬𑐩𑐞𑑂𑐜𑐹𑐎𑐵𑐳𑑂𑐟𑐩𑐬𑐵𑐖𑐳𑐵𑑅 𑑋 <text:s/></text:span></text:p>
      <text:p text:style-name="P2"><text:span text:style-name="T5">𑐱𑐒𑑂𑐏𑐱𑐸𑐎𑑂𑐟𑐶𑐎𑐱𑐩𑑂𑐧𑐹𑐎𑐵𑑅 𑐎𑐰𑐫𑑂𑐫𑐳𑑂𑐟𑐩𑐟𑐵𑐩𑐳𑐵𑑅 𑑋𑑋 𑑙.𑑒𑑔 𑑋𑑋 <text:s text:c="2"/></text:span></text:p>
      <text:p text:style-name="P2"><text:span text:style-name="T5">𑐔𑐣𑑂𑐡𑐣𑐵𑐐𑐬𑐸𑐥𑐡𑑂𑐩𑑄 𑐔 𑐥𑑂𑐮𑐎𑑂𑐲𑑀𑐡𑐸𑐩𑑂𑐧𑐬𑐥𑐶𑐥𑑂𑐥𑐮𑐵𑑅 𑑋 <text:s/></text:span></text:p>
      <text:p text:style-name="P2"><text:span text:style-name="T5">𑐰𑐚𑐡𑐵𑐬𑐸𑐱𑐩𑐷𑐧𑐶𑐮𑑂𑐰𑐵 𑐡𑐱𑐿𑐟𑐾 𑐟𑐩𑐳𑐵𑐟𑑂𑐟𑑂𑐰𑐶𑐎𑐵𑑅 𑑋𑑋 𑑙.𑑒𑑕 𑑋𑑋 <text:s text:c="2"/></text:span></text:p>
      <text:p text:style-name="P2"><text:span text:style-name="T5">𑐖𑐵𑐩𑑂𑐧𑐷𑐬𑐮𑐎𑐸𑐔𑐵𑐩𑑂𑐬𑐵𑐟𑐡𑐵𑐜𑐶𑐩𑐵𑐎𑑀𑐮𑐰𑐾𑐟𑐳𑐵𑑅 𑑋 <text:s/></text:span></text:p>
      <text:p text:style-name="P2"><text:span text:style-name="T5">𑐣𑐶𑐩𑑂𑐧𑐣𑐷𑐥𑑀 &lt;crux&gt;𑐢𑑂𑐬𑐰𑐵𑐰𑐱𑑂𑐔&lt;/crux&gt; 𑐡𑐱𑐿𑐟𑐾 𑐟𑐩𑐬𑐵𑐖𑐳𑐵𑑅 𑑋𑑋 𑑙.𑑒𑑖 𑑋𑑋 <text:s text:c="2"/></text:span></text:p>
      <text:p text:style-name="P2"><text:span text:style-name="T5">𑐰𑐺𑐎𑑂𑐲𑐰𑐮𑑂𑐮𑐷𑐮𑐟𑐵𑐰𑐾𑐞𑐸𑐟𑑂𑐰𑐎𑑂𑐳𑐵𑐬𑐟𑐺𑐞𑐨𑐹𑐬𑐸𑐴𑐵𑑅 𑑋 <text:s/></text:span></text:p>
      <text:p text:style-name="P2"><text:span text:style-name="T5">𑐩𑐷𑐬𑐖𑐵𑐱𑑂𑐔 𑐱𑐶𑐮𑐵𑐱𑐳𑑂𑐫𑐵 𑐡𑐱𑐿𑐟𑐾 𑐟𑐩𑐳𑐵𑐟𑑂𑐟𑑂𑐰𑐶𑐎𑐵𑑅 𑑋𑑋 𑑙.𑑒𑑗 𑑋𑑋 <text:s text:c="2"/></text:span></text:p>
      <text:p text:style-name="P2"><text:span text:style-name="T5">𑐨𑑂𑐬𑐩𑐬𑐵𑐡𑐶𑐥𑐟𑐒𑑂𑐐𑐵𑐱𑑂𑐔 𑐎𑑂𑐬𑐶𑐩𑐶𑐎𑐷𑐚𑐖𑐮𑑁𑐎𑐳𑑅 𑑋 <text:s/></text:span></text:p>
      <text:p text:style-name="P2"><text:span text:style-name="T5">𑐫𑐹𑐎𑑀𑐡𑑂𑐡𑑄𑐱𑐩𑐱𑐵𑐣𑐵𑑄 𑐔 𑐰𑐶𑐲𑑂𑐛𑐵𑐖𑐵𑐳𑑂𑐟𑐩𑐳𑐵𑐟𑑂𑐟𑑂𑐰𑐶𑐎𑐵𑑅 𑑋𑑋 𑑙.𑑒𑑘 𑑋𑑋 <text:s text:c="2"/></text:span></text:p>
      <text:p text:style-name="P2"><text:span text:style-name="T5">𑐡𑐫𑐵 𑐳𑐟𑑂𑐫𑑄 𑐡𑐩𑑅 𑐱𑑁𑐔𑑄 𑐖𑑂𑐘𑐵𑐣𑑄 𑐩𑑁𑐣𑑄 𑐟𑐥𑑅 𑐎𑑂𑐲𑐩𑐵 𑑋 <text:s/></text:span></text:p>
      <text:p text:style-name="P2"><text:span text:style-name="T5">𑐱𑐷𑐮𑑄 𑐔 𑐣𑐵𑐨𑐶𑐩𑐵𑐣𑑄 𑐔 𑐳𑐵𑐟𑑂𑐟𑑂𑐰𑐶𑐎𑐵𑐱𑑂𑐔𑑀𑐟𑑂𑐟𑐩𑐵 𑐖𑐣𑐵𑑅 𑑋𑑋 𑑙.𑑒𑑙 𑑋𑑋 <text:s text:c="2"/></text:span></text:p>
      <text:p text:style-name="P2"><text:span text:style-name="T5">𑐎𑐵𑐩𑐟𑐺𑐲𑑂𑐞𑐵𑐬𑐟𑐶𑐡𑑂𑐫𑐹𑐟𑐩𑐵𑐣𑑀 𑐫𑐸𑐡𑑂𑐢𑑄 𑐩𑐡𑑅 𑐳𑑂𑐥𑐺𑐴𑐵 𑑋 <text:s/></text:span></text:p>
      <text:p text:style-name="P2"><text:span text:style-name="T5">𑐣𑐶𑐬𑑂𑐑𑐺𑐞𑐵𑑅 𑐎𑐮𑐶𑐎𑐬𑑂𑐟𑐵𑐬𑑀 𑐬𑐵𑐖𑐳𑐾𑐲𑐹𑐟𑑂𑐟𑐩𑐵 𑐖𑐣𑐵𑑅 𑑋𑑋 𑑙.𑑓𑑐 𑑋𑑋 <text:s text:c="2"/></text:span></text:p>
      <text:p text:style-name="P2"><text:span text:style-name="T5">𑐴𑐶𑑄𑐳𑐵𑐳𑐹𑐫𑐵𑐑𑐺𑐞𑐵𑐩𑐹𑐝𑐣𑐶𑐡𑑂𑐬𑐵𑐟𑐣𑑂𑐡𑑂𑐬𑐷𑐨𑐫𑐵𑐮𑐳𑐵𑑅 𑑋 <text:s/></text:span></text:p>
      <text:p text:style-name="P2"><text:span text:style-name="T5">𑐎𑑂𑐬𑑀𑐢𑑀 𑐩𑐟𑑂𑐳𑐬𑐩𑐵𑐫𑐷 𑐔 𑐟𑐵𑐩𑐳𑐾𑐲𑐹𑐟𑑂𑐟𑐩𑐵 𑐖𑐣𑐵𑑅 𑑋𑑋 𑑙.𑑓𑑑 𑑋𑑋 <text:s text:c="2"/></text:span></text:p>
      <text:p text:style-name="P2"><text:span text:style-name="T5">𑐮𑐑𑐸𑐥𑑂𑐬𑐷𑐟𑐶𑐥𑑂𑐬𑐎𑐵𑐱𑐷 𑐔 𑐢𑑂𑐫𑐵𑐣𑐫𑑀𑐐𑐾 𑐳𑐡𑑀𑐟𑑂𑐳𑐸𑐎𑑅 𑑋 <text:s/></text:span></text:p>
      <text:p text:style-name="P2"><text:span text:style-name="T5">𑐥𑑂𑐬𑐖𑑂𑐘𑐵𑐧𑐸𑐡𑑂𑐢𑐶𑐰𑐶𑐬𑐵𑐐𑐷 𑐔 𑐳𑐵𑐟𑑂𑐟𑑂𑐰𑐶𑐎𑑄 𑐐𑐸𑐞𑐮𑐎𑑂𑐲𑐞𑑈𑑋𑑋 𑑙.𑑓𑑒 𑑋𑑋 <text:s text:c="2"/></text:span></text:p>
      <text:p text:style-name="P2"><text:span text:style-name="T5">𑐧𑐵𑐮𑐎𑑀 𑐣𑐶𑐥𑐸𑐞𑑀 𑐬𑐵𑐐𑐷 𑐩𑐵𑐣𑑀 𑐡𑐬𑑂𑐥𑐱𑑂𑐔 𑐮𑑀𑐨𑐎𑑅 𑑋 <text:s/></text:span></text:p>
      <text:p text:style-name="P2"><text:span text:style-name="T5">𑐳𑑂𑐥𑐺𑐴𑐵 𑐃𑐬𑑂𑐲𑐵 𑐥𑑂𑐬𑐮𑐵𑐥𑐷 𑐔 𑐬𑐵𑐖𑐳𑑄 𑐐𑐸𑐞𑐮𑐎𑑂𑐲𑐞𑑈𑑋𑑋 𑑙.𑑓𑑓 𑑋𑑋 <text:s text:c="2"/></text:span></text:p>
      <text:p text:style-name="P2"><text:span text:style-name="T5">𑐄𑐡𑑂𑐰𑐾𑐐 𑐁𑐮𑐳𑑀 𑐩𑑀𑐴𑑅 𑐎𑑂𑐬𑐹𑐬𑐳𑑂𑐟𑐳𑑂𑐎𑐬𑐣𑐶𑐬𑑂𑐡𑐫𑑅 𑑋 <text:s/></text:span></text:p>
      <text:p text:style-name="P2"><text:span text:style-name="T5">𑐎𑑂𑐬𑑀𑐢𑑅 𑐥𑐶𑐱𑐸𑐣 𑐣𑐶𑐡𑑂𑐬𑐵 𑐔 𑐟𑐵𑐩𑐳𑑄 𑐐𑐸𑐞𑐮𑐎𑑂𑐲𑐞𑑈𑑋𑑋 𑑙.𑑓𑑔 𑑋𑑋 <text:s text:c="2"/></text:span></text:p>
      <text:p text:style-name="P2"><text:span text:style-name="T5">𑐰𑐶𑐐𑐟𑐬𑐵𑐐 𑐄𑐰𑐵𑐔 𑑋 <text:s/></text:span></text:p>
      <text:p text:style-name="P2"><text:span text:style-name="T5">𑐎𑐾𑐣 𑐔𑐶𑐴𑑂𑐣𑐾𑐣 𑐰𑐶𑐖𑑂𑐘𑐾𑐫 𑐁𑐴𑐵𑐬𑑅 𑐳𑐬𑑂𑐰𑐡𑐾𑐴𑐶𑐣𑐵𑑈𑑋 <text:s/></text:span></text:p>
      <text:p text:style-name="P2"><text:span text:style-name="T5">𑐟𑑂𑐬𑐿𑐐𑐸𑐞𑑂𑐫𑐳𑑂𑐫 𑐥𑐺𑐠𑐎𑑂𑐟𑑂𑐰𑐾𑐣 𑐎𑐠𑐫𑐳𑑂𑐰 𑐟𑐥𑑀𑐢𑐣 𑑋𑑋 𑑙.𑑓𑑕 𑑋𑑋 <text:s text:c="2"/></text:span></text:p>
      <text:p text:style-name="P2"><text:span text:style-name="T5">𑐀𑐣𑐬𑑂𑐠𑐫𑐖𑑂𑐘 𑐄𑐰𑐵𑐔 𑑋 <text:s/></text:span></text:p>
      <text:p text:style-name="P2"><text:span text:style-name="T5">𑐁𑐫𑐸𑑅 𑐎𑐷𑐬𑑂𑐟𑐶𑑅 𑐳𑐸𑐏𑑄 𑐥𑑂𑐬𑐷𑐟𑐶𑐬𑑂𑐧𑐮𑐵𑐬𑑀𑐐𑑂𑐫𑐰𑐶𑐰𑐬𑑂𑐢𑐣𑑈𑑋 <text:s/></text:span></text:p>
      <text:p text:style-name="P2"><text:span text:style-name="T5">𑐴𑐺𑐡𑑂𑐫𑐳𑑂𑐰𑐵𑐡𑐸𑐬𑐳𑑄 𑐳𑑂𑐣𑐶𑐐𑑂𑐢 𑐁𑐴𑐵𑐬𑑅 𑐳𑐵𑐟𑑂𑐟𑑂𑐰𑐶𑐎𑐥𑑂𑐬𑐶𑐫𑑅 𑑋𑑋 𑑙.𑑓𑑖 𑑋𑑋 <text:s text:c="2"/></text:span></text:p>
      <text:p text:style-name="P2"><text:span text:style-name="T5">𑐀𑐟𑑂𑐫𑐸𑐲𑑂𑐞𑐩𑐵𑐩𑑂𑐮𑐮𑐰𑐞𑑄 𑐬𑐹𑐎𑑂𑐲𑑄 𑐟𑐷𑐎𑑂𑐲𑑂𑐞𑑄 𑐰𑐶𑐡𑐵𑐴𑐶 𑐔 𑑋 <text:s/></text:span></text:p>
      <text:p text:style-name="P2"><text:span text:style-name="T5">𑐬𑐵𑐖𑐳𑐱𑑂𑐬𑐾𑐲𑑂𑐛-𑐁𑐴𑐵𑐬𑑀 𑐡𑐸𑑅𑐏𑐱𑑀𑐎𑐵𑐩𑐫𑐥𑑂𑐬𑐡𑑅 𑑋𑑋 𑑙.𑑓𑑗 𑑋𑑋 <text:s text:c="2"/></text:span></text:p>
      <text:p text:style-name="P2"><text:span text:style-name="T5">𑐀𑐨𑐎𑑂𑐲𑑂𑐫𑐵𑐩𑐾𑐢𑑂𑐫𑐥𑐹𑐟𑐷 𑐔 𑐥𑐹𑐟𑐶 𑐥𑐬𑑂𑐫𑐸𑐲𑐶𑐟𑑄 𑐔 𑐫𑐟𑑂 𑑋 <text:s/></text:span></text:p>
      <text:p text:style-name="P2"><text:span text:style-name="T5">𑐁𑐩𑐫𑐵𑐬𑐳𑐰𑐶𑐳𑑂𑐰𑐵𑐡 𑐁𑐴𑐵𑐬𑐳𑑂𑐟𑐵𑐩𑐳𑐥𑑂𑐬𑐶𑐫𑑅 𑑋𑑋 𑑙.𑑓𑑘 𑑋𑑋 <text:s text:c="2"/></text:span></text:p>
      <text:p text:style-name="P2"><text:span text:style-name="T5">𑐰𑐶𑐐𑐟𑐬𑐵𑐐 𑐄𑐰𑐵𑐔 𑑋 <text:s/></text:span></text:p>
      <text:p text:style-name="P2"><text:span text:style-name="T5">𑐐𑐸𑐞𑐵𑐟𑐷𑐟𑑄 𑐎𑐠𑑄 𑐖𑑂𑐘𑐾𑐫𑑄 𑐳𑑄𑐳𑐵𑐬𑐥𑐬𑐥𑐵𑐬𑐐𑑈𑑋 <text:s/></text:span></text:p>
      <text:p text:style-name="P2"><text:span text:style-name="T5">𑐐𑐸𑐞𑐥𑐵𑐱𑐣𑐶𑐧𑐡𑑂𑐢𑐵𑐣𑐵𑑄 𑐩𑑀𑐎𑑂𑐲𑑄 𑐎𑐠𑐫 𑐟𑐟𑑂𑐟𑑂𑐰𑐟𑑅 𑑋𑑋 𑑙.𑑓𑑙 𑑋𑑋 <text:s text:c="2"/></text:span></text:p>
      <text:p text:style-name="P2"><text:soft-page-break/><text:span text:style-name="T5">𑐀𑐣𑐬𑑂𑐠𑐫𑐖𑑂𑐘 𑐄𑐰𑐵𑐔 𑑋 <text:s/></text:span></text:p>
      <text:p text:style-name="P2"><text:span text:style-name="T5">𑐁𑐟𑑂𑐩𑐰𑐟𑑂𑐳𑐬𑑂𑐰𑐨𑐹𑐟𑐵𑐣𑐶 𑐳𑐩𑑂𑐫𑐎𑑂𑐥𑐱𑑂𑐫𑐾𑐟 𑐨𑑀 𑐡𑑂𑐰𑐶𑐖 𑑋 <text:s/></text:span></text:p>
      <text:p text:style-name="P2"><text:span text:style-name="T5">𑐐𑐸𑐞𑐵𑐟𑐷𑐟𑑅 𑐳 𑐰𑐶𑐖𑑂𑐘𑐾𑐫𑑅 𑐳𑑄𑐳𑐵𑐬𑐥𑐬𑐥𑐵𑐬𑐐𑑅 𑑋𑑋 𑑙.𑑔𑑐 𑑋𑑋 <text:s text:c="2"/></text:span></text:p>
      <text:p text:style-name="P2"><text:span text:style-name="T5">𑐃𑐬𑑂𑐲𑐵𑐡𑑂𑐰𑐾𑐲𑐳𑐩𑑀 𑐫𑐳𑑂𑐟𑐸 𑐳𑐸𑐏𑐡𑐸𑑅𑐏𑐳𑐩𑐵𑐱𑑂𑐔 𑐫𑐾 𑑋 <text:s/></text:span></text:p>
      <text:p text:style-name="P2"><text:span text:style-name="T5">𑐳𑑂𑐟𑐸𑐟𑐶𑐣𑐶𑐣𑑂𑐡𑐵𑐳𑐩𑐵 𑐫𑐾 𑐔 𑐐𑐸𑐞𑐵𑐟𑐷𑐟𑑅 𑐳 𑐄𑐔𑑂𑐫𑐟𑐾 𑑋𑑋 𑑙.𑑔𑑑 𑑋𑑋 <text:s text:c="2"/></text:span></text:p>
      <text:p text:style-name="P2"><text:span text:style-name="T5">𑐟𑐸𑐮𑑂𑐫𑐥𑑂𑐬𑐶𑐫𑐵𑐥𑑂𑐬𑐶𑐫𑑀 𑐫𑐱𑑂𑐔 𑐀𑐬𑐶𑐩𑐶𑐟𑑂𑐬𑐳𑐩𑐳𑑂𑐟𑐠𑐵 𑑋 <text:s/></text:span></text:p>
      <text:p text:style-name="P2"><text:span text:style-name="T5">𑐩𑐵𑐣𑐵𑐥𑐩𑐵𑐣𑐫𑑀𑐳𑑂𑐟𑐸𑐮𑑂𑐫𑑀 𑐐𑐸𑐞𑐵𑐟𑐷𑐟𑑅 𑐳 𑐄𑐔𑑂𑐫𑐟𑐾 𑑋𑑋 <text:s/>𑑙.𑑔𑑒 𑑋𑑋 <text:s text:c="2"/></text:span></text:p>
      <text:p text:style-name="P2"><text:span text:style-name="T5">𑐊𑐲 𑐟𑐾 𑐎𑐠𑐶𑐟𑑀 𑐰𑐶𑐥𑑂𑐬 𑐐𑐸𑐞𑐳𑐡𑑂𑐨𑐵𑐰𑐣𑐶𑐬𑑂𑐞𑐫𑑅 𑑋 <text:s/></text:span></text:p>
      <text:p text:style-name="P2"><text:span text:style-name="T5">𑐐𑐸𑐞𑐫𑐸𑐎𑑂𑐟𑐳𑑂𑐟𑐸 𑐳𑑄𑐳𑐵𑐬𑐷 𑐐𑐸𑐞𑐵𑐟𑐷𑐟𑑅 𑐥𑐬𑐵𑐒𑑂𑐐𑐟𑐶𑑅 𑑋𑑋 𑑙.𑑔𑑓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𑐟𑑂𑐬𑐿𑐐𑐸𑐞𑑂𑐫𑐰𑐶𑐱𑐾𑐲𑐞𑐷𑐫𑑀 𑐣𑐵𑐩𑐵𑐢𑑂𑐫𑐵𑐫𑑀 𑐣𑐰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𑐎𑐵𑐫𑐟𑐷𑐬𑑂𑐠𑑀𑐥𑐰𑐬𑑂𑐞𑐣𑑈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𑐎𑐟𑐩𑑄 𑐳𑐬𑑂𑐰𑐟𑐷𑐬𑑂𑐠𑐵𑐣𑐵𑑄 𑐱𑑂𑐬𑐾𑐲𑑂𑐛𑐩𑐵𑐴𑐸𑐬𑑂𑐩𑐣𑐷𑐲𑐶𑐣𑑅 𑑋 <text:s/></text:span></text:p>
      <text:p text:style-name="P2"><text:span text:style-name="T5">𑐎𑐠𑐫𑐳𑑂𑐰 𑐩𑐸𑐣𑐶𑐱𑑂𑐬𑐾𑐲𑑂𑐛 𑐫𑐡𑑂𑐫𑐳𑑂𑐟𑐶 𑐨𑐸𑐰𑐶 𑐎𑐵𑐩𑐡𑑈𑑋𑑋 𑑑𑑐.𑑑 𑑋𑑋 <text:s text:c="2"/></text:span></text:p>
      <text:p text:style-name="P2"><text:span text:style-name="T5">𑐀𑐣𑐬𑑂𑐠𑐫𑐖𑑂𑐘 𑐄𑐰𑐵𑐔 𑑋 <text:s/></text:span></text:p>
      <text:p text:style-name="P2"><text:span text:style-name="T5">𑐀𑐟𑐶𑐐𑐸𑐴𑑂𑐫𑐩𑐶𑐡𑑄 𑐥𑑂𑐬𑐱𑑂𑐣𑑄 𑐥𑐺𑐲𑑂𑐚𑑅 𑐳𑑂𑐣𑐾𑐴𑐵𑐡𑑂𑐡𑑂𑐰𑐶𑐖𑑀𑐟𑑂𑐟𑐩 𑑋 <text:s/></text:span></text:p>
      <text:p text:style-name="P2"><text:span text:style-name="T5">𑐧𑑂𑐬𑐰𑐷𑐩𑐶 𑐰𑑅 𑐥𑐸𑐬𑐵𑐰𑐺𑐟𑑂𑐟𑑄 𑐣𑐣𑑂𑐡𑐶𑐣𑐵 𑐎𑐠𑐶𑐟𑑀 𑑇𑐳𑑂𑐩𑑂𑐫𑐴𑑈𑑋𑑋 𑑑𑑐.𑑒 𑑋𑑋 <text:s text:c="2"/></text:span></text:p>
      <text:p text:style-name="P2"><text:span text:style-name="T5">𑐣𑐣𑑂𑐡𑐶𑐎𑐾𑐱𑑂𑐰𑐬 𑐄𑐰𑐵𑐔 𑑋 <text:s/></text:span></text:p>
      <text:p text:style-name="P2"><text:span text:style-name="T5">𑐎𑐿𑐮𑐵𑐳𑐱𑐶𑐏𑐬𑐾 𑐬𑐩𑑂𑐫𑐾 𑐳𑐶𑐡𑑂𑐢𑐔𑐵𑐬𑐞𑐳𑐾𑐰𑐶𑐟𑐾 𑑋 <text:s/></text:span></text:p>
      <text:p text:style-name="P2"><text:span text:style-name="T5">𑐟𑐟𑑂𑐬𑐵𑐳𑐷𑐣𑑄 𑐱𑐶𑐰𑑄 𑐳𑐵𑐎𑑂𑐲𑐵𑐡𑑂𑐡𑐾𑐰𑐷 𑐰𑐔𑐣𑐩𑐧𑑂𑐬𑐰𑐷𑐟𑑂 𑑋𑑋 𑑑𑑐.𑑓 𑑋𑑋 <text:s text:c="2"/></text:span></text:p>
      <text:p text:style-name="P2"><text:span text:style-name="T5">𑐡𑐾𑐰𑑂𑐫𑐸𑐰𑐵𑐔 𑑋 <text:s/></text:span></text:p>
      <text:p text:style-name="P2"><text:span text:style-name="T5">𑐨𑐐𑐰𑐣𑑂𑐡𑐾𑐰𑐡𑐾𑐰𑐾𑐱 𑐳𑐬𑑂𑐰𑐨𑐹𑐟𑐖𑐐𑐟𑑂𑐥𑐟𑐾 𑑋 <text:s/></text:span></text:p>
      <text:p text:style-name="P2"><text:span text:style-name="T5">𑐥𑑂𑐬𑐲𑑂𑐚𑐸𑐩𑐶𑐔𑑂𑐕𑐵𑐩𑑂𑐫𑐴𑑄 𑐟𑑂𑐰𑐾𑐎𑑄 𑐢𑐬𑑂𑐩𑐐𑐸𑐴𑑂𑐫𑑄 𑐳𑐣𑐵𑐟𑐣𑑈𑑋𑑋 𑑑𑑐.𑑔 𑑋𑑋 <text:s text:c="2"/></text:span></text:p>
      <text:p text:style-name="P2"><text:span text:style-name="T5">𑐀𑐟𑐶𑐟𑐷𑐬𑑂𑐠𑑄 𑐥𑐬𑑄 𑐐𑐸𑐴𑑂𑐫𑑄 𑐳𑑄𑐳𑐵𑐬𑐵𑐡𑑂𑐫𑐾𑐣 𑐩𑐸𑐔𑑂𑐫𑐟𑐾 𑑋 <text:s/></text:span></text:p>
      <text:p text:style-name="P2"><text:span text:style-name="T5">𑐩𑐣𑐸𑐲𑑂𑐫𑐵𑐞𑐵𑑄 𑐴𑐶𑐟𑐵𑐬𑑂𑐠𑐵𑐫 𑐧𑑂𑐬𑐹𑐴𑐶 𑐟𑐟𑑂𑐟𑑂𑐰𑑄 𑐩𑐴𑐾𑐱𑑂𑐰𑐬 𑑋𑑋 𑑑𑑐.𑑕 𑑋𑑋 <text:s text:c="2"/></text:span></text:p>
      <text:p text:style-name="P2"><text:span text:style-name="T5">𑐩𑐴𑐾𑐱𑑂𑐰𑐬 𑐄𑐰𑐵𑐔 𑑋 <text:s/></text:span></text:p>
      <text:p text:style-name="P2"><text:span text:style-name="T5">𑐎𑑀 𑐩𑐵𑑄 𑐥𑐺𑐔𑑂𑐕𑐟𑐶 𑐟𑑄 𑐥𑑂𑐬𑐱𑑂𑐣𑑄 𑐩𑐸𑐎𑑂𑐟𑑂𑐰𑐵 𑐟𑑂𑐰𑐵𑐩𑐾𑐰 𑐳𑐸𑐣𑑂𑐡𑐬𑐶 𑑋 <text:s/></text:span></text:p>
      <text:p text:style-name="P2"><text:span text:style-name="T5">𑐱𑐺𑐞𑐸 𑐰𑐎𑑂𑐲𑑂𑐫𑐵𑐩𑐶 𑐟𑑄 𑐥𑑂𑐬𑐱𑑂𑐣𑑄 𑐡𑐾𑐰𑐿𑐬𑐥𑐶 𑐳𑐸𑐡𑐸𑐬𑑂𑐮𑐨𑑈𑑋𑑋 𑑑𑑐.𑑖 𑑋𑑋 <text:s text:c="2"/></text:span></text:p>
      <text:p text:style-name="P2"><text:span text:style-name="T5">𑐎𑐸𑐬𑐸𑐎𑑂𑐲𑐾𑐟𑑂𑐬𑑄 𑐥𑑂𑐬𑐫𑐵𑐐𑑄 𑐔 𑐰𑐵𑐬𑐵𑐞𑐳𑐷𑐩𑐟𑑅 𑐥𑐬𑑈𑑋 <text:s/></text:span></text:p>
      <text:p text:style-name="P2"><text:span text:style-name="T5">𑐐𑐒𑑂𑐐𑐵𑐐𑑂𑐣𑐶𑑄 𑐳𑑀𑐩𑐟𑐷𑐬𑑂𑐠𑑄 𑐔 𑐳𑐹𑐬𑑂𑐫𑐥𑐸𑐲𑑂𑐎𑐬𑐩𑐵𑐣𑐳𑑈𑑋𑑋 𑑑𑑐.𑑗 𑑋𑑋 <text:s text:c="2"/></text:span></text:p>
      <text:p text:style-name="P2"><text:span text:style-name="T5">𑐣𑐿𑐩𑐶𑐲𑑄 𑐧𑐶𑐣𑑂𑐡𑐸𑐳𑐵𑐬𑑄 𑐔 𑐳𑐾𑐟𑐸𑐧𑐣𑑂𑐢𑑄 𑐳𑐸𑐬𑐡𑑂𑐬𑐴𑑈𑑋 <text:s/></text:span></text:p>
      <text:p text:style-name="P2"><text:span text:style-name="T5">𑐑𑐞𑑂𑐚𑐶𑐎𑐾𑐱𑑂𑐰𑐬𑐰𑐵𑐐𑐷𑐱𑑄 𑐖𑑂𑐘𑐵𑐟𑑂𑐰𑐵 𑐣𑐶𑐱𑑂𑐔𑐫𑐥𑐵𑐥𑐴𑐵 𑑋𑑋 𑑑𑑐.𑑘 𑑋𑑋 <text:s text:c="2"/></text:span></text:p>
      <text:p text:style-name="P2"><text:span text:style-name="T5">𑐄𑐩𑑀𑐰𑐵𑐔 𑑋 <text:s/></text:span></text:p>
      <text:p text:style-name="P2"><text:span text:style-name="T5">𑐊𑐰𑐩𑐵𑐡𑐶 𑐩𑐴𑐵𑐡𑐾𑐰 𑐥𑐹𑐬𑑂𑐰𑐰𑐟𑑂𑐎𑐠𑐶𑐟𑐵𑐳𑑂𑐩𑑂𑐫𑐴𑑈𑑋 <text:s/></text:span></text:p>
      <text:p text:style-name="P2"><text:span text:style-name="T5">𑐳𑑂𑐰𑐬𑑂𑐐𑐨𑑀𑐐𑐥𑑂𑐬𑐡𑑄 𑐟𑐷𑐬𑑂𑐠𑐩𑐾𑐟𑐾𑐲𑐵𑑄 𑐳𑐸𑐬𑐣𑐵𑐫𑐎 𑑋𑑋 𑑑𑑐.𑑙 𑑋𑑋 <text:s text:c="2"/></text:span></text:p>
      <text:p text:style-name="P2"><text:soft-page-break/><text:span text:style-name="T5">𑐎𑐠𑑄 𑐩𑐸𑐔𑑂𑐫𑐾𑐟 𑐳𑑄𑐳𑐵𑐬𑐵𑐖𑑂𑐖𑑂𑐘𑐵𑐣𑐩𑐵𑐟𑑂𑐬𑐾𑐞 𑐃𑐱𑑂𑐰𑐬 𑑋 <text:s/></text:span></text:p>
      <text:p text:style-name="P2"><text:span text:style-name="T5">𑐎𑑁𑐟𑐹𑐴𑐮𑑄 𑐩𑐴𑐖𑑂𑐖𑐵𑐟𑑄 𑐕𑐶𑐣𑑂𑐢𑐶 𑐳𑑄𑐱𑐫𑐎𑐵𑐬𑐎𑑈𑑋𑑋 𑑑𑑐.𑑑𑑐 𑑋𑑋 <text:s text:c="2"/></text:span></text:p>
      <text:p text:style-name="P2"><text:span text:style-name="T5">𑐬𑐸𑐡𑑂𑐬 𑐄𑐰𑐵𑐔 𑑋 <text:s/></text:span></text:p>
      <text:p text:style-name="P2"><text:span text:style-name="T5">𑐎𑐶𑑄 𑐣 𑐖𑐵𑐣𑐵𑐩𑐶 𑐟𑐟𑑂𑐟𑐷𑐬𑑂𑐠𑑄 𑐳𑐸𑐮𑐨𑑄 𑐡𑐸𑐬𑑂𑐮𑐨𑑄 𑐔 𑐫𑐟𑑂 𑑋 <text:s/></text:span></text:p>
      <text:p text:style-name="P2"><text:span text:style-name="T5">𑐳𑐸𑐮𑐨𑑄 𑐐𑐸𑐬𑐸𑐳𑐾𑐰𑐷𑐣𑐵𑑄 𑐡𑐸𑐬𑑂𑐮𑐨𑑄 𑐟𑐡𑑂𑐰𑐶𑐰𑐬𑑂𑐖𑐫𑐾𑐟𑑂 𑑋𑑋 𑑑𑑐.𑑑𑑑 𑑋𑑋 <text:s text:c="2"/></text:span></text:p>
      <text:p text:style-name="P2"><text:span text:style-name="T5">𑐎𑐸𑐬𑐸𑑅 𑐥𑐸𑐬𑐸𑐲 𑐰𑐶𑐖𑑂𑐘𑐾𑐫𑑅 𑐱𑐬𑐷𑐬𑑄 𑐎𑑂𑐲𑐾𑐟𑑂𑐬 𑐄𑐔𑑂𑐫𑐟𑐾 𑑋 <text:s/></text:span></text:p>
      <text:p text:style-name="P2"><text:span text:style-name="T5">𑐱𑐬𑐷𑐬𑐳𑑂𑐠𑑄 𑐎𑐸𑐬𑐸𑐎𑑂𑐲𑐾𑐟𑑂𑐬𑑄 𑐳𑐬𑑂𑐰𑐟𑐷𑐬𑑂𑐠𑐦𑐮𑐥𑑂𑐬𑐡𑑈𑑋𑑋 𑑑𑑐.𑑑𑑒 𑑋𑑋 <text:s text:c="2"/></text:span></text:p>
      <text:p text:style-name="P2"><text:span text:style-name="T5">𑐳𑐬𑑂𑐰𑐫𑐖𑑂𑐘𑐦𑐮𑐵𑐰𑐵𑐥𑑂𑐟𑐶𑑅 𑐳𑐬𑑂𑐰𑐡𑐵𑐣𑐦𑐮𑐵𑐣𑐶 𑐔 𑑋 <text:s/></text:span></text:p>
      <text:p text:style-name="P2"><text:span text:style-name="T5">𑐳𑐬𑑂𑐰𑐰𑑂𑐬𑐟𑐟𑐥𑐱𑑂𑐔𑐷𑐬𑑂𑐞𑑄 𑐟𑐟𑑂𑐦𑐮𑑄 𑐳𑐎𑐮𑑄 𑐨𑐰𑐾𑐟𑑂 𑑋𑑋 𑑑𑑐.𑑑𑑓 𑑋𑑋 <text:s text:c="2"/></text:span></text:p>
      <text:p text:style-name="P2"><text:span text:style-name="T5">𑐊𑐰𑐩𑐾𑐰 𑐦𑐮𑑄 𑐟𑐾𑐲𑐵𑑄 𑐟𑐷𑐬𑑂𑐠𑐥𑐘𑑂𑐔𑐡𑐱𑐾𑐲𑐸 𑐔 𑑋 <text:s/></text:span></text:p>
      <text:p text:style-name="P2"><text:span text:style-name="T5">𑐀𑐣𑐑𑐵𑐣𑑄 𑐩𑐴𑐵𑐥𑐸𑐞𑑂𑐫𑑄 𑐩𑐴𑐵𑐟𑐷𑐬𑑂𑐠𑑄 𑐩𑐴𑐵𑐳𑐸𑐏𑑈𑑋𑑋 𑑑𑑐.𑑑𑑔 𑑋𑑋 <text:s text:c="2"/></text:span></text:p>
      <text:p text:style-name="P2"><text:span text:style-name="T5">𑐡𑐾𑐰𑑂𑐫𑐸𑐰𑐵𑐔 𑑋 <text:s/></text:span></text:p>
      <text:p text:style-name="P2"><text:span text:style-name="T5">𑐀𑐟𑐷𑐰 𑐬𑑀𑐩𑐴𑐬𑑂𑐲𑑀 𑐩𑐾 𑐖𑐵𑐟𑑀 𑑇𑐳𑑂𑐟𑐶 𑐟𑑂𑐬𑐶𑐡𑐱𑐾𑐱𑑂𑐰𑐬 𑑋 <text:s/></text:span></text:p>
      <text:p text:style-name="P2"><text:span text:style-name="T5">𑐳𑐸𑐮𑐨𑑄 𑐳𑐸𑐎𑐬𑑄 𑐳𑐹𑐎𑑂𑐲𑑂𑐩𑑄 𑐱𑑂𑐬𑐸𑐟𑑂𑐰𑐵 𑐟𑐸𑐲𑑂𑐚𑐶𑐱𑑂𑐔 𑐩𑐾 𑐐𑐟𑐵 𑑋𑑋 𑑑𑑐.𑑑𑑕 𑑋𑑋 <text:s text:c="2"/></text:span></text:p>
      <text:p text:style-name="P2"><text:span text:style-name="T5">𑐔𑐟𑐸𑐬𑑂𑐡𑐱 𑐥𑐬𑑀 𑐨𑐹𑐫𑑅 𑐎𑐠𑐫𑐳𑑂𑐰 𑐩𑐣𑑀𑐴𑐬𑑈𑑋 <text:s/></text:span></text:p>
      <text:p text:style-name="P2"><text:span text:style-name="T5">𑐥𑑂𑐬𑐫𑐵𑐐𑐵𑐡𑐶 𑐥𑐺𑐠𑐎𑑂𑐟𑑂𑐰𑐾𑐣 𑐟𑐟𑑂𑐟𑑂𑐰𑐟𑐳𑑂𑐟𑐸 𑐳𑐸𑐬𑐾𑐱𑑂𑐰𑐬 𑑋𑑋 𑑑𑑐.𑑑𑑖 𑑋𑑋 <text:s text:c="2"/></text:span></text:p>
      <text:p text:style-name="P2"><text:span text:style-name="T5">𑐬𑐸𑐡𑑂𑐬 𑐄𑐰𑐵𑐔 𑑋 <text:s/></text:span></text:p>
      <text:p text:style-name="P2"><text:span text:style-name="T5">𑐳𑐸𑐲𑐸𑐩𑑂𑐣𑐵 𑐨𑐐𑐰𑐟𑐷 𑐐𑐒𑑂𑐐𑐵 𑐂𑐜𑐵 𑐔 𑐫𑐩𑐸𑐣𑐵 𑐣𑐡𑐷 𑑋 <text:s/></text:span></text:p>
      <text:p text:style-name="P2"><text:span text:style-name="T5">𑐊𑐟𑐵𑑅 𑐳𑑂𑐬𑑀𑐟𑑀𑐰𑐴𑐵 𑐣𑐡𑑂𑐫𑑅 𑐥𑑂𑐬𑐫𑐵𑐐𑑅 𑐳 𑐰𑐶𑐢𑐷𑐫𑐟𑐾 𑑋𑑋 𑑑𑑐.𑑑𑑗 𑑋𑑋 <text:s text:c="2"/></text:span></text:p>
      <text:p text:style-name="P2"><text:span text:style-name="T5">𑐡𑐎𑑂𑐲𑐶𑐞𑐵 𑐰𑐵𑐬𑐸𑐞𑐷 𑐣𑐵𑐳𑐵 𑐰𑐵𑐩𑐣𑐵𑐳𑐵 𑐀𑐳𑐶 𑐳𑑂𑐩𑐺𑐟𑐵 𑑋 <text:s/></text:span></text:p>
      <text:p text:style-name="P2"><text:span text:style-name="T5">𑐰𑐵𑐬𑐸𑐞𑐵-𑐀𑐳𑐶𑐩𑐢𑑂𑐫𑐾𑐣 𑐟𑐾𑐣 𑐰𑐵𑐬𑐵𑐞𑐳𑐷 𑐳𑑂𑐩𑐺𑐟𑐵 𑑋𑑋 𑑑𑑐.𑑑𑑘 𑑋𑑋 <text:s text:c="2"/></text:span></text:p>
      <text:p text:style-name="P2"><text:span text:style-name="T5">𑐁𑐎𑐵𑐱𑐐𑐒𑑂𑐐𑐵 𑐰𑐶𑐏𑑂𑐫𑐵𑐟𑐵 𑐟𑐳𑑂𑐫𑐵𑑅 𑐳𑑂𑐬𑐰𑐟𑐶 𑐔𑐵𑐩𑐺𑐟𑑈𑑋 <text:s/></text:span></text:p>
      <text:p text:style-name="P2"><text:span text:style-name="T5">𑐀𑐴𑑀𑐬𑐵𑐟𑑂𑐬𑐩𑐰𑐶𑐔𑑂𑐕𑐶𑐣𑑂𑐣𑑄 𑐐𑐒𑑂𑐐𑐵 𑐳𑐵 𑐟𑐾𑐣 𑐄𑐔𑑂𑐫𑐟𑐾 𑑋𑑋 𑑑𑑐.𑑑𑑙 𑑋𑑋 <text:s text:c="2"/></text:span></text:p>
      <text:p text:style-name="P2"><text:span text:style-name="T5">𑐳𑑀𑐩𑐟𑐷𑐬𑑂𑐠𑐩𑐶𑐜𑐵 𑐣𑐵𑐜𑐷 𑐎𑐶𑐒𑑂𑐎𑐶𑐞𑐷𑐬𑐰𑐔𑐶𑐴𑑂𑐣𑐶𑐟𑐵 𑑋 <text:s/></text:span></text:p>
      <text:p text:style-name="P2"><text:span text:style-name="T5">𑐟𑑄 𑐟𑐸 𑐱𑑂𑐬𑐸𑐟𑑂𑐰𑐵 𑐣 𑐳𑑄𑐡𑐾𑐴𑑅 𑐳𑐬𑑂𑐰𑐥𑐵𑐥𑐎𑑂𑐲𑐫𑑀 𑐨𑐰𑐾𑐟𑑂 𑑋𑑋 𑑑𑑐.𑑒𑑐 𑑋𑑋 <text:s text:c="2"/></text:span></text:p>
      <text:p text:style-name="P2"><text:span text:style-name="T5">𑐳𑐹𑐬𑑂𑐫𑐟𑐷𑐬𑑂𑐠𑑄 𑐳𑐸𑐲𑐸𑐩𑑂𑐣𑐵 𑐔 𑐣𑐷𑐬𑐰𑐵𑐬𑐰𑐳𑑄𑐫𑐸𑐟𑐵 𑑋 <text:s/></text:span></text:p>
      <text:p text:style-name="P2"><text:span text:style-name="T5">𑐱𑑂𑐬𑐸𑐟𑐶𑐩𑐵𑐟𑑂𑐬𑐵𑐡𑑂𑐰𑐶𑐩𑐸𑐔𑑂𑐫𑐾𑐟 𑐥𑐵𑐥𑐬𑐵𑐱𑐶𑐬𑑂𑐩𑐴𑐵𑐣𑐥𑐶 𑑋𑑋 𑑑𑑐.𑑒𑑑 𑑋𑑋 <text:s text:c="2"/></text:span></text:p>
      <text:p text:style-name="P2"><text:span text:style-name="T5">𑐀𑐐𑑂𑐣𑐶𑐟𑐷𑐬𑑂𑐠𑐵𑐬𑑂𑐖𑐸𑐣𑐵 𑐣𑐵𑐜𑐷 𑐧𑑂𑐬𑐴𑑂𑐩𑐑𑑀𑐲𑐩𑐣𑑀𑐬𑐩𑐵 𑑋 <text:s/></text:span></text:p>
      <text:p text:style-name="P2"><text:span text:style-name="T5">𑐟𑐟𑑂𑐟𑐡𑐎𑑂𑐲𑐬𑐩𑐵𑐎𑐬𑑂𑐞𑑂𑐫 𑐀𑐩𑐺𑐟𑐟𑑂𑐰𑐵𑐫 𑐎𑐮𑑂𑐥𑐟𑐾 𑑋𑑋 𑑑𑑐.𑑒𑑒 𑑋𑑋 <text:s text:c="2"/></text:span></text:p>
      <text:p text:style-name="P2"><text:span text:style-name="T5">𑐥𑐸𑐲𑑂𑐎𑐬𑑄 𑐴𑐺𑐡𑐶 𑐩𑐢𑑂𑐫𑐳𑑂𑐠𑐩𑐲𑑂𑐚𑐥𑐟𑑂𑐟𑑂𑐬𑑄 𑐳𑐎𑐬𑑂𑐞𑐶𑐎𑑈𑑋 <text:s/></text:span></text:p>
      <text:p text:style-name="P2"><text:span text:style-name="T5">𑐔𑐶𑐣𑑂𑐟𑐫𑐾𑐟𑑂𑐳𑐹𑐎𑑂𑐲𑑂𑐩 𑐟𑐣𑑂𑐩𑐢𑑂𑐫𑐾 𑐖𑐣𑑂𑐩𑐩𑐺𑐟𑑂𑐫𑐸𑐰𑐶𑐣𑐵𑐱𑐣𑑈𑑋𑑋 𑑑𑑐.𑑒𑑓 𑑋𑑋 <text:s text:c="2"/></text:span></text:p>
      <text:p text:style-name="P2"><text:span text:style-name="T5">𑐩𑐵𑐣𑐳𑐳𑐬𑐩𑐢𑑂𑐫𑐳𑑂𑐠𑑄 𑐳 𑐴𑑄𑐳𑑅 𑐎𑐩𑐮𑑀𑐥𑐬𑐶 𑑋 <text:s/></text:span></text:p>
      <text:p text:style-name="P2"><text:span text:style-name="T5">𑐳𑐮𑐷𑐮𑑀 𑐮𑐷𑐮𑐫𑐵𑐔𑐵𑐬𑐷 𑐥𑐬𑐟𑑅 𑐥𑐬𑐥𑐵𑐬𑐐𑑅 𑑋𑑋 𑑑𑑐.𑑒𑑔 𑑋𑑋 <text:s text:c="2"/></text:span></text:p>
      <text:p text:style-name="P2"><text:span text:style-name="T5">𑐣𑐿𑐩𑐶𑐲𑑄 𑐱𑐺𑐞𑐸 𑐡𑐾𑐰𑐾𑐱𑐶 𑐣𑐶𑐩𑐶𑐲𑐵 𑐥𑑂𑐬𑐟𑑂𑐫𑐫𑑀 𑐨𑐰𑐾𑐟𑑂 𑑋 <text:s/></text:span></text:p>
      <text:p text:style-name="P2"><text:span text:style-name="T5">𑐳𑐩𑑂𑐫𑐐𑑂𑐕𑐵𑐫𑐵𑑄 𑐣𑐶𑐬𑐷𑐎𑑂𑐲𑐾𑐟 𑐁𑐟𑑂𑐩𑐵𑐣𑑀 𑐰𑐵 𑐥𑐬𑐳𑑂𑐫 𑐰𑐵 𑑋𑑋 𑑑𑑐.𑑒𑑕 𑑋𑑋 <text:s text:c="2"/></text:span></text:p>
      <text:p text:style-name="P2"><text:span text:style-name="T5">𑐁𑐫𑐟𑐩𑐒𑑂𑐐𑐸𑐮𑐷𑐩𑐵𑐟𑑂𑐬𑑄 𑐣𑐶𑐩𑐶𑐲𑐵𑐎𑑂𑐲𑐶𑑅 𑐳 𑐥𑐱𑑂𑐫𑐟𑐶 𑑋 <text:s/></text:span></text:p>
      <text:p text:style-name="P2"><text:span text:style-name="T5">𑐡𑐺𑐲𑑂𑐚𑑂𑐰𑐵 𑐥𑑂𑐬𑐟𑑂𑐫𑐫𑐩𑐾𑐰𑑄 𑐴𑐶 𑐣𑐿𑐩𑐶𑐲𑐖𑑂𑐘𑑅 𑐳 𑐄𑐔𑑂𑐫𑐟𑐾 𑑋𑑋 𑑑𑑐.𑑒𑑖 𑑋𑑋 <text:s text:c="2"/></text:span></text:p>
      <text:p text:style-name="P2"><text:span text:style-name="T5">𑐟𑐷𑐬𑑂𑐠𑑄 𑐧𑐶𑐣𑑂𑐡𑐸𑐳𑐬𑑄 𑐣𑐵𑐩 𑐱𑐺𑐞𑐸 𑐰𑐎𑑂𑐲𑑂𑐫𑐵𑐩𑐶 𑐳𑐸𑐣𑑂𑐡𑐬𑐶 𑑋 <text:s/></text:span></text:p>
      <text:p text:style-name="P2"><text:span text:style-name="T5">𑐡𑐾𑐴𑐩𑐢𑑂𑐫𑐾 𑐴𑐺𑐡𑐶 𑐖𑑂𑐘𑐾𑐫𑑄 𑐴𑐺𑐡𑐶𑐩𑐢𑑂𑐫𑐾 𑐟𑐸 𑐥𑐒𑑂𑐎𑐖𑑈𑑋𑑋 𑑑𑑐.𑑒𑑗 𑑋𑑋 <text:s text:c="2"/></text:span></text:p>
      <text:p text:style-name="P2"><text:span text:style-name="T5">𑐎𑐬𑑂𑐞𑐶𑐎𑐵 𑐥𑐡𑑂𑐩𑐩𑐢𑑂𑐫𑐾 𑐟𑐸 𑐧𑐶𑐣𑑂𑐡𑐸𑑅 𑐎𑐬𑑂𑐞𑐶𑐎𑐩𑐢𑑂𑐫𑐟𑑅 𑑋 <text:s/></text:span></text:p>
      <text:p text:style-name="P2"><text:span text:style-name="T5">𑐧𑐶𑐣𑑂𑐡𑐸𑐩𑐢𑑂𑐫𑐾 𑐳𑑂𑐠𑐶𑐟𑑀 𑐣𑐵𑐡𑑅 𑐳 𑐣𑐵𑐡𑑅 𑐎𑐾𑐣 𑐨𑐶𑐡𑑂𑐫𑐟𑐾 𑑋𑑋 𑑑𑑐.𑑒𑑘 𑑋𑑋 <text:s text:c="2"/></text:span></text:p>
      <text:p text:style-name="P2"><text:span text:style-name="T5">𑐄𑐎𑐵𑐬𑑄 𑐔 𑐩𑐎𑐵𑐬𑑄 𑐔 𑐨𑐶𑐟𑑂𑐟𑑂𑐰𑐵 𑐣𑐵𑐡𑑀 𑐰𑐶𑐣𑐶𑐬𑑂𑐐𑐟𑑅 𑑋 <text:s/></text:span></text:p>
      <text:p text:style-name="P2"><text:soft-page-break/><text:span text:style-name="T5">𑐟𑑄 𑐰𑐶𑐡𑐶𑐟𑑂𑐰𑐵 𑐰𑐶𑐱𑐵𑐮𑐵𑐎𑑂𑐲𑐶 𑐳𑑀 𑑇𑐩𑐺𑐟𑐟𑑂𑐰𑑄 𑐮𑐨𑐾𑐟 𑐔 𑑋𑑋 𑑑𑑐.𑑒𑑙 𑑋𑑋 <text:s text:c="2"/></text:span></text:p>
      <text:p text:style-name="P2"><text:span text:style-name="T5">𑐰𑐎𑑂𑐲𑑂𑐫𑐾 𑐟𑐾 𑐳𑐾𑐟𑐸𑐧𑐣𑑂𑐢𑑄 𑐡𑐸𑐬𑐶𑐟𑐩𑐮𑐴𑐬𑑄 𑐣𑐵𑐡𑐟𑑀𑐫𑐥𑑂𑐬𑐰𑐵𑐴𑑄 <text:s/></text:span></text:p>
      <text:p text:style-name="P2"><text:span text:style-name="T5">𑐖𑐶𑐴𑑂𑐰𑐵𑐎𑐞𑑂𑐛𑑀𑐬𑐎𑐹𑐮𑐵 𑐳𑑂𑐰𑐬𑐐𑐞𑐥𑐸𑐮𑐶𑐣𑐵𑐰𑐬𑑂𑐟𑐑𑑀𑐲𑐵 𑐟𑐬𑐒𑑂𑐐𑐵 𑑋 <text:s/></text:span></text:p>
      <text:p text:style-name="P2"><text:span text:style-name="T5">𑐎𑐸𑐩𑑂𑐨𑐷𑐬𑐵𑐑𑑀𑐲𑐩𑐷𑐣𑐵 𑐡𑐱𑐐𑐞𑐩𑐎𑐬𑐵 𑐨𑐷𑐩𑐣𑐎𑑂𑐬𑐵 𑐰𑐶𑐳𑐬𑑂𑐐𑐵 <text:s/></text:span></text:p>
      <text:p text:style-name="P2"><text:span text:style-name="T5">𑐳𑐵𑐣𑐸𑐳𑑂𑐰𑐵𑐬𑐾 𑐐𑐨𑐷𑐬𑐾 𑐩𑐡𑐳𑐸𑐏𑐬𑐳𑐣𑑄 𑐳𑐾𑐟𑐸𑐧𑐣𑑂𑐢𑑄 𑐰𑑂𑐬𑐖𑐳𑑂𑐰 𑑋𑑋 𑑑𑑐.𑑓𑑐 𑑋𑑋 <text:s text:c="2"/></text:span></text:p>
      <text:p text:style-name="P2"><text:span text:style-name="T5">𑐳𑐥𑑂𑐟𑐡𑑂𑐰𑐷𑐥𑐵𑐣𑑂𑐟𑐩𑐢𑑂𑐫𑐾 𑐱𑐺𑐞𑐸 𑐱𑐱𑐶𑐰𑐡𑐣𑐾 𑐳𑐬𑑂𑐰𑐡𑐸𑑅𑐏𑐵𑐣𑑂𑐟𑐮𑐵𑐨𑑈 </text:span></text:p>
      <text:p text:style-name="P2"><text:span text:style-name="T5">𑐃𑐱𑐵𑐣𑐾𑐣𑐵𑐨𑐶𑐖𑐸𑐲𑑂𑐚𑑄 𑐴𑐺𑐡𑐶 𑐴𑑂𑐬𑐡 𑐰𑐶𑐩𑐮𑑄 𑐣𑐵𑐡𑐱𑐷𑐟𑐵𑐩𑑂𑐧𑐸𑐥𑐹𑐬𑑂𑐞𑑈𑑋 <text:s/></text:span></text:p>
      <text:p text:style-name="P2"><text:span text:style-name="T5">𑐟𑐟𑑂𑐬𑐿𑐎𑑄 𑐖𑐵𑐟𑐥𑐡𑑂𑐩𑑄 𑐥𑑂𑐬𑐎𑐺𑐟𑐶𑐡𑐮𑐫𑐸𑐟𑑄 𑐎𑐾𑐱𑐬𑑄 𑐱𑐎𑑂𑐟𑐶𑐨𑐶𑐣𑑂𑐣𑑄 <text:s/></text:span></text:p>
      <text:p text:style-name="P2"><text:span text:style-name="T5">𑐥𑐘𑑂𑐔𑐰𑑂𑐫𑑀𑐩𑐥𑑂𑐬𑐱𑐳𑑂𑐟𑑄 𑐐𑐟𑐶𑐥𑐬𑐩𑐥𑐡𑑄 𑐥𑑂𑐬𑐵𑐥𑑂𑐟𑐸𑐎𑐵𑐩𑐾𑐣 𑐳𑐾𑐰𑑂𑐫𑑈𑑋𑑋 𑑑𑑐.𑑓𑑑 𑑋𑑋 <text:s text:c="2"/></text:span></text:p>
      <text:p text:style-name="P2"><text:span text:style-name="T5">&lt;crux&gt;𑐣𑐵𑐜𑑂𑐫𑐿𑐎𑐵𑐳𑐒𑑂𑐐𑐟𑐵𑐣𑐶&lt;/crux&gt; 𑐣𑐶𑐥𑐟𑐶𑐟𑐩𑐩𑐺𑐟𑑄 𑐑𑐞𑑂𑐚𑐶𑐎𑐵𑐥𑐵𑐬𑐎𑐾𑐞 <text:s/></text:span></text:p>
      <text:p text:style-name="P2"><text:span text:style-name="T5">𑐟𑐺𑐥𑑂𑐫𑐣𑑂𑐟𑐾 𑐟𑐾𑐣 𑐣𑐶𑐟𑑂𑐫𑑄 𑐴𑐺𑐡𑐶 𑐎𑐩𑐮𑐥𑐸𑐚𑑄 𑐳𑑂𑐠𑐵𑐞𑐸𑐨𑐹𑐟𑐵𑐣𑑂𑐟𑐬𑐵𑐟𑑂𑐩𑐵 𑑋 <text:s/></text:span></text:p>
      <text:p text:style-name="P2"><text:span text:style-name="T5">𑐫𑑄 𑐥𑐱𑑂𑐫𑐣𑑂𑐟𑐷𑐱𑐨𑐎𑑂𑐟𑐵𑑅 𑐎𑐮𑐶𑐎𑐮𑐸𑐲𑐴𑐬𑑄 𑐰𑑂𑐫𑐵𑐥𑐶𑐣𑑄 𑐣𑐶𑐲𑑂𑐥𑑂𑐬𑐥𑐘𑑂𑐔𑑄 <text:s/></text:span></text:p>
      <text:p text:style-name="P2"><text:span text:style-name="T5">𑐡𑐾𑐰𑐾𑐱𑑄 𑐑𑐞𑑂𑐚𑐶𑐎𑐾𑐱𑐵𑐩𑐬𑐨𑐰𑐩𑐨𑐰𑑄 𑐟𑐷𑐬𑑂𑐠𑐩𑐵𑐎𑐵𑐱𑐧𑐶𑐣𑑂𑐡𑐸𑑈𑑋𑑋 𑑑𑑐.𑑓𑑒 𑑋𑑋 <text:s text:c="2"/></text:span></text:p>
      <text:p text:style-name="P2"><text:span text:style-name="T5">𑐩𑐷𑐩𑐵𑑄𑐳𑐵𑐬𑐟𑑂𑐣𑐎𑐹𑐮𑐵 𑐎𑑂𑐬𑐩𑐥𑐡𑐥𑐸𑐮𑐶𑐣𑐵 𑐱𑐿𑐰𑐱𑐵𑐳𑑂𑐟𑑂𑐬𑐵𑐬𑑂𑐠𑐟𑑀𑐫𑐵 <text:s/></text:span></text:p>
      <text:p text:style-name="P2"><text:span text:style-name="T5">𑐩𑐷𑐣𑑁𑐑𑐵 𑐥𑐘𑑂𑐔𑐬𑐵𑐟𑑂𑐬𑑄 𑐱𑑂𑐬𑐸𑐟𑐶𑐎𑐸𑐚𑐶𑐮𑐐𑐟𑐶𑑅 𑐳𑑂𑐩𑐵𑐬𑑂𑐟𑐰𑐾𑐐𑐵 𑐟𑐬𑐒𑑂𑐐𑐵 𑑋 <text:s/></text:span></text:p>
      <text:p text:style-name="P2"><text:span text:style-name="T5">𑐫𑑀𑐐𑐵𑐰𑐬𑑂𑐟𑐵𑐟𑐶𑐱𑑀𑐨𑐵 𑐄𑐥𑐣𑐶𑐲𑐡𑐶𑐰𑐴𑐵 𑐨𑐵𑐬𑐟𑐵𑐰𑐬𑑂𑐟𑐦𑐾𑐣𑐵 <text:s/></text:span></text:p>
      <text:p text:style-name="P2"><text:span text:style-name="T5">𑐥𑐘𑑂𑐔𑐵𑐱𑐡𑑂𑐰𑑂𑐫𑑀𑐩𑐬𑐹𑐥𑐷 𑐬𑐳𑐨𑐰𑐣𑐣𑐡𑐷 𑐟𑐷𑐬𑑂𑐠 𑐰𑐵𑐐𑐷𑐱𑑂𑐰𑐬𑐷𑐫𑑈𑑋𑑋 𑑑𑑐.𑑓𑑓 𑑋𑑋 <text:s text:c="2"/></text:span></text:p>
      <text:p text:style-name="P2"><text:span text:style-name="T5">𑐫𑐳𑑂𑐟𑑄 𑐰𑐾𑐟𑑂𑐟𑐶 𑐳 𑐰𑐾𑐟𑑂𑐟𑐶 𑐰𑐾𑐡𑐣𑐶𑐏𑐶𑐮𑑄 𑐳𑑄𑐳𑐵𑐬𑐡𑐸𑑅𑐏𑐔𑑂𑐕𑐶𑐡𑑄 <text:s/></text:span></text:p>
      <text:p text:style-name="P2"><text:span text:style-name="T5">𑐖𑐣𑑂𑐩𑐰𑑂𑐫𑐵𑐢𑐶𑐰𑐶𑐫𑑀𑐐𑐟𑐵𑐥𑐩𑐬𑐞𑑄 𑐎𑑂𑐮𑐾𑐱𑐵𑐬𑑂𑐞𑐰𑑄 𑐡𑐸𑑅𑐳𑐴𑑈𑑋 <text:s/></text:span></text:p>
      <text:p text:style-name="P2"><text:span text:style-name="T5">𑐐𑐬𑑂𑐨𑐵𑐰𑐵𑐳𑐩𑐟𑐷𑐰 𑐳𑐴𑑂𑐫𑐰𑐶𑐲𑐫𑑄 𑐡𑐸𑐳𑑂𑐟𑐷𑐬𑑂𑐫𑐡𑐸𑑅𑐏𑐵𑐮𑐫𑑄 <text:s/></text:span></text:p>
      <text:p text:style-name="P2"><text:span text:style-name="T5">𑐥𑑂𑐬𑐵𑐥𑑂𑐟𑑄 𑐟𑐾𑐣 𑐣 𑐳𑑄𑐱𑐫𑑅 𑐱𑐶𑐰𑐥𑐡𑑄 𑐡𑐸𑐲𑑂𑐥𑑂𑐬𑐵𑐥𑑂𑐫 𑐡𑐾𑐰𑐿𑐬𑐥𑐶 𑑋𑑋 𑑑𑑐.𑑓𑑔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𑐎𑐵𑐫𑐟𑐷𑐬𑑂𑐠𑑀𑐥𑐰𑐬𑑂𑐞𑐣𑑀 𑐣𑐵𑐩𑐵𑐢𑑂𑐫𑐵𑐫𑑀 𑐡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𑐔𑐟𑐸𑐬𑐵𑐱𑑂𑐬𑐩𑐢𑐬𑑂𑐩𑐰𑐶𑐢𑐵𑐣𑑅 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𑐳𑐬𑑂𑐰𑐫𑐖𑑂𑐘𑑅 𑐥𑐬𑐱𑑂𑐬𑐾𑐲𑑂𑐛 𑐀𑐳𑑂𑐟𑐶 𑐀𑐣𑑂𑐫𑑅 𑐳𑐸𑐬𑑀𑐟𑑂𑐟𑐩 𑑋 <text:s text:c="2"/></text:span></text:p>
      <text:p text:style-name="P2"><text:span text:style-name="T5">𑐀𑐮𑑂𑐥𑐎𑑂𑐮𑐾𑐱{-}𑐩{-}𑐀𑐣𑐵𑐫𑐵𑐳 𑐀𑐬𑑂𑐠𑐥𑑂𑐬𑐵𑐫𑑄 𑐰𑐶𑐣𑐾𑐱𑑂𑐰𑐬 𑑋𑑋 𑑑𑑑.𑑑 𑑋𑑋 <text:s text:c="2"/></text:span></text:p>
      <text:p text:style-name="P2"><text:span text:style-name="T5">𑐳𑐬𑑂𑐰𑐫𑐖𑑂𑐘𑐦𑐮𑐵𑐰𑐵𑐥𑑂𑐟𑐶 𑐡𑐿𑐰𑐟𑐿𑐱𑑂𑐔𑐵𑐥𑐶 𑐥𑐹𑐖𑐶𑐟𑑈𑑋 <text:s/></text:span></text:p>
      <text:p text:style-name="P2"><text:span text:style-name="T5">𑐎𑐠𑐫𑐳𑑂𑐰 𑐳𑐸𑐬𑐱𑑂𑐬𑐾𑐲𑑂𑐛 𑐩𑐵𑐣𑐸𑐲𑐵𑐞𑐵𑑄 𑐴𑐶𑐟𑐵𑐫 𑐰𑐿 𑑋𑑋 𑑑𑑑.𑑒 𑑋𑑋 <text:s text:c="2"/></text:span></text:p>
      <text:p text:style-name="P2"><text:span text:style-name="T5">𑐩𑐴𑐾𑐱𑑂𑐰𑐬 𑐄𑐰𑐵𑐔 𑑋 <text:s/></text:span></text:p>
      <text:p text:style-name="P2"><text:span text:style-name="T5">𑐣 𑐟𑐸𑐮𑑂𑐫𑑄 𑐟𑐰 𑐥𑐱𑑂𑐫𑐵𑐩𑐶 𑐡𑐫𑐵 𑐨𑐹𑐟𑐾𑐲𑐸 𑐨𑐵𑐩𑐶𑐣𑐶 𑑋 <text:s/></text:span></text:p>
      <text:p text:style-name="P2"><text:span text:style-name="T5">𑐎𑐶𑐩𑐣𑑂𑐫𑐟𑑂𑐎𑐠𑐫𑐶𑐲𑑂𑐫𑐵𑐩𑐶 𑐡𑐫𑐵 𑐫𑐟𑑂𑐬 𑐣 𑐰𑐶𑐡𑑂𑐫𑐟𑐾 𑑋𑑋 𑑑𑑑.𑑓 𑑋𑑋 <text:s text:c="2"/></text:span></text:p>
      <text:p text:style-name="P2"><text:span text:style-name="T5">𑐳𑐡𑐵𑐱𑐶𑐰𑐩𑐸𑐏𑐵𑐟𑑂𑐥𑐹𑐬𑑂𑐰𑑄 𑐱𑑂𑐬𑐸𑐟𑑄 𑐩𑐾 𑐰𑐬𑐳𑐸𑐣𑑂𑐡𑐬𑐶 𑑋 <text:s/></text:span></text:p>
      <text:p text:style-name="P2"><text:span text:style-name="T5">𑐱𑐺𑐞𑐸 𑐡𑐾𑐰𑐶 𑐥𑑂𑐬𑐰𑐎𑑂𑐲𑑂𑐫𑐵𑐩𑐶 𑐢𑐬𑑂𑐩𑐳𑐵𑐬𑐩𑐣𑐸𑐟𑑂𑐟𑐩𑑈𑑋𑑋 𑑑𑑑.𑑔 𑑋𑑋 <text:s text:c="2"/></text:span></text:p>
      <text:p text:style-name="P2"><text:span text:style-name="T5"><text:s text:c="2"/></text:span></text:p>
      <text:p text:style-name="P2"><text:span text:style-name="T5">---- 𑐐𑐺𑐴𑐳𑑂𑐠𑑅(?) ---- <text:s/></text:span></text:p>
      <text:p text:style-name="P2"><text:soft-page-break/><text:span text:style-name="T5"><text:s text:c="2"/></text:span></text:p>
      <text:p text:style-name="P2"><text:span text:style-name="T5">𑐰𑐶𑐣𑐵𑐬𑑂𑐠𑐾𑐣 𑐟𑐸 𑐫𑑀 𑐫𑐖𑑂𑐘𑑅 𑐳 𑐫𑐖𑑂𑐘𑑅 𑐳𑐵𑐬𑑂𑐰𑐎𑐵𑐩𑐶𑐎𑑅 𑑋 <text:s/></text:span></text:p>
      <text:p text:style-name="P2"><text:span text:style-name="T5">𑐀𑐎𑑂𑐲𑐫𑐱𑑂𑐔𑐵𑐰𑑂𑐫𑐫𑐱𑑂𑐔𑐿𑐰 𑐳𑐬𑑂𑐰𑐥𑐵𑐟𑐎𑐣𑐵𑐱𑐣𑑅 𑑋𑑋 𑑑𑑑.𑑕 𑑋𑑋 <text:s text:c="2"/></text:span></text:p>
      <text:p text:style-name="P2"><text:span text:style-name="T5">𑐧𑐴𑐸𑐰𑐶𑐑𑑂𑐣𑐎𑐬𑑀 𑐴𑑂𑐫𑐬𑑂𑐠𑑀 𑐧𑐴𑑂𑐰𑐵𑐫𑐵𑐳𑐎𑐬𑐳𑑂𑐟𑐠𑐵 𑑋 <text:s/></text:span></text:p>
      <text:p text:style-name="P2"><text:span text:style-name="T5">𑐧𑑂𑐬𑐴𑑂𑐩𑐴𑐟𑑂𑐫𑐵 𑐂𑐰𑐾𑐣𑑂𑐡𑑂𑐬𑐳𑑂𑐫 𑐥𑑂𑐬𑐰𑐶𑐨𑐵𑐐𑐦𑐮𑐵 𑐳𑑂𑐩𑐺𑐟𑐵 𑑋𑑋 𑑑𑑑.𑑖 𑑋𑑋 <text:s text:c="2"/></text:span></text:p>
      <text:p text:style-name="P2"><text:span text:style-name="T5">𑐥𑐘𑑂𑐔𑐱𑑀𑐢𑑂𑐫𑐾𑐣 𑐱𑑀𑐢𑑂𑐫𑐾𑐟 𑐀𑐬𑑂𑐠𑐫𑐖𑑂𑐘𑑀 𑐰𑐬𑐵𑐣𑐣𑐾 𑑋 <text:s/></text:span></text:p>
      <text:p text:style-name="P2"><text:span text:style-name="T5">𑐱𑑀𑐢𑐶𑐟𑐾 𑐟𑐸 𑐦𑐮𑑄 𑐱𑐸𑐡𑑂𑐢𑐩𑐱𑐸𑐡𑑂𑐢𑐾 𑐣𑐶𑐲𑑂𑐦𑐮𑑄 𑐨𑐰𑐾𑐟𑑂 𑑋𑑋 𑑑𑑑.𑑗 𑑋𑑋 <text:s text:c="2"/></text:span></text:p>
      <text:p text:style-name="P2"><text:span text:style-name="T5">𑐡𑐾𑐰𑑂𑐫𑐸𑐰𑐵𑐔 𑑋 <text:s/></text:span></text:p>
      <text:p text:style-name="P2"><text:span text:style-name="T5">𑐥𑐘𑑂𑐔𑐱𑑀𑐢𑑂𑐫𑐾 𑐳𑐸𑐬𑐱𑑂𑐬𑐾𑐲𑑂𑐛 𑐳𑑄𑐱𑐫𑑀 𑑇𑐟𑑂𑐬 𑐨𑐰𑐾𑐣𑑂𑐩𑐩 𑑋 <text:s/></text:span></text:p>
      <text:p text:style-name="P2"><text:span text:style-name="T5">𑐎𑐠𑐫𑐳𑑂𑐰 𑐰𑐶𑐨𑐵𑐐𑐾𑐣 𑐱𑑂𑐬𑑀𑐟𑐸𑐩𑐶𑐔𑑂𑐕𑐵𑐩𑐶 𑐟𑐟𑑂𑐟𑑂𑐰𑐟𑑅 𑑋𑑋 𑑑𑑑.𑑘 𑑋𑑋 <text:s text:c="2"/></text:span></text:p>
      <text:p text:style-name="P2"><text:span text:style-name="T5">𑐬𑐸𑐡𑑂𑐬 𑐄𑐰𑐵𑐔 𑑋 <text:s/></text:span></text:p>
      <text:p text:style-name="P2"><text:span text:style-name="T5">𑐩𑐣𑑅𑐱𑐸𑐡𑑂𑐢𑐶𑐳𑑂𑐟𑐸 𑐥𑑂𑐬𑐠𑐩𑑄 𑐡𑑂𑐬𑐰𑑂𑐫𑐱𑐸𑐡𑑂𑐢𑐶𑐬𑐟𑑅 𑐥𑐬𑑈𑑋 <text:s/></text:span></text:p>
      <text:p text:style-name="P2"><text:span text:style-name="T5">𑐩𑐣𑑂𑐟𑑂𑐬𑐱𑐸𑐡𑑂𑐢𑐶𑐳𑑂𑐟𑐺𑐟𑐷𑐫𑐵 𑐟𑐸 𑐎𑐬𑑂𑐩𑐱𑐸𑐡𑑂𑐢𑐶𑐬𑐟𑑅 𑐥𑐬𑑈𑑋 <text:s/></text:span></text:p>
      <text:p text:style-name="P2"><text:span text:style-name="T5">𑐥𑐘𑑂𑐔𑐩𑐷 𑐳𑐟𑑂𑐟𑑂𑐰𑐱𑐸𑐡𑑂𑐢𑐶𑐳𑑂𑐟𑐸 𑐎𑑂𑐬𑐟𑐸𑐱𑐸𑐡𑑂𑐢𑐶𑐱𑑂𑐔 𑐥𑐘𑑂𑐔𑐢𑐵 𑑋𑑋 𑑑𑑑.𑑙 𑑋𑑋 <text:s text:c="2"/></text:span></text:p>
      <text:p text:style-name="P2"><text:span text:style-name="T5">𑐩𑐣𑑅𑐱𑐸𑐡𑑂𑐢𑐶𑐬𑑂𑐣𑐵𑐩 𑐀𑐰𑐶𑐥𑐬𑐷𑐟𑐨𑐵𑐰𑐣𑐫𑐵 𑑋 <text:s text:c="2"/></text:span></text:p>
      <text:p text:style-name="P2"><text:span text:style-name="T5">𑐡𑑂𑐬𑐰𑑂𑐫𑐱𑐸𑐡𑑂𑐢𑐶𑐬𑑂𑐣𑐵𑐩 𑐀𑐣𑐣𑑂𑐫𑐵𑐫𑑀𑐥𑐵𑐬𑑂𑐖𑐶𑐟𑐡𑑂𑐬𑐰𑑂𑐫𑐾𑐣 𑑋𑑋 <text:s/>𑑑𑑑.𑑑𑑐 𑑋𑑋 <text:s text:c="2"/></text:span></text:p>
      <text:p text:style-name="P2"><text:span text:style-name="T5">𑐩𑐣𑑂𑐟𑑂𑐬𑐱𑐸𑐡𑑂𑐢𑐶𑐬𑑂𑐣𑐵𑐩 𑐳𑑂𑐰𑐬𑐰𑑂𑐫𑐘𑑂𑐖𑐣𑐫𑐸𑐎𑑂𑐟𑐟𑐫𑐵 𑑋 <text:s text:c="2"/></text:span></text:p>
      <text:p text:style-name="P2"><text:span text:style-name="T5">𑐎𑑂𑐬𑐶𑐫𑐵𑐱𑐸𑐡𑑂𑐢𑐶𑐬𑑂𑐣𑐵𑐩 𑐫𑐠𑐵𑐎𑑂𑐬𑐩𑐵𑐰𑐶𑐥𑐬𑐷𑐟𑐟𑐫𑐵 𑑋 <text:s text:c="2"/></text:span></text:p>
      <text:p text:style-name="P2"><text:span text:style-name="T5">𑐳𑐟𑑂𑐟𑑂𑐰𑐱𑐸𑐡𑑂𑐢𑐶𑐬𑑂𑐣𑐵𑐩 𑐬𑐖𑐳𑑂𑐟𑐩-𑐀𑐥𑑂𑐬𑐢𑐵𑐣𑐟𑐫𑐵 𑑋𑑋 <text:s/>𑑑𑑑.𑑑𑑑 𑑋𑑋 <text:s text:c="2"/></text:span></text:p>
      <text:p text:style-name="P2"><text:span text:style-name="T5">𑐰𑐶𑐢𑐶𑐩𑐾𑐰𑑄 𑐫𑐡𑐵 𑐱𑐸𑐢𑑂𑐫𑐾𑐡𑑂𑐫𑐡𑐶 𑐫𑐖𑑂𑐘𑑄 𑐎𑐬𑑀𑐟𑐶 𑐴𑐶 𑑋 <text:s/></text:span></text:p>
      <text:p text:style-name="P2"><text:span text:style-name="T5">𑐟𑐳𑑂𑐫 𑐫𑐖𑑂𑐘𑐦𑐮𑐵𑐰𑐵𑐥𑑂𑐟𑐶𑐬𑑂𑐖𑐣𑑂𑐩𑐩𑐺𑐟𑑂𑐫𑐸𑐱𑑂𑐔 𑐣𑑀 𑐨𑐰𑐾𑐟𑑂 𑑋𑑋 𑑑𑑑.𑑑𑑒 𑑋𑑋 <text:s text:c="2"/></text:span></text:p>
      <text:p text:style-name="P2"><text:span text:style-name="T5">𑐰𑐶𑐣𑐵𑐬𑑂𑐠𑐾𑐣 𑐟𑐸 𑐫𑑀 𑐫𑐖𑑂𑐘𑑄 𑐎𑐬𑑀𑐟𑐶 𑐰𑐬𑐳𑐸𑐣𑑂𑐡𑐬𑐶 𑑋 <text:s/></text:span></text:p>
      <text:p text:style-name="P2"><text:span text:style-name="T5">𑐣 𑐟𑐳𑑂𑐫 𑐟𑐟𑑂𑐦𑐮𑐵𑐰𑐵𑐥𑑂𑐟𑐶𑑅 𑐳𑐬𑑂𑐰𑐫𑐖𑑂𑐘𑐾𑐲𑑂𑐰𑐱𑐾𑐲𑐟𑑅 𑑋𑑋 𑑑𑑑.𑑑𑑓 𑑋𑑋 <text:s text:c="2"/></text:span></text:p>
      <text:p text:style-name="P2"><text:span text:style-name="T5">𑐫𑐖𑑂𑐘𑐰𑐵𑐚 𑐎𑐸𑐬𑐸𑐎𑑂𑐲𑐾𑐟𑑂𑐬𑑄 𑐳𑐟𑑂𑐟𑑂𑐰𑐵𑐰𑐵𑐳𑐎𑐺𑐟𑐵𑐮𑐫𑑅 𑑋 <text:s/></text:span></text:p>
      <text:p text:style-name="P2"><text:span text:style-name="T5">𑐥𑑂𑐬𑐟𑑂𑐫𑐵𑐴𑐵𑐬 𑐩𑐴𑐵𑐰𑐾𑐡𑐶 𑐎𑐸𑐱𑐥𑑂𑐬𑐳𑑂𑐟𑐬 𑐳𑑄𑐫𑐩𑑅 𑑋𑑋 𑑑𑑑.𑑑𑑔 𑑋𑑋 <text:s text:c="2"/></text:span></text:p>
      <text:p text:style-name="P2"><text:span text:style-name="T5">𑐰𑐶𑐢𑐶 𑐣𑐶𑐫𑐩𑐰𑐶𑐳𑑂𑐟𑐵𑐬𑑀 𑐢𑑂𑐫𑐵𑐣𑐰𑐴𑑂𑐣𑐶𑑅 𑐥𑑂𑐬𑐡𑐷𑐥𑐶𑐟𑑅 𑑋 <text:s/></text:span></text:p>
      <text:p text:style-name="P2"><text:span text:style-name="T5">𑐫𑑀𑐐𑐾𑐣𑑂𑐢𑐣𑐳𑐩𑐶𑐖𑑂𑐖𑑂𑐰𑐵𑐮𑐟𑐥𑑀𑐢𑐹𑐩𑐳𑐩𑐵𑐎𑐸𑐮𑑅 𑑋𑑋 𑑑𑑑.𑑑𑑕 𑑋𑑋 <text:s text:c="2"/></text:span></text:p>
      <text:p text:style-name="P2"><text:span text:style-name="T5">𑐥𑐵𑐟𑑂𑐬𑐣𑑂𑐫𑐵𑐳 𑐱𑐶𑐰𑐖𑑂𑐘𑐵𑐣𑑄 𑐳𑑂𑐠𑐵𑐮𑐷𑐥𑐵𑐎 𑐱𑐶𑐰𑐵𑐟𑑂𑐩𑐎𑑅 𑑋 <text:s/></text:span></text:p>
      <text:p text:style-name="P2"><text:span text:style-name="T5">𑐁𑐖𑑂𑐫𑐵𑐴𑐸𑐟𑐶𑐩𑐰𑐶𑐔𑑂𑐕𑐶𑐣𑑂𑐣𑑄 𑐮𑐩𑑂𑐧𑐎𑐳𑑂𑐬𑐸𑐰𑐥𑐵𑐟𑐶𑐟𑑅 𑑋𑑋 𑑑𑑑.𑑑𑑖 𑑋𑑋 <text:s text:c="2"/></text:span></text:p>
      <text:p text:style-name="P2"><text:span text:style-name="T5">𑐢𑐵𑐬𑐞𑐵𑐢𑑂𑐰𑐬𑑂𑐫𑐸𑐰𑐟𑑂𑐎𑐺𑐟𑑂𑐰𑐵 𑐥𑑂𑐬𑐵𑐞𑐵𑐫𑐵𑐩𑐱𑑂𑐔 𑐆𑐟𑑂𑐰𑐶𑐖𑑅 𑑋 <text:s/></text:span></text:p>
      <text:p text:style-name="P2"><text:span text:style-name="T5">𑐟𑐬𑑂𑐎𑐫𑐸𑐎𑑂𑐟𑑅 𑐳𑐰𑐶𑐳𑑂𑐟𑐵𑐬𑑅 𑐳𑐩𑐵𑐢𑐶𑐬𑑂𑐰𑐫𑐟𑐵𑐥𑐣𑑅 𑑋𑑋 𑑑𑑑.𑑑𑑗 𑑋𑑋 <text:s text:c="2"/></text:span></text:p>
      <text:p text:style-name="P2"><text:span text:style-name="T5">𑐧𑑂𑐬𑐴𑑂𑐩𑐰𑐶𑐡𑑂𑐫𑐵𑐩𑐫𑑀 𑐫𑐹𑐥𑑅 𑐥𑐱𑐸𑐧𑐣𑑂𑐢𑑀 𑐩𑐣𑑀𑐣𑑂𑐩𑐣𑑅 𑑋 <text:s/></text:span></text:p>
      <text:p text:style-name="P2"><text:span text:style-name="T5">𑐱𑑂𑐬𑐡𑑂𑐢𑐵 𑐥𑐟𑑂𑐣𑐷 𑐰𑐶𑐱𑐵𑐮𑐵𑐎𑑂𑐲𑐶 𑐳𑑄𑐎𑐮𑑂𑐥 𑐥𑐡 𑐱𑐵𑐱𑑂𑐰𑐟𑑈𑑋𑑋 𑑑𑑑.𑑑𑑘 𑑋𑑋 <text:s text:c="2"/></text:span></text:p>
      <text:p text:style-name="P2"><text:span text:style-name="T5">𑐥𑐘𑑂𑐔𑐾𑐣𑑂𑐡𑑂𑐬𑐶𑐫𑐖𑐫𑑀𑐟𑑂𑐥𑐣𑑂𑐣𑑅 𑐥𑐸𑐬𑑀𑐜𑐵𑐱𑑀 𑑇𑐩𑐺𑐟𑐵𑐱𑐣𑑅 𑑋 <text:s/></text:span></text:p>
      <text:p text:style-name="P2"><text:span text:style-name="T5">𑐧𑑂𑐬𑐴𑑂𑐩𑐣𑐵𑐡𑑀 𑐩𑐴𑐵𑐩𑐣𑑂𑐟𑑂𑐬𑑅 𑐥𑑂𑐬𑐵𑐫𑐱𑑂𑐔𑐶𑐟𑑂𑐟𑐵𑐣𑐶𑐮𑑀 𑐖𑐫𑑅 𑑋𑑋 𑑑𑑑.𑑑𑑙 𑑋𑑋 <text:s text:c="2"/></text:span></text:p>
      <text:p text:style-name="P2"><text:span text:style-name="T5">𑐳𑑀𑐩𑐥𑐵𑐣 𑐥𑐬𑐶𑐖𑑂𑐘𑐵𑐣𑐩𑐸𑐥𑐵𑐎𑐬𑑂𑐩 𑐔𑐟𑐸𑐬𑑂𑐫𑐩𑑅 𑑋 <text:s/></text:span></text:p>
      <text:p text:style-name="P2"><text:span text:style-name="T5">𑐂𑐟𑐶𑐴𑐵𑐳 𑐖𑐮𑐳𑑂𑐣𑐵𑐣𑑄 𑐥𑐸𑐬𑐵𑐞𑐎𑐺𑐟{-}𑐩{-}𑐀𑐩𑑂𑐧𑐬𑑅 𑑋𑑋 𑑑𑑑.𑑒𑑐 𑑋𑑋 <text:s text:c="2"/></text:span></text:p>
      <text:p text:style-name="P2"><text:span text:style-name="T5">𑐂𑐜𑐵𑐳𑐸𑐲𑐸𑐩𑑂𑐣𑐵𑐳𑑄𑐰𑐾𑐡𑑂𑐫𑐾 𑐳𑑂𑐣𑐵𑐣𑐩𑐵𑐔𑐩𑐣𑑄 𑐳𑐎𑐺𑐟𑑂 𑑋 <text:s/></text:span></text:p>
      <text:p text:style-name="P2"><text:span text:style-name="T5">𑐳𑑄𑐟𑑀𑐲𑐵𑐟𑐶𑐠𑐶𑐩𑐵𑐡𑐺𑐟𑑂𑐫 𑐡𑐫𑐵𑐨𑐹𑐟𑐡𑑂𑐰𑐶𑐖𑐵𑐬𑑂𑐔𑐶𑐟𑑅 𑑋𑑋 𑑑𑑑.𑑒𑑑 𑑋𑑋 <text:s text:c="2"/></text:span></text:p>
      <text:p text:style-name="P2"><text:span text:style-name="T5">𑐧𑑂𑐬𑐴𑑂𑐩𑐎𑐹𑐬𑑂𑐔 𑐐𑐸𑐞𑐵𑐟𑐷𑐟 𑐴𑐰𑐶𑐬𑑂𑐐𑐣𑑂𑐢 𑐣𑐶𑐬𑐘𑑂𑐖𑐣𑑅 𑑋 <text:s/></text:span></text:p>
      <text:p text:style-name="P2"><text:span text:style-name="T5">𑐧𑑂𑐬𑐴𑑂𑐩𑐳𑐹𑐟𑑂𑐬𑑄 𑐟𑑂𑐬𑐫𑐳𑑂𑐟𑐟𑑂𑐟𑑂𑐰𑑄 𑐧𑑀𑐢𑐣𑐵 𑐩𑐸𑐞𑑂𑐜𑐶𑐟𑑄 𑐱𑐶𑐬𑑅 𑑋𑑋 𑑑𑑑.𑑒𑑒 𑑋𑑋 <text:s text:c="2"/></text:span></text:p>
      <text:p text:style-name="P2"><text:span text:style-name="T5">𑐣𑐶𑐰𑐺𑐟𑑂𑐟𑑂𑐫𑐵𑐡𑐶 𑐔𑐟𑐸𑐬𑑂𑐰𑐾𑐡𑐱𑑂𑐔𑐟𑐸𑑅𑐥𑑂𑐬𑐎𑐬𑐞𑐵𑐳𑐣𑑅 𑑋 <text:s/></text:span></text:p>
      <text:p text:style-name="P2"><text:soft-page-break/><text:span text:style-name="T5">𑐡𑐎𑑂𑐲𑐶𑐞𑐵𑐩𑐨𑐫𑑄 𑐨𑐹𑐟𑐾 𑐡𑐟𑑂𑐟𑑂𑐰𑐵 𑐫𑐖𑑂𑐘𑑄 𑐫𑐖𑐾𑐟𑑂𑐳𑐡𑐵 𑑋𑑋 𑑑𑑑.𑑒𑑓 𑑋𑑋 <text:s text:c="2"/></text:span></text:p>
      <text:p text:style-name="P2"><text:span text:style-name="T5">𑐰𑐶𑐣𑐵𑐬𑑂𑐠𑑄 𑐫𑐖𑑂𑐘𑐳𑐩𑑂𑐥𑑂𑐬𑐵𑐥𑑂𑐟𑐶𑑅 𑐎𑐠𑐶𑐟𑐵 𑐟𑐾 𑐰𑐬𑐵𑐣𑐣𑐾 𑑋 <text:s/></text:span></text:p>
      <text:p text:style-name="P2"><text:span text:style-name="T5">𑐁𑐳𑐴𑐳𑑂𑐬𑐳𑑂𑐫 𑐫𑐖𑑂𑐘𑐵𑐣𑐵𑑄 𑐦𑐮𑑄 𑐥𑑂𑐬𑐵𑐥𑑂𑐣𑑀𑐟𑐶 𑐣𑐶𑐟𑑂𑐫𑐱𑑅 𑑋𑑋 𑑑𑑑.𑑒𑑔 𑑋𑑋 <text:s text:c="2"/></text:span></text:p>
      <text:p text:style-name="P2"><text:span text:style-name="T5">𑐁𑐱𑑂𑐬𑐩𑑅 𑐥𑑂𑐬𑐠𑐩𑐳𑑂𑐟𑐸𑐨𑑂𑐫𑑄 𑐎𑐠𑐶𑐟𑑀 𑑇𑐳𑑂𑐟𑐶 𑐰𑐬𑐵𑐣𑐣𑐾 𑑋 <text:s/></text:span></text:p>
      <text:p text:style-name="P2"><text:span text:style-name="T5">𑐳𑐡𑐵𑐱𑐶𑐰𑐾𑐣 𑐳𑐡𑑂𑐢𑐬𑑂𑐩𑑄 𑐡𑐿𑐰𑐟𑐿𑐬𑐥𑐶 𑐥𑐹𑐖𑐶𑐟𑑈𑑋𑑋 𑑑𑑑.𑑒𑑕 𑑋𑑋 <text:s text:c="2"/></text:span></text:p>
      <text:p text:style-name="P2"><text:span text:style-name="T5"><text:s text:c="2"/></text:span></text:p>
      <text:p text:style-name="P2"><text:span text:style-name="T5">---- 𑐧𑑂𑐬𑐴𑑂𑐩𑐔𑐵𑐬𑐷 ---- <text:s/></text:span></text:p>
      <text:p text:style-name="P2"><text:span text:style-name="T5"><text:s text:c="2"/></text:span></text:p>
      <text:p text:style-name="P2"><text:span text:style-name="T5">𑐧𑑂𑐬𑐴𑑂𑐩𑐔𑐬𑑂𑐫𑑄 𑐣𑐶𑐧𑑀𑐢𑐾𑐡𑑄 𑐱𑐺𑐞𑐸𑐲𑑂𑐰𑐵𑐰𑐴𑐶𑐟𑐵 𑐱𑐸𑐨𑐾 𑑋 <text:s/></text:span></text:p>
      <text:p text:style-name="P2"><text:span text:style-name="T5">𑐡𑑂𑐰𑐶𑐟𑐷𑐫𑐩𑐵𑐱𑑂𑐬𑐩𑑄 𑐡𑐾𑐰𑐶 𑐳𑐬𑑂𑐰𑐥𑐵𑐥𑐰𑐶𑐣𑐵𑐱𑐣𑑈𑑋𑑋 𑑑𑑑.𑑒𑑖 𑑋𑑋 <text:s text:c="2"/></text:span></text:p>
      <text:p text:style-name="P2"><text:span text:style-name="T5">𑐰𑑂𑐬𑐟𑑄 𑐧𑑂𑐬𑐴𑑂𑐩𑐥𑐬𑑄 𑐢𑑂𑐫𑐵𑐣𑑄 𑐳𑐵𑐰𑐶𑐟𑑂𑐬𑐷 𑐥𑑂𑐬𑐎𑐺𑐟𑐶{-}𑐬{-}𑐮𑐫𑑈𑑋 <text:s/></text:span></text:p>
      <text:p text:style-name="P2"><text:span text:style-name="T5">𑐧𑑂𑐬𑐴𑑂𑐩𑐳𑐹𑐟𑑂𑐬𑐵𑐎𑑂𑐲𑐬𑑄 𑐳𑐹𑐎𑑂𑐲𑑂𑐩𑑄 𑐟𑑂𑐬𑐶𑐐𑐸𑐞𑐵𑐮𑐫 𑐩𑐾𑐏𑐮𑑈𑑋𑑋 𑑑𑑑.𑑒𑑗 𑑋𑑋 <text:s text:c="2"/></text:span></text:p>
      <text:p text:style-name="P2"><text:span text:style-name="T5">𑐡𑐩 𑐡𑐞𑑂𑐜 𑐡𑐫𑐵 𑐥𑐵𑐟𑑂𑐬𑑄 𑐨𑐶𑐎𑑂𑐲𑐵 𑐳𑑄𑐳𑐵𑐬𑐩𑑀𑐔𑐣𑑈𑑋 <text:s/></text:span></text:p>
      <text:p text:style-name="P2"><text:span text:style-name="T5">𑐟𑑂𑐬𑑂𑐫𑐵𑐫𑐸𑐲𑑄 𑐡𑑂𑐰𑑂𑐫𑐎𑑂𑐲𑐬𑐵𑐟𑐷𑐟𑑄 𑐖𑑂𑐘𑐵𑐣𑐨𑐳𑑂𑐩-𑐀𑐮𑐒𑑂𑐎𑐺𑐟𑑈𑑋𑑋 𑑑𑑑.𑑒𑑘 𑑋𑑋 <text:s text:c="2"/></text:span></text:p>
      <text:p text:style-name="P2"><text:span text:style-name="T5">𑐳𑑂𑐣𑐵𑐣𑐰𑑂𑐬𑐟𑑄 𑐳𑐡𑐵𑐳𑐟𑑂𑐫𑑄 𑐱𑐷𑐮𑐱𑑁𑐔𑐳𑐩𑐣𑑂𑐰𑐶𑐟𑑈𑑋 <text:s/></text:span></text:p>
      <text:p text:style-name="P2"><text:span text:style-name="T5">𑐀𑐐𑑂𑐣𑐶𑐴𑑀𑐟𑑂𑐬 𑐟𑑂𑐬𑐫𑐳𑑂𑐟𑐟𑑂𑐟𑑂𑐰𑑄 𑐖𑐥 𑐧𑑂𑐬𑐴𑑂𑐩𑐧𑐶𑐮𑐳𑑂𑐰𑐬𑑅 𑑋𑑋 𑑑𑑑.𑑒𑑙 𑑋𑑋 <text:s text:c="2"/></text:span></text:p>
      <text:p text:style-name="P2"><text:span text:style-name="T5">𑐡𑑂𑐰𑐶𑐟𑐷𑐫 𑐁𑐱𑑂𑐬𑐩𑑀 𑐡𑐾𑐰𑐶 𑐫𑐠𑐵𑐴 𑐨𑐐𑐰𑐵𑐣𑑂𑐱𑐶𑐰𑑅 𑑋 <text:s/></text:span></text:p>
      <text:p text:style-name="P2"><text:span text:style-name="T5">𑐩𑐩𑐵𑐥𑐶 𑐎𑐠𑐶𑐟𑑄 𑐟𑐸𑐨𑑂𑐫𑑄 𑐖𑐣𑑂𑐩𑐩𑐺𑐟𑑂𑐫𑐸𑐰𑐶𑐣𑐵𑐱𑐣𑑈𑑋𑑋 𑑑𑑑.𑑓𑑐 𑑋𑑋 <text:s text:c="2"/></text:span></text:p>
      <text:p text:style-name="P2"><text:span text:style-name="T5"><text:s text:c="2"/></text:span></text:p>
      <text:p text:style-name="P2"><text:span text:style-name="T5">---- 𑐰𑐵𑐣𑐥𑑂𑐬𑐳𑑂𑐠𑑅 ---- <text:s/></text:span></text:p>
      <text:p text:style-name="P2"><text:span text:style-name="T5"><text:s text:c="2"/></text:span></text:p>
      <text:p text:style-name="P2"><text:span text:style-name="T5">𑐰𑐵𑐣𑐥𑑂𑐬𑐳𑑂𑐠𑐰𑐶𑐢𑐶𑑄 𑐰𑐎𑑂𑐲𑑂𑐫𑐾 𑐱𑐺𑐞𑐸𑐲𑑂𑐰𑐵𑐫𑐟𑐮𑑀𑐔𑐣𑐾 𑑋 <text:s/></text:span></text:p>
      <text:p text:style-name="P2"><text:span text:style-name="T5">𑐫𑐠𑐵𑐱𑑂𑐬𑐸𑐟𑑄 𑐫𑐠𑐵𑐟𑐠𑑂𑐫𑐩𑐺𑐲𑐶𑐡𑐿𑐰𑐟𑐥𑐹𑐖𑐶𑐟𑑈𑑋𑑋 𑑑𑑑.𑑓𑑑 𑑋𑑋 <text:s text:c="2"/></text:span></text:p>
      <text:p text:style-name="P2"><text:span text:style-name="T5">𑐰𑐿𑐬𑐵𑐐𑑂𑐫𑐰𑐣𑐩𑐵𑐱𑑂𑐬𑐶𑐟𑑂𑐫 𑐣𑐶𑐫𑐩𑐵𑐱𑑂𑐬𑐩𑐩𑐵𑐴𑐬𑐾𑐟𑑂 𑑋 <text:s/></text:span></text:p>
      <text:p text:style-name="P2"><text:span text:style-name="T5">𑐱𑐷𑐮𑐱𑐿𑐮𑐡𑐺𑐝𑐡𑑂𑐰𑐵𑐬𑐾 𑐥𑑂𑐬𑐵𑐎𑐵𑐬𑐾 𑐰𑐶𑐖𑐶𑐟𑐾𑐣𑑂𑐡𑑂𑐬𑐶𑐫𑑅 𑑋𑑋 𑑑𑑑.𑑓𑑒 𑑋𑑋 <text:s text:c="2"/></text:span></text:p>
      <text:p text:style-name="P2"><text:span text:style-name="T5">𑐀𑐢𑐶𑐨𑐹𑐟𑑅 𑐳𑑂𑐩𑐺𑐟𑑀 𑐩𑐵𑐟𑐵 𑐀𑐢𑑂𑐫𑐵𑐟𑑂𑐩𑐱𑑂𑐔 𑐥𑐶𑐟𑐵 𑐟𑐠𑐵 𑑋 <text:s/></text:span></text:p>
      <text:p text:style-name="P2"><text:span text:style-name="T5">𑐀𑐢𑐶𑐡𑐿𑐰𑐶𑐎𑐩𑐵𑐔𑐵𑐬𑑂𑐫𑑀 𑐰𑑂𑐫𑐰𑐳𑐵𑐫𑐵𑐱𑑂𑐔 𑐨𑑂𑐬𑐵𑐟𑐬𑑅 𑑋𑑋 𑑑𑑑.𑑓𑑓 𑑋𑑋 <text:s text:c="2"/></text:span></text:p>
      <text:p text:style-name="P2"><text:span text:style-name="T5">𑐱𑑂𑐬𑐸𑐟𑐶𑑅 𑐳𑑂𑐩𑐺𑐟𑐶𑑅 𑐳𑑂𑐩𑐺𑐟𑐵 𑐨𑐵𑐬𑑂𑐫𑐵 𑐥𑑂𑐬𑐖𑑂𑐘𑐵 𑐥𑐸𑐟𑑂𑐬𑑅 𑐎𑑂𑐲𑐩𑐵𑐣𑐸𑐖𑑅 𑑋 <text:s/></text:span></text:p>
      <text:p text:style-name="P2"><text:span text:style-name="T5">𑐩𑐿𑐟𑑂𑐬𑐷 𑐧𑐣𑑂𑐢𑐸𑐬𑑂𑐖𑐚𑐵 𑐔𑐵𑐥𑑄 𑐎𑐬𑐸𑐞𑐵 𑐳𑐸𑐥𑐰𑐶𑐟𑑂𑐬𑐎𑑈𑑋 <text:s/></text:span></text:p>
      <text:p text:style-name="P2"><text:span text:style-name="T5">𑐩𑐸𑐡𑐶𑐟𑐵 𑐩𑑁𑐣 𑐔𑐟𑑂𑐰𑐵𑐬𑑅 𑐳𑐬𑑂𑐰𑐎𑐵𑐬𑑂𑐫𑐩𑐸𑐥𑐾𑐎𑑂𑐲𑐎𑐵 𑑋𑑋 𑑑𑑑.𑑓𑑔 𑑋𑑋 <text:s text:c="2"/></text:span></text:p>
      <text:p text:style-name="P2"><text:span text:style-name="T5">𑐫𑐩𑐰𑐮𑑂𑐎𑐮𑐳𑑄𑐰𑐷𑐟𑐳𑑂𑐟𑐥𑑅𑐎𑐺𑐲𑑂𑐞𑐵𑐖𑐶𑐣𑐵𑐢𑐬𑑅 𑑋 <text:s/></text:span></text:p>
      <text:p text:style-name="P2"><text:span text:style-name="T5"><text:s/>𑐄𑐟𑑂𑐟𑐬𑐵𑐳𑐒𑑂𑐐𑐩𑐵𑐳𑐷𑐣𑑀 𑐫𑑀𑐐𑐥𑐚𑑂𑐚𑐡𑐺𑐝𑐰𑑂𑐬𑐟𑑅 𑑋𑑋 𑑑𑑑.𑑓𑑕 𑑋𑑋 <text:s text:c="2"/></text:span></text:p>
      <text:p text:style-name="P2"><text:span text:style-name="T5">𑐰𑐾𑐡𑐑𑑀𑐲𑐾𑐞 𑐑𑑀𑐲𑐾𑐞 𑐥𑑂𑐬𑐵𑐞𑐵𑐫𑐵𑐩𑑀 𑑇𑐐𑑂𑐣𑐶𑐴𑐵𑐰𑐣𑑈𑑋 <text:s/></text:span></text:p>
      <text:p text:style-name="P2"><text:span text:style-name="T5">𑐖𑐶𑐟𑐥𑑂𑐬𑐵𑐞 𑐩𑐺𑐐𑐵𑐎𑐹𑐮𑑀 𑐢𑐺𑐟𑐶 𑐫𑐖𑑂𑐘𑑅 𑐎𑑂𑐬𑐶𑐫𑐵 𑐖𑐥𑑅 𑑋𑑋 𑑑𑑑.𑑓𑑖 𑑋𑑋 <text:s text:c="2"/></text:span></text:p>
      <text:p text:style-name="P2"><text:span text:style-name="T5">𑐀𑐬𑑂𑐠𑐳𑑄𑐐𑑂𑐬𑐴 𑐱𑐵𑐳𑑂𑐟𑑂𑐬𑐾𑐲𑐸 𑐳𑐏𑐵 𑐡𑐩𑐡𑐫𑐵𑐡𑐫𑑅 𑑋 <text:s/></text:span></text:p>
      <text:p text:style-name="P2"><text:span text:style-name="T5">𑐱𑐶𑐰𑐫𑐖𑑂𑐘𑑄 𑐥𑑂𑐬𑐫𑐸𑐘𑑂𑐖𑐷𑐟 𑐳𑐵𑐢𑐣𑐵𑐲𑑂𑐚𑐎𑐥𑐹𑐖𑐣𑑈𑑋𑑋 𑑑𑑑.𑑓𑑗 𑑋𑑋 <text:s text:c="2"/></text:span></text:p>
      <text:p text:style-name="P2"><text:span text:style-name="T5">𑐥𑐘𑑂𑐔𑐧𑑂𑐬𑐴𑑂𑐩𑐖𑐮𑐿𑑅 𑐥𑐹𑐟𑑅 𑐳𑐟𑑂𑐫𑐟𑐷𑐬𑑂𑐠𑐱𑐶𑐰𑐴𑑂𑐬𑐡𑐾 𑑋 <text:s/></text:span></text:p>
      <text:p text:style-name="P2"><text:span text:style-name="T5">𑐳𑑂𑐣𑐵𑐣𑐩𑐵𑐔𑐩𑐣𑑄 𑐎𑐺𑐟𑑂𑐰𑐵 𑐳𑑄𑐢𑑂𑐫𑐵𑐟𑑂𑐬𑐫𑐩𑐸𑐥𑐵𑐳𑐫𑐾𑐟𑑂 𑑋𑑋 𑑑𑑑.𑑓𑑘 𑑋𑑋 <text:s text:c="2"/></text:span></text:p>
      <text:p text:style-name="P2"><text:span text:style-name="T5">𑐀𑐎𑑂𑐲𑐩𑐵𑐮𑐵 𑐥𑐸𑐬𑐵𑐞𑐵𑐬𑑂𑐠𑑄 𑐖𑐥 𑐱𑐵𑐣𑑂𑐟𑑄 𑐡𑐶𑐰𑐵𑐣𑐶𑐱𑑈𑑋 <text:s/></text:span></text:p>
      <text:p text:style-name="P2"><text:span text:style-name="T5">𑐖𑑂𑐘𑐵𑐣𑐳𑐮𑐶𑐮𑐳𑐩𑑂𑐥𑐹𑐬𑑂𑐞{-}𑐩{-}𑐂𑐟𑐶𑐴𑐵𑐳𑐎𑐩𑐞𑑂𑐜𑐮𑐸𑑅 𑑋𑑋 𑑑𑑑.𑑓𑑙 𑑋𑑋 <text:s text:c="2"/></text:span></text:p>
      <text:p text:style-name="P2"><text:span text:style-name="T5">𑐥𑐘𑑂𑐔𑐎𑐬𑑂𑐩𑐎𑑂𑐬𑐶𑐫𑑀𑐟𑑂𑐎𑑂𑐬𑐵𑐣𑑂𑐟𑐶 𑐖𑐥 𑐥𑐘𑑂𑐔𑐰𑐶𑐢𑑅 𑐳𑐸𑐏𑑈𑑋 <text:s/></text:span></text:p>
      <text:p text:style-name="P2"><text:span text:style-name="T5">𑐳𑐵𑐢𑐣𑑄 𑐱𑐶𑐰𑐳𑑄𑐎𑐮𑑂𑐥𑑀 𑐫𑑀𑐐𑐳𑐶𑐡𑑂𑐢𑐶𑐦𑐮𑐥𑑂𑐬𑐡𑑅 𑑋𑑋 𑑑𑑑.𑑔𑑐 𑑋𑑋 <text:s text:c="2"/></text:span></text:p>
      <text:p text:style-name="P2"><text:soft-page-break/><text:span text:style-name="T5">𑐳𑑄𑐟𑑀𑐲𑐦𑐮𑐩𑐵𑐴𑐵𑐬𑑅 𑐎𑐵𑐩𑐎𑑂𑐬𑑀𑐢𑐥𑐬𑐵𑐖𑐶𑐟𑑅 𑑋 <text:s/></text:span></text:p>
      <text:p text:style-name="P2"><text:span text:style-name="T5">𑐁𑐱𑐵𑐥𑐵𑐱𑐖𑐫𑐵𑐨𑑂𑐫𑐵𑐳𑑀 𑐢𑑂𑐫𑐵𑐣𑐫𑑀𑐐𑐬𑐟𑐶𑐥𑑂𑐬𑐶𑐫𑑅 𑑋 <text:s/></text:span></text:p>
      <text:p text:style-name="P2"><text:span text:style-name="T5">𑐀𑐟𑐶𑐠𑐶𑐨𑑂𑐫𑑀 𑑇𑐨𑐫𑑄 𑐡𑐟𑑂𑐟𑑂𑐰𑐵 𑐰𑐵𑐣𑐥𑑂𑐬𑐳𑑂𑐠𑐱𑑂𑐔𑐬𑐾𑐡𑑂𑐰𑑂𑐬𑐟𑑈𑑋𑑋 𑑑𑑑.𑑔𑑑 𑑋𑑋 <text:s text:c="2"/></text:span></text:p>
      <text:p text:style-name="P2"><text:span text:style-name="T5">𑐰𑐵𑐣𑐥𑑂𑐬𑐳𑑂𑐠𑐩𑐫𑑄 𑐢𑐬𑑂𑐩𑑄 𑐐𑐡𑐶𑐟 𑐫𑐟𑑂𑐥𑐹𑐬𑑂𑐰𑐩𑐰𑐢𑐵𑐬𑐶𑐟𑑄 <text:s/></text:span></text:p>
      <text:p text:style-name="P2"><text:span text:style-name="T5">𑐳𑑄𑐳𑐵𑐬𑑀𑐡𑑂𑐢𑐬𑐞𑐩𑐣𑐶𑐟𑑂𑐫𑐴𑐬𑐞𑐩𑐖𑑂𑐘𑐵𑐣𑐣𑐶𑐬𑑂𑐩𑐹𑐮𑐣𑑈𑑋 <text:s/></text:span></text:p>
      <text:p text:style-name="P2"><text:span text:style-name="T5">𑐥𑑂𑐬𑐖𑑂𑐘𑐵𑐰𑐺𑐡𑑂𑐢𑐶𑐎𑐬𑐩𑐩𑑀𑐑𑐎𑐬𑐞𑑄 𑐎𑑂𑐮𑐾𑐱𑐵𑐬𑑂𑐞𑐰𑑀𑐟𑑂𑐟𑐵𑐬𑐞𑑄 <text:s/></text:span></text:p>
      <text:p text:style-name="P2"><text:span text:style-name="T5">𑐖𑐣𑑂𑐩𑐰𑑂𑐫𑐵𑐢𑐶𑐴𑐬𑐩𑐎𑐬𑑂𑐩𑐡𑐴𑐣𑑄 𑐳𑐾𑐰𑐾𑐟𑑂𑐳 𑐢𑐬𑑂𑐩𑑀𑐟𑑂𑐟𑐩𑑈𑑋𑑋 𑑑𑑑.𑑔𑑒 𑑋𑑋 <text:s text:c="2"/></text:span></text:p>
      <text:p text:style-name="P2"><text:span text:style-name="T5"><text:s text:c="2"/></text:span></text:p>
      <text:p text:style-name="P2"><text:span text:style-name="T5">---- 𑐥𑐬𑐶𑐰𑑂𑐬𑐵𑐖𑐎𑑅 ---- <text:s/></text:span></text:p>
      <text:p text:style-name="P2"><text:span text:style-name="T5"><text:s text:c="2"/></text:span></text:p>
      <text:p text:style-name="P2"><text:span text:style-name="T5">𑐥𑐬𑐶𑐰𑑂𑐬𑐵𑐖𑐎𑐢𑐬𑑂𑐩𑑀 𑑇𑐫𑑄 𑐎𑐷𑐬𑑂𑐟𑐫𑐶𑐲𑑂𑐫𑐵𑐩𑐶 𑐟𑐔𑑂𑐕𑐺𑐞𑐸 𑑋 <text:s/></text:span></text:p>
      <text:p text:style-name="P2"><text:span text:style-name="T5">𑐳𑐸𑐏𑐡𑐸𑑅𑐏𑑄 𑐳𑐩𑑄 𑐎𑐺𑐟𑑂𑐰𑐵 𑐮𑑀𑐨𑐩𑑀𑐴𑐰𑐶𑐰𑐬𑑂𑐖𑐶𑐟𑑅 𑑋𑑋 𑑑𑑑.𑑔𑑓 𑑋𑑋 <text:s text:c="2"/></text:span></text:p>
      <text:p text:style-name="P2"><text:span text:style-name="T5">𑐰𑐬𑑂𑐖𑐫𑐾𑐣𑑂𑐩𑐢𑐸 𑐩𑐵𑑄𑐳𑐵𑐣𑐶 𑐥𑐬𑐡𑐵𑐬𑐵𑑄𑐱𑑂𑐔 𑐰𑐬𑑂𑐖𑐫𑐾𑐟𑑂 𑑋 <text:s/></text:span></text:p>
      <text:p text:style-name="P2"><text:span text:style-name="T5">𑐰𑐬𑑂𑐖𑐫𑐾𑐔𑑂𑐔𑐶𑐬𑐰𑐵𑐳𑑄 𑐔 𑐥𑐬𑐰𑐵𑐳𑑄 𑐔 𑐰𑐬𑑂𑐖𑐫𑐾𑐟𑑂 𑑋𑑋 𑑑𑑑.𑑔𑑔 𑑋𑑋 <text:s text:c="2"/></text:span></text:p>
      <text:p text:style-name="P2"><text:span text:style-name="T5">𑐰𑐬𑑂𑐖𑐫𑐾𑐟𑑂𑐳𑐺𑐲𑑂𑐚𑐨𑑀𑐖𑑂𑐫𑐵𑐣𑐶 𑐨𑐶𑐎𑑂𑐲𑐵𑐩𑐾𑐎𑐵𑑄 𑐔 𑐰𑐬𑑂𑐖𑐫𑐾𑐟𑑂 𑑋 <text:s/></text:span></text:p>
      <text:p text:style-name="P2"><text:span text:style-name="T5">𑐰𑐬𑑂𑐖𑐫𑐾𑐟𑑂𑐳𑑄𑐐𑑂𑐬𑐴𑑄 𑐣𑐶𑐟𑑂𑐫𑐩𑐨𑐶𑐩𑐵𑐣𑑄 𑐔 𑐰𑐬𑑂𑐖𑐫𑐾𑐟𑑂 𑑋𑑋 𑑑𑑑.𑑔𑑕 𑑋𑑋 <text:s text:c="2"/></text:span></text:p>
      <text:p text:style-name="P2"><text:span text:style-name="T5">𑐳𑐸𑐳𑐹𑐎𑑂𑐲𑑂𑐩𑑄 𑐩𑐣𑐳𑐵 𑐢𑑂𑐫𑐵𑐟𑑂𑐰𑐵 𑐡𑐺𑐱𑑁 𑐥𑐵𑐡𑑄 𑐰𑐶𑐣𑐶𑐎𑑂𑐲𑐶𑐥𑐾𑐟𑑂 𑑋 <text:s/></text:span></text:p>
      <text:p text:style-name="P2"><text:span text:style-name="T5">𑐣 𑐎𑐸𑐥𑑂𑐫𑐾𑐟 𑐀𑐣𑐵𑐮𑐵𑐨𑐾 𑐮𑐵𑐨𑐾 𑐰𑐵𑐥𑐶 𑐣 𑐴𑐬𑑂𑐲𑐫𑐾𑐟𑑂 𑑋𑑋 𑑑𑑑.𑑔𑑖 𑑋𑑋 <text:s text:c="2"/></text:span></text:p>
      <text:p text:style-name="P2"><text:span text:style-name="T5">𑐀𑐬𑑂𑐠𑐟𑐺𑐲𑑂𑐞𑐵𑐳𑑂𑐰𑐣𑐸𑐡𑑂𑐰𑐶𑐐𑑂𑐣𑑀 𑐬𑑀𑐲𑐾 𑐰𑐵𑐥𑐶 𑐳𑐸𑐡𑐵𑐬𑐸𑐞𑐾 𑑋 <text:s/></text:span></text:p>
      <text:p text:style-name="P2"><text:span text:style-name="T5">𑐳𑑂𑐟𑐸𑐟𑐶𑐣𑐶𑐣𑑂𑐡𑐵 𑐳𑐩𑑄 𑐎𑐺𑐟𑑂𑐰𑐵 𑐥𑑂𑐬𑐶𑐫𑑄 𑐰𑐵𑐥𑑂𑐬𑐶𑐫𑐩𑐾𑐰 𑐰𑐵 𑑋𑑋 𑑑𑑑.𑑔𑑗 𑑋𑑋 <text:s text:c="2"/></text:span></text:p>
      <text:p text:style-name="P2"><text:span text:style-name="T5">𑐣𑐶𑐫𑐩𑐵𑐳𑑂𑐟𑐸 𑐥𑐬𑐷𑐢𑐵𑐣𑑄 𑐳𑑄𑐫𑐩𑐵𑐰𑐺𑐟𑐩𑐾𑐏𑐮𑑅 𑑋 <text:s/></text:span></text:p>
      <text:p text:style-name="P2"><text:span text:style-name="T5">𑐣𑐶𑐬𑐵𑐮𑐩𑑂𑐧𑑄 𑐩𑐣𑑅 𑐎𑐺𑐟𑑂𑐰𑐵 𑐧𑐸𑐡𑑂𑐢𑐶𑑄 𑐎𑐺𑐟𑑂𑐰𑐵 𑐣𑐶𑐬𑐘𑑂𑐖𑐣𑐵𑑈𑑋𑑋 𑑑𑑑.𑑔𑑘 𑑋𑑋 <text:s text:c="2"/></text:span></text:p>
      <text:p text:style-name="P2"><text:span text:style-name="T5">𑐁𑐟𑑂𑐩𑐵𑐣𑑄 𑐥𑐺𑐠𑐶𑐰𑐷𑑄 𑐎𑐺𑐟𑑂𑐰𑐵 𑐏𑑄 𑐔 𑐎𑐺𑐟𑑂𑐰𑐵 𑐩𑐣𑑀𑐣𑑂𑐩𑐣𑑈𑑋 <text:s/></text:span></text:p>
      <text:p text:style-name="P2"><text:span text:style-name="T5">𑐟𑑂𑐬𑐶𑐡𑐞𑑂𑐜𑑄 𑐟𑑂𑐬𑐶𑐐𑐸𑐞𑑄 𑐎𑐺𑐟𑑂𑐰𑐵 𑐥𑐵𑐟𑑂𑐬𑑄 𑐎𑐺𑐟𑑂𑐰𑐵𑐎𑑂𑐲𑐬𑑀 𑑇𑐰𑑂𑐫𑐫𑑅 𑑋𑑋 𑑑𑑑.𑑔𑑙 𑑋𑑋 <text:s text:c="2"/></text:span></text:p>
      <text:p text:style-name="P2"><text:span text:style-name="T5">𑐣𑑂𑐫𑐳𑐾𑐡𑑂𑐢𑐬𑑂𑐩𑐩𑐢𑐬𑑂𑐩𑑄 𑐔 𑐃𑐬𑑂𑐲𑑂𑐫𑐵𑐡𑑂𑐰𑐾𑐲𑑄 𑐥𑐬𑐶𑐟𑑂𑐫𑐖𑐾𑐟𑑂 𑑋 <text:s/></text:span></text:p>
      <text:p text:style-name="P2"><text:span text:style-name="T5">𑐣𑐶𑐬𑑂𑐡𑑂𑐰𑐣𑑂𑐡𑑂𑐰𑑀 𑐣𑐶𑐟𑑂𑐫𑐳𑐟𑑂𑐫𑐳𑑂𑐠𑑀 𑐣𑐶𑐬𑑂𑐩𑐩𑑀 𑐣𑐶𑐬𑐴𑑄𑐎𑐺𑐟𑑅 𑑋𑑋 𑑑𑑑.𑑕𑑐 𑑋𑑋 <text:s text:c="2"/></text:span></text:p>
      <text:p text:style-name="P2"><text:span text:style-name="T5">𑐡𑐶𑐰𑐳𑐳𑑂𑐫𑐵𑐲𑑂𑐚𑐩𑐾 𑐨𑐵𑐐𑐾 𑐨𑐶𑐎𑑂𑐲𑐵𑑄 𑐳𑐥𑑂𑐟𑐐𑐺𑐴𑑄 𑐔𑐬𑐾𑐟𑑂 𑑋 <text:s/></text:span></text:p>
      <text:p text:style-name="P2"><text:span text:style-name="T5">𑐣 𑐔𑐵𑐳𑐷𑐟 𑐣 𑐟𑐶𑐲𑑂𑐛𑐾𑐟 𑐣 𑐔 𑐡𑐾𑐴𑐷𑐟𑐶 𑐰𑐵 𑐰𑐡𑐾𑐟𑑂 𑑋𑑋 𑑑𑑑.𑑕𑑑 𑑋𑑋 <text:s text:c="2"/></text:span></text:p>
      <text:p text:style-name="P2"><text:span text:style-name="T5">𑐫𑐠𑐵𑐮𑐵𑐨𑐾𑐣 𑐰𑐬𑑂𑐟𑐾𑐟 𑐀𑐲𑑂𑐚𑑁 𑐥𑐶𑐞𑑂𑐜𑐵𑐣𑑂𑐡𑐶𑐣𑐾 𑐡𑐶𑐣𑐾 𑑋 <text:s/></text:span></text:p>
      <text:p text:style-name="P2"><text:span text:style-name="T5">𑐰𑐳𑑂𑐟𑑂𑐬𑐨𑑀𑐖𑐣𑐱𑐫𑑂𑐫𑐵𑐳𑐸 𑐣 𑐥𑑂𑐬𑐳𑐖𑑂𑐫𑐾𑐟 𑐰𑐶𑐳𑑂𑐟𑐬𑑈𑑋𑑋 𑑑𑑑.𑑕𑑒 𑑋𑑋 <text:s text:c="2"/></text:span></text:p>
      <text:p text:style-name="P2"><text:span text:style-name="T5">𑐣𑐵𑐨𑐶𑐣𑐣𑑂𑐡𑐾𑐟 𑐩𑐬𑐞𑑄 𑐣𑐵𑐨𑐶𑐣𑐣𑑂𑐡𑐾𑐟 𑐖𑐷𑐰𑐶𑐟𑑈𑑋 <text:s/></text:span></text:p>
      <text:p text:style-name="P2"><text:span text:style-name="T5">𑐂𑐣𑑂𑐡𑑂𑐬𑐶𑐫𑐵𑐞𑐶 𑐰𑐱𑑄𑐎𑐺𑐟𑑂𑐰𑐵 𑐎𑐵𑐩𑑄 𑐴𑐟𑑂𑐰𑐵 𑐫𑐟𑐰𑑂𑐬𑐟𑑅 𑑋𑑋 𑑑𑑑.𑑕𑑓 𑑋𑑋 <text:s text:c="2"/></text:span></text:p>
      <text:p text:style-name="P2"><text:span text:style-name="T5">𑐀𑐟𑐷𑐟𑑄 𑐔 𑐨𑐰𑐶𑐲𑑂𑐫𑑄 𑐔 𑐣 𑐨𑐶𑐎𑑂𑐲𑐸𑐱𑑂𑐔𑐶𑐣𑑂𑐟𑐫𑐾𑐟𑑂𑐳𑐡𑐵 𑑋 <text:s/></text:span></text:p>
      <text:p text:style-name="P2"><text:span text:style-name="T5">𑐎𑑂𑐬𑑀𑐢𑐩𑐵𑐣𑐩𑐡𑐡𑐬𑑂𑐥𑐵𑐣𑑂𑐥𑐬𑐶𑐰𑑂𑐬𑐵𑐜𑑂𑐰𑐬𑑂𑐖𑐫𑐾𑐟𑑂𑐳𑐡𑐵 𑑋𑑋 𑑑𑑑.𑑕𑑔 𑑋𑑋 <text:s text:c="2"/></text:span></text:p>
      <text:p text:style-name="P2"><text:span text:style-name="T5">𑐰𑐶𑐬𑐵𑐐𑑄 𑐟𑐸 𑐢𑐣𑐸𑑅 𑐎𑐺𑐟𑑂𑐰𑐵 𑐥𑑂𑐬𑐵𑐞𑐵𑐫𑐵𑐩𑐐𑐸𑐞𑐿𑐬𑑂𑐫𑐸𑐟𑑈𑑋 <text:s/></text:span></text:p>
      <text:p text:style-name="P2"><text:span text:style-name="T5">𑐢𑐵𑐬𑐞𑐵𑐱𑐬𑐟𑐷𑐎𑑂𑐲𑑂𑐞𑐾𑐣 𑐩𑐺𑐐𑑄 𑐴𑐟𑑂𑐰𑐵 𑐩𑐣𑐾𑐣𑑂𑐡𑑂𑐬𑐶𑐫𑑈𑑋𑑋 𑑑𑑑.𑑕𑑕 𑑋𑑋 <text:s text:c="2"/></text:span></text:p>
      <text:p text:style-name="P2"><text:span text:style-name="T5">𑐩𑐿𑐟𑑂𑐬𑐷𑐏𑐜𑑂𑐐𑐳𑐸𑐟𑐷𑐎𑑂𑐲𑑂𑐞𑐾𑐣 𑐳𑑄𑐳𑐵𑐬𑐵𑐬𑐶𑑄 𑐣𑐶𑐎𑐺𑐣𑑂𑐟𑐫𑐾𑐟𑑂 𑑋 <text:s/></text:span></text:p>
      <text:p text:style-name="P2"><text:span text:style-name="T5">𑐎𑐬𑐸𑐞𑐵𑐰𑐬𑑂𑐟𑐔𑐎𑑂𑐬𑐾𑐞 𑐎𑑂𑐬𑑀𑐢𑐩𑐟𑑂𑐟𑐐𑐖𑑄 𑐖𑐫𑐾𑐟𑑂 𑑋 <text:s/></text:span></text:p>
      <text:p text:style-name="P2"><text:span text:style-name="T5">𑐩𑐸𑐡𑐶𑐟𑐵𑐰𑐬𑑂𑐩𑐧𑐡𑑂𑐢𑐵𑐒𑑂𑐐𑐳𑑂𑐟𑐹𑐞𑑄 𑐥𑐹𑐬𑑂𑐞𑐩𑐸𑐥𑐾𑐎𑑂𑐲𑐫𑐵 𑑋𑑋 𑑑𑑑.𑑕𑑖 𑑋𑑋 <text:s text:c="2"/></text:span></text:p>
      <text:p text:style-name="P2"><text:span text:style-name="T5">𑐀𑐣𑐎𑑂𑐲𑐬𑑄 𑐥𑐬𑑄 𑐧𑑂𑐬𑐴𑑂𑐩 𑐔𑐶𑐣𑑂𑐟𑐫𑐾𑐟𑑂𑐳𑐟𑐟𑑄 𑐡𑑂𑐰𑐶𑐖 𑑋 <text:s/></text:span></text:p>
      <text:p text:style-name="P2"><text:span text:style-name="T5">𑐧𑑂𑐬𑐴𑑂𑐩𑐞𑑀 𑐴𑐺𑐡𑐫𑑄 𑐰𑐶𑐲𑑂𑐞𑐸𑐬𑑂𑐰𑐶𑐲𑑂𑐞𑑀𑐱𑑂𑐔 𑐴𑐺𑐡𑐫𑑄 𑐱𑐶𑐰𑑅 𑑋 <text:s/></text:span></text:p>
      <text:p text:style-name="P2"><text:span text:style-name="T5">𑐱𑐶𑐰𑐳𑑂𑐫 𑐴𑐺𑐡𑐫𑑄 𑐳𑑄𑐢𑑂𑐫𑐵 𑐟𑐳𑑂𑐩𑐵𑐟𑑂𑐳𑑄𑐢𑑂𑐫𑐵𑐩𑐸𑐥𑐵𑐳𑐫𑐾𑐟𑑂 𑑋𑑋 𑑑𑑑.𑑕𑑗 𑑋𑑋 <text:s text:c="2"/></text:span></text:p>
      <text:p text:style-name="P2"><text:soft-page-break/><text:span text:style-name="T5">𑐳𑑄𑐳𑐵𑐬𑐵𑐬𑑂𑐞𑐰𑐟𑐵𑐬𑐞𑑄 𑐱𑐸𑐨𑐐𑐟𑐶𑑅 𑐳 𑐧𑑂𑐬𑐴𑑂𑐩 𑐳𑑄𑐢𑑂𑐫𑐵𑐎𑑂𑐲𑐬𑑄 <text:s/></text:span></text:p>
      <text:p text:style-name="P2"><text:span text:style-name="T5">𑐢𑑂𑐫𑐵𑐫𑐾𑐣𑑂𑐣𑐶𑐟𑑂𑐫𑐩𑐟𑐣𑑂𑐡𑑂𑐬𑐶𑐟𑑀 𑐴𑑂𑐫𑐣𑐸𑐥𑐩𑑄 𑐰𑑂𑐫𑐎𑑂𑐟𑐵𑐟𑑂𑐩𑐰𑐾𑐡𑑂𑐫𑑄 𑐱𑐶𑐰𑑈𑑋 <text:s/></text:span></text:p>
      <text:p text:style-name="P2"><text:span text:style-name="T5">𑐬𑐹𑐥𑐿𑐬𑑂𑐰𑐬𑑂𑐞𑐐𑐸𑐞𑐵𑐡𑐶𑐨𑐶𑐱𑑂𑐔 𑐰𑐶𑐴𑐶𑐟𑑄 𑐡𑐸𑐬𑑂𑐮𑐎𑑂𑐲𑑂𑐫𑐮𑐎𑑂𑐲𑑂𑐫𑑀𑐟𑑂𑐟𑐩𑑄 <text:s/></text:span></text:p>
      <text:p text:style-name="P2"><text:span text:style-name="T5">𑐫𑐟𑑂𑐣𑑀𑐡𑑂𑐢𑐺𑐟𑑂𑐫 𑐳𑐩𑐵𑐱𑑂𑐬𑐫𑐾𑐟𑑂𑐳𑐸𑐬𑐐𑐸𑐬𑐸𑑄 𑐳𑐬𑑂𑐰𑐵𑐬𑑂𑐟𑐶𑐴𑐬𑑂𑐟𑐵 𑐴𑐬𑑈𑑋𑑋 𑑑𑑑.𑑕𑑘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𑐔𑐟𑐸𑐬𑐵𑐱𑑂𑐬𑐩𑐢𑐬𑑂𑐩𑐰𑐶𑐢𑐵𑐣𑑀 𑐣𑐵𑐩𑐵𑐢𑑂𑐫𑐵𑐫 𑐊𑐎𑐵𑐡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𑐁𑐟𑐶𑐠𑑂𑐫𑐢𑐬𑑂𑐩𑑅 ---- <text:s text:c="2"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𑐀𑐴𑐶𑑄𑐳𑐵 𑐥𑐬𑐩𑑀 𑐢𑐬𑑂𑐩𑑅 𑐳𑐟𑐟𑑄 𑐥𑐬𑐶𑐎𑐷𑐬𑑂𑐟𑑂𑐫𑐟𑐾 𑑋 <text:s/></text:span></text:p>
      <text:p text:style-name="P2"><text:span text:style-name="T5">𑐁𑐟𑐶𑐠𑑂𑐫𑐎𑐵𑐣𑐵𑑄 𑐢𑐬𑑂𑐩𑑄 𑐔 𑐎𑐠𑐫𑐳𑑂𑐰 𑐫𑐡𑐸𑐟𑑂𑐟𑐩𑑈𑑋𑑋 𑑑𑑒.𑑑 𑑋𑑋 <text:s text:c="2"/></text:span></text:p>
      <text:p text:style-name="P2"><text:span text:style-name="T5">𑐩𑐴𑐾𑐱𑑂𑐰𑐬 𑐄𑐰𑐵𑐔 𑑋 <text:s/></text:span></text:p>
      <text:p text:style-name="P2"><text:span text:style-name="T5">𑐀𑐴𑐶𑑄𑐳𑐵𑐟𑐶𑐠𑑂𑐫𑐎𑐵𑐣𑐵𑑄 𑐔 𑐱𑐺𑐞𑐸 𑐢𑐬𑑂𑐩𑑄 𑐫𑐡𑐸𑐟𑑂𑐟𑐩𑑈𑑋 <text:s/></text:span></text:p>
      <text:p text:style-name="P2"><text:span text:style-name="T5">𑐟𑑂𑐬𑐿𑐮𑑀𑐎𑑂𑐫𑐩𑐏𑐶𑐮𑑄 𑐡𑐾𑐰𑐶 𑐬𑐟𑑂𑐣𑐥𑐹𑐬𑑂𑐞𑑄 𑐳𑐸𑐮𑑀𑐔𑐣𑐾 𑑋𑑋 𑑑𑑒.𑑒 𑑋𑑋 <text:s text:c="2"/></text:span></text:p>
      <text:p text:style-name="P2"><text:span text:style-name="T5">𑐔𑐟𑐸𑐬𑑂𑐰𑐾𑐡𑐰𑐶𑐡𑐾 𑐡𑐵𑐣𑑄 𑐣 𑐟𑐟𑑂𑐟𑐸𑐮𑑂𑐫𑐩𑐴𑐶𑑄𑐳𑐎𑑅 𑑋 <text:s/></text:span></text:p>
      <text:p text:style-name="P2"><text:span text:style-name="T5">𑐱𑐺𑐞𑐸 𑐢𑐬𑑂𑐩𑐩𑐟𑐶𑐠𑑂𑐫𑐵𑐣𑐵𑑄 𑐎𑐷𑐬𑑂𑐟𑐫𑐶𑐲𑑂𑐫𑐵𑐩𑐶 𑐳𑐸𑐣𑑂𑐡𑐬𑐶 𑑋𑑋 𑑑𑑒.𑑓 𑑋𑑋 <text:s text:c="2"/></text:span></text:p>
      <text:p text:style-name="P2"><text:span text:style-name="T5"><text:s text:c="2"/></text:span></text:p>
      <text:p text:style-name="P2"><text:span text:style-name="T5">---- 𑐰𑐶𑐥𑐸𑐮𑑀𑐥𑐵𑐏𑑂𑐫𑐵𑐣𑑈---- <text:s/></text:span></text:p>
      <text:p text:style-name="P2"><text:span text:style-name="T5"><text:s text:c="2"/></text:span></text:p>
      <text:p text:style-name="P2"><text:span text:style-name="T5">𑐁𑐳𑐷𑐡𑑂𑐰𑐺𑐟𑑂𑐟𑑄 𑐥𑐸𑐬𑐵𑐏𑑂𑐫𑐵𑐣𑑄 𑐣𑐐𑐬𑐾 𑐎𑐸𑐳𑐸𑐩𑐵𑐴𑑂𑐰𑐫𑐾 𑑋 <text:s/></text:span></text:p>
      <text:p text:style-name="P2"><text:span text:style-name="T5">𑐎𑐥𑐶𑐮𑐳𑑂𑐫 𑐳𑐸𑐟𑑀 𑐰𑐶𑐡𑑂𑐰𑐵𑐣𑑂𑐰𑐶𑐥𑐸𑐮𑑀 𑐣𑐵𑐩 𑐰𑐶𑐱𑑂𑐬𑐸𑐟𑑅 𑑋𑑋 𑑑𑑒.𑑔 𑑋𑑋 <text:s text:c="2"/></text:span></text:p>
      <text:p text:style-name="P2"><text:span text:style-name="T5">𑐢𑐬𑑂𑐩𑐣𑐶𑐟𑑂𑐫𑑀 𑐖𑐶𑐟𑐎𑑂𑐬𑑀𑐢𑑅 𑐳𑐟𑑂𑐫𑐰𑐵𑐡𑐷 𑐖𑐶𑐟𑐾𑐣𑑂𑐡𑑂𑐬𑐶𑐫𑑅 𑑋 <text:s/></text:span></text:p>
      <text:p text:style-name="P2"><text:span text:style-name="T5">𑐧𑑂𑐬𑐴𑑂𑐩𑐞𑑂𑐫𑐱𑑂𑐔 𑐎𑐺𑐟𑐖𑑂𑐘𑐱𑑂𑐔 𑐩𑐡𑑂𑐨𑐎𑑂𑐟𑑅 𑐎𑐺𑐟𑐣𑐶𑐱𑑂𑐔𑐫𑑅 𑑋𑑋 𑑑𑑒.𑑕 𑑋𑑋 <text:s text:c="2"/></text:span></text:p>
      <text:p text:style-name="P2"><text:span text:style-name="T5">𑐢𑐣𑐵𑐝𑑂𑐫𑑀 𑑇𑐟𑐶𑐠𑐶𑐥𑐹𑐖𑑂𑐫𑐱𑑂𑐔 𑐡𑐵𑐟𑐵 𑐡𑐵𑐣𑑂𑐟𑑀 𑐡𑐫𑐵𑐮𑐸𑐎𑑅 𑑋 <text:s/></text:span></text:p>
      <text:p text:style-name="P2"><text:span text:style-name="T5">𑐣𑑂𑐫𑐵𑐫𑐵𑐬𑑂𑐖𑐶𑐟𑐢𑐣𑑀 𑐣𑐶𑐟𑑂𑐫𑐩𑐣𑑂𑐫𑐵𑐫𑐥𑐬𑐶𑐰𑐬𑑂𑐖𑐶𑐟𑑅 𑑋𑑋 𑑑𑑒.𑑖 𑑋𑑋 <text:s text:c="2"/></text:span></text:p>
      <text:p text:style-name="P2"><text:span text:style-name="T5">𑐨𑐵𑐬𑑂𑐫𑐵 𑐔 𑐬𑐹𑐥𑐶𑐞𑐷 𑐟𑐳𑑂𑐫 𑐔𑐣𑑂𑐡𑑂𑐬𑐧𑐶𑐩𑑂𑐧𑐱𑐸𑐨𑐵𑐣𑐣𑐵 𑑋 <text:s/></text:span></text:p>
      <text:p text:style-name="P2"><text:span text:style-name="T5">𑐥𑐷𑐣𑑀𑐟𑑂𑐟𑐸𑐒𑑂𑐐𑐳𑑂𑐟𑐣𑐷 𑐎𑐵𑐣𑑂𑐟𑐵 𑐳𑐎𑐮𑐵𑐣𑐣𑑂𑐡𑐎𑐵𑐬𑐶𑐞𑐷 𑑋 <text:s/></text:span></text:p>
      <text:p text:style-name="P2"><text:span text:style-name="T5">𑐥𑐟𑐶𑐰𑑂𑐬𑐟𑐵 𑐥𑐟𑐶𑐬𑐟𑐵 𑐥𑐟𑐶𑐱𑐸𑐱𑑂𑐬𑐹𑐲𑐞𑐾 𑐬𑐟𑐵 𑑋𑑋 𑑑𑑒.𑑗 𑑋𑑋 <text:s text:c="2"/></text:span></text:p>
      <text:p text:style-name="P2"><text:span text:style-name="T5">𑐀𑐠 𑐎𑐾𑐣𑐵𑐥𑐶 𑐎𑐵𑐮𑐾𑐣 𑐳𑐹𑐬𑑂𑐫𑐬𑐵𑐐{-}𑐩{-}𑐀𑐨𑐹𑐟𑑂𑐟𑐟𑑅 𑑋 <text:s/></text:span></text:p>
      <text:p text:style-name="P2"><text:span text:style-name="T5">𑐐𑑂𑐬𑐳𑑂𑐟𑐨𑐵𑐐𑐟𑑂𑐬𑐫𑐳𑑂𑐟𑑂𑐰𑐵𑐳𑐷𑐟𑑂𑐎𑐺𑐲𑑂𑐞𑐩𑐵𑐢𑐰𑐩𑐵𑐳𑐶𑐎𑐾 𑑋𑑋 𑑑𑑒.𑑘 𑑋𑑋 <text:s text:c="2"/></text:span></text:p>
      <text:p text:style-name="P2"><text:span text:style-name="T5">𑐳𑑂𑐣𑐵𑐟𑐸𑐎𑐵𑐩𑐵𑐰𑐟𑐷𑐬𑑂𑐫𑐣𑑂𑐟𑐾 𑐳𑐬𑑂𑐰𑐾 𑐥𑑁𑐬𑐣𑐺𑐥𑐵𑐡𑐫𑑅 𑑋 <text:s/></text:span></text:p>
      <text:p text:style-name="P2"><text:span text:style-name="T5">𑐡𑐾𑐰𑐵𑐱𑑂𑐔 𑐥𑐶𑐟𑐬𑐱𑑂𑐔𑐿𑐰 𑐟𑐬𑑂𑐥𑑂𑐫𑐣𑑂𑐟𑐾 𑐰𑐶𑐢𑐶𑐰𑐟𑑂𑐟𑐠𑐵 𑑋𑑋 𑑑𑑒.𑑙 𑑋𑑋 <text:s text:c="2"/></text:span></text:p>
      <text:p text:style-name="P2"><text:span text:style-name="T5">𑐎𑐾𑐔𑐶𑐖𑑂𑐖𑐸𑐴𑑂𑐰𑐟𑐶 𑐟𑐟𑑂𑐬𑐵𑐐𑑂𑐣𑐶𑑄 𑐎𑐾𑐔𑐶𑐡𑑂𑐰𑐶𑐥𑑂𑐬𑐵𑑄𑐱𑑂𑐔 𑐟𑐬𑑂𑐥𑐫𑐾𑐟𑑂 𑑋 <text:s/></text:span></text:p>
      <text:p text:style-name="P2"><text:span text:style-name="T5">𑐎𑐾𑐔𑐶𑐡𑑂𑐡𑐵𑐣𑑀𑐥𑐟𑐶𑐲𑑂𑐛𑐣𑑂𑐟𑐶 𑐎𑐾𑐔𑐶𑐟𑑂𑐳𑑂𑐟𑐸𑐰𑐣𑑂𑐟𑐶 𑐡𑐾𑐰𑐟𑐵𑑈𑑋𑑋 𑑑𑑒.𑑑𑑐 𑑋𑑋 <text:s text:c="2"/></text:span></text:p>
      <text:p text:style-name="P2"><text:span text:style-name="T5">𑐢𑑂𑐫𑐵𑐣𑐫𑑀𑐐𑐬𑐟𑐵𑑅 𑐎𑐾𑐔𑐶𑐟𑑂𑐎𑐾𑐔𑐶𑐟𑑂𑐥𑐘𑑂𑐔𑐟𑐥𑐾 𑐬𑐟𑐵𑑅 𑑋 <text:s/></text:span></text:p>
      <text:p text:style-name="P2"><text:span text:style-name="T5">𑐊𑐰𑑄 𑐥𑑂𑐬𑐰𑐬𑑂𑐟𑐩𑐵𑐣𑐾𑐲𑐸 𑐬𑐵𑐖𑐣𑐵𑐡𑐶𑐲𑐸 𑐳𑐬𑑂𑐰𑐱𑑅 𑑋𑑋 𑑑𑑒.𑑑𑑑 𑑋𑑋 <text:s text:c="2"/></text:span></text:p>
      <text:p text:style-name="P2"><text:span text:style-name="T5">𑐰𑐶𑐥𑐸𑐮𑑀 𑑇𑐥𑐶 𑐴𑐶 𑐟𑐟𑑂𑐬𑐿𑐰 𑐐𑐒𑑂𑐐𑐵𑐐𑐞𑑂𑐜𑐎𑐶𑐳𑑄𑐐𑐩𑐾 𑑋 <text:s/></text:span></text:p>
      <text:p text:style-name="P2"><text:soft-page-break/><text:span text:style-name="T5">𑐨𑐵𑐬𑑂𑐫𑐫𑐵 𑐳𑐴 𑐟𑐟𑑂𑐬𑐿𑐰 𑐳𑑂𑐣𑐵𑐟𑑂𑐰𑐵 𑐎𑑂𑐲𑑀𑐩𑐰𑐶𑐨𑐹𑐲𑐞𑑅 𑑋𑑋 𑑑𑑒.𑑑𑑒 𑑋𑑋 <text:s text:c="2"/></text:span></text:p>
      <text:p text:style-name="P2"><text:span text:style-name="T5">𑐡𑐾𑐰𑐟𑐵𑐐𑐸𑐬𑐸𑐰𑐶𑐥𑑂𑐬𑐵𑐞𑐵𑐩𑐣𑑂𑐫𑐾𑐲𑐵𑑄 𑐟𑐬𑑂𑐥𑐞𑐾 𑐬𑐟𑑅 𑑋 <text:s/></text:span></text:p>
      <text:p text:style-name="P2"><text:span text:style-name="T5">𑐟𑐟𑑂𑐬𑐵𑐰𑐳𑐬𑐳𑐩𑑂𑐥𑑂𑐬𑐵𑐥𑑂𑐟𑑀 𑐧𑑂𑐬𑐵𑐴𑑂𑐩𑐞𑑀 𑑇𑐟𑐶𑐠𑐶𑐬𑐵𑐐𑐟𑑅 𑑋𑑋 𑑑𑑒.𑑑𑑓 𑑋𑑋 <text:s text:c="2"/></text:span></text:p>
      <text:p text:style-name="P2"><text:span text:style-name="T5">𑐨𑐵𑐬𑑂𑐫𑐵 𑐟𑐳𑑂𑐫𑐵𑐟𑐶𑐬𑐹𑐥𑐾𑐞 𑐩𑑀𑐴𑐶𑐟𑐵 𑐧𑑂𑐬𑐴𑑂𑐩𑐞𑐳𑑂𑐟𑐡𑐵 𑑋 <text:s/></text:span></text:p>
      <text:p text:style-name="P2"><text:span text:style-name="T5">𑐧𑑂𑐬𑐵𑐴𑑂𑐩𑐞𑑀 𑑇𑐥𑐶 𑐟𑐠𑐿𑐰𑐾𑐴 𑐬𑐹𑐥𑐾𑐞𑐵𑐥𑑂𑐬𑐟𑐶𑐩𑑀 𑐨𑐰𑐾𑐟𑑂 𑑋𑑋 𑑑𑑒.𑑑𑑔 𑑋𑑋 <text:s text:c="2"/></text:span></text:p>
      <text:p text:style-name="P2"><text:span text:style-name="T5">𑐀𑐣𑑂𑐫𑑀𑐣𑑂𑐫𑐡𑐺𑐲𑑂𑐚𑐶𑐳𑑄𑐳𑐎𑑂𑐟𑑁 𑐖𑐵𑐟𑑁 𑐟𑑁 𑐟𑐸 𑐥𑐬𑐳𑑂𑐥𑐬𑑈𑑋 <text:s/></text:span></text:p>
      <text:p text:style-name="P2"><text:span text:style-name="T5">𑐰𑐶𑐥𑐸𑐮𑐾𑐣𑐵𑐘𑑂𑐖𑐮𑐶𑑄 𑐎𑐺𑐟𑑂𑐰𑐵 𑐧𑑂𑐬𑐵𑐴𑑂𑐩𑐞 𑐳𑑄𑐱𑐶𑐟𑐰𑑂𑐬𑐟 𑑋𑑋 𑑑𑑒.𑑑𑑕 𑑋𑑋 <text:s text:c="2"/></text:span></text:p>
      <text:p text:style-name="P2"><text:span text:style-name="T5">𑐁𑐖𑑂𑐘𑐵𑐥𑐫 𑐡𑑂𑐰𑐶𑐖𑐱𑑂𑐬𑐾𑐲𑑂𑐛 𑐀𑐡𑑂𑐫 𑐩𑐾 𑑇𑐣𑐸𑐐𑑂𑐬𑐴𑑄 𑐎𑐸𑐬𑐸 𑑋 <text:s/></text:span></text:p>
      <text:p text:style-name="P2"><text:span text:style-name="T5">𑐨𑐵𑐬𑑂𑐫𑐵𑐨𑐺𑐟𑑂𑐫𑐥𑐱𑐸𑐐𑑂𑐬𑐵𑐩 𑐬𑐟𑑂𑐣𑐵𑐣𑐶 𑐰𑐶𑐰𑐶𑐢𑐵𑐣𑐶 𑐔 𑑋𑑋 𑑑𑑒.𑑑𑑖 𑑋𑑋 <text:s text:c="2"/></text:span></text:p>
      <text:p text:style-name="P2"><text:span text:style-name="T5">𑐰𑐶𑐥𑐸𑐮𑐾𑐣𑐿𑐰𑐩𑐸𑐎𑑂𑐟𑐳𑑂𑐟𑐸 𑐐𑐺𑐴𑐷𑐟𑑀 𑐧𑑂𑐬𑐵𑐴𑑂𑐩𑐞𑑀 𑑇𑐧𑑂𑐬𑐰𑐷𑐟𑑂 𑑋 <text:s/></text:span></text:p>
      <text:p text:style-name="P2"><text:span text:style-name="T5">𑐫𑐡𑐶 𑐳𑐟𑑂𑐫𑑄 𑐥𑑂𑐬𑐡𑐵𑐟𑐵𑐳𑐶 𑐳𑐸𑐥𑑂𑐬𑐳𑐣𑑂𑐣𑑄 𑐩𑐣𑐳𑑂𑐟𑐰 𑑋𑑋 𑑑𑑒.𑑑𑑗 𑑋𑑋 <text:s text:c="2"/></text:span></text:p>
      <text:p text:style-name="P2"><text:span text:style-name="T5">𑐰𑐶𑐥𑐸𑐮 𑐄𑐰𑐵𑐔 𑑋 <text:s/></text:span></text:p>
      <text:p text:style-name="P2"><text:span text:style-name="T5">𑐳𑐸𑐥𑑂𑐬𑐳𑐣𑑂𑐣𑑄 𑐩𑐣𑑀 𑐩𑐾 𑑇𑐡𑑂𑐫 𑐳𑐸𑐥𑑂𑐬𑐳𑐣𑑂𑐣𑑄 𑐟𑐥𑑅𑐦𑐮𑑈𑑋 <text:s/></text:span></text:p>
      <text:p text:style-name="P2"><text:span text:style-name="T5">𑐱𑐷𑐑𑑂𑐬𑐩𑐵𑐖𑑂𑐘𑐵𑐥𑐫 𑐰𑐶𑐥𑑂𑐬 𑐫𑐔𑑂𑐔𑐵𑐨𑐶𑐮𑐲𑐶𑐟𑑄 𑐟𑐰 𑑋 <text:s/></text:span></text:p>
      <text:p text:style-name="P2"><text:span text:style-name="T5">𑐀𑐡𑐾𑐫𑑄 𑐣𑐵𑐳𑑂𑐟𑐶 𑐰𑐶𑐥𑑂𑐬𑐳𑑂𑐫 𑐳𑑂𑐰𑐱𑐶𑐬𑑅𑐥𑑂𑐬𑐨𑐺𑐟𑐶 𑐡𑑂𑐰𑐶𑐖 𑑋𑑋 𑑑𑑒.𑑑𑑘 𑑋𑑋 <text:s text:c="2"/></text:span></text:p>
      <text:p text:style-name="P2"><text:span text:style-name="T5">𑐧𑑂𑐬𑐵𑐴𑑂𑐩𑐞 𑐄𑐰𑐵𑐔 𑑋 <text:s/></text:span></text:p>
      <text:p text:style-name="P2"><text:span text:style-name="T5">𑐫𑐡𑑂𑐫𑐾𑐰𑑄 𑐰𑐡𑐳𑐾 𑐨𑐡𑑂𑐬 𑐨𑐵𑐬𑑂𑐫𑐵𑑄 𑐩𑐾 𑐡𑐾𑐴𑐶 𑐬𑐹𑐥𑐶𑐞𑐷𑑈𑑋 <text:s/></text:span></text:p>
      <text:p text:style-name="P2"><text:span text:style-name="T5">𑐳𑑂𑐰𑐳𑑂𑐟𑐶 𑐨𑐰𑐟𑐸 𑐨𑐡𑑂𑐬𑑄 𑐰𑑅 𑐎𑐮𑑂𑐫𑐵𑐞𑑄 𑐨𑐰 𑐱𑐵𑐱𑑂𑐰𑐟𑑈𑑋𑑋 𑑑𑑒.𑑑𑑙 𑑋𑑋 <text:s text:c="2"/></text:span></text:p>
      <text:p text:style-name="P2"><text:span text:style-name="T5">𑐰𑐶𑐥𑐸𑐮 𑐄𑐰𑐵𑐔 𑑋 <text:s/></text:span></text:p>
      <text:p text:style-name="P2"><text:span text:style-name="T5">𑐥𑑂𑐬𑐟𑐷𑐔𑑂𑐕 𑐨𑐵𑐬𑑂𑐫𑐵𑑄 𑐳𑐸𑐱𑑂𑐬𑑀𑐞𑐷𑑄 𑐬𑐹𑐥𑐫𑑁𑐰𑐣𑐱𑐵𑐮𑐶𑐣𑐷𑑈𑑋 <text:s/></text:span></text:p>
      <text:p text:style-name="P2"><text:span text:style-name="T5">𑐀𑐎𑐸𑐟𑑂𑐳𑐶𑐟𑐵𑑄 𑐰𑐶𑐱𑐵𑐮𑐵𑐎𑑂𑐲𑐷𑑄 𑐥𑐹𑐬𑑂𑐞𑐔𑐣𑑂𑐡𑑂𑐬𑐣𑐶𑐨𑐵𑐣𑐣𑐵𑑈𑑋𑑋 𑑑𑑒.𑑒𑑐 𑑋𑑋 <text:s text:c="2"/></text:span></text:p>
      <text:p text:style-name="P2"><text:span text:style-name="T5">𑐨𑐵𑐬𑑂𑐫𑑀𑐰𑐵𑐔 𑑋 <text:s/></text:span></text:p>
      <text:p text:style-name="P2"><text:span text:style-name="T5">𑐥𑐬𑐶𑐟𑑂𑐫𑐵𑐖𑑂𑐫𑐵 𑐎𑐠𑑄 𑐣𑐵𑐠 𑐀𑐥𑐵𑐥𑐵𑑄 𑐟𑑂𑐫𑐖𑐳𑐾 𑐎𑐠𑑈𑑋 <text:s/></text:span></text:p>
      <text:p text:style-name="P2"><text:span text:style-name="T5">𑐀𑐟𑐷𑐰 𑐴𑐶 𑐥𑑂𑐬𑐶𑐫𑐵𑑄 𑐨𑐵𑐬𑑂𑐫𑐵𑑄 𑐣𑐶𑐬𑑂𑐡𑑀𑐲𑐵𑑄 𑐔 𑐎𑐠𑑄 𑐟𑑂𑐫𑐖𑐾𑑅 𑑋𑑋 𑑑𑑒.𑑒𑑑 𑑋𑑋 <text:s text:c="2"/></text:span></text:p>
      <text:p text:style-name="P2"><text:span text:style-name="T5">𑐳𑐏𑐵 𑐨𑐵𑐬𑑂𑐫𑐵 𑐩𑐣𑐸𑐲𑑂𑐫𑐵𑐞𑐵𑐩𑐶𑐴 𑐮𑑀𑐎𑐾 𑐥𑐬𑐟𑑂𑐬 𑐔 𑑋 <text:s/></text:span></text:p>
      <text:p text:style-name="P2"><text:span text:style-name="T5">𑐡𑐵𑐣𑑄 𑐰𑐵 𑐳𑐸𑐩𑐴𑐡𑑂𑐡𑐟𑑂𑐟𑑂𑐰𑐵 𑐫𑐖𑑂𑐘𑑀 𑐰𑐵 𑐳𑐸𑐧𑐴𑐸𑑅 𑐎𑐺𑐟𑑅 𑑋𑑋 𑑑𑑒.𑑒𑑒 𑑋𑑋 <text:s text:c="2"/></text:span></text:p>
      <text:p text:style-name="P2"><text:span text:style-name="T5">𑐀𑐥𑐸𑐟𑑂𑐬𑑀 𑐣𑐵𑐥𑑂𑐣𑐸𑐫𑐵𑐟𑑂𑐳𑑂𑐰𑐬𑑂𑐐𑑄 𑐟𑐥𑑀𑐨𑐶𑐬𑑂𑐰𑐵 𑐳𑐸𑐡𑐸𑐲𑑂𑐎𑐬𑐿𑑅 𑑋 <text:s/></text:span></text:p>
      <text:p text:style-name="P2"><text:span text:style-name="T5">𑐱𑑂𑐬𑐸𑐟𑑀 𑐩𑐾 𑐥𑐶𑐟𑐺𑐨𑐶𑑅 𑐥𑑂𑐬𑑀𑐎𑑂𑐟𑑀 𑐧𑑂𑐬𑐵𑐴𑑂𑐩𑐞𑐿𑐱𑑂𑐔 𑐩𑐩𑐵𑐣𑑂𑐟𑐶𑐎𑐾 𑑋𑑋 𑑑𑑒.𑑒𑑓 𑑋𑑋 <text:s text:c="2"/></text:span></text:p>
      <text:p text:style-name="P2"><text:span text:style-name="T5">𑐀𑐥𑐸𑐟𑑂𑐬𑑀 𑐣𑐵𑐥𑑂𑐣𑐸𑐫𑐵𑐟𑑂𑐳𑑂𑐰𑐬𑑂𑐐𑑄 𑐱𑑂𑐬𑐸𑐟𑑄 𑐩𑐾 𑐧𑐴𑐸𑐱𑑅 𑐥𑐸𑐬𑐵 𑑋 <text:s/></text:span></text:p>
      <text:p text:style-name="P2"><text:span text:style-name="T5">𑐩𑐣𑑂𑐡𑐥𑐵𑐮𑑀 𑐡𑑂𑐰𑐶𑐖𑐱𑑂𑐬𑐾𑐲𑑂𑐛𑑀 𑐐𑐟𑑅 𑐳𑑂𑐰𑐬𑑂𑐐𑑄 𑐟𑐥𑑀𑐧𑐮𑐵𑐟𑑂 𑑋𑑋 𑑑𑑒.𑑒𑑔 𑑋𑑋 <text:s text:c="2"/></text:span></text:p>
      <text:p text:style-name="P2"><text:span text:style-name="T5">𑐡𑐵𑐣𑐵𑐣𑐶 𑐔 𑐧𑐴𑐹𑐣𑑂𑐡𑐟𑑂𑐟𑑂𑐰𑐵 𑐫𑐖𑑂𑐘𑐵𑑄𑐱𑑂𑐔 𑐰𑐶𑐰𑐶𑐢𑐵𑑄𑐳𑑂𑐟𑐠𑐵 𑑋 <text:s/></text:span></text:p>
      <text:p text:style-name="P2"><text:span text:style-name="T5">𑐰𑐾𑐡𑐵𑑄𑐱𑑂𑐔 𑐖𑐥𑐫𑐖𑑂𑐘𑐵𑑄𑐱𑑂𑐔 𑐎𑐺𑐟𑑂𑐰𑐵 𑐳 𑐡𑑂𑐰𑐶𑐖𑐳𑐟𑑂𑐟𑐩𑑅 𑑋𑑋 𑑑𑑒.𑑒𑑕 𑑋𑑋 <text:s text:c="2"/></text:span></text:p>
      <text:p text:style-name="P2"><text:span text:style-name="T5">𑐥𑑂𑐬𑐵𑐥𑑂𑐟𑐡𑑂𑐰𑐵𑐬𑑀 𑑇𑐥𑐶 𑐫𑐳𑑂𑐫𑐵𑐥𑐶 𑐡𑐾𑐰𑐡𑐹𑐟𑐿𑐬𑑂𑐣𑐶𑐰𑐵𑐬𑐶𑐟𑑅 𑑋 <text:s/></text:span></text:p>
      <text:p text:style-name="P2"><text:span text:style-name="T5">𑐀𑐥𑐸𑐟𑑂𑐬𑑀 𑐣𑐵𑐥𑑂𑐣𑐸𑐫𑐵𑐟𑑂𑐳𑑂𑐰𑐬𑑂𑐐𑑄 𑐫𑐡𑐶 𑐫𑐖𑑂𑐘𑐱𑐟𑐿𑐬𑐥𑐶 𑑋𑑋 𑑑𑑒.𑑒𑑖 𑑋𑑋 <text:s text:c="2"/></text:span></text:p>
      <text:p text:style-name="P2"><text:span text:style-name="T5">𑐂𑐟𑑂𑐫𑐸𑐎𑑂𑐟𑐳𑑂𑐟𑐸 𑐔𑑂𑐫𑐸𑐟𑑅 𑐳𑑂𑐰𑐬𑑂𑐐𑐵𑐣𑑂𑐩𑐣𑑂𑐡𑐥𑐵𑐮𑑀 𑐩𑐴𑐵𑐣𑐺𑐲𑐶𑑅 𑑋 <text:s/></text:span></text:p>
      <text:p text:style-name="P2"><text:span text:style-name="T5">𑐥𑐸𑐟𑑂𑐬𑐵𑐣𑐸𑐟𑑂𑐥𑐵𑐡𑐫𑐵𑐩𑐵𑐳 𑐱𑐵𑐬𑐒𑑂𑐐𑐵𑑄𑐱𑑂𑐔𑐟𑐸𑐬𑑀 𑐡𑑂𑐰𑐶𑐖𑑅 𑑋𑑋 𑑑𑑒.𑑒𑑗 𑑋𑑋 <text:s text:c="2"/></text:span></text:p>
      <text:p text:style-name="P2"><text:span text:style-name="T5">𑐟𑐾𑐣 𑐥𑐸𑐞𑑂𑐫𑐥𑑂𑐬𑐨𑐵𑐰𑐾𑐞 𑐳𑑂𑐰𑐬𑑂𑐐𑑄 𑐥𑑂𑐬𑐵𑐥𑑂𑐟𑑀 𑐴𑑂𑐫𑐰𑐵𑐬𑐶𑐟𑑅 𑑋 <text:s/></text:span></text:p>
      <text:p text:style-name="P2"><text:span text:style-name="T5">𑐎𑐸𑐮𑐟𑑂𑐬𑐵𑐞𑐵𑐟𑑂𑐎𑐮𑐟𑑂𑐬𑐵𑐳𑑂𑐩𑐶 𑐨𑐬𑐞𑐵𑐡𑑂𑐨𑐵𑐬𑑂𑐫 𑐊𑐰 𑐔 𑑋𑑋 𑑑𑑒.𑑒𑑘 𑑋𑑋 <text:s text:c="2"/></text:span></text:p>
      <text:p text:style-name="P2"><text:span text:style-name="T5">𑐡𑐵𑐬𑐳𑑄𑐐𑑂𑐬𑐴 𑐥𑐸𑐟𑑂𑐬𑐵𑐬𑑂𑐠𑐾 𑐎𑑂𑐬𑐶𑐫𑐟𑐾 𑐱𑐵𑐳𑑂𑐟𑑂𑐬𑐡𑐬𑑂𑐱𑐣𑐵𑐟𑑂 𑑋 <text:s/></text:span></text:p>
      <text:p text:style-name="P2"><text:span text:style-name="T5">𑐫𑐵𑐣𑐶 𑐳𑐣𑑂𑐟𑐶 𑐐𑐺𑐴𑐾 𑐡𑑂𑐬𑐰𑑂𑐫𑑄 𑐐𑑂𑐬𑐵𑐩𑐑𑑀𑐲𑐐𑐺𑐴𑐵𑐞𑐶 𑐔 𑑋𑑋 𑑑𑑒.𑑒𑑙 𑑋𑑋 <text:s text:c="2"/></text:span></text:p>
      <text:p text:style-name="P2"><text:span text:style-name="T5">𑐡𑐵𑐟𑐸𑐩𑐬𑑂𑐴𑐳𑐶 𑐰𑐶𑐥𑑂𑐬𑐵𑐫 𑐣 𑐩𑐵𑑄 𑐡𑐵𑐟𑐸𑐩𑐶𑐴𑐵𑐬𑑂𑐴𑐳𑐶 𑑋 <text:s/></text:span></text:p>
      <text:p text:style-name="P2"><text:span text:style-name="T5">𑐨𑐵𑐬𑑂𑐫𑐵𑐫𑐵 𑐰𑐔𑐣𑑄 𑐱𑑂𑐬𑐸𑐟𑑂𑐰𑐵 𑐰𑐶𑐥𑐸𑐮𑑅 𑐥𑐸𑐣𑐬𑐧𑑂𑐬𑐰𑐷𑐟𑑂 𑑋𑑋 𑑑𑑒.𑑓𑑐 𑑋𑑋 <text:s text:c="2"/></text:span></text:p>
      <text:p text:style-name="P2"><text:soft-page-break/><text:span text:style-name="T5">𑐳𑐵𑐢𑐸 𑐨𑐵𑐩𑐶𑐣𑐶 𑐖𑐵𑐣𑐵𑐩𑐶 𑐳𑐵𑐢𑐸 𑐳𑐵𑐢𑐸 𑐥𑐟𑐶𑐰𑑂𑐬𑐟𑐾 𑑋 <text:s/></text:span></text:p>
      <text:p text:style-name="P2"><text:span text:style-name="T5">𑐖𑐶𑐟𑑀 𑑇𑐳𑑂𑐩𑑂𑐫𑐣𑐾𑐣 𑐰𑐵𑐎𑑂𑐫𑐾𑐣 𑐀𑐣𑐾𑐣𑐵𑐳𑑂𑐩𑐶 𑐴𑐶 𑐟𑑀𑐲𑐶𑐟𑑅 𑑋𑑋 𑑑𑑒.𑑓𑑑 𑑋𑑋 <text:s text:c="2"/></text:span></text:p>
      <text:p text:style-name="P2"><text:span text:style-name="T5">𑐀𑐡𑑂𑐫 𑐐𑑂𑐬𑐴𑐞𑐎𑐵𑐮𑐾 𑐔 𑐡𑑂𑐰𑐶𑐖 𑐁𑐐𑐟𑑂𑐫 𑐫𑐵𑐔𑐟𑐾 𑑋 <text:s/></text:span></text:p>
      <text:p text:style-name="P2"><text:span text:style-name="T5">𑐡𑐡𑐵𑐩𑐷𑐟𑐶 𑐥𑑂𑐬𑐟𑐶𑐖𑑂𑐘𑐵𑐫 𑐀𑐡𑐟𑑂𑐟𑑂𑐰𑐵 𑐣𑐬𑐎𑑄 𑐰𑑂𑐬𑐖𑐾 𑑋𑑋 𑑑𑑒.𑑓𑑒 𑑋𑑋 <text:s text:c="2"/></text:span></text:p>
      <text:p text:style-name="P2"><text:span text:style-name="T5">𑐣𑐬𑐎𑑄 𑐫𑐡𑐶 𑐐𑐔𑑂𑐕𑐵𑐩𑐶 𑐎𑐸𑐮𑐾𑐣 𑐳𑐴 𑐳𑐸𑐣𑑂𑐡𑐬𑐶 𑑋 <text:s/></text:span></text:p>
      <text:p text:style-name="P2"><text:span text:style-name="T5">𑐎𑐮𑑂𑐥𑐎𑑀𑐚𑐶𑐳𑐴𑐳𑑂𑐬𑐾 𑑇𑐥𑐶 𑐣𑐬𑐎𑐳𑑂𑐠𑑀 𑐫𑐱𑐳𑑂𑐰𑐶𑐣𑐶 𑑋 <text:s/></text:span></text:p>
      <text:p text:style-name="P2"><text:span text:style-name="T5">𑐩𑐸𑐎𑑂𑐟𑐶𑐩𑐾𑐰 𑐣 𑐥𑐱𑑂𑐫𑐵𑐩𑐶 𑐖𑐣𑑂𑐩𑐎𑑀𑐚𑐶𑐱𑐟𑐿𑐬𑐥𑐶 𑑋𑑋 𑑑𑑒.𑑓𑑓 𑑋𑑋 <text:s text:c="2"/></text:span></text:p>
      <text:p text:style-name="P2"><text:span text:style-name="T5">𑐀𑐡𑐵𑐣𑐵𑐔𑑂𑐔𑐵𑐱𑐸𑐨𑑄 𑐡𑐾𑐰𑐶 𑐥𑐱𑑂𑐫𑐵𑐩𑐶 𑐰𑐬𑐰𑐬𑑂𑐞𑐶𑐣𑐶 𑑋 <text:s/></text:span></text:p>
      <text:p text:style-name="P2"><text:span text:style-name="T5">𑐡𑐵𑐣𑐾𑐣 𑐟𑐸 𑐱𑐸𑐨𑑄 𑐥𑐱𑑂𑐫𑐾 𑐳𑑂𑐰𑐬𑑂𑐐𑐮𑑀𑐎𑐾 𑐫𑐡𑐎𑑂𑐲𑐫𑑈𑑋𑑋 𑑑𑑒.𑑓𑑔 𑑋𑑋 <text:s text:c="2"/></text:span></text:p>
      <text:p text:style-name="P2"><text:span text:style-name="T5">𑐣𑑀𑐎𑑂𑐟𑑄 𑐩𑐫𑐵𑐣𑐺𑐟𑑄 𑐥𑐹𑐬𑑂𑐰𑑄 𑐣𑐶𑐟𑑂𑐫𑑄 𑐳𑐟𑑂𑐫𑐰𑑂𑐬𑐟𑐾 𑐳𑑂𑐠𑐶𑐟𑑅 𑑋 <text:s/></text:span></text:p>
      <text:p text:style-name="P2"><text:span text:style-name="T5">𑐳𑐟𑑂𑐫𑐢𑐬𑑂𑐩𑐩𑐟𑐶𑐎𑑂𑐬𑐩𑑂𑐫 𑐣𑐵𑐣𑑂𑐫𑐢𑐬𑑂𑐩𑑄 𑐳𑐩𑐵𑐔𑐬𑐾 𑑋𑑋 𑑑𑑒.𑑓𑑕 𑑋𑑋 <text:s text:c="2"/></text:span></text:p>
      <text:p text:style-name="P2"><text:span text:style-name="T5">𑐨𑐵𑐬𑑂𑐫𑐵 𑐢𑐬𑑂𑐩𑐳𑐏𑐾𑐟𑑂𑐫𑐾𑐰𑑄 𑐟𑑂𑐰𑐫𑐵 𑐥𑐹𑐬𑑂𑐰𑐩𑐸𑐡𑐵𑐴𑐺𑐟𑑈𑑋 <text:s/></text:span></text:p>
      <text:p text:style-name="P2"><text:span text:style-name="T5">𑐫𑐡𑐶 𑐢𑐬𑑂𑐩𑐳𑐏𑐵𑐫𑐵𑐳𑐶 𑐳𑑀 𑑇𑐡𑑂𑐫 𑐎𑐵𑐮 𑐂𑐴𑐵𑐐𑐟𑑅 𑑋𑑋 𑑑𑑒.𑑓𑑖 𑑋𑑋 <text:s text:c="2"/></text:span></text:p>
      <text:p text:style-name="P2"><text:span text:style-name="T5">𑐡𑑂𑐰𑐶𑐖𑐬𑐹𑐥𑐢𑐬𑑀 𑐢𑐬𑑂𑐩𑑅 𑐳𑑂𑐰𑐫𑐩𑐾𑐰 𑐂𑐴𑐵𑐐𑐟𑑅 𑑋 <text:s/></text:span></text:p>
      <text:p text:style-name="P2"><text:span text:style-name="T5">𑐖𑐶𑐖𑑂𑐘𑐵𑐳𑐵𑐬𑑂𑐠𑐩𑐴𑑄 𑐨𑐡𑑂𑐬𑐾 𑐣 𑐰𑐶𑐑𑑂𑐣𑑄 𑐎𑐬𑑂𑐟𑐸𑐩𑐬𑑂𑐴𑐳𑐶 𑑋𑑋 𑑑𑑒.𑑓𑑗 𑑋𑑋 <text:s text:c="2"/></text:span></text:p>
      <text:p text:style-name="P2"><text:span text:style-name="T5">𑐩𑐵𑐟𑐵𑐰𑑂𑐫𑐎𑑂𑐟𑑅 𑐥𑐶𑐟𑐵 𑐧𑑂𑐬𑐴𑑂𑐩𑐵 𑐧𑐸𑐡𑑂𑐢𑐶𑐬𑑂𑐨𑐵𑐬𑑂𑐫𑐵 𑐡𑐩𑑅 𑐳𑐏𑐵 𑑋 <text:s/></text:span></text:p>
      <text:p text:style-name="P2"><text:span text:style-name="T5">𑐥𑐸𑐟𑑂𑐬𑑀 𑐢𑐬𑑂𑐩𑑅 𑐎𑑂𑐬𑐶𑐫𑐵𑐔𑐵𑐬𑑂𑐫 𑐂𑐟𑑂𑐫𑐾𑐟𑐾 𑐩𑐩 𑐧𑐵𑐣𑑂𑐢𑐰𑐵𑑅 𑑋𑑋 𑑑𑑒.𑑓𑑘 𑑋𑑋 <text:s text:c="2"/></text:span></text:p>
      <text:p text:style-name="P2"><text:span text:style-name="T5">𑐎𑐵𑐮𑐱𑑂𑐬𑐾𑐲𑑂𑐛𑑀 𑐐𑑂𑐬𑐴𑑅 𑐳𑐹𑐬𑑂𑐫𑑀 𑐐𑐒𑑂𑐐𑐵 𑐱𑑂𑐬𑐾𑐲𑑂𑐛𑐵 𑐣𑐡𑐷𑐲𑐸 𑐔 𑑋 <text:s/></text:span></text:p>
      <text:p text:style-name="P2"><text:span text:style-name="T5">𑐔𑐣𑑂𑐡𑑂𑐬𑐎𑑂𑐲𑐫𑐾 𑐡𑐶𑐣𑑄 𑐱𑑂𑐬𑐾𑐲𑑂𑐛𑑄 𑐣𑐬𑐱𑑂𑐬𑐾𑐲𑑂𑐛𑑀 𑐡𑑂𑐰𑐶𑐖𑑀𑐟𑑂𑐟𑐩𑑅 𑑋𑑋 𑑑𑑒.𑑓𑑙 𑑋𑑋 <text:s text:c="2"/></text:span></text:p>
      <text:p text:style-name="P2"><text:span text:style-name="T5">𑐱𑐸𑐱𑑂𑐬𑐹𑐲𑐞𑐵𑐬𑑂𑐠𑑄 𑐰𑐶𑐥𑑂𑐬𑐳𑑂𑐫 𑐩𑐫𑐵 𑐡𑐟𑑂𑐟𑐵𑐳𑐶 𑐳𑐸𑐣𑑂𑐡𑐬𑐶 𑑋 <text:s/></text:span></text:p>
      <text:p text:style-name="P2"><text:span text:style-name="T5">𑐳𑐬𑑂𑐰𑐳𑑂𑐰𑑄 𑐧𑑂𑐬𑐵𑐴𑑂𑐩𑐞𑐾 𑐡𑐟𑑂𑐟𑑂𑐰𑐵 𑐰𑐣𑐩𑐾𑐰𑐵𑐱𑑂𑐬𑐫𑐵𑐩𑑂𑐫𑐴𑑈𑑋𑑋 𑑑𑑒.𑑔𑑐 𑑋𑑋 <text:s text:c="2"/></text:span></text:p>
      <text:p text:style-name="P2"><text:span text:style-name="T5">𑐱𑐒𑑂𑐎𑐬 𑐄𑐰𑐵𑐔 𑑋 <text:s/></text:span></text:p>
      <text:p text:style-name="P2"><text:span text:style-name="T5">𑐟𑐹𑐲𑑂𑐞𑐷𑐩𑑂𑐨𑐹𑐟𑐵 𑐟𑐟𑑀 𑐨𑐵𑐬𑑂𑐫𑐵 𑐀𑐱𑑂𑐬𑐸𑐥𑐹𑐬𑑂𑐞𑐵𑐎𑐸𑐮𑐾𑐎𑑂𑐲𑐞𑐵 𑑋 <text:s/></text:span></text:p>
      <text:p text:style-name="P2"><text:span text:style-name="T5">𑐎𑐬𑐾 𑐐𑐺𑐴𑑂𑐫 𑐰𑐶𑐱𑐵𑐮𑐵𑐎𑑂𑐲𑐷 𑐧𑑂𑐬𑐵𑐴𑑂𑐩𑐞𑐵𑐫 𑐣𑐶𑐰𑐾𑐡𑐶𑐟𑐵 𑑋𑑋 𑑑𑑒.𑑔𑑑 𑑋𑑋 <text:s text:c="2"/></text:span></text:p>
      <text:p text:style-name="P2"><text:span text:style-name="T5">𑐫𑐵𑐣𑐶 𑐳𑐣𑑂𑐟𑐶 𑐐𑐺𑐴𑐾 𑐡𑑂𑐬𑐰𑑂𑐫𑑄 𑐴𑐶𑐬𑐞𑑂𑐫𑑄 𑐥𑐱𑐰𑐳𑑂𑐟𑐠𑐵 𑑋 <text:s/></text:span></text:p>
      <text:p text:style-name="P2"><text:span text:style-name="T5">𑐡𑐡𑐵𑐩𑐶 𑐟𑐾 𑐡𑑂𑐰𑐶𑐖𑐱𑑂𑐬𑐾𑐲𑑂𑐛 𑐐𑑂𑐬𑐵𑐩𑐑𑑀𑐲𑐐𑐺𑐴𑐵𑐡𑐶𑐎𑑈𑑋𑑋 𑑑𑑒.𑑔𑑒 𑑋𑑋 <text:s text:c="2"/></text:span></text:p>
      <text:p text:style-name="P2"><text:span text:style-name="T5">𑐩𑐸𑐎𑑂𑐟𑐵𑐰𑐿𑐜𑐹𑐬𑑂𑐫𑐰𑐵𑐳𑐵𑑄𑐳𑐶 𑐡𑐶𑐰𑑂𑐫𑐵𑐞𑑂𑐫𑐵𑐨𑐬𑐞𑐵𑐣𑐶 𑐔 𑑋 <text:s/></text:span></text:p>
      <text:p text:style-name="P2"><text:span text:style-name="T5">𑐳𑐬𑑂𑐰𑐵𑐣𑑂𑐐𑐺𑐴𑐵𑐞 𑐰𑐶𑐥𑑂𑐬𑐾𑐣𑑂𑐡𑑂𑐬 𑐱𑑂𑐬𑐡𑑂𑐢𑐫𑐵 𑐡𑐟𑑂𑐟𑐳𑐟𑑂𑐎𑐺𑐟𑐵𑐣𑑂 𑑋𑑋 𑑑𑑒.𑑔𑑓 𑑋𑑋 <text:s text:c="2"/></text:span></text:p>
      <text:p text:style-name="P2"><text:span text:style-name="T5">𑐥𑑂𑐬𑐷𑐫𑐟𑐵𑑄 𑐨𑐐𑐰𑐵𑐣𑑂𑐢𑐬𑑂𑐩𑑅 𑐥𑑂𑐬𑐷𑐫𑐟𑐵𑑄 𑐔 𑐩𑐴𑐾𑐱𑑂𑐰𑐬𑑅 𑑋 <text:s/></text:span></text:p>
      <text:p text:style-name="P2"><text:span text:style-name="T5">𑐥𑑂𑐬𑐷𑐫𑐣𑑂𑐟𑐵𑑄 𑐥𑐶𑐟𑐬𑑅 𑐳𑐬𑑂𑐰𑐾 𑐫𑐡𑑂𑐫𑐳𑑂𑐟𑐶 𑐳𑐸𑐎𑐺𑐟𑑄 𑐦𑐮𑑈𑑋𑑋 𑑑𑑒.𑑔𑑔 𑑋𑑋 <text:s text:c="2"/></text:span></text:p>
      <text:p text:style-name="P2"><text:span text:style-name="T5">𑐬𑐸𑐡𑑂𑐬 𑐄𑐰𑐵𑐔 𑑋 <text:s/></text:span></text:p>
      <text:p text:style-name="P2"><text:span text:style-name="T5">𑐰𑐶𑐥𑐸𑐮𑐳𑑂𑐫 𑐰𑐔𑑅 𑐱𑑂𑐬𑐸𑐟𑑂𑐰𑐵 𑐧𑑂𑐬𑐵𑐴𑑂𑐩𑐞𑐾𑐣 𑐟𑐥𑐳𑑂𑐰𑐶𑐣𑐵 𑑋 <text:s/></text:span></text:p>
      <text:p text:style-name="P2"><text:span text:style-name="T5">𑐁𑐱𑐷𑑅 𑐳𑐸𑐰𑐶𑐥𑐸𑐮𑑄 𑐡𑐟𑑂𑐟𑑂𑐰𑐵 𑐰𑐶𑐥𑐸𑐮𑐵𑐫 𑐩𑐴𑐵𑐟𑑂𑐩𑐣𑐾 𑑋𑑋 𑑑𑑒.𑑔𑑕 𑑋𑑋 <text:s text:c="2"/></text:span></text:p>
      <text:p text:style-name="P2"><text:span text:style-name="T5">𑐰𑐳𑐾𑐟𑑂𑐟𑐟𑑂𑐬 𑐐𑐺𑐴𑐾 𑐬𑐩𑑂𑐫𑐾 𑐨𑐵𑐬𑑂𑐫𑐵𑐩𑐵𑐡𑐵𑐫 𑐟𑐳𑑂𑐫 𑐔 𑑋 <text:s/></text:span></text:p>
      <text:p text:style-name="P2"><text:span text:style-name="T5">𑐰𑐶𑐥𑐸𑐮𑐳𑑂𑐟𑐸 𑐣𑐩𑐳𑑂𑐎𑐺𑐟𑑂𑐰𑐵 𑐎𑐺𑐟𑑂𑐰𑐵 𑐔𑐵𑐥𑐶 𑐥𑑂𑐬𑐡𑐎𑑂𑐲𑐶𑐞𑑈𑑋𑑋 𑑑𑑒.𑑔𑑖 𑑋𑑋 <text:s text:c="2"/></text:span></text:p>
      <text:p text:style-name="P2"><text:span text:style-name="T5">𑐧𑑂𑐬𑐵𑐴𑑂𑐩𑐞𑐩𑐨𑐶𑐰𑐵𑐡𑑂𑐫𑐿𑐰𑑄 𑐐𑐟𑑅 𑐱𑐷𑐑𑑂𑐬𑑄 𑐰𑐣𑐵𑐣𑑂𑐟𑐬𑑈𑑋 <text:s/></text:span></text:p>
      <text:p text:style-name="P2"><text:span text:style-name="T5">𑐰𑐣𑐾 𑐩𑐹𑐮𑐦𑐮𑐵𑐴𑐵𑐬𑑀 𑐰𑐶𑐔𑐬𑐾𑐟 𑐩𑐴𑐷𑐟𑐮𑐾 𑑋𑑋 𑑑𑑒.𑑔𑑗 𑑋𑑋 <text:s text:c="2"/></text:span></text:p>
      <text:p text:style-name="P2"><text:span text:style-name="T5">𑐊𑐎𑐵𑐎𑐷 𑐰𑐶𑐖𑐣𑐾 𑐱𑐹𑐣𑑂𑐫𑐾 𑐔𑐶𑐣𑑂𑐟𑐫𑐵 𑐔 𑐥𑐬𑐶𑐥𑑂𑐮𑐸𑐟𑑅 𑑋 <text:s/></text:span></text:p>
      <text:p text:style-name="P2"><text:span text:style-name="T5">𑐎𑑂𑐰 𑐐𑐔𑑂𑐕𑐵𑐩𑐶 𑐎𑑂𑐰 𑐨𑑀𑐎𑑂𑐲𑑂𑐫𑐵𑐩𑐶 𑐎𑐸𑐟𑑂𑐬 𑐰𑐵 𑐎𑐶𑑄 𑐎𑐬𑑀𑐩𑑂𑐫𑐴𑑈𑑋𑑋 𑑑𑑒.𑑔𑑘 𑑋𑑋 <text:s text:c="2"/></text:span></text:p>
      <text:p text:style-name="P2"><text:span text:style-name="T5">𑐣 𑐥𑐠𑑄 𑐰𑐶𑐲𑐫𑑄 𑐰𑐾𑐡𑑂𑐩𑐶 𑐐𑑂𑐬𑐵𑐩𑑄 𑐰𑐵 𑐣𑐐𑐬𑐵𑐞𑐶 𑐰𑐵 𑑋 <text:s/></text:span></text:p>
      <text:p text:style-name="P2"><text:span text:style-name="T5">𑐏𑐾𑐚𑐏𑐬𑑂𑐰𑐚𑐡𑐾𑐱𑑄 𑐰𑐵 𑐖𑐵𑐣𑐵𑐩𑐷𑐴 𑐣 𑐎𑑄𑐔𑐣 𑑋𑑋 𑑑𑑒.𑑔𑑙 𑑋𑑋 <text:s text:c="2"/></text:span></text:p>
      <text:p text:style-name="P2"><text:span text:style-name="T5">𑐀𑐩𑐸𑑄 𑐳𑐸𑐱𑐿𑐮𑑄 𑐥𑐱𑑂𑐫𑐵𑐩𑐶 𑐰𑐶𑐥𑐸𑐮𑑀𑐡𑐬𑐎𑐣𑑂𑐡𑐬𑑈𑑋 <text:s/></text:span></text:p>
      <text:p text:style-name="P2"><text:soft-page-break/><text:span text:style-name="T5">𑐟𑐩𑐵𑐬𑐸𑐴𑑂𑐫 𑐣𑐶𑐬𑐷𑐎𑑂𑐲𑑂𑐫𑐵𑐩𑐶 𑐐𑑂𑐬𑐵𑐩𑑄 𑐣𑐐𑐬𑐥𑐟𑑂𑐟𑐣𑑈𑑋𑑋 𑑑𑑒.𑑕𑑐 𑑋𑑋 <text:s text:c="2"/></text:span></text:p>
      <text:p text:style-name="P2"><text:span text:style-name="T5">𑐊𑐰𑐩𑐸𑐎𑑂𑐟𑑂𑐰𑐵 𑐟𑐸 𑐰𑐶𑐥𑐸𑐮𑑅 𑐱𑐣𑐿𑑅 𑐥𑐬𑑂𑐰𑐟𑐩𑐵𑐬𑐸𑐴𑐟𑑂 𑑋 <text:s/></text:span></text:p>
      <text:p text:style-name="P2"><text:span text:style-name="T5">𑐰𑐺𑐎𑑂𑐲𑐔𑑂𑐕𑐵𑐫𑐵𑑄 𑐳𑐩𑐵𑐮𑑀𑐎𑑂𑐫 𑐣𑐶𑐲𑐳𑐵𑐡 𑐱𑑂𑐬𑐩𑐵𑐣𑑂𑐰𑐶𑐟𑑅 𑑋𑑋 𑑑𑑒.𑑕𑑑 𑑋𑑋 <text:s text:c="2"/></text:span></text:p>
      <text:p text:style-name="P2"><text:span text:style-name="T5">𑐊𑐟𑐳𑑂𑐩𑐶𑐣𑑂𑐣𑐾𑐰 𑐎𑐵𑐮𑐾 𑐟𑐸 𑐰𑐺𑐎𑑂𑐲𑐱𑐵𑐏𑐵𑐰𑐟𑐵𑐬𑑂𑐫 𑐔 𑑋 <text:s/></text:span></text:p>
      <text:p text:style-name="P2"><text:span text:style-name="T5">𑐀𑐥𑐹𑐬𑑂𑐰𑑄 𑐔 𑐳𑐸𑐬𑐹𑐥𑑄 𑐔 𑐳𑐸𑐐𑐣𑑂𑐢𑐟𑑂𑐰𑑄 𑐔 𑐱𑑀𑐨𑐣𑑈𑑋𑑋 𑑑𑑒.𑑕𑑒 𑑋𑑋 <text:s text:c="2"/></text:span></text:p>
      <text:p text:style-name="P2"><text:span text:style-name="T5">𑐦𑐮𑑄 𑐐𑐺𑐴𑑂𑐫 𑐰𑐶𑐔𑐶𑐟𑑂𑐬𑑄 𑐔 𑐴𑐺𑐡𑐫𑐵𑐣𑐣𑑂𑐡𑐣𑑄 𑐱𑐸𑐨𑑈𑑋 <text:s/></text:span></text:p>
      <text:p text:style-name="P2"><text:span text:style-name="T5">𑐰𑐶𑐥𑐸𑐮𑐳𑑂𑐫𑐵𑐐𑑂𑐬𑐟𑑅 𑐎𑐺𑐟𑑂𑐰𑐵 𑐥𑐸𑐣𑐬𑑂𑐰𑐺𑐎𑑂𑐲𑑄 𑐳𑐩𑐵𑐬𑐸𑐴𑐟𑑂 𑑋𑑋 𑑑𑑒.𑑕𑑓 𑑋𑑋 <text:s text:c="2"/></text:span></text:p>
      <text:p text:style-name="P2"><text:span text:style-name="T5">𑐰𑐶𑐥𑐸𑐮𑐱𑑂𑐔𑐶𑐟𑑂𑐬𑐰𑐡𑑂𑐡𑐺𑐲𑑂𑐚𑑂𑐰𑐵 𑐰𑐶𑐳𑑂𑐩𑐫𑑄 𑐥𑐬𑐩𑑄 𑐐𑐟𑑅 𑑋 <text:s/></text:span></text:p>
      <text:p text:style-name="P2"><text:span text:style-name="T5">𑐀𑐴𑑀 𑐰𑐵 𑐳𑑂𑐰𑐥𑑂𑐣𑐨𑐹𑐟𑑀 𑑇𑐳𑑂𑐩𑐶 𑐀𑐴𑑀 𑐰𑐵 𑐟𑐥𑐳𑑅 𑐦𑐮𑑈𑑋𑑋 𑑑𑑒.𑑕𑑔 𑑋𑑋 <text:s text:c="2"/></text:span></text:p>
      <text:p text:style-name="P2"><text:span text:style-name="T5">𑐣 𑐥𑐱𑑂𑐫𑐵𑐩𑐶 𑐣 𑐖𑐶𑐑𑑂𑐬𑐵𑐩𑐶 𑐣 𑐔 𑐳𑑂𑐰𑐵𑐡𑑄 𑐔 𑐰𑐾𑐡𑑂𑐩𑑂𑐫𑐴𑑈𑑋 <text:s/></text:span></text:p>
      <text:p text:style-name="P2"><text:span text:style-name="T5">𑐰𑐵𑐬𑑂𑐟𑑂𑐟𑐵𑐥𑐶 𑐣 𑐔 𑐩𑐾 𑐱𑑂𑐬𑑀𑐟𑐵 𑐥𑑂𑐬𑐟𑐶𑐖𑐵𑐣𑐵𑐩𑐶 𑐎𑑄𑐔𑐣 𑑋𑑋 𑑑𑑒.𑑕𑑕 𑑋𑑋 <text:s text:c="2"/></text:span></text:p>
      <text:p text:style-name="P2"><text:span text:style-name="T5">𑐊𑐰𑐩𑐸𑐎𑑂𑐟𑑂𑐰𑐵 𑐴𑑂𑐫𑐣𑐾𑐎𑐵𑐣𑐶 𑐦𑐮𑑄 𑐐𑐺𑐴𑑂𑐫 𑐩𑐣𑑀𑐬𑐩𑑈𑑋 <text:s/></text:span></text:p>
      <text:p text:style-name="P2"><text:span text:style-name="T5">𑐳𑐸𑐣𑐶𑐬𑐷𑐎𑑂𑐲𑑂𑐫 𑐥𑐸𑐣𑐬𑑂𑐖𑐶𑐑𑑂𑐬𑐣𑑂𑐥𑐸𑐣𑐬𑑂𑐖𑐶𑐑𑑂𑐬𑐣𑑂𑐣𑐶𑐬𑐷𑐎𑑂𑐲𑑂𑐫 𑐔 𑑋𑑋 𑑑𑑒.𑑕𑑖 𑑋𑑋 <text:s text:c="2"/></text:span></text:p>
      <text:p text:style-name="P2"><text:span text:style-name="T5">𑐦𑐮𑑄 𑐔𑐵𑐟𑑂𑐬 𑐣𑐶𑐬𑐹𑐥𑑂𑐫𑐣𑑂𑐟𑑀 𑐡𑐾𑐱𑑄 𑐰𑐵𑐥𑑂𑐫𑐰𑐮𑑀𑐎𑐫𑐣𑑂 𑑋 <text:s/></text:span></text:p>
      <text:p text:style-name="P2"><text:span text:style-name="T5">𑐥𑐵𑐠𑐾𑐫𑐬𑐴𑐶𑐟𑐱𑑂𑐔𑐵𑐳𑑂𑐩𑐶 𑐡𑐾𑐰𑐡𑐟𑑂𑐟𑑄 𑐦𑐮𑑄 𑐩𑐩 𑑋𑑋 𑑑𑑒.𑑕𑑗 𑑋𑑋 <text:s text:c="2"/></text:span></text:p>
      <text:p text:style-name="P2"><text:span text:style-name="T5">𑐟𑐟𑑂𑐦𑐮𑑄 𑐥𑑂𑐬𑐟𑐶𑐐𑐺𑐴𑑂𑐫𑐿𑐰 𑐣𑐐𑐬𑑄 𑐥𑑂𑐬𑐰𑐶𑐱𑐵𑐩𑑂𑐫𑐴𑑈𑑋 <text:s/></text:span></text:p>
      <text:p text:style-name="P2"><text:span text:style-name="T5">𑐥𑑂𑐬𑐵𑐬𑑂𑐠𑐫𑐶𑐟𑑂𑐰𑐵 𑐟𑐸 𑐫𑐟𑑂𑐎𑐶𑑄𑐔𑐶𑐖𑑂𑐖𑐷𑐰𑐣𑐵𑐬𑑂𑐠𑑄 𑐔𑐬𑐵𑐩𑑂𑐫𑐴𑑈𑑋𑑋 𑑑𑑒.𑑕𑑘 𑑋𑑋 <text:s text:c="2"/></text:span></text:p>
      <text:p text:style-name="P2"><text:span text:style-name="T5">𑐟𑐟𑑅 𑐱𑐿𑐮𑐩𑐟𑐶𑐎𑑂𑐬𑐩𑑂𑐫 𑐣𑐐𑐬𑑄 𑐥𑑂𑐬𑐰𑐶𑐰𑐾𑐱 𑐴 𑑋 <text:s/></text:span></text:p>
      <text:p text:style-name="P2"><text:span text:style-name="T5">𑐥𑐠𑐶 𑐎𑐱𑑂𑐔𑐶𑐖𑑂𑐖𑐣𑑅 𑐥𑐺𑐲𑑂𑐛𑑅 𑐎𑐶𑑄𑐣𑐵𑐩 𑐣𑐐𑐬𑑄 𑐟𑑂𑐰𑐶𑐡𑑈𑑋𑑋 𑑑𑑒.𑑕𑑙 𑑋𑑋 <text:s text:c="2"/></text:span></text:p>
      <text:p text:style-name="P2"><text:span text:style-name="T5">𑐳 𑐴𑑀𑐰𑐵𑐔 𑐥𑐠𑐷𑐎𑐾𑐣 𑐎𑐶𑐩𑐥𑐹𑐬𑑂𑐰𑐩𑐶𑐴𑐵𑐐𑐟𑑅 𑑋 <text:s/></text:span></text:p>
      <text:p text:style-name="P2"><text:span text:style-name="T5">𑐡𑐎𑑂𑐲𑐶𑐞𑐵𑐥𑐠𑐡𑐾𑐱𑑀 𑑇𑐫𑑄 𑐣𑐬𑐰𑐷𑐬𑐥𑐸𑐬𑑄 𑐟𑑂𑐰𑐡𑑅 𑑋𑑋 𑑑𑑒.𑑖𑑐 𑑋𑑋 <text:s text:c="2"/></text:span></text:p>
      <text:p text:style-name="P2"><text:span text:style-name="T5">𑐬𑐵𑐖𑐵 𑐳𑐶𑑄𑐴𑐖𑐚𑑀 𑐣𑐵𑐩 𑐬𑐵𑐖𑑂𑐘𑐷 𑐟𑐳𑑂𑐫 𑐔 𑐎𑐾𑐎𑐫𑐷 𑑋 <text:s/></text:span></text:p>
      <text:p text:style-name="P2"><text:span text:style-name="T5">𑐀𑐟𑐶𑐰𑐺𑐡𑑂𑐢𑑀 𑐖𑐬𑐵𑐐𑑂𑐬𑐳𑑂𑐟𑑅 𑐎𑐾𑐎𑐫𑐷 𑐔 𑐟𑐠𑐿𑐰 𑐔 𑑋𑑋 𑑑𑑒.𑑖𑑑 𑑋𑑋 <text:s text:c="2"/></text:span></text:p>
      <text:p text:style-name="P2"><text:span text:style-name="T5">𑐡𑐵𑐟𑐵 𑐳𑐬𑑂𑐰𑐎𑐮𑐵𑐖𑑂𑐘𑐱𑑂𑐔 𑐫𑐸𑐡𑑂𑐢𑐾 𑐰𑐷𑐬𑑂𑐫𑐧𑐮𑐵𑐣𑑂𑐰𑐶𑐟𑑅 𑑋 <text:s/></text:span></text:p>
      <text:p text:style-name="P2"><text:span text:style-name="T5">𑐧𑑂𑐬𑐴𑑂𑐩𑐞𑑂𑐫𑑀 𑐰𑐟𑑂𑐳𑐮𑑀 𑐮𑑀𑐎𑐾 𑐳𑐬𑑂𑐰𑐱𑐵𑐳𑑂𑐟𑑂𑐬𑐰𑐶𑐱𑐵𑐬𑐡𑑅 𑑋𑑋 𑑑𑑒.𑑖𑑒 𑑋𑑋 <text:s text:c="2"/></text:span></text:p>
      <text:p text:style-name="P2"><text:span text:style-name="T5">𑐰𑐶𑐥𑐸𑐮 𑐄𑐰𑐵𑐔 𑑋 <text:s/></text:span></text:p>
      <text:p text:style-name="P2"><text:span text:style-name="T5">𑐀𑐟𑑂𑐬 𑐱𑑂𑐬𑐾𑐲𑑂𑐛𑐶𑐩𑐸𑐥𑐵𑐳𑑂𑐫𑐵𑐩𑐶 𑐣𑐵𑐩 𑐰𑐵 𑐟𑐳𑑂𑐫 𑐎𑐶𑑄 𑐰𑐡 𑑋 <text:s/></text:span></text:p>
      <text:p text:style-name="P2"><text:span text:style-name="T5">𑐎𑐟𑐩𑑀 𑐡𑐾𑐱 𑐟𑐡𑑂𑐰𑐵𑐳𑑅 𑐎𑐠𑐫𑐳𑑂𑐰 𑐣 𑐳𑑄𑐱𑐫𑑅 𑑋𑑋 𑑑𑑒.𑑖𑑓 𑑋𑑋 <text:s text:c="2"/></text:span></text:p>
      <text:p text:style-name="P2"><text:span text:style-name="T5">𑐰𑐶𑐥𑐸𑐮𑐾𑐣𑐿𑐰𑐩𑐸𑐎𑑂𑐟𑐳𑑂𑐟𑐸 𑐥𑐠𑐶𑐎𑑀𑐰𑐵𑐔 𑐟𑑄 𑐥𑐸𑐣𑑅 𑑋 <text:s/></text:span></text:p>
      <text:p text:style-name="P2"><text:span text:style-name="T5">𑐩𑐩 𑐨𑐷𑐩𑐧𑐮𑑀 𑐣𑐵𑐩 𑐱𑑂𑐬𑐾𑐲𑑂𑐛𑐶𑐎𑐳𑑂𑐫 𑐐𑐺𑐴𑐵𑐐𑐟𑑅 𑑋𑑋 𑑑𑑒.𑑖𑑔 𑑋𑑋 <text:s text:c="2"/></text:span></text:p>
      <text:p text:style-name="P2"><text:span text:style-name="T5">𑐱𑑂𑐬𑐾𑐲𑑂𑐛𑐶𑐎𑑅 𑐥𑐸𑐞𑑂𑐜𑐎𑑀 𑐣𑐵𑐩 𑐏𑑂𑐫𑐵𑐟𑑅 𑐱𑑂𑐬𑐾𑐲𑑂𑐛𑐶𑐎 𑐄𑐔𑑂𑐫𑐟𑐾 𑑋 <text:s/></text:span></text:p>
      <text:p text:style-name="P2"><text:span text:style-name="T5">𑐎𑑁𑐟𑐸𑐎𑑄 𑐟𑐰 𑐫𑐡𑑂𑐫𑐳𑑂𑐟𑐶 𑐟𑐡𑐵𑐐𑐔𑑂𑐕 𑐩𑐫𑐵 𑐳𑐴 𑑋𑑋 𑑑𑑒.𑑖𑑕 𑑋𑑋 <text:s text:c="2"/></text:span></text:p>
      <text:p text:style-name="P2"><text:span text:style-name="T5">𑐊𑐰𑐩𑐳𑑂𑐟𑑂𑐰𑐶𑐟𑐶 𑐟𑐾𑐣𑑀𑐎𑑂𑐟𑑀 𑐰𑐶𑐥𑐸𑐮𑐾𑐣 𑐩𑐴𑐵𑐟𑑂𑐩𑐣𑐵 𑑋 <text:s/></text:span></text:p>
      <text:p text:style-name="P2"><text:span text:style-name="T5">𑐟𑐾𑐣𑐿𑐰 𑐳𑐴 𑐣𑐶𑐬𑑂𑐫𑐵𑐟𑑅 𑐱𑑂𑐬𑐾𑐲𑑂𑐛𑐶𑐎𑐳𑑂𑐫 𑐐𑐺𑐴𑑄 𑐥𑑂𑐬𑐟𑐶 𑑋𑑋 𑑑𑑒.𑑖𑑖 𑑋𑑋 <text:s text:c="2"/></text:span></text:p>
      <text:p text:style-name="P2"><text:span text:style-name="T5">𑐱𑑂𑐬𑐾𑐲𑑂𑐛𑐶𑐎𑑅 𑐳𑑂𑐰𑐐𑐺𑐴𑐵𑐳𑐷𑐣𑑀 𑐡𑐺𑐲𑑂𑐚𑑅 𑐳 𑐰𑐶𑐥𑐸𑐮𑐾𑐣 𑐟𑐸 𑑋 <text:s/></text:span></text:p>
      <text:p text:style-name="P2"><text:span text:style-name="T5">𑐟𑐳𑑂𑐫𑐵𑐣𑑂𑐟𑐶𑐎𑐩𑐸𑐥𑐵𑐐𑐩𑑂𑐫 𑐟𑐟𑑂𑐦𑐮𑑄 𑐳 𑐣𑐶𑐰𑐾𑐡𑐶𑐟𑑅 𑑋𑑋 𑑑𑑒.𑑖𑑗 𑑋𑑋 <text:s text:c="2"/></text:span></text:p>
      <text:p text:style-name="P2"><text:span text:style-name="T5">𑐀𑐴𑑀 𑐦𑐮𑐩𑐶𑐡𑑄 𑐱𑑂𑐬𑐾𑐲𑑂𑐛𑐩𑐴𑑀 𑐦𑐮𑐩𑐶𑐴𑐵𑐣𑐶𑐟𑑈𑑋 <text:s/></text:span></text:p>
      <text:p text:style-name="P2"><text:span text:style-name="T5">𑐀𑐴𑑀 𑐬𑐹𑐥𑐩𑐴𑑀 𑐐𑐣𑑂𑐢{-}𑐩{-}𑐀𑐴𑑀 𑐦𑐮𑑄 𑐳𑐸𑐱𑑀𑐨𑐣𑑈𑑋𑑋 𑑑𑑒.𑑖𑑘 𑑋𑑋 <text:s text:c="2"/></text:span></text:p>
      <text:p text:style-name="P2"><text:span text:style-name="T5">𑐟𑐟𑑂𑐦𑐮𑑄 𑐣 𑐩𑐴𑐷𑐖𑐵𑐟𑑄 𑐣 𑐩𑐾𑐬𑑁 𑐣 𑐔 𑐩𑐣𑑂𑐡𑐬𑐾 𑑋 <text:s/></text:span></text:p>
      <text:p text:style-name="P2"><text:span text:style-name="T5">𑐡𑐾𑐰𑐮𑑀𑐎𑐶𑐎 𑐳𑐸𑐰𑑂𑐫𑐎𑑂𑐟𑑄 𑐣 𑐩𑐬𑑂𑐟𑑂𑐫{-}𑐩{-}𑐄𑐥𑐖𑐵𑐫𑐟𑐾 𑑋𑑋 𑑑𑑒.𑑖𑑙 𑑋𑑋 <text:s text:c="2"/></text:span></text:p>
      <text:p text:style-name="P2"><text:span text:style-name="T5">𑐀𑐴𑑀 𑑇𑐳𑑂𑐩𑐶 𑐳 𑐦𑐮𑑄 𑐨𑑀𑐎𑑂𑐟𑐵 𑐬𑐵𑐖𑐵𑐬𑑂𑐴𑑄 𑐔 𑐣 𑐳𑑄𑐱𑐫𑑅 𑑋 <text:s/></text:span></text:p>
      <text:p text:style-name="P2"><text:span text:style-name="T5">𑐝𑑁𑐎𑐫𑐶𑐟𑑂𑐰𑐵 𑐦𑐮𑑄 𑐡𑐶𑐰𑑂𑐫𑑄 𑐬𑐵𑐖𑐵𑐣𑑄 𑐟𑑀𑐲𑐫𑐵𑐩𑑂𑐫𑐴𑑈𑑋𑑋 𑑑𑑒.𑑗𑑐 𑑋𑑋 <text:s text:c="2"/></text:span></text:p>
      <text:p text:style-name="P2"><text:soft-page-break/><text:span text:style-name="T5">𑐟𑐟𑐳𑑂𑐟𑑂𑐰𑐬𑐶𑐟 𑐐𑐟𑑂𑐰𑐿𑐰 𑐦𑐮𑑄 𑐐𑐺𑐴𑑂𑐫 𑐩𑐣𑑀𑐴𑐬𑑈𑑋 <text:s/></text:span></text:p>
      <text:p text:style-name="P2"><text:span text:style-name="T5">𑐁𑐡𑐬𑐾𑐞𑑀𑐥𑐳𑐺𑐟𑑂𑐫𑐿𑐰 𑐬𑐵𑐖𑐵𑐣𑑄 𑐳 𑐦𑐮𑑄 𑐡𑐡𑑁 𑑋𑑋 𑑑𑑒.𑑗𑑑 𑑋𑑋 <text:s text:c="2"/></text:span></text:p>
      <text:p text:style-name="P2"><text:span text:style-name="T5">𑐬𑐵𑐖𑐵 𑐔 𑐳 𑐦𑐮𑑄 𑐡𑐺𑐲𑑂𑐚𑑂𑐰𑐵 𑐰𑐶𑐳𑑂𑐩𑐫𑑄 𑐥𑐬𑐩𑑄 𑐐𑐟𑑅 𑑋 <text:s/></text:span></text:p>
      <text:p text:style-name="P2"><text:span text:style-name="T5">𑐎𑐸𑐟𑑅 𑐱𑑂𑐬𑐾𑐲𑑂𑐛𑐶 𑐟𑑂𑐰𑐫𑐵 𑐣𑐷𑐟𑑄 𑐦𑐮𑑄 𑐥𑐹𑐬𑑂𑐰𑑄 𑐩𑐣𑑀𑐴𑐬𑑈𑑋𑑋 𑑑𑑒.𑑗𑑒 𑑋𑑋 <text:s text:c="2"/></text:span></text:p>
      <text:p text:style-name="P2"><text:span text:style-name="T5">𑐳𑑂𑐰𑐵𑐡𑐸𑐩𑐹𑐮𑑄 𑐦𑐮𑑄 𑐎𑐣𑑂𑐡𑑄 𑐡𑐺𑐲𑑂𑐚𑑄 𑐥𑐹𑐬𑑂𑐰𑑄 𑐣 𑐟𑐵𑐡𑐺𑐱𑑈𑑋 <text:s/></text:span></text:p>
      <text:p text:style-name="P2"><text:span text:style-name="T5">𑐬𑐹𑐥𑐐𑐣𑑂𑐢𑐐𑐸𑐞𑑀𑐥𑐾𑐟𑑄 𑐴𑐺𑐡𑐫𑐵𑐣𑐣𑑂𑐡𑐎𑐵𑐬𑐎𑑈𑑋𑑋 𑑑𑑒.𑑗𑑓 𑑋𑑋 <text:s text:c="2"/></text:span></text:p>
      <text:p text:style-name="P2"><text:span text:style-name="T5">𑐳𑐡𑑂𑐫 𑐊𑐰𑑀𑐥𑐫𑐸𑐘𑑂𑐖𑐵𑐩𑐶 𑐟𑑂𑐰𑐫𑐵 𑐡𑐟𑑂𑐟𑐩𑐶𑐡𑑄 𑐦𑐮𑑈𑑋 <text:s/></text:span></text:p>
      <text:p text:style-name="P2"><text:span text:style-name="T5">𑐎𑐷𑐡𑐺𑐱𑑄 𑐳𑑂𑐰𑐵𑐡 𑐰𑐶𑐖𑑂𑐘𑐵𑐣𑐩𑐶𑐔𑑂𑐕𑐵𑐩𑐶 𑐎𑐸𑐬𑐸 𑐩𑐵𑐔𑐶𑐬𑑈𑑋𑑋 𑑑𑑒.𑑗𑑔 𑑋𑑋 <text:s text:c="2"/></text:span></text:p>
      <text:p text:style-name="P2"><text:span text:style-name="T5">𑐟𑐟𑑅 𑐳 𑐨𑐎𑑂𑐲𑐫𑐵𑐩𑐵𑐳 𑐦𑐮𑑄 𑐔𑐵𑐩𑐺𑐟𑐳𑑄𑐣𑐶𑐨𑑈𑑋 <text:s/></text:span></text:p>
      <text:p text:style-name="P2"><text:span text:style-name="T5">𑐀𑐩𑐺𑐟𑑀𑐥𑐩𑐳𑐸𑐳𑑂𑐰𑐵𑐡𑑄 𑐳𑐬𑑂𑐰𑑄 𑐔 𑐧𑐸𑐨𑐸𑐖𑐾 𑐣𑐺𑐥𑑅 𑑋𑑋 𑑑𑑒.𑑗𑑕 𑑋𑑋 <text:s text:c="2"/></text:span></text:p>
      <text:p text:style-name="P2"><text:span text:style-name="T5">𑐳𑐡𑑂𑐫𑑅 𑐲𑑀𑐜𑐱𑐰𑐬𑑂𑐲𑐳𑑂𑐫 𑐫𑑁𑐰𑐣𑑄 𑐳𑐩𑐥𑐡𑑂𑐫𑐟 𑑋 <text:s/></text:span></text:p>
      <text:p text:style-name="P2"><text:span text:style-name="T5">𑐣 𑐰𑐮𑐷𑐥𑐮𑐶𑐟𑑄 𑐳𑐡𑑂𑐫𑑀 𑐣 𑐖𑐬𑐵 𑐣 𑐔 𑐡𑐸𑐬𑑂𑐧𑐮𑑅 𑑋𑑋 𑑑𑑒.𑑗𑑖 𑑋𑑋 <text:s text:c="2"/></text:span></text:p>
      <text:p text:style-name="P2"><text:span text:style-name="T5">𑐎𑐾𑐱𑐡𑐣𑑂𑐟𑐣𑐏𑐳𑑂𑐣𑐶𑐐𑑂𑐢𑑀 𑐡𑐺𑐝𑐡𑐣𑑂𑐟𑑀 𑐡𑐺𑐝𑐾𑐣𑑂𑐡𑑂𑐬𑐶𑐫𑑅 𑑋 <text:s/></text:span></text:p>
      <text:p text:style-name="P2"><text:span text:style-name="T5">𑐟𑐾𑐖𑐱𑑂𑐔𑐎𑑂𑐲𑐸𑐬𑑂𑐧𑐮𑐥𑑂𑐬𑐵𑐞𑐵𑐣𑑂𑐳𑐡𑑂𑐫𑑅 𑐳𑐬𑑂𑐰𑐵𑐣𑐰𑐵𑐥𑑂𑐟𑐰𑐵𑐣𑑂 𑑋𑑋 𑑑𑑒.𑑗𑑗 𑑋𑑋 <text:s text:c="2"/></text:span></text:p>
      <text:p text:style-name="P2"><text:span text:style-name="T5">𑐩𑐣𑑂𑐟𑑂𑐬𑐷 𑐥𑐸𑐬𑑀𑐴𑐶𑐟𑑀 𑑇𑐩𑐵𑐟𑑂𑐫𑑅 𑐳𑐬𑑂𑐰𑐾 𑐨𑐺𑐟𑑂𑐫𑐖𑐣𑐵𑐳𑑂𑐟𑐠𑐵 𑑋 <text:s/></text:span></text:p>
      <text:p text:style-name="P2"><text:span text:style-name="T5">𑐥𑑁𑐬𑐳𑑂𑐟𑑂𑐬𑐷 𑐧𑐵𑐮𑐰𑐺𑐡𑑂𑐢𑐵𑐱𑑂𑐔 𑐳𑐬𑑂𑐰𑐾 𑐟𑐾 𑐰𑐶𑐳𑑂𑐩𑐫𑑄 𑐐𑐟𑐵𑑅 𑑋𑑋 𑑑𑑒.𑑗𑑘 𑑋𑑋 <text:s text:c="2"/></text:span></text:p>
      <text:p text:style-name="P2"><text:span text:style-name="T5">𑐬𑐵𑐖𑐵 𑐳𑐶𑑄𑐴𑐖𑐚𑑀 𑐣𑐵𑐩 𑐟𑐸𑐲𑑂𑐚𑐶𑐩𑐾𑐰 𑐥𑐬𑐵𑑄 𑐐𑐟𑑅 𑑋 <text:s/></text:span></text:p>
      <text:p text:style-name="P2"><text:span text:style-name="T5">𑐥𑑂𑐬𑐴𑐬𑑂𑐲𑐩𑐟𑐸𑐮𑑄 𑐔𑐿𑐰 𑐥𑑂𑐬𑐵𑐥𑑂𑐟𑐰𑐵𑐣𑑂𑐳 𑐣𑐬𑐾𑐱𑑂𑐰𑐬𑑅 𑑋𑑋 𑑑𑑒.𑑗𑑙 𑑋𑑋 <text:s text:c="2"/></text:span></text:p>
      <text:p text:style-name="P2"><text:span text:style-name="T5">𑐄𑐰𑐵𑐔 𑐬𑐵𑐖𑐵 𑐟𑑄 𑐱𑑂𑐬𑐾𑐲𑑂𑐛𑐶𑑄 𑐳𑑂𑐰𑐵𑐬𑑂𑐠𑐟𑐟𑑂𑐥𑐬𑐣𑐶𑐬𑑂𑐡𑐫𑑅 𑑋 <text:s/></text:span></text:p>
      <text:p text:style-name="P2"><text:span text:style-name="T5">𑐎𑐸𑐬𑐸 𑐨𑐷𑐩𑐧𑐮𑐳𑑂𑐟𑑂𑐰𑐾𑐰𑑄 𑐦𑐮𑐩𑐵𑐣𑐫 𑐀𑐡𑑂𑐫 𑐰𑐿 𑑋𑑋 𑑑𑑒.𑑘𑑐 𑑋𑑋 <text:s text:c="2"/></text:span></text:p>
      <text:p text:style-name="P2"><text:span text:style-name="T5">𑐥𑐸𑐣𑐬𑑂𑐩𑐾 𑐫𑑁𑐰𑐣𑐥𑑂𑐬𑐵𑐥𑑂𑐟𑐶𑐳𑑂𑐟𑑂𑐰𑐟𑑂𑐥𑑂𑐬𑐳𑐵𑐡𑐵𑐣𑑂𑐣𑐬𑑀𑐟𑑂𑐟𑐩 𑑋 <text:s/></text:span></text:p>
      <text:p text:style-name="P2"><text:span text:style-name="T5">𑐎𑐾𑐎𑐫𑐷𑑄 𑐡𑐸𑐬𑑂𑐧𑐮𑐵𑑄 𑐰𑐺𑐡𑑂𑐢𑐵𑑄 𑐥𑐸𑐣𑑅 𑐥𑑂𑐬𑐵𑐥𑐫 𑐫𑑁𑐰𑐣𑑈𑑋𑑋 𑑑𑑒.𑑘𑑑 𑑋𑑋 <text:s text:c="2"/></text:span></text:p>
      <text:p text:style-name="P2"><text:span text:style-name="T5">𑐳 𑐬𑐵𑐖𑑂𑐘𑐵 𑐊𑐰𑐩𑐸𑐎𑑂𑐟𑐳𑑂𑐟𑐸 𑐱𑑂𑐬𑐾𑐲𑑂𑐛𑐷 𑐨𑐷𑐩𑐧𑐮𑐳𑑂𑐟𑐠𑐵 𑑋 <text:s/></text:span></text:p>
      <text:p text:style-name="P2"><text:span text:style-name="T5">𑐥𑑂𑐬𑐟𑑂𑐫𑐸𑐰𑐵𑐔 𑐴 𑐬𑐵𑐖𑐵𑐣𑑄 𑐥𑑂𑐬𑐵𑐘𑑂𑐖𑐮𑐶𑑅 𑐥𑑂𑐬𑐞𑐟𑑅 𑐳𑑂𑐠𑐶𑐟𑑅 𑑋𑑋 𑑑𑑒.𑑘𑑒 𑑋𑑋 <text:s text:c="2"/></text:span></text:p>
      <text:p text:style-name="P2"><text:span text:style-name="T5">𑐣 𑐰𑐣𑐾𑐣 𑐰𑐣𑐾 𑐬𑐵𑐖𑐣𑑂𑐣 𑐰𑐵𑐞𑐶𑐖𑑂𑐫𑐎𑐺𑐲𑐾𑐞 𑐰𑐵 𑑋 <text:s/></text:span></text:p>
      <text:p text:style-name="P2"><text:span text:style-name="T5">𑐎𑐾𑐣𑐵𑐥𑐶 𑐎𑐸𑐮𑐥𑐸𑐟𑑂𑐬𑐾𑐞 𑐟𑐰 𑐡𑐬𑑂𑐱𑐣𑐎𑐵𑑄𑐎𑑂𑐲𑐫𑐵 𑑋𑑋 𑑑𑑒.𑑘𑑓 𑑋𑑋 <text:s text:c="2"/></text:span></text:p>
      <text:p text:style-name="P2"><text:span text:style-name="T5">𑐡𑐟𑑂𑐟𑑀 𑑇𑐳𑑂𑐩𑐶 𑐟𑐾𑐣 𑐬𑐵𑐖𑐾𑐣𑑂𑐡𑑂𑐬 𑐩𑐫𑐵 𑐡𑐟𑑂𑐟𑑀 𑑇𑐳𑐶 𑐨𑐹𑐥𑐟𑐾 𑑋 <text:s/></text:span></text:p>
      <text:p text:style-name="P2"><text:span text:style-name="T5">𑐣 𑐟𑐾 𑐱𑐎𑑂𑐣𑑀𑐩𑑂𑐫𑐴𑑄 𑐬𑐵𑐖𑐣𑑂𑐰𑐎𑑂𑐟𑐸𑑄 𑐰𑐿𑐡𑐾𑐱𑐶𑐣𑑄 𑐣𑐬𑑈𑑋𑑋 𑑑𑑒.𑑘𑑔 𑑋𑑋 <text:s text:c="2"/></text:span></text:p>
      <text:p text:style-name="P2"><text:span text:style-name="T5">𑐱𑑂𑐬𑐸𑐟𑑂𑐰𑐵 𑐨𑐷𑐩𑐧𑐮𑐰𑐵𑐎𑑂𑐫𑑄 𑐥𑑂𑐬𑐟𑑂𑐫𑐸𑐰𑐵𑐔 𑐟𑐟𑑅 𑐥𑐸𑐣𑑅 𑑋 <text:s/></text:span></text:p>
      <text:p text:style-name="P2"><text:span text:style-name="T5">𑐀𑐩𑐵𑐟𑑂𑐫𑐎𑐸𑐮𑐥𑐸𑐟𑑂𑐬𑐳𑑂𑐟𑑂𑐰𑑄 𑐧𑑂𑐬𑐹𑐴𑐶 𑐩𑐡𑑂𑐰𑐔𑐣𑑄 𑐥𑐸𑐣𑑅 𑑋𑑋 𑑑𑑒.𑑘𑑕 𑑋𑑋 <text:s text:c="2"/></text:span></text:p>
      <text:p text:style-name="P2"><text:span text:style-name="T5">𑐫𑐡𑐶 𑐣𑐵𑐳𑑂𑐟𑐶 𑐎𑐶𑑄 𑐩𑐾 𑐡𑐟𑑂𑐟𑑄 𑐩𑐫𑐵 𑐰𑐵 𑐩𑐵𑐬𑑂𑐐𑐶𑐟𑑀 𑐨𑐰𑐵𑐣𑑂 𑑋 <text:s/></text:span></text:p>
      <text:p text:style-name="P2"><text:span text:style-name="T5">𑐫𑐟𑑂𑐬 𑐴𑑂𑐫𑐾𑐎𑑀 𑐧𑐴𑐰𑑀 𑑇𑐟𑑂𑐬 𑐖𑐵𑐫𑐣𑑂𑐟𑐾 𑐣𑐵𑐟𑑂𑐬 𑐳𑑄𑐱𑐫𑑅 𑑋𑑋 𑑑𑑒.𑑘𑑖 𑑋𑑋 <text:s text:c="2"/></text:span></text:p>
      <text:p text:style-name="P2"><text:span text:style-name="T5">𑐁𑐐𑐩𑑀𑐥𑐵𑐫𑐩𑐵𑐬𑑂𑐐𑑄 𑐔 𑐟𑐾𑐣𑐿𑐰 𑐳 𑐟𑐸 𑐐𑐩𑑂𑐫𑐟𑐵𑑈𑑋 <text:s/></text:span></text:p>
      <text:p text:style-name="P2"><text:span text:style-name="T5">𑐀𑐰𑐱𑑂𑐫𑑄 𑐟𑐾𑐣 𑐐𑐣𑑂𑐟𑐰𑑂𑐫𑑄 𑐟𑐾𑐣 𑐩𑐵𑐬𑑂𑐐𑐾𑐞 𑐩𑐵𑐬𑑂𑐐𑐫 𑑋𑑋 𑑑𑑒.𑑘𑑗 𑑋𑑋 <text:s text:c="2"/></text:span></text:p>
      <text:p text:style-name="P2"><text:span text:style-name="T5">𑐀𑐡𑐟𑑂𑐟𑑂𑐰𑐵 𑐦𑐮𑐩𑐣𑑂𑐫𑐔𑑂𑐔 𑐱𑐶𑐬𑐱𑑂𑐕𑐾𑐡𑑂𑐫𑐵𑐩𑐶 𑐡𑐸𑐬𑑂𑐩𑐟𑐾 𑑋 <text:s/></text:span></text:p>
      <text:p text:style-name="P2"><text:span text:style-name="T5">𑐕𑐾𑐡𑑂𑐫𑐱𑑂𑐔𑐞𑑂𑐜𑐰𑐶𑐔𑐞𑑂𑐜𑐵𑐨𑑂𑐫𑐵𑑄 𑐬𑐎𑑂𑐲 𑐨𑐷𑐩𑐧𑐮𑐵𑐢𑐩𑑅 𑑋𑑋 𑑑𑑒.𑑘𑑘 𑑋𑑋 <text:s text:c="2"/></text:span></text:p>
      <text:p text:style-name="P2"><text:span text:style-name="T5">𑐟𑐟𑑀 𑐨𑐷𑐩𑐧𑐮𑑅 𑐎𑑂𑐬𑐸𑐡𑑂𑐢𑑅 𑐏𑐜𑑂𑐐𑑄 𑐐𑐺𑐴𑑂𑐫 𑐱𑐱𑐶𑐥𑑂𑐬𑐨𑑈𑑋 <text:s/></text:span></text:p>
      <text:p text:style-name="P2"><text:span text:style-name="T5">𑐀𑐮𑐒𑑂𑐑𑑂𑐫 𑐰𑐔𑐣𑑄 𑐬𑐵𑐖𑑂𑐘𑑅 𑐎𑐸𑐮𑐥𑐸𑐟𑑂𑐬 𑐰𑑂𑐬𑐖 𑐟𑑂𑐰𑐬𑑈𑑋𑑋 𑑑𑑒.𑑘𑑙 𑑋𑑋 <text:s text:c="2"/></text:span></text:p>
      <text:p text:style-name="P2"><text:span text:style-name="T5">𑐩𑐵 𑐬𑐸𑐲 𑐎𑐸𑐮𑐥𑐸𑐟𑑂𑐬 𑐟𑑂𑐰𑑄 𑐩𑐫𑐵 𑐰𑐢𑑂𑐫𑑀 𑐨𑐰𑐶𑐲𑑂𑐫𑐳𑐶 𑑋 <text:s/></text:span></text:p>
      <text:p text:style-name="P2"><text:span text:style-name="T5">𑐳𑐡𑑂𑐫𑑀 𑑇𑐳𑑂𑐟𑐶 𑐦𑐮𑐩𑐣𑑂𑐫𑐡𑑂𑐰𑐵 𑐡𑐾𑐴𑐶 𑐬𑐵𑐖𑐵𑐣𑐩𑐡𑑂𑐫 𑐰𑐿 𑑋𑑋 𑑑𑑒.𑑙𑑐 𑑋𑑋 <text:s text:c="2"/></text:span></text:p>
      <text:p text:style-name="P2"><text:span text:style-name="T5">𑐫𑐟𑑂𑐬 𑐥𑑂𑐬𑐵𑐥𑑂𑐟𑑄 𑐦𑐮𑑄 𑐡𑐶𑐰𑑂𑐫𑑄 𑐟𑐟𑑂𑐬 𑐰𑐵𑐡𑐾𑐱𑐫 𑐟𑑂𑐰𑐬𑑈𑑋 <text:s/></text:span></text:p>
      <text:p text:style-name="P2"><text:span text:style-name="T5">𑐟𑐟𑑂𑐦𑐮𑐾𑐣 𑐰𑐶𑐣𑐵 𑐨𑐡𑑂𑐬 𑐡𑐸𑐬𑑂𑐮𑐨𑑄 𑐟𑐰 𑐖𑐷𑐰𑐶𑐟𑑈𑑋𑑋 𑑑𑑒.𑑙𑑑 𑑋𑑋 <text:s text:c="2"/></text:span></text:p>
      <text:p text:style-name="P2"><text:soft-page-break/><text:span text:style-name="T5">𑐰𑐶𑐥𑐸𑐮 𑐄𑐰𑐵𑐔 𑑋 <text:s/></text:span></text:p>
      <text:p text:style-name="P2"><text:span text:style-name="T5">𑐖𑐷𑐰𑐶𑐟𑐵𑐱𑐵𑐩𑐴𑑄 𑐥𑑂𑐬𑐵𑐥𑑂𑐟𑑀 𑐰𑐿𑐡𑐾𑐱𑐷 𑐨𑐰𑐣𑑄 𑐟𑐰 𑑋 <text:s/></text:span></text:p>
      <text:p text:style-name="P2"><text:span text:style-name="T5">𑐎𑐺𑐟𑐎𑐬𑑂𑐟𑐵 𑐎𑐠𑑄 𑐰𑐢𑑂𑐫𑑅 𑐥𑑂𑐬𑐵𑐥𑑂𑐣𑐸𑐫𑐵𑐩𑐴𑐩𑐡𑑂𑐫 𑐰𑐿 𑑋𑑋 𑑑𑑒.𑑙𑑒 𑑋𑑋 <text:s text:c="2"/></text:span></text:p>
      <text:p text:style-name="P2"><text:span text:style-name="T5">𑐦𑐮𑑄 𑐰𑐵 𑐣 𑐥𑐸𑐣𑐳𑑂𑐟𑑂𑐰𑐣𑑂𑐫𑐡𑑂𑐡𑐵𑐟𑐸𑑄 𑐱𑐎𑑂𑐫𑑄 𑐣 𑐎𑐾𑐣𑐔𑐶𑐟𑑂 𑑋 <text:s/></text:span></text:p>
      <text:p text:style-name="P2"><text:span text:style-name="T5">𑐳𑐴𑑂𑐫𑐥𑐬𑑂𑐰𑐟𑐱𑐿𑐮𑐵𑐐𑑂𑐬𑐾 𑐁𑐳𑐷𑐣𑑅 𑐱𑑂𑐬𑐵𑐣𑑂𑐟𑐩𑐵𑐣𑐳𑑅 𑑋𑑋 𑑑𑑒.𑑙𑑓 𑑋𑑋 <text:s text:c="2"/></text:span></text:p>
      <text:p text:style-name="P2"><text:span text:style-name="T5">𑐰𑐵𑐣𑐬𑐳𑑂𑐟𑐟𑑂𑐦𑐮𑑄 𑐐𑐺𑐴𑑂𑐫 𑐩𑐩 𑐡𑐟𑑂𑐟𑑂𑐰𑐵 𑐥𑐸𑐣𑐬𑑂𑐐𑐟𑑅 𑑋 <text:s/></text:span></text:p>
      <text:p text:style-name="P2"><text:span text:style-name="T5">𑐩𑐫𑐵 𑐡𑐟𑑂𑐟𑐩𑐶𑐡𑑄 𑐟𑐸𑐨𑑂𑐫𑑄 𑐟𑑂𑐰𑐫𑐵𑐥𑐶 𑐔 𑐣𑐬𑐵𑐢𑐶𑐥𑐾 𑑋𑑋 𑑑𑑒.𑑙𑑔 𑑋𑑋 <text:s text:c="2"/></text:span></text:p>
      <text:p text:style-name="P2"><text:span text:style-name="T5">𑐟𑐟𑑂𑐬 𑐐𑐔𑑂𑐕𑐵𑐰 𑐨𑑀 𑐱𑑂𑐬𑐾𑐲𑑂𑐛𑐶 𑐡𑐺𑐱𑑂𑐫𑐟𑐾 𑐫𑐡𑐶 𑐰𑐵𑐣𑐬𑑅 𑑋 <text:s/></text:span></text:p>
      <text:p text:style-name="P2"><text:span text:style-name="T5">𑐟𑑂𑐰𑐫𑐵 𑐩𑐫𑐵 𑐔 𑐐𑐟𑑂𑐰𑐿𑐰 𑐫𑐵𑐔𑐵𑐰𑑅 𑐥𑑂𑐮𑐰𑐐𑐵𑐢𑐶𑐥𑑈𑑋𑑋 𑑑𑑒.𑑙𑑕 𑑋𑑋 <text:s text:c="2"/></text:span></text:p>
      <text:p text:style-name="P2"><text:span text:style-name="T5">𑐱𑑂𑐬𑐾𑐲𑑂𑐛𑐶𑐣𑐵 𑐔 𑐟𑐠𑐾𑐟𑑂𑐫𑐵𑐴 𑐐𑐔𑑂𑐕𑐵𑐩𑑅 𑐳𑐴𑐶𑐟𑐵 𑐰𑐫𑑈𑑋 <text:s/></text:span></text:p>
      <text:p text:style-name="P2"><text:span text:style-name="T5">𑐫𑐟𑑂𑐬 𑐥𑑂𑐬𑐵𑐥𑑂𑐟𑑄 𑐦𑐮𑑄 𑐟𑐸𑐨𑑂𑐫𑑄 𑐩𑑀𑐎𑑂𑐲𑐫𑐵𑐩𑑀 𑐣 𑐳𑑄𑐱𑐫𑑅 𑑋𑑋 𑑑𑑒.𑑙𑑖 𑑋𑑋 <text:s text:c="2"/></text:span></text:p>
      <text:p text:style-name="P2"><text:span text:style-name="T5">𑐬𑐸𑐡𑑂𑐬 𑐄𑐰𑐵𑐔 𑑋 <text:s/></text:span></text:p>
      <text:p text:style-name="P2"><text:span text:style-name="T5">𑐟𑐩𑐵𑐬𑐸𑐴𑑂𑐫 𑐐𑐶𑐬𑐶𑑄 𑐳𑐴𑑂𑐫𑑄 𑐩𑐵𑐬𑑂𑐐𑐩𑐵𑐞𑑅 𑐳𑐩𑐣𑑂𑐟𑐟𑑅 𑑋 <text:s/></text:span></text:p>
      <text:p text:style-name="P2"><text:span text:style-name="T5">𑐰𑐶𑐥𑐸𑐮𑐾𑐣 𑐟𑐟𑑀 𑐡𑐺𑐲𑑂𑐚𑑀 𑐰𑐵𑐣𑐬𑑅 𑐥𑑂𑐮𑐰𑐐𑐵𑐢𑐶𑐥𑑅 𑑋𑑋 𑑑𑑒.𑑙𑑗 𑑋𑑋 <text:s text:c="2"/></text:span></text:p>
      <text:p text:style-name="P2"><text:span text:style-name="T5">𑐀𑐫𑑄 𑐳 𑐰𑐵𑐣𑐬𑐱𑑂𑐬𑐾𑐲𑑂𑐛𑑀 𑐰𑐺𑐎𑑂𑐲𑐔𑑂𑐕𑐵𑐫𑐵𑑄 𑐳𑐩𑐵𑐱𑑂𑐬𑐶𑐟𑑅 𑑋 <text:s/></text:span></text:p>
      <text:p text:style-name="P2"><text:span text:style-name="T5">𑐩𑐩 𑐥𑐸𑐞𑑂𑐫𑐧𑐮𑐾𑐣𑐿𑐰 𑐡𑐺𑐱𑑂𑐫𑐟𑐾 𑑇𑐡𑑂𑐫𑐵𑐥𑐶 𑐰𑐵𑐣𑐬𑑅 𑑋𑑋 𑑑𑑒.𑑙𑑘 𑑋𑑋 <text:s text:c="2"/></text:span></text:p>
      <text:p text:style-name="P2"><text:span text:style-name="T5">𑐰𑐵𑐣𑐬 𑐎𑐸𑐬𑐸 𑐩𑐶𑐟𑑂𑐬𑐵𑐬𑑂𑐠𑑄 𑐳𑐡𑑂𑐫𑑀 𑐩𑐺𑐟𑑂𑐫𑐸𑐬𑑂𑐨𑐰𑐾𑐣𑑂𑐩𑐩 𑑋 <text:s/></text:span></text:p>
      <text:p text:style-name="P2"><text:span text:style-name="T5">𑐥𑐹𑐬𑑂𑐰𑐡𑐟𑑂𑐟𑑄 𑐦𑐮𑐩𑐣𑑂𑐫𑐡𑑂𑐡𑐾𑐴𑐶 𑐰𑐵𑐣𑐬 𑐖𑐷𑐰𑐫 𑑋𑑋 𑑑𑑒.𑑙𑑙 𑑋𑑋 <text:s text:c="2"/></text:span></text:p>
      <text:p text:style-name="P2"><text:span text:style-name="T5">𑐰𑐵𑐣𑐬 𑐄𑐰𑐵𑐔 𑑋 <text:s/></text:span></text:p>
      <text:p text:style-name="P2"><text:span text:style-name="T5">𑐐𑐣𑑂𑐢𑐬𑑂𑐰𑐾𑐞 𑐟𑐸 𑐩𑐾 𑐡𑐟𑑂𑐟𑑄 𑐦𑐮𑑄 𑐡𑐟𑑂𑐟𑑄 𑐟𑐸 𑐟𑐾 𑐩𑐫𑐵 𑑋 <text:s/></text:span></text:p>
      <text:p text:style-name="P2"><text:span text:style-name="T5">𑐥𑐸𑐣𑐬𑐣𑑂𑐫𑐟𑑂𑐎𑐠𑑄 𑐡𑐵𑐳𑑂𑐫𑐾 𑐟𑐟𑑂𑐬 𑐐𑐔𑑂𑐕 𑐫𑐡𑐷𑐔𑑂𑐕𑐳𑐶 𑑋𑑋 𑑑𑑒.𑑑𑑐𑑐 𑑋𑑋 <text:s text:c="2"/></text:span></text:p>
      <text:p text:style-name="P2"><text:span text:style-name="T5">𑐰𑐶𑐥𑐸𑐮 𑐄𑐰𑐵𑐔 𑑋 <text:s/></text:span></text:p>
      <text:p text:style-name="P2"><text:span text:style-name="T5">𑐀𑐡𑐟𑑂𑐟𑑂𑐰𑐵 𑐟𑐟𑑂𑐦𑐮𑑄 𑐟𑐸𑐨𑑂𑐫𑑄 𑐖𑐷𑐰𑐶𑐟𑐸𑑄 𑐳𑑄𑐱𑐫𑑀 𑐨𑐰𑐾𑐟𑑂 𑑋 <text:s/></text:span></text:p>
      <text:p text:style-name="P2"><text:span text:style-name="T5">𑐀𑐠𑐰𑐵 𑐟𑐟𑑂𑐬 𑐐𑐔𑑂𑐕𑐵𑐩𑑀 𑐫𑐟𑑂𑐬 𑐔𑐶𑐟𑑂𑐬𑐬𑐠𑑅 𑐳𑑂𑐰𑐫𑑈𑑋𑑋 𑑑𑑒.𑑑𑑐𑑑 𑑋𑑋 <text:s text:c="2"/></text:span></text:p>
      <text:p text:style-name="P2"><text:span text:style-name="T5">𑐰𑐵𑐣𑐬𑑅 𑐥𑐸𑐣𑐬𑐾𑐰𑐵𑐴 𑐊𑐰𑑄 𑐎𑐸𑐬𑑂𑐰𑐵𑐩𑐴𑐾 𑐰𑐫𑑈𑑋 <text:s/></text:span></text:p>
      <text:p text:style-name="P2"><text:span text:style-name="T5">𑐟𑐟𑐱𑑂𑐔𑐶𑐟𑑂𑐬𑐬𑐠𑐵𑐰𑐵𑐳𑐩𑐸𑐥𑐐𑐩𑑂𑐫𑐾𑐡𑐩𑐧𑑂𑐬𑐰𑐷𑐟𑑂 𑑋𑑋 𑑑𑑒.𑑑𑑐𑑒 𑑋𑑋 <text:s text:c="2"/></text:span></text:p>
      <text:p text:style-name="P2"><text:span text:style-name="T5">𑐐𑐣𑑂𑐢𑐬𑑂𑐰𑐬𑐵𑐖 𑐎𑐵𑐬𑑂𑐫𑐵𑐬𑑂𑐠𑐷 𑐟𑑂𑐰𑐵𑐩𑐴𑑄 𑐥𑐸𑐣𑐬𑐵𑐐𑐟𑑅 𑑋 <text:s/></text:span></text:p>
      <text:p text:style-name="P2"><text:span text:style-name="T5">𑐥𑐹𑐬𑑂𑐰𑐡𑐟𑑂𑐟𑐦𑐮𑑄 𑐟𑑂𑐰𑐣𑑂𑐫𑐡𑑂𑐡𑐾𑐴𑐶 𑐩𑐵𑑄 𑐫𑐡𑐶 𑐱𑐎𑑂𑐫𑐟𑐾 𑑋𑑋 <text:s/>𑑑𑑒.𑑑𑑐𑑓 𑑋𑑋 <text:s text:c="2"/></text:span></text:p>
      <text:p text:style-name="P2"><text:span text:style-name="T5">𑐐𑐣𑑂𑐢𑐬𑑂𑐰𑐬𑐵𑐖 𑐄𑐰𑐵𑐔 𑑋 <text:s/></text:span></text:p>
      <text:p text:style-name="P2"><text:span text:style-name="T5">𑐳𑐹𑐬𑑂𑐫𑐮𑑀𑐎𑐐𑐟𑐱𑑂𑐔𑐵𑐳𑑂𑐩𑐶 𑐟𑐾𑐣 𑐡𑐟𑑂𑐟𑑄 𑐦𑐮𑑀𑐟𑑂𑐟𑐩𑑈𑑋 <text:s/></text:span></text:p>
      <text:p text:style-name="P2"><text:span text:style-name="T5">𑐩𑐫𑐵 𑐡𑐟𑑂𑐟𑑄 𑐦𑐮𑑄 𑐟𑐸𑐨𑑂𑐫𑐩𑐟𑑂𑐫𑐣𑑂𑐟𑐳𑐸𑐴𑐺𑐡𑑀 𑑇𑐳𑐶 𑐩𑐾 𑑋𑑋 𑑑𑑒.𑑑𑑐𑑔 𑑋𑑋 <text:s text:c="2"/></text:span></text:p>
      <text:p text:style-name="P2"><text:span text:style-name="T5">𑐎𑐸𑐟𑑀 𑑇𑐣𑑂𑐫𑐟𑑂𑐦𑐮𑐩𑐵𑐡𑐵𑐳𑑂𑐫𑐾 𑐩𑐩 𑐣𑐵𑐳𑑂𑐟𑐶 𑐥𑑂𑐮𑐰𑐒𑑂𑐐𑐩 𑑋 <text:s/></text:span></text:p>
      <text:p text:style-name="P2"><text:span text:style-name="T5">𑐳𑐹𑐬𑑂𑐫𑐮𑑀𑐎𑑄 𑐐𑐩𑐶𑐲𑑂𑐫𑐵𑐩𑐳𑑂𑐟𑐟𑑂𑐬 𑐫𑐵𑐔𑐳𑑂𑐰 𑐨𑐵𑐳𑑂𑐎𑐬𑑈𑑋𑑋 𑑑𑑒.𑑑𑑐𑑕 𑑋𑑋 <text:s text:c="2"/></text:span></text:p>
      <text:p text:style-name="P2"><text:span text:style-name="T5">𑐐𑐣𑑂𑐢𑐬𑑂𑐰𑐾𑐣𑐿𑐰𑐩𑐸𑐎𑑂𑐟𑐳𑑂𑐟𑐸 𑐟𑐠𑐾𑐟𑑂𑐫𑐵𑐴 𑐥𑑂𑐮𑐰𑐒𑑂𑐐𑐩𑑅 𑑋 <text:s/></text:span></text:p>
      <text:p text:style-name="P2"><text:span text:style-name="T5">𑐳𑐹𑐬𑑂𑐫𑐮𑑀𑐎𑑄 𑐟𑐟𑑅 𑐥𑑂𑐬𑐵𑐥𑑂𑐟𑐵 𑐐𑐣𑑂𑐢𑐬𑑂𑐰𑐵𑐡𑐫 𑐳𑐬𑑂𑐰𑐱𑑅 𑑋𑑋 𑑑𑑒.𑑑𑑐𑑖 𑑋𑑋 <text:s text:c="2"/></text:span></text:p>
      <text:p text:style-name="P2"><text:span text:style-name="T5">𑐐𑐣𑑂𑐢𑐬𑑂𑐰 𑐄𑐰𑐵𑐔 𑑋 <text:s/></text:span></text:p>
      <text:p text:style-name="P2"><text:span text:style-name="T5">𑐎𑐵𑐬𑑂𑐫𑐵𑐬𑑂𑐠𑐾𑐣 𑐥𑐸𑐣𑑅 𑐥𑑂𑐬𑐵𑐥𑑂𑐟𑐳𑑂𑐟𑑂𑐰𑐟𑑂𑐳𑐎𑐵𑐱𑑄 𑐏𑐐𑐾𑐱𑑂𑐰𑐬 𑑋 <text:s/></text:span></text:p>
      <text:p text:style-name="P2"><text:span text:style-name="T5">𑐥𑐹𑐬𑑂𑐰𑐡𑐟𑑂𑐟𑐦𑐮𑑄 𑐟𑑂𑐰𑐣𑑂𑐫𑐡𑑂𑐡𑐾𑐴𑐶 𑐖𑐷𑐰𑐩𑐣𑐵𑐱𑐫 𑑋𑑋 𑑑𑑒.𑑑𑑐𑑗 𑑋𑑋 <text:s text:c="2"/></text:span></text:p>
      <text:p text:style-name="P2"><text:span text:style-name="T5">𑐳𑐹𑐬𑑂𑐫 𑐄𑐰𑐵𑐔 𑑋 <text:s/></text:span></text:p>
      <text:p text:style-name="P2"><text:span text:style-name="T5">𑐳𑑀𑐩𑐮𑑀𑐎𑐐𑐟𑐱𑑂𑐔𑐵𑐳𑑂𑐩𑐶 𑐟𑐾𑐣 𑐡𑐟𑑂𑐟𑑄 𑐦𑐮𑑀𑐟𑑂𑐟𑐩𑑈𑑋 <text:s/></text:span></text:p>
      <text:p text:style-name="P2"><text:span text:style-name="T5">𑐳 𑐦𑐮𑑄 𑐡𑐟𑑂𑐟𑐩𑐾𑐰𑐵𑐳𑐶 𑐳𑐸𑐴𑐺𑐡𑐟𑑂𑐰𑐵𑐣𑑂𑐩𑐫𑐵 𑐟𑐰 𑑋𑑋 𑑑𑑒.𑑑𑑐𑑘 𑑋𑑋 <text:s text:c="2"/></text:span></text:p>
      <text:p text:style-name="P2"><text:span text:style-name="T5">𑐀𑐣𑑂𑐫𑐡𑑂𑐡𑐵𑐟𑐸𑑄 𑐣 𑐱𑐎𑑂𑐣𑑀𑐩𑐶 𑐐𑐔𑑂𑐕 𑐳𑑀𑐩𑐥𑐸𑐬𑐵𑐡𑑂𑐫 𑐰𑐿 𑑋 <text:s/></text:span></text:p>
      <text:p text:style-name="P2"><text:soft-page-break/><text:span text:style-name="T5">𑐟𑑄 𑐥𑑂𑐬𑐵𑐬𑑂𑐠𑐫𑐵𑐰𑐶𑐎𑐮𑑂𑐥𑐾𑐣 𑐀𑐟𑑂𑐬𑐶𑐥𑐸𑐟𑑂𑐬𑑄 𑐐𑑂𑐬𑐴𑐾𑐱𑑂𑐰𑐬𑑈𑑋𑑋 𑑑𑑒.𑑑𑑐𑑙 𑑋𑑋 <text:s text:c="2"/></text:span></text:p>
      <text:p text:style-name="P2"><text:span text:style-name="T5">𑐬𑐸𑐡𑑂𑐬 𑐄𑐰𑐵𑐔 𑑋 <text:s/></text:span></text:p>
      <text:p text:style-name="P2"><text:span text:style-name="T5">𑐐𑐟𑐵𑑅 𑐳𑐹𑐬𑑂𑐫𑐵𑐐𑑂𑐬𑐟𑑅 𑐎𑐺𑐟𑑂𑐰𑐵 𑐳𑑀𑐩𑐮𑑀𑐎𑑄 𑐟𑐠𑐿𑐰 𑐴𑐶 𑑋 <text:s/></text:span></text:p>
      <text:p text:style-name="P2"><text:span text:style-name="T5">𑐄𑐰𑐵𑐔 𑐳𑐹𑐬𑑂𑐫𑑅 𑐳𑑀𑐩𑐵𑐫 𑐎𑐵𑐬𑐞𑐵𑐥𑐾𑐎𑑂𑐲𑐫𑐵 𑐱𑐱𑐶𑑈𑑋𑑋 𑑑𑑒.𑑑𑑑𑑐 𑑋𑑋 <text:s text:c="2"/></text:span></text:p>
      <text:p text:style-name="P2"><text:span text:style-name="T5">𑐳𑑀𑐩 𑐄𑐰𑐵𑐔 𑑋 <text:s/></text:span></text:p>
      <text:p text:style-name="P2"><text:span text:style-name="T5">𑐎𑐶𑐩𑐬𑑂𑐠𑐩𑐵𑐐𑐟𑑀 𑐨𑐹𑐫𑑅 𑐎𑐬𑑂𑐟𑐰𑑂𑐫𑑄 𑐟𑐟𑑂𑐬 𑐨𑐵𑐳𑑂𑐎𑐬 𑑋 <text:s/></text:span></text:p>
      <text:p text:style-name="P2"><text:span text:style-name="T5">𑐦𑐮𑑄 𑐡𑐵𑐟𑐸𑑄 𑐥𑐸𑐣𑐳𑑂𑐟𑑂𑐰𑐣𑑂𑐫𑐣𑑂𑐩𑐸𑐎𑑂𑐟𑑂𑐰𑐵 𑐟𑑂𑐰𑐣𑑂𑐫𑐟𑑂𑐎𑐬𑑀𑐩𑑂𑐫𑐴𑑈𑑋𑑋 𑑑𑑒.𑑑𑑑𑑑 𑑋𑑋 <text:s text:c="2"/></text:span></text:p>
      <text:p text:style-name="P2"><text:span text:style-name="T5">𑐳𑐹𑐬𑑂𑐫 𑐄𑐰𑐵𑐔 𑑋 <text:s/></text:span></text:p>
      <text:p text:style-name="P2"><text:span text:style-name="T5">𑐫𑐡𑐶 𑐱𑐎𑑂𑐫𑑄 𑐦𑐮𑑄 𑐡𑐾𑐴𑐶 𑐀𑐣𑑂𑐫𑐣𑑂𑐣 𑐥𑑂𑐬𑐵𑐬𑑂𑐠𑐫𑐵𑐩𑑂𑐫𑐴𑑈𑑋 <text:s/></text:span></text:p>
      <text:p text:style-name="P2"><text:span text:style-name="T5">𑐣 𑐡𑐟𑑂𑐟𑐵𑐳𑐶 𑐦𑐮𑐩𑐣𑑂𑐫𑐣𑑂𑐩𑐫𑐵 𑐰𑐢𑑂𑐫𑑀 𑐨𑐰𑐶𑐲𑑂𑐫𑐳𑐶 𑑋𑑋 𑑑𑑒.𑑑𑑑𑑒 𑑋𑑋 <text:s text:c="2"/></text:span></text:p>
      <text:p text:style-name="P2"><text:span text:style-name="T5">𑐳𑑀𑐩 𑐄𑐰𑐵𑐔 𑑋 <text:s/></text:span></text:p>
      <text:p text:style-name="P2"><text:span text:style-name="T5">𑐁𑐐𑐩𑑄 𑐟𑐳𑑂𑐫 𑐰𑐎𑑂𑐲𑑂𑐫𑐵𑐩𑐶 𑐱𑐺𑐞𑐸𑐲𑑂𑐰𑐵𑐰𑐴𑐶𑐟𑑀 𑐨𑐰 𑑋 <text:s/></text:span></text:p>
      <text:p text:style-name="P2"><text:span text:style-name="T5">𑐂𑐣𑑂𑐡𑑂𑐬𑐾𑐞𑐵𑐳𑑂𑐩𑐶 𑐦𑐮𑑄 𑐡𑐟𑑂𑐟𑑄 𑐳 𑐦𑐮𑑄 𑐡𑐟𑑂𑐟 𑐩𑐾 𑐨𑐰𑐵𑐣𑑂 𑑋𑑋 𑑑𑑒.𑑑𑑑𑑓 𑑋𑑋 <text:s text:c="2"/></text:span></text:p>
      <text:p text:style-name="P2"><text:span text:style-name="T5">𑐐𑐟𑑂𑐰𑐿𑐰𑐾𑐣𑑂𑐡𑑂𑐬𑐳𑐡𑐳𑑂𑐟𑑂𑐰𑐣𑑂𑐫𑐟𑑂𑐥𑑂𑐬𑐵𑐬𑑂𑐠𑐫𑐵𑐩𑑅 𑐳𑐴𑐿𑐰 𑐟𑐸 𑑋 <text:s/></text:span></text:p>
      <text:p text:style-name="P2"><text:span text:style-name="T5">𑐊𑐰𑑄 𑐎𑐸𑐬𑑂𑐩 𑐂𑐟𑐶 𑐥𑑂𑐬𑐵𑐴 𑐐𑐟𑑂𑐰𑐾𑐣𑑂𑐡𑑂𑐬𑐳𑐡𑐣𑑄 𑐥𑑂𑐬𑐟𑐶 𑑋𑑋 𑑑𑑒.𑑑𑑑𑑔 𑑋𑑋 <text:s text:c="2"/></text:span></text:p>
      <text:p text:style-name="P2"><text:span text:style-name="T5">𑐳𑑀𑐩 𑐂𑐣𑑂𑐡𑑂𑐬𑐩𑐸𑐰𑐵𑐔𑐾𑐡𑑄 𑐦𑐮𑐎𑐵𑐩𑐵 𑐂𑐴𑐵𑐐𑐟𑐵𑑅 𑑋 <text:s/></text:span></text:p>
      <text:p text:style-name="P2"><text:span text:style-name="T5">𑐥𑐹𑐬𑑂𑐰𑐡𑐟𑑂𑐟𑐦𑐮𑐩𑐣𑑂𑐫𑐡𑑂𑐡𑐾𑐴𑐶 𑐱𑐎𑑂𑐬 𑐩𑐩𑐵𑐡𑑂𑐫 𑐰𑐿 𑑋𑑋 𑑑𑑒.𑑑𑑑𑑕 𑑋𑑋 <text:s text:c="2"/></text:span></text:p>
      <text:p text:style-name="P2"><text:span text:style-name="T5">𑐂𑐣𑑂𑐡𑑂𑐬 𑐄𑐰𑐵𑐔 𑑋 <text:s/></text:span></text:p>
      <text:p text:style-name="P2"><text:span text:style-name="T5">𑐫𑐡𑐬𑑂𑐠𑐩𑐶𑐴 𑐳𑐩𑑂𑐥𑑂𑐬𑐵𑐥𑑂𑐟𑑅 𑐳 𑐔 𑐣𑐵𑐳𑑂𑐟𑐶 𑐣𑐶𑐱𑐵𑐎𑐬 𑑋 <text:s/></text:span></text:p>
      <text:p text:style-name="P2"><text:span text:style-name="T5">𑐰𑐶𑐲𑑂𑐞𑐸𑐴𑐳𑑂𑐟𑐵𑐣𑑂𑐩𑐫𑐵 𑐥𑑂𑐬𑐵𑐥𑑂𑐟𑐩𑐾𑐎𑐩𑐾𑐰 𑐦𑐮𑑄 𑐱𑐸𑐨𑑈𑑋𑑋 𑑑𑑒.𑑑𑑑𑑖 𑑋𑑋 <text:s text:c="2"/></text:span></text:p>
      <text:p text:style-name="P2"><text:span text:style-name="T5">𑐳𑐬𑑂𑐰 𑐊𑐰 𑐴𑐶 𑐐𑐔𑑂𑐕𑐵𑐩𑑀 𑐰𑐶𑐲𑑂𑐞𑐸𑐮𑑀𑐎𑑄 𑐐𑑂𑐬𑐴𑐾𑐱𑑂𑐰𑐬 𑑋 <text:s/></text:span></text:p>
      <text:p text:style-name="P2"><text:span text:style-name="T5">𑐳𑐬𑑂𑐰 𑐊𑐰𑑀𑐥𑐖𑐐𑑂𑐩𑐸𑐳𑑂𑐟𑐾 𑐦𑐮𑐵𑐬𑑂𑐠𑑄 𑐩𑐢𑐸𑐳𑐹𑐡𑐣𑑈𑑋𑑋 𑑑𑑒.𑑑𑑑𑑗 𑑋𑑋 <text:s text:c="2"/></text:span></text:p>
      <text:p text:style-name="P2"><text:span text:style-name="T5">𑐊𑐰𑐩𑐸𑐎𑑂𑐟𑑂𑐰𑐵 𑐐𑐟𑐵𑑅 𑐳𑐬𑑂𑐰𑐾 𑐡𑐾𑐰𑐬𑐵𑐖𑐥𑐸𑐬𑐳𑑂𑐎𑐺𑐟𑐵𑑅 𑑋 <text:s/></text:span></text:p>
      <text:p text:style-name="P2"><text:span text:style-name="T5">𑐩𑐸𑐴𑐹𑐬𑑂𑐟𑐾𑐣𑐿𑐰 𑐳𑐩𑑂𑐥𑑂𑐬𑐵𑐥𑑂𑐟𑐵 𑐰𑐶𑐲𑑂𑐞𑐸𑐮𑑀𑐎𑑄 𑐫𑐱𑐳𑑂𑐰𑐶𑐣𑐶 𑑋𑑋 𑑑𑑒.𑑑𑑑𑑘 𑑋𑑋 <text:s text:c="2"/></text:span></text:p>
      <text:p text:style-name="P2"><text:span text:style-name="T5">𑐄𑐥𑐳𑐺𑐟𑑂𑐫 𑐟𑐟 𑐂𑐣𑑂𑐡𑑂𑐬𑑅 𑐥𑑂𑐬𑐞𑐶𑐥𑐟𑑂𑐫 𑐖𑐣𑐵𑐬𑑂𑐡𑐣𑑈𑑋 <text:s/></text:span></text:p>
      <text:p text:style-name="P2"><text:span text:style-name="T5">𑐳𑐬𑑂𑐰𑐾𑐲𑐵𑐩𑐸𑐥𑐬𑑀𑐢𑐾𑐣 𑐥𑑂𑐬𑐵𑐬𑑂𑐠𑐫𑐵𑐩𑐶 𑐫𑐱𑑀𑐢𑐬 𑑋𑑋 𑑑𑑒.𑑑𑑑𑑙 𑑋𑑋 <text:s text:c="2"/></text:span></text:p>
      <text:p text:style-name="P2"><text:span text:style-name="T5">𑐰𑐶𑐲𑑂𑐞𑐸𑐬𑐸𑐰𑐵𑐔 𑑋 <text:s/></text:span></text:p>
      <text:p text:style-name="P2"><text:span text:style-name="T5">𑐥𑐹𑐬𑑂𑐰𑐡𑐟𑑂𑐟𑐦𑐮𑐳𑑂𑐫𑐵𑐬𑑂𑐠𑐾 𑐟𑐔𑑂𑐔 𑐳𑐬𑑂𑐰{-}𑐩{-}𑐂𑐴𑐵𑐐𑐟𑐵𑑅 𑑋 <text:s/></text:span></text:p>
      <text:p text:style-name="P2"><text:span text:style-name="T5">𑐣 𑐱𑐎𑑂𑐣𑑀𑐩𑐶 𑐦𑐮𑑄 𑐡𑐵𑐟𑐸𑑄 𑐎𑐶𑑄 𑐰𑐵 𑐟𑑂𑐰𑐣𑑂𑐫𑐟𑑂𑐎𑐬𑑀𑐩𑑂𑐫𑐴𑑈𑑋𑑋 𑑑𑑒.𑑑𑑒𑑐 𑑋𑑋 <text:s text:c="2"/></text:span></text:p>
      <text:p text:style-name="P2"><text:span text:style-name="T5">𑐂𑐣𑑂𑐡𑑂𑐬 𑐄𑐰𑐵𑐔 𑑋 <text:s/></text:span></text:p>
      <text:p text:style-name="P2"><text:span text:style-name="T5">𑐧𑑂𑐬𑐴𑑂𑐩𑐵𑐞𑑂𑐜𑐩𑐥𑐶 𑐨𑐾𑐟𑑂𑐟𑐸𑑄 𑐟𑑂𑐰𑑄 𑐱𑐎𑑂𑐣𑑀𑐲𑐶 𑐐𑐬𑐸𑐜𑐢𑑂𑐰𑐖 𑑋 <text:s/></text:span></text:p>
      <text:p text:style-name="P2"><text:span text:style-name="T5">𑐀𑐱𑐎𑑂𑐫𑑄 𑐟𑐰 𑐣𑐵𑐳𑑂𑐟𑐷𑐟𑐶 𑐖𑐵𑐣𑐵𑐩𑐶 𑐥𑐸𑐬𑐸𑐲𑑀𑐟𑑂𑐟𑐩 𑑋𑑋 𑑑𑑒.𑑑𑑒𑑑 𑑋𑑋 <text:s text:c="2"/></text:span></text:p>
      <text:p text:style-name="P2"><text:span text:style-name="T5">𑐊𑐰𑐩𑐸𑐎𑑂𑐟𑑅 𑐥𑐸𑐣𑐬𑑂𑐰𑐶𑐲𑑂𑐞𑐸𑑅 𑐥𑑂𑐬𑐟𑑂𑐫𑐸𑐰𑐵𑐔 𑐥𑐸𑐬𑐣𑑂𑐡𑐬𑑈𑑋 <text:s/></text:span></text:p>
      <text:p text:style-name="P2"><text:span text:style-name="T5">𑐦𑐮𑐩𑐾𑐎𑑄 𑐥𑐬𑐶𑐟𑑂𑐫𑐖𑑂𑐫 𑐳𑐬𑑂𑐰𑑄 𑐱𑐎𑑂𑐣𑑀𑐩𑐶 𑐎𑑁𑐱𑐶𑐎 𑑋𑑋 𑑑𑑒.𑑑𑑒𑑒 𑑋𑑋 <text:s text:c="2"/></text:span></text:p>
      <text:p text:style-name="P2"><text:span text:style-name="T5">𑐄𑐥𑐵𑐫𑑀 𑑇𑐟𑑂𑐬 𑐥𑑂𑐬𑐰𑐎𑑂𑐲𑑂𑐫𑐵𑐩𑐶 𑐁𑐐𑐩𑑄 𑐱𑐺𑐞𑐸 𑐐𑑀𑐥𑐟𑐾 𑑋 <text:s/></text:span></text:p>
      <text:p text:style-name="P2"><text:span text:style-name="T5">𑐧𑑂𑐬𑐴𑑂𑐩𑐞𑐵 𑐔 𑐩𑐩 𑐡𑐟𑑂𑐟𑑄 𑐟𑐟𑑂𑐦𑐮𑐿𑐎𑑄 𑐥𑐸𑐬𑐣𑑂𑐡𑐬 𑑋𑑋 𑑑𑑒.𑑑𑑒𑑓 𑑋𑑋 <text:s text:c="2"/></text:span></text:p>
      <text:p text:style-name="P2"><text:span text:style-name="T5">𑐩𑐫𑐵 𑐡𑐟𑑂𑐟𑑄 𑐦𑐮𑑄 𑐟𑑂𑐰𑐾𑐎𑑄 𑐎𑐶𑐩𑐣𑑂𑐫𑐡𑑂𑐡𑐵𑐟𑐸𑐩𑐶𑐔𑑂𑐕𑐳𑐶 𑑋 <text:s/></text:span></text:p>
      <text:p text:style-name="P2"><text:span text:style-name="T5">𑐥𑑂𑐬𑐵𑐬𑑂𑐠𑐫𑐵𑐩𑑀 𑑇𑐟𑑂𑐬 𑐐𑐟𑑂𑐰𑐿𑐎𑑄 𑐥𑐬𑐩𑐾𑐲𑑂𑐛𑐶𑐥𑑂𑐬𑐖𑐵𑐥𑐟𑐶𑑈𑑋𑑋 <text:s/>𑑑𑑒.𑑑𑑒𑑔 𑑋𑑋 <text:s text:c="2"/></text:span></text:p>
      <text:p text:style-name="P2"><text:span text:style-name="T5">𑐟𑐰𑑀𑐥𑐬𑑀𑐢𑐵𑐡𑑂𑐡𑐾𑐰𑐾𑐣𑑂𑐡𑑂𑐬 𑐥𑑂𑐬𑐵𑐬𑑂𑐠𑐫𑐵𑐩𑐶 𑐥𑐶𑐟𑐵𑐩𑐴𑑈𑑋 <text:s/></text:span></text:p>
      <text:p text:style-name="P2"><text:span text:style-name="T5">𑐊𑐰𑐩𑐸𑐎𑑂𑐟𑑂𑐰𑐵 𑐐𑐟𑐵𑑅 𑐳𑐬𑑂𑐰𑐾 𑐥𑐸𑐬𑐳𑑂𑐎𑐺𑐟𑑂𑐫 𑐖𑐣𑐵𑐬𑑂𑐡𑐣𑑈𑑋𑑋 𑑑𑑒.𑑑𑑒𑑕 𑑋𑑋 <text:s text:c="2"/></text:span></text:p>
      <text:p text:style-name="P2"><text:span text:style-name="T5">𑐂𑐣𑑂𑐡𑑂𑐬𑑅 𑐳𑐹𑐬𑑂𑐫𑑅 𑐱𑐱𑐷 𑐔𑐿𑐰 𑐐𑐣𑑂𑐢𑐬𑑂𑐰𑑀 𑐰𑐵𑐣𑐬𑐳𑑂𑐟𑐠𑐵 𑑋 <text:s/></text:span></text:p>
      <text:p text:style-name="P2"><text:span text:style-name="T5">𑐰𑐶𑐥𑐸𑐮𑑅 𑐱𑑂𑐬𑐾𑐲𑑂𑐛𑐶𑐎𑐱𑑂𑐔𑐿𑐰 𑐬𑐵𑐖𑐡𑐹𑐟𑐡𑑂𑐰𑐫𑑄 𑐟𑐠𑐵 𑑋𑑋 𑑑𑑒.𑑑𑑒𑑖 𑑋𑑋 <text:s text:c="2"/></text:span></text:p>
      <text:p text:style-name="P2"><text:soft-page-break/><text:span text:style-name="T5">𑐧𑑂𑐬𑐴𑑂𑐩𑐮𑑀𑐎𑑄 𑐩𑐸𑐴𑐹𑐬𑑂𑐟𑐾𑐣 𑐥𑑂𑐬𑐵𑐥𑑂𑐟𑐰𑐵𑐣𑑂𑐳𑐸𑐬𑐳𑐸𑐣𑑂𑐡𑐬𑐶 𑑋 <text:s/></text:span></text:p>
      <text:p text:style-name="P2"><text:span text:style-name="T5">𑐡𑐺𑐲𑑂𑐚𑑂𑐰𑐵 𑐧𑑂𑐬𑐴𑑂𑐩𑐳𑐡𑑀 𑐬𑐩𑑂𑐫𑑄 𑐳𑐬𑑂𑐰𑐎𑐵𑐩𑐥𑐬𑐶𑐔𑑂𑐕𑐡𑑈𑑋𑑋 𑑑𑑒.𑑑𑑒𑑗 𑑋𑑋 <text:s text:c="2"/></text:span></text:p>
      <text:p text:style-name="P2"><text:span text:style-name="T5">𑐀𑐣𑐾𑐎𑐵𑐣𑐶 𑐰𑐶𑐔𑐶𑐟𑑂𑐬𑐵𑐞𑐶 𑐬𑐟𑑂𑐣𑐵𑐣𑐶 𑐰𑐶𑐰𑐶𑐢𑐵𑐣𑐶 𑐔 𑑋 <text:s/></text:span></text:p>
      <text:p text:style-name="P2"><text:span text:style-name="T5">𑐩𑐣𑑂𑐡𑐵𑐬𑐟𑐮 𑐱𑑀𑐨𑐵𑐣𑐶 𑐰𑐿𑐜𑐹𑐬𑑂𑐫𑐩𑐞𑐶𑐎𑐸𑐚𑑂𑐚𑐶𑐩𑐵𑐣𑑂 𑑋𑑋 𑑑𑑒.𑑑𑑒𑑘 𑑋𑑋 <text:s text:c="2"/></text:span></text:p>
      <text:p text:style-name="P2"><text:span text:style-name="T5">𑐥𑑂𑐬𑐰𑐵𑐮𑐩𑐞𑐶𑐳𑑂𑐟𑐩𑑂𑐨𑐵𑐣𑐶 𑐰𑐖𑑂𑐬𑐎𑐵𑐘𑑂𑐔𑐣𑐰𑐾𑐡𑐶𑐎𑐵𑑈𑑋 <text:s/></text:span></text:p>
      <text:p text:style-name="P2"><text:span text:style-name="T5">𑐥𑑂𑐬𑐰𑐵𑐮𑐳𑑂𑐦𑐵𑐚𑐶𑐎𑑀 𑐖𑐵𑐮 𑐂𑐣𑑂𑐡𑑂𑐬𑐣𑐷𑐮𑐐𑐰𑐵𑐎𑑂𑐲𑐎𑑅 𑑋𑑋 𑑑𑑒.𑑑𑑒𑑙 𑑋𑑋 <text:s text:c="2"/></text:span></text:p>
      <text:p text:style-name="P2"><text:span text:style-name="T5">𑐥𑐱𑑂𑐫𑐟𑐾 𑐰𑐶𑐥𑐸𑐮𑐳𑑂𑐟𑐟𑑂𑐬 𑐣𑐵𑐣𑐵𑐰𑐺𑐎𑑂𑐲 𑐩𑐣𑑀𑐬𑐩𑐵𑑅 𑑋 <text:s/></text:span></text:p>
      <text:p text:style-name="P2"><text:span text:style-name="T5">𑐥𑐸𑐲𑑂𑐥𑐵𑐣𑐵𑐩𑐶𑐟𑐰𑐺𑐎𑑂𑐲𑐵𑐐𑑂𑐬𑐵𑑅 𑐦𑐮𑐵𑐣𑐵𑐩𑐶𑐟𑐎𑐵 𑐨𑐰𑐾𑐟𑑂 𑑋𑑋 𑑑𑑒.𑑑𑑓𑑐 𑑋𑑋 <text:s text:c="2"/></text:span></text:p>
      <text:p text:style-name="P2"><text:span text:style-name="T5">𑐳𑐬𑑂𑐰𑐬𑐟𑑂𑐣𑐩𑐫𑐵 𑐰𑐺𑐎𑑂𑐲𑐵𑑅 𑐳𑐬𑑂𑐰𑐬𑐟𑑂𑐣𑐩𑐫𑑄 𑐖𑐮𑑈𑑋 <text:s/></text:span></text:p>
      <text:p text:style-name="P2"><text:span text:style-name="T5">𑐰𑐺𑐎𑑂𑐲𑐐𑐸𑐮𑑂𑐩𑐮𑐟𑐵𑐰𑐮𑑂𑐮𑐷 𑐎𑐣𑑂𑐡𑐩𑐹𑐮𑐦𑐮𑐵𑐣𑐶 𑐔 𑑋𑑋 𑑑𑑒.𑑑𑑓𑑑 𑑋𑑋 <text:s text:c="2"/></text:span></text:p>
      <text:p text:style-name="P2"><text:span text:style-name="T5">𑐳𑐬𑑂𑐰𑐾 𑐬𑐟𑑂𑐣𑐩𑐫𑐵 𑐡𑐺𑐲𑑂𑐚𑐵 𑐰𑐶𑐥𑐸𑐮𑑀 𑐰𑐶𑐥𑐸𑐮𑐾𑐎𑑂𑐲𑐞𑑅 𑑋 <text:s/></text:span></text:p>
      <text:p text:style-name="P2"><text:span text:style-name="T5">𑐀𑐣𑐾𑐎𑐨𑑁𑐩𑑄 𑐥𑑂𑐬𑐵𑐳𑐵𑐡𑑄 𑐩𑐸𑐎𑑂𑐟𑐵𑐡𑐵𑐩𑐰𑐶𑐨𑐹𑐲𑐶𑐟𑑈𑑋𑑋 𑑑𑑒.𑑑𑑓𑑒 𑑋𑑋 <text:s text:c="2"/></text:span></text:p>
      <text:p text:style-name="P2"><text:span text:style-name="T5">𑐀𑐥𑑂𑐳𑐬𑑀𑐐𑐞𑐎𑑀𑐚𑐷𑐨𑐶𑑅 𑐳𑐬𑑂𑐰𑐵𑐨𑐬𑐞𑐨𑐹𑐲𑐶𑐟𑑈𑑋 <text:s/></text:span></text:p>
      <text:p text:style-name="P2"><text:span text:style-name="T5">𑐰𑐶𑐩𑐵𑐣𑐎𑑀𑐚𑐶𑐎𑑀𑐚𑐷𑐣𑐵𑑄 𑐳𑐬𑑂𑐰𑐎𑐵𑐩𑐳𑐩𑐣𑑂𑐰𑐶𑐟𑑈𑑋𑑋 𑑑𑑒.𑑑𑑓𑑓 𑑋𑑋 <text:s text:c="2"/></text:span></text:p>
      <text:p text:style-name="P2"><text:span text:style-name="T5">𑐧𑑂𑐬𑐴𑑂𑐩𑐮𑑀𑐎𑐳𑐨𑐵 𑐬𑐩𑑂𑐫𑐵 𑐳𑐹𑐬𑑂𑐫𑐎𑑀𑐚𑐶𑐳𑐩𑐥𑑂𑐬𑐨𑐵 𑑋 <text:s/></text:span></text:p>
      <text:p text:style-name="P2"><text:span text:style-name="T5">𑐟𑐟𑑂𑐬 𑐧𑑂𑐬𑐴𑑂𑐩𑐵 𑐳𑐸𑐏𑐵𑐳𑐷𑐣𑑀 𑐣𑐵𑐣𑐵𑐬𑐟𑑂𑐣𑑀𑐥𑐱𑑀𑐨𑐶𑐟𑐾 𑑋𑑋 𑑑𑑒.𑑑𑑓𑑔 𑑋𑑋 <text:s text:c="2"/></text:span></text:p>
      <text:p text:style-name="P2"><text:span text:style-name="T5">𑐔𑐟𑐸𑐬𑑂𑐩𑐹𑐬𑑂𑐟𑐶𑐱𑑂𑐔𑐟𑐸𑐬𑑂𑐰𑐎𑑂𑐟𑑂𑐬𑐱𑑂𑐔𑐟𑐸𑐬𑑂𑐧𑐵𑐴𑐸𑐱𑑂𑐔𑐟𑐸𑐬𑑂𑐨𑐸𑐖𑑅 𑑋 <text:s/></text:span></text:p>
      <text:p text:style-name="P2"><text:span text:style-name="T5">𑐔𑐟𑐸𑐬𑑂𑐰𑐾𑐡𑐢𑐬𑑀 𑐡𑐾𑐰𑐱𑑂𑐔𑐟𑐸𑐬𑐵𑐱𑑂𑐬𑐩𑐣𑐵𑐫𑐎𑑅 𑑋𑑋 𑑑𑑒.𑑑𑑓𑑕 𑑋𑑋 <text:s text:c="2"/></text:span></text:p>
      <text:p text:style-name="P2"><text:span text:style-name="T5">𑐔𑐟𑐸𑐬𑑂𑐰𑐾𑐡𑐵𑐰𑐺𑐟𑐳𑑂𑐟𑐟𑑂𑐬 𑐩𑐹𑐬𑑂𑐟𑐶𑐩𑐣𑑂𑐟{-}𑐩{-}𑐄𑐥𑐵𑐳𑐟𑐾 𑑋 <text:s/></text:span></text:p>
      <text:p text:style-name="P2"><text:span text:style-name="T5">𑐐𑐵𑐫𑐟𑑂𑐬𑐷 𑐰𑐾𑐡𑐩𑐵𑐟𑐵 𑐔 𑐳𑐵𑐰𑐶𑐟𑑂𑐬𑐷 𑐔 𑐳𑐸𑐬𑐹𑐥𑐶𑐞𑐷 𑑋𑑋 𑑑𑑒.𑑑𑑓𑑖 𑑋𑑋 <text:s text:c="2"/></text:span></text:p>
      <text:p text:style-name="P2"><text:span text:style-name="T5">𑐰𑑂𑐫𑐵𑐴𑐺𑐟𑐶𑑅 𑐥𑑂𑐬𑐞𑐰𑐱𑑂𑐔𑐿𑐰 𑐩𑐹𑐬𑑂𑐟𑐶𑐩𑐵𑐣𑑂𑐳𑐩𑐸𑐥𑐵𑐳𑐟𑐾 𑑋 <text:s/></text:span></text:p>
      <text:p text:style-name="P2"><text:span text:style-name="T5">𑐰𑑁𑐲𑐚𑑂𑐎𑐵𑐬𑑀 𑐰𑐲𑐚𑑂𑐎𑐵𑐬𑑀 𑐣𑐩𑐳𑑂𑐎𑐵𑐬𑑅 𑐳 𑐩𑐹𑐬𑑂𑐟𑐶𑐩𑐵𑐣𑑂 𑑋𑑋 𑑑𑑒.𑑑𑑓𑑗 𑑋𑑋 <text:s text:c="2"/></text:span></text:p>
      <text:p text:style-name="P2"><text:span text:style-name="T5">𑐱𑑂𑐬𑐸𑐟𑐶𑑅 𑐳𑑂𑐩𑐺𑐟𑐶𑐱𑑂𑐔 𑐣𑐷𑐟𑐶𑐱𑑂𑐔 𑐢𑐬𑑂𑐩𑐱𑐵𑐳𑑂𑐟𑑂𑐬𑑄 𑐳𑐩𑐹𑐬𑑂𑐟𑐶𑐩𑐟𑑂 𑑋 <text:s/></text:span></text:p>
      <text:p text:style-name="P2"><text:span text:style-name="T5">𑐂𑐟𑐶𑐴𑐵𑐳𑑅 𑐥𑐸𑐬𑐵𑐞𑑄 𑐔 𑐳𑐵𑑄𑐏𑑂𑐫𑐫𑑀𑐐𑑅 𑐥𑐟𑐘𑑂𑐖𑐮𑑈𑑋𑑋 𑑑𑑒.𑑑𑑓𑑘 𑑋𑑋 <text:s text:c="2"/></text:span></text:p>
      <text:p text:style-name="P2"><text:span text:style-name="T5">𑐁𑐫𑐸𑐬𑑂𑐰𑐾𑐡𑑀 𑐢𑐣𑐸𑐬𑑂𑐰𑐾𑐡𑑀 𑐰𑐾𑐡𑑀 𑐐𑐵𑐣𑑂𑐢𑐬𑑂𑐰{-}𑐩{-}𑐊𑐰 𑐔 𑑋 <text:s/></text:span></text:p>
      <text:p text:style-name="P2"><text:span text:style-name="T5">𑐀𑐬𑑂𑐠𑐰𑐾𑐡𑑀 𑑇𑐣𑑂𑐫𑐰𑐾𑐡𑐵𑐱𑑂𑐔 𑐩𑐹𑐬𑑂𑐟𑐶𑐩𑐵𑐣𑑂𑐳𑐩𑐸𑐥𑐵𑐳𑐟𑐾 𑑋𑑋 𑑑𑑒.𑑑𑑓𑑙 𑑋𑑋 <text:s text:c="2"/></text:span></text:p>
      <text:p text:style-name="P2"><text:span text:style-name="T5">𑐟𑐟𑑀 𑐧𑑂𑐬𑐴𑑂𑐩𑐵 𑐳𑐩𑐸𑐟𑑂𑐠𑐵𑐫 𑐀𑐨𑐶𑐐𑐩𑑂𑐫 𑐖𑐣𑐵𑐬𑑂𑐡𑐣𑑈𑑋 <text:s/></text:span></text:p>
      <text:p text:style-name="P2"><text:span text:style-name="T5">𑐐𑐵𑑄 𑐔 𑐀𑐬𑑂𑐑𑑄 𑐔 𑐡𑐟𑑂𑐟𑑂𑐰𑐿𑐰𑐩𑐵𑐳𑑂𑐫𑐟𑐵𑐩𑐶𑐟𑐶 𑐔𑐵𑐧𑑂𑐬𑐰𑐷𑐟𑑂 𑑋𑑋 𑑑𑑒.𑑑𑑔𑑐 𑑋𑑋 <text:s text:c="2"/></text:span></text:p>
      <text:p text:style-name="P2"><text:span text:style-name="T5">𑐩𑐞𑐶𑐬𑐟𑑂𑐣𑐩𑐫𑐾 𑐡𑐶𑐰𑑂𑐫𑐾 𑐁𑐳𑐣𑐾 𑐐𑐬𑐸𑐜𑐢𑑂𑐰𑐖𑑅 𑑋 <text:s/></text:span></text:p>
      <text:p text:style-name="P2"><text:span text:style-name="T5">𑐡𑐾𑐰𑐬𑐵𑐖𑑀 𑐬𑐰𑐶𑑅 𑐳𑑀𑐩𑑀 𑐐𑐣𑑂𑐢𑐬𑑂𑐰𑑅 𑐥𑑂𑐮𑐰𑐐𑐾𑐱𑑂𑐰𑐬𑑅 𑑋𑑋 𑑑𑑒.𑑑𑑔𑑑 𑑋𑑋 <text:s text:c="2"/></text:span></text:p>
      <text:p text:style-name="P2"><text:span text:style-name="T5">𑐰𑐶𑐥𑐸𑐮𑐱𑑂𑐔 𑐩𑐴𑐵𑐳𑐟𑑂𑐟𑑂𑐰 𑐁𑐳𑑂𑐫𑐟𑐵𑑄 𑐬𑐟𑑂𑐣-𑐁𑐳𑐣𑐾 𑑋 <text:s/></text:span></text:p>
      <text:p text:style-name="P2"><text:span text:style-name="T5">𑐳𑐵𑐢𑐸 𑐨𑑀 𑐰𑐶𑐥𑐸𑐮 𑐱𑑂𑐬𑐾𑐲𑑂𑐛 𑐳𑐵𑐢𑐸 𑐨𑑀 𑐰𑐶𑐥𑐸𑐮𑑄 𑐟𑐥𑑅 𑑋𑑋 𑑑𑑒.𑑑𑑔𑑒 𑑋𑑋 <text:s text:c="2"/></text:span></text:p>
      <text:p text:style-name="P2"><text:span text:style-name="T5">𑐳𑐵𑐢𑐸 𑐨𑑀 𑐰𑐶𑐥𑐸𑐮𑐥𑑂𑐬𑐵𑐖𑑂𑐘 𑐳𑐵𑐢𑐸 𑐨𑑀 𑐰𑐶𑐥𑐸𑐮𑐱𑑂𑐬𑐶𑐫 𑑋 <text:s/></text:span></text:p>
      <text:p text:style-name="P2"><text:span text:style-name="T5">𑐟𑑀𑐲𑐶𑐟𑐵𑑅 𑐳𑑂𑐩 𑐰𑐫𑑄 𑐳𑐬𑑂𑐰𑐾 𑐧𑑂𑐬𑐴𑑂𑐩𑐰𑐶𑐲𑑂𑐞𑐸𑐩𑐴𑐾𑐱𑑂𑐰𑐬𑐵𑑅 𑑋𑑋 𑑑𑑒.𑑑𑑔𑑓 𑑋𑑋 <text:s text:c="2"/></text:span></text:p>
      <text:p text:style-name="P2"><text:span text:style-name="T5">𑐁𑐡𑐶𑐟𑑂𑐫𑐵 𑐰𑐳𑐰𑑀 𑐬𑐸𑐡𑑂𑐬𑐵𑑅 𑐳𑐵𑐢𑑂𑐫𑐵𑐱𑑂𑐰𑐶𑐣𑑁 𑐩𑐬𑐸𑐟𑑂𑐟𑐠𑐵 𑑋 <text:s/></text:span></text:p>
      <text:p text:style-name="P2"><text:span text:style-name="T5">𑐨𑐸𑐒𑑂𑐎𑑂𑐲𑑂𑐰 𑐨𑑀𑐐𑐵𑐣𑑂𑐫𑐠𑑀𑐟𑑂𑐳𑐵𑐴𑑄 𑐩𑐩 𑐮𑑀𑐎𑐾 𑐫𑐠𑐵𑐳𑐸𑐏𑑈𑑋𑑋 𑑑𑑒.𑑑𑑔𑑔 𑑋𑑋 <text:s text:c="2"/></text:span></text:p>
      <text:p text:style-name="P2"><text:span text:style-name="T5">𑐂𑐫𑑄 𑐰𑐶𑐩𑐵𑐣𑐎𑑀𑐚𑐷𑐣𑐵𑑄 𑐟𑐰𑐵𑐬𑑂𑐠𑐵𑐫𑑀𑐥𑐎𑐮𑑂𑐥𑐶𑐟𑐵 𑑋 <text:s/></text:span></text:p>
      <text:p text:style-name="P2"><text:span text:style-name="T5">𑐳𑐴𑐳𑑂𑐬𑐵𑐞𑐵𑑄 𑐳𑐴𑐳𑑂𑐬𑐵𑐞𑐶 𑐀𑐥𑑂𑐳𑐬𑐵 𑐎𑐵𑐩𑐬𑐹𑐥𑐶𑐞𑐷 𑑋𑑋 𑑑𑑒.𑑑𑑔𑑕 𑑋𑑋 <text:s text:c="2"/></text:span></text:p>
      <text:p text:style-name="P2"><text:span text:style-name="T5">𑐟𑐰𑐵𑐬𑑂𑐠𑐷𑐫𑑀𑐥𑐳𑐬𑑂𑐥𑐣𑑂𑐟𑐶 𑐳𑐬𑑂𑐰𑐵𑐮𑑄𑐎𑐵𑐬𑐨𑐹𑐲𑐶𑐟𑐵𑑅 𑑋 <text:s/></text:span></text:p>
      <text:p text:style-name="P2"><text:span text:style-name="T5">𑐫𑐵𑐰𑐟𑑂𑐎𑐮𑑂𑐥𑐳𑐴𑐳𑑂𑐬𑐵𑐞𑐶 𑐥𑐬𑐵𑐬𑑂𑐢𑐵𑐣𑐶 𑐟𑐥𑑀𑐢𑐣 𑑋 <text:s/></text:span></text:p>
      <text:p text:style-name="P2"><text:span text:style-name="T5">𑐫𑐟𑑂𑐬 𑐫𑐟𑑂𑐬 𑐥𑑂𑐬𑐫𑐵𑐳𑐶𑐟𑑂𑐰𑑄 𑐟𑐟𑑂𑐬 𑐟𑐟𑑂𑐬𑑀𑐥𑐨𑐸𑐖𑑂𑐫𑐟𑐵𑑈𑑋𑑋 𑑑𑑒.𑑑𑑔𑑖 𑑋𑑋 <text:s text:c="2"/></text:span></text:p>
      <text:p text:style-name="P2"><text:span text:style-name="T5">𑐩𑐴𑐾𑐱𑑂𑐰𑐬 𑐄𑐰𑐵𑐔 𑑋 <text:s/></text:span></text:p>
      <text:p text:style-name="P2"><text:soft-page-break/><text:span text:style-name="T5">𑐂𑐟𑐶 𑐱𑑂𑐬𑐸𑐟𑑂𑐰𑐵 𑐰𑐔𑐳𑑂𑐟𑐳𑑂𑐫 𑐰𑐶𑐥𑐸𑐮𑑀 𑐰𑐶𑐥𑐸𑐮𑐾𑐎𑑂𑐲𑐞𑑅 𑑋 <text:s/></text:span></text:p>
      <text:p text:style-name="P2"><text:span text:style-name="T5">𑐰𑐾𑐥𑐩𑐵𑐣𑑀 𑐨𑐫𑐟𑑂𑐬𑐳𑑂𑐟 𑐀𑐱𑑂𑐬𑐸𑐥𑐹𑐬𑑂𑐞𑐵𑐎𑐸𑐮𑐾𑐎𑑂𑐲𑐞𑑅 𑑋𑑋 𑑑𑑒.𑑑𑑔𑑗 𑑋𑑋 <text:s text:c="2"/></text:span></text:p>
      <text:p text:style-name="P2"><text:span text:style-name="T5">𑐥𑑂𑐬𑐞𑐩𑑂𑐫 𑐱𑐶𑐬𑐳𑐵 𑐨𑐹𑐩𑑁 𑐥𑑂𑐬𑐞𑐶𑐥𑐟𑑂𑐫 𑐥𑐸𑐣𑑅 𑐥𑐸𑐣𑑅 𑑋 <text:s/></text:span></text:p>
      <text:p text:style-name="P2"><text:span text:style-name="T5">𑐄𑐰𑐵𑐔 𑐩𑐢𑐸𑐬𑑄 𑐰𑐵𑐎𑑂𑐫𑑄 𑐧𑑂𑐬𑐴𑑂𑐩𑐮𑑀𑐎𑐥𑐶𑐟𑐵𑐩𑐴𑑈𑑋𑑋 𑑑𑑒.𑑑𑑔𑑘 𑑋𑑋 <text:s text:c="2"/></text:span></text:p>
      <text:p text:style-name="P2"><text:span text:style-name="T5">𑐰𑐶𑐥𑐸𑐮 𑐄𑐰𑐵𑐔 𑑋 <text:s/></text:span></text:p>
      <text:p text:style-name="P2"><text:span text:style-name="T5">𑐨𑐐𑐰𑐣𑑂𑐳𑐬𑑂𑐰𑐮𑑀𑐎𑐾𑐱 𑐳𑐬𑑂𑐰𑐮𑑀𑐎𑐥𑐶𑐟𑐵𑐩𑐴 𑑋 <text:s/></text:span></text:p>
      <text:p text:style-name="P2"><text:span text:style-name="T5">𑐳𑑂𑐰𑐥𑑂𑐣𑐨𑐹𑐟𑐩𑐶𑐰𑐵𑐱𑑂𑐔𑐬𑑂𑐫𑑄 𑐥𑐱𑑂𑐫𑐵𑐩𑐶 𑐟𑑂𑐬𑐶𑐡𑐱𑐾𑐱𑑂𑐰𑐬 𑑋 <text:s/></text:span></text:p>
      <text:p text:style-name="P2"><text:span text:style-name="T5">𑐳𑑂𑐩𑐺𑐟𑐶𑐨𑑂𑐬𑑄𑐱𑐱𑑂𑐔 𑐩𑐾 𑐖𑐵𑐟𑑀 𑐧𑐸𑐡𑑂𑐢𑐶𑐬𑑂𑐖𑐵𑐟𑐵𑐣𑑂𑐢𑐔𑐾𑐟𑐣𑐵 𑑋𑑋 𑑑𑑒.𑑑𑑔𑑙 𑑋𑑋 <text:s text:c="2"/></text:span></text:p>
      <text:p text:style-name="P2"><text:span text:style-name="T5">𑐟𑐸𑐨𑑂𑐫𑑄 𑐟𑑂𑐬𑐿𑐮𑑀𑐎𑑂𑐫𑐧𑐣𑑂𑐢𑑀 𑐨𑐰 𑐩𑐩 𑐱𑐬𑐞𑑄 𑐟𑑂𑐬𑐵𑐴𑐶 𑐳𑑄𑐳𑐵𑐬𑐑𑑀𑐬𑐵𑐡𑑂 <text:s/></text:span></text:p>
      <text:p text:style-name="P2"><text:span text:style-name="T5">𑐨𑐷𑐟𑑀 𑑇𑐴𑑄 𑐐𑐬𑑂𑐨𑐰𑐵𑐳𑐵𑐖𑑂𑐖𑐬𑐩𑐬𑐞𑐨𑐫𑐵𑐟𑑂𑐟𑑂𑐬𑐵𑐴𑐶 𑐩𑐵𑑄 𑐩𑑀𑐴𑐧𑐣𑑂𑐢𑐵𑐟𑑂 𑑋 <text:s/></text:span></text:p>
      <text:p text:style-name="P2"><text:span text:style-name="T5">𑐣𑐶𑐟𑑂𑐫𑑄 𑐬𑑀𑐐𑐵𑐢𑐶𑐰𑐵𑐳𑐩𑐣𑐶𑐫𑐟𑐰𑐥𑐸𑐲𑑄 𑐟𑑂𑐬𑐵𑐴𑐶 𑐩𑐵𑑄 𑐎𑐵𑐮𑐥𑐵𑐱𑐵𑐟𑑂 <text:s/></text:span></text:p>
      <text:p text:style-name="P2"><text:span text:style-name="T5">𑐟𑐶𑐬𑑂𑐫𑑄 𑐔𑐵𑐣𑑂𑐫𑑀𑐣𑑂𑐫𑐨𑐎𑑂𑐲𑑄 𑐧𑐴𑐸𑐫𑐸𑐐𑐱𑐟𑐱𑐳𑑂𑐟𑑂𑐬𑐵𑐴𑐶 𑐩𑑀𑐴𑐵𑐣𑑂𑐢𑐎𑐵𑐬𑐵𑐟𑑂 𑑋𑑋 𑑑𑑒.𑑑𑑕𑑐 𑑋𑑋 <text:s text:c="2"/></text:span></text:p>
      <text:p text:style-name="P2"><text:span text:style-name="T5">𑐱𑑂𑐬𑐸𑐟𑑂𑐰𑐿𑐰𑑀𑐰𑐵𑐔 𑐧𑑂𑐬𑐴𑑂𑐩𑐵 𑐰𑐶𑐥𑐸𑐮𑐩𑐟𑐶 𑐥𑐸𑐣𑐬𑑂𑐩𑐵𑐣𑐫𑐶𑐟𑑂𑐰𑐵 𑐫𑐠𑐵𑐰𑐡𑑂 <text:s/></text:span></text:p>
      <text:p text:style-name="P2"><text:span text:style-name="T5">𑐁𑐴𑐹𑐟𑐳𑐩𑑂𑐥𑑂𑐮𑐰𑐵𑐣𑑂𑐟𑐾 𑐨𑐰𑐶𑐲𑑂𑐫𑐳𑐶 𑐟𑐰 𑐩𑐾 𑐖𑐣𑑂𑐩𑐮𑑀𑐨𑑀 𑐣 𑐨𑐹𑐫𑑅 𑑋 <text:s/></text:span></text:p>
      <text:p text:style-name="P2"><text:span text:style-name="T5">𑐐𑐬𑑂𑐨𑐵𑐰𑐵𑐳𑑄 𑐣 𑐔 𑐟𑑂𑐰𑐣𑑂𑐣 𑐔 𑐥𑐸𑐣𑐩𑐬𑐞𑑄 𑐎𑑂𑐮𑐾𑐱𑐩𑐵𑐫𑐵𑐳𑐥𑐹𑐬𑑂𑐞𑑄 <text:s/></text:span></text:p>
      <text:p text:style-name="P2"><text:span text:style-name="T5">𑐕𑐶𑐟𑑂𑐟𑑂𑐰𑐵 𑐩𑑀𑐴𑐵𑐣𑑂𑐢𑐱𑐟𑑂𑐬𑐸𑑄 𑐰𑑂𑐬𑐖𑐳𑐶 𑐔 𑐥𑐬𑐩𑑄 𑐧𑑂𑐬𑐴𑑂𑐩𑐨𑐹𑐫𑐟𑑂𑐰𑐩𑐾𑐲𑐶 𑑋𑑋 𑑑𑑒.𑑑𑑕𑑑 𑑋𑑋 <text:s text:c="2"/></text:span></text:p>
      <text:p text:style-name="P2"><text:span text:style-name="T5">𑐩𑐴𑐾𑐱𑑂𑐰𑐬 𑐄𑐰𑐵𑐔 𑑋 <text:s/></text:span></text:p>
      <text:p text:style-name="P2"><text:span text:style-name="T5">𑐧𑑂𑐬𑐴𑑂𑐩𑐞𑐵 𑐊𑐰𑐩𑐸𑐎𑑂𑐟𑐳𑑂𑐟𑐸 𑐰𑐶𑐲𑑂𑐞𑐸𑐣𑐵 𑐥𑑂𑐬𑐨𑐰𑐶𑐲𑑂𑐞𑐸𑐣𑐵 𑑋 <text:s/></text:span></text:p>
      <text:p text:style-name="P2"><text:span text:style-name="T5">𑐊𑐰𑑄 𑐨𑐰𑐟𑐸 𑐨𑐡𑑂𑐬𑑄 𑐰𑑀 𑐫𑐠𑑀𑐰𑐵𑐔 𑐥𑐶𑐟𑐵𑐩𑐴𑑅 𑑋𑑋 𑑑𑑒.𑑑𑑕𑑒 𑑋𑑋 <text:s text:c="2"/></text:span></text:p>
      <text:p text:style-name="P2"><text:span text:style-name="T5">𑐂𑐣𑑂𑐡𑑂𑐬𑐾𑐞 𑐬𑐰𑐶𑐞𑐵 𑐔𑐿𑐰 𑐳𑑀𑐩𑐾𑐣 𑐔 𑐥𑐸𑐣𑑅 𑐥𑐸𑐣𑑅 𑑋 <text:s/></text:span></text:p>
      <text:p text:style-name="P2"><text:span text:style-name="T5">𑐳𑐵𑐢𑑂𑐫𑐵𑐡𑐶𑐟𑑂𑐫𑐿𑐬𑑂𑐩𑐬𑐸𑐡𑑂𑐬𑐸𑐡𑑂𑐬𑐿𑐬𑑂𑐰𑐶𑐱𑑂𑐰𑐾𑐨𑐶𑐬𑑂𑐰𑐳𑐰𑐿𑐳𑑂𑐟𑐠𑐵 𑑋𑑋 𑑑𑑒.𑑑𑑕𑑓 𑑋𑑋 <text:s text:c="2"/></text:span></text:p>
      <text:p text:style-name="P2"><text:span text:style-name="T5">𑐀𑐴𑑀 𑐟𑐥𑑅𑐦𑐮𑑄 𑐡𑐶𑐰𑑂𑐫𑑄 𑐰𑐶𑐥𑐸𑐮𑐳𑑂𑐫 𑐩𑐴𑐵𑐟𑑂𑐩𑐣𑑅 𑑋 <text:s/></text:span></text:p>
      <text:p text:style-name="P2"><text:span text:style-name="T5">𑐳𑑂𑐰𑐱𑐬𑐷𑐬𑑀 𑐡𑐶𑐰𑑄 𑐥𑑂𑐬𑐵𑐥𑑂𑐟𑑅 𑐱𑑂𑐬𑐡𑑂𑐢𑐫𑐵𑐟𑐶𑐠𑐶𑐥𑐹𑐖𑐫𑐵 𑑋𑑋 𑑑𑑒.𑑑𑑕𑑔 𑑋𑑋 <text:s text:c="2"/></text:span></text:p>
      <text:p text:style-name="P2"><text:span text:style-name="T5">𑐊𑐰𑐩𑐵𑐡𑐷𑐣𑑂𑐫𑐣𑐾𑐎𑐵𑐣𑐶 𑐰𑐶𑐥𑐸𑐮𑐾 𑐥𑐬𑐶𑐎𑐷𑐬𑑂𑐟𑐶𑐟𑑈𑑋 <text:s/></text:span></text:p>
      <text:p text:style-name="P2"><text:span text:style-name="T5">𑐧𑑂𑐬𑐴𑑂𑐩𑐵𑐞𑑄 𑐥𑐸𑐣𑐬𑐾𑐰𑐵𑐴 𑐰𑐶𑐲𑑂𑐞𑐸𑐬𑑂𑐰𑐶𑐱𑑂𑐰𑐖𑐐𑐟𑑂𑐥𑑂𑐬𑐨𑐸𑑅 𑑋𑑋 𑑑𑑒.𑑑𑑕𑑕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𑐰𑐶𑐥𑐸𑐮𑑀𑐥𑐵𑐏𑑂𑐫𑐵𑐣𑑀 𑐣𑐵𑐩𑐵𑐢𑑂𑐫𑐵𑐫𑑀 𑐡𑑂𑐰𑐵𑐡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𑐎𑐠𑑄 𑐳𑐸𑐏𑑀𑐥𑐵𑐫𑑀 𑐣 𑐎𑑂𑐬𑐶𑐫𑐟𑐾 ---- <text:s text:c="2"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𑐀𑐴𑐶𑑄𑐳𑐵𑐟𑐶𑐠𑑂𑐫𑐎𑐵𑐣𑐵𑑄 𑐔 𑐱𑑂𑐬𑐸𑐟𑑀 𑐢𑐬𑑂𑐩𑑅 𑐳𑐸𑐰𑐶𑐳𑑂𑐟𑐬𑑅 𑑋 <text:s/></text:span></text:p>
      <text:p text:style-name="P2"><text:span text:style-name="T5">𑐎𑐶𑑄 𑐣 𑐎𑐸𑐬𑑂𑐰𑐣𑑂𑐟𑐶 𑐩𑐣𑐸𑐖𑐵𑑅 𑐳𑐸𑐏𑑀𑐥𑐵𑐫𑑄 𑐩𑐴𑐟𑑂𑐦𑐮𑑈𑑋𑑋 𑑑𑑓.𑑑 𑑋𑑋 <text:s text:c="2"/></text:span></text:p>
      <text:p text:style-name="P2"><text:span text:style-name="T5">𑐳𑑂𑐰𑐱𑐬𑐷𑐬𑐾 𑐳𑑂𑐠𑐶𑐟𑑀 𑐫𑐖𑑂𑐘𑑅 𑐳𑑂𑐰𑐱𑐬𑐷𑐬𑐾 𑐳𑑂𑐠𑐶𑐟𑑄 𑐟𑐥𑑅 𑑋 <text:s/></text:span></text:p>
      <text:p text:style-name="P2"><text:span text:style-name="T5">𑐳𑑂𑐰𑐱𑐬𑐷𑐬𑐾 𑐳𑑂𑐠𑐶𑐟𑑄 𑐟𑐷𑐬𑑂𑐠𑑄 𑐱𑑂𑐬𑐸𑐟𑑀 𑐰𑐶𑐳𑑂𑐟𑐬𑐟𑑀 𑐩𑐫𑐵 𑑋𑑋 𑑑𑑓.𑑒 𑑋𑑋 <text:s text:c="2"/></text:span></text:p>
      <text:p text:style-name="P2"><text:span text:style-name="T5">𑐎𑐶𑐩𑐬𑑂𑐠𑑄 𑐨𑐐𑐰𑐣𑑂𑐧𑑂𑐬𑐹𑐴𑐶 𑐳𑐸𑐏𑑀𑐥𑐵𑐫𑑄 𑐩𑐴𑐟𑑂𑐦𑐮𑑈𑑋 <text:s/></text:span></text:p>
      <text:p text:style-name="P2"><text:span text:style-name="T5">𑐎𑐶𑑄 𑐣𑐶𑐰𑐺𑐟𑑂𑐟𑐵𑐳𑑂𑐟𑐸 𑐡𑐾𑐰𑐾𑐱 𑐆𑐲𑐶𑐡𑐿𑐰𑐟𑐩𑐵𑐣𑐸𑐲𑐵𑑅 𑑋𑑋 𑑑𑑓.𑑓 𑑋𑑋 <text:s text:c="2"/></text:span></text:p>
      <text:p text:style-name="P2"><text:span text:style-name="T5">𑐩𑐴𑐵𑐡𑐾𑐰 𑐄𑐰𑐵𑐔 𑑋 <text:s/></text:span></text:p>
      <text:p text:style-name="P2"><text:soft-page-break/><text:span text:style-name="T5">𑐀𑐡𑑂𑐫 𑐥𑐺𑐲𑑂𑐚𑐾𑐣 𑐎𑐠𑐶𑐟𑑄 𑐐𑑀𑐥𑐶𑐟𑑄 𑐩𑐫𑐶 𑐳𑐸𑐣𑑂𑐡𑐬𑐶 𑑋 <text:s/></text:span></text:p>
      <text:p text:style-name="P2"><text:span text:style-name="T5">𑐩𑐵𑐣𑐸𑐲𑐵𑐞𑐵𑑄 𑐴𑐶𑐟𑐵𑐬𑑂𑐠𑐵𑐫 𑐟𑐰 𑐔 𑐰𑐬𑐰𑐬𑑂𑐞𑐶𑐣𑐶 𑑋𑑋 𑑑𑑓.𑑔 𑑋𑑋 <text:s text:c="2"/></text:span></text:p>
      <text:p text:style-name="P2"><text:span text:style-name="T5">𑐀𑐡𑑂𑐫𑐥𑑂𑐬𑐨𑐺𑐟𑐶 𑐡𑐾𑐰𑐾𑐱𑐶 𑐏𑑂𑐫𑐵𑐟𑐶𑐬𑑂𑐮𑑀𑐎𑐾 𑐨𑐰𑐶𑐲𑑂𑐫𑐟𑐶 𑑋 <text:s/></text:span></text:p>
      <text:p text:style-name="P2"><text:span text:style-name="T5">𑐢𑐣𑑂𑐫𑐵 𑐊𑐰𑑄 𑐔𑐬𑐶𑐲𑑂𑐫𑐣𑑂𑐟𑐶 𑐀𑐢𑐣𑑂𑐫𑐵 𑐣 𑐬𑐩𑐣𑑂𑐟𑐶 𑐟𑑈𑑋𑑋 𑑑𑑓.𑑕 𑑋𑑋 <text:s text:c="2"/></text:span></text:p>
      <text:p text:style-name="P2"><text:span text:style-name="T5">𑐟𑑂𑐬𑐶𑐐𑐸𑐞𑐾𑐣 𑐟𑐸 𑐧𑐣𑑂𑐢𑐾𑐣 𑐧𑐡𑑂𑐢𑐥𑐵𑐱𑐡𑐺𑐝𑐾𑐣 𑐟𑐸 𑑋 <text:s/></text:span></text:p>
      <text:p text:style-name="P2"><text:span text:style-name="T5">𑐟𑐾𑐣𑐵𑐬𑑂𑐠𑐾𑐣 𑐬𑐩𑐣𑑂𑐟𑑂𑐫𑐟𑑂𑐬 𑐖𑐵𑐣𑐣𑑂𑐟𑑀 𑑇𑐥𑐶 𑐴𑐶 𑐩𑑀𑐴𑐶𑐟𑐵𑑅 𑑋𑑋 𑑑𑑓.𑑖 𑑋𑑋 <text:s text:c="2"/></text:span></text:p>
      <text:p text:style-name="P2"><text:span text:style-name="T5"><text:s text:c="2"/></text:span></text:p>
      <text:p text:style-name="P2"><text:span text:style-name="T5">---- 𑐟𑑂𑐬𑐶𑐐𑐸𑐞𑐧𑐣𑑂𑐢𑑅 ---- <text:s text:c="2"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𑐎𑐶𑑄 𑐰𑐵 𑐟𑑂𑐬𑐶𑐐𑐸𑐞𑐧𑐣𑑂𑐢𑐾𑐟𑐶 𑐧𑑂𑐬𑐹𑐴𑐶 𑐳𑑄𑐱𑐫𑐕𑐾𑐡𑐎 𑑋 <text:s/></text:span></text:p>
      <text:p text:style-name="P2"><text:span text:style-name="T5">𑐀𑐡𑑂𑐫𑐵𑐥𑐶 𑐩𑐩 𑐡𑐾𑐰𑐾𑐱 𑐩𑑀𑐴𑑀𑐟𑑂𑐥𑐣𑑂𑐣𑐳𑑂𑐟𑑂𑐬𑐶𑐧𑐣𑑂𑐢𑐣𑐿𑑅 𑑋𑑋 𑑑𑑓.𑑗 𑑋𑑋 <text:s text:c="2"/></text:span></text:p>
      <text:p text:style-name="P2"><text:span text:style-name="T5">𑐨𑐐𑐰𑐵𑐣𑐸𑐰𑐵𑐔 𑑋 <text:s/></text:span></text:p>
      <text:p text:style-name="P2"><text:span text:style-name="T5">𑐥𑑂𑐬𑐵𑐎𑐺𑐟𑑄 𑐰𑐿𑐎𑐺𑐟𑑄 𑐔𑐿𑐰 𑐡𑐎𑑂𑐲𑐶𑐞𑐵𑐧𑐣𑑂𑐢𑐩𑐾𑐰 𑐔 𑑋 <text:s/></text:span></text:p>
      <text:p text:style-name="P2"><text:span text:style-name="T5">𑐊𑐟𑐾𑐣𑐿𑐰 𑐟𑐸 𑐧𑐣𑑂𑐢𑐾𑐣 𑐧𑐡𑑂𑐢𑐵𑑅 𑐰𑐬𑑂𑐞𑐵𑐱𑑂𑐬𑐩𑐵𑑅 𑐳𑐡𑐵 𑑋𑑋 𑑑𑑓.𑑘 𑑋𑑋 <text:s text:c="2"/></text:span></text:p>
      <text:p text:style-name="P2"><text:span text:style-name="T5">𑐖𑑂𑐘𑐵𑐣𑐴𑐷𑐣𑐵 𑐣𑐶𑐰𑐬𑑂𑐟𑐣𑑂𑐟𑐾 𑐥𑐬𑐩𑑄 𑐥𑑂𑐬𑐵𑐥𑑂𑐫 𑐟𑐟𑑂𑐥𑐡𑑈𑑋 <text:s/></text:span></text:p>
      <text:p text:style-name="P2"><text:span text:style-name="T5">𑐂𑐲𑑂𑐚𑐳𑑂𑐟𑑂𑐬𑐷𑐥𑐸𑐟𑑂𑐬𑐨𑐺𑐟𑑂𑐫𑐵𑐬𑑂𑐠𑐾 𑐢𑐣𑐢𑐵𑐣𑑂𑐫𑐳𑐩𑐸𑐔𑑂𑐔𑐫𑐾 𑑋 <text:s/></text:span></text:p>
      <text:p text:style-name="P2"><text:span text:style-name="T5">𑐳𑑂𑐣𑐾𑐴𑐵𑐡𑐵𑐎𑐺𑐲𑑂𑐚𑐩𑐣𑐳𑐵𑑄 𑐧𑐣𑑂𑐢𑑅 𑐥𑑂𑐬𑐵𑐎𑐺𑐟 𑐄𑐔𑑂𑐫𑐟𑐾 𑑋𑑋 𑑑𑑓.𑑙 𑑋𑑋 <text:s text:c="2"/></text:span></text:p>
      <text:p text:style-name="P2"><text:span text:style-name="T5">𑐫𑑀𑐐𑐫𑐸𑐎𑑂𑐟𑐾𑐣 𑐩𑐣𑐳𑐵 𑐫𑐡𑑂𑐫𑐡𑐿𑐱𑑂𑐰𑐬𑑂𑐫𑐩𑐵𑐥𑑂𑐫𑐟𑐾 𑑋 <text:s/></text:span></text:p>
      <text:p text:style-name="P2"><text:span text:style-name="T5">𑐟𑐡𑐵 𑐰𑐿𑐎𑐺𑐟𑐧𑐣𑑂𑐢𑑄 𑐟𑐸 𑐫𑐡𑐶 𑐟𑐟𑑂𑐬𑐵𑐣𑐸𑐬𑐖𑑂𑐫𑐟𑐾 𑑋𑑋 𑑑𑑓.𑑑𑑐 𑑋𑑋 <text:s text:c="2"/></text:span></text:p>
      <text:p text:style-name="P2"><text:span text:style-name="T5">𑐁𑐬𑐵𑐩𑑀𑐡𑑂𑐫𑐵𑐣𑐰𑐵𑐥𑐷𑐲𑐸 𑐡𑐵𑐣𑐎𑑂𑐬𑐟𑐸𑐦𑐮𑐾𑐲𑐸 𑐔 𑑋 <text:s/></text:span></text:p>
      <text:p text:style-name="P2"><text:span text:style-name="T5">𑐁𑐳𑐎𑑂𑐟𑐩𑐣𑐳𑑀 𑐰𑐵𑐳𑑀 𑐡𑐎𑑂𑐲𑐶𑐞𑐵𑐧𑐣𑑂𑐢 𑐎𑐠𑑂𑐫𑐟𑐾 𑑋𑑋 𑑑𑑓.𑑑𑑑 𑑋𑑋 <text:s text:c="2"/></text:span></text:p>
      <text:p text:style-name="P2"><text:span text:style-name="T5">𑐀𑐣𑐾𑐣𑐿𑐰 𑐟𑐸 𑐥𑐵𑐱𑐾𑐣 𑐧𑐡𑑂𑐢𑑀 𑐰𑐵𑐣𑐬𑐰𑐡𑑂𑐫𑐠𑐵 𑑋 <text:s/></text:span></text:p>
      <text:p text:style-name="P2"><text:span text:style-name="T5">𑐩𑑀𑐎𑑂𑐲𑐶𑐟𑐸𑑄 𑐣 𑐔 𑐱𑐎𑑂𑐣𑑀𑐟𑐶 𑐂𑐟𑐱𑑂𑐔𑐾𑐟𑐱𑑂𑐔 𑐢𑐵𑐰𑐟𑐶 𑑋𑑋 𑑑𑑓.𑑑𑑒 𑑋𑑋 <text:s text:c="2"/></text:span></text:p>
      <text:p text:style-name="P2"><text:span text:style-name="T5">𑐡𑐾𑐰𑐵𑐳𑐸𑐬𑐩𑐣𑐸𑐲𑑂𑐫𑐾𑐲𑐸 𑐟𑐶𑐬𑑂𑐫𑐾𑐲𑐸 𑐣𑐬𑐎𑐾𑐲𑐸 𑐔 𑑋 <text:s/></text:span></text:p>
      <text:p text:style-name="P2"><text:span text:style-name="T5">𑐨𑑂𑐬𑐩𑐟𑐾 𑐔𑐎𑑂𑐬𑐫𑐣𑑂𑐟𑑂𑐬𑐰𑐡𑑂𑐫𑐵𑐰𑐟𑑂𑐟𑐟𑑂𑐟𑑂𑐰𑑄 𑐣 𑐰𑐶𑐣𑑂𑐡𑐟𑐶 𑑋𑑋 𑑑𑑓.𑑑𑑓 𑑋𑑋 <text:s text:c="2"/></text:span></text:p>
      <text:p text:style-name="P2"><text:span text:style-name="T5">𑐐𑐬𑑂𑐨𑐰𑐵𑐳𑐥𑐬𑐶𑐎𑑂𑐮𑐾𑐱𑑀 𑐖𑐣𑑂𑐩𑐩𑐺𑐟𑑂𑐫𑐸𑑅 𑐥𑐸𑐣𑑅 𑐥𑐸𑐣𑑅 𑑋 <text:s/></text:span></text:p>
      <text:p text:style-name="P2"><text:span text:style-name="T5">𑐰𑑂𑐫𑐵𑐢𑐶𑐱𑑀𑐎𑐨𑐫𑐵𑐫𑐵𑐳𑐔𑐶𑐣𑑂𑐟𑐫𑐵 𑐖𑐬𑐫𑐵 𑐴𑐟𑑅 𑑋𑑋 𑑑𑑓.𑑑𑑔 𑑋𑑋 <text:s text:c="2"/></text:span></text:p>
      <text:p text:style-name="P2"><text:span text:style-name="T5"><text:s text:c="2"/></text:span></text:p>
      <text:p text:style-name="P2"><text:span text:style-name="T5">---- 𑐐𑐬𑑂𑐨𑑀𑐟𑑂𑐥𑐟𑑂𑐟𑐶𑑅 ---- <text:s text:c="2"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𑐐𑐬𑑂𑐨𑑀𑐟𑑂𑐥𑐟𑑂𑐟𑐶𑑅 𑐎𑐠𑑄 𑐡𑐾𑐰 𑐫𑑀𑐐𑐷 𑐮𑐨𑐟𑐶 𑐎𑐷𑐡𑐺𑐱𑐷𑑈𑑋 <text:s/></text:span></text:p>
      <text:p text:style-name="P2"><text:span text:style-name="T5">𑐎𑐷𑐡𑐺𑐱𑑄 𑐮𑐨𑐟𑐾 𑐐𑐬𑑂𑐨𑑄 𑐱𑑂𑐬𑑀𑐟𑐸𑑄 𑐣𑑅 𑐥𑑂𑐬𑐟𑐶𑐡𑐷𑐫𑐟𑐵𑑈𑑋𑑋 𑑑𑑓.𑑑𑑕 𑑋𑑋 <text:s text:c="2"/></text:span></text:p>
      <text:p text:style-name="P2"><text:span text:style-name="T5">𑐨𑐐𑐰𑐵𑐣𑐸𑐰𑐵𑐔 𑑋 <text:s/></text:span></text:p>
      <text:p text:style-name="P2"><text:span text:style-name="T5">𑐱𑐺𑐞𑐸 𑐡𑐾𑐰𑐶 𑐥𑑂𑐬𑐰𑐎𑑂𑐲𑑂𑐫𑐵𑐩𑐶 𑐐𑐬𑑂𑐨𑑀𑐟𑑂𑐥𑐟𑑂𑐟𑐶𑑄 𑐫𑐠𑐵𑐎𑑂𑐬𑐩𑑈𑑋 <text:s/></text:span></text:p>
      <text:p text:style-name="P2"><text:span text:style-name="T5">𑐫𑐠𑐵 𑐳𑑄𑐱𑐫𑐰𑐶𑐔𑑂𑐕𑐾𑐡𑑄 𑐮𑐨𑐶𑐲𑑂𑐫𑐳𑐶 𑐰𑐬𑐵𑐣𑐣𑐾 𑑋𑑋 𑑑𑑓.𑑑𑑖 𑑋𑑋 <text:s text:c="2"/></text:span></text:p>
      <text:p text:style-name="P2"><text:span text:style-name="T5">𑐀𑐎𑑂𑐲𑐬𑐵𑐟𑑂𑐥𑑂𑐬𑐨𑐰𑑀 𑐧𑑂𑐬𑐴𑑂𑐩𑐵 𑐎𑐬𑑂𑐩 𑐧𑑂𑐬𑐴𑑂𑐩𑐳𑐩𑐸𑐡𑑂𑐨𑐰𑑈𑑋 <text:s/></text:span></text:p>
      <text:p text:style-name="P2"><text:span text:style-name="T5">𑐎𑐬𑑂𑐩𑐟𑑀 𑐫𑐖𑑂𑐘𑐥𑑂𑐬𑐨𑐰𑑀 𑐫𑐖𑑂𑐘𑐟𑑀 𑐢𑐹𑐩𑐳𑐩𑑂𑐨𑐰𑑅 𑑋𑑋 𑑑𑑓.𑑑𑑗 𑑋𑑋 <text:s text:c="2"/></text:span></text:p>
      <text:p text:style-name="P2"><text:span text:style-name="T5">𑐢𑐹𑐩𑑂𑐬𑐵𑐡𑐨𑑂𑐬𑐵𑐞𑐶 𑐖𑐵𑐫𑐣𑑂𑐟𑐾 𑐀𑐨𑑂𑐬𑐵𑐟𑑂𑐥𑐬𑑂𑐖𑐣𑑂𑐫𑐳𑐩𑑂𑐨𑐰𑑅 <text:s/>𑑋 <text:s/></text:span></text:p>
      <text:p text:style-name="P2"><text:span text:style-name="T5">𑐥𑐬𑑂𑐖𑐣𑑂𑐫𑐵𑐡𑐣𑑂𑐣𑐩{-}𑐄𑐟𑑂𑐥𑐟𑑂𑐟𑐶𑐬𑐣𑑂𑐣𑐵𑐡𑑂𑐨𑐹𑐟𑐵𑐣𑐶 𑐖𑐖𑑂𑐘𑐶𑐬𑐾 𑑋𑑋 𑑑𑑓.𑑑𑑘 𑑋𑑋 <text:s text:c="2"/></text:span></text:p>
      <text:p text:style-name="P2"><text:span text:style-name="T5">𑐀𑐣𑑂𑐣𑐵𑐡𑑂𑐬𑐳𑐳𑐩𑐸𑐟𑑂𑐥𑐟𑑂𑐟𑐷 𑐬𑐳𑐵𑐔𑑂𑐕𑑀𑐞𑐶𑐟𑐳𑐩𑑂𑐨𑐰𑑅 𑑋 <text:s/></text:span></text:p>
      <text:p text:style-name="P2"><text:soft-page-break/><text:span text:style-name="T5">𑐱𑑀𑐞𑐶𑐟𑐵𑐣𑑂𑐩𑐵𑑄𑐳𑐩{-}𑐄𑐟𑑂𑐥𑐟𑑂𑐟𑐶𑐬𑑂𑐩𑐵𑑄𑐳𑐵𑐡𑑂𑐩𑐾𑐡𑐳𑐩𑐸𑐡𑑂𑐨𑐰𑑅 𑑋𑑋 𑑑𑑓.𑑑𑑙 𑑋𑑋 <text:s text:c="2"/></text:span></text:p>
      <text:p text:style-name="P2"><text:span text:style-name="T5">𑐩𑐾𑐡𑐳𑑀 𑑇𑐳𑑂𑐠𑐷𑐣𑐶 𑐖𑐵𑐫𑐣𑑂𑐟𑐾 𑐀𑐳𑑂𑐠𑐶𑐨𑑂𑐫𑑀 𑐩𑐖𑑂𑐖𑐳𑐩𑑂𑐨𑐰𑑅 𑑋 <text:s/></text:span></text:p>
      <text:p text:style-name="P2"><text:span text:style-name="T5">𑐩𑐖𑑂𑐖𑐵𑐫𑐵𑐳𑑂𑐟𑐸 𑐨𑐰𑐾𑐔𑑂𑐕𑐸𑐎𑑂𑐬𑑄 𑐣𑐬𑑅 𑐱𑐸𑐎𑑂𑐬𑐳𑐩𑐸𑐡𑑂𑐨𑐰𑑅 𑑋𑑋 𑑑𑑓.𑑒𑑐 𑑋𑑋 <text:s text:c="2"/></text:span></text:p>
      <text:p text:style-name="P2"><text:span text:style-name="T5">𑐱𑐸𑐎𑑂𑐬𑐱𑑀𑐞𑐶𑐟𑐳𑑄𑐫𑑀𑐐𑐵𑐡𑑂𑐐𑐬𑑂𑐨𑑀𑐟𑑂𑐥𑐟𑑂𑐟𑐶𑐳𑑂𑐟𑐟𑑅 𑐳𑑂𑐩𑐺𑐟𑐵 𑑋 <text:s/></text:span></text:p>
      <text:p text:style-name="P2"><text:span text:style-name="T5">𑐀𑐐𑑂𑐣𑐶𑐳𑑀𑐩𑐵𑐟𑑂𑐩𑐎𑑄 𑐡𑐾𑐰𑐶 𑐱𑐬𑐷𑐬𑑄 𑐡𑑂𑐰𑐫𑐢𑐵𑐟𑐸𑐟𑑅 𑑋𑑋 𑑑𑑓.𑑒𑑑 𑑋𑑋 <text:s text:c="2"/></text:span></text:p>
      <text:p text:style-name="P2"><text:span text:style-name="T5">𑐳𑑀𑐩𑐢𑐵𑐟𑐸 𑐳𑑂𑐩𑐺𑐟𑑄 𑐱𑐸𑐎𑑂𑐬𑐩𑐐𑑂𑐣𑐶𑐢𑐵𑐟𑐸 𑐬𑐖𑑅 𑐳𑑂𑐩𑐺𑐟𑑈𑑋 <text:s/></text:span></text:p>
      <text:p text:style-name="P2"><text:span text:style-name="T5">𑐀𑐐𑑂𑐣𑐶𑐳𑑀𑐩𑐵𑐱𑑂𑐬𑐫𑑄 𑐡𑐾𑐰𑐶 𑐱𑐬𑐷𑐬𑐩𑐶𑐟𑐶 𑐳𑑄𑐖𑑂𑐘𑐶𑐟𑑈𑑋𑑋 𑑑𑑓.𑑒𑑒 𑑋𑑋 <text:s text:c="2"/></text:span></text:p>
      <text:p text:style-name="P2"><text:span text:style-name="T5">𑐩𑐵𑐳𑐾 𑐩𑐵𑐳𑐾 𑐆𑐟𑐸𑑅 𑐳𑑂𑐟𑑂𑐬𑐷𑐞𑐵𑑄 𑐨𑐰𑐟𑐷𑐴 𑐣 𑐳𑑄𑐱𑐫𑑅 𑑋 <text:s/></text:span></text:p>
      <text:p text:style-name="P2"><text:span text:style-name="T5">𑐆𑐟𑐸𑐎𑐵𑐮𑐾 𑐥𑑂𑐬𑐳𑐬𑑂𑐥𑐾𑐟 𑐣 𑐳𑐸𑐏𑐵𑐬𑑂𑐠𑑄 𑐰𑐬𑐵𑐣𑐣𑐾 𑑋𑑋 𑑑𑑓.𑑒𑑓 𑑋𑑋 <text:s text:c="2"/></text:span></text:p>
      <text:p text:style-name="P2"><text:span text:style-name="T5">𑐥𑐸𑐟𑑂𑐬𑐎𑐵𑐩𑑅 𑐥𑑂𑐬𑐫𑐸𑐘𑑂𑐖𑐷𑐟 𑐢𑐬𑑂𑐩𑐵𑐬𑑂𑐠𑑄 𑐔 𑐫𑐱𑐳𑑂𑐰𑐶𑐣𑐶 𑑋 <text:s/></text:span></text:p>
      <text:p text:style-name="P2"><text:span text:style-name="T5">𑐥𑐸𑐩𑐵𑐣𑑂𑐳𑑂𑐟𑑂𑐬𑐷𑐲𑐹𑐥𑐫𑐸𑐘𑑂𑐖𑐷𑐟 𑐀𑐬𑐞𑐷𑐰 𑐴𑐸𑐟𑐵𑐱𑐣𑑈𑑋𑑋 𑑑𑑓.𑑒𑑔 𑑋𑑋 <text:s text:c="2"/></text:span></text:p>
      <text:p text:style-name="P2"><text:span text:style-name="T5">𑐥𑐸𑐩𑐵𑐣𑑂𑐱𑐸𑐎𑑂𑐬𑐵𑐢𑐶𑐎𑑀 𑐖𑑂𑐘𑐾𑐫𑑅 𑐎𑐣𑑂𑐫𑐵 𑐬𑐎𑑂𑐟𑐵𑐢𑐶𑐎𑐵 𑐨𑐰𑐾𑐟𑑂 𑑋 <text:s/></text:span></text:p>
      <text:p text:style-name="P2"><text:span text:style-name="T5">𑐳𑐩𑐱𑐸𑐎𑑂𑐬𑐾 𑐔 𑐬𑐎𑑂𑐟𑐾 𑐔 𑐳 𑐔 𑐖𑐵𑐫𑐾𑐣𑑂𑐣𑐥𑐸𑑄𑐳𑐎𑑅 𑑋𑑋 𑑑𑑓.𑑒𑑕 𑑋𑑋 <text:s text:c="2"/></text:span></text:p>
      <text:p text:style-name="P2"><text:span text:style-name="T5"><text:s text:c="2"/></text:span></text:p>
      <text:p text:style-name="P2"><text:span text:style-name="T5">---- 𑐡𑑂𑐰𑐶𑐫𑐩𑐵 𑐟𑑂𑐬𑐶𑐫𑐩𑐵 𑐔 𑐐𑐸𑐬𑑂𑐰𑐶𑐞𑐷 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𑐡𑑂𑐰𑐶𑐫𑐩𑐵 𑐟𑑂𑐬𑐶𑐫𑐩𑐵 𑐔𑐿𑐰 𑐎𑐠𑑄 𑐖𑐵𑐫𑐾𑐟 𑐐𑐸𑐬𑑂𑐰𑐶𑐞𑐷 𑑋 <text:s/></text:span></text:p>
      <text:p text:style-name="P2"><text:span text:style-name="T5">𑐎𑐠𑑄 𑐳𑑂𑐟𑑂𑐬𑐷𑐡𑑂𑐰𑐶𑐫𑐩𑐵 𑐖𑐵𑐫𑐾𑐟𑑂𑐎𑐠𑑄 𑐰𑐵 𑐥𑐸𑐬𑐸𑐲𑐡𑑂𑐰𑐫𑑈𑑋𑑋 𑑑𑑓.𑑒𑑖 𑑋𑑋 <text:s text:c="2"/></text:span></text:p>
      <text:p text:style-name="P2"><text:span text:style-name="T5">𑐨𑐐𑐰𑐵𑐣𑐸𑐰𑐵𑐔 𑑋 <text:s/></text:span></text:p>
      <text:p text:style-name="P2"><text:span text:style-name="T5">𑐬𑐎𑑂𑐟𑐵𑐢𑐶𑐎𑐵 𑐳𑑂𑐩𑐺𑐟𑐵 𑐎𑐣𑑂𑐫𑐵 𑐖𑐵𑐫𑐟𑐾 𑐰𑐬𑐰𑐬𑑂𑐞𑐶𑐣𑐶 𑑋 <text:s/></text:span></text:p>
      <text:p text:style-name="P2"><text:span text:style-name="T5">𑐰𑐵𑐫𑐸𑐣𑐵 𑐔 𑐡𑑂𑐰𑐶𑐢𑐵 𑐨𑐶𑐣𑑂𑐣𑐵 𑐎𑐣𑑂𑐫𑐎𑐵𑐡𑑂𑐰𑐶𑐫𑐩𑐵 𑐳𑑂𑐩𑐺𑐟𑐵 𑑋𑑋 𑑑𑑓.𑑒𑑗 𑑋𑑋 <text:s text:c="2"/></text:span></text:p>
      <text:p text:style-name="P2"><text:span text:style-name="T5">𑐱𑐸𑐎𑑂𑐬𑐵𑐢𑐶𑐎𑐳𑑂𑐟𑐸 𑐥𑐸𑐬𑐸𑐲𑑀 𑐡𑑂𑐰𑐶𑐢𑐵 𑐨𑐶𑐣𑑂𑐣𑑀 𑑇𑐣𑐶𑐮𑐾𑐣 𑐟𑐸 𑑋 <text:s/></text:span></text:p>
      <text:p text:style-name="P2"><text:span text:style-name="T5">𑐡𑑂𑐰𑐶𑐫𑐩𑐵 𑐥𑐸𑐬𑐸𑐲𑐵 𑐖𑑂𑐘𑐾𑐫𑐵𑐳𑑂𑐟𑑂𑐬𑐶𑐫𑐩𑐵𑐳𑑂𑐟𑐸 𑐟𑑂𑐬𑐶𑐢𑐵 𑐎𑐺𑐟𑐾 𑑋𑑋 𑑑𑑓.𑑒𑑘 𑑋𑑋 <text:s text:c="2"/></text:span></text:p>
      <text:p text:style-name="P2"><text:span text:style-name="T5">𑐆𑐟𑐸𑐳𑑂𑐣𑐵𑐟𑐵 𑐫𑐡𑐵 𑐣𑐵𑐬𑐷 𑐫𑐡𑐶 𑐐𑐬𑑂𑐨𑐵𑐡𑑂𑐰𑐶𑐐𑐺𑐴𑑂𑐞𑐟𑐶 𑑋 <text:s/></text:span></text:p>
      <text:p text:style-name="P2"><text:span text:style-name="T5">𑐥𑑂𑐬𑐠𑐩𑐾 𑐔 𑐡𑑂𑐰𑐶𑐟𑐷𑐫𑐾 𑐔 𑐟𑐺𑐟𑐷𑐫𑐾 𑐔 𑐣 𑐖𑐷𑐰𑐟𑐶 𑑋𑑋 𑑑𑑓.𑑒𑑙 𑑋𑑋 <text:s text:c="2"/></text:span></text:p>
      <text:p text:style-name="P2"><text:span text:style-name="T5">𑐳𑐩𑐾𑐲𑐸 𑐖𑐣𑐫𑐾𑐟𑑂𑐥𑐸𑐟𑑂𑐬𑑄 𑐎𑐣𑑂𑐫𑐎𑐵𑑄 𑐰𑐶𑐲𑐩𑐾 𑐡𑐶𑐣𑐾 𑑋 <text:s/></text:span></text:p>
      <text:p text:style-name="P2"><text:span text:style-name="T5">𑐲𑐲𑑂𑐚𑑂𑐫𑐲𑑂𑐚𑐩𑐷 𑐔 𑐡𑐱𑐩𑐷 𑐡𑑂𑐰𑐵𑐡𑐱𑐷 𑐔 𑐥𑐸𑐩𑐵𑐣𑑂𑐨𑐰𑐾𑐟𑑂 𑑋𑑋 𑑑𑑓.𑑓𑑐 𑑋𑑋 <text:s text:c="2"/></text:span></text:p>
      <text:p text:style-name="P2"><text:span text:style-name="T5">𑐥𑐘𑑂𑐔𑐩𑐷 𑐳𑐥𑑂𑐟𑐩𑐷 𑐔𑐿𑐰 𑐣𑐰𑐩𑑂𑐫𑐾𑐎𑐵𑐡𑐱𑐷 𑐳𑑂𑐟𑑂𑐬𑐶𑐫𑑅 𑑋 <text:s/></text:span></text:p>
      <text:p text:style-name="P2"><text:span text:style-name="T5">𑐳𑐩𑐬𑐎𑑂𑐟𑐾 𑐔 𑐱𑐸𑐎𑑂𑐬𑐾 𑐔 𑐱𑑂𑐫𑐵𑐩𑑅 𑐳𑑄𑐖𑐵𑐫𑐟𑐾 𑐥𑐸𑐩𑐵𑐣𑑂 𑑋𑑋 𑑑𑑓.𑑓𑑑 𑑋𑑋 <text:s text:c="2"/></text:span></text:p>
      <text:p text:style-name="P2"><text:span text:style-name="T5">𑐬𑐸𑐢𑐶𑐬𑑄 𑐟𑑂𑐰𑐾𑐎𑐬𑐵𑐟𑑂𑐬𑐾𑐞 𑐎𑐮𑐮𑑄 𑐥𑑂𑐬𑐟𑐶𑐥𑐡𑑂𑐫𑐟𑐾 𑑋 <text:s/></text:span></text:p>
      <text:p text:style-name="P2"><text:span text:style-name="T5">𑐎𑐮𑐮𑑄 𑐥𑐘𑑂𑐔𑐬𑐵𑐟𑑂𑐬𑐾𑐞 𑐀𑐬𑑂𑐧𑐸𑐡𑐟𑑂𑐰𑑄 𑐥𑑂𑐬𑐖𑐵𑐫𑐟𑐾 𑑋𑑋 𑑑𑑓.𑑓𑑒 𑑋𑑋 <text:s text:c="2"/></text:span></text:p>
      <text:p text:style-name="P2"><text:span text:style-name="T5">𑐀𑐬𑑂𑐧𑐸𑐡𑑅 𑐳𑐥𑑂𑐟𑐬𑐵𑐟𑑂𑐬𑐾𑐞 𑐩𑐵𑑄𑐳𑐥𑐾𑐱𑐷𑐳𑐩𑐸𑐡𑑂𑐨𑐰𑑅 𑑋 <text:s/></text:span></text:p>
      <text:p text:style-name="P2"><text:span text:style-name="T5">𑐡𑑂𑐰𑐶𑐟𑐷𑐫𑐳𑐥𑑂𑐟𑐬𑐵𑐟𑑂𑐬𑐾𑐞 𑐟𑐟𑑂𑐳𑐬𑑂𑐰𑑄 𑐩𑐵𑑄𑐳𑐱𑑀𑐞𑐶𑐟𑑈𑑋𑑋 𑑑𑑓.𑑓𑑓 𑑋𑑋 <text:s text:c="2"/></text:span></text:p>
      <text:p text:style-name="P2"><text:span text:style-name="T5">𑐟𑐺𑐟𑐷𑐫𑐳𑐥𑑂𑐟𑐬𑐵𑐟𑑂𑐬𑐾𑐞 𑐴𑐺𑐡𑐫𑑄 𑐖𑐵𑐫𑐟𑐾 𑐟𑐟𑑅 𑑋 <text:s/></text:span></text:p>
      <text:p text:style-name="P2"><text:span text:style-name="T5">𑐟𑐟𑑅 𑐳𑐬𑑂𑐰𑐵𑐞𑐶 𑐐𑐵𑐟𑑂𑐬𑐵𑐞𑐶 𑐱𑐶𑐬𑐱𑑂𑐔𑐿𑐰𑑀𑐥𑐖𑐵𑐫𑐟𑐾 𑑋𑑋 𑑑𑑓.𑑓𑑔 𑑋𑑋 <text:s text:c="2"/></text:span></text:p>
      <text:p text:style-name="P2"><text:span text:style-name="T5">𑐴𑐺𑐡𑐫𑐾 𑐖𑐵𑐫𑐩𑐵𑐣𑐾 𑐟𑐸 𑐩𑐹𑐬𑑂𑐔𑑂𑐕𑐵 𑐟𑐣𑑂𑐡𑑂𑐬𑐶𑐬𑐬𑑀𑐔𑐎𑑅 𑑋 <text:s/></text:span></text:p>
      <text:p text:style-name="P2"><text:span text:style-name="T5">𑐳𑑂𑐟𑑂𑐬𑐶𑐫𑐵𑐱𑑂𑐕𑐬𑑂𑐡𑐶𑑅 𑐥𑑂𑐬𑐳𑐾𑐎𑐱𑑂𑐔 𑐡𑑁𑐬𑑂𑐧𑐮𑑂𑐫𑑄 𑐔𑑀𑐥𑐖𑐵𑐫𑐟𑐾 𑑋𑑋 𑑑𑑓.𑑓𑑕 𑑋𑑋 <text:s text:c="2"/></text:span></text:p>
      <text:p text:style-name="P2"><text:span text:style-name="T5">𑐟𑐳𑑂𑐫 𑐴𑐶 𑐴𑐺𑐡𑐫𑑄 𑐣𑐵𑐬𑐷 𑐫𑐡𑐶 𑐨𑐶𑐡𑑂𑐫𑐟𑐶 𑐎𑐶𑑄𑐔𑐣 𑑋 <text:s/></text:span></text:p>
      <text:p text:style-name="P2"><text:span text:style-name="T5">𑐨𑐎𑑂𑐲𑑂𑐫𑑄 𑐮𑐾𑐴𑑂𑐫𑑄 𑐟𑐠𑐵 𑐥𑐾𑐫𑐩𑐸𑐥𑐨𑑀𑐐𑐵𑑄𑐳𑑂𑐟𑐠𑐵𑐬𑑂𑐠𑐫𑐾𑐟𑑂 𑑋𑑋 𑑑𑑓.𑑓𑑖 𑑋𑑋 <text:s text:c="2"/></text:span></text:p>
      <text:p text:style-name="P2"><text:span text:style-name="T5">𑐱𑐫𑐣𑐵𑐳𑐣𑐡𑐵𑐣𑐵𑐣𑐶 𑐰𑐳𑑂𑐟𑑂𑐬𑐵𑐞𑑂𑐫𑐵𑐨𑐬𑐞𑐵𑐣𑐶 𑐔 𑑋 <text:s/></text:span></text:p>
      <text:p text:style-name="P2"><text:span text:style-name="T5">𑐫𑐡𑑂𑐫𑐡𑐵𑐎𑐵𑐒𑑂𑐎𑑂𑐲𑐟𑐾 𑐎𑐶𑑄𑐔𑐶𑐟𑑂𑐟𑐡𑐵𑐳𑑂𑐫𑐿𑐰 𑐥𑑂𑐬𑐡𑐵𑐥𑐫𑐾𑐟𑑂 𑑋𑑋 𑑑𑑓.𑑓𑑗 𑑋𑑋 <text:s text:c="2"/></text:span></text:p>
      <text:p text:style-name="P2"><text:soft-page-break/><text:span text:style-name="T5">𑐣𑐵𑐫𑐵𑐳𑑄 𑐎𑐵𑐬𑐫𑐾𑐔𑑂𑐔𑐵𑐳𑑂𑐫𑐵 𑐣 𑐔𑐿𑐰𑐩𑐰𑐩𑐵𑐣𑐫𑐾𑐟𑑂 𑑋 <text:s/></text:span></text:p>
      <text:p text:style-name="P2"><text:span text:style-name="T5">𑐩𑐸𑐏𑐩𑐵𑐥𑐵𑐞𑑂𑐜𑐸𑐬𑑄 𑐳𑑂𑐣𑐶𑐐𑑂𑐢𑑄 𑐎𑐵𑐮𑐟𑑂𑐰𑑄 𑐳𑑂𑐟𑐣𑐎𑐎𑑂𑐲𑐫𑑀𑑅 𑑋𑑋 𑑑𑑓.𑑓𑑘 𑑋𑑋 <text:s text:c="2"/></text:span></text:p>
      <text:p text:style-name="P2"><text:span text:style-name="T5">𑐱𑐬𑐷𑐬𑑄 𑐔 𑐱𑑂𑐬𑐶𑐫𑐵 𑐖𑐸𑐲𑑂𑐚𑑄 𑐥𑐷𑐣𑑀𑐬𑐸𑐱𑑂𑐬𑑀𑐞𑐶𑐰𑐒𑑂𑐎𑑂𑐲𑐞𑑈𑑋 <text:s/></text:span></text:p>
      <text:p text:style-name="P2"><text:span text:style-name="T5">𑐮𑐶𑐒𑑂𑐐𑐿𑐬𑐾𑐨𑐶𑐬𑑂𑐰𑐶𑐖𑐵𑐣𑐷𑐫𑐵𑐡𑑂𑐐𑐬𑑂𑐨𑐾 𑐖𑐷𑐰𑑄 𑐥𑑂𑐬𑐟𑐶𑐲𑑂𑐛𑐶𑐟𑑈𑑋𑑋 𑑑𑑓.𑑓𑑙 𑑋𑑋 <text:s text:c="2"/></text:span></text:p>
      <text:p text:style-name="P2"><text:span text:style-name="T5">𑐔𑐟𑐸𑐬𑑂𑐠𑐳𑐥𑑂𑐟𑐬𑐵𑐟𑑂𑐬𑐾𑐞 𑐱𑐶𑐬𑐱𑑂𑐔𑐿𑐰𑑀𑐥𑐖𑐵𑐫𑐟𑐾 𑑋 <text:s/></text:span></text:p>
      <text:p text:style-name="P2"><text:span text:style-name="T5">𑐥𑐘𑑂𑐔𑐩𑐳𑐥𑑂𑐟𑐬𑐵𑐟𑑂𑐬𑐾𑐞 𑐐𑑂𑐬𑐷𑐰𑐵 𑐟𑐟𑑂𑐬𑑀𑐥𑐖𑐵𑐫𑐟𑐾 𑑋𑑋 𑑑𑑓.𑑔𑑐 𑑋𑑋 <text:s text:c="2"/></text:span></text:p>
      <text:p text:style-name="P2"><text:span text:style-name="T5">𑐲𑐲𑑂𑐛𑐩𑐳𑐥𑑂𑐟𑐬𑐵𑐟𑑂𑐬𑐾𑐞 𑐳𑑂𑐎𑐣𑑂𑐢𑐐𑐵𑐟𑑂𑐬𑑄 𑐥𑑂𑐬𑐖𑐵𑐫𑐟𑐾 𑑋 <text:s/></text:span></text:p>
      <text:p text:style-name="P2"><text:span text:style-name="T5">𑐳𑐥𑑂𑐟𑐩𑐳𑐥𑑂𑐟𑐬𑐵𑐟𑑂𑐬𑐾𑐞 𑐥𑐺𑐲𑑂𑐛𑐰𑑄𑐱𑑅 𑐥𑑂𑐬𑐖𑐵𑐫𑐟𑐾 𑑋𑑋 𑑑𑑓.𑑔𑑑 𑑋𑑋 <text:s text:c="2"/></text:span></text:p>
      <text:p text:style-name="P2"><text:span text:style-name="T5">𑐀𑐲𑑂𑐚𑐩𑐳𑐥𑑂𑐟𑐬𑐵𑐟𑑂𑐬𑐾𑐞 𑐥𑐵𑐞𑐷 𑐖𑐵𑐫𑐟 𑐔𑑀𑐨𑐫𑑁 𑑋 <text:s/></text:span></text:p>
      <text:p text:style-name="P2"><text:span text:style-name="T5">𑐳𑐥𑑂𑐟𑐬𑐵𑐟𑑂𑐬𑑄 𑐣𑐰 𑐥𑑂𑐬𑐵𑐥𑑂𑐫 𑐖𑐵𑐫𑐟𑐾 𑐴𑑂𑐫𑐸𑐬𑐥𑐘𑑂𑐖𑐬𑑈𑑋𑑋 𑑑𑑓.𑑔𑑒 𑑋𑑋 <text:s text:c="2"/></text:span></text:p>
      <text:p text:style-name="P2"><text:span text:style-name="T5">𑐡𑐱𑐩𑐾 𑐳𑐥𑑂𑐟𑐬𑐵𑐟𑑂𑐬𑐾 𑐔 𑐥𑐵𑐡𑑁 𑐖𑐵𑐫𑐟 𑐔𑑀𑐨𑑁 𑑋 <text:s/></text:span></text:p>
      <text:p text:style-name="P2"><text:span text:style-name="T5">𑐄𑐡𑐬𑑄 𑐔𑑀𑐥𑐖𑐵𑐫𑐾𑐟 𑐳𑐥𑑂𑐟𑐿𑐎𑐵𑐡𑐱𑐬𑐵𑐟𑑂𑐬𑐶𑐎𑐾 𑑋𑑋 𑑑𑑓.𑑔𑑓 𑑋𑑋 <text:s text:c="2"/></text:span></text:p>
      <text:p text:style-name="P2"><text:span text:style-name="T5">𑐡𑑂𑐰𑐵𑐡𑐱𑐳𑐥𑑂𑐟𑐬𑐵𑐟𑑂𑐬𑐾𑐞 𑐎𑐸𑐎𑑂𑐲𑐶𑐥𑐵𑐬𑑂𑐱𑑂𑐰𑑅 𑐥𑑂𑐬𑐖𑐵𑐫𑐟𑐾 𑑋 <text:s/></text:span></text:p>
      <text:p text:style-name="P2"><text:span text:style-name="T5">𑐳𑐥𑑂𑐟𑐟𑑂𑐬𑐿𑐡𑐱𑐬𑐵𑐟𑑂𑐬𑐾𑐞 𑐎𑐚𑐶𑐳𑑂𑐟𑐟𑑂𑐬𑑀𑐥𑐖𑐵𑐫𑐟𑐾 𑑋𑑋 𑑑𑑓.𑑔𑑔 𑑋𑑋 <text:s text:c="2"/></text:span></text:p>
      <text:p text:style-name="P2"><text:span text:style-name="T5">𑐣𑐰𑐟𑑂𑐫𑐲𑑂𑐚 𑐔 𑐬𑐵𑐟𑑂𑐬𑐾𑐞 𑐖𑐵𑐫𑐟𑐾 𑐳𑐹𑐟𑑂𑐬𑐰𑐶𑑄𑐱𑐟𑐶𑑅 𑑋 <text:s/></text:span></text:p>
      <text:p text:style-name="P2"><text:span text:style-name="T5">𑐳𑐥𑑂𑐟𑐥𑐘𑑂𑐔𑐡𑐱𑐵𑐴𑐾𑐣 𑐳𑐬𑑂𑐰𑐩𑐾𑐡𑑅 𑐥𑑂𑐬𑐖𑐵𑐫𑐟𑐾 𑑋𑑋 𑑑𑑓.𑑔𑑕 𑑋𑑋 <text:s text:c="2"/></text:span></text:p>
      <text:p text:style-name="P2"><text:span text:style-name="T5">𑐲𑑀𑐜𑐱𑐳𑐥𑑂𑐟𑐬𑐵𑐟𑑂𑐬𑐾𑐞 𑐀𑐳𑑂𑐠𑐶 𑐳𑐬𑑂𑐰𑐵𑐞𑐶 𑐖𑐵𑐫𑐟𑐾 𑑋 <text:s/></text:span></text:p>
      <text:p text:style-name="P2"><text:span text:style-name="T5">𑐳𑐥𑑂𑐟𑐳𑐥𑑂𑐟𑐡𑐱𑐵𑐴𑐾𑐣 𑐖𑐵𑐫𑐟𑐾 𑐳𑑂𑐣𑐵𑐫𑐸𑐧𑐣𑑂𑐢𑐣𑑈𑑋𑑋 𑑑𑑓.𑑔𑑖 𑑋𑑋 <text:s text:c="2"/></text:span></text:p>
      <text:p text:style-name="P2"><text:span text:style-name="T5">𑐳𑐥𑑂𑐟𑐩𑐵𑐲𑑂𑐚𑐵𑐡𑐱𑐵𑐴𑐾𑐣 𑐖𑐵𑐫𑐟𑐾 𑐩𑐸𑐏𑐩𑐞𑑂𑐜𑐮𑑈𑑋 <text:s/></text:span></text:p>
      <text:p text:style-name="P2"><text:span text:style-name="T5">𑐳𑐥𑑂𑐟𑑀𑐣𑐰𑐶𑑄𑐱𑐬𑐵𑐟𑑂𑐬𑐾𑐞 𑐑𑑂𑐬𑐵𑐞𑐰𑑄𑐱𑑅 𑐥𑑂𑐬𑐖𑐵𑐫𑐟𑐾 𑑋𑑋 𑑑𑑓.𑑔𑑗 𑑋𑑋 <text:s text:c="2"/></text:span></text:p>
      <text:p text:style-name="P2"><text:span text:style-name="T5">𑐳𑐥𑑂𑐟𑐰𑐶𑑄𑐱𑐟𑐶𑐬𑐵𑐟𑑂𑐬𑐾𑐞 𑐣𑐾𑐟𑑂𑐬𑐣𑐵𑐮𑑄 𑐥𑑂𑐬𑐖𑐵𑐫𑐟𑐾 𑑋 <text:s/></text:span></text:p>
      <text:p text:style-name="P2"><text:span text:style-name="T5">𑐳𑐥𑑂𑐟𑐿𑐎𑐰𑐶𑑄𑐱𑐬𑐵𑐟𑑂𑐬𑐾𑐞 𑐎𑐬𑑂𑐞𑐫𑐸𑐐𑑂𑐩𑑄 𑐥𑑂𑐬𑐖𑐵𑐫𑐟𑐾 𑑋𑑋 𑑑𑑓.𑑔𑑘 𑑋𑑋 <text:s text:c="2"/></text:span></text:p>
      <text:p text:style-name="P2"><text:span text:style-name="T5">𑐡𑑂𑐰𑐵𑐰𑐶𑑄𑐱𑐳𑐥𑑂𑐟𑐬𑐵𑐟𑑂𑐬𑐾𑐞 𑐖𑐵𑐫𑐟𑐾 𑐡𑑂𑐰𑑁 𑐨𑑂𑐬𑐸𑐰𑑁 𑐟𑐟𑑅 𑑋 <text:s/></text:span></text:p>
      <text:p text:style-name="P2"><text:span text:style-name="T5">𑐳𑐥𑑂𑐟𑐟𑑂𑐬𑐶𑐰𑐶𑑄𑐱𑐬𑐵𑐟𑑂𑐬𑐾𑐞 𑐐𑐞𑑂𑐜𑐫𑐸𑐐𑑂𑐩𑑄 𑐥𑑂𑐬𑐖𑐵𑐫𑐟𑐾 𑑋𑑋 𑑑𑑓.𑑔𑑙 𑑋𑑋 <text:s text:c="2"/></text:span></text:p>
      <text:p text:style-name="P2"><text:span text:style-name="T5">𑐔𑐟𑐸𑐬𑑂𑐰𑐶𑑄𑐱𑐟𑐶𑐳𑐥𑑂𑐟𑐵𑐴𑐾 𑐋𑐲𑑂𑐛𑐫𑐸𑐐𑑂𑐩𑑄 𑐥𑑂𑐬𑐖𑐵𑐫𑐟𑐾 𑑋 <text:s/></text:span></text:p>
      <text:p text:style-name="P2"><text:span text:style-name="T5">𑐥𑐘𑑂𑐔𑐰𑐶𑑄𑐱𑐟𑐶𑐳𑐥𑑂𑐟𑐵𑐴𑐾 𑐖𑐶𑐴𑑂𑐰𑐵 𑐖𑐵𑐫𑐾𑐟 𑐳𑐸𑐣𑑂𑐡𑐬𑐶 𑑋𑑋 𑑑𑑓.𑑕𑑐 𑑋𑑋 <text:s text:c="2"/></text:span></text:p>
      <text:p text:style-name="P2"><text:span text:style-name="T5">𑐲𑐜𑑂𑐰𑐶𑑄𑐱𑐳𑐥𑑂𑐟𑐬𑐵𑐟𑑂𑐬𑐾𑐞 𑐡𑐣𑑂𑐟𑐥𑐵𑐮𑐷 𑐥𑑂𑐬𑐖𑐵𑐫𑐟𑐾 𑑋 <text:s/></text:span></text:p>
      <text:p text:style-name="P2"><text:span text:style-name="T5">𑐳𑐥𑑂𑐟𑐰𑐶𑑄𑐱𑐟𑐶𑐳𑐥𑑂𑐟𑐵𑐴𑐾 𑐖𑐵𑐫𑐟𑐾 𑐰𑐺𑐲𑐞𑐡𑑂𑐰𑐫𑑈𑑋𑑋 𑑑𑑓.𑑕𑑑 𑑋𑑋 <text:s text:c="2"/></text:span></text:p>
      <text:p text:style-name="P2"><text:span text:style-name="T5">𑐀𑐲𑑂𑐚𑐵𑐰𑐶𑑄𑐱𑐟𑐶𑐳𑐥𑑂𑐟𑐵𑐴𑐾 𑐨𑐐𑐮𑐶𑐒𑑂𑐐𑑄 𑐥𑑂𑐬𑐖𑐵𑐫𑐟𑐾 𑑋 <text:s/></text:span></text:p>
      <text:p text:style-name="P2"><text:span text:style-name="T5">𑐅𑐣𑐰𑐶𑑄𑐱𑐟𑐶𑐳𑐥𑑂𑐟𑐵𑐴𑐾 𑐖𑐵𑐫𑐟𑐾 𑐔 𑐟𑑂𑐰𑐐𑐾𑐰 𑐔 𑑋𑑋 𑑑𑑓.𑑕𑑒 𑑋𑑋 <text:s text:c="2"/></text:span></text:p>
      <text:p text:style-name="P2"><text:span text:style-name="T5">𑐟𑑂𑐬𑐶𑑄𑐱𑐟𑐶𑐳𑐥𑑂𑐟𑐬𑐵𑐟𑑂𑐬𑐾𑐞 𑐖𑐵𑐫𑐟𑐾 𑐣𑐵𑐨𑐶𑐩𑐞𑑂𑐜𑐮𑑈𑑋 <text:s/></text:span></text:p>
      <text:p text:style-name="P2"><text:span text:style-name="T5">𑐳𑐥𑑂𑐟𑐿𑐎𑐟𑑂𑐬𑐶𑑄𑐱𑐬𑐵𑐟𑑂𑐬𑐾𑐞 𑐳𑐬𑑂𑐰𑐬𑐣𑑂𑐢𑑂𑐬𑑄 𑐥𑑂𑐬𑐖𑐵𑐫𑐟𑐾 𑑋𑑋 𑑑𑑓.𑑕𑑓 𑑋𑑋 <text:s text:c="2"/></text:span></text:p>
      <text:p text:style-name="P2"><text:span text:style-name="T5">𑐡𑑂𑐰𑐵𑐟𑑂𑐬𑐶𑑄𑐱𑐟𑑂𑐳𑐥𑑂𑐟𑐬𑐵𑐟𑑂𑐬𑐾𑐞 𑐣𑐏𑐰𑐶𑑄𑐱𑐟𑐶 𑐖𑐵𑐫𑐟𑐾 𑑋 <text:s/></text:span></text:p>
      <text:p text:style-name="P2"><text:span text:style-name="T5">𑐟𑑂𑐬𑐾𑐟𑑂𑐬𑐶𑑄𑐱𑐟𑑂𑐳𑐥𑑂𑐟𑐬𑐵𑐟𑑂𑐬𑐾𑐞 𑐬𑑀𑐩 𑐎𑐾𑐱𑐱𑑂𑐔 𑐖𑐵𑐫𑐟𑐾 𑑋𑑋 𑑑𑑓.𑑕𑑔 𑑋𑑋 <text:s text:c="2"/></text:span></text:p>
      <text:p text:style-name="P2"><text:span text:style-name="T5">𑐳𑐥𑑂𑐟𑐬𑐵𑐟𑑂𑐬𑐔𑐟𑐸𑐳𑑂𑐟𑑂𑐬𑐶𑑄𑐱𑐾 𑐳𑐬𑑂𑐰𑐳𑐣𑑂𑐢𑐶𑑅 𑐥𑑂𑐬𑐖𑐵𑐫𑐟𑐾 𑑋 <text:s/></text:span></text:p>
      <text:p text:style-name="P2"><text:span text:style-name="T5">𑐥𑐘𑑂𑐔𑐟𑑂𑐬𑐶𑑄𑐱𑐟𑐶𑐳𑐥𑑂𑐟𑐵𑐴𑐾 𑐳𑐬𑑂𑐰𑐩𑐬𑑂𑐩 𑐥𑑂𑐬𑐖𑐵𑐫𑐟𑐾 𑑋𑑋 𑑑𑑓.𑑕𑑕 𑑋𑑋 <text:s text:c="2"/></text:span></text:p>
      <text:p text:style-name="P2"><text:span text:style-name="T5">𑐲𑐜𑑂𑐟𑑂𑐬𑐶𑑄𑐱𑐳𑐥𑑂𑐟𑐬𑐵𑐟𑑂𑐬𑐾𑐞 𑐰𑐾𑐡𑐣𑐵 𑐔𑑀𑐥𑐖𑐵𑐫𑐟𑐾 𑑋 <text:s/></text:span></text:p>
      <text:p text:style-name="P2"><text:span text:style-name="T5">𑐳𑐥𑑂𑐟𑐟𑑂𑐬𑐶𑑄𑐱𑐟𑐶𑐳𑐥𑑂𑐟𑐵𑐴𑐾 𑐃𑐬𑑂𑐲𑐵𑐡𑑂𑐰𑐾𑐲𑑅 𑐥𑑂𑐬𑐖𑐵𑐫𑐟𑐾 𑑋𑑋 𑑑𑑓.𑑕𑑖 𑑋𑑋 <text:s text:c="2"/></text:span></text:p>
      <text:p text:style-name="P2"><text:span text:style-name="T5">𑐀𑐲𑑂𑐚𑐟𑑂𑐬𑐶𑑄𑐱𑐟𑐶𑐳𑐥𑑂𑐟𑐵𑐴𑐾 𑐥𑐘𑑂𑐔𑐵𑐟𑑂𑐩𑐎𑐳𑐩𑐣𑑂𑐰𑐶𑐟𑑈𑑋 <text:s/></text:span></text:p>
      <text:p text:style-name="P2"><text:span text:style-name="T5">𑐳𑐬𑑂𑐰𑐵𑐒𑑂𑐐𑐩𑐒𑑂𑐐𑐳𑐩𑑂𑐥𑐹𑐬𑑂𑐞𑑅 𑐥𑐬𑐶𑐥𑐎𑑂𑐰𑑅 𑐳 𑐟𑐶𑐲𑑂𑐛𑐟𑐶 𑑋𑑋 𑑑𑑓.𑑕𑑗 𑑋𑑋 <text:s text:c="2"/></text:span></text:p>
      <text:p text:style-name="P2"><text:span text:style-name="T5">𑐩𑐵𑐟𑐸𑑅 𑐱𑑂𑐰𑐵𑐱𑐶𑐟𑐥𑐷𑐟𑑄 𑐔 𑐣𑐵𑐨𑐶𑐳𑐹𑐟𑑂𑐬𑐵𑐐𑐩𑐾𑐣 𑐟𑐸 𑑋 <text:s/></text:span></text:p>
      <text:p text:style-name="P2"><text:span text:style-name="T5">𑐥𑑂𑐬𑐖𑐵𑐟𑐳𑑂𑐫𑑀𑐥𑐢𑐵𑐬𑑂𑐫𑐣𑑂𑐟𑐾 𑐐𑐬𑑂𑐨𑐳𑑂𑐠𑐳𑑂𑐫𑐿𑐰 𑐖𑐣𑑂𑐟𑐰𑑅 𑑋𑑋 𑑑𑑓.𑑕𑑘 𑑋𑑋 <text:s text:c="2"/></text:span></text:p>
      <text:p text:style-name="P2"><text:soft-page-break/><text:span text:style-name="T5">𑐟𑐟𑑅 𑐥𑑂𑐬𑐰𑐶𑐱𑐟𑐾 𑐔𑐶𑐟𑑂𑐟𑑄 𑐣𑐶𑐡𑑂𑐬𑐵𑐳𑑂𑐰𑐥𑑂𑐣𑑄 𑐫𑐠𑐵 𑐟𑐠𑐵 𑑋 <text:s/></text:span></text:p>
      <text:p text:style-name="P2"><text:span text:style-name="T5">𑐣𑑀𑐥𑐮𑐨𑑂𑐫𑐟𑐶 𑐳𑐹𑐎𑑂𑐲𑑂𑐩𑐟𑑂𑐰𑐵𑐡𑐬𑐞𑑂𑐫𑐐𑑂𑐣𑐶𑐬𑑂𑐫𑐠𑐵 𑐟𑐠𑐵 𑑋𑑋 𑑑𑑓.𑑕𑑙 𑑋𑑋 <text:s text:c="2"/></text:span></text:p>
      <text:p text:style-name="P2"><text:span text:style-name="T5">𑐐𑐬𑑂𑐨𑑀𑐡𑐎𑐾𑐣 𑐳𑐶𑐎𑑂𑐟𑐵𑐒𑑂𑐐𑑀 𑐖𑐬𑐵𑐫𑐸𑐥𑐬𑐶𑐰𑐾𑐲𑑂𑐚𑐶𑐟𑑅 𑑋 <text:s/></text:span></text:p>
      <text:p text:style-name="P2"><text:span text:style-name="T5">𑐖𑐵𑐟𑐶𑑄 𑐳𑑂𑐩𑐬𑐟𑐶 𑐟𑐟𑑂𑐬𑐳𑑂𑐠𑑀 𑐖𑐣𑑂𑐟𑐸𑐱𑑂𑐔𑐾𑐟𑑅𑐳𑐩𑐣𑑂𑐰𑐶𑐟𑑅 𑑋𑑋 𑑑𑑓.𑑖𑑐 𑑋𑑋 <text:s text:c="2"/></text:span></text:p>
      <text:p text:style-name="P2"><text:span text:style-name="T5">𑐩𑐺𑐟𑐱𑑂𑐔𑐵𑐴𑑄 𑐥𑐸𑐣𑐬𑑂𑐖𑐵𑐟𑑀 𑐨𑐹𑐫𑐱𑑂𑐔𑐿𑐰 𑐥𑐸𑐣𑐬𑑂𑐩𑐺𑐟𑑅 𑑋 <text:s/></text:span></text:p>
      <text:p text:style-name="P2"><text:span text:style-name="T5">𑐳𑑂𑐠𑐵𑐰𑐬𑐵𑐞𑐵𑑄 𑐳𑐴𑐳𑑂𑐬𑐾𑐲𑐸 𑐖𑐵𑐟𑑀 𑑇𑐳𑑂𑐩𑐶 𑐰𑐶𑐰𑐶𑐢𑐾𑐲𑐸 𑐔 𑑋𑑋 𑑑𑑓.𑑖𑑑 𑑋𑑋 <text:s text:c="2"/></text:span></text:p>
      <text:p text:style-name="P2"><text:span text:style-name="T5">𑐟𑐶𑐬𑑂𑐫𑐐𑑂𑐫𑑀𑐣𑐶𑐳𑐴𑐳𑑂𑐬𑐾𑐲𑐸 𑐥𑑂𑐬𑐾𑐟𑐾𑐲𑐸 𑐣𑐬𑐎𑐾𑐲𑐸 𑐔 𑑋 <text:s/></text:span></text:p>
      <text:p text:style-name="P2"><text:span text:style-name="T5">𑐔𑐟𑐸𑐬𑑂𑐰𑐬𑑂𑐞𑐰𑐶𑐰𑐬𑑂𑐞𑐾𑐲𑐸 𑐩𑐵𑐣𑐸𑐲𑐾𑐲𑐸 𑐳𑐴𑐳𑑂𑐬𑐱𑑅 𑑋𑑋 𑑑𑑓.𑑖𑑒 𑑋𑑋 <text:s text:c="2"/></text:span></text:p>
      <text:p text:style-name="P2"><text:span text:style-name="T5">𑐳𑐵𑐩𑑂𑐥𑑂𑐬𑐟𑑄 𑐔 𑐥𑐸𑐣𑐬𑑂𑐐𑐬𑑂𑐨𑑅 𑐎𑑂𑐮𑐾𑐱𑐥𑑂𑐬𑐵𑐥𑑂𑐟𑑅 𑐳𑐸𑐡𑐸𑑅𑐳𑐴𑑅 𑑋 <text:s/></text:span></text:p>
      <text:p text:style-name="P2"><text:span text:style-name="T5">𑐂𑐡𑐵𑐣𑐷𑑄 𑐖𑐵𑐟𑐩𑐵𑐟𑑂𑐬𑑀 𑑇𑐴𑑄 𑐳𑑄𑐳𑑂𑐎𑐵𑐬𑐿𑐱𑑂𑐔𑐵𑐥𑐶 𑐳𑑄𑐳𑑂𑐎𑐺𑐟𑑅 𑑋𑑋 𑑑𑑓.𑑖𑑓 𑑋𑑋 <text:s text:c="2"/></text:span></text:p>
      <text:p text:style-name="P2"><text:span text:style-name="T5">𑐫𑑀𑐐𑐩𑐾𑐰𑐵𑐨𑐶𑐳𑐾𑐰𑐵𑐩𑐶 𑐳𑐵𑑄𑐏𑑂𑐫𑑄 𑐰𑐵 𑐥𑐘𑑂𑐔𑐰𑐶𑑄𑐱𑐎𑑈𑑋 <text:s/></text:span></text:p>
      <text:p text:style-name="P2"><text:span text:style-name="T5">𑐫𑐟𑑂𑐬 𑐖𑐣𑑂𑐩𑐖𑐬𑐵 𑐣𑐵𑐳𑑂𑐟𑐶 𑐫𑐟𑑂𑐬 𑐩𑐺𑐟𑑂𑐫𑐸𑐱𑑂𑐔 𑐣𑐵𑐳𑑂𑐟𑐶 𑐰𑐿 𑑋𑑋 𑑑𑑓.𑑖𑑔 𑑋𑑋 <text:s text:c="2"/></text:span></text:p>
      <text:p text:style-name="P2"><text:span text:style-name="T5">𑐫𑐟𑑂𑐬 𑐧𑑂𑐬𑐴𑑂𑐩 𑐥𑐬𑑄 𑐰𑐿𑐡𑑂𑐫𑑄 𑐔𑐬𑐶𑐲𑑂𑐫𑐵𑐩𑐶 𑐫𑐟𑐰𑑂𑐬𑐟𑑅 𑑋 <text:s/></text:span></text:p>
      <text:p text:style-name="P2"><text:span text:style-name="T5">𑐊𑐰𑐩𑐵𑐡𑐷𑐣𑑂𑐫𑐣𑐾𑐎𑐵𑐣𑐶 𑐔𑐶𑐣𑑂𑐟𑐫𑐶𑐟𑑂𑐰𑐵 𑐥𑐸𑐣𑑅 𑐥𑐸𑐣𑑅 𑑋𑑋 𑑑𑑓.𑑖𑑕 𑑋𑑋 <text:s text:c="2"/></text:span></text:p>
      <text:p text:style-name="P2"><text:span text:style-name="T5">𑐫𑐵𑐰𑐟𑑂𑐟𑐶𑐲𑑂𑐛𑐟𑐶 𑐐𑐬𑑂𑐨𑐳𑑂𑐠𑑀 𑐖𑐵𑐟𑐶𑑄 𑐳𑑂𑐩𑐬𑐟𑐶 𑐥𑐹𑐬𑑂𑐰𑐶𑐎𑐵𑑈𑑋 <text:s/></text:span></text:p>
      <text:p text:style-name="P2"><text:span text:style-name="T5">𑐟𑐟𑑀 𑐖𑐵𑐫𑐟𑐶 𑐎𑐲𑑂𑐚𑐾𑐣 𑐩𑐴𑐵𑐎𑑂𑐮𑐾𑐱𑐾𑐣 𑐩𑐵𑐣𑐰𑑅 𑑋𑑋 𑑑𑑓.𑑖𑑖 𑑋𑑋 <text:s text:c="2"/></text:span></text:p>
      <text:p text:style-name="P2"><text:span text:style-name="T5">𑐫𑑀𑐣𑐶𑐫𑐣𑑂𑐟𑑂𑐬𑐳𑐸𑐟𑐷𑐰𑑂𑐬𑐾𑐞 𑐥𑐷𑐜𑑂𑐫𑐩𑐵𑐣𑑅 𑐳𑐸𑐡𑐸𑑅𑐏𑐶𑐟𑑅 𑑋 <text:s/></text:span></text:p>
      <text:p text:style-name="P2"><text:span text:style-name="T5">𑐖𑐵𑐟𑐩𑐵𑐟𑑂𑐬𑐾 𑐳𑑂𑐩𑐺𑐟𑐶𑐨𑑂𑐬𑑄𑐱𑑀 𑐨𑐰𑐟𑐷𑐴 𑐀𑐔𑐾𑐟𑐣𑑅 𑑋𑑋 𑑑𑑓.𑑖𑑗 𑑋𑑋 <text:s text:c="2"/></text:span></text:p>
      <text:p text:style-name="P2"><text:span text:style-name="T5">𑐩𑐵𑐫𑐵𑐩𑐸𑐡𑑂𑐐𑐬𑐟𑐷𑐰𑑂𑐬𑐾𑐞 𑐴𑐟𑑅 𑐎𑐶𑑄 𑐱𑐸𑐨𑐩𑐵𑐔𑐬𑐾𑐟𑑂 𑑋 <text:s/></text:span></text:p>
      <text:p text:style-name="P2"><text:span text:style-name="T5">𑐊𑐲 𑐐𑐬𑑂𑐨𑐳𑐩𑐸𑐟𑑂𑐥𑐟𑑂𑐟𑐶𑑅 𑐎𑐠𑐶𑐟𑑀 𑑇𑐳𑑂𑐩𑐶 𑐰𑐬𑐵𑐣𑐣𑐾 𑑋 <text:s/></text:span></text:p>
      <text:p text:style-name="P2"><text:span text:style-name="T5">𑐡𑐸𑑅𑐏𑐳𑑄𑐳𑐵𑐬𑐥𑑂𑐬𑐠𑐩𑑅 𑐎𑐶𑑄 𑐨𑐹𑐫𑑅 𑐱𑑂𑐬𑑀𑐟𑐸𑐩𑐶𑐔𑑂𑐕𑐳𑐶 𑑋𑑋 𑑑𑑓.𑑖𑑘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𑐐𑐬𑑂𑐨𑑀𑐟𑑂𑐥𑐟𑑂𑐟𑐶𑐬𑐢𑑂𑐫𑐵𑐫𑐳𑑂𑐟𑑂𑐬𑐫𑐡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𑐡𑐾𑐴𑐬𑐹𑐥𑐰𑐬𑑂𑐞𑐨𑐾𑐡𑐵𑐣𑐶 ---- <text:s text:c="2"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𑐀𑐟𑐶𑐡𑐷𑐬𑑂𑐑𑑀 𑑇𑐟𑐶𑐴𑑂𑐬𑐳𑑂𑐰𑐱𑑂𑐔 𑐥𑐸𑐩𑐵𑐣𑑂𑐎𑐾𑐣𑑀𑐥𑐖𑐵𑐫𑐟𑐾 𑑋 <text:s/></text:span></text:p>
      <text:p text:style-name="P2"><text:span text:style-name="T5">𑐀𑐟𑐶𑐐𑑁𑐬𑑀 𑑇𑐟𑐶𑐎𑐺𑐲𑑂𑐞𑐱𑑂𑐔 𑐣𑐬𑑀 𑐨𑐰𑐟𑐶 𑐎𑐶𑑄 𑐥𑑂𑐬𑐨𑑀 𑑋𑑋 𑑑𑑔.𑑑 𑑋𑑋 <text:s text:c="2"/></text:span></text:p>
      <text:p text:style-name="P2"><text:span text:style-name="T5">𑐨𑐐𑐰𑐵𑐣𑐸𑐰𑐵𑐔 𑑋 <text:s/></text:span></text:p>
      <text:p text:style-name="P2"><text:span text:style-name="T5">𑐐𑐺𑐴𑐷𑐟𑐐𑐬𑑂𑐨𑐵 𑐫𑐵 𑐣𑐵𑐬𑐷 𑐣𑐶𑐟𑑂𑐫𑐩𑐸𑐟𑑂𑐟𑐵𑐣𑐱𑐵𑐮𑐶𑐣𑐷 𑑋 <text:s/></text:span></text:p>
      <text:p text:style-name="P2"><text:span text:style-name="T5">𑐥𑑂𑐬𑐳𑐵𑐬𑐶𑐟𑐰𑐶𑐨𑐎𑑂𑐟𑐵𑐟𑑂𑐩𑐵 𑐳𑑀 𑑇𑐟𑐶𑐡𑐷𑐬𑑂𑐑𑑅 𑐥𑑂𑐬𑐖𑐵𑐫𑐟𑐾 𑑋𑑋 𑑑𑑔.𑑒 𑑋𑑋 <text:s text:c="2"/></text:span></text:p>
      <text:p text:style-name="P2"><text:span text:style-name="T5">𑐐𑐺𑐴𑐷𑐟𑐐𑐬𑑂𑐨𑐵 𑐫𑐵 𑐣𑐵𑐬𑐷 𑐱𑐾𑐟𑐾 𑐳𑑄𑐎𑐸𑐔𑐶𑐟𑐵 𑐳𑐡𑐵 𑑋 <text:s/></text:span></text:p>
      <text:p text:style-name="P2"><text:span text:style-name="T5">𑐬𑐳𑐵𑐣𑑂𑐣𑐵𑐡𑐷𑐣𑐶 𑐎𑐚𑐸𑐎𑑄 𑐳𑐾𑐰𑐣𑐵 𑐴𑑂𑐬𑐳𑑂𑐰 𑐖𑐵𑐫𑐟𑐾 𑑋𑑋 𑑑𑑔.𑑓 𑑋𑑋 <text:s text:c="2"/></text:span></text:p>
      <text:p text:style-name="P2"><text:span text:style-name="T5">𑐐𑐺𑐴𑐷𑐟𑐐𑐬𑑂𑐨𑐵 𑐫𑐵 𑐣𑐵𑐬𑐷 𑐣𑐶𑐟𑑂𑐫𑑄 𑐎𑑂𑐲𑐷𑐬𑑀𑐥𑐳𑐾𑐰𑐶𑐣𑐷 𑑋 <text:s/></text:span></text:p>
      <text:p text:style-name="P2"><text:span text:style-name="T5">𑐰𑐬𑐎𑑀𑐡𑑂𑐬𑐰𑐱𑐵𑐮𑐷𑑄𑐱𑑂𑐔 𑐨𑐸𑐒𑑂𑐎𑑂𑐟𑐾 𑐔𑐵𑐥𑐶 𑐫𑐰𑑁𑐡𑐣𑑈𑑋 <text:s/></text:span></text:p>
      <text:p text:style-name="P2"><text:span text:style-name="T5">𑐱𑐸𑐎𑑂𑐮𑐰𑐳𑑂𑐟𑑂𑐬𑐳𑑂𑐬𑐖𑐵 𑐫𑐸𑐎𑑂𑐟𑐵 𑐳𑐵𑐟𑐶𑐐𑑁𑐬𑑄 𑐥𑑂𑐬𑐳𑐹𑐫𑐟𑐾 𑑋𑑋 𑑑𑑔.𑑔 𑑋𑑋 <text:s text:c="2"/></text:span></text:p>
      <text:p text:style-name="P2"><text:span text:style-name="T5">𑐐𑐺𑐴𑐷𑐟𑐐𑐬𑑂𑐨𑐵 𑐫𑐵 𑐣𑐵𑐬𑐷 𑐎𑐵𑐮𑐢𑐵𑐣𑑂𑐫𑐵𑐣𑐶 𑐳𑐾𑐰𑐟𑐾 𑑋 <text:s/></text:span></text:p>
      <text:p text:style-name="P2"><text:soft-page-break/><text:span text:style-name="T5">𑐩𑐵𑐲𑐎𑐺𑐲𑑂𑐞𑐟𑐶𑐮𑐵𑐩𑐸𑐡𑑂𑐐𑑄 𑐟𑐠𑐵 𑐎𑐺𑐲𑑂𑐞𑐫𑐰𑑀𑐡𑐣𑑈𑑋 <text:s/></text:span></text:p>
      <text:p text:style-name="P2"><text:span text:style-name="T5">𑐎𑐺𑐲𑑂𑐞𑐰𑐳𑑂𑐟𑑂𑐬𑐳𑑂𑐬𑐖𑐵𑐡𑐷𑐣𑐶 𑐟𑐳𑑂𑐫𑐵𑑅 𑐎𑐺𑐲𑑂𑐞𑑅 𑐥𑑂𑐬𑐖𑐵𑐫𑐟𑐾 𑑋𑑋 𑑑𑑔.𑑕 𑑋𑑋 <text:s text:c="2"/></text:span></text:p>
      <text:p text:style-name="P2"><text:span text:style-name="T5"><text:s text:c="2"/></text:span></text:p>
      <text:p text:style-name="P2"><text:span text:style-name="T5">---- 𑐖𑐵𑐟𑐶𑐡𑑀𑐲𑐵𑐣𑐶 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𑐖𑐵𑐟𑑂𑐫𑐣𑑂𑐢𑑀 𑐖𑐵𑐫𑐟𑐾 𑐎𑐳𑑂𑐩𑐵𑐟𑑂𑐲𑐞𑑂𑐝𑑀 𑐨𑐷𑐬𑐸𑐬𑑂𑐴𑐟𑐾𑐣𑑂𑐡𑑂𑐬𑐶𑐫𑑅 𑑋 <text:s/></text:span></text:p>
      <text:p text:style-name="P2"><text:span text:style-name="T5">𑐎𑐸𑐧𑑂𑐖𑑀 𑐰𑐵 𑐰𑐵𑐩𑐣𑑀 𑐰𑐵𑐥𑐶 𑐥𑐞𑑂𑐜𑑅 𑐳𑑂𑐠𑐹𑐮𑐱𑐶𑐬𑑅 𑐎𑐠𑑈𑑋𑑋 𑑑𑑔.𑑖 𑑋𑑋 <text:s text:c="2"/></text:span></text:p>
      <text:p text:style-name="P2"><text:span text:style-name="T5">𑐨𑐐𑐰𑐵𑐣𑐸𑐰𑐵𑐔 𑑋 <text:s/></text:span></text:p>
      <text:p text:style-name="P2"><text:span text:style-name="T5">𑐐𑐺𑐴𑐷𑐟𑐐𑐬𑑂𑐨𑐵 𑐫𑐵 𑐣𑐵𑐬𑐷 𑐟𑐷𑐎𑑂𑐲𑑂𑐞𑑀𑐲𑑂𑐞𑐵𑐣𑑂𑐫𑐸𑐥𑐳𑐾𑐰𑐟𑐾 𑑋 <text:s/></text:span></text:p>
      <text:p text:style-name="P2"><text:span text:style-name="T5">𑐮𑐱𑐸𑐣𑐵𑐣𑐶 𑐥𑐮𑐵𑐞𑑂𑐜𑐹𑐣𑐶 𑐎𑐬𑐘𑑂𑐖𑐩𑐹𑐮𑐎𑐵𑐣𑐶 𑐔 𑑋𑑋 𑑑𑑔.𑑗 𑑋𑑋 <text:s text:c="2"/></text:span></text:p>
      <text:p text:style-name="P2"><text:span text:style-name="T5">𑐥𑐶𑐥𑑂𑐥𑐮𑐷𑑄 𑐱𑐺𑐒𑑂𑐐𑐰𑐾𑐬𑑄 𑐔 𑐳𑐬𑑂𑐲𑐥𑐵𑐣𑑂𑐩𑐬𑐶𑐔𑐵𑐣𑐶 𑐔 𑑋 <text:s/></text:span></text:p>
      <text:p text:style-name="P2"><text:span text:style-name="T5">𑐁𑐳𑐰𑑄 𑐔 𑐥𑐬𑐶𑐎𑑂𑐮𑐶𑐲𑑂𑐚𑐵 𑐫𑐾 𑐔𑐵𑐣𑑂𑐫𑐾 𑐎𑐚𑐸𑐟𑐶𑐎𑑂𑐟𑐎𑐵𑑅 𑑋 <text:s/></text:span></text:p>
      <text:p text:style-name="P2"><text:span text:style-name="T5">𑐟𑐷𑐎𑑂𑐲𑑂𑐞𑑄 𑐟𑐸 𑐳𑐾𑐰𑐩𑐵𑐣𑐵 𑐫𑐵 𑐖𑐵𑐟𑑂𑐫𑐣𑑂𑐢𑑄 𑐖𑐣𑐫𑐾𑐟𑑂𑐳𑐸𑐟𑑈𑑋𑑋 𑑑𑑔.𑑘 𑑋𑑋 <text:s text:c="2"/></text:span></text:p>
      <text:p text:style-name="P2"><text:span text:style-name="T5">𑐩𑐶𑐠𑑂𑐫𑑀𑐥𑐔𑐵𑐬𑐵𑑅 𑐳𑑂𑐟𑑂𑐬𑐷𑐥𑐸𑑄𑐳𑑀 𑐰𑑂𑐫𑐵𑐥𑐣𑑂𑐣𑐾 𑐱𑐸𑐎𑑂𑐬𑐱𑑀𑐞𑐶𑐟𑐾 𑑋 <text:s/></text:span></text:p>
      <text:p text:style-name="P2"><text:span text:style-name="T5">𑐫𑐡𑐵 𑐐𑐬𑑂𑐨𑐵𑐱𑐫𑐾 𑐬𑐎𑑂𑐟𑑄 𑐳𑑂𑐟𑑂𑐬𑐶𑐫𑐵𑑅 𑐥𑐹𑐬𑑂𑐰𑑄 𑐣𑐶𑐲𑐶𑐔𑑂𑐫𑐟𑐾 𑑋 <text:s/></text:span></text:p>
      <text:p text:style-name="P2"><text:span text:style-name="T5">𑐥𑐱𑑂𑐔𑐵𑐔𑑂𑐕𑐸𑐎𑑂𑐬𑑄 𑐬𑐎𑑂𑐟𑐎𑐵𑐮𑐾 𑐟𑐡𑐵 𑐲𑐞𑑂𑐜𑑅 𑐥𑑂𑐬𑐳𑐹𑐫𑐟𑐾 𑑋𑑋 𑑑𑑔.𑑙 𑑋𑑋 <text:s text:c="2"/></text:span></text:p>
      <text:p text:style-name="P2"><text:span text:style-name="T5">𑐟𑑂𑐬𑐳𑑂𑐟𑑀𑐡𑑂𑐰𑐶𑐐𑑂𑐣𑐵 𑐫𑐡𑐵 𑐨𑐷𑐟𑐵 𑐳𑑂𑐟𑑂𑐬𑐷 𑐥𑐸𑑄𑐳𑐵 𑐳𑐹𑐫𑐟𑐾 𑐥𑑂𑐬𑐖𑐵 𑑋 <text:s/></text:span></text:p>
      <text:p text:style-name="P2"><text:span text:style-name="T5">𑐟𑐟𑑂𑐬 𑐫𑑀 𑐖𑐵𑐫𑐟𑐾 𑐐𑐬𑑂𑐨𑐵𑐡𑑂𑐨𑐷𑐬𑐸𑑅 𑐎𑑂𑐬𑐣𑑂𑐡𑐣𑐎𑑀 𑐨𑐰𑐾𑐟𑑂 𑑋𑑋 𑑑𑑔.𑑑𑑐 𑑋𑑋 <text:s text:c="2"/></text:span></text:p>
      <text:p text:style-name="P2"><text:span text:style-name="T5">𑐰𑐶𑐳𑐬𑑂𑐐𑐎𑐵𑐮𑐾 𑐱𑐸𑐎𑑂𑐬𑐳𑑂𑐫 𑐰𑐶𑐑𑑂𑐣 𑐄𑐟𑑂𑐥𑐡𑑂𑐫𑐟𑐾 𑐫𑐡𑐵 𑑋 <text:s/></text:span></text:p>
      <text:p text:style-name="P2"><text:span text:style-name="T5">𑐂𑐣𑑂𑐡𑑂𑐬𑐶𑐫𑐵𑐰𑐬𑑂𑐟𑐰𑐶𑐑𑑂𑐣𑐾 𑐟𑐸 𑐟𑐡𑐵 𑐖𑐵𑐫𑐾𑐡𑐣𑐶𑐣𑑂𑐡𑑂𑐬𑐶𑐫𑑅 𑑋𑑋 𑑑𑑔.𑑑𑑑 𑑋𑑋 <text:s text:c="2"/></text:span></text:p>
      <text:p text:style-name="P2"><text:span text:style-name="T5">𑐐𑐺𑐴𑐷𑐟𑐐𑐬𑑂𑐨𑐵 𑐫𑐵 𑐣𑐵𑐬𑐷 𑐰𑐵𑐟𑐮𑐵𑐣𑑂𑐫𑐸𑐥𑐳𑐾𑐰𑐟𑐾 𑑋 <text:s/></text:span></text:p>
      <text:p text:style-name="P2"><text:span text:style-name="T5">𑐎𑐚𑐸𑐎𑐵𑐣𑐶 𑐎𑐲𑐵𑐫𑐵𑐣𑐶 𑐟𑐶𑐎𑑂𑐟𑐵𑐣𑐶 𑐔 𑐰𑐶𑐱𑐾𑐲𑐟𑑅 𑑋𑑋 𑑑𑑔.𑑑𑑒 𑑋𑑋 <text:s text:c="2"/></text:span></text:p>
      <text:p text:style-name="P2"><text:span text:style-name="T5">𑐰𑐵𑐟𑑅 𑐥𑑂𑐬𑐎𑐸𑐥𑐶𑐟𑐳𑑂𑐟𑐳𑑂𑐫𑐵 𑐐𑐬𑑂𑐨𑐩𑐵𑐨𑐸𑐖𑑂𑐫 𑐟𑐶𑐲𑑂𑐛𑐟𑐶 𑑋 <text:s/></text:span></text:p>
      <text:p text:style-name="P2"><text:span text:style-name="T5">𑐎𑐸𑐧𑑂𑐖𑐳𑑂𑐟𑐸 𑐖𑐵𑐫𑐟𑐾 𑐟𑐳𑑂𑐩𑐵𑐡𑑂𑐐𑐬𑑂𑐨𑐵𑐡𑑂𑐰𑐵𑐟𑐣𑐶𑐥𑐷𑐜𑐣𑐵𑐟𑑂 𑑋𑑋 𑑑𑑔.𑑑𑑓 𑑋𑑋 <text:s text:c="2"/></text:span></text:p>
      <text:p text:style-name="P2"><text:span text:style-name="T5">𑐣𑐶𑐟𑑂𑐫𑐩𑐵𑐳𑐣𑐱𑐷𑐮𑐵 𑐫𑐵 𑐟𑐠𑐵 𑐔𑑀𑐟𑑂𑐎𑐸𑐚𑐎𑐵𑐳𑐣𑐵 𑑋 <text:s/></text:span></text:p>
      <text:p text:style-name="P2"><text:span text:style-name="T5">𑐟𑐳𑑂𑐫𑐵𑑅 𑐳𑑄𑐴𑐣𑑂𑐫𑐟𑐾 𑐐𑐬𑑂𑐨𑑀 𑐰𑐵𑐩𑐣𑐳𑑂𑐟𑐾𑐣 𑐖𑐵𑐫𑐟𑐾 𑑋𑑋 𑑑𑑔.𑑑𑑔 𑑋𑑋 <text:s text:c="2"/></text:span></text:p>
      <text:p text:style-name="P2"><text:span text:style-name="T5">𑐀𑐟𑐶𑐰𑑂𑐫𑐵𑐫𑐵𑐩𑐱𑐷𑐮𑐵 𑐟𑐸 𑐫𑐵 𑐣𑐵𑐬𑐷 𑐰𑐶𑐲𑐩𑐵𑐳𑐣𑐷 𑑋 <text:s/></text:span></text:p>
      <text:p text:style-name="P2"><text:span text:style-name="T5">𑐐𑐬𑑂𑐨𑑅 𑐳𑑄𑐎𑑂𑐲𑐸𑐨𑑂𑐫𑐟𑐾 𑐟𑐳𑑂𑐫𑐵𑑅 𑐥𑐞𑑂𑐜𑐳𑑂𑐟𑐾𑐣𑑀𑐥𑐖𑐵𑐫𑐟𑐾 𑑋𑑋 𑑑𑑔.𑑑𑑕 𑑋𑑋 <text:s text:c="2"/></text:span></text:p>
      <text:p text:style-name="P2"><text:span text:style-name="T5">𑐐𑐺𑐴𑐷𑐟𑐐𑐬𑑂𑐨𑐵 𑐫𑐵 𑐣𑐵𑐬𑐷 𑐬𑐹𑐝𑐢𑐵𑐣𑑂𑐫𑐵𑐣𑐶 𑐳𑐾𑐰𑐟𑐾 𑑋 <text:s/></text:span></text:p>
      <text:p text:style-name="P2"><text:span text:style-name="T5">𑐰𑐵𑐟𑐱𑑂𑐮𑐾𑐲𑑂𑐩 𑐱𑐶𑐬𑐳𑑂𑐠𑑀 𑐰𑐿 𑐟𑐳𑑂𑐫 𑐐𑐬𑑂𑐨𑐳𑑂𑐫 𑐎𑐸𑐥𑑂𑐫𑐟𑐾 𑑋 <text:s/></text:span></text:p>
      <text:p text:style-name="P2"><text:span text:style-name="T5">𑐟𑐟𑑅 𑐳𑑂𑐠𑐹𑐮𑐱𑐶𑐬𑐵𑐳𑑂𑐟𑐾𑐣 𑐥𑐸𑐩𑐵𑐣𑑂𑐖𑐵𑐫𑐟𑑂𑐫𑐳𑑄𑐱𑐫𑑅 𑑋𑑋 𑑑𑑔.𑑑𑑖 𑑋𑑋 <text:s text:c="2"/></text:span></text:p>
      <text:p text:style-name="P2"><text:span text:style-name="T5">𑐡𑐾𑐰𑑂𑐫𑐸𑐰𑐵𑐔 𑑋 <text:s/></text:span></text:p>
      <text:p text:style-name="P2"><text:span text:style-name="T5">𑐎𑐬𑐵𑐮𑐵𑐒𑑂𑐐𑐵 𑐴𑐣𑐸𑑅 𑐥𑐒𑑂𑐐𑐸𑐬𑑂𑐩𑐹𑐎𑑀 𑐐𑐡𑑂𑐐𑐡𑐨𑐵𑐲𑐎𑑅 𑑋 <text:s/></text:span></text:p>
      <text:p text:style-name="P2"><text:span text:style-name="T5">𑐰𑐶𑐰𑐺𑐟𑐵𑐎𑑂𑐲𑐳𑑂𑐟𑑂𑐰𑐣𑐎𑑂𑐲𑑀 𑐰𑐵 𑐨𑐰𑐾𑐡𑑂𑐡𑐸𑑅𑐏𑐐𑐸𑐡𑑅 𑐎𑐠𑑈𑑋𑑋 𑑑𑑔.𑑑𑑗 𑑋𑑋 <text:s text:c="2"/></text:span></text:p>
      <text:p text:style-name="P2"><text:span text:style-name="T5">𑐨𑐐𑐰𑐵𑐣𑐸𑐰𑐵𑐔 𑑋 <text:s/></text:span></text:p>
      <text:p text:style-name="P2"><text:span text:style-name="T5">𑐎𑐬𑐵𑐮𑐳𑑂𑐟𑐣𑐡𑑀𑐲𑐾𑐞 𑐖𑐵𑐫𑐟𑐾 𑐩𑐵𑐣𑐰𑐳𑑂𑐟𑐠𑐵 𑑋 <text:s/></text:span></text:p>
      <text:p text:style-name="P2"><text:span text:style-name="T5">𑐀𑐠 𑐎𑐬𑐵𑐮𑑄 𑐎𑐸𑐬𑐸𑐟𑐾 𑐣𑐵𑐬𑐷 𑐮𑐩𑑂𑐧𑑀𑐟𑐶𑐔𑐹𑐔𑐸𑐎𑐵 𑑋 <text:s/></text:span></text:p>
      <text:p text:style-name="P2"><text:span text:style-name="T5">𑐟𑐳𑑂𑐩𑐵𑐡𑐾𑐟𑐾𑐣 𑐡𑑀𑐲𑐾𑐞 𑐎𑐬𑐵𑐮𑑀 𑐖𑐵𑐫𑐟𑐾 𑐥𑐸𑐩𑐵𑐣𑑂 𑑋𑑋 𑑑𑑔.𑑑𑑘 𑑋𑑋 <text:s text:c="2"/></text:span></text:p>
      <text:p text:style-name="P2"><text:span text:style-name="T5">𑐐𑐺𑐴𑐷𑐟𑐐𑐬𑑂𑐨𑐵 𑐫𑐵 𑐣𑐵𑐬𑐷 𑐬𑐎𑑂𑐟𑐥𑐶𑐟𑑂𑐟𑐵𑐩𑐫𑐵𑐬𑑂𑐡𑐶𑐟𑐵 𑑋 <text:s/></text:span></text:p>
      <text:p text:style-name="P2"><text:span text:style-name="T5">𑐐𑑀𑐴𑐣𑐸𑑄 𑐖𑐣𑐫𑐟𑑂𑐫𑐾𑐲𑐵 𑐬𑐎𑑂𑐟𑐥𑐶𑐟𑑂𑐟𑐥𑑂𑐬𑐎𑑀𑐥𑐶𑐟𑐵 𑑋𑑋 𑑑𑑔.𑑑𑑙 𑑋𑑋 <text:s text:c="2"/></text:span></text:p>
      <text:p text:style-name="P2"><text:span text:style-name="T5">𑐐𑐺𑐴𑐷𑐟𑐐𑐬𑑂𑐨𑐵 𑐫𑐵 𑐣𑐵𑐬𑐷 𑐰𑐵𑐟𑐱𑐹𑐮𑐿𑐬𑐸𑐥𑐡𑑂𑐬𑐸𑐟𑐵 𑑋 <text:s/></text:span></text:p>
      <text:p text:style-name="P2"><text:soft-page-break/><text:span text:style-name="T5">𑐱𑐸𑐎𑑂𑐬𑑀𑐡𑐵𑐰𑐬𑑂𑐟𑐣𑐷 𑐔𑐵𑐥𑐶 𑐥𑐒𑑂𑐐𑐸𑑄 𑐖𑐣𑐫𑐟𑐾 𑐳𑐸𑐟𑑈𑑋𑑋 𑑑𑑔.𑑒𑑐 𑑋𑑋 <text:s text:c="2"/></text:span></text:p>
      <text:p text:style-name="P2"><text:span text:style-name="T5">𑐎𑑂𑐲𑐸𑐢𑐵𑐬𑑂𑐟𑐵 𑐰𑐾𑐡𑐣𑐵𑐬𑑂𑐟𑐵 𑐔 𑐳𑐟𑐟𑑄 𑐔𑑀𑐥𑐰𑐵𑐳𑐶𑐣𑐷 𑑋 <text:s/></text:span></text:p>
      <text:p text:style-name="P2"><text:span text:style-name="T5">𑐩𑐹𑐎𑑄 𑐖𑐣𑐫𑐟𑐾 𑐥𑐸𑐟𑑂𑐬𑑄 𑐡𑑁𑐴𑐺𑐡𑑄 𑐔 𑐰𑐶𑐩𑐵𑐣𑐶𑐟𑐵 𑑋𑑋 𑑑𑑔.𑑒𑑑 𑑋𑑋 <text:s text:c="2"/></text:span></text:p>
      <text:p text:style-name="P2"><text:span text:style-name="T5">𑐐𑐺𑐴𑐷𑐟𑐐𑐬𑑂𑐨𑐵 𑐫𑐵 𑐣𑐵𑐬𑐷 𑐰𑐶𑐳𑐺𑐖𑐾𑐣𑑂𑐩𑐵𑐳𑐩𑐵𑐳𑐶𑐎𑑈𑑋 <text:s/></text:span></text:p>
      <text:p text:style-name="P2"><text:span text:style-name="T5">𑐀𑐣𑐎𑑂𑐲𑑀 𑐖𑐵𑐫𑐟𑐾 𑐟𑐳𑑂𑐫𑐵 𑐐𑐬𑑂𑐨𑐱𑑀𑐞𑐶𑐟𑐳𑑄𑐎𑑂𑐲𑐫𑐵𑐟𑑂 𑑋𑑋 𑑑𑑔.𑑒𑑒 𑑋𑑋 <text:s text:c="2"/></text:span></text:p>
      <text:p text:style-name="P2"><text:span text:style-name="T5">𑐀𑐬𑑂𑐱𑐐𑑂𑐬𑐳𑑂𑐟𑐵 𑐫𑐡𑐵 𑐣𑐵𑐬𑐷 𑐰𑐵𑐟𑑀𑐡𑐵𑐰𑐬𑑂𑐟𑐥𑐷𑐜𑐶𑐟𑐵 𑑋 <text:s/></text:span></text:p>
      <text:p text:style-name="P2"><text:span text:style-name="T5">𑐐𑐺𑐴𑐷𑐟𑐐𑐬𑑂𑐨𑐵 𑐬𑐹𑐎𑑂𑐲𑐵𑐞𑐶 𑐰𑐵𑐟𑐮𑐵𑐣𑑂𑐫𑐸𑐥𑐳𑐾𑐰𑐟𑐾 𑑋𑑋 𑑑𑑔.𑑒𑑓 𑑋𑑋 <text:s text:c="2"/></text:span></text:p>
      <text:p text:style-name="P2"><text:span text:style-name="T5">𑐰𑐵𑐟𑐳𑑂𑐠𑐵𑐣𑑄 𑐟𑐟𑐳𑑂𑐟𑐳𑑂𑐫𑐵 𑐐𑐬𑑂𑐨𑐳𑑂𑐫𑐵𑐥𑐷𑐜𑐶𑐟𑑄 𑐨𑐰𑐾𑐟𑑂 𑑋 <text:s/></text:span></text:p>
      <text:p text:style-name="P2"><text:span text:style-name="T5">𑐀𑐐𑐸𑐡𑑀 𑐖𑐵𑐫𑐟𑐾 𑐟𑐳𑑂𑐩𑐵𑐖𑑂𑐖𑐵𑐟𑐱𑑂𑐔𑐵𑐥𑐶 𑐣 𑐖𑐷𑐰𑐟𑐶 𑑋𑑋 𑑑𑑔.𑑒𑑔 𑑋𑑋 <text:s text:c="2"/></text:span></text:p>
      <text:p text:style-name="P2"><text:span text:style-name="T5">𑐡𑐾𑐰𑑂𑐫𑐸𑐰𑐵𑐔 𑑋 <text:s/></text:span></text:p>
      <text:p text:style-name="P2"><text:span text:style-name="T5">𑐴𑐷𑐣𑐵𑐒𑑂𑐐𑑀 𑐖𑐵𑐫𑐟𑐾 𑐎𑐳𑑂𑐩𑐵𑐡𑐢𑐶𑐎𑐵𑐒𑑂𑐐𑑀 𑑇𑐥𑐶 𑐰𑐵 𑐎𑐠𑑈𑑋 <text:s/></text:span></text:p>
      <text:p text:style-name="P2"><text:span text:style-name="T5">𑐱𑑂𑐰𑐾𑐟𑐥𑐶𑐒𑑂𑐐𑐾𑐎𑑂𑐲𑐞𑑅 𑐎𑐳𑑂𑐩𑐵𑐟𑑂𑐎𑐠𑑄 𑐮𑑀𑐴𑐶𑐟𑐮𑑀𑐔𑐣𑑅 𑑋𑑋 𑑑𑑔.𑑒𑑕 𑑋𑑋 <text:s text:c="2"/></text:span></text:p>
      <text:p text:style-name="P2"><text:span text:style-name="T5">𑐨𑐐𑐰𑐵𑐣𑐸𑐰𑐵𑐔 𑑋 <text:s/></text:span></text:p>
      <text:p text:style-name="P2"><text:span text:style-name="T5">𑐐𑐬𑑂𑐨𑐳𑑂𑐫 𑐖𑐵𑐫𑐩𑐵𑐣𑐳𑑂𑐫 𑐫𑐡𑐒𑑂𑐐𑐾 𑐖𑐵𑐫𑐟𑐾 𑑇𑐣𑐶𑐮𑑅 𑑋 <text:s/></text:span></text:p>
      <text:p text:style-name="P2"><text:span text:style-name="T5">𑐰𑐵𑐟𑐵𑐨𑑂𑐫𑐵𑑄 𑐱𑑂𑐮𑐾𑐲𑑂𑐩𑐞𑐵 𑐟𑐳𑑂𑐫 𑐟𑐡𑐒𑑂𑐐𑑄 𑐥𑐬𑐶𑐴𑐷𑐫𑐟𑐾 𑑋 <text:s/></text:span></text:p>
      <text:p text:style-name="P2"><text:span text:style-name="T5">𑐴𑐷𑐣𑐵𑐒𑑂𑐐𑑀 𑐖𑐵𑐫𑐟𑐾 𑐟𑐳𑑂𑐩𑐵𑐟𑑂𑐥𑐸𑐩𑐵𑐣𑑂𑐰𑐵𑐟𑐥𑑂𑐬𑐎𑑀𑐥𑐟𑑅 𑑋𑑋 𑑑𑑔.𑑒𑑖 𑑋𑑋 <text:s text:c="2"/></text:span></text:p>
      <text:p text:style-name="P2"><text:span text:style-name="T5">𑐐𑐺𑐴𑐷𑐟𑐐𑐬𑑂𑐨𑐵 𑐫𑐵 𑐣𑐵𑐬𑐷 𑐩𑐢𑐸𑐬𑐵𑐞𑑂𑐫𑐸𑐥𑐳𑐾𑐰𑐟𑐾 𑑋 <text:s/></text:span></text:p>
      <text:p text:style-name="P2"><text:span text:style-name="T5">𑐱𑐺𑐒𑑂𑐐𑐵𑐚𑐎𑐵𑐒𑑂𑐎𑐮𑑀𑐜𑑂𑐫𑐵𑐣𑐶 𑐱𑐵𑐮𑐹𑐎𑐵𑐣𑐶 𑐧𑐶𑐳𑐵𑐣𑐶 𑐔 𑑋𑑋 𑑑𑑔.𑑒𑑗 𑑋𑑋 <text:s text:c="2"/></text:span></text:p>
      <text:p text:style-name="P2"><text:span text:style-name="T5">𑐩𑑀𑐔𑑄 𑐟𑐵𑐮𑐦𑐮𑑄 𑐔𑐿𑐰 𑐣𑐵𑐬𑐶𑐎𑐾𑐮𑐦𑐮𑑄 𑐟𑐠𑐵 𑑋 <text:s/></text:span></text:p>
      <text:p text:style-name="P2"><text:span text:style-name="T5">𑐀𑐨𑐷𑐎𑑂𑐲𑑂𑐞𑑄 𑐳𑐾𑐰𑐩𑐵𑐣𑐵 𑐟𑐸 𑐀𑐢𑐶𑐎𑐵𑐒𑑂𑐐𑑄 𑐥𑑂𑐬𑐳𑐹𑐫𑐟𑐾 𑑋𑑋 𑑑𑑔.𑑒𑑘 𑑋𑑋 <text:s text:c="2"/></text:span></text:p>
      <text:p text:style-name="P2"><text:span text:style-name="T5">𑐥𑐶𑐒𑑂𑐐𑐵𑐎𑑂𑐲𑑅 𑐱𑑂𑐮𑐾𑐲𑑂𑐩𑐥𑐶𑐟𑑂𑐟𑐵𑐨𑑂𑐫𑐵𑑄 𑐱𑑂𑐰𑐾𑐟𑐵𑐎𑑂𑐲𑑅 𑐱𑑂𑐮𑐾𑐲𑑂𑐩𑐞𑐵 𑐨𑐰𑐾𑐟𑑂 𑑋 <text:s/></text:span></text:p>
      <text:p text:style-name="P2"><text:span text:style-name="T5">𑐰𑐵𑐟𑐥𑐶𑐟𑑂𑐟𑐾𑐣 𑐬𑐎𑑂𑐟𑐵𑐎𑑂𑐲𑑅 𑐥𑐸𑐬𑐸𑐲𑐳𑑂𑐟𑐹𑐥𑐖𑐵𑐫𑐟𑐾 𑑋𑑋 𑑑𑑔.𑑒𑑙 𑑋𑑋 <text:s text:c="2"/></text:span></text:p>
      <text:p text:style-name="P2"><text:span text:style-name="T5">𑐡𑐾𑐰𑑂𑐫𑐸𑐰𑐵𑐔 𑑋 <text:s/></text:span></text:p>
      <text:p text:style-name="P2"><text:span text:style-name="T5">𑐎𑐠𑑄 𑐰𑐵 𑐖𑐵𑐫𑐟𑐾 𑐥𑐸𑐟𑑂𑐬𑑅 𑐎𑐣𑑂𑐫𑐎𑐵 𑐎𑐾𑐣 𑐖𑐵𑐫𑐟𑐾 𑑋 <text:s/></text:span></text:p>
      <text:p text:style-name="P2"><text:span text:style-name="T5">𑐀𑐥𑐸𑐩𑐵𑐣𑑂𑐎𑐾𑐣 𑐖𑐵𑐫𑐾𑐟 𑐡𑑂𑐰𑐶𑐫𑐩𑐵 𑐟𑑂𑐬𑐶𑐫𑐩𑐵 𑐟𑐠𑐵 𑑋𑑋 𑑑𑑔.𑑓𑑐 𑑋𑑋 <text:s text:c="2"/></text:span></text:p>
      <text:p text:style-name="P2"><text:span text:style-name="T5">𑐨𑐐𑐰𑐵𑐣𑐸𑐰𑐵𑐔 𑑋 <text:s/></text:span></text:p>
      <text:p text:style-name="P2"><text:span text:style-name="T5">𑐱𑐸𑐎𑑂𑐬𑐵𑐢𑐶𑐎𑑅 𑐥𑐸𑐩𑐵𑐣𑑂𑐖𑑂𑐘𑐾𑐫𑑅 𑐎𑐣𑑂𑐫𑐵 𑐬𑐎𑑂𑐟𑐵𑐢𑐶𑐎𑐵 𑐨𑐰𑐾𑐟𑑂 𑑋 <text:s/></text:span></text:p>
      <text:p text:style-name="P2"><text:span text:style-name="T5">𑐬𑐎𑑂𑐟𑐱𑐸𑐎𑑂𑐬𑐳𑐩𑐟𑑂𑐰𑐾𑐣 𑐖𑐵𑐫𑐟𑐾 𑐳 𑐣𑐥𑐸𑑄𑐳𑐎𑑅 𑑋𑑋 𑑑𑑔.𑑓𑑑 𑑋𑑋 <text:s text:c="2"/></text:span></text:p>
      <text:p text:style-name="P2"><text:span text:style-name="T5">𑐥𑐶𑐞𑑂𑐜𑐷𑐨𑐹𑐟𑑀 𑐫𑐡𑐵 𑐐𑐬𑑂𑐨𑑄 𑐩𑐵𑐬𑐸𑐟𑑀 𑐰𑐶𑐨𑐖𑐾𑐡𑑂𑐡𑑂𑐰𑐶𑐢𑐵 𑑋 <text:s/></text:span></text:p>
      <text:p text:style-name="P2"><text:span text:style-name="T5">𑐊𑐰𑑄 𑐟𑐾 𑐡𑑂𑐰𑐶𑐫𑐩𑐵 𑐖𑑂𑐘𑐾𑐫𑐵𑐳𑑂𑐟𑑂𑐬𑐶𑐫𑐩𑐵𑐱𑑂𑐔 𑐟𑑂𑐬𑐶𑐢𑐵 𑐎𑐺𑐟𑐾 𑑋𑑋 𑑑𑑔.𑑓𑑒 𑑋𑑋 <text:s text:c="2"/></text:span></text:p>
      <text:p text:style-name="P2"><text:span text:style-name="T5">𑐡𑐾𑐰𑑂𑐫𑐸𑐰𑐵𑐔 𑑋 <text:s/></text:span></text:p>
      <text:p text:style-name="P2"><text:span text:style-name="T5">𑐱𑑀𑐞𑐶𑐟𑑄 𑐩𑐵𑑄𑐳 𑐩𑐾𑐡𑑄 𑐔 𑐀𑐳𑑂𑐠𑐶 𑐩𑐖𑑂𑐖𑐵 𑐔 𑐥𑐘𑑂𑐔𑐩𑐷 𑑋 <text:s/></text:span></text:p>
      <text:p text:style-name="P2"><text:span text:style-name="T5">𑐱𑐬𑐷𑐬𑐳𑑂𑐠𑐵𑐣𑐶 𑐡𑐺𑐱𑑂𑐫𑐣𑑂𑐟𑐾 𑐱𑐸𑐎𑑂𑐬𑐳𑑂𑐠𑐵𑐣𑑄 𑐣 𑐡𑐺𑐱𑑂𑐫𑐟𑐾 𑑋𑑋 𑑑𑑔.𑑓𑑓 𑑋𑑋 <text:s text:c="2"/></text:span></text:p>
      <text:p text:style-name="P2"><text:span text:style-name="T5">𑐟𑐳𑑂𑐫𑑀𑐥𑐥𑐟𑑂𑐟𑐶 𑐳𑑂𑐠𑐵𑐣𑑄 𑐔 𑐖𑑂𑐘𑐵𑐟𑐸𑐩𑐶𑐔𑑂𑐕𑐵𑐩𑐶 𑐟𑐟𑑂𑐟𑑂𑐰𑐟𑑅 𑑋 <text:s/></text:span></text:p>
      <text:p text:style-name="P2"><text:span text:style-name="T5">𑐎𑐠𑐫𑐳𑑂𑐰 𑐟𑑂𑐬𑐶𑐮𑑀𑐎𑐾𑐱 𑐔𑑂𑐕𑐾𑐟𑑂𑐟𑐸𑐩𑐬𑑂𑐴𑐳𑐶 𑐳𑑄𑐱𑐫𑑈𑑋𑑋 𑑑𑑔.𑑓𑑔 𑑋𑑋 <text:s text:c="2"/></text:span></text:p>
      <text:p text:style-name="P2"><text:span text:style-name="T5">𑐨𑐐𑐰𑐵𑐣𑐸𑐰𑐵𑐔 𑑋 <text:s/></text:span></text:p>
      <text:p text:style-name="P2"><text:span text:style-name="T5">𑐩𑐣𑑅 𑐱𑐸𑐎𑑂𑐬𑐳𑑂𑐫 𑐥𑑂𑐬𑐨𑐰𑑄 𑐑𑑂𑐬𑐵𑐞𑑄 𑐱𑑂𑐬𑑀𑐟𑑂𑐬𑑄 𑐟𑐠𑐵𑐎𑑂𑐲𑐶𑐞𑐷 𑑋 <text:s/></text:span></text:p>
      <text:p text:style-name="P2"><text:span text:style-name="T5">𑐳𑑂𑐠𑐵𑐣𑑄 𑐟𑐸 𑐳𑐬𑑂𑐰𑐵𑐒𑑂𑐐𑐐𑐟𑑄 𑐳𑑂𑐥𑐬𑑂𑐱𑐵𑐟𑑂𑐳𑑂𑐥𑐬𑑂𑐱𑑅 𑐥𑑂𑐬𑐰𑐬𑑂𑐟𑐟𑐾 𑑋𑑋 𑑑𑑔.𑑓𑑕 𑑋𑑋 <text:s text:c="2"/></text:span></text:p>
      <text:p text:style-name="P2"><text:span text:style-name="T5">𑐫𑐠𑐵 𑐣𑐶𑐲𑐶𑐎𑑂𑐟𑑄 𑐎𑑂𑐲𑐷𑐬𑑄 𑐟𑐸 𑐥𑐫𑐳𑐵 𑐡𑐢𑐶 𑐖𑐵𑐫𑐟𑐾 𑑋 <text:s/></text:span></text:p>
      <text:p text:style-name="P2"><text:span text:style-name="T5">𑐥𑑂𑐬𑐩𑐠𑑂𑐫𑐩𑐵𑐣𑐡𑐢𑑂𑐣𑐳𑑂𑐟𑐸 𑐳𑐬𑑂𑐥𑐶𑐳𑑀 𑑇𑐥𑐶 𑐟𑐠𑐵𑐐𑐩𑑅 𑑋𑑋 𑑑𑑔.𑑓𑑖 𑑋𑑋 <text:s text:c="2"/></text:span></text:p>
      <text:p text:style-name="P2"><text:span text:style-name="T5">𑐊𑐰𑑄 𑐱𑐬𑐷𑐬𑑄 𑐣𑐶𑐬𑑂𑐩𑐣𑑂𑐠𑐾𑐔𑑂𑐕𑐸𑐎𑑂𑐬𑑄 𑐱𑐸𑐎𑑂𑐬𑐰𑐴𑐵 𑐳𑐶𑐬𑐵 𑑋 <text:s/></text:span></text:p>
      <text:p text:style-name="P2"><text:span text:style-name="T5">𑐥𑐹𑐬𑐫𑐶𑐟𑑂𑐰𑐵𑐣𑐸𑐥𑐹𑐬𑑂𑐰𑐾𑐞 𑐀𑐳𑑂𑐠𑐫𑑀 𑐥𑑂𑐬𑐟𑐶𑐥𑐡𑑂𑐫𑐟𑐾 𑑋𑑋 𑑑𑑔.𑑓𑑗 𑑋𑑋 <text:s text:c="2"/></text:span></text:p>
      <text:p text:style-name="P2"><text:soft-page-break/><text:span text:style-name="T5">𑐟𑐟𑐳𑑂𑐟𑐸 𑐟𑐵𑑅 𑐱𑐸𑐎𑑂𑐬𑐰𑐴𑐵 𑐩𑐾𑐝𑑂𑐬𑐣𑐵𑐜𑐷𑐩𑐣𑐸𑐳𑐺𑐟𑐵𑑅 𑑋 <text:s/></text:span></text:p>
      <text:p text:style-name="P2"><text:span text:style-name="T5">𑐣 𑐱𑐸𑐎𑑂𑐬𑐟𑐣𑑂𑐟𑐸 𑐳𑐶𑐘𑑂𑐔𑐣𑑂𑐟𑐶 𑐟𑐳𑑂𑐩𑐵𑐡𑑂𑐐𑐬𑑂𑐨𑐳𑑂𑐫 𑐳𑐩𑑂𑐨𑐰𑑅 𑑋𑑋 𑑑𑑔.𑑓𑑘 𑑋𑑋 <text:s text:c="2"/></text:span></text:p>
      <text:p text:style-name="P2"><text:span text:style-name="T5">𑐡𑐾𑐰𑑂𑐫𑐸𑐰𑐵𑐔 𑑋 <text:s/></text:span></text:p>
      <text:p text:style-name="P2"><text:span text:style-name="T5">𑐎𑐠𑑄 𑐰𑐾𑐡𑐫𑐟𑐾 𑐖𑐵𑐟𑐶𑑄 𑐎𑐠𑑄 𑐖𑐵𑐟𑐶𑐳𑑂𑐩𑐬𑑀 𑐨𑐰𑐾𑐟𑑂 𑑋 <text:s/></text:span></text:p>
      <text:p text:style-name="P2"><text:span text:style-name="T5">𑐊𑐟𑐳𑑂𑐩𑐶𑐣𑑂𑐳𑑄𑐱𑐫𑑄 𑐩𑐾 𑑇𑐡𑑂𑐫 𑐕𑐾𑐟𑑂𑐟𑐸𑐩𑐬𑑂𑐴𑐳𑐶 𑐱𑐒𑑂𑐎𑐬 𑑋𑑋 𑑑𑑔.𑑓𑑙 𑑋𑑋 <text:s text:c="2"/></text:span></text:p>
      <text:p text:style-name="P2"><text:span text:style-name="T5">𑐨𑐐𑐰𑐵𑐣𑐸𑐰𑐵𑐔 𑑋 <text:s/></text:span></text:p>
      <text:p text:style-name="P2"><text:span text:style-name="T5">𑐨𑐵𑐰𑐶𑐟𑐵𑐟𑑂𑐩𑐵 𑐔 𑐫𑑀 𑐖𑐣𑑂𑐟𑐸𑐬𑑂𑐡𑐾𑐰𑐶 𑐨𑐵𑐐𑐵𑐢𑐶𑐎𑑄 𑐔 𑐫𑐟𑑂 𑑋 <text:s/></text:span></text:p>
      <text:p text:style-name="P2"><text:span text:style-name="T5">𑐧𑐸𑐡𑑂𑐢𑐶𑐰𑐶𑐖𑑂𑐘𑐵𑐣𑐳𑑄𑐫𑐸𑐎𑑂𑐟𑑅 𑐳 𑐖𑐵𑐟𑐶𑑄 𑐳𑑂𑐩𑐬𑐟𑐾 𑐥𑐸𑐩𑐵𑐣𑑂 𑑋𑑋 𑑑𑑔.𑑔𑑐 𑑋𑑋 <text:s text:c="2"/></text:span></text:p>
      <text:p text:style-name="P2"><text:span text:style-name="T5">𑐡𑐾𑐰𑑂𑐫𑐸𑐰𑐵𑐔 𑑋 <text:s/></text:span></text:p>
      <text:p text:style-name="P2"><text:span text:style-name="T5">𑐎𑐠𑑄 𑐳𑐡𑑂𑐫𑑀𑐐𑐺𑐴𑐷𑐟𑐳𑑂𑐫 𑐮𑐶𑐒𑑂𑐐𑑄 𑐐𑐬𑑂𑐨𑐳𑑂𑐫 𑐡𑐺𑐱𑑂𑐫𑐟𑐾 𑑋 <text:s/></text:span></text:p>
      <text:p text:style-name="P2"><text:span text:style-name="T5">𑐊𑐟𑐟𑑂𑐎𑐠𑐫 𑐡𑐾𑐰𑐾𑐱 𑐬𑐴𑑅 𑐎𑐵𑐮𑐾 𑐩𑐴𑐾𑐱𑑂𑐰𑐬 𑑋𑑋 𑑑𑑔.𑑔𑑑 𑑋𑑋 <text:s text:c="2"/></text:span></text:p>
      <text:p text:style-name="P2"><text:span text:style-name="T5">𑐩𑐴𑐾𑐱𑑂𑐰𑐬 𑐄𑐰𑐵𑐔 𑑋 <text:s/></text:span></text:p>
      <text:p text:style-name="P2"><text:span text:style-name="T5">𑐥𑐶𑐥𑐵𑐳𑐵𑐬𑑀𑐩𑐴𑐬𑑂𑐲𑐱𑑂𑐔 𑐰𑐾𑐥𑐣𑑄 𑐐𑐵𑐟𑑂𑐬𑐳𑐷𑐡𑐣𑑈𑑋 <text:s/></text:span></text:p>
      <text:p text:style-name="P2"><text:span text:style-name="T5">𑐣𑐶𑐡𑑂𑐬𑐵𑐳𑑂𑐰𑐾𑐡𑑄 𑐔 𑐟𑐣𑑂𑐡𑑂𑐬𑐷 𑐔 𑐩𑐸𑐴𑐹𑐬𑑂𑐟𑐩𑐸𑐥𑐖𑐵𑐫𑐟𑐾 𑑋𑑋 𑑑𑑔.𑑔𑑒 𑑋𑑋 <text:s text:c="2"/></text:span></text:p>
      <text:p text:style-name="P2"><text:span text:style-name="T5">𑐣𑐶𑐎𑑂𑐮𑐾𑐡𑐟𑑂𑐰𑑄 𑐏𑐬𑐟𑑂𑐰𑑄 𑐔 𑐫𑑀𑐣𑑂𑐫𑐵𑑄 𑐳𑐩𑐸𑐥𑐖𑐵𑐫𑐟𑐾 𑑋 <text:s/></text:span></text:p>
      <text:p text:style-name="P2"><text:span text:style-name="T5">𑐣 𑐔𑐵𑐬𑑂𑐟𑐰𑑄 𑐰𑐿 𑐡𑐺𑐱𑑂𑐫𑐾𑐟 𑐱𑐸𑐎𑑂𑐬𑐳𑑂𑐫 𑐬𑐖𑐳𑑀 𑑇𑐥𑐶 𑐰𑐵 𑑋 <text:s text:c="2"/></text:span></text:p>
      <text:p text:style-name="P2"><text:span text:style-name="T5">𑐳𑐡𑑂𑐫𑑀𑐐𑐺𑐴𑐷𑐟𑐐𑐬𑑂𑐨𑐵𑐫𑐵 𑐮𑐶𑐒𑑂𑐐𑐵𑐣𑑂𑐫𑐾𑐟𑐵𑐣𑐶 𑐟𑐟𑑂𑐟𑑂𑐰𑐟𑑅 𑑋𑑋 𑑑𑑔.𑑔𑑓 𑑋𑑋 <text:s text:c="2"/></text:span></text:p>
      <text:p text:style-name="P2"><text:span text:style-name="T5">𑐡𑐾𑐰𑑂𑐫𑐸𑐰𑐵𑐔 𑑋 <text:s/></text:span></text:p>
      <text:p text:style-name="P2"><text:span text:style-name="T5">𑐎𑐾𑐣 𑐮𑐶𑐒𑑂𑐐𑐾𑐣 𑐰𑐶𑐖𑑂𑐘𑐾𑐫𑑄 𑐥𑐸𑐟𑑂𑐬𑐖𑐣𑑂𑐩 𑐩𑐴𑐾𑐱𑑂𑐰𑐬 𑑋 <text:s/></text:span></text:p>
      <text:p text:style-name="P2"><text:span text:style-name="T5">𑐎𑐣𑑂𑐫𑐎𑐵 𑐎𑐾𑐣 𑐮𑐶𑐒𑑂𑐐𑐾𑐣 𑐖𑐵𑐫𑐟𑐾 𑐎𑐠𑐫𑐳𑑂𑐰 𑐩𑐾 𑑋𑑋 𑑑𑑔.𑑔𑑔 𑑋𑑋 <text:s text:c="2"/></text:span></text:p>
      <text:p text:style-name="P2"><text:span text:style-name="T5">𑐨𑐐𑐰𑐵𑐣𑐸𑐰𑐵𑐔 𑑋 <text:s/></text:span></text:p>
      <text:p text:style-name="P2"><text:span text:style-name="T5">𑐫𑐡𑑀𑐬𑐸𑐖𑐒𑑂𑐑𑐥𑐵𑐬𑑂𑐱𑑂𑐰𑑄 𑐔 𑐡𑐎𑑂𑐲𑐶𑐞𑑄 𑐫𑐡𑐶 𑐴𑑂𑐫𑐸𑐣𑑂𑐣𑐟𑑈𑑋 <text:s/></text:span></text:p>
      <text:p text:style-name="P2"><text:span text:style-name="T5">𑐡𑐎𑑂𑐲𑐶𑐞𑑄 𑐰𑐶𑐥𑐸𑐮𑑄 𑐣𑐾𑐟𑑂𑐬𑑄 𑐟𑐡𑐵 𑐥𑐸𑐟𑑂𑐬𑑅 𑐥𑑂𑐬𑐖𑐵𑐫𑐟𑐾 𑑋𑑋 𑑑𑑔.𑑔𑑕 𑑋𑑋 <text:s text:c="2"/></text:span></text:p>
      <text:p text:style-name="P2"><text:span text:style-name="T5">𑐰𑐵𑐩𑑄 𑐔𑐿𑐰 𑐫𑐡𑐵 𑐥𑐱𑑂𑐫𑐾𑐟𑑂𑐟𑐡𑐵 𑐖𑐵𑐫𑐾𑐟 𑐎𑐣𑑂𑐫𑐎𑐵 𑑋 <text:s/></text:span></text:p>
      <text:p text:style-name="P2"><text:span text:style-name="T5">𑐄𑐣𑑂𑐣𑐟𑑄 𑐩𑐢𑑂𑐫𑐩𑐳𑑂𑐠𑐵𑐣𑑄 𑐟𑐡𑐵 𑐖𑐵𑐫𑐾𑐣𑑂𑐣𑐥𑐸𑑄𑐳𑐎𑑅 𑑋𑑋 𑑑𑑔.𑑔𑑖 𑑋𑑋 <text:s text:c="2"/></text:span></text:p>
      <text:p text:style-name="P2"><text:span text:style-name="T5">𑐡𑐾𑐰𑑂𑐫𑐸𑐰𑐵𑐔 𑑋 <text:s/></text:span></text:p>
      <text:p text:style-name="P2"><text:span text:style-name="T5">𑐥𑐸𑑄𑐳𑐵𑑄 𑐎𑐥𑑀𑐮𑐬𑑀𑐩𑐵𑐣𑐶 𑐏𑐮𑐶𑐟𑑄 𑐎𑐾𑐣 𑐖𑐵𑐫𑐟𑐾 𑑋 <text:s/></text:span></text:p>
      <text:p text:style-name="P2"><text:span text:style-name="T5">𑐎𑐠𑑄 𑐳𑑂𑐟𑑂𑐬𑐷𑐞𑐵𑑄 𑐣 𑐖𑐵𑐫𑐾𑐟 𑐬𑑀𑐩𑐵𑐞𑐶 𑐏𑐮𑐶𑐟𑑄 𑐟𑐠𑐵 𑑋𑑋 𑑑𑑔.𑑔𑑗 𑑋𑑋 <text:s text:c="2"/></text:span></text:p>
      <text:p text:style-name="P2"><text:span text:style-name="T5">𑐨𑐐𑐰𑐵𑐣𑐸𑐰𑐵𑐔 𑑋 <text:s/></text:span></text:p>
      <text:p text:style-name="P2"><text:span text:style-name="T5">𑐟𑐠𑐵 𑐰𑐺𑐲𑐞𑐐𑐵 𑐖𑐣𑑂𑐟𑑀𑐬𑑂𑐫𑐳𑑂𑐫 𑐬𑐾𑐟𑑀𑐰𑐴𑐵 𑐳𑐶𑐬𑐵 𑑋 <text:s/></text:span></text:p>
      <text:p text:style-name="P2"><text:span text:style-name="T5">𑐣𑐶𑐧𑐡𑑂𑐢𑐵 𑐩𑐳𑑂𑐟𑐎𑐾 𑐟𑐵𑐳𑑂𑐟𑐸 𑐎𑐥𑑀𑐮𑐵𑐳𑑂𑐟𑐸 𑐳𑐩𑐵𑐱𑑂𑐬𑐶𑐟𑐵𑑅 𑑋𑑋 𑑑𑑔.𑑔𑑘 𑑋𑑋 <text:s text:c="2"/></text:span></text:p>
      <text:p text:style-name="P2"><text:span text:style-name="T5">𑐟𑐿𑑅 𑐎𑐥𑑀𑐮𑐾𑐲𑐸 𑐬𑑀𑐩𑐵𑐞𑐶 𑐖𑐵𑐫𑐣𑑂𑐟𑐾 𑐀𑐣𑑂𑐟𑐬𑐾𑐟𑐳𑑅 𑑋 <text:s/></text:span></text:p>
      <text:p text:style-name="P2"><text:span text:style-name="T5">𑐏𑐮𑐶𑐟𑑄 𑐱𑐸𑐎𑑂𑐬𑐡𑑀𑐲𑐾𑐞 𑐣𑐬𑐵𑐞𑐵𑐩𑐸𑐥𑐖𑐵𑐫𑐟𑐾 𑑋𑑋 𑑑𑑔.𑑔𑑙 𑑋𑑋 <text:s text:c="2"/></text:span></text:p>
      <text:p text:style-name="P2"><text:span text:style-name="T5">𑐳𑐶𑐬𑐵 𑐱𑐸𑐎𑑂𑐬𑐰𑐴𑐵 𑐳𑑂𑐟𑑂𑐬𑐷𑐞𑐵𑑄 𑐣 𑐳𑑂𑐫𑐵𑐡𑑂𑐫𑐳𑑂𑐩𑐵𑐣𑑂𑐣 𑐖𑐵𑐫𑐟𑐾 𑑋 <text:s/></text:span></text:p>
      <text:p text:style-name="P2"><text:span text:style-name="T5">𑐫𑑀 𑐟𑑂𑐩𑐵𑐲𑐵𑐮𑑀 𑐔 𑐎𑐳𑑂𑐟𑑂𑐰𑐐𑑂𑐣𑐶𑐬𑑂𑐡𑐺𑐲𑑂𑐚𑐶𑐩𑐞𑑂𑐜𑐮𑐳𑑄𑐱𑑂𑐬𑐶𑐟𑑅 𑑋𑑋 𑑑𑑔.𑑕𑑐 𑑋𑑋 <text:s text:c="2"/></text:span></text:p>
      <text:p text:style-name="P2"><text:span text:style-name="T5">𑐱𑑀𑐞𑐶𑐟𑑄 𑐳𑑀𑐎𑑂𑐟𑐶𑐎𑑀𑐲𑑂𑐚𑐳𑑂𑐠𑐣𑑂𑐣𑐶𑐱𑑀𑐲𑐫𑐟𑐶 𑐟𑐟𑑂𑐟𑑂𑐰𑐟𑑅 𑑋 <text:s/></text:span></text:p>
      <text:p text:style-name="P2"><text:span text:style-name="T5">𑐣 𑐰𑐬𑑂𑐢𑐣𑑂𑐟𑐾 𑑇𑐎𑑂𑐲𑐶𑐥𑐎𑑂𑐲𑑂𑐩𑐵𑐞𑐶 𑐟𑐾𑐣 𑐬𑑀𑐩𑐵𑐞𑐶 𑐔 𑐨𑑂𑐬𑐸𑐰𑑀𑑅 𑑋𑑋 𑑑𑑔.𑑕𑑑 𑑋𑑋 <text:s text:c="2"/></text:span></text:p>
      <text:p text:style-name="P2"><text:span text:style-name="T5">𑐀𑐱𑐸𑐎𑑂𑐬𑐟𑑂𑐰𑐵𑐔𑑂𑐔 𑐣𑐵𑐬𑐷𑐞𑐵𑑄 𑐏𑐮𑐶𑐟𑑄 𑐣𑑀𑐥𑐖𑐵𑐫𑐟𑐾 𑑋 <text:s/></text:span></text:p>
      <text:p text:style-name="P2"><text:span text:style-name="T5">𑐕𑐵𑐫𑐵𑐰𑑂𑐫𑐥𑐐𑐟𑐳𑑂𑐣𑐾𑐴𑐵 𑐬𑐹𑐎𑑂𑐲𑐵𑐐𑐵𑐟𑑂𑐬𑐱𑐶𑐬𑑀𑐬𑐸𑐴𑐵 𑑋 <text:s/></text:span></text:p>
      <text:p text:style-name="P2"><text:span text:style-name="T5">𑐄𑐡𑑂𑐨𑐹𑐟𑑀𑐳𑑂𑐩𑐵𑐨𑐖𑐛𑐬𑐵 𑐩𑐺𑐟𑐐𑐬𑑂𑐨𑑅 𑐥𑑂𑐬𑐖𑐵𑐫𑐟𑐾 𑑋𑑋 𑑑𑑔.𑑕𑑒 𑑋𑑋 <text:s text:c="2"/></text:span></text:p>
      <text:p text:style-name="P2"><text:span text:style-name="T5">𑐡𑐾𑐰𑑂𑐫𑐸𑐰𑐵𑐔 𑑋 <text:s/></text:span></text:p>
      <text:p text:style-name="P2"><text:span text:style-name="T5">𑐳𑑀𑐩𑐢𑐵𑐟𑐸 𑐎𑐟𑐶 𑐖𑑂𑐘𑐾𑐫𑐵 𑐀𑐐𑑂𑐣𑐶𑐢𑐵𑐟𑐸𑐳𑑂𑐟𑐠𑐾𑐱𑑂𑐰𑐬 𑑋 <text:s/></text:span></text:p>
      <text:p text:style-name="P2"><text:soft-page-break/><text:span text:style-name="T5">𑐥𑐺𑐠𑐐𑑂𑐨𑐵𑐐𑐰𑐶𑐱𑐾𑐲𑐾𑐞 𑐎𑐠𑐫𑐳𑑂𑐰 𑐩𑐴𑐾𑐱𑑂𑐰𑐬 𑑋𑑋 𑑑𑑔.𑑕𑑓 𑑋𑑋 <text:s text:c="2"/></text:span></text:p>
      <text:p text:style-name="P2"><text:span text:style-name="T5">𑐩𑐴𑐾𑐱𑑂𑐰𑐬 𑐄𑐰𑐵𑐔 𑑋 <text:s/></text:span></text:p>
      <text:p text:style-name="P2"><text:span text:style-name="T5">𑐱𑑂𑐮𑐾𑐲𑑂𑐩𑐵 𑐩𑐾𑐡𑐳𑑂𑐟𑐠𑐵 𑐳𑑂𑐣𑐵𑐫𑐸 𑐀𑐳𑑂𑐠𑐶 𑐡𑐣𑑂𑐟 𑐣𑐏𑐵𑐣𑐶 𑐔 𑑋 <text:s/></text:span></text:p>
      <text:p text:style-name="P2"><text:span text:style-name="T5">𑐳𑑂𑐟𑑂𑐬𑐶𑐫𑐵𑑅 𑐳𑑂𑐟𑐣𑑂𑐫𑑄 𑐔 𑐱𑐸𑐎𑑂𑐬𑑄 𑐔 𑐫𑐔𑑂𑐔 𑐱𑑂𑐰𑐾𑐟𑑄 𑐟𑐠𑐵𑐎𑑂𑐲𑐶𑐲𑐸 𑑋 <text:s/></text:span></text:p>
      <text:p text:style-name="P2"><text:span text:style-name="T5">𑐊𑐟𑐾𑐲𑐵𑑄 𑐳𑑁𑐩𑑂𑐫𑐨𑐵𑐰𑐟𑑂𑐰𑐵𑐔𑑂𑐕𑑂𑐰𑐾𑐟𑐟𑑂𑐰𑐩𑐸𑐥𑐖𑐵𑐫𑐟𑐾 𑑋𑑋 𑑑𑑔.𑑕𑑔 𑑋𑑋 <text:s text:c="2"/></text:span></text:p>
      <text:p text:style-name="P2"><text:span text:style-name="T5">𑐁𑐐𑑂𑐣𑐾𑐫𑐨𑐵𑐰𑐵𑐡𑑂𑐬𑐎𑑂𑐟𑐟𑑂𑐰𑑄 𑐎𑐺𑐲𑑂𑐞𑐟𑑂𑐰𑑄 𑐔𑐵𑐥𑐶 𑐐𑐔𑑂𑐕𑐟𑐶 𑑋 <text:s/></text:span></text:p>
      <text:p text:style-name="P2"><text:span text:style-name="T5">𑐟𑑂𑐰𑐐𑑂𑐩𑐵𑑄𑐳 𑐬𑐸𑐢𑐶𑐬 𑐩𑐖𑑂𑐖𑐵 𑐡𑐺𑐲𑑂𑐚𑐶𑐬𑑀𑐩 𑐟𑐠𑐿𑐰 𑐔 𑑋𑑋 𑑑𑑔.𑑕𑑕 𑑋𑑋 <text:s text:c="2"/></text:span></text:p>
      <text:p text:style-name="P2"><text:span text:style-name="T5">𑐁𑐐𑑂𑐣𑐾𑐫𑐢𑐵𑐟𑐸𑑄 𑐳𑑀𑐩𑑄 𑐔 𑐎𑐠𑐶𑐟𑑀 𑑇𑐳𑑂𑐩𑐶 𑐰𑐬𑐵𑐣𑐣𑐾 𑑋 <text:s/></text:span></text:p>
      <text:p text:style-name="P2"><text:span text:style-name="T5">𑐧𑑂𑐬𑐹𑐴𑐶 𑐧𑑂𑐬𑐹𑐴𑐶 𑐰𑐶𑐱𑐵𑐮𑐵𑐎𑑂𑐲𑐶 𑐫𑐡𑑂𑐫𑐳𑑂𑐟𑐶 𑐟𑐰 𑐳𑑄𑐱𑐫𑑅 𑑋𑑋 𑑑𑑔.𑑕𑑖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𑐥𑑂𑐬𑐱𑑂𑐣𑐰𑑂𑐫𑐵𑐎𑐬𑐞𑑀 𑐣𑐵𑐩𑐵𑐢𑑂𑐫𑐵𑐫𑐱𑑂𑐔𑐟𑐸𑐬𑑂𑐡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𑐖𑐷𑐰𑐰𑐬𑑂𑐞𑐣𑑈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𑐖𑐷𑐰𑐨𑐹𑐟𑐾𑐟𑐶 𑐫𑐟𑑂𑐥𑑂𑐬𑑀𑐎𑑂𑐟𑑄 𑐮𑐎𑑂𑐲𑐞𑑄 𑐎𑐷𑐡𑐺𑐱𑑄 𑐨𑐰𑐾𑐟𑑂 𑑋 <text:s/></text:span></text:p>
      <text:p text:style-name="P2"><text:span text:style-name="T5">𑐳𑑂𑐠𑐵𑐣𑐩𑐳𑑂𑐫 𑐣 𑐖𑐵𑐣𑐵𑐩𑐶 𑐬𑐹𑐥𑑄 𑐰𑐬𑑂𑐞𑑄 𑐔 𑐃𑐱𑑂𑐰𑐬 𑑋𑑋 𑑑𑑕.𑑑 𑑋𑑋 <text:s text:c="2"/></text:span></text:p>
      <text:p text:style-name="P2"><text:span text:style-name="T5">𑐊𑐟𑐟𑑂𑐎𑑁𑐟𑐹𑐴𑐮𑑄 𑐕𑐶𑐣𑑂𑐢𑐶 𑐳𑑄𑐱𑐫𑑄 𑐥𑐬𑐩𑐾𑐱𑑂𑐰𑐬 𑑋 <text:s/></text:span></text:p>
      <text:p text:style-name="P2"><text:span text:style-name="T5">𑐣 𑐔𑐵𑐣𑑂𑐫𑐡𑐾𑐰 𑐥𑐱𑑂𑐫𑐵𑐩𑐶 𑐖𑐷𑐰𑐣𑐶𑐬𑑂𑐞𑐫 𑐎𑐷𑐬𑑂𑐟𑐫 𑑋𑑋 𑑑𑑕.𑑒 𑑋𑑋 <text:s text:c="2"/></text:span></text:p>
      <text:p text:style-name="P2"><text:span text:style-name="T5">𑐃𑐱𑑂𑐰𑐬 𑐄𑐰𑐵𑐔 𑑋 <text:s/></text:span></text:p>
      <text:p text:style-name="P2"><text:span text:style-name="T5">𑐖𑐷𑐰𑐳𑑂𑐫 𑐮𑐎𑑂𑐲𑐞𑑄 𑐡𑐾𑐰𑐶 𑐎𑐠𑐶𑐟𑐸𑑄 𑐎𑐾𑐣 𑐱𑐎𑑂𑐫𑐟𑐾 𑑋 <text:s/></text:span></text:p>
      <text:p text:style-name="P2"><text:span text:style-name="T5">𑐣 𑐬𑐹𑐥𑐰𑐬𑑂𑐞𑑄 𑐖𑐷𑐰𑐳𑑂𑐫 𑐰𑐶𑐡𑑂𑐫𑐟𑐾 𑐳𑑂𑐠𑐵𑐣𑐩𑐾𑐰 𑐔 𑑋𑑋 𑑑𑑕.𑑓 𑑋𑑋 <text:s text:c="2"/></text:span></text:p>
      <text:p text:style-name="P2"><text:span text:style-name="T5">𑐰𑑂𑐫𑐵𑐥𑐶 𑐳𑐬𑑂𑐰𑐐𑐟𑑄 𑐳𑐹𑐎𑑂𑐲𑑂𑐩𑑄 𑐳𑐬𑑂𑐰𑐩𑐵𑐱𑑂𑐬𑐶𑐟𑑂𑐫 𑐟𑐶𑐲𑑂𑐛𑐟𑐶 𑑋 <text:s/></text:span></text:p>
      <text:p text:style-name="P2"><text:span text:style-name="T5">𑐣𑐶𑐬𑐵𑐮𑐩𑑂𑐧𑐩𑐣𑐵𑐢𑐵𑐬𑐩𑐣𑑁𑐥𑐩𑑂𑐫𑑄 𑐣𑐶𑐬𑐘𑑂𑐖𑐣𑑈𑑋𑑋 𑑑𑑕.𑑔 𑑋𑑋 <text:s text:c="2"/></text:span></text:p>
      <text:p text:style-name="P2"><text:span text:style-name="T5">𑐀𑐬𑐞𑐶𑐳𑑂𑐠𑑀 𑐫𑐠𑐵 𑐰𑐴𑑂𑐣𑐶𑑅 𑐎𑐵𑐲𑑂𑐛𑐾𑐲𑐸 𑐣𑑀𑐥𑐮𑐨𑑂𑐫𑐟𑐾 𑑋 <text:s/></text:span></text:p>
      <text:p text:style-name="P2"><text:span text:style-name="T5">𑐟𑐡𑑂𑐰𑐖𑑂𑐖𑐷𑐰𑑀 𑐣 𑐥𑐱𑑂𑐫𑐾𑐟 𑐱𑐬𑐷𑐬𑐳𑑂𑐠𑑀 𑑇𑐥𑐶 𑐳𑐸𑐣𑑂𑐡𑐬𑐶 𑑋𑑋 𑑑𑑕.𑑕 𑑋𑑋 <text:s text:c="2"/></text:span></text:p>
      <text:p text:style-name="P2"><text:span text:style-name="T5">𑐡𑐢𑐶𑐰𑐔𑑂𑐔 𑐫𑐠𑐵 𑐳𑐬𑑂𑐥𑐶𑐬𑑂𑐡𑐺𑐱𑑂𑐫𑐟𑐾 𑐣 𑐔 𑐡𑐺𑐱𑑂𑐫𑐟𑐾 𑑋 <text:s/></text:span></text:p>
      <text:p text:style-name="P2"><text:span text:style-name="T5">𑐟𑐡𑑂𑐰𑐖𑑂𑐖𑐷𑐰𑑅 𑐱𑐬𑐷𑐬𑐳𑑂𑐠𑑀 𑐡𑐺𑐱𑑂𑐫𑐟𑐾 𑐣 𑐔 𑐡𑐺𑐱𑑂𑐫𑐟𑐾 𑑋𑑋 𑑑𑑕.𑑖 𑑋𑑋 <text:s text:c="2"/></text:span></text:p>
      <text:p text:style-name="P2"><text:span text:style-name="T5">𑐡𑐾𑐰𑑂𑐫𑐸𑐰𑐵𑐔 𑑋 <text:s/></text:span></text:p>
      <text:p text:style-name="P2"><text:span text:style-name="T5">𑐀𑐡𑐺𑐲𑑂𑐚𑐥𑑂𑐬𑐟𑑂𑐫𑐫𑑀 𑐴𑑂𑐫𑐳𑑂𑐟𑐶 𑐣𑐵𑐳𑑂𑐟𑐶 𑐥𑑂𑐬𑐟𑑂𑐫𑐫𑐡𑐬𑑂𑐱𑐣𑑈𑑋 <text:s/></text:span></text:p>
      <text:p text:style-name="P2"><text:span text:style-name="T5">𑐰𑑂𑐫𑐵𑐥𑐷 𑐎𑐠𑑄 𑐩𑐴𑐵𑐡𑐾𑐰 𑐳𑐬𑑂𑐰𑐟𑑂𑐬𑐵𑐰𑐳𑑂𑐠𑐶𑐟𑑅 𑐎𑐠𑑈𑑋𑑋 𑑑𑑕.𑑗 𑑋𑑋 <text:s text:c="2"/></text:span></text:p>
      <text:p text:style-name="P2"><text:span text:style-name="T5">𑐩𑐴𑐾𑐱𑑂𑐰𑐬 𑐄𑐰𑐵𑐔 𑑋 <text:s/></text:span></text:p>
      <text:p text:style-name="P2"><text:span text:style-name="T5">𑐀𑐳𑑄𑐱𑐫𑑀 𑐩𑐴𑐵𑐡𑐾𑐰𑐶 𑐰𑑂𑐫𑐵𑐥𑐷 𑐳𑐬𑑂𑐰𑐐𑐟𑑅 𑐱𑐶𑐰𑑅 𑑋 <text:s/></text:span></text:p>
      <text:p text:style-name="P2"><text:span text:style-name="T5">𑐡𑐺𑐱𑑂𑐫𑐟𑐾𑐣𑑂𑐡𑑂𑐬𑐶𑐫𑐳𑑄𑐫𑑀𑐐𑐵𑐖𑑂𑐖𑐷𑐰𑐥𑑂𑐬𑐟𑑂𑐫𑐫𑐡𑐬𑑂𑐱𑐣𑑈𑑋𑑋 𑑑𑑕.𑑘 𑑋𑑋 <text:s text:c="2"/></text:span></text:p>
      <text:p text:style-name="P2"><text:span text:style-name="T5">𑐫𑐠𑐵𑐎𑐵𑐱𑐳𑑂𑐠𑐶𑐟𑑀 𑐰𑐵𑐫𑐸𑑅 𑐱𑐧𑑂𑐡𑐳𑑂𑐥𑐬𑑂𑐱𑐐𑐸𑐞𑐵𑐣𑑂𑐰𑐶𑐟𑑅 𑑋 <text:s/></text:span></text:p>
      <text:p text:style-name="P2"><text:span text:style-name="T5">𑐟𑐡𑑂𑐰𑐡𑑂𑐡𑐾𑐴𑐷 𑐰𑐶𑐖𑐵𑐣𑐷𑐫𑐵𑐡𑑂𑐐𑐸𑐞𑐔𑐾𑐲𑑂𑐚𑐾𑐣 𑐣𑐵𑐣𑑂𑐫𑐠𑐵 𑑋𑑋 𑑑𑑕.𑑙 𑑋𑑋 <text:s text:c="2"/></text:span></text:p>
      <text:p text:style-name="P2"><text:span text:style-name="T5">𑐡𑐾𑐰𑑂𑐫𑐸𑐰𑐵𑐔 𑑋 <text:s/></text:span></text:p>
      <text:p text:style-name="P2"><text:span text:style-name="T5">𑐰𑑂𑐫𑐵𑐥𑐷𑐟𑐶 𑐎𑐠𑐶𑐟𑑅 𑐥𑐹𑐬𑑂𑐰𑑄 𑐖𑐷𑐰𑑅 𑐳𑐬𑑂𑐰𑐐𑐟𑑀 𑑇𑐥𑐶 𑐔 𑑋 <text:s/></text:span></text:p>
      <text:p text:style-name="P2"><text:soft-page-break/><text:span text:style-name="T5">𑐟𑑄 𑐰𑐺𑐠𑐵 𑐎𑐠𑐶𑐟𑑀 𑑇𑐳𑑂𑐫𑐡𑑂𑐫 𑐩𑑂𑐬𑐶𑐫𑐟𑐾 𑐎𑐾𑐣 𑐴𑐾𑐟𑐸𑐣𑐵 𑑋𑑋 𑑑𑑕.𑑑𑑐 𑑋𑑋 <text:s text:c="2"/></text:span></text:p>
      <text:p text:style-name="P2"><text:span text:style-name="T5">𑐃𑐱𑑂𑐰𑐬 𑐄𑐰𑐵𑐔 𑑋 <text:s/></text:span></text:p>
      <text:p text:style-name="P2"><text:span text:style-name="T5">𑐣 𑐖𑐷𑐰𑑀 𑐩𑑂𑐬𑐶𑐫𑐟𑐾 𑐡𑐾𑐰𑐶 𑐳𑐬𑑂𑐰𑐾𑐲𑐵𑑄 𑐳𑐸𑐬𑐳𑐸𑐣𑑂𑐡𑐬𑐶 𑑋 <text:s/></text:span></text:p>
      <text:p text:style-name="P2"><text:span text:style-name="T5">𑐑𑐚𑐵𑐣𑑂𑐟𑐳𑑂𑐠𑑀 𑐫𑐠𑐵𑐎𑐵𑐱𑑀 𑐧𑐴𑐶𑐬𑐵𑐎𑐵𑐱𑐰𑐡𑑂𑐫𑐠𑐵 𑑋𑑋 𑑑𑑕.𑑑𑑑 𑑋𑑋 <text:s text:c="2"/></text:span></text:p>
      <text:p text:style-name="P2"><text:span text:style-name="T5">𑐑𑐚𑐨𑐶𑐣𑑂𑐣𑐾 𑐰𑐶𑐱𑐵𑐮𑐵𑐎𑑂𑐲𑐶 𑐰𑐶𑐱𑐾𑐲𑑀 𑐣𑑀𑐥𑐮𑐎𑑂𑐲𑑂𑐫𑐟𑐾 𑑋 <text:s/></text:span></text:p>
      <text:p text:style-name="P2"><text:span text:style-name="T5">𑐡𑐾𑐴𑐨𑐶𑐣𑑂𑐣𑐾 𑐫𑐡𑐵 𑐡𑐾𑐰𑐶 𑐰𑐶𑐣𑐵𑐱𑑀 𑐣𑑀𑐥𑐮𑐨𑑂𑐫𑐟𑐾 𑑋𑑋 𑑑𑑕.𑑑𑑒 𑑋𑑋 <text:s text:c="2"/></text:span></text:p>
      <text:p text:style-name="P2"><text:span text:style-name="T5">𑐳𑐸𑐳𑐹𑐎𑑂𑐲𑑂𑐩𑑅 𑐳𑐬𑑂𑐰𑐐𑑀 𑐰𑑂𑐫𑐵𑐥𑐷 𑐥𑐬𑐩𑐵𑐟𑑂𑐩𑐵𑐣𑐩𑐰𑑂𑐫𑐫𑑅 𑑋 <text:s/></text:span></text:p>
      <text:p text:style-name="P2"><text:span text:style-name="T5">𑐧𑐴𑐶𑐬𑐣𑑂𑐟𑐱𑑂𑐔 𑐨𑐹𑐟𑐵𑐣𑐵𑐩𑐔𑐬𑐱𑑂𑐔𑐬 𑐊𑐰 𑐳𑑅 𑑋𑑋 𑑑𑑕.𑑑𑑓 𑑋𑑋 <text:s text:c="2"/></text:span></text:p>
      <text:p text:style-name="P2"><text:span text:style-name="T5">𑐀𑐥𑑂𑐬𑐩𑐾𑐫𑑀 𑑇𑐰𑐶𑐣𑐵𑐱𑐷 𑐔 𑐀𑐥𑑂𑐬𑐥𑐘𑑂𑐔𑑅 𑐥𑑂𑐬𑐥𑐘𑑂𑐔𑐎𑑅 𑑋 <text:s/></text:span></text:p>
      <text:p text:style-name="P2"><text:span text:style-name="T5">𑐳𑐬𑑂𑐰𑐾𑐣𑑂𑐡𑑂𑐬𑐶𑐫𑐐𑐸𑐞𑐵𑐨𑐵𑐳𑑅 𑐳𑐬𑑂𑐰𑐾𑐣𑑂𑐡𑑂𑐬𑐶𑐫𑐰𑐶𑐰𑐬𑑂𑐖𑐶𑐟𑑅 𑑋𑑋 𑑑𑑕.𑑑𑑔 𑑋𑑋 <text:s text:c="2"/></text:span></text:p>
      <text:p text:style-name="P2"><text:span text:style-name="T5">𑐊𑐰𑐩𑐾𑐲 𑐩𑐴𑐵𑐡𑐾𑐰𑐶 𑐖𑐷𑐰𑐳𑑂𑐫 𑐰𑐬𑐰𑐬𑑂𑐞𑐶𑐣𑐶 𑑋 <text:s/></text:span></text:p>
      <text:p text:style-name="P2"><text:span text:style-name="T5">𑐎𑐠𑐶𑐟𑑀 𑑇𑐳𑑂𑐩𑐶 𑐳𑐩𑐵𑐳𑐾𑐣 𑐎𑐶𑐩𑐣𑑂𑐫𑐔𑑂𑐕𑑂𑐬𑑀𑐟𑐸𑐩𑐶𑐔𑑂𑐕𑐳𑐶 𑑋𑑋 𑑑𑑕.𑑑𑑕 𑑋𑑋 <text:s text:c="2"/></text:span></text:p>
      <text:p text:style-name="P2"><text:span text:style-name="T5"><text:s text:c="2"/></text:span></text:p>
      <text:p text:style-name="P2"><text:span text:style-name="T5">---- 𑐳𑐵𑐬𑐱𑑂𑐬𑐾𑐲𑑂𑐛𑑈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𑐳𑐵𑐬𑐱𑑂𑐬𑐾𑐲𑑂𑐛𑑄 𑐩𑐴𑐵𑐡𑐾𑐰 𑐎𑐠𑐫𑐾𑐱𑐵𑐣 𑐃𑐱𑑂𑐰𑐬 𑑋 <text:s/></text:span></text:p>
      <text:p text:style-name="P2"><text:span text:style-name="T5">𑐱𑑂𑐬𑑀𑐟𑐸𑐩𑐶𑐔𑑂𑐕𑐵𑐩𑐶 𑐡𑐾𑐰𑐾𑐱 𑐩𑐵𑐣𑐸𑐲𑐵𑐞𑐵𑑄 𑐴𑐶𑐟𑑄 𑐰𑐡 𑑋𑑋 𑑑𑑕.𑑑𑑖 𑑋𑑋 <text:s text:c="2"/></text:span></text:p>
      <text:p text:style-name="P2"><text:span text:style-name="T5">𑐃𑐱𑑂𑐰𑐬 𑐄𑐰𑐵𑐔 𑑋 <text:s/></text:span></text:p>
      <text:p text:style-name="P2"><text:span text:style-name="T5">𑐁𑐱𑑂𑐬𑐩𑐵𑐞𑐵𑑄 𑐐𑐺𑐴𑐷 𑐱𑑂𑐬𑐾𑐲𑑂𑐛𑑀 𑐰𑐬𑑂𑐞𑐱𑑂𑐬𑐾𑐲𑑂𑐛𑐵 𑐡𑑂𑐰𑐶𑐖𑐵𑐟𑐫𑑅 𑑋 <text:s/></text:span></text:p>
      <text:p text:style-name="P2"><text:span text:style-name="T5">𑐀𑐱𑑂𑐰𑐩𑐾𑐢𑑅 𑐎𑑂𑐬𑐟𑐸𑐱𑑂𑐬𑐾𑐲𑑂𑐛𑑀 𑐖𑐥𑐱𑑂𑐬𑐾𑐲𑑂𑐛𑑀 𑑇𑐑𑐩𑐬𑑂𑐲𑐞𑑅 𑑋𑑋 𑑑𑑕.𑑑𑑗 𑑋𑑋 <text:s text:c="2"/></text:span></text:p>
      <text:p text:style-name="P2"><text:span text:style-name="T5">𑐡𑐾𑐰𑐟𑐵𑐣𑐵𑑄 𑐴𑐬𑐶𑑅 𑐱𑑂𑐬𑐾𑐲𑑂𑐛𑑅 𑐱𑑂𑐬𑐾𑐲𑑂𑐛𑐵 𑐐𑐒𑑂𑐐𑐵 𑐣𑐡𑐷𑐲𑐸 𑐔 𑑋 <text:s/></text:span></text:p>
      <text:p text:style-name="P2"><text:span text:style-name="T5">𑐀𑐣𑐵𑐱𑐣𑐳𑑂𑐟𑐥𑑅𑐱𑑂𑐬𑐾𑐲𑑂𑐛𑐳𑑂𑐟𑐷𑐬𑑂𑐠𑐱𑑂𑐬𑐾𑐲𑑂𑐛𑑅 𑐳𑐸𑐬𑐡𑑂𑐬𑐴𑑅 𑑋𑑋 𑑑𑑕.𑑑𑑘 𑑋𑑋 <text:s text:c="2"/></text:span></text:p>
      <text:p text:style-name="P2"><text:span text:style-name="T5">𑐎𑑂𑐲𑑀𑐩𑑄 𑐰𑐳𑑂𑐟𑑂𑐬𑐾𑐲𑐸 𑐔 𑐱𑑂𑐬𑐾𑐲𑑂𑐛𑑄 𑐫𑐱𑑅 𑐱𑑂𑐬𑐾𑐲𑑂𑐛𑑄 𑐰𑐶𑐨𑐹𑐲𑐞𑑈𑑋 <text:s/></text:span></text:p>
      <text:p text:style-name="P2"><text:span text:style-name="T5">𑐨𑐵𑐬𑐟𑑄 𑐱𑑂𑐬𑐸𑐟𑐶𑐲𑐸 𑐱𑑂𑐬𑐾𑐲𑑂𑐛𑑄 𑐰𑑂𑐬𑐟𑐱𑑂𑐬𑐾𑐲𑑂𑐛𑑀 𑐡𑐫𑐵𑐥𑐬𑑅 𑑋𑑋 𑑑𑑕.𑑑𑑙 𑑋𑑋 <text:s text:c="2"/></text:span></text:p>
      <text:p text:style-name="P2"><text:span text:style-name="T5">𑐡𑐵𑐣𑐾𑐲𑐸 𑐔𑐵𑐨𑐫𑑄 𑐱𑑂𑐬𑐾𑐲𑑂𑐛𑑄 𑐩𑐣𑑅 𑐱𑑂𑐬𑐾𑐲𑑂𑐛𑐾𑐣𑑂𑐡𑑂𑐬𑐶𑐫𑐾𑐲𑐸 𑐔 𑑋 <text:s/></text:span></text:p>
      <text:p text:style-name="P2"><text:span text:style-name="T5">𑐰𑐶𑐡𑑂𑐫𑐵 𑐳𑑄𑐐𑑂𑐬𑐴𑐲𑐸 𑐱𑑂𑐬𑐾𑐲𑑂𑐛𑐵 𑐳𑐟𑑂𑐫𑑄 𑐱𑑂𑐬𑐾𑐲𑑂𑐛𑑄 𑐰𑐔𑑅𑐳𑐸 𑐔 𑑋𑑋 𑑑𑑕.𑑒𑑐 𑑋𑑋 <text:s text:c="2"/></text:span></text:p>
      <text:p text:style-name="P2"><text:span text:style-name="T5">𑐁𑐫𑐸𑐢𑐵𑐣𑐵𑑄 𑐢𑐣𑐸𑑅 𑐱𑑂𑐬𑐾𑐲𑑂𑐛𑑄 𑐧𑐵𑐣𑑂𑐢𑐰𑐾𑐲𑐸 𑐔 𑐩𑐵𑐟𑐬𑑅 𑑋 <text:s/></text:span></text:p>
      <text:p text:style-name="P2"><text:span text:style-name="T5">𑐖𑑂𑐘𑐵𑐣𑐩𑑁𑐲𑐢𑐶𑐲𑐸 𑐱𑑂𑐬𑐾𑐲𑑂𑐛𑑄 𑐰𑐿𑐡𑑂𑐫𑐱𑑂𑐬𑐾𑐲𑑂𑐛𑑅 𑐱𑐶𑐰𑐵𑐎𑑂𑐲𑐬𑑅 𑑋𑑋 𑑑𑑕.𑑒𑑑 𑑋𑑋 <text:s text:c="2"/></text:span></text:p>
      <text:p text:style-name="P2"><text:span text:style-name="T5">𑐀𑐎𑐵𑐬𑐱𑑂𑐔𑐵𑐎𑑂𑐲𑐬𑑅 𑐱𑑂𑐬𑐾𑐲𑑂𑐛𑑀 𑐢𑐬𑑂𑐩𑐱𑑂𑐬𑐾𑐲𑑂𑐛𑑀 𑐴𑑂𑐫𑐴𑐶𑑄𑐳𑐎𑑅 𑑋 <text:s/></text:span></text:p>
      <text:p text:style-name="P2"><text:span text:style-name="T5">𑐥𑐱𑐸𑐲𑐸 𑐳𑑁𑐬𑐨𑐷 𑐱𑑂𑐬𑐾𑐲𑑂𑐛𑐵 𑐣𑐬𑐾𑐲𑐸 𑐔 𑐣𑐬𑐵𑐢𑐶𑐥𑑅 𑑋𑑋 𑑑𑑕.𑑒𑑒 𑑋𑑋 <text:s text:c="2"/></text:span></text:p>
      <text:p text:style-name="P2"><text:span text:style-name="T5">𑐩𑐵𑐳𑐶 𑐩𑐵𑐬𑑂𑐐𑐱𑐶𑐬𑑅 𑐱𑑂𑐬𑐾𑐲𑑂𑐛𑑄 𑐎𑐺𑐟𑑅 𑐱𑑂𑐬𑐾𑐲𑑂𑐛𑐱𑑂𑐔𑐟𑐸𑐬𑑂𑐫𑐸𑐐𑐾 𑑋 <text:s/></text:span></text:p>
      <text:p text:style-name="P2"><text:span text:style-name="T5">𑐰𑐳𑐣𑑂𑐟 𑐆𑐟𑐸𑐲𑐸 𑐱𑑂𑐬𑐾𑐲𑑂𑐛𑑅 𑐱𑑂𑐬𑐾𑐲𑑂𑐛𑑄 𑐔𑐵𑐫𑐣𑐩𑐸𑐟𑑂𑐟𑐬𑑈𑑋𑑋 𑑑𑑕.𑑒𑑓 𑑋𑑋 <text:s text:c="2"/></text:span></text:p>
      <text:p text:style-name="P2"><text:span text:style-name="T5">𑐀𑐩𑐵𑐰𑐵𑐳𑑂𑐫𑐵 𑐡𑐶𑐣𑐱𑑂𑐬𑐾𑐲𑑂𑐛𑐵 𑐐𑑂𑐬𑐴𑐱𑑂𑐬𑐾𑐲𑑂𑐛𑑀 𑐡𑐶𑐰𑐵𑐎𑐬𑑅 𑑋 <text:s/></text:span></text:p>
      <text:p text:style-name="P2"><text:span text:style-name="T5">𑐳𑑂𑐟𑑂𑐬𑐷𑐲𑐸 𑐮𑐎𑑂𑐲𑑂𑐩𑐷𑐬𑑂𑐢𑐺𑐟𑐶𑑅 𑐱𑑂𑐬𑐾𑐲𑑂𑐛𑐵 𑐰𑐳𑐸𑐱𑑂𑐬𑐾𑐲𑑂𑐛𑑀 𑐴𑐸𑐟𑐵𑐱𑐣𑑅 𑑋𑑋 𑑑𑑕.𑑒𑑔 𑑋𑑋 <text:s text:c="2"/></text:span></text:p>
      <text:p text:style-name="P2"><text:span text:style-name="T5">𑐆𑐲𑐶𑐲𑐸 𑐄𑐱𑐞𑐵 𑐱𑑂𑐬𑐾𑐲𑑂𑐛𑑅 𑐎𑐵𑐣𑑂𑐟𑐶𑐱𑑂𑐬𑐾𑐲𑑂𑐛𑑀 𑐣𑐶𑐱𑐵𑐎𑐬𑑅 𑑋 <text:s/></text:span></text:p>
      <text:p text:style-name="P2"><text:span text:style-name="T5">𑐣𑐎𑑂𑐲𑐟𑑂𑐬𑐾𑐲𑑂𑐰𑐨𑐶𑐖𑐶𑐟𑑂𑐱𑑂𑐬𑐾𑐲𑑂𑐛𑑅 𑐎𑐵𑐮𑑅 𑐱𑑂𑐬𑐾𑐲𑑂𑐛𑑅 𑐎𑐮𑐾𑐲𑐸 𑐔 <text:s/>𑑋𑑋 𑑑𑑕.𑑒𑑕 𑑋𑑋 <text:s text:c="2"/></text:span></text:p>
      <text:p text:style-name="P2"><text:span text:style-name="T5">𑐰𑐾𑐡𑐾𑐲𑐸 𑐔 𑐰𑐬𑑄 𑐳𑐵𑐩 𑐳𑑂𑐠𑐵𑐰𑐬𑐾𑐲𑐸 𑐴𑐶𑐩𑐵𑐮𑐫𑑅 𑑋 <text:s/></text:span></text:p>
      <text:p text:style-name="P2"><text:span text:style-name="T5">𑐀𑐱𑑂𑐰𑐟𑑂𑐠𑑀 𑐰𑐚 𑐰𑐺𑐎𑑂𑐲𑐾𑐲𑐸 𑐨𑐹𑐟𑐾𑐲𑐸 𑐰𑐬 𑐔𑐾𑐟𑐣𑑅 𑑋𑑋 𑑑𑑕.𑑒𑑖 𑑋𑑋 <text:s text:c="2"/></text:span></text:p>
      <text:p text:style-name="P2"><text:span text:style-name="T5">𑐀𑐢𑑂𑐫𑐵𑐟𑑂𑐩 𑐳𑐬𑑂𑐰𑐰𑐶𑐡𑑂𑐫𑐵𑐳𑐸 𑐰𑐵𑐎𑑂𑐫 𑐳𑐟𑑂𑐫 𑐰𑐬 𑐳𑑂𑐩𑐺𑐟𑑅 𑑋 <text:s/></text:span></text:p>
      <text:p text:style-name="P2"><text:span text:style-name="T5">𑐥𑑂𑐬𑐴𑑂𑐮𑐵𑐡𑑀 𑐰𑐬 𑐡𑐿𑐟𑑂𑐫𑐾𑐲𑐸 𑐫𑐎𑑂𑐲𑐬𑐎𑑂𑐲𑑀 𑐢𑐣𑐾𑐱𑑂𑐰𑐬𑑅 𑑋𑑋 𑑑𑑕.𑑒𑑗 𑑋𑑋 <text:s text:c="2"/></text:span></text:p>
      <text:p text:style-name="P2"><text:span text:style-name="T5">𑐩𑐬𑐷𑐔𑐶𑐬𑑂𑐰𑐬 𑐰𑐵𑐟𑐾𑐲𑐸 𑐴𑐬𑐶𑑅 𑐱𑑂𑐬𑐾𑐲𑑂𑐛𑑀 𑐩𑐺𑐐𑐾𑐲𑐸 𑐔 𑑋 <text:s/></text:span></text:p>
      <text:p text:style-name="P2"><text:soft-page-break/><text:span text:style-name="T5">𑐳𑐵𑐢𑑂𑐫 𑐣𑐵𑐬𑐵𑐫𑐞𑑅 𑐱𑑂𑐬𑐾𑐲𑑂𑐛𑑅 𑐥𑐶𑐟𑐻𑐞𑐵𑑄 𑐔 𑐥𑐶𑐟𑐵𑐩𑐴𑑅 𑑋𑑋 𑑑𑑕.𑑒𑑘 𑑋𑑋 <text:s text:c="2"/></text:span></text:p>
      <text:p text:style-name="P2"><text:span text:style-name="T5">𑐊𑐟𑐟𑑂𑐳𑐩𑐵𑐳𑐟𑑀 𑐡𑐾𑐰𑐶 𑐎𑐠𑐶𑐟𑑀 𑑇𑐳𑐶 𑐰𑐬𑐵𑐣𑐣𑐾 𑑋 <text:s/></text:span></text:p>
      <text:p text:style-name="P2"><text:span text:style-name="T5">𑐳𑐬𑑂𑐰𑐳𑐵𑐬𑑄 𑐳𑐩𑐸𑐡𑑂𑐢𑐺𑐟𑑂𑐫 𑐎𑐶𑑄 𑐨𑐹𑐫𑑅 𑐎𑐠𑐫𑐵𑐩𑑂𑐫𑐴𑑈𑑋𑑋 𑑑𑑕.𑑒𑑙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𑐖𑐷𑐰𑐣𑐶𑐬𑑂𑐞𑐫𑑀 𑐣𑐵𑐩𑐵𑐢𑑂𑐫𑐵𑐫𑑅 𑐥𑐘𑑂𑐔𑐡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𑐫𑑀𑐐𑐳𑐡𑑂𑐨𑐵𑐰𑐣𑐶𑐬𑑂𑐞𑐫𑑅 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𑐀𑐢𑐸𑐣𑐵 𑐱𑑂𑐬𑑀𑐟𑐸𑐩𑐶𑐔𑑂𑐕𑐵𑐩𑐶 𑐫𑑀𑐐𑐳𑐡𑑂𑐨𑐵𑐰𑐣𑐶𑐬𑑂𑐞𑐫𑑈𑑋 <text:s/></text:span></text:p>
      <text:p text:style-name="P2"><text:span text:style-name="T5">𑐎𑐬𑐞𑑄 𑐔 𑐫𑐠𑐵𑐣𑑂𑐫𑐵𑐫𑑄 𑐎𑐠𑐫𑐳𑑂𑐰 𑐳𑐸𑐬𑐾𑐱𑑂𑐰𑐬 𑑋𑑋 𑑑𑑖.𑑑 𑑋𑑋 <text:s text:c="2"/></text:span></text:p>
      <text:p text:style-name="P2"><text:span text:style-name="T5">𑐃𑐱𑑂𑐰𑐬 𑐄𑐰𑐵𑐔 𑑋 <text:s/></text:span></text:p>
      <text:p text:style-name="P2"><text:span text:style-name="T5">𑐱𑐺𑐞𑐸 𑐡𑐾𑐰𑐶 𑐥𑑂𑐬𑐰𑐎𑑂𑐲𑑂𑐫𑐵𑐩𑐶 𑐫𑑀𑐐𑐳𑐡𑑂𑐨𑐵𑐰𑐩𑐸𑐟𑑂𑐟𑐩𑑈𑑋 <text:s/></text:span></text:p>
      <text:p text:style-name="P2"><text:span text:style-name="T5">𑐫𑑄 𑐰𑐶𑐡𑐶𑐟𑑂𑐰𑐵 𑐣 𑐥𑐱𑑂𑐫𑐣𑑂𑐟𑐶 𑐖𑐣𑐵𑑅 𑐳𑑄𑐳𑐵𑐬𑐧𑐣𑑂𑐢𑐣𑑈𑑋𑑋 𑑑𑑖.𑑒 𑑋𑑋 <text:s text:c="2"/></text:span></text:p>
      <text:p text:style-name="P2"><text:span text:style-name="T5">𑐧𑑂𑐬𑐴𑑂𑐩𑐴𑐵 𑐐𑐸𑐬𑐸𑐟𑐮𑑂𑐥𑐷 𑐰𑐵 𑐳𑐸𑐬𑐵𑐥𑐳𑑂𑐟𑐾𑐫 𑐊𑐰 𑐰𑐵 𑑋 <text:s/></text:span></text:p>
      <text:p text:style-name="P2"><text:span text:style-name="T5">𑐀𑐠𑐰𑐵 𑐳𑑄𑐎𑐬𑐾 𑐖𑐵𑐟𑐳𑑂𑐟𑐟𑑂𑐳𑐬𑑂𑐰𑐩𑐥𑐣𑑀𑐡𑐟𑐶 𑑋𑑋 𑑑𑑖.𑑓 𑑋𑑋 <text:s text:c="2"/></text:span></text:p>
      <text:p text:style-name="P2"><text:span text:style-name="T5">𑐩𑐸𑐴𑐹𑐬𑑂𑐟𑐵𑐬𑑂𑐢𑐾 𑐩𑐸𑐴𑐹𑐬𑑂𑐟𑐾 𑐰𑐵 𑐥𑑂𑐬𑐵𑐞𑐵𑐫𑐵𑐩𑐥𑐬𑐵𑐫𑐞𑑅 𑑋 <text:s/></text:span></text:p>
      <text:p text:style-name="P2"><text:span text:style-name="T5">𑐢𑑂𑐫𑐾𑐫𑑄 𑐔𑐶𑐣𑑂𑐟𑐫𑐩𑐵𑐣𑐳𑑂𑐫 𑐟𑐟𑑂𑐥𑐵𑐥𑑄 𑐎𑑂𑐲𑐷𑐫𑐟𑐾 𑐣𑐬𑐵𑐟𑑂 𑑋𑑋 𑑑𑑖.𑑔 𑑋𑑋 <text:s text:c="2"/></text:span></text:p>
      <text:p text:style-name="P2"><text:span text:style-name="T5">𑐣 𑐫𑐩𑑀 𑐣𑐵𑐣𑑂𑐟𑐎𑑅 𑐎𑑂𑐬𑐸𑐡𑑂𑐢𑑀 𑐣 𑐩𑐺𑐟𑑂𑐫𑐸𑐬𑑂𑐨𑐷𑐩𑐰𑐶𑐐𑑂𑐬𑐴𑑅 𑑋 <text:s/></text:span></text:p>
      <text:p text:style-name="P2"><text:span text:style-name="T5">𑐣𑐵𑐰𑐶𑐱𑐣𑑂𑐟𑐶 𑐩𑐴𑐵𑐟𑑂𑐩𑐵𑐣𑑀 𑐫𑑀𑐐𑐶𑐣𑑀 𑐧𑐮𑐰𑐟𑑂𑐟𑐬𑐵𑑅 𑑋𑑋 𑑑𑑖.𑑕 𑑋𑑋 <text:s text:c="2"/></text:span></text:p>
      <text:p text:style-name="P2"><text:span text:style-name="T5">𑐫𑐠𑐵 𑐰𑐿 𑐳𑐬𑑂𑐰𑐢𑐵𑐟𑐹𑐣𑐵𑑄 𑐡𑑀𑐲𑐵 𑐡𑐴𑑂𑐫𑐣𑑂𑐟𑐶 𑐢𑐵𑐩𑑂𑐫𑐟𑐵𑑈𑑋 <text:s/></text:span></text:p>
      <text:p text:style-name="P2"><text:span text:style-name="T5">𑐟𑐠𑐵 𑐥𑐵𑐥𑐵𑑅 𑐥𑑂𑐬𑐡𑐴𑑂𑐫𑐣𑑂𑐟𑐾 𑐢𑑂𑐬𑐸𑐰𑑄 𑐥𑑂𑐬𑐵𑐞𑐳𑑂𑐫 𑐣𑐶𑐐𑑂𑐬𑐴𑐵𑐟𑑂 𑑋𑑋 𑑑𑑖.𑑖 𑑋𑑋 <text:s text:c="2"/></text:span></text:p>
      <text:p text:style-name="P2"><text:span text:style-name="T5">𑐀𑐱𑑂𑐰𑐩𑐾𑐢𑐳𑐴𑐳𑑂𑐬𑑄 𑐔 𑐬𑐵𑐖𑐳𑐹𑐫𑐱𑐟𑑄 𑐟𑐠𑐵 𑑋 <text:s/></text:span></text:p>
      <text:p text:style-name="P2"><text:span text:style-name="T5">𑐥𑑂𑐬𑐵𑐞𑐵𑐫𑐵𑐩𑐱𑐟𑑄 𑐔𑐿𑐰 𑐣 𑐟𑐟𑑂𑐟𑐸𑐮𑑂𑐫𑑄 𑐎𑐡𑐵𑐔𑐣 𑑋𑑋 𑑑𑑖.𑑗 𑑋𑑋 <text:s text:c="2"/></text:span></text:p>
      <text:p text:style-name="P2"><text:span text:style-name="T5">𑐫𑐖𑑂𑐘𑐾𑐣 𑐡𑐾𑐰𑐵𑐣𑐵𑐥𑑂𑐣𑑀𑐟𑐶 𑐬𑐵𑐖𑑂𑐫𑑄 𑐰𑐿 𑐟𑐥𑐳𑑅 𑐦𑐮𑑈𑑋 <text:s/></text:span></text:p>
      <text:p text:style-name="P2"><text:span text:style-name="T5">𑐳𑑄𑐣𑑂𑐫𑐵𑐳𑐵𑐡𑑂𑐧𑑂𑐬𑐴𑑂𑐩𑐞𑑅 𑐳𑑂𑐠𑐵𑐣𑑄 𑐰𑐿𑐬𑐵𑐐𑑂𑐫𑐵𑐟𑑂𑐥𑑂𑐬𑐎𑐺𑐟𑐵𑐮𑐫𑑈𑑋𑑋 𑑑𑑖.𑑘 𑑋𑑋 <text:s text:c="2"/></text:span></text:p>
      <text:p text:style-name="P2"><text:span text:style-name="T5">𑐖𑑂𑐘𑐵𑐣𑐵𑐟𑑂𑐥𑑂𑐬𑐵𑐥𑑂𑐣𑑀𑐟𑐶 𑐎𑐿𑐰𑐮𑑂𑐫𑑄 𑐥𑐬𑑄 𑐧𑑂𑐬𑐴𑑂𑐩 𑐳𑐣𑐵𑐟𑐣𑑈𑑋 <text:s/></text:span></text:p>
      <text:p text:style-name="P2"><text:span text:style-name="T5">𑐂𑐟𑑂𑐫𑐾𑐟𑐵 𑐐𑐟𑐫𑑅 𑐥𑐘𑑂𑐔 𑐰𑐶𑐢𑐶𑐰𑐟𑑂𑐥𑐬𑐶𑐎𑐷𑐬𑑂𑐟𑐶𑐟𑐵𑑅 𑑋𑑋 𑑑𑑖.𑑙 𑑋𑑋 <text:s text:c="2"/></text:span></text:p>
      <text:p text:style-name="P2"><text:span text:style-name="T5">𑐩𑐸𑐴𑐹𑐬𑑂𑐟𑐵𑐬𑑂𑐢𑑄 𑐩𑐸𑐴𑐹𑐬𑑂𑐟𑑄 𑐰𑐵 𑐫𑑀𑐐𑑄 𑐫𑐸𑐘𑑂𑐖𑐷𑐟 𑐫𑑀𑐐𑐰𑐶𑐟𑑂 𑑋 <text:s/></text:span></text:p>
      <text:p text:style-name="P2"><text:span text:style-name="T5">𑐣𑐶𑐳𑑂𑐟𑐬𑐾𑐟𑑂𑐳𑐬𑑂𑐰𑐥𑐵𑐥𑐵𑐣𑐶 𑐀𑐩𑐺𑐟𑐟𑑂𑐰𑑄 𑐔 𑐐𑐔𑑂𑐕𑐟𑐶 𑑋𑑋 𑑑𑑖.𑑑𑑐 𑑋𑑋 <text:s text:c="2"/></text:span></text:p>
      <text:p text:style-name="P2"><text:span text:style-name="T5">𑐫𑐸𑐘𑑂𑐖𑐵𑐣𑑀 𑑇𑐥𑐶 𑐥𑑂𑐬𑐫𑐟𑑂𑐣𑐾𑐣 𑐫𑐵𑐰𑐟𑑂𑐟𑐟𑑂𑐟𑑂𑐰𑑄 𑐣 𑐰𑐶𑐣𑑂𑐡𑐟𑐶 𑑋 <text:s/></text:span></text:p>
      <text:p text:style-name="P2"><text:span text:style-name="T5">𑐧𑑂𑐬𑐴𑑂𑐩𑐮𑑀𑐎𑐾 𑐢𑑂𑐬𑐸𑐰𑑄 𑐰𑐵𑐳𑑀 𑐰𑐶𑐲𑑂𑐞𑐸𑐮𑑀𑐎𑐾 𑐔 𑐳𑐸𑐣𑑂𑐡𑐬𑐶 𑑋𑑋 𑑑𑑖.𑑑𑑑 𑑋𑑋 <text:s text:c="2"/></text:span></text:p>
      <text:p text:style-name="P2"><text:span text:style-name="T5">𑐨𑐸𑐎𑑂𑐟𑑂𑐰𑐵 𑐎𑐬𑑂𑐩𑐳𑐴𑐳𑑂𑐬𑐵𑐞𑐶 𑐳𑐬𑑂𑐰𑐎𑐵𑐩𑐳𑐩𑐣𑑂𑐰𑐶𑐟𑑅 𑑋 <text:s/></text:span></text:p>
      <text:p text:style-name="P2"><text:span text:style-name="T5">𑐎𑑂𑐲𑐷𑐞𑐥𑐸𑐞𑑂𑐫𑐳𑑂𑐟𑐟𑑀 𑐩𑐬𑑂𑐟𑑂𑐫𑐾 𑐖𑐵𑐫𑐟𑐾 𑐰𑐶𑐥𑐸𑐮𑐾 𑐎𑐸𑐮𑐾 𑑋𑑋 𑑑𑑖.𑑑𑑒 𑑋𑑋 <text:s text:c="2"/></text:span></text:p>
      <text:p text:style-name="P2"><text:span text:style-name="T5">𑐫𑑀𑐐𑐩𑐾𑐰𑐵𑐨𑐶𑐳𑐾𑐰𑐾𑐟 𑐥𑐹𑐬𑑂𑐰𑐖𑐵𑐟𑐶𑐳𑑂𑐩𑐬𑑀 𑐣𑐬𑑅 𑑋 <text:s/></text:span></text:p>
      <text:p text:style-name="P2"><text:span text:style-name="T5">𑐳𑑄𑐳𑐵𑐬𑐵𑐬𑑂𑐞𑐰𑐩𑐸𑐟𑑂𑐟𑐷𑐬𑑂𑐫 𑐳 𑐱𑐶𑐰𑐟𑑂𑐰𑐩𑐰𑐵𑐥𑑂𑐣𑐸𑐫𑐵𑐟𑑂 𑑋𑑋 𑑑𑑖.𑑑𑑓 𑑋𑑋 <text:s text:c="2"/></text:span></text:p>
      <text:p text:style-name="P2"><text:span text:style-name="T5"><text:s text:c="2"/></text:span></text:p>
      <text:p text:style-name="P2"><text:span text:style-name="T5">---- 𑐫𑑀𑐐𑐰𑐶𑐢𑐶𑑅 ---- <text:s/></text:span></text:p>
      <text:p text:style-name="P2"><text:soft-page-break/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𑐫𑑀𑐐𑐳𑑂𑐫 𑐰𑐶𑐢𑐶𑐩𑐶𑐔𑑂𑐕𑐵𑐩𑐶 𑐱𑑂𑐬𑑀𑐟𑐸𑑄 𑐩𑐾 𑐥𑐸𑐬𑐸𑐲𑑀𑐟𑑂𑐟𑐩 𑑋 <text:s/></text:span></text:p>
      <text:p text:style-name="P2"><text:span text:style-name="T5">𑐢𑑂𑐫𑐵𑐣𑐢𑐵𑐬𑐞𑐳𑐶𑐡𑑂𑐢𑐷𑐣𑐵𑑄 𑐎𑐠𑐫𑐳𑑂𑐰 𑐳𑐸𑐬𑐾𑐱𑑂𑐰𑐬 𑑋𑑋 𑑑𑑖.𑑑𑑔 𑑋𑑋 <text:s text:c="2"/></text:span></text:p>
      <text:p text:style-name="P2"><text:span text:style-name="T5">𑐩𑐴𑐾𑐱𑑂𑐰𑐬 𑐄𑐰𑐵𑐔 𑑋 <text:s/></text:span></text:p>
      <text:p text:style-name="P2"><text:span text:style-name="T5">𑐱𑐺𑐞𑐸 𑐫𑑀𑐐𑐰𑐶𑐢𑐶𑑄 𑐰𑐎𑑂𑐲𑑂𑐫𑐾 𑐨𑐰𑐥𑐵𑐱𑐣𑐶𑐎𑐺𑐣𑑂𑐟𑐣𑑈𑑋 <text:s/></text:span></text:p>
      <text:p text:style-name="P2"><text:span text:style-name="T5">𑐱𑐸𑐔𑐶𑐬𑐾𑐎𑐵𑐐𑑂𑐬𑐔𑐶𑐟𑑂𑐟𑐳𑑂𑐟𑐸 𑐖𑐣𑐱𑐧𑑂𑐡𑐰𑐶𑐰𑐬𑑂𑐖𑐶𑐟𑐾 𑑋 <text:s/></text:span></text:p>
      <text:p text:style-name="P2"><text:span text:style-name="T5">𑐟𑐟𑑂𑐬𑐵𑐳𑐷𑐣𑐵𑐳𑐣𑐾 𑐫𑑀𑐐𑐷 𑐥𑐬𑐩𑐵𑐟𑑂𑐩𑐵𑐣 𑐔𑐶𑐣𑑂𑐟𑐫𑐾𑐟𑑂 𑑋𑑋 𑑑𑑖.𑑑𑑕 𑑋𑑋 <text:s text:c="2"/></text:span></text:p>
      <text:p text:style-name="P2"><text:span text:style-name="T5">𑐥𑐡𑑂𑐩𑐎𑑄 𑐳𑑂𑐰𑐳𑑂𑐟𑐶𑐎𑑄 𑐔𑐿𑐰 𑐣𑐶𑐲𑑂𑐎𑐮𑐩𑐘𑑂𑐖𑐮𑐶𑐳𑑂𑐟𑐠𑐵 𑑋 <text:s/></text:span></text:p>
      <text:p text:style-name="P2"><text:span text:style-name="T5">𑐀𑐬𑑂𑐢𑐔𑐣𑑂𑐡𑑂𑐬𑑄 𑐔 𑐡𑐞𑑂𑐜𑑄 𑐔 𑐥𑐬𑑂𑐫𑐒𑑂𑐎𑑄 𑐨𑐡𑑂𑐬𑐩𑐾𑐰 𑐔 𑑋𑑋 𑑑𑑖.𑑑𑑖 𑑋𑑋 <text:s text:c="2"/></text:span></text:p>
      <text:p text:style-name="P2"><text:span text:style-name="T5">𑐊𑐟𑐡𑐵𑐳𑐣𑐧𑐣𑑂𑐢𑐾𑐣 𑐧𑐡𑑂𑐢𑑂𑐰𑐵 𑐫𑑀𑐐𑑄 𑐳𑐩𑐨𑑂𑐫𑐳𑐾𑐟𑑂 𑑋 <text:s/></text:span></text:p>
      <text:p text:style-name="P2"><text:span text:style-name="T5">𑐳𑐩𑑄 𑐎𑐵𑐫𑐱𑐶𑐬𑑀𑐐𑑂𑐬𑐷𑐰𑑄 𑐢𑐵𑐬𑐫𑐣𑑂𑐣𑐔𑐮𑐳𑑂𑐠𑐶𑐟𑑅 𑑋𑑋 𑑑𑑖.𑑑𑑗 𑑋𑑋 <text:s text:c="2"/></text:span></text:p>
      <text:p text:style-name="P2"><text:span text:style-name="T5">𑐥𑑂𑐬𑐟𑑂𑐫𑐵𑐴𑐵𑐬𑐳𑑂𑐟𑐠𑐵 𑐢𑑂𑐫𑐵𑐣𑑄 𑐥𑑂𑐬𑐵𑐞𑐵𑐫𑐵𑐩𑐱𑑂𑐔 𑐢𑐵𑐬𑐞𑐵 𑑋 <text:s/></text:span></text:p>
      <text:p text:style-name="P2"><text:span text:style-name="T5">𑐟𑐬𑑂𑐎𑐱𑑂𑐔𑐿𑐰 𑐳𑐩𑐵𑐢𑐶𑐱𑑂𑐔 𑐲𑐜𑐒𑑂𑐐𑑀 𑐫𑑀𑐐 𑐄𑐔𑑂𑐫𑐟𑐾 𑑋𑑋 𑑑𑑖.𑑑𑑘 𑑋𑑋 <text:s text:c="2"/></text:span></text:p>
      <text:p text:style-name="P2"><text:span text:style-name="T5">𑐰𑐶𑐲𑐫𑐵𑐳𑐎𑑂𑐟𑐔𑐶𑐟𑑂𑐟𑐵𑐣𑐵𑐩𑐶𑐣𑑂𑐡𑑂𑐬𑐶𑐫𑐵𑐞𑐵𑑄 𑐥𑑂𑐬𑐟𑐶 𑐥𑑂𑐬𑐟𑐶 𑑋 <text:s/></text:span></text:p>
      <text:p text:style-name="P2"><text:span text:style-name="T5">𑐩𑐣𑐳𑐵𑐎𑐬𑑂𑐲𑐫𑐾𑐡𑑂𑐫𑐳𑑂𑐟𑐸 𑐥𑑂𑐬𑐟𑑂𑐫𑐵𑐴𑐵𑐬𑑅 𑐳 𑐄𑐔𑑂𑐫𑐟𑐾 𑑋𑑋 𑑑𑑖.𑑑𑑙 𑑋𑑋 <text:s text:c="2"/></text:span></text:p>
      <text:p text:style-name="P2"><text:span text:style-name="T5">𑐱𑐧𑑂𑐡𑐵𑐡𑐶𑐰𑐶𑐲𑐫𑐵𑐣𑑂𑐡𑐾𑐰𑐶 𑐰𑐬𑑂𑐟𑐸𑐮𑐷𑐎𑐺𑐟𑑂𑐫 𑐢𑐵𑐬𑐫𑐾𑐟𑑂 𑑋 <text:s/></text:span></text:p>
      <text:p text:style-name="P2"><text:span text:style-name="T5">𑐰𑐷𑐟𑐬𑐵𑐐𑑅 𑐳𑐩𑐵𑐢𑐶𑐳𑑂𑐠𑑀 𑐢𑑂𑐫𑐾𑐫𑐾 𑐰𑐳𑑂𑐟𑐸𑐣𑐶 𑐫𑑀𑐖𑐫𑐾𑐟𑑂 𑑋𑑋 𑑑𑑖.𑑒𑑐 𑑋𑑋 <text:s text:c="2"/></text:span></text:p>
      <text:p text:style-name="P2"><text:span text:style-name="T5">𑐁𑐟𑑂𑐩𑐵 𑐢𑑂𑐫𑐵𑐟𑐵 𑐩𑐣𑑀 𑐢𑑂𑐫𑐵𑐣𑑄 𑐢𑑂𑐫𑐾𑐫𑑅 𑐱𑐸𑐡𑑂𑐢𑑅 𑐥𑐬𑑅 𑐱𑐶𑐰𑑅 𑑋 <text:s/></text:span></text:p>
      <text:p text:style-name="P2"><text:span text:style-name="T5">𑐫𑐟𑑂𑐥𑐬𑑄 𑐥𑐬𑐩𑐿𑐱𑑂𑐰𑐬𑑂𑐫𑐩𑐾𑐎𑑄 𑐟𑐟𑑂𑐬 𑐥𑑂𑐬𑐫𑑀𑐖𑐣𑑈𑑋𑑋 𑑑𑑖.𑑒𑑑 𑑋𑑋 <text:s text:c="2"/></text:span></text:p>
      <text:p text:style-name="P2"><text:span text:style-name="T5">𑐥𑐹𑐬𑐎𑑅 𑐎𑐸𑐩𑑂𑐨𑐎𑐱𑑂𑐔𑐿𑐰 𑐬𑐾𑐔𑐎𑐳𑑂𑐟𑐡𑐣𑐣𑑂𑐟𑐬𑑈𑑋 <text:s/></text:span></text:p>
      <text:p text:style-name="P2"><text:span text:style-name="T5">𑐥𑑂𑐬𑐱𑐵𑐣𑑂𑐟𑐱𑑂𑐔𑐾𑐟𑐶 𑐰𑐶𑐏𑑂𑐫𑐵𑐟𑑅 𑐥𑑂𑐬𑐵𑐞𑐵𑐫𑐵𑐩𑐱𑑂𑐔𑐟𑐸𑐬𑑂𑐰𑐶𑐢𑑅 𑑋𑑋 𑑑𑑖.𑑒𑑒 𑑋𑑋 <text:s text:c="2"/></text:span></text:p>
      <text:p text:style-name="P2"><text:span text:style-name="T5">𑐥𑐹𑐬𑐎𑐾 𑐳𑑂𑐠𑐵𑐥𑐫𑐾𑐡𑑂𑐰𑐴𑑂𑐣𑐶𑑄 𑐥𑐵𑐡𑐵𑐒𑑂𑐐𑐸𑐲𑑂𑐛𑐾𑐣 𑐧𑐸𑐡𑑂𑐢𑐶𑐩𑐵𑐣𑑂 𑑋 <text:s/></text:span></text:p>
      <text:p text:style-name="P2"><text:span text:style-name="T5">𑐎𑐸𑐩𑑂𑐨𑐎𑐾𑐣 𑐰𑐶𑐬𑐸𑐢𑑂𑐫𑐾𑐟 𑐡𑐴𑑂𑐫𑐩𑐵𑐣𑑄 𑐰𑐶𑐔𑐶𑐣𑑂𑐟𑐫𑐾𑐟𑑂 𑑋𑑋 𑑑𑑖.𑑒𑑓 𑑋𑑋 <text:s text:c="2"/></text:span></text:p>
      <text:p text:style-name="P2"><text:span text:style-name="T5">𑐨𑐳𑑂𑐩𑐷𑐨𑐹𑐟𑑄 𑐟𑐠𑐵𑐟𑑂𑐩𑐵𑐣𑑄 𑐬𑐾𑐔𑐎𑐾𑐣 𑐰𑐶𑐔𑐶𑐣𑑂𑐟𑐫𑐾𑐟𑑂 𑑋 <text:s/></text:span></text:p>
      <text:p text:style-name="P2"><text:span text:style-name="T5">𑐱𑐸𑐡𑑂𑐢𑐡𑐾𑐴𑐳𑑂𑐟𑐟𑐱𑑂𑐔𑐵𑐟𑑂𑐩𑐵 𑐱𑐸𑐡𑑂𑐢𑐳𑑂𑐦𑐚𑐶𑐎𑐣𑐶𑐬𑑂𑐩𑐮𑑅 𑑋𑑋 𑑑𑑖.𑑒𑑔 𑑋𑑋 <text:s text:c="2"/></text:span></text:p>
      <text:p text:style-name="P2"><text:span text:style-name="T5">𑐟𑐵𑐮𑐱𑐧𑑂𑐡𑐳𑑂𑐟𑐸 𑐣𑐶𑐬𑑂𑐰𑐵𑐞𑑄 𑐡𑐱 𑐡𑑂𑐰𑐾 𑐔 𑐥𑑂𑐬𑐎𑐷𑐬𑑂𑐟𑐶𑐟𑑅 𑑋 <text:s/></text:span></text:p>
      <text:p text:style-name="P2"><text:span text:style-name="T5">𑐥𑑂𑐬𑐵𑐞𑐵𑐫𑐵𑐩𑐵𑐣𑑂𑐣 𑐳𑑄𑐡𑐾𑐴𑑀 𑐡𑑂𑐰𑐶𑐐𑐸𑐞𑐵 𑐢𑐵𑐬𑐞𑐵 𑐳𑑂𑐩𑐺𑐟𑐵 𑑋𑑋 𑑑𑑖.𑑒𑑕 𑑋𑑋 <text:s text:c="2"/></text:span></text:p>
      <text:p text:style-name="P2"><text:span text:style-name="T5">𑐫𑑀𑐐𑐾 𑐟𑐸 𑐟𑑂𑐬𑐶𑐐𑐸𑐞𑐵 𑐥𑑂𑐬𑑀𑐎𑑂𑐟𑐵 𑐳𑑄𑐎𑑂𑐬𑐩𑐾 𑐔 𑐔𑐟𑐸𑐬𑑂𑐐𑐸𑐞𑐵 𑑋 <text:s/></text:span></text:p>
      <text:p text:style-name="P2"><text:span text:style-name="T5">𑐟𑐠𑑀𑐟𑑂𑐎𑑂𑐬𑐵𑐣𑑂𑐟𑑁 𑐥𑐘𑑂𑐔𑐐𑐸𑐞𑐵 𑐫𑑀𑐐𑐳𑐶𑐡𑑂𑐢𑐶𑐳𑑂𑐟𑐸 𑐲𑐜𑑂𑐐𑐸𑐞𑐵 𑑋𑑋 𑑑𑑖.𑑒𑑖 𑑋𑑋 <text:s text:c="2"/></text:span></text:p>
      <text:p text:style-name="P2"><text:span text:style-name="T5">𑐲𑐜𑐒𑑂𑐐𑐾𑐣 𑐳𑐩𑐵𑐫𑐸𑐎𑑂𑐟𑑀 𑐫𑑀𑐐𑐫𑐸𑐎𑑂𑐟𑐳𑑂𑐟𑐸 𑐣𑐶𑐟𑑂𑐫𑐱𑑅 𑑋 <text:s/></text:span></text:p>
      <text:p text:style-name="P2"><text:span text:style-name="T5">𑐩𑐵𑐣𑐳𑑀 𑐫𑑁𑐐𑐥𑐡𑑂𑐫𑐱𑑂𑐔 𑐡𑑂𑐰𑐶𑐬𑐹𑐥𑑀 𑐫𑑀𑐐 𑐄𑐔𑑂𑐫𑐟𑐾 𑑋𑑋 𑑑𑑖.𑑒𑑗 𑑋𑑋 <text:s text:c="2"/></text:span></text:p>
      <text:p text:style-name="P2"><text:span text:style-name="T5">𑐀𑐎𑐺𑐟𑑂𑐰𑐵 𑐥𑑂𑐬𑐵𑐞𑐳𑑄𑐬𑑀𑐢𑑄 𑐩𑐣𑐳𑐿𑐎𑐾𑐣 𑐎𑐾𑐰𑐮𑑈𑑋 <text:s/></text:span></text:p>
      <text:p text:style-name="P2"><text:span text:style-name="T5">𑐢𑑂𑐫𑐵𑐫𑐾𑐟 𑐥𑐬𑐩𑑄 𑐳𑐹𑐎𑑂𑐲𑑂𑐩𑑄 𑐳 𑐫𑑀𑐐𑑀 𑐩𑐵𑐣𑐳𑑅 𑐳𑑂𑐩𑐺𑐟𑑅 𑑋𑑋 𑑑𑑖.𑑒𑑘 𑑋𑑋 <text:s text:c="2"/></text:span></text:p>
      <text:p text:style-name="P2"><text:span text:style-name="T5">𑐳𑑄𑐫𑐩𑑂𑐫 𑐩𑐣𑐳𑐵 𑐥𑑂𑐬𑐵𑐞𑑄 𑐥𑑂𑐬𑐵𑐞𑐵𑐫𑐵𑐩𑐵𑐣𑑂𑐩𑐣𑐳𑑂𑐟𑐠𑐵 𑑋 <text:s/></text:span></text:p>
      <text:p text:style-name="P2"><text:span text:style-name="T5">𑐊𑐰𑑄 𑐢𑑂𑐫𑐵𑐫𑐾𑐟𑑂𑐥𑐬𑑄 𑐳𑐹𑐎𑑂𑐲𑑂𑐩𑑄 𑐫𑑁𑐐𑐥𑐡𑑂𑐫𑑅 𑐳 𑐄𑐔𑑂𑐫𑐟𑐾 𑑋𑑋 𑑑𑑖.𑑒𑑙 𑑋𑑋 <text:s text:c="2"/></text:span></text:p>
      <text:p text:style-name="P2"><text:span text:style-name="T5"><text:s text:c="2"/></text:span></text:p>
      <text:p text:style-name="P2"><text:span text:style-name="T5">---- 𑐳𑐶𑐡𑑂𑐢𑐶𑐮𑐎𑑂𑐲𑐞𑑈---- <text:s/></text:span></text:p>
      <text:p text:style-name="P2"><text:span text:style-name="T5"><text:s text:c="2"/></text:span></text:p>
      <text:p text:style-name="P2"><text:span text:style-name="T5">𑐳𑐶𑐡𑑂𑐢𑐶𑐮𑐎𑑂𑐲𑐞 𑐫𑑀𑐐𑐳𑑂𑐫 𑐱𑐺𑐞𑐸 𑐰𑐎𑑂𑐲𑑂𑐫𑐵𑐩𑐶 𑐳𑐸𑐣𑑂𑐡𑐬𑐶 𑑋 <text:s/></text:span></text:p>
      <text:p text:style-name="P2"><text:span text:style-name="T5">𑐱𑐒𑑂𑐏𑐨𑐾𑐬𑐷𑐩𑐺𑐡𑐒𑑂𑐐𑑄 𑐔 𑐰𑐾𑐞𑐸𑐡𑐸𑐣𑑂𑐡𑐸𑐨𑐶𑐩𑐾𑐰 𑐔 𑑋 <text:s/></text:span></text:p>
      <text:p text:style-name="P2"><text:span text:style-name="T5">𑐟𑐵𑐜𑐶𑐟𑑄 𑐣 𑐔 𑐰𑐶𑐣𑑂𑐡𑐾𑐟 𑐫𑐡𑐵 𑐟𑐣𑑂𑐩𑐫𑐟𑐵𑑄 𑐐𑐟𑑅 𑑋𑑋 𑑑𑑖.𑑓𑑐 𑑋𑑋 <text:s text:c="2"/></text:span></text:p>
      <text:p text:style-name="P2"><text:soft-page-break/><text:span text:style-name="T5">𑐱𑐷𑐟𑑀𑐲𑑂𑐞𑑄 𑐳𑐸𑐏𑐡𑐸𑑅𑐏𑑄 𑐔 𑐟𑐺𑐲𑑂𑐞𑐵𑐨𑐸𑐎𑑂𑐲𑑄 𑐟𑐠𑐿𑐰 𑐔 𑑋 <text:s/></text:span></text:p>
      <text:p text:style-name="P2"><text:span text:style-name="T5">𑐰𑐾𑐡𑐣𑐵𑑄 𑐣𑐿𑐰 𑐖𑐵𑐣𑐵𑐟𑐶 𑐫𑑀𑐐𑐳𑐶𑐡𑑂𑐢𑐳𑑂𑐟𑐸 𑐳𑐸𑐣𑑂𑐡𑐬𑐶 𑑋𑑋 𑑑𑑖.𑑓𑑑 𑑋𑑋 <text:s text:c="2"/></text:span></text:p>
      <text:p text:style-name="P2"><text:span text:style-name="T5">𑐊𑐲 𑐫𑑀𑐐𑐰𑐶𑐢𑐶𑐬𑑂𑐡𑐾𑐰𑐶 𑐟𑐰 𑐥𑐺𑐲𑑂𑐚𑐾𑐣 𑐳𑐸𑐣𑑂𑐡𑐬𑐶 𑑋 <text:s/></text:span></text:p>
      <text:p text:style-name="P2"><text:span text:style-name="T5">𑐎𑐠𑐶𑐟𑑀 𑑇𑐳𑑂𑐩𑐶 𑐳𑐩𑐵𑐳𑐾𑐣 𑐎𑐶𑐩𑐣𑑂𑐫𑐟𑑂𑐎𑐠𑐫𑐵𑐩𑑂𑐫𑐴𑑈𑑋𑑋 𑑑𑑖.𑑓𑑒 𑑋𑑋 <text:s text:c="2"/></text:span></text:p>
      <text:p text:style-name="P2"><text:span text:style-name="T5">𑐡𑐾𑐰𑑂𑐫𑐸𑐰𑐵𑐔 𑑋 <text:s/></text:span></text:p>
      <text:p text:style-name="P2"><text:span text:style-name="T5">𑐰𑐶𑐣𑐵 𑐫𑑀𑐐𑐾𑐣 𑐡𑐾𑐰𑐾𑐱 𑐳𑑄𑐳𑐵𑐬𑐟𑐵𑐬𑐞𑑄 𑐩𑐩 𑑋 <text:s/></text:span></text:p>
      <text:p text:style-name="P2"><text:span text:style-name="T5">𑐎𑐠𑐫𑐳𑑂𑐰 𑐩𑐴𑐵𑐡𑐾𑐰 𑐣𑐶𑐬𑑂𑐰𑐶𑐎𑐮𑑂𑐥𑐎𑐬𑑄 𑐩𑐣𑑅 𑑋𑑋 𑑑𑑖.𑑓𑑓 𑑋𑑋 <text:s text:c="2"/></text:span></text:p>
      <text:p text:style-name="P2"><text:span text:style-name="T5">𑐩𑐴𑐾𑐱𑑂𑐰𑐬 𑐄𑐰𑐵𑐔 𑑋 <text:s/></text:span></text:p>
      <text:p text:style-name="P2"><text:span text:style-name="T5">𑐳𑐡𑐵𑐱𑐶𑐰𑐳𑑂𑐟𑐸 𑐣𑐶𑐱𑑂𑐰𑐵𑐳 𑐅𑐬𑑂𑐢𑑂𑐰𑐱𑑂𑐰𑐵𑐳𑑅 𑐥𑐬𑑅 𑐱𑐶𑐰𑑅 𑑋 <text:s/></text:span></text:p>
      <text:p text:style-name="P2"><text:span text:style-name="T5">𑐟𑐫𑑀𑐬𑑂𑐩𑐢𑑂𑐫𑐾 𑐟𑐸 𑐰𑐶𑐖𑑂𑐘𑐾𑐫𑑅 𑐥𑐬𑐩𑐵𑐟𑑂𑐩𑐵 𑐱𑐶𑐰𑑀 𑑇𑐰𑑂𑐫𑐫𑑅 𑑋𑑋 𑑑𑑖.𑑓𑑔 𑑋𑑋 <text:s text:c="2"/></text:span></text:p>
      <text:p text:style-name="P2"><text:span text:style-name="T5">𑐢𑑂𑐫𑐵𑐣𑐫𑑀𑐐𑑄 𑐣 𑐟𑐳𑑂𑐫𑐵𑐳𑑂𑐟𑐶 𑐎𑐬𑐞𑑄 𑐔 𑐣 𑐰𑐶𑐡𑑂𑐫𑐟𑐾 𑑋 <text:s/></text:span></text:p>
      <text:p text:style-name="P2"><text:span text:style-name="T5">𑐖𑑂𑐘𑐵𑐟𑐩𑐵𑐟𑑂𑐬𑐾𑐞 𑐩𑐸𑐔𑑂𑐫𑐣𑑂𑐟𑐾 𑐎𑐶𑐩𑐣𑑂𑐫𑐟𑑂𑐥𑐬𑐶𑐥𑐺𑐔𑑂𑐕𑐳𑐶 𑑋𑑋 𑑑𑑖.𑑓𑑕 𑑋𑑋 <text:s text:c="2"/></text:span></text:p>
      <text:p text:style-name="P2"><text:span text:style-name="T5"><text:s text:c="2"/></text:span></text:p>
      <text:p text:style-name="P2"><text:span text:style-name="T5">---- 𑐥𑐘𑑂𑐔 𑐱𑐵𑐳𑑂𑐟𑑂𑐬𑐵𑐞𑐶 ---- <text:s/></text:span></text:p>
      <text:p text:style-name="P2"><text:span text:style-name="T5"><text:s text:c="2"/></text:span></text:p>
      <text:p text:style-name="P2"><text:span text:style-name="T5">𑐖𑑂𑐘𑐵𑐣𑐩𑐣𑑂𑐫𑐟𑑂𑐥𑑂𑐬𑐰𑐎𑑂𑐲𑑂𑐫𑐵𑐩𑐶 𑐱𑐺𑐞𑐸 𑐡𑐾𑐰𑐶 𑐣𑐶𑐧𑑀𑐢 𑐩𑐾 𑑋 <text:s/></text:span></text:p>
      <text:p text:style-name="P2"><text:span text:style-name="T5">𑐱𑐵𑐳𑑂𑐟𑑂𑐬𑐥𑐘𑑂𑐔𑐳𑐸 𑐫𑐟𑑂𑐥𑑂𑐬𑑀𑐎𑑂𑐟𑑄 𑐱𑐺𑐞𑐸 𑐳𑑄𑐎𑑂𑐲𑐾𑐥 𑐣𑐶𑐬𑑂𑐞𑐫𑑈𑑋 <text:s/></text:span></text:p>
      <text:p text:style-name="P2"><text:span text:style-name="T5">𑐳𑐵𑑄𑐏𑑂𑐫𑐾 𑐫𑑀𑐐𑐾 𑐥𑐘𑑂𑐔𑐬𑐵𑐟𑑂𑐬𑐾 𑐱𑐿𑐰𑐾 𑐰𑐾𑐡𑐾 𑐔 𑐣𑐶𑐬𑑂𑐩𑐶𑐟𑑈𑑋𑑋 𑑑𑑖.𑑓𑑖 𑑋𑑋 <text:s text:c="2"/></text:span></text:p>
      <text:p text:style-name="P2"><text:span text:style-name="T5">𑐫𑐟𑑂𑐳𑐵𑑄𑐏𑑂𑐫𑐳𑐶𑐡𑑂𑐢𑑄 𑐎𑐠𑐫𑐵𑐩𑑂𑐫𑐴𑑄 𑐟𑐾 <text:s/></text:span></text:p>
      <text:p text:style-name="P2"><text:span text:style-name="T5">𑐳𑑄𑐳𑐵𑐬𑐑𑑀𑐬𑐵𑐬𑑂𑐞𑐰𑐫𑑀𑐐𑐳𑐵𑐬𑑈𑑋 <text:s/></text:span></text:p>
      <text:p text:style-name="P2"><text:span text:style-name="T5">𑐫𑑀𑐐𑐾𑐲𑐸 𑐳𑐵𑐬𑐾𑐲𑑂𑐰𑐠 𑐥𑐘𑑂𑐔𑐬𑐵𑐟𑑂𑐬𑐾 <text:s/></text:span></text:p>
      <text:p text:style-name="P2"><text:span text:style-name="T5">𑐰𑐾𑐡𑐾𑐲𑐸 𑐱𑐿𑐰𑐾𑐲𑐸 𑐔 𑐣𑐶𑐱𑑂𑐔𑐫𑐳𑑂𑐟𑐾 𑑋𑑋 𑑑𑑖.𑑓𑑗 𑑋𑑋 <text:s text:c="2"/></text:span></text:p>
      <text:p text:style-name="P2"><text:span text:style-name="T5">𑐑𑑂𑐬𑐵𑐞𑐾𑐣𑑂𑐡𑑂𑐬𑐶𑐫𑐵𑐡𑑂𑐫𑐾𑐲𑐸 𑐔 𑐫𑐟𑑂𑐳𑐩𑐳𑑂𑐟𑑈 </text:span></text:p>
      <text:p text:style-name="P2"><text:span text:style-name="T5">𑐩𑐣𑐱𑑂𑐔 𑐮𑐷𑐣𑑄 𑐨𑐰𑐟𑐷𑐰 𑐫𑐳𑑂𑐫 𑑋 <text:s/></text:span></text:p>
      <text:p text:style-name="P2"><text:span text:style-name="T5">𑐧𑐸𑐡𑑂𑐢𑑂𑐫𑐵 𑐣𑐶𑐫𑐩𑑂𑐫 𑐳𑐎𑐮𑐵𑐣𑑂𑐴𑐶 𑐨𑐵𑐰𑐵𑐣𑑂 <text:s/></text:span></text:p>
      <text:p text:style-name="P2"><text:span text:style-name="T5">𑐳 𑐮𑐧𑑂𑐢𑐮𑐎𑑂𑐲𑑂𑐫𑑅 𑐱𑐶𑐰𑐩𑐨𑑂𑐫𑐸𑐥𑐿𑐟𑐶 𑑋𑑋 𑑑𑑖.𑑓𑑘 𑑋𑑋 <text:s text:c="2"/></text:span></text:p>
      <text:p text:style-name="P2"><text:span text:style-name="T5">𑐱𑑂𑐬𑑀𑐟𑑂𑐬𑐵𑐡𑐶𑐳𑐬𑑂𑐰𑐾𑐣𑑂𑐡𑑂𑐬𑐶𑐫𑐣𑐶𑐱𑑂𑐔𑐮𑐟𑑂𑐰𑐾 <text:s/></text:span></text:p>
      <text:p text:style-name="P2"><text:span text:style-name="T5">𑐊𑐎𑐵𑐐𑑂𑐬𑐔𑐶𑐟𑑂𑐟𑑄 𑐩𑐣𑐳𑐵 𑐣𑐶𑐫𑐩𑑂𑐫 𑑋 <text:s/></text:span></text:p>
      <text:p text:style-name="P2"><text:span text:style-name="T5">𑐳𑑂𑐰𑐡𑐾𑐴𑐱𑐹𑐣𑑂𑐫𑑅 𑐳 𑐨𑐰𑐾𑐔𑑂𑐔𑐶𑐬𑐾𑐞 <text:s/></text:span></text:p>
      <text:p text:style-name="P2"><text:span text:style-name="T5">𑐳𑑄𑐫𑑀𑐐𑐳𑐶𑐡𑑂𑐢𑐶𑑄 𑐥𑑂𑐬𑐰𑐡𑐣𑑂𑐟𑐶 𑐟𑐖𑑂𑐖𑑂𑐘𑐵𑑅 𑑋𑑋 𑑑𑑖.𑑓𑑙 𑑋𑑋 <text:s text:c="2"/></text:span></text:p>
      <text:p text:style-name="P2"><text:span text:style-name="T5">𑐁𑐡𑐵𑐰𑐾𑐰 𑐩𑐣𑑅 𑐱𑐣𑐿𑐬𑐸𑐥𑐬𑐩𑐾𑐟𑑂𑐎𑐺𑐟𑑂𑐰𑐵 𑐔 𑐰𑐱𑑂𑐫𑐾𑐣𑑂𑐡𑑂𑐬𑐶𑐫𑑄 <text:s/></text:span></text:p>
      <text:p text:style-name="P2"><text:span text:style-name="T5">𑐫𑐵𑐰𑐟𑑂𑐟𑐮𑑂𑐮𑐫𑐟𑐵𑑄 𑐰𑑂𑐬𑐖𑐾𑐟 𑐩𑐣𑐳𑐵 𑐣𑐶𑑅𑐳𑑄𑐖𑑂𑐘𑐡𑐾𑐴𑐳𑑂𑐟𑐠𑐵 𑑋 <text:s/></text:span></text:p>
      <text:p text:style-name="P2"><text:span text:style-name="T5">𑐊𑐟𑐡𑑂𑐢𑑂𑐫𑐵𑐣𑐳𑐩𑐵𑐢𑐶𑐫𑑀𑐐𑐳𑐎𑐮𑑄 𑐥𑑂𑐬𑐵𑐥𑑂𑐣𑑀𑐟𑐶 𑐣𑐶𑑅𑐳𑑄𑐱𑐫𑑄 <text:s/></text:span></text:p>
      <text:p text:style-name="P2"><text:span text:style-name="T5">𑐎𑐶𑑄 𑐟𑐔𑑂𑐕𑐵𑐳𑑂𑐟𑑂𑐬𑐳𑐴𑐳𑑂𑐬𑐎𑑀𑐚𑐶𑐥𑐛𑐶𑐟𑑄 𑐳𑐵𑐬𑑄 𑐣 𑐫𑑀 𑑇𑐣𑑂𑐰𑐶𑐲𑑂𑐫𑐟𑐶 𑑋𑑋 𑑑𑑖.𑑔𑑐 𑑋𑑋 <text:s text:c="2"/></text:span></text:p>
      <text:p text:style-name="P2"><text:span text:style-name="T5">𑐁𑐟𑑂𑐩𑐵𑐬𑐵𑐩𑐖𑐶𑐟𑑅 𑐳𑐩𑐵𑐢𑐶𑐣𑐶𑐬𑐟𑑀 𑐰𑐿𑐬𑐵𑐐𑑂𑐫𑐩𑐥𑑂𑐫𑐵𑐱𑑂𑐬𑐶𑐟𑑅 <text:s/></text:span></text:p>
      <text:p text:style-name="P2"><text:span text:style-name="T5">𑐔𑐶𑐟𑑂𑐟𑑄 𑐫𑐳𑑂𑐫 𑐥𑐬𑐶𑐎𑑂𑐲𑐫𑑀 𑐫𑐡𑐶 𑐨𑐰𑐾𑐟𑑂𑐟𑐶𑐲𑑂𑐛𑐾𑐟𑑂𑐟𑐣𑐸𑐟𑑂𑐰𑑄 𑐫𑐠𑐵 𑑋 <text:s/></text:span></text:p>
      <text:p text:style-name="P2"><text:span text:style-name="T5">𑐟𑐖𑑂𑐖𑑂𑐘𑐾𑐫𑑄 𑐐𑐟𑐶𑐩𑐸𑐟𑑂𑐟𑐩𑑄 𑐱𑐶𑐰𑐥𑐡𑑄 𑐳𑑄𑐳𑐵𑐬𑐡𑐸𑑅𑐏𑐔𑑂𑐕𑐶𑐡𑑄 <text:s/></text:span></text:p>
      <text:p text:style-name="P2"><text:span text:style-name="T5">𑐰𑐾𑐡𑐵𑐣𑑂𑐟𑐾𑐲𑐸 𑐔 𑐣𑐶𑐲𑑂𑐛 𑐊𑐲 𑐎𑐠𑐶𑐟𑑅 𑐎𑐶𑑄 𑐱𑐵𑐳𑑂𑐟𑑂𑐬𑐩𑐣𑑂𑐫𑐡𑑂𑐰𑐶𑐱𑐾𑐟𑑂 𑑋𑑋 𑑑𑑖.𑑔𑑑 𑑋𑑋 <text:s text:c="2"/></text:span></text:p>
      <text:p text:style-name="P2"><text:span text:style-name="T5">𑐴𑐺𑐟𑑂𑐥𑐡𑑂𑐩𑐾 𑐎𑐬𑑂𑐞𑐶𑐎𑐵𑐫𑐵𑐩𑐸𑐥𑐬𑐶 𑐬𑐰𑐶𑐬𑐰𑐡𑑂𑐫𑑀𑐟𑐫𑐣𑑂𑐟𑑀 𑑇𑐣𑑂𑐟𑐬𑐵𑐮𑑈 </text:span></text:p>
      <text:p text:style-name="P2"><text:span text:style-name="T5">𑐫𑐟𑑂𑐟𑐾𑐖𑐳𑑂𑐟𑐾𑐖𑐩𑐵𑐬𑑂𑐐𑐿𑐬𑑂𑐧𑐴𑐮𑐟𑐩𑐑𑐣𑐿𑐬𑑂𑐡𑑂𑐫𑑀𑐟𑐣𑐵𑐡𑑂𑐡𑐷𑐥𑑂𑐟𑐡𑐷𑐥𑑈𑑋 <text:s/></text:span></text:p>
      <text:p text:style-name="P2"><text:span text:style-name="T5">𑐨𑐶𑐟𑑂𑐟𑑂𑐰𑐵 𑐫𑐟𑑂𑐟𑐵𑐮𑐸𑐡𑐾𑐱𑐾 𑐩𑐸𑐏𑐩𑐸𑐥𑐬𑐶𑐐𑐟𑑄 𑐟𑐵𑐮𑐸𑐡𑐾𑐱𑐾𑐣 𑐩𑐹𑐬𑑂𑐢𑑂𑐣𑐶 <text:s/></text:span></text:p>
      <text:p text:style-name="P2"><text:span text:style-name="T5">! 𑐩𑐹𑐬𑑂𑐢𑑂𑐣𑐶 𑐡𑑂𑐰𑐵𑐬𑐵𑐣𑑂𑐟𑐬𑐾𑐞 𑐱𑐶𑐰𑐥𑐬𑐩𑐥𑐡𑑄 𑐫𑐵𑐣𑑂𑐟𑐶 𑐫𑑀𑐐𑐾𑐣 𑐫𑐸𑐎𑑂𑐟𑐵𑑅 𑑋𑑋 𑑑𑑖.𑑔𑑒 𑑋𑑋 <text:s text:c="2"/></text:span></text:p>
      <text:p text:style-name="P2"><text:soft-page-break/><text:span text:style-name="T5">𑐎𑐺𑐲𑑂𑐞𑑅 𑐎𑐺𑐲𑑂𑐞𑐟𑐩𑑀𑐟𑑂𑐟𑐩𑑀 𑑇𑐟𑐶𑐩𑐴𑐟𑑀 𑐫𑐳𑑂𑐟𑐾𑐖𑐟𑐾𑐖𑐵𑐟𑑂𑐩𑐎𑑅 <text:s/></text:span></text:p>
      <text:p text:style-name="P2"><text:span text:style-name="T5">𑐮𑑀𑐎𑐵𑐮𑑀𑐎𑐢𑐬𑐵𑐢𑐬𑑅 𑐱𑑂𑐬𑐶𑐫𑐥𑐟𑐶𑑅 𑐥𑑂𑐬𑐵𑐞𑐥𑑂𑐬𑐰𑐶𑐲𑑂𑐚𑐵𑐮𑐫𑑅 𑑋 <text:s/></text:span></text:p>
      <text:p text:style-name="P2"><text:span text:style-name="T5">𑐎𑐬𑑂𑐟𑐵 𑐎𑐵𑐬𑐞𑐩𑐰𑑂𑐫𑐫𑑀 𑑇𑐰𑑂𑐫𑐫𑐩𑐳𑑁 𑐰𑑂𑐫𑐵𑐥𑐷 𑐰𑐶𑐨𑐎𑑂𑐟𑐵𑐰𑐶𑐡𑑈 </text:span></text:p>
      <text:p text:style-name="P2"><text:span text:style-name="T5">𑐰𑐶𑐲𑑂𑐞𑐸𑐬𑑂𑐨𑐵𑐰𑐩𑐫𑑀 𑐰𑐶𑐨𑐎𑑂𑐟𑐰𑐶𑐲𑐫𑐿𑐬𑑂𑐰𑐶𑐱𑑂𑐰𑐾𑐱𑑂𑐰𑐬𑑀 𑐰𑐶𑐱𑑂𑐰𑐰𑐶𑐟𑑂 𑑋𑑋 𑑑𑑖.𑑔𑑓 𑑋𑑋 <text:s text:c="2"/></text:span></text:p>
      <text:p text:style-name="P2"><text:span text:style-name="T5">! 𑐊𑐲 𑐟𑐟𑑂𑐟𑑂𑐰𑐰𑐬𑑅 𑐥𑐬𑐵𑐥𑐬𑐩𑐫𑐳𑑂𑐟𑐾𑐖𑑅 𑐥𑐬𑐳𑑂𑐠𑐵𑐣𑐡𑑅 <text:s/></text:span></text:p>
      <text:p text:style-name="P2"><text:span text:style-name="T5">𑐧𑐸𑐡𑑂𑐢𑑂𑐫𑐵 𑐨𑐵𑐰𑐣𑐨𑐵𑐰𑐫𑐾𑐣𑑂𑐡𑑂𑐬𑐶𑐫𑐩𑐣𑑀 𑐡𑐾𑐴𑐵𑐣𑑂𑐟𑐬𑐵𑐮𑑀𑐎𑐫𑐣𑑂 𑑋 <text:s/></text:span></text:p>
      <text:p text:style-name="P2"><text:span text:style-name="T5">𑐴𑐺𑐟𑑂𑐥𑐡𑑂𑐩𑐵𑐫𑐟𑐣𑐳𑑂𑐠𑐶𑐟𑑅 𑐳 𑐥𑐸𑐬𑐸𑐲𑑀 𑐣𑐶𑐱𑑂𑐰𑐵𑐳𑐩𑐸𑐔𑑂𑐕𑑂𑐰𑐵𑐳𑐡𑑅 <text:s/></text:span></text:p>
      <text:p text:style-name="P2"><text:span text:style-name="T5">𑐣𑐵𑐡𑐳𑑂𑐟𑐳𑑂𑐫 𑐳𑐡𑐵 𑐳𑐡𑐵 𑐣𑐡𑐟𑐶 𑐟𑑄 𑐣𑐵𑐡𑑀𑐥𑐬𑐶𑐲𑑂𑐛𑐵 𑐴𑐬𑑅 𑑋𑑋 𑑑𑑖.𑑔𑑔 𑑋𑑋 <text:s text:c="2"/></text:span></text:p>
      <text:p text:style-name="P2"><text:span text:style-name="T5">𑐫𑐳𑑂𑐟𑐾𑐖𑐳𑑂𑐟𑐾𑐖𑐟𑐾 𑑇𑐖𑑀 𑐧𑐴𑐸𑐣𑐶𑐰𑐶𑐜𑐑𑐣𑑀 𑐐𑑂𑐬𑐣𑑂𑐠𑐶𑐩𑐵𑐮𑑀𑐥𑐐𑐹𑐝𑑅 <text:s/></text:span></text:p>
      <text:p text:style-name="P2"><text:span text:style-name="T5">𑐩𑐹𑐬𑑂𑐟𑐶𑐬𑑂𑐩𑐹𑐬𑑂𑐟𑐵𑐣𑐸𑐳𑐵𑐬𑐷 𑐧𑐴𑐸𑐎𑐬𑐞𑐨𑐺𑐟𑑄 𑐎𑐵𑐬𑐞𑐵𑐡𑑂𑐡𑐾𑐴𑐧𑐣𑑂𑐢𑑅 𑑋 <text:s/></text:span></text:p>
      <text:p text:style-name="P2"><text:span text:style-name="T5">𑐨𑐶𑐟𑑂𑐟𑑂𑐰𑐵 𑐐𑑂𑐬𑐣𑑂𑐠𑐶𑑄 𑐳𑐥𑐵𑐱𑑄 𑐰𑐶𑐲𑐩𑐶𑐰 𑐰𑐶𑐲𑐫𑑄 𑐟𑑂𑐫𑐎𑑂𑐟𑐳𑐒𑑂𑐐𑐿𑐎𑐨𑐵𑐰𑐵𑑅 <text:s/></text:span></text:p>
      <text:p text:style-name="P2"><text:span text:style-name="T5">𑐥𑐱𑑂𑐫𑐣𑑂𑐟𑑂𑐫𑐾𑐟𑐾 𑐟𑐩𑐷𑐱𑑄 𑐐𑐸𑐞𑐎𑐮𑐬𑐴𑐶𑐟𑑄 𑐣𑐶𑐬𑑂𑐰𑐶𑐎𑐵𑐬𑑄 𑐥𑑂𑐬𑐎𑐵𑐱𑑈𑑋𑑋 𑑑𑑖.𑑔𑑕 𑑋𑑋 <text:s text:c="2"/></text:span></text:p>
      <text:p text:style-name="P2"><text:span text:style-name="T5">𑐫𑑀 𑑇𑐳𑑁 𑐟𑐾𑐖𑐵𑐣𑑂𑐟𑐬𑐵𑐟𑑂𑐩𑐵 𑐎𑐩𑐮𑐥𑐸𑐚𑐎𑐸𑐚𑐷𑐳𑑄𑐎𑐚𑐳𑑂𑐠𑐵𑐣𑐮𑐷𑐣𑑅 <text:s/></text:span></text:p>
      <text:p text:style-name="P2"><text:span text:style-name="T5">𑐂𑐣𑑂𑐡𑑀𑐬𑑂𑐨𑐵𑐳𑐵𑐣𑐸𑐬𑐹𑐥𑐷 𑐰𑐶𑐩𑐮𑐡𑐮𑐳𑐡𑐵𑐔𑑂𑐕𑐵𑐡𑐶𑐟𑑅 𑐎𑐬𑑂𑐞𑐶𑐎𑐵𑐫𑐵𑑈𑑋 <text:s/></text:span></text:p>
      <text:p text:style-name="P2"><text:span text:style-name="T5">𑐟𑐟𑑂𑐬 𑐳𑑂𑐠𑐵𑐣𑐾 𑐳𑑂𑐠𑐶𑐟𑑀 𑑇𑐳𑑁 𑐟𑑂𑐬𑐶𑐨𑐸𑐰𑐣𑐣𑐶𑐮𑐫𑑅 𑐳𑐬𑑂𑐰𑐨𑐹𑐟𑐵𑐢𑐶𑐰𑐵𑐳𑑅 <text:s/></text:span></text:p>
      <text:p text:style-name="P2"><text:span text:style-name="T5">𑐁𑐎𑐵𑐱𑐵𑐡𑐹𑐬𑑂𑐢𑑂𑐰𑐟𑐟𑑂𑐟𑑂𑐰𑐳𑑂𑐠𑐶𑐟𑐰𑐶𑐎𑐳𑐎𑐮𑐵𑐳𑑄𑐴𑐟𑑀 𑐩𑐸𑐎𑑂𑐟𑐧𑐣𑑂𑐢𑑅 𑑋𑑋 𑑑𑑖.𑑔𑑖 𑑋𑑋 <text:s text:c="2"/></text:span></text:p>
      <text:p text:style-name="P2"><text:span text:style-name="T5">𑐊𑐟𑐵𑐣𑐶 𑐟𑐟𑑂𑐟𑑂𑐰𑐵𑐣𑑂𑐫𑐏𑐶𑐮𑐵𑐣𑐶 𑐡𑐾𑐰𑐶 <text:s/></text:span></text:p>
      <text:p text:style-name="P2"><text:span text:style-name="T5">𑐳𑑄𑐎𑑂𑐲𑐾𑐥𑐟𑑅 𑐎𑐷𑐬𑑂𑐟𑐶𑐟𑑅 𑐥𑐘𑑂𑐔𑐨𑐾𑐡𑑅 𑑋 <text:s/></text:span></text:p>
      <text:p text:style-name="P2"><text:span text:style-name="T5">𑐱𑑂𑐬𑑀𑐟𑐸𑑄 𑐎𑐶𑐩𑐣𑑂𑐫𑐡𑑂𑐰𑐶𑐖𑐶𑐐𑐷𑐲𑐶𑐟𑐵𑐬𑑂𑐠𑑈 </text:span></text:p>
      <text:p text:style-name="P2"><text:span text:style-name="T5">𑐳𑑄𑐳𑐵𑐬𑐩𑑀𑐎𑑂𑐲𑐾𑐞 𑐔 𑐟𑐟𑑂𑐥𑐬𑑀 𑑇𑐳𑑂𑐟𑐶 𑑋𑑋 𑑑𑑖.𑑔𑑗 𑑋𑑋 <text:s text:c="2"/></text:span></text:p>
      <text:p text:style-name="P2"><text:span text:style-name="T5">𑐡𑐾𑐰𑑂𑐫𑐸𑐰𑐵𑐔 𑑋 <text:s/></text:span></text:p>
      <text:p text:style-name="P2"><text:span text:style-name="T5">𑐟𑐸𑐲𑑂𑐚𑐵𑐳𑑂𑐩𑐶 𑐡𑐾𑐰 𑐩𑐩 𑐳𑑄𑐱𑐫𑐩𑐡𑑂𑐫 𑐣𑐲𑑂𑐚𑑈 </text:span></text:p>
      <text:p text:style-name="P2"><text:span text:style-name="T5">𑐀𑐡𑑂𑐫 𑐥𑑂𑐬𑐳𑐣𑑂𑐣𑐥𑐬𑐩𑐾𑐱𑑂𑐰𑐬 𑐃𑐱𑑂𑐰𑐬 𑐟𑑂𑐰𑑈𑑋 <text:s/></text:span></text:p>
      <text:p text:style-name="P2"><text:span text:style-name="T5">𑐀𑐡𑑂𑐫 𑐱𑑂𑐬𑐸𑐟𑑄 𑐟𑑂𑐰𑐫𑐶 𑐔 𑐥𑐸𑐞𑑂𑐫𑐦𑐮𑐥𑑂𑐬𑐨𑐵𑐰𑑈 </text:span></text:p>
      <text:p text:style-name="P2"><text:span text:style-name="T5">𑐥𑐹𑐬𑑂𑐞𑐵𑐣𑐶 𑐔𑐵𑐡𑑂𑐫 𑐩𑐩 𑐂𑐲𑑂𑐚𑐩𑐣𑑀𑐬𑐠𑐵𑐣𑐶 𑑋𑑋 𑑑𑑖.𑑔𑑘 𑑋𑑋 <text:s text:c="2"/></text:span></text:p>
      <text:p text:style-name="P2"><text:span text:style-name="T5">𑐀𑐖𑑂𑐘𑐵𑐣𑐥𑐒𑑂𑐎𑐑𑐣𑐩𑐢𑑂𑐫𑐣𑐶𑐮𑐷𑐫𑐩𑐵𑐣𑐵𑑈 </text:span></text:p>
      <text:p text:style-name="P2"><text:span text:style-name="T5">𑐄𑐟𑑂𑐟𑐵𑐬𑐫𑐾𑐱 𑐳𑐎𑐮𑐵𑐬𑑂𑐟𑐶𑐰𑐶𑐣𑐵𑐱𑐣𑐵𑐫 𑑋 <text:s/></text:span></text:p>
      <text:p text:style-name="P2"><text:span text:style-name="T5">𑐳𑐬𑑂𑐰𑐾𑐱 𑐟𑐟𑑂𑐟𑑂𑐰𑐥𑐬𑐩𑐵𑐬𑑂𑐠 𑐣𑐩𑑀 𑐣𑐩𑐳𑑂𑐟𑐾 <text:s/></text:span></text:p>
      <text:p text:style-name="P2"><text:span text:style-name="T5">𑐀𑐡𑑂𑐫𑐵𑐥𑐶 𑐟𑐺𑐥𑑂𑐟𑐶𑐬𑐶𑐴 𑐣𑐵𑐳𑑂𑐟𑐶 𑐩𑐩𑐵𑐥𑐶 𑐱𑐩𑑂𑐨𑑀 𑑋𑑋 𑑑𑑖.𑑔𑑙 𑑋𑑋 <text:s text:c="2"/></text:span></text:p>
      <text:p text:style-name="P2"><text:span text:style-name="T5">𑐥𑐷𑐟𑑂𑐰𑐵𑐩𑐺𑐟𑑄 𑐔𑑀𑐟𑑂𑐟𑐩𑐰𑐎𑑂𑐟𑑂𑐬𑐖𑐵𑐟𑑈 </text:span></text:p>
      <text:p text:style-name="P2"><text:span text:style-name="T5">𑐁𑐏𑑂𑐫𑐵𑐴𑐶 𑐡𑐵𑐣𑑄 𑐦𑐮𑐢𑐬𑑂𑐩𑐳𑐵𑐬𑑈𑑋 <text:s/></text:span></text:p>
      <text:p text:style-name="P2"><text:span text:style-name="T5">𑐳𑑄𑐳𑐵𑐬𑐥𑐵𑐬𑑄 𑐥𑐬𑐩𑑄 𑐣𑐫𑐳𑑂𑐰 <text:s/></text:span></text:p>
      <text:p text:style-name="P2"><text:span text:style-name="T5">𑐎𑐺𑐥𑐵𑑄 𑐩𑐫𑐷𑐱𑐵𑐣 𑐎𑐸𑐬𑐸 𑐥𑑂𑐬𑐳𑐷𑐡 𑑋𑑋 𑑑𑑖.𑑕𑑐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𑑇𑐢𑑂𑐫𑐵𑐟𑑂𑐩𑐣𑐶𑐬𑑂𑐞𑐫𑑀 𑐣𑐵𑐩𑐵𑐢𑑂𑐫𑐵𑐫𑑅 𑐲𑑀𑐜𑐱𑐩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𑐡𑐵𑐣𑐢𑐬𑑂𑐩𑐰𑐶𑐱𑐾𑐲𑑅 ---- <text:s/></text:span></text:p>
      <text:p text:style-name="P2"><text:span text:style-name="T5"><text:s text:c="2"/></text:span></text:p>
      <text:p text:style-name="P2"><text:soft-page-break/><text:span text:style-name="T5">𑐡𑐾𑐰𑑂𑐫𑐸𑐰𑐵𑐔 𑑋 <text:s/></text:span></text:p>
      <text:p text:style-name="P2"><text:span text:style-name="T5">𑐥𑐺𑐠𑐐𑑂𑐡𑐵𑐣𑐳𑑂𑐫 𑐂𑐔𑑂𑐕𑐵𑐩𑐶 𑐱𑑂𑐬𑑀𑐟𑐸𑑄 𑐩𑐵𑑄 𑐡𑐵𑐟𑐸𑐩𑐬𑑂𑐴𑐳𑐶 𑑋 <text:s/></text:span></text:p>
      <text:p text:style-name="P2"><text:span text:style-name="T5">𑐀𑐣𑑂𑐣𑐰𑐳𑑂𑐟𑑂𑐬𑐴𑐶𑐬𑐞𑑂𑐫𑐵𑐣𑐵𑑄 𑐐𑑀𑐨𑐹𑐩𑐶𑐎𑐣𑐎𑐳𑑂𑐫 𑐔 𑑋𑑋 𑑑𑑗.𑑑 𑑋𑑋 <text:s text:c="2"/></text:span></text:p>
      <text:p text:style-name="P2"><text:span text:style-name="T5">𑐨𑐐𑐰𑐵𑐣𑐸𑐰𑐵𑐔 𑑋 <text:s/></text:span></text:p>
      <text:p text:style-name="P2"><text:span text:style-name="T5">𑐳𑐸𑐳𑑄𑐳𑑂𑐎𑐺𑐟𑐩𑐣𑑂𑐣𑐩𑐟𑐶𑐥𑑂𑐬𑐡𑐡𑑂𑐫𑐵𑐡𑑂 <text:s/></text:span></text:p>
      <text:p text:style-name="P2"><text:span text:style-name="T5">𑐑𑐺𑐟𑐥𑑂𑐬𑐨𑐹𑐟𑐩𑐰𑐡𑑄𑐱𑐫𑐸𑐎𑑂𑐟𑑈𑑋 <text:s/></text:span></text:p>
      <text:p text:style-name="P2"><text:span text:style-name="T5">𑐑𑐺𑐟𑐥𑑂𑐬𑐥𑐎𑑂𑐰𑑄 𑐳𑐸𑐎𑐺𑐟𑑄 𑐔 𑐥𑐹𑐥𑑄 <text:s/></text:span></text:p>
      <text:p text:style-name="P2"><text:span text:style-name="T5">𑐳𑐶𑐟𑐾𑐣 𑐏𑐞𑑂𑐜𑐾𑐣 𑐐𑐸𑐜𑐾𑐣 𑐫𑐸𑐎𑑂𑐟𑑈𑑋𑑋 𑑑𑑗.𑑒 𑑋𑑋 <text:s text:c="2"/></text:span></text:p>
      <text:p text:style-name="P2"><text:span text:style-name="T5">𑐩𑐵𑐬𑑂𑐐𑑄 𑐏𑐐𑑄 𑐔𑑀𑐡𑐎𑐖𑐒𑑂𑐐𑐮𑑄 𑐔 <text:s/></text:span></text:p>
      <text:p text:style-name="P2"><text:span text:style-name="T5">𑐡𑐡𑑂𑐫𑐵𑐡𑑂𑐰𑐚𑑄 𑐣𑐵𑐐𑐬𑐰𑑄𑐱𑐩𑐹𑐮𑑈𑑋 <text:s/></text:span></text:p>
      <text:p text:style-name="P2"><text:span text:style-name="T5">𑐱𑐵𑐎𑑄 𑐦𑐮𑑄 𑐔𑐵𑐩𑑂𑐮𑐩𑐢𑐹𑐬𑐟𑐶𑐎𑑂𑐟𑑄 <text:s/></text:span></text:p>
      <text:p text:style-name="P2"><text:span text:style-name="T5">𑐥𑐵𑐣𑑄 𑐥𑐫𑑅 𑐱𑐷𑐟𑐳𑐸𑐐𑐣𑑂𑐢𑐟𑑀𑐫𑑈𑑋𑑋 𑑑𑑗.𑑓 𑑋𑑋 <text:s text:c="2"/></text:span></text:p>
      <text:p text:style-name="P2"><text:span text:style-name="T5">𑐡𑐢𑐶 𑐥𑑂𑐬𑐡𑐡𑑂𑐫𑐵𑐡𑑂𑐐𑐸𑐜𑐩𑐶𑐱𑑂𑐬𑐶𑐟𑑄 𑐔 <text:s/></text:span></text:p>
      <text:p text:style-name="P2"><text:span text:style-name="T5">𑐩𑐺𑐞𑐵𑐮 𑐱𑐵𑐮𑐹𑐎 𑐔 𑐣𑐵𑐮𑐎𑐵 𑐔 𑑋 <text:s/></text:span></text:p>
      <text:p text:style-name="P2"><text:span text:style-name="T5">𑐳𑐡𑐎𑑂𑐲𑐶𑐞𑐵𑐮𑐾𑐥𑐥𑐰𑐶𑐟𑑂𑐬𑐥𑐸𑐲𑑂𑐥𑑄 <text:s/></text:span></text:p>
      <text:p text:style-name="P2"><text:span text:style-name="T5">𑐱𑑂𑐬𑐡𑑂𑐢𑐵𑐣𑑂𑐰𑐶𑐟𑑅 𑐳𑐟𑑂𑐎𑐺𑐟𑐫𑐵 𑐥𑑂𑐬𑐞𑐩𑑂𑐫 𑑋𑑋 𑑑𑑗.𑑔 𑑋𑑋 <text:s text:c="2"/></text:span></text:p>
      <text:p text:style-name="P2"><text:span text:style-name="T5">𑐥𑑂𑐬𑐫𑐵𑐟𑐶 𑐮𑑀𑐎𑑄 𑐖𑐐𑐡𑐷𑐱𑑂𑐰𑐬𑐳𑑂𑐫 <text:s/></text:span></text:p>
      <text:p text:style-name="P2"><text:span text:style-name="T5">𑐰𑐶𑐩𑐵𑐣𑐫𑐵𑐣𑐿𑑅 𑐳𑐴𑐶𑐟𑑀 𑑇𑐥𑑂𑐳𑐬𑑀𑐨𑐶𑑅 𑑋 <text:s/></text:span></text:p>
      <text:p text:style-name="P2"><text:span text:style-name="T5">𑐊𑐎𑐿𑐎𑐳𑐶𑐎𑑂𑐠𑐳𑑂𑐫 𑐳𑐴𑐳𑑂𑐬𑐰𑐬𑑂𑐲𑑈 </text:span></text:p>
      <text:p text:style-name="P2"><text:span text:style-name="T5">𑐀𑐣𑑂𑐣𑐥𑑂𑐬𑐡𑑀 𑐩𑑀𑐡𑐟𑐶 𑐡𑐾𑐰𑐮𑑀𑐎𑐾 𑑋𑑋 𑑑𑑗.𑑕 𑑋𑑋 <text:s text:c="2"/></text:span></text:p>
      <text:p text:style-name="P2"><text:span text:style-name="T5">𑐔𑑂𑐫𑐸𑐟𑐱𑑂𑐔 𑐩𑐬𑑂𑐟𑑂𑐫𑐾 𑐳 𑐨𑐰𑐾𑐡𑑂𑐢𑐣𑐵𑐝𑑂𑐫𑑅 <text:s/></text:span></text:p>
      <text:p text:style-name="P2"><text:span text:style-name="T5">𑐎𑐸𑐮𑑀𑐡𑑂𑐐𑐟𑑅 𑐳𑐬𑑂𑐰𑐐𑐸𑐞𑑀𑐥𑐥𑐣𑑂𑐣𑑅 𑑋 <text:s/></text:span></text:p>
      <text:p text:style-name="P2"><text:span text:style-name="T5">𑐫𑐱𑑅 𑐱𑑂𑐬𑐶𑐫𑑄 𑐳𑐬𑑂𑐰𑐎𑐮𑐵𑐖𑑂𑐘𑐟𑐵 𑐔 <text:s/></text:span></text:p>
      <text:p text:style-name="P2"><text:span text:style-name="T5">𑐨𑐰𑐾𑐟𑑂𑐳 𑐨𑑀𑐐𑐷 𑐳𑐎𑐮𑐟𑑂𑐬𑐥𑐸𑐟𑑂𑐬𑑅 𑑋𑑋 𑑑𑑗.𑑖 𑑋𑑋 <text:s text:c="2"/></text:span></text:p>
      <text:p text:style-name="P2"><text:span text:style-name="T5">𑐡𑐡𑑂𑐫𑐵𑐡𑑂𑐡𑐬𑐶𑐡𑑂𑐬𑐎𑐺𑐥𑐞𑐵𑐬𑑂𑐟𑐡𑐷𑐣𑐵𑑄 <text:s/></text:span></text:p>
      <text:p text:style-name="P2"><text:span text:style-name="T5">𑐎𑐵𑐮𑐵𑐐𑐟𑐟𑑂𑐰𑐵𑐟𑐸𑐬𑐩𑐵𑐐𑐟𑐵𑐣𑐵𑑈𑑋 <text:s/></text:span></text:p>
      <text:p text:style-name="P2"><text:span text:style-name="T5">𑐟𑐺𑐲𑑂𑐞𑐵𑐧𑐸𑐨𑐸𑐎𑑂𑐲𑐵𑐐𑐟𑐶𑐎𑐵𑐐𑐟𑐵𑐣𑐵𑑄 <text:s/></text:span></text:p>
      <text:p text:style-name="P2"><text:span text:style-name="T5">𑐡𑐟𑑂𑐟𑑂𑐰𑐵 𑐳 𑐢𑐬𑑂𑐩𑐦𑐮𑐩𑐵𑐱𑑂𑐬𑐫𑐾𑐟 𑑋𑑋 𑑑𑑗.𑑗 𑑋𑑋 <text:s text:c="2"/></text:span></text:p>
      <text:p text:style-name="P2"><text:span text:style-name="T5">𑐡𑐾𑐱𑐾 𑐔 𑐎𑐵𑐮𑐾 𑐔 𑐟𑐠𑐵 𑐔 𑐥𑐵𑐟𑑂𑐬𑐾 <text:s/></text:span></text:p>
      <text:p text:style-name="P2"><text:span text:style-name="T5">𑐡𑐵𑐣𑐵𑐡𑐶𑐢𑐬𑑂𑐩𑐳𑑂𑐫 𑐦𑐮𑑄 𑐎𑐣𑐶𑐲𑑂𑐛𑑈𑑋 <text:s/></text:span></text:p>
      <text:p text:style-name="P2"><text:span text:style-name="T5">𑐰𑐵𑐞𑐶𑐖𑑂𑐫𑐢𑐬𑑂𑐩𑐵 𑐴𑐶 𑐦𑐮𑐵𑐱𑑂𑐬𑐶𑐟𑐵𑐣𑐵𑑄 <text:s/></text:span></text:p>
      <text:p text:style-name="P2"><text:span text:style-name="T5">𑐢𑐬𑑂𑐩𑑀 𑐴𑐶 𑐟𑐳𑑂𑐫 𑐣 𑐔 𑐣𑐶𑐬𑑂𑐩𑐮𑑀 𑑇𑐳𑑂𑐟𑐶 𑑋𑑋 𑑑𑑗.𑑘 𑑋𑑋 <text:s text:c="2"/></text:span></text:p>
      <text:p text:style-name="P2"><text:span text:style-name="T5">𑐟𑑀𑐫𑑄 𑐔 𑐡𑐡𑑂𑐫𑐵𑐮𑑂𑐮𑐑𑐸𑐥𑐹𑐬𑑂𑐞𑐎𑐸𑐩𑑂𑐨𑑄 <text:s/></text:span></text:p>
      <text:p text:style-name="P2"><text:span text:style-name="T5">𑐱𑐷𑐟𑑄 𑐳𑐸𑐐𑐣𑑂𑐢𑑄 𑐥𑐬𑐶𑐰𑐵𑐳𑐶𑐟𑑄 𑐔 𑑋 <text:s/></text:span></text:p>
      <text:p text:style-name="P2"><text:span text:style-name="T5">𑐳 𑐫𑐵𑐟𑐶 𑐮𑑀𑐎𑑄 𑐳𑐮𑐶𑐮𑐾𑐱𑑂𑐰𑐬𑐳𑑂𑐫 <text:s/></text:span></text:p>
      <text:p text:style-name="P2"><text:span text:style-name="T5">𑐣 𑐳𑐥𑑂𑐟𑐖𑐣𑑂𑐩𑐵𑐣𑐶 𑐟𑐺𑐲𑐵𑐨𑐶𑐨𑐹𑐟𑑅 𑑋𑑋 𑑑𑑗.𑑙 𑑋𑑋 <text:s text:c="2"/></text:span></text:p>
      <text:p text:style-name="P2"><text:span text:style-name="T5"><text:s text:c="2"/></text:span></text:p>
      <text:p text:style-name="P2"><text:span text:style-name="T5">---- 𑐰𑐳𑑂𑐟𑑂𑐬𑐵𑐡𑐶𑐥𑑂𑐬𑐡𑐵𑐣𑑈---- <text:s/></text:span></text:p>
      <text:p text:style-name="P2"><text:span text:style-name="T5"><text:s text:c="2"/></text:span></text:p>
      <text:p text:style-name="P2"><text:span text:style-name="T5">𑐄𑐥𑐵𑐣𑐴𑑄 𑐫𑑀 𑐡𑐡𑐟𑐶 𑐡𑑂𑐰𑐶𑐖𑐵𑐫 <text:s/></text:span></text:p>
      <text:p text:style-name="P2"><text:span text:style-name="T5">𑐳𑐸𑐱𑑀𑐨𑐣𑑄 𑐟𑐿𑐮𑐳𑐸𑐡𑐷𑐥𑐶𑐟𑑄 𑐔 𑑋 <text:s/></text:span></text:p>
      <text:p text:style-name="P2"><text:span text:style-name="T5">𑐟𑐾 𑐫𑐵𑐣𑑂𑐟𑐶 𑐮𑑀𑐎𑐩𑐩𑐬𑐵𑐢𑐶𑐥𑐳𑑂𑐫 <text:s/></text:span></text:p>
      <text:p text:style-name="P2"><text:soft-page-break/><text:span text:style-name="T5">𑐫𑐩𑐵𑐮𑐫𑑄 𑐎𑐲𑑂𑐚𑐥𑐠𑐵 𑐣 𑐫𑐵𑐣𑑂𑐟𑐶 𑑋𑑋 𑑑𑑗.𑑑𑑐 𑑋𑑋 <text:s text:c="2"/></text:span></text:p>
      <text:p text:style-name="P2"><text:span text:style-name="T5">𑐥𑑂𑐬𑐎𑑂𑐲𑐷𑐞𑐥𑐸𑐞𑑂𑐫𑑅 𑐥𑐸𑐣𑐬𑐟𑑂𑐬 𑐮𑑀𑐎𑐾 <text:s/></text:span></text:p>
      <text:p text:style-name="P2"><text:span text:style-name="T5">𑐖𑐵𑐟𑑀 𑐨𑐰𑐾𑐡𑑂𑐡𑐶𑐰𑑂𑐫𑐎𑐸𑐮𑑀𑐥𑐥𑐣𑑂𑐣𑑅 𑑋 <text:s/></text:span></text:p>
      <text:p text:style-name="P2"><text:span text:style-name="T5">𑐢𑐣𑐿𑑅 𑐳𑐩𑐺𑐡𑑂𑐢𑑀 𑑇𑐢𑐶𑐥𑐟𑐶𑐟𑑂𑐰𑐟𑐵𑑄 𑐔 <text:s/></text:span></text:p>
      <text:p text:style-name="P2"><text:span text:style-name="T5">𑐬𑐠𑐵𑐱𑑂𑐰𑐣𑐵𑐐𑐵𑐳𑐣𑐐𑐵 𑐨𑐰𑐣𑑂𑐟𑐶 𑑋𑑋 𑑑𑑗.𑑑𑑑 𑑋𑑋 <text:s text:c="2"/></text:span></text:p>
      <text:p text:style-name="P2"><text:span text:style-name="T5">𑐰𑐳𑑂𑐟𑑂𑐬𑐥𑑂𑐬𑐡𑐵𑐣𑐾𑐣 𑐨𑐰𑐣𑑂𑐟𑐶 𑐡𑐾𑐰𑐶 <text:s/></text:span></text:p>
      <text:p text:style-name="P2"><text:span text:style-name="T5">𑐬𑐹𑐥𑑀𑐟𑑂𑐟𑐩𑐵𑑅 𑐳𑐬𑑂𑐰𑐎𑐮𑐵𑐖𑑂𑐘𑐟𑐵 𑐔 𑑋 <text:s/></text:span></text:p>
      <text:p text:style-name="P2"><text:span text:style-name="T5">𑐳𑐩𑐺𑐡𑑂𑐢𑐶𑐳𑑁𑐨𑐵𑐐𑑂𑐫𑐐𑐸𑐞𑐵𑐣𑑂𑐰𑐶𑐟𑐵𑐱𑑂𑐔 <text:s/></text:span></text:p>
      <text:p text:style-name="P2"><text:span text:style-name="T5">𑐳𑑂𑐰𑐬𑑂𑐐𑐔𑑂𑐫𑐸𑐟𑐵𑐳𑑂𑐟𑐾 𑐥𑐸𑐬𑐸𑐲𑐵 𑐨𑐰𑐣𑑂𑐟𑐶 𑑋𑑋 𑑑𑑗.𑑑𑑒 𑑋𑑋 <text:s text:c="2"/></text:span></text:p>
      <text:p text:style-name="P2"><text:span text:style-name="T5">𑐰𑐳𑑂𑐟𑑂𑐬𑐥𑑂𑐬𑐡𑐵𑐣𑐵𑐨𑐶𑐬𑐟𑐳𑑂𑐫 𑐥𑐸𑑄𑐳𑑅 <text:s/></text:span></text:p>
      <text:p text:style-name="P2"><text:span text:style-name="T5">𑐀𑐣𑑂𑐫𑐵𑑄 𑐥𑑂𑐬𑐰𑐎𑑂𑐲𑑂𑐫𑐵𑐩𑐶 𑐟𑐟𑑅 𑐥𑑂𑐬𑐱𑑄𑐳𑐵𑑈𑑋 <text:s/></text:span></text:p>
      <text:p text:style-name="P2"><text:span text:style-name="T5">𑐰𑐳𑑂𑐟𑑂𑐬𑑄 𑐟𑐸 𑐮𑑀𑐎𑐾𑐲𑑂𑐰𑐨𑐶𑐥𑐹𑐖𑐣𑐷𑐫𑑄 <text:s/></text:span></text:p>
      <text:p text:style-name="P2"><text:span text:style-name="T5">𑐰𑐳𑑂𑐟𑑂𑐬𑑄 𑐣𑐬𑐵𑐞𑐵𑑄 𑐟𑑂𑐰𑐟𑐶𑐩𑐵𑐣𑐣𑐷𑐫𑑈𑑋𑑋 𑑑𑑗.𑑑𑑓 𑑋𑑋 <text:s text:c="2"/></text:span></text:p>
      <text:p text:style-name="P2"><text:span text:style-name="T5">𑐰𑐳𑑂𑐟𑑂𑐬𑑄 𑐟𑐸 𑐨𑐹𑐫𑑀 𑐣 𑐔 𑐩𑐵𑐣𑐮𑐵𑐨𑑅 <text:s/></text:span></text:p>
      <text:p text:style-name="P2"><text:span text:style-name="T5">𑐥𑐬𑐵𑐨𑐰𑐱𑑂𑐔𑐵𑐟𑐶𑐖𑐸𑐐𑐸𑐥𑑂𑐳𑐣𑑄 𑐔 𑑋 <text:s/></text:span></text:p>
      <text:p text:style-name="P2"><text:span text:style-name="T5">𑐟𑐳𑑂𑐩𑐵𑐡𑑂𑐢𑐶 𑐰𑐳𑑂𑐟𑑂𑐬𑑄 𑐳𑐟𑐟𑑄 𑐥𑑂𑐬𑐡𑐾𑐫𑑄 <text:s/></text:span></text:p>
      <text:p text:style-name="P2"><text:span text:style-name="T5">𑐫𑐱𑑅 𑐱𑑂𑐬𑐶𑐫𑑅 𑐳𑑂𑐰𑐬𑑂𑐐𑐩𑐣𑐣𑑂𑐟𑐮𑐵𑐨𑑈𑑋𑑋 𑑑𑑗.𑑑𑑔 𑑋𑑋 <text:s text:c="2"/></text:span></text:p>
      <text:p text:style-name="P2"><text:span text:style-name="T5">𑐫𑐵𑐰𑐣𑑂𑐟𑐶 𑐳𑐹𑐟𑑂𑐬𑐵𑐞𑐶 𑐨𑐰𑐣𑑂𑐟𑐶 𑐰𑐳𑑂𑐟𑑂𑐬𑐾 <text:s/></text:span></text:p>
      <text:p text:style-name="P2"><text:span text:style-name="T5">𑐟𑐵𑐰𑐡𑑂𑐫𑐸𑐐𑑄 𑐐𑐔𑑂𑐕𑐟𑐶 𑐳𑑀𑐩𑐮𑑀𑐎𑑈𑑋 <text:s/></text:span></text:p>
      <text:p text:style-name="P2"><text:span text:style-name="T5">𑐥𑐸𑐞𑑂𑐫𑐎𑑂𑐲𑐫𑐵𑐖𑑂𑐖𑐵𑐫𑐟𑐶 𑐩𑐬𑑂𑐟𑑂𑐫𑐮𑑀𑐎𑐾 <text:s/></text:span></text:p>
      <text:p text:style-name="P2"><text:span text:style-name="T5">𑐰𑐳𑑂𑐟𑑂𑐬𑐥𑑂𑐬𑐨𑐹𑐟𑐾 𑐢𑐣𑐢𑐵𑐣𑑂𑐫𑐎𑐷𑐬𑑂𑐞𑐾 𑑋 <text:s/></text:span></text:p>
      <text:p text:style-name="P2"><text:span text:style-name="T5">𑐳𑐸𑐬𑐹𑐥𑐳𑑁𑐨𑐵𑐐𑑂𑐫𑐫𑐱𑐳𑑂𑐰𑐶𑐣𑐱𑑂𑐔 <text:s/></text:span></text:p>
      <text:p text:style-name="P2"><text:span text:style-name="T5">𑐰𑐶𑐡𑑂𑐫𑐵𑐢𑐬𑐵 𑐮𑑀𑐎𑐥𑑂𑐬𑐨𑐸𑐟𑑂𑐰𑐟𑐵𑑄 𑐔 𑑋𑑋 𑑑𑑗.𑑑𑑕 𑑋𑑋 <text:s text:c="2"/></text:span></text:p>
      <text:p text:style-name="P2"><text:span text:style-name="T5">𑐡𑑂𑐰𑐶𑐖𑐾𑐨𑑂𑐫𑐱𑑂𑐕𑐟𑑂𑐬𑑄 𑐳𑐸𑐎𑐺𑐟𑑄 𑐥𑑂𑐬𑐡𑐡𑑂𑐫𑐵𑐡𑑂 <text:s/></text:span></text:p>
      <text:p text:style-name="P2"><text:span text:style-name="T5">𑐰𑐬𑑂𑐲𑐵𑐟𑐥𑐟𑑂𑐬𑑄 𑐡𑐺𑐝𑐱𑑀𑐨𑐣𑑄 𑐔 𑑋 <text:s/></text:span></text:p>
      <text:p text:style-name="P2"><text:span text:style-name="T5">𑐀𑐒𑑂𑐐𑐵𑐬𑐰𑐬𑑂𑐲𑑄 𑐟𑑂𑐬𑐥𑐸𑐏𑐜𑑂𑐐𑐩𑐵𑐡𑑂𑐫𑑈 </text:span></text:p>
      <text:p text:style-name="P2"><text:span text:style-name="T5">𑐀𑐳𑑄𑐱𑐫𑑄 𑐟𑑂𑐬𑐵𑐫𑐟𑐶 𑐫𑐵𑐩𑑂𑐫𑐩𑐵𑐬𑑂𑐐𑐾 𑑋𑑋 𑑑𑑗.𑑑𑑖 𑑋𑑋 <text:s text:c="2"/></text:span></text:p>
      <text:p text:style-name="P2"><text:span text:style-name="T5">𑐳𑑂𑐰𑐬𑑂𑐐𑑄 𑐔 𑐫𑐵𑐟𑐶 𑐐𑑂𑐬𑐴𑐣𑐵𑐫𑐎𑐳𑑂𑐫 <text:s/></text:span></text:p>
      <text:p text:style-name="P2"><text:span text:style-name="T5">𑐳 𑐰𑐬𑑂𑐲𑐎𑑀𑐚𑑂𑐫𑐵𑐫𑐸𑐟𑐩𑐣𑑂𑐟𑐎𑐵𑐮𑐾 𑑋 <text:s/></text:span></text:p>
      <text:p text:style-name="P2"><text:span text:style-name="T5">𑐖𑐵𑐫𑐣𑑂𑐟𑐶 𑐟𑐾 𑐩𑐵𑐣𑐸𑐲 𑐩𑐬𑑂𑐟𑑂𑐫𑐮𑑀𑐎𑐾 <text:s/></text:span></text:p>
      <text:p text:style-name="P2"><text:span text:style-name="T5">𑐐𑐺𑐴𑑀𑐟𑑂𑐟𑐩𑐾 𑐨𑑀𑐐𑐥𑐟𑐶𑐬𑑂𑐨𑐰𑐣𑑂𑐟𑐶 𑑋𑑋 𑑑𑑗.𑑑𑑗 𑑋𑑋 <text:s text:c="2"/></text:span></text:p>
      <text:p text:style-name="P2"><text:span text:style-name="T5">𑐎𑐺𑐟𑑂𑐰𑐵 𑐩𑐛𑑄 𑐱𑑀𑐨𑐣 𑐰𑐶𑐥𑑂𑐬𑐡𑐵𑐟𑐵 <text:s/></text:span></text:p>
      <text:p text:style-name="P2"><text:span text:style-name="T5">𑐡𑑂𑐬𑐰𑑂𑐫𑐾𑐞 𑐱𑐸𑐡𑑂𑐢𑐾𑐣 𑐟𑐸 𑐥𑐹𑐬𑐫𑐶𑐟𑑂𑐰𑐵 𑑋 <text:s/></text:span></text:p>
      <text:p text:style-name="P2"><text:span text:style-name="T5">𑐳 𑐫𑐵𑐟𑐶 𑐡𑐾𑐰𑐾𑐣𑑂𑐡𑑂𑐬𑐳𑐡𑑀 𑐫𑐠𑐾𑐲𑑂𑐚𑑄 <text:s/></text:span></text:p>
      <text:p text:style-name="P2"><text:span text:style-name="T5">𑐳 𑐰𑐬𑑂𑐲𑐎𑑀𑐚𑐷𑐱𑐟 𑐡𑐶𑐰𑑂𑐫𑐳𑑄𑐏𑑂𑐫𑐾 𑑋𑑋 𑑑𑑗.𑑑𑑘 𑑋𑑋 <text:s text:c="2"/></text:span></text:p>
      <text:p text:style-name="P2"><text:span text:style-name="T5">𑐟𑐡𑐣𑑂𑐟𑐎𑐵𑐮𑐾 𑐫𑐡𑐶 𑐩𑐵𑐣𑐸𑐲𑐟𑑂𑐰𑑄 <text:s/></text:span></text:p>
      <text:p text:style-name="P2"><text:span text:style-name="T5">𑐖𑐵𑐫𑐣𑑂𑐟𑐶 𑐟𑐾 𑐳𑐥𑑂𑐟𑐩𑐴𑐷𑐥𑑂𑐬𑐨𑑀𑐎𑑂𑐟𑐵 𑑋 <text:s/></text:span></text:p>
      <text:p text:style-name="P2"><text:span text:style-name="T5">𑐳 𑐳𑐥𑑂𑐟𑐬𑐟𑑂𑐣𑐟𑑂𑐬𑐫𑐳𑐩𑑂𑐥𑑂𑐬𑐫𑐸𑐎𑑂𑐟𑑀 <text:s/></text:span></text:p>
      <text:p text:style-name="P2"><text:span text:style-name="T5">𑐧𑐮𑐵𑐢𑐶𑐎𑑀 𑐫𑐖𑑂𑐘𑐳𑐴𑐳𑑂𑐬𑐎𑐬𑑂𑐟𑐵 𑑋𑑋 𑑑𑑗.𑑑𑑙 𑑋𑑋 <text:s text:c="2"/></text:span></text:p>
      <text:p text:style-name="P2"><text:span text:style-name="T5"><text:s text:c="2"/></text:span></text:p>
      <text:p text:style-name="P2"><text:span text:style-name="T5">---- 𑐨𑐹𑐩𑐶𑐥𑑂𑐬𑐡𑐵𑐣𑑈---- <text:s/></text:span></text:p>
      <text:p text:style-name="P2"><text:span text:style-name="T5"><text:s text:c="2"/></text:span></text:p>
      <text:p text:style-name="P2"><text:soft-page-break/><text:span text:style-name="T5">𑐨𑐹𑐩𑐶𑐥𑑂𑐬𑐡𑐵𑐟𑐵 𑐡𑑂𑐰𑐶𑐖 𑐴𑐷𑐣𑐡𑐷𑐣𑑅 <text:s/></text:span></text:p>
      <text:p text:style-name="P2"><text:span text:style-name="T5">𑐳𑐩𑐺𑐡𑑂𑐢𑐳𑐳𑑂𑐫𑑀 𑐖𑐮𑐳𑑄𑐣𑐶𑐎𑐺𑐲𑑂𑐚𑑅 𑑋 <text:s/></text:span></text:p>
      <text:p text:style-name="P2"><text:span text:style-name="T5">𑐳 𑐫𑐵𑐟𑐶 𑐮𑑀𑐎𑐩𑐩𑐬𑐵𑐢𑐶𑐥𑐳𑑂𑐫 <text:s/></text:span></text:p>
      <text:p text:style-name="P2"><text:span text:style-name="T5">𑐰𑐶𑐩𑐵𑐣𑐫𑐵𑐣𑐾𑐣 𑐩𑐣𑑀𑐴𑐬𑐾𑐞 𑑋𑑋 𑑑𑑗.𑑒𑑐 𑑋𑑋 <text:s text:c="2"/></text:span></text:p>
      <text:p text:style-name="P2"><text:span text:style-name="T5">𑐩𑐣𑑂𑐰𑐣𑑂𑐟𑐬𑑄 𑐫𑐵𑐰𑐡𑐨𑐸𑐎𑑂𑐟𑐨𑑀𑐐𑐵𑐣𑑂 <text:s/></text:span></text:p>
      <text:p text:style-name="P2"><text:span text:style-name="T5">𑐟𑐡𑐣𑑂𑐟𑐎𑐵𑐮𑐾 𑐔𑑂𑐫𑐸𑐟 𑐩𑐬𑑂𑐟𑑂𑐫𑐮𑑀𑐎𑐾 𑑋 <text:s/></text:span></text:p>
      <text:p text:style-name="P2"><text:span text:style-name="T5">𑐳 𑐖𑐩𑑂𑐧𑐸𑐏𑐞𑑂𑐜𑐵𑐢𑐶𑐥𑐟𑐶𑐬𑑂𑐨𑐰𑐾𑐟 <text:s/></text:span></text:p>
      <text:p text:style-name="P2"><text:span text:style-name="T5">𑐰𑐷𑐬𑑂𑐫𑐵𑐣𑑂𑐰𑐶𑐟𑑀 𑐬𑐵𑐖𑐳𑐴𑐳𑑂𑐬𑐣𑐵𑐠𑑅 𑑋𑑋 𑑑𑑗.𑑒𑑑 𑑋𑑋 <text:s text:c="2"/></text:span></text:p>
      <text:p text:style-name="P2"><text:span text:style-name="T5"><text:s text:c="2"/></text:span></text:p>
      <text:p text:style-name="P2"><text:span text:style-name="T5">---- 𑐐𑑀𑐥𑑂𑐬𑐡𑐵𑐣𑑈---- <text:s/></text:span></text:p>
      <text:p text:style-name="P2"><text:span text:style-name="T5"><text:s text:c="2"/></text:span></text:p>
      <text:p text:style-name="P2"><text:span text:style-name="T5">𑐳𑐔𑐿𑐮𑐑𑐞𑑂𑐚𑐵𑑄 𑐎𑐣𑐎𑐵𑐐𑑂𑐬𑐱𑐺𑐒𑑂𑐐𑐵𑑄 <text:s/></text:span></text:p>
      <text:p text:style-name="P2"><text:span text:style-name="T5">𑐡𑑀𑐐𑑂𑐢𑑂𑐬𑐷𑑄 𑐳𑐰𑐟𑑂𑐳𑐵𑑄 𑐥𑐫𑐳𑐵 𑐡𑑂𑐰𑐶𑐖𑐵𑐣𑐵𑑈𑑋 <text:s/></text:span></text:p>
      <text:p text:style-name="P2"><text:span text:style-name="T5">𑐡𑐟𑑂𑐟𑑂𑐰𑐵 𑐡𑑂𑐰𑐶𑐖𑐾𑐨𑑂𑐫𑑅 𑐳𑐩𑐮𑐒𑑂𑐎𑐺𑐟𑐵𑑄 𑐐𑐵𑑄 <text:s/></text:span></text:p>
      <text:p text:style-name="P2"><text:span text:style-name="T5">𑐥𑑂𑐬𑐫𑐵𑐣𑑂𑐟𑐶 𑐮𑑀𑐎𑑄 𑐳𑐸𑐬𑐨𑐷𑐳𑐸𑐟𑐵𑐣𑐵𑑈𑑋𑑋 𑑑𑑗.𑑒𑑒 𑑋𑑋 <text:s text:c="2"/></text:span></text:p>
      <text:p text:style-name="P2"><text:span text:style-name="T5">𑐫𑐵𑐰𑐣𑑂𑐟𑐶 𑐬𑑀𑐩𑐵𑐞𑐶 𑐨𑐰𑐣𑑂𑐟𑐶 𑐐𑐵𑐰𑐳𑑂 <text:s/></text:span></text:p>
      <text:p text:style-name="P2"><text:span text:style-name="T5">𑐟𑐵𑐰𑐡𑑂𑐫𑐸𑐐𑐵𑐣𑐵𑐩𑐣𑐸𑐨𑐹𑐫 𑐨𑑀𑐐𑐵𑐣𑑂 𑑋 <text:s/></text:span></text:p>
      <text:p text:style-name="P2"><text:span text:style-name="T5">𑐟𑐳𑑂𑐩𑐵𑐔𑑂𑐔𑑂𑐫𑐸𑐟𑐵 𑐩𑐬𑑂𑐟𑑂𑐫 𑐩𑐴𑐷𑐨𑐸𑐖𑐵𑐳𑑂𑐟𑐾 <text:s/></text:span></text:p>
      <text:p text:style-name="P2"><text:span text:style-name="T5">𑐳𑐴𑐳𑑂𑐬𑐬𑐵𑐖𑐵𑐣𑐸𑐐𑐟𑑀 𑐩𑐴𑐵𑐟𑑂𑐩𑐵 𑑋𑑋 𑑑𑑗.𑑒𑑓 𑑋𑑋 <text:s text:c="2"/></text:span></text:p>
      <text:p text:style-name="P2"><text:span text:style-name="T5"><text:s text:c="2"/></text:span></text:p>
      <text:p text:style-name="P2"><text:span text:style-name="T5">---- 𑐳𑐸𑐰𑐬𑑂𑐞𑐵𑐡𑐶𑐥𑑂𑐬𑐡𑐵𑐣𑑈---- <text:s/></text:span></text:p>
      <text:p text:style-name="P2"><text:span text:style-name="T5"><text:s text:c="2"/></text:span></text:p>
      <text:p text:style-name="P2"><text:span text:style-name="T5">𑐳𑐸𑐰𑐬𑑂𑐞𑐎𑐵𑑄𑐳𑑂𑐫𑐵𑐫𑐳𑐬𑑁𑐥𑑂𑐫𑐡𑐵𑐟𑐵 <text:s/></text:span></text:p>
      <text:p text:style-name="P2"><text:span text:style-name="T5">𑐟𑐵𑐩𑑂𑐬𑐥𑑂𑐬𑐰𑐵𑐮𑐵𑐣𑑂𑐩𑐞𑐶𑐩𑑁𑐎𑑂𑐟𑐶𑐎𑐵𑐡𑑂𑐫𑐵𑐣𑑂 𑑋 <text:s/></text:span></text:p>
      <text:p text:style-name="P2"><text:span text:style-name="T5">𑐡𑐟𑑂𑐟𑑂𑐰𑐵 𑐡𑑂𑐰𑐶𑐖𑐾𑐨𑑂𑐫𑑀 𑐰𑐳𑐸𑐳𑐵𑐢𑑂𑐫𑐮𑑀𑐎𑐾 <text:s/></text:span></text:p>
      <text:p text:style-name="P2"><text:span text:style-name="T5">𑐥𑑂𑐬𑐵𑐥𑑂𑐣𑑀𑐟𑐶 𑐰𑐬𑑂𑐲𑑄 𑐡𑐱𑐥𑐘𑑂𑐔𑐎𑑀𑐚𑑂𑐫𑑅 𑑋𑑋 𑑑𑑗.𑑒𑑔 𑑋𑑋 <text:s text:c="2"/></text:span></text:p>
      <text:p text:style-name="P2"><text:span text:style-name="T5">𑐨𑐸𑐎𑑂𑐟𑑂𑐰𑐵 𑐫𑐠𑐾𑐲𑑂𑐚𑑄 𑐎𑑂𑐬𑐩 𑐡𑐾𑐰𑐮𑑀𑐎𑐵𑐣𑑂 <text:s/></text:span></text:p>
      <text:p text:style-name="P2"><text:span text:style-name="T5">𑐔𑑂𑐫𑐸𑐟𑐱𑑂𑐔 𑐩𑐬𑑂𑐟𑑂𑐫𑐾 𑐳 𑐨𑐰𑐾𑐣𑑂𑐣𑐬𑐾𑐣𑑂𑐡𑑂𑐬𑑅 𑑋 <text:s/></text:span></text:p>
      <text:p text:style-name="P2"><text:span text:style-name="T5">𑐳𑐸𑐡𑐸𑐬𑑂𑐖𑐫𑑅 𑐱𑐎𑑂𑐬𑐳𑐴𑐳𑑂𑐬𑐖𑐾𑐟𑐵 <text:s/></text:span></text:p>
      <text:p text:style-name="P2"><text:span text:style-name="T5">𑐳𑐸𑐡𑐷𑐬𑑂𑐑𑐩𑐵𑐫𑐸𑐱𑑂𑐔 𑐥𑐬𑐵𑐎𑑂𑐬𑐩𑐱𑑂𑐔 𑑋𑑋 𑑑𑑗.𑑒𑑕 𑑋𑑋 <text:s text:c="2"/></text:span></text:p>
      <text:p text:style-name="P2"><text:span text:style-name="T5"><text:s text:c="2"/></text:span></text:p>
      <text:p text:style-name="P2"><text:span text:style-name="T5">---- 𑐰𑐶𑐩𑐶𑐱𑑂𑐬𑐰𑐶𑐲𑐫𑐵𑐞𑐶 ---- <text:s text:c="2"/></text:span></text:p>
      <text:p text:style-name="P2"><text:span text:style-name="T5"><text:s text:c="2"/></text:span></text:p>
      <text:p text:style-name="P2"><text:span text:style-name="T5">𑐫𑐟𑑂𑐥𑑂𑐬𑐾𑐎𑑂𑐲𑐞𑑄 𑐡𑐬𑑂𑐱𑐫𑐶𑐟𑐸𑑄 𑐥𑑂𑐬𑐡𑐵𑐟𑐵 <text:s/></text:span></text:p>
      <text:p text:style-name="P2"><text:span text:style-name="T5">𑐳𑐸𑐬𑐹𑐥𑐳𑑁𑐨𑐵𑐐𑑂𑐫𑐦𑐮𑑄 𑐮𑐨𑐾𑐟 𑑋 <text:s/></text:span></text:p>
      <text:p text:style-name="P2"><text:span text:style-name="T5">𑐟𑐺𑐞𑐵𑐱𑐣𑐵𑐩𑐹𑐮𑐦𑐮𑐵𑐱𑐣𑐾𑐣 <text:s/></text:span></text:p>
      <text:p text:style-name="P2"><text:span text:style-name="T5">𑐮𑐨𑐾𑐟 𑐬𑐵𑐖𑑂𑐫𑐵𑐣𑐶 𑐀𑐎𑐞𑑂𑐚𑐎𑐵𑐣𑐶 𑑋𑑋 𑑑𑑗.𑑒𑑖 𑑋𑑋 <text:s text:c="2"/></text:span></text:p>
      <text:p text:style-name="P2"><text:span text:style-name="T5">𑐮𑐨𑐾𑐟 𑐥𑐬𑑂𑐞𑐵𑐱𑐣 𑐳𑑂𑐰𑐬𑑂𑐐𑐰𑐵𑐳𑑄 <text:s/></text:span></text:p>
      <text:p text:style-name="P2"><text:span text:style-name="T5">𑐥𑐫𑑅𑐥𑑂𑐬𑐫𑑀𑐐𑐾𑐣 𑐔 𑐡𑐾𑐰𑐮𑑀𑐎𑑈𑑋 <text:s/></text:span></text:p>
      <text:p text:style-name="P2"><text:span text:style-name="T5">𑐱𑐸𑐱𑑂𑐬𑐹𑐲𑐞𑐾 𑐫𑑀 𑐐𑐸𑐬𑐰𑐾 𑐔 𑐣𑐶𑐟𑑂𑐫𑑄 <text:s/></text:span></text:p>
      <text:p text:style-name="P2"><text:span text:style-name="T5">𑐰𑐶𑐡𑑂𑐫𑐵𑐢𑐬𑑀 𑐖𑐵𑐫𑐟𑐶 𑐩𑐬𑑂𑐟𑑂𑐫𑐮𑑀𑐎𑐾 𑑋𑑋 𑑑𑑗.𑑒𑑗 𑑋𑑋 <text:s text:c="2"/></text:span></text:p>
      <text:p text:style-name="P2"><text:span text:style-name="T5">𑐡𑐡𑑂𑐫𑐵𑐡𑑂𑐐𑐰𑐵𑑄 𑐐𑑂𑐬𑐵𑐳 𑐟𑐺𑐞𑐳𑑂𑐫 𑐩𑐸𑐲𑑂𑐚𑐶𑑄 <text:s/></text:span></text:p>
      <text:p text:style-name="P2"><text:soft-page-break/><text:span text:style-name="T5">𑐐𑐰𑐵𑐝𑑂𑐫𑐟𑐵𑑄 𑐖𑐵𑐫𑐟𑐶 𑐩𑐬𑑂𑐟𑑂𑐫𑐮𑑀𑐎𑐾 𑑋 <text:s/></text:span></text:p>
      <text:p text:style-name="P2"><text:span text:style-name="T5">𑐱𑑂𑐬𑐵𑐡𑑂𑐢𑑄 𑐔 𑐡𑐟𑑂𑐟𑑂𑐰𑐵 𑐥𑑂𑐬𑐫𑐟𑑀 𑐡𑑂𑐰𑐶𑐖𑐵𑐫 <text:s/></text:span></text:p>
      <text:p text:style-name="P2"><text:span text:style-name="T5">𑐳𑐩𑐺𑐡𑑂𑐢𑐳𑐣𑑂𑐟𑐵𑐣 𑐨𑐰𑐾𑐡𑑂𑐫𑐸𑐐𑐵𑐣𑑂𑐟𑐾 𑑋𑑋 𑑑𑑗.𑑒𑑘 𑑋𑑋 <text:s text:c="2"/></text:span></text:p>
      <text:p text:style-name="P2"><text:span text:style-name="T5">𑐀𑐴𑐶𑑄𑐳𑐎𑑀 𑐖𑐵𑐫𑐟𑐶 𑐡𑐷𑐬𑑂𑐑𑐩𑐵𑐫𑐸𑑅 <text:s/></text:span></text:p>
      <text:p text:style-name="P2"><text:span text:style-name="T5">𑐎𑐸𑐮𑑀𑐟𑑂𑐟𑐩𑑀 𑐖𑐵𑐫𑐟𑐶 𑐡𑐷𑐎𑑂𑐲𑐶𑐟𑐾𑐣 𑑋 <text:s/></text:span></text:p>
      <text:p text:style-name="P2"><text:span text:style-name="T5">𑐎𑐵𑐮𑐟𑑂𑐬𑐫𑑄 𑐳𑑂𑐣𑐵𑐣𑐎𑐺𑐟𑐾𑐣 𑐬𑐵𑐖𑑂𑐫𑑄 <text:s/></text:span></text:p>
      <text:p text:style-name="P2"><text:span text:style-name="T5">𑐥𑐷𑐟𑑂𑐰𑐵 𑐔 𑐰𑐵𑐫𑐸𑑄 𑐟𑑂𑐬𑐶𑐡𑐱𑐵𑐢𑐶𑐥𑐟𑑂𑐰𑑈𑑋𑑋 𑑑𑑗.𑑒𑑙 𑑋𑑋 <text:s text:c="2"/></text:span></text:p>
      <text:p text:style-name="P2"><text:span text:style-name="T5">𑐀𑐣𑐱𑑂𑐣𑐟𑐵𑐫𑐵𑑅 𑐦𑐮𑐩𑐷𑐱𑐮𑑀𑐎𑐾 <text:s/></text:span></text:p>
      <text:p text:style-name="P2"><text:span text:style-name="T5">𑐟𑐺𑐥𑑂𑐟𑐶𑐬𑑂𑐨𑐰𑐾𑐟𑑂𑐟𑑀𑐫𑐥𑑂𑐬𑐡𑐵𑐣𑐱𑐷𑐮𑑅 𑑋 <text:s/></text:span></text:p>
      <text:p text:style-name="P2"><text:span text:style-name="T5">𑐀𑐣𑑂𑐣𑐥𑑂𑐬𑐡𑐵𑐟𑐵 𑐥𑐸𑐬𑐸𑐲𑑅 𑐳𑐩𑐺𑐡𑑂𑐢𑑅 <text:s/></text:span></text:p>
      <text:p text:style-name="P2"><text:span text:style-name="T5">𑐳 𑐳𑐬𑑂𑐰𑐎𑐵𑐩𑐵𑐣𑑂𑐮𑐨𑐟𑐷𑐴 𑐮𑑀𑐎𑐾 𑑋𑑋 𑑑𑑗.𑑓𑑐 𑑋𑑋 <text:s text:c="2"/></text:span></text:p>
      <text:p text:style-name="P2"><text:span text:style-name="T5">𑐱𑑂𑐬𑐡𑑂𑐢𑐵𑐩𑐟𑐶𑐬𑑂𑐫𑑅 𑐥𑑂𑐬𑐰𑐶𑐱𑐾𑐡𑑂𑐢𑐸𑐟𑐵𑐱𑑄 <text:s/></text:span></text:p>
      <text:p text:style-name="P2"><text:span text:style-name="T5">𑐳 𑐫𑐵𑐟𑐶 𑐮𑑀𑐎𑑄 𑐥𑑂𑐬𑐥𑐶𑐟𑐵𑐩𑐴𑐳𑑂𑐫 𑑋 <text:s/></text:span></text:p>
      <text:p text:style-name="P2"><text:span text:style-name="T5">𑐳𑐟𑑂𑐫𑑄 𑐰𑐡𑐾𑐡𑑂𑐫𑑀 𑑇𑐥𑐶 𑐔 𑐢𑐬𑑂𑐩𑐱𑐷𑐮𑑀 <text:s/></text:span></text:p>
      <text:p text:style-name="P2"><text:span text:style-name="T5">𑐩𑑀𑐡𑐟𑑂𑐫𑐳𑑁 𑐡𑐾𑐰𑐶 𑐳𑐴𑐵𑐥𑑂𑐳𑐬𑑀𑐨𑐶𑑅 𑑋𑑋 𑑑𑑗.𑑓𑑑 𑑋𑑋 <text:s text:c="2"/></text:span></text:p>
      <text:p text:style-name="P2"><text:span text:style-name="T5">𑐬𑐳𑐵𑑄𑐳𑑂𑐟𑐸 𑐲𑐜𑑂𑐫𑐾 𑐥𑐬𑐶𑐰𑐬𑑂𑐖𑐫𑐣𑑂𑐟𑐶 <text:s/></text:span></text:p>
      <text:p text:style-name="P2"><text:span text:style-name="T5">𑐀𑐟𑐷𑐰 𑐳𑑁𑐨𑐵𑐐𑑂𑐫 𑐮𑐨𑐾𑐟 𑐳𑐵𑐢𑑂𑐰𑐷 𑑋 <text:s/></text:span></text:p>
      <text:p text:style-name="P2"><text:span text:style-name="T5">𑐡𑐵𑐣𑐾𑐣 𑐨𑑀𑐐𑐵𑐣𑐟𑐸𑐮𑐵𑐣𑑂𑐮𑐨𑐾𑐟 <text:s/></text:span></text:p>
      <text:p text:style-name="P2"><text:span text:style-name="T5">𑐔𑐶𑐬𑐵𑐫𑐸𑐟𑐵𑑄 𑐫𑐵𑐟𑐶 𑐴𑐶 𑐧𑑂𑐬𑐴𑑂𑐩𑐔𑐬𑑂𑐫𑐵𑐟𑑂 𑑋𑑋 𑑑𑑗.𑑓𑑒 𑑋𑑋 <text:s text:c="2"/></text:span></text:p>
      <text:p text:style-name="P2"><text:span text:style-name="T5">𑐢𑐣𑐵𑐝𑑂𑐫𑐟𑐵𑑄 𑐫𑐵𑐟𑐶 𑐴𑐶 𑐥𑐸𑐞𑑂𑐫𑐎𑐬𑑂𑐩𑐵 <text:s/></text:span></text:p>
      <text:p text:style-name="P2"><text:span text:style-name="T5">𑐩𑑁𑐣𑐾𑐣 𑐁𑐖𑑂𑐘𑐵𑑄 𑐮𑐨𑐟𑐾 𑐀𑐮𑐒𑑂𑐑𑑂𑐫𑐵𑑈𑑋 <text:s/></text:span></text:p>
      <text:p text:style-name="P2"><text:span text:style-name="T5">𑐥𑑂𑐬𑐵𑐥𑑂𑐣𑑀𑐟𑐶 𑐎𑐵𑐩𑑄 𑐟𑐥𑐳𑑅 𑐳𑐸𑐟𑐥𑑂𑐟𑑄 <text:s/></text:span></text:p>
      <text:p text:style-name="P2"><text:span text:style-name="T5">𑐎𑐷𑐬𑑂𑐟𑐶𑑄 𑐫𑐱𑑅 𑐳𑑂𑐰𑐬𑑂𑐐𑐩𑐣𑐣𑑂𑐟𑐨𑑀𑐐𑑈𑑋 <text:s/></text:span></text:p>
      <text:p text:style-name="P2"><text:span text:style-name="T5">𑐁𑐫𑐸𑑅𑐱𑑂𑐬𑐶𑐫𑐵𑐬𑑀𑐐𑑂𑐫𑐢𑐣𑐥𑑂𑐬𑐨𑐸𑐟𑑂𑐰𑑄 <text:s/></text:span></text:p>
      <text:p text:style-name="P2"><text:span text:style-name="T5">𑐖𑑂𑐘𑐵𑐣𑐵𑐡𑐶𑐮𑐵𑐨𑑄 𑐟𑐥𑐳𑐵 𑐮𑐨𑐾𑐟 𑑋𑑋 𑑑𑑗.𑑓𑑓 𑑋𑑋 <text:s text:c="2"/></text:span></text:p>
      <text:p text:style-name="P2"><text:span text:style-name="T5">𑐟𑑂𑐬𑐿𑐮𑑀𑐎𑑂𑐫𑐵𑐢𑐶𑐥𑐟𑐶𑐟𑑂𑐰 𑐱𑐎𑑂𑐬{-}𑐩{-}𑐀𑐐𑐩𑐟𑑂𑐎𑐺𑐟𑑂𑐰𑐵 𑐟𑐥𑑀 𑐡𑐸𑐲𑑂𑐎𑐬𑑄 <text:s/></text:span></text:p>
      <text:p text:style-name="P2"><text:span text:style-name="T5">𑐫𑐎𑑂𑐲𑐾𑐱𑑀 𑑇𑐥𑐶 𑐟𑐥𑑅𑐥𑑂𑐬𑐨𑐵𑐰𑐩𑐨𑐰𑐡𑑂𑐐𑐸𑐴𑑂𑐫𑐵𑐢𑐶𑐥𑐟𑑂𑐫𑑄 𑐩𑐴𑐟𑑂 𑑋 <text:s/></text:span></text:p>
      <text:p text:style-name="P2"><text:span text:style-name="T5">𑐬𑐎𑑂𑐲𑐾𑐱𑑀 𑑇𑐥𑐶 𑐰𑐶𑐨𑐷𑐲𑐞𑐳𑑂𑐟𑑂𑐰𑐩𑐬𑐟𑐵𑑄 𑐥𑑂𑐬𑐵𑐥𑑂𑐟𑐳𑑂𑐟𑐥𑐳𑐿𑐰 𑐟𑐸 <text:s/></text:span></text:p>
      <text:p text:style-name="P2"><text:span text:style-name="T5">𑐬𑐸𑐡𑑂𑐬𑐵𑐬𑐵𑐢𑐣𑐟𑐟𑑂𑐥𑐬𑐳𑑂𑐟𑐥𑐦𑐮𑐵𑐣𑑂𑐣𑐣𑑂𑐡𑐷 𑐐𑐞𑐟𑑂𑐰𑑄 𑐐𑐟𑑅 𑑋𑑋 𑑑𑑗.𑑓𑑔 𑑋𑑋 <text:s text:c="2"/></text:span></text:p>
      <text:p text:style-name="P2"><text:span text:style-name="T5">𑐖𑑂𑐘𑐵𑐣𑑄 𑐡𑑂𑐰𑐶𑐖𑐵𑐣𑐵𑑄 𑐟𑐥 𑐁𑐴 𑐰𑐶𑐲𑑂𑐞𑐸𑑅 <text:s/></text:span></text:p>
      <text:p text:style-name="P2"><text:span text:style-name="T5">𑐎𑑂𑐲𑐟𑑂𑐬𑑄 𑐟𑐥𑑀 𑐬𑐎𑑂𑐲𑐞𑐩𑐵𑐴 𑐳𑐹𑐬𑑂𑐫𑑅 𑑋 <text:s/></text:span></text:p>
      <text:p text:style-name="P2"><text:span text:style-name="T5">𑐰𑐿𑐱𑑂𑐫𑑄 𑐟𑐥𑐱𑑂𑐔𑐵𑐬𑑂𑐖𑐣𑐩𑐵𑐴 𑐰𑐵𑐫𑐸𑑅 <text:s/></text:span></text:p>
      <text:p text:style-name="P2"><text:span text:style-name="T5">𑐱𑐹𑐡𑑂𑐬𑑄 𑐴𑐶 𑐱𑐶𑐮𑑂𑐥𑑄 𑐟𑐥 𑐁𑐴 𑐂𑐣𑑂𑐡𑑂𑐬𑑅 𑑋𑑋 𑑑𑑗.𑑓𑑕 𑑋𑑋 <text:s text:c="2"/></text:span></text:p>
      <text:p text:style-name="P2"><text:span text:style-name="T5">𑐬𑐞𑑀𑐟𑑂𑐳𑐴𑑄 𑐎𑑂𑐲𑐟𑑂𑐬𑐶𑐫𑐫𑐖𑑂𑐘𑐩𑐶𑐲𑑂𑐚𑑄 <text:s/></text:span></text:p>
      <text:p text:style-name="P2"><text:span text:style-name="T5">𑐰𑐿𑐱𑑂𑐫𑐾 𑐴𑐰𑐶𑐬𑑂𑐫𑐖𑑂𑐘𑐩𑐸𑐡𑐵𑐴𑐬𑐣𑑂𑐟𑐶 𑑋 <text:s/></text:span></text:p>
      <text:p text:style-name="P2"><text:span text:style-name="T5">𑐱𑐹𑐡𑑂𑐬𑐳𑑂𑐫 𑐫𑐖𑑂𑐘𑑅 𑐥𑐬𑐶𑐔𑐬𑑂𑐫𑐩𑐶𑐲𑑂𑐚𑑄 <text:s/></text:span></text:p>
      <text:p text:style-name="P2"><text:span text:style-name="T5">𑐫𑐖𑑂𑐘𑑄 𑐡𑑂𑐰𑐶𑐖𑐵𑐣𑐵𑑄 𑐖𑐥𑐩𑐸𑐎𑑂𑐟&lt;crux&gt;𑐩𑑀𑐎𑑂𑐲𑑅&lt;/crux&gt; 𑑋𑑋 𑑑𑑗.𑑓𑑖 𑑋𑑋 <text:s text:c="2"/></text:span></text:p>
      <text:p text:style-name="P2"><text:span text:style-name="T5"><text:s text:c="2"/></text:span></text:p>
      <text:p text:style-name="P2"><text:span text:style-name="T5">---- 𑐳𑑂𑐰𑐩𑐵𑑄𑐳𑐬𑐸𑐢𑐶𑐬𑐥𑐸𑐟𑑂𑐬𑐎𑐮𑐟𑑂𑐬𑐡𑐵𑐣𑑈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𑐳𑑂𑐰𑐩𑐵𑑄𑐳𑐬𑐸𑐢𑐶𑐬𑑄 𑐡𑐵𑐣𑑄 𑐡𑐵𑐣𑑄 𑐥𑐸𑐟𑑂𑐬𑐎𑐮𑐟𑑂𑐬𑐫𑑀𑑅 𑑋 <text:s/></text:span></text:p>
      <text:p text:style-name="P2"><text:soft-page-break/><text:span text:style-name="T5">𑐎𑐶𑑄 𑐥𑑂𑐬𑐱𑐳𑑂𑐫𑑄 𑐩𑐴𑐵𑐡𑐾𑐰 𑐱𑑂𑐬𑑀𑐟𑐸𑐩𑐶𑐔𑑂𑐕𑐵𑐩𑐶 𑐟𑐟𑑂𑐟𑑂𑐰𑐟𑑅 𑑋𑑋 𑑑𑑗.𑑓𑑗 𑑋𑑋 <text:s text:c="2"/></text:span></text:p>
      <text:p text:style-name="P2"><text:span text:style-name="T5">𑐩𑐴𑐾𑐱𑑂𑐰𑐬 𑐄𑐰𑐵𑐔 𑑋 <text:s/></text:span></text:p>
      <text:p text:style-name="P2"><text:span text:style-name="T5">𑐳𑑂𑐰𑐩𑐵𑑄𑐳𑐬𑐸𑐢𑐶𑐬𑑄 𑐡𑐵𑐣𑑄 𑐥𑑂𑐬𑐱𑑄𑐳𑐣𑑂𑐟𑐶 𑐩𑐣𑐷𑐲𑐶𑐞𑑅 𑑋 <text:s/></text:span></text:p>
      <text:p text:style-name="P2"><text:span text:style-name="T5">𑐱𑑂𑐬𑐹𑐫𑐟𑐵𑑄 𑐥𑐹𑐬𑑂𑐰𑐰𑐺𑐟𑑂𑐟𑐵𑐣𑐶 𑐳𑑄𑐎𑑂𑐲𑐶𑐥𑑂𑐫 𑐎𑐠𑐫𑐵𑐩𑑂𑐫𑐴𑑈𑑋𑑋 𑑑𑑗.𑑓𑑘 𑑋𑑋 <text:s text:c="2"/></text:span></text:p>
      <text:p text:style-name="P2"><text:span text:style-name="T5">𑐄𑐱𑐷𑐣𑐬𑐳𑑂𑐟𑐸 𑐬𑐵𑐖𑐬𑑂𑐲𑐶𑑅 𑐎𑐥𑑀𑐟𑐵𑐬𑑂𑐠𑐾 𑐳𑑂𑐰𑐎𑐵𑑄 𑐟𑐣𑐸𑑈𑑋 <text:s/></text:span></text:p>
      <text:p text:style-name="P2"><text:span text:style-name="T5">𑐟𑑂𑐫𑐎𑑂𑐟𑑂𑐰𑐵 𑐳𑑂𑐰𑐬𑑂𑐐𑐩𑐣𑐸𑐥𑑂𑐬𑐵𑐥𑑂𑐟𑑅 𑐥𑐬𑐵𑐬𑑂𑐠𑐾 𑐥𑐬𑐟𑐟𑑂𑐥𑐬𑑅 𑑋𑑋 𑑑𑑗.𑑓𑑙 𑑋𑑋 <text:s text:c="2"/></text:span></text:p>
      <text:p text:style-name="P2"><text:span text:style-name="T5">𑐥𑐸𑐟𑑂𑐬𑐩𑐵𑑄𑐳𑑄 𑐳𑑂𑐰𑐫𑑄 𑐕𑐶𑐟𑑂𑐟𑑂𑐰𑐵 𑐀𑐐𑑂𑐣𑐶𑐡𑐟𑑂𑐟𑑄 𑐥𑐸𑐬𑐵𑐣𑐑𑐾 𑑋 <text:s/></text:span></text:p>
      <text:p text:style-name="P2"><text:span text:style-name="T5">𑐟𑐾𑐣 𑐡𑐵𑐣𑐥𑑂𑐬𑐨𑐵𑐰𑐾𑐣 𑐀𑐮𑐬𑑂𑐎𑐳𑑂𑐟𑑂𑐬𑐶𑐡𑐶𑐰𑑄 𑐐𑐟𑑅 𑑋𑑋 𑑑𑑗.𑑔𑑐 𑑋𑑋 <text:s text:c="2"/></text:span></text:p>
      <text:p text:style-name="P2"><text:span text:style-name="T5">𑐳𑑂𑐰𑐡𑐵𑐬𑐡𑐵𑐣𑐾𑐣 𑐳𑐸𑐡𑐵𑐳𑐥𑐸𑐟𑑂𑐬 <text:s/></text:span></text:p>
      <text:p text:style-name="P2"><text:span text:style-name="T5">𑐀𑐥𑐸𑐟𑑂𑐬𑐨𑐹𑐟𑐳𑑂𑐫 𑐔 𑐥𑐸𑐟𑑂𑐬 𑐖𑐵𑐟𑑅 𑑋 <text:s/></text:span></text:p>
      <text:p text:style-name="P2"><text:span text:style-name="T5">𑐳𑑂𑐰𑐬𑑂𑐐𑐾 𑐳𑑂𑐰𑐫𑑄 𑐔𑐵𑐎𑑂𑐲𑐫𑐨𑑀𑐐𑐮𑐵𑐨𑑄 <text:s/></text:span></text:p>
      <text:p text:style-name="P2"><text:span text:style-name="T5">𑐥𑑂𑐬𑐵𑐥𑑂𑐟𑑀 𑐩𑐴𑐡𑑂𑐡𑐵𑐣𑐦𑐮𑐥𑑂𑐬𑐨𑐵𑐰𑐵𑐟𑑂 𑑋𑑋 𑑑𑑗.𑑔𑑑 𑑋𑑋 <text:s text:c="2"/></text:span></text:p>
      <text:p text:style-name="P2"><text:span text:style-name="T5">𑐫𑐵𑐡𑐰𑐱𑑂𑐔𑐵𑐬𑑂𑐖𑐸𑐣𑑀 𑐡𑐾𑐰𑐶 𑐡𑐟𑑂𑐟𑑂𑐰𑐵 𑐏𑐵𑐞𑑂𑐜𑐰𑐨𑑀𑐖𑐣𑑈𑑋 <text:s/></text:span></text:p>
      <text:p text:style-name="P2"><text:span text:style-name="T5">𑐟𑐥𑐣𑐳𑑂𑐫 𑐥𑑂𑐬𑐳𑐵𑐡𑐾𑐣 𑐳𑐥𑑂𑐟𑐡𑑂𑐰𑐷𑐥𑐾𑐱𑑂𑐰𑐬𑑀 𑐨𑐰𑐾𑐟𑑂 𑑋𑑋 𑑑𑑗.𑑔𑑒 𑑋𑑋 <text:s text:c="2"/></text:span></text:p>
      <text:p text:style-name="P2"><text:span text:style-name="T5">𑐴𑐬𑐶𑐞𑐵 𑐔 𑐱𑐶𑐬𑐵𑑄 𑐨𑐶𑐟𑑂𑐟𑑂𑐰𑐵 𑐡𑐟𑑂𑐟𑑄 𑐩𑐾 𑐬𑐸𑐢𑐶𑐬𑑄 𑐥𑐸𑐬𑐵 𑑋 <text:s/></text:span></text:p>
      <text:p text:style-name="P2"><text:span text:style-name="T5">𑐥𑑂𑐬𑐟𑐷𑐔𑑂𑐕𑐶𑐟𑑄 𑐎𑐥𑐵𑐮𑐾𑐣 𑐧𑑂𑐬𑐴𑑂𑐩𑐳𑐩𑑂𑐨𑐰𑐖𑐾𑐣 𑐩𑐾 𑑋𑑋 𑑑𑑗.𑑔𑑓 𑑋𑑋 <text:s text:c="2"/></text:span></text:p>
      <text:p text:style-name="P2"><text:span text:style-name="T5">𑐡𑐶𑐰𑑂𑐫𑐰𑐬𑑂𑐲𑐳𑐴𑐳𑑂𑐬𑐵𑐞𑐶 𑐢𑐵𑐬𑐵 𑐟𑐳𑑂𑐫 𑐣 𑐕𑐶𑐡𑑂𑐫𑐟𑐾 𑑋 <text:s/></text:span></text:p>
      <text:p text:style-name="P2"><text:span text:style-name="T5">𑐥𑐬𑐶𑐟𑐸𑐲𑑂𑐚𑑀 𑑇𑐳𑑂𑐩𑐶 𑐟𑐾𑐣𑐵𑐴𑑄 𑐎𑐬𑑂𑐩𑐞𑐵𑐣𑐾𑐣 𑐳𑐸𑐣𑑂𑐡𑐬𑐶 𑑋𑑋 𑑑𑑗.𑑔𑑔 𑑋𑑋 <text:s text:c="2"/></text:span></text:p>
      <text:p text:style-name="P2"><text:span text:style-name="T5">𑐰𑐬𑑄 𑐡𑐟𑑂𑐟𑑄 𑐩𑐫𑐵 𑐡𑐾𑐰𑐶 𑐥𑐸𑐬𑐵𑐞𑐥𑐸𑐬𑐸𑐲𑑀 𑑇𑐰𑑂𑐫𑐫𑑅 𑑋 <text:s/></text:span></text:p>
      <text:p text:style-name="P2"><text:span text:style-name="T5">𑐀𑐎𑑂𑐲𑐫𑑄 𑐧𑐮𑐩𑐹𑐬𑑂𑐖𑑄 𑐔 𑐀𑐖𑐬𑐵𑐩𑐬𑐩𑐾𑐰 𑐔 𑑋𑑋 𑑑𑑗.𑑔𑑕 𑑋𑑋 <text:s text:c="2"/></text:span></text:p>
      <text:p text:style-name="P2"><text:span text:style-name="T5">𑐩𑐩𑐵𑐢𑐶𑐎𑑄 𑐨𑐰𑐾𑐡𑑂𑐰𑐶𑐲𑑂𑐞𑐸𑐬𑑂𑐩𑐵𑐩𑐥𑐶 𑐟𑑂𑐰𑑄 𑐰𑐶𑐖𑐾𑐲𑑂𑐫𑐳𑐶 𑑋 <text:s/></text:span></text:p>
      <text:p text:style-name="P2"><text:span text:style-name="T5">𑐊𑐰𑐩𑐵𑐡𑐷𑐣𑑂𑐫𑐣𑐾𑐎𑐵𑐣𑐶 𑐩𑐫𑑀𑐎𑑂𑐟𑐵𑐣𑐶 𑐖𑐣𑐵𑐬𑑂𑐡𑐣𑐾 𑑋𑑋 𑑑𑑗.𑑔𑑖 𑑋𑑋 <text:s text:c="2"/></text:span></text:p>
      <text:p text:style-name="P2"><text:span text:style-name="T5">𑐣𑐶𑐲𑑂𑐎𑐩𑑂𑐥𑐣𑐶𑐱𑑂𑐔𑐮𑐩𑐣𑐵𑑅 𑐳𑑂𑐠𑐵𑐞𑐸𑐨𑐹𑐟 𑐂𑐰 𑐳𑑂𑐠𑐶𑐟𑑅 𑑋 <text:s/></text:span></text:p>
      <text:p text:style-name="P2"><text:span text:style-name="T5">𑐡𑐢𑐷𑐔𑐶𑑅 𑐳𑑂𑐰𑐟𑐣𑐸𑑄 𑐡𑐟𑑂𑐟𑑂𑐰𑐵 𑐰𑐶𑐧𑐸𑐢𑐵𑐣𑐵𑑄 𑐰𑐬𑐵𑐣𑐣𑐾 𑑋 <text:s/></text:span></text:p>
      <text:p text:style-name="P2"><text:span text:style-name="T5">𑐨𑐸𑐎𑑂𑐟𑑂𑐰𑐵 𑐮𑑀𑐎𑐵𑐣𑑂𑐎𑑂𑐬𑐩𑐵𑐟𑑂𑐳𑐬𑑂𑐰𑐵𑐣𑑂𑐱𑐶𑐰𑐮𑑀𑐎𑐾 𑐥𑑂𑐬𑐟𑐶𑐲𑑂𑐛𑐶𑐟𑑅 𑑋𑑋 𑑑𑑗.𑑔𑑗 𑑋𑑋 <text:s text:c="2"/></text:span></text:p>
      <text:p text:style-name="P2"><text:span text:style-name="T5"><text:s text:c="2"/></text:span></text:p>
      <text:p text:style-name="P2"><text:span text:style-name="T5">---- 𑐀𑐣𑑂𑐫𑐵𑐣𑐶 𑐡𑐵𑐣𑐵𑐣𑐶 ---- <text:s/></text:span></text:p>
      <text:p text:style-name="P2"><text:span text:style-name="T5"><text:s text:c="2"/></text:span></text:p>
      <text:p text:style-name="P2"><text:span text:style-name="T5">𑐖𑐵𑐩𑐡𑐐𑑂𑐣𑐶𑐬𑑂𑐩𑐴𑐷𑑄 𑐡𑐟𑑂𑐟𑑂𑐰𑐵 𑐎𑐵𑐱𑑂𑐫𑐥𑐵𑐫 𑐩𑐴𑐵𑐟𑑂𑐩𑐣𑐾 𑑋 <text:s/></text:span></text:p>
      <text:p text:style-name="P2"><text:span text:style-name="T5">𑐂𑐴𑐿𑐰 𑐳 𑐦𑐮𑑄 𑐨𑑀𑐎𑑂𑐟𑐵 𑐡𑐾𑐰𑐬𑐵𑐖𑑂𑐫𑐩𑐰𑐵𑐥𑑂𑐳𑑂𑐫𑐟𑐶 𑑋𑑋 𑑑𑑗.𑑔𑑘 𑑋𑑋 <text:s text:c="2"/></text:span></text:p>
      <text:p text:style-name="P2"><text:span text:style-name="T5">𑐡𑐟𑑂𑐟𑑂𑐰𑐵 𑐐𑑀𑐳𑐎𑐮𑑄 𑐡𑐾𑐰𑐶 𑐰𑑂𑐫𑐵𑐳𑐳𑑂𑐫𑐵𑐩𑐶𑐟𑐟𑐾𑐖𑐳𑑅 𑑋 <text:s/></text:span></text:p>
      <text:p text:style-name="P2"><text:span text:style-name="T5">𑐫𑐸𑐢𑐶𑐲𑑂𑐛𑐶𑐬𑑀 𑐩𑐴𑐷𑐥𑐵𑐮𑑅 𑐳𑐡𑐾𑐴𑐳𑑂𑐟𑑂𑐬𑐶𑐡𑐶𑐰𑑄 𑐐𑐟𑑅 𑑋𑑋 𑑑𑑗.𑑔𑑙 𑑋𑑋 <text:s text:c="2"/></text:span></text:p>
      <text:p text:style-name="P2"><text:span text:style-name="T5">𑐳𑐟𑑂𑐫𑐨𑐵𑐩𑐵 𑐳𑑂𑐰𑐎𑑄 𑐨𑐬𑑂𑐟𑑂𑐬𑐵 𑐡𑐟𑑂𑐟𑑂𑐰𑐵 𑐣𑐵𑐬𑐡𑐳𑐟𑑂𑐎𑐺𑐟𑑈𑑋 <text:s/></text:span></text:p>
      <text:p text:style-name="P2"><text:span text:style-name="T5">𑐡𑐵𑐣𑐳𑑂𑐫𑐵𑐳𑑂𑐫 𑐥𑑂𑐬𑐨𑐵𑐰𑐾𑐣 𑐀𑐎𑑂𑐲𑐫𑑄 𑐟𑑂𑐬𑐶𑐡𑐶𑐰𑑄 𑐐𑐟𑑅 𑑋𑑋 𑑑𑑗.𑑕𑑐 𑑋𑑋 <text:s text:c="2"/></text:span></text:p>
      <text:p text:style-name="P2"><text:span text:style-name="T5">𑐔𑐟𑐸𑑅𑐲𑐲𑑂𑐚𑐶𑐳𑐴𑐳𑑂𑐬𑐵𑐞𑐶 𑐐𑐰𑐵𑑄 𑐡𑐟𑑂𑐟𑑂𑐰𑐵 𑐡𑑂𑐰𑐶𑐖𑐣𑑂𑐩𑐣𑐾 𑑋 <text:s/></text:span></text:p>
      <text:p text:style-name="P2"><text:span text:style-name="T5">𑐡𑐸𑐬𑑂𑐫𑑀𑐢𑐣𑑀 𑐩𑐴𑐷𑐥𑐵𑐮𑑀 𑐐𑐟𑑅 𑐳𑑂𑐰𑐬𑑂𑐐𑐩𑐣𑐣𑑂𑐟𑐎𑑈𑑋𑑋 𑑑𑑗.𑑕𑑑 𑑋𑑋 <text:s text:c="2"/></text:span></text:p>
      <text:p text:style-name="P2"><text:span text:style-name="T5">𑐰𑐵𑐳𑐸𑐎𑐶𑑅 𑐳𑐬𑑂𑐥𑐬𑐵𑐖𑐾𑐣𑑂𑐡𑑂𑐬𑑀 𑐡𑐟𑑂𑐟𑑂𑐰𑐵 𑐰𑐶𑐥𑑂𑐬 𑐳𑐸𑐳𑑄𑐳𑑂𑐎𑐺𑐟𑐵𑑈𑑋 <text:s/></text:span></text:p>
      <text:p text:style-name="P2"><text:span text:style-name="T5">𑐖𑐬𑐟𑑂𑐎𑐵𑐬𑑀𑐱𑑂𑐔 𑐳𑐵 𑐨𑐵𑐬𑑂𑐫𑐵 𑐳𑐬𑑂𑐰𑐾 𑐣𑐵𑐐 𑐰𑐶𑐩𑑀𑐎𑑂𑐲𑐶𑐟𑐵𑑅 𑑋𑑋 𑑑𑑗.𑑕𑑒 𑑋𑑋 <text:s text:c="2"/></text:span></text:p>
      <text:p text:style-name="P2"><text:span text:style-name="T5"><text:s text:c="2"/></text:span></text:p>
      <text:p text:style-name="P2"><text:span text:style-name="T5">---- 𑐡𑐵𑐣𑐨𑐹𑐩𑐫𑑅 ---- <text:s/></text:span></text:p>
      <text:p text:style-name="P2"><text:span text:style-name="T5"><text:s text:c="2"/></text:span></text:p>
      <text:p text:style-name="P2"><text:span text:style-name="T5">𑐐𑑀𑐨𑐹𑐩𑐶𑐎𑐣𑐎𑐵𑐡𑐷𑐣𑐵𑑄 𑐡𑐵𑐣𑑄 𑐎𑐣𑑂𑐫𑐳𑐩𑐸𑐔𑑂𑐫𑐟𑐾 𑑋 <text:s/></text:span></text:p>
      <text:p text:style-name="P2"><text:soft-page-break/><text:span text:style-name="T5">𑐨𑐺𑐟𑑂𑐫𑐥𑐸𑐟𑑂𑐬𑐎𑐮𑐟𑑂𑐬𑐵𑐞𑐵𑑄 𑐡𑐵𑐣𑑄 𑐩𑐢𑑂𑐫𑐩𑐩𑐸𑐔𑑂𑐫𑐟𑐾 𑑋𑑋 𑑑𑑗.𑑕𑑓 𑑋𑑋 <text:s text:c="2"/></text:span></text:p>
      <text:p text:style-name="P2"><text:span text:style-name="T5">𑐳𑑂𑐰𑐡𑐾𑐴𑐥𑐶𑐱𑐶𑐟𑐵𑐡𑐷𑐣𑐵𑑄 𑐡𑐵𑐣𑐩𑐸𑐟𑑂𑐟𑐩𑐩𑐸𑐔𑑂𑐫𑐟𑐾 𑑋 <text:s/></text:span></text:p>
      <text:p text:style-name="P2"><text:span text:style-name="T5">𑐊𑐟𑐟𑑂𑐳𑐬𑑂𑐰𑑄 𑐫𑐡𑐵 𑐡𑐵𑐣𑑄 𑐟𑐡𑑂𑐡𑐵𑐣𑐩𑐸𑐟𑑂𑐟𑐩𑑀𑐟𑑂𑐟𑐩𑑈𑑋𑑋 𑑑𑑗.𑑕𑑔 𑑋𑑋 <text:s text:c="2"/></text:span></text:p>
      <text:p text:style-name="P2"><text:span text:style-name="T5">𑐫𑐵𑐰𑐖𑑂𑐖𑐣𑑂𑐩𑐳𑐴𑐳𑑂𑐬𑐵𑐞𑐶 𑐨𑑀𑐎𑑂𑐟𑐵 𑐨𑐰𑐟𑐶 𑐎𑐣𑑂𑐫𑐳𑑅 𑑋 <text:s/></text:span></text:p>
      <text:p text:style-name="P2"><text:span text:style-name="T5">𑐱𑐟𑐖𑐣𑑂𑐩𑐳𑐴𑐳𑑂𑐬𑐵𑐞𑐶 𑐨𑑀𑐎𑑂𑐟𑐵 𑐨𑐰𑐟𑐶 𑐩𑐢𑑂𑐫𑐩𑑅 𑑋𑑋 𑑑𑑗.𑑕𑑕 𑑋𑑋 <text:s text:c="2"/></text:span></text:p>
      <text:p text:style-name="P2"><text:span text:style-name="T5">𑐄𑐟𑑂𑐟𑐩𑑅 𑐦𑐮𑐨𑑀𑐎𑑂𑐟𑐵 𑐔 𑐖𑐣𑑂𑐩𑐎𑑀𑐚𑐶𑐱𑐟𑐟𑑂𑐬𑐫𑑈𑑋 <text:s text:c="2"/></text:span></text:p>
      <text:p text:style-name="P2"><text:span text:style-name="T5">𑐥𑐬𑐵𑐬𑑂𑐢𑐡𑑂𑐰𑐫𑐖𑐣𑑂𑐩𑐵𑐣𑐵𑑄 𑐨𑑀𑐎𑑂𑐟𑐵 𑐰𑐿 𑐔𑑀𑐟𑑂𑐟𑐩𑑀𑐟𑑂𑐟𑐩𑑅 𑑋𑑋 𑑑𑑗.𑑕𑑖 𑑋𑑋 <text:s text:c="2"/></text:span></text:p>
      <text:p text:style-name="P2"><text:span text:style-name="T5">𑐨𑐹𑐟𑐵𑐣𑐵𑐩𑐣𑐸𑐎𑐩𑑂𑐥𑐫𑐵 𑐫𑐡𑐶 𑐢𑐣𑑄 𑐡𑐵𑐟𑐵 𑐳𑐡𑐵 𑐟𑑂𑐰𑐬𑑂𑐠𑐶𑐣𑐾 <text:s/></text:span></text:p>
      <text:p text:style-name="P2"><text:span text:style-name="T5">𑐡𑐷𑐣𑐵𑐣𑑂𑐢𑐎𑐺𑐥𑐞𑐾𑐲𑑂𑐰𑐣𑐵𑐠𑐩𑐮𑐶𑐣𑐾 𑐱𑑂𑐰𑐵𑐣𑐵𑐡𑐶𑐟𑐶𑐬𑑂𑐫𑐎𑑂𑐲𑐸 𑐔 𑑋 <text:s/></text:span></text:p>
      <text:p text:style-name="P2"><text:span text:style-name="T5">𑐫𑐡𑑂𑐫𑐾𑐰𑑄 𑐎𑐸𑐬𑐸𑐟𑐾 𑐳𑐡𑐵𑐬𑑂𑐟𑐶𑐴𑐬𑐞𑑄 𑐱𑑂𑐬𑐡𑑂𑐢𑐵𑐣𑑂𑐰𑐶𑐟𑑀 𑐨𑐎𑑂𑐟𑐶𑐩𑐵𑐣𑑂 <text:s/></text:span></text:p>
      <text:p text:style-name="P2"><text:span text:style-name="T5">𑐟𑐳𑑂𑐫𑐵𑐣𑐣𑑂𑐟𑐦𑐮𑑄 𑐰𑐡𑐣𑑂𑐟𑐶 𑐰𑐶𑐧𑐸𑐢𑐵𑑅 𑐳𑑄𑐫𑐩𑑂𑐫 𑐳𑑄𑐡𑐬𑑂𑐱𑐣𑐵𑐟𑑂 𑑋𑑋 𑑑𑑗.𑑕𑑗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𑐡𑐵𑐣𑐢𑐬𑑂𑐩𑐰𑐶𑐱𑐾𑐲𑑄 𑐣𑐵𑐩 𑐳𑐥𑑂𑐟𑐵𑐡𑐱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𑐳𑑂𑐰𑐬𑑂𑐐𑐵𑐣𑑂𑐩𑐬𑑂𑐟𑑂𑐫𑐩𑐸𑐥𑐵𑐐𑐟𑐵𑐣𑐵𑑄 𑐔𑐶𑐴𑑂𑐣𑐵𑐣𑐶 ---- <text:s/></text:span></text:p>
      <text:p text:style-name="P2"><text:span text:style-name="T5"><text:s text:c="2"/></text:span></text:p>
      <text:p text:style-name="P2"><text:span text:style-name="T5">𑐡𑐾𑐰𑑂𑐫𑐸𑐰𑐵𑐔 𑑋 <text:s/></text:span></text:p>
      <text:p text:style-name="P2"><text:span text:style-name="T5">𑐨𑐸𑐎𑑂𑐟𑑂𑐰𑐵 𑐟𑐸 𑐨𑑀𑐐𑐵𑐣𑑂𑐳𑐸𑐔𑐶𑐬𑑄 𑐫𑐠𑐾𑐲𑑂𑐚𑑄 <text:s/></text:span></text:p>
      <text:p text:style-name="P2"><text:span text:style-name="T5">𑐥𑐸𑐞𑑂𑐫𑐎𑑂𑐲𑐫𑐵𑐣𑑂𑐩𑐬𑑂𑐟𑑂𑐫𑐩𑐸𑐥𑐵𑐐𑐟𑐵𑐣𑐵𑑈𑑋 <text:s/></text:span></text:p>
      <text:p text:style-name="P2"><text:span text:style-name="T5">𑐔𑐶𑐴𑑂𑐣𑐵𑐣𑐶 𑐟𑐾𑐲𑐵𑑄 𑐎𑐠𑐫𑐳𑑂𑐰 𑐩𑐾 𑑇𑐡𑑂𑐫 <text:s/></text:span></text:p>
      <text:p text:style-name="P2"><text:span text:style-name="T5">𑐫𑐠𑐵𑐎𑑂𑐬𑐩𑑄 𑐎𑐬𑑂𑐩𑐦𑐮𑑄 𑐰𑐶𑐱𑐾𑐲𑐵𑐟𑑂 𑑋𑑋 𑑑𑑘.𑑑 𑑋𑑋 <text:s text:c="2"/></text:span></text:p>
      <text:p text:style-name="P2"><text:span text:style-name="T5"><text:s text:c="2"/></text:span></text:p>
      <text:p text:style-name="P2"><text:span text:style-name="T5">---- 𑐡𑐵𑐣𑐵𑐲𑑂𑐚𑐎𑑈---- <text:s/></text:span></text:p>
      <text:p text:style-name="P2"><text:span text:style-name="T5"><text:s text:c="2"/></text:span></text:p>
      <text:p text:style-name="P2"><text:span text:style-name="T5">𑐩𑐴𑐾𑐱𑑂𑐰𑐬 𑐄𑐰𑐵𑐔 𑑋 <text:s/></text:span></text:p>
      <text:p text:style-name="P2"><text:span text:style-name="T5">𑐳𑐡𑐵𑐣𑑂𑐣𑐡𑐵𑐟𑐵 𑐎𑐺𑐥𑐞𑐵𑐬𑑂𑐟𑐶𑐡𑐷𑐣𑐵𑑄 <text:s/></text:span></text:p>
      <text:p text:style-name="P2"><text:span text:style-name="T5">𑐳 𑐰𑐬𑑂𑐲𑐎𑑀𑐚𑑂𑐫𑐵𑐫𑐸𑐟𑐩𑐷𑐱𑐮𑑀𑐎𑐾 𑑋 <text:s/></text:span></text:p>
      <text:p text:style-name="P2"><text:span text:style-name="T5">𑐨𑐸𑐎𑑂𑐟𑑂𑐰𑐵 𑐔 𑐨𑑀𑐐𑐵𑐣𑑂𑐳𑐩𑐩𑐥𑑂𑐳𑐬𑑀𑐨𑐶𑑅 <text:s/></text:span></text:p>
      <text:p text:style-name="P2"><text:span text:style-name="T5">𑐥𑑂𑐬𑐎𑑂𑐲𑐷𑐞𑐥𑐸𑐞𑑂𑐫𑑅 𑐥𑐸𑐣𑐬𑐾𑐟𑐶 𑐩𑐬𑑂𑐟𑑂𑐫𑑈𑑋𑑋 𑑑𑑘.𑑒 𑑋𑑋 <text:s text:c="2"/></text:span></text:p>
      <text:p text:style-name="P2"><text:span text:style-name="T5">𑐖𑐵𑐫𑐣𑑂𑐟𑐶 𑐡𑐶𑐰𑑂𑐫𑐾𑐲𑐸 𑐎𑐸𑐮𑐾𑐲𑐸 𑐥𑐸𑑄𑐳𑑅 <text:s/></text:span></text:p>
      <text:p text:style-name="P2"><text:span text:style-name="T5">𑐳𑐳𑑂𑐟𑑂𑐬𑐷𑐳𑐩𑐺𑐡𑑂𑐢𑐾 𑐧𑐴𑐸𑐨𑐺𑐟𑑂𑐫𑐥𑐹𑐬𑑂𑐞𑐾 𑑋 <text:s/></text:span></text:p>
      <text:p text:style-name="P2"><text:span text:style-name="T5">𑐐𑑁𑐬𑐱𑑂𑐰𑐬𑐟𑑂𑐣𑐵𑐡𑐶𑐢𑐣𑐵𑐎𑐸𑐮𑐾𑐲𑐸 <text:s/></text:span></text:p>
      <text:p text:style-name="P2"><text:span text:style-name="T5">𑐬𑐹𑐥𑑀𑐖𑑂𑐖𑑂𑐰𑐮𑑅 𑐎𑐵𑐣𑑂𑐟𑐶𑐳𑐩𑐵𑐫𑐸𑐟𑐱𑑂𑐔 𑑋𑑋 <text:s/>𑑑𑑘.𑑓 𑑋𑑋 <text:s text:c="2"/></text:span></text:p>
      <text:p text:style-name="P2"><text:span text:style-name="T5">𑐰𑐳𑑂𑐟𑑂𑐬𑑄 𑐳𑐸𑐳𑐟𑑂𑐎𑐺𑐟𑑂𑐫 𑐡𑑂𑐰𑐶𑐖𑐳𑑂𑐫 𑐡𑐵𑐣𑐵𑐟𑑂 <text:s/></text:span></text:p>
      <text:p text:style-name="P2"><text:span text:style-name="T5">𑐳𑑂𑐰𑐬𑑂𑐐𑐾𑐲𑐸 𑐩𑑀𑐡𑐣𑑂𑐟𑐶 𑐳 𑐰𑐬𑑂𑐲𑐎𑑀𑐚𑑂𑐫𑑅 𑑋 <text:s/></text:span></text:p>
      <text:p text:style-name="P2"><text:span text:style-name="T5">𑐥𑐸𑐣𑐱𑑂𑐔 𑐟𑐾 𑐩𑐬𑑂𑐟𑑂𑐫𑐩𑐸𑐥𑐵𑐐𑐟𑐵𑐱𑑂𑐔 <text:s/></text:span></text:p>
      <text:p text:style-name="P2"><text:span text:style-name="T5">𑐔𑐶𑐴𑑂𑐣𑑄 𑐩𑐴𑐔𑑂𑐕𑑂𑐬𑐷𑐥𑐡𑐩𑐵𑐥𑑂𑐣𑐸𑐰𑐣𑑂𑐟𑐶 𑑋𑑋 𑑑𑑘.𑑔 𑑋𑑋 <text:s text:c="2"/></text:span></text:p>
      <text:p text:style-name="P2"><text:span text:style-name="T5">𑐎𑐹𑐥𑐥𑑂𑐬𑐥𑐵𑐥𑐸𑐲𑑂𑐎𑐬𑐶𑐞𑐷𑐥𑑂𑐬𑐡𑐵𑐟𑐵 <text:s/></text:span></text:p>
      <text:p text:style-name="P2"><text:soft-page-break/><text:span text:style-name="T5">𑐳 𑐮𑑀𑐎𑐩𑐵𑐥𑑂𑐣𑑀𑐟𑐶 𑐖𑐮𑐾𑐱𑑂𑐰𑐬𑐳𑑂𑐫 𑑋 <text:s/></text:span></text:p>
      <text:p text:style-name="P2"><text:span text:style-name="T5">𑐟𑐟𑑅 𑐳 𑐟𑐳𑑂𑐩𑐵𑐔𑑂𑐔𑑂𑐫𑐸𑐟𑐶𑐩𑐵𑐥𑑂𑐫 𑐮𑑀𑐎𑐵𑐟𑑂 <text:s/></text:span></text:p>
      <text:p text:style-name="P2"><text:span text:style-name="T5">𑐳𑐸𑐏𑐷 𑐳𑐸𑐟𑐺𑐥𑑂𑐟𑐾𑐲𑐸 𑐎𑐸𑐮𑐾𑐲𑐸 𑐖𑐵𑐫𑐾𑐟𑑂 𑑋𑑋 𑑑𑑘.𑑕 𑑋𑑋 <text:s text:c="2"/></text:span></text:p>
      <text:p text:style-name="P2"><text:span text:style-name="T5">𑐬𑐟𑑂𑐣𑐶𑐥𑑂𑐬𑐩𑐵𑐞𑐵𑐡𑐥𑐶 𑐴𑐾𑐩𑐡𑐵𑐣𑐵𑐟𑑂 <text:s/></text:span></text:p>
      <text:p text:style-name="P2"><text:span text:style-name="T5">𑐳𑐸𑐬𑐾𑐣𑑂𑐡𑑂𑐬𑐮𑑀𑐎𑑄 𑐳𑐩𑐰𑐵𑐥𑑂𑐣𑐸𑐰𑐣𑑂𑐟𑐶 𑑋 <text:s/></text:span></text:p>
      <text:p text:style-name="P2"><text:span text:style-name="T5">𑐟𑐳𑑂𑐩𑐵𑐔𑑂𑐔𑑂𑐫𑐸𑐟𑑀 𑐩𑐬𑑂𑐟𑑂𑐫𑐩𑐸𑐥𑐵𑐐𑐟𑐵𑐣𑐵𑑄 <text:s/></text:span></text:p>
      <text:p text:style-name="P2"><text:span text:style-name="T5">𑐔𑐶𑐴𑑂𑐣𑑄 𑐳𑐩𑐺𑐡𑑂𑐢𑐶𑐬𑑂𑐢𑐣𑐢𑐵𑐣𑑂𑐫𑐮𑐎𑑂𑐲𑑂𑐩𑑂𑐫𑐵𑑅 𑑋𑑋 𑑑𑑘.𑑖 𑑋𑑋 <text:s text:c="2"/></text:span></text:p>
      <text:p text:style-name="P2"><text:span text:style-name="T5">𑐀𑐡𑐹𑐲𑑂𑐫𑐨𑐹𑐩𑐷𑐰𑐬𑐰𑐶𑐥𑑂𑐬𑐡𑐵𑐣𑐵𑐟𑑂 <text:s/></text:span></text:p>
      <text:p text:style-name="P2"><text:span text:style-name="T5">𑐳 𑐮𑑀𑐎𑐩𑐵𑐥𑑂𑐣𑑀𑐟𑐶 𑐳𑐸𑐬𑐾𑐱𑑂𑐰𑐬𑐳𑑂𑐫 𑑋 <text:s/></text:span></text:p>
      <text:p text:style-name="P2"><text:span text:style-name="T5">𑐨𑐸𑐎𑑂𑐟𑑂𑐰𑐵 𑐟𑐸 𑐨𑑀𑐐𑐵𑐣𑑂𑐔𑑂𑐫𑐸𑐟 𑐩𑐬𑑂𑐟𑑂𑐫𑐮𑑀𑐎𑐾 <text:s/></text:span></text:p>
      <text:p text:style-name="P2"><text:span text:style-name="T5">𑐔𑐶𑐴𑑂𑐣𑑄 𑐮𑐨𑐾𑐡𑑂𑐰𑐿 𑐰𑐶𑐲𑐫𑐵𑐢𑐶𑐥𑐟𑑂𑐰𑑈𑑋𑑋 𑑑𑑘.𑑗 𑑋𑑋 <text:s text:c="2"/></text:span></text:p>
      <text:p text:style-name="P2"><text:span text:style-name="T5">𑐡𑑂𑐰𑐶𑐖𑐳𑑂𑐫 𑐳𑐟𑑂𑐎𑐺𑐟𑑂𑐫 𑐟𑐶𑐮𑐥𑑂𑐬𑐡𑐵𑐟𑐵 <text:s/></text:span></text:p>
      <text:p text:style-name="P2"><text:span text:style-name="T5">𑐳 𑐮𑑀𑐎𑐩𑐵𑐥𑑂𑐣𑑀𑐟𑐶 𑐔 𑐎𑐾𑐱𑐰𑐳𑑂𑐫 𑑋 <text:s/></text:span></text:p>
      <text:p text:style-name="P2"><text:span text:style-name="T5">𑐨𑑂𑐬𑐲𑑂𑐚𑐳𑑂𑐟𑐟𑑀 𑐩𑐬𑑂𑐟𑑂𑐫𑐩𑐸𑐥𑐵𑐐𑐟𑐳𑑂𑐟𑐸 <text:s/></text:span></text:p>
      <text:p text:style-name="P2"><text:span text:style-name="T5">𑐔𑐶𑐴𑑂𑐣𑑄 𑐮𑐨𑐾𑐡𑐎𑑂𑐲𑐫𑐩𑐬𑑂𑐠𑐮𑐵𑐨𑑈𑑋𑑋 𑑑𑑘.𑑘 𑑋𑑋 <text:s text:c="2"/></text:span></text:p>
      <text:p text:style-name="P2"><text:span text:style-name="T5">𑐐𑐰𑐵𑑄 𑐳𑐸𑐬𑐹𑐥𑐵𑑄 𑐰𑐶𑐢𑐶𑐰𑐡𑑂𑐡𑑂𑐰𑐶𑐖𑐵𑐣𑐵𑑄 <text:s/></text:span></text:p>
      <text:p text:style-name="P2"><text:span text:style-name="T5">𑐡𑐟𑑂𑐟𑑂𑐰𑐵 𑐔 𑐐𑑀𑐮𑑀𑐎𑐩𑐰𑐵𑐥𑑂𑐣𑐸𑐰𑐣𑑂𑐟𑐶 𑑋 <text:s/></text:span></text:p>
      <text:p text:style-name="P2"><text:span text:style-name="T5">𑐎𑐮𑑂𑐥𑐵𑐰𑐳𑐵𑐣𑐾 𑐳𑐩𑐸𑐥𑐾𑐟𑑂𑐫 𑐩𑐬𑑂𑐟𑑂𑐫𑐾 <text:s/></text:span></text:p>
      <text:p text:style-name="P2"><text:span text:style-name="T5">𑐔𑐶𑐴𑑂𑐣𑑄 𑐐𑐰𑐵𑐝𑑂𑐫𑑄 𑐱𑐟𑐐𑑀𑐫𑐸𑐟𑑄 𑐔 𑑋𑑋 𑑑𑑘.𑑙 𑑋𑑋 <text:s text:c="2"/></text:span></text:p>
      <text:p text:style-name="P2"><text:span text:style-name="T5">𑐳𑑂𑐰𑐬𑑂𑐐𑑄 𑐐𑐟𑐵𑐣𑐵𑑄 𑐥𑐸𑐬𑐸𑐲𑐳𑑂𑐫 𑐔𑐶𑐴𑑂𑐣𑑄 <text:s/></text:span></text:p>
      <text:p text:style-name="P2"><text:span text:style-name="T5">𑐢𑐣𑐵𑐝𑑂𑐫𑐟𑐵 𑐱𑑂𑐬𑐷 𑐳𑐸𑐏𑐨𑑀𑐐𑐮𑐵𑐨𑑈𑑋 <text:s/></text:span></text:p>
      <text:p text:style-name="P2"><text:span text:style-name="T5">𑐁𑐫𑐸𑐬𑑂𑐫𑐱𑑀𑐬𑐹𑐥𑐎𑐮𑐟𑑂𑐬𑐥𑐸𑐟𑑂𑐬𑑄 <text:s/></text:span></text:p>
      <text:p text:style-name="P2"><text:span text:style-name="T5">𑐳𑐩𑑂𑐥𑐡𑑂𑐰𑐶𑐨𑐹𑐟𑐶𑐎𑐸𑐮𑐎𑐷𑐬𑑂𑐟𑐶𑐩𑐬𑑂𑐠𑑈𑑋𑑋 𑑑𑑘.𑑑𑑐 𑑋𑑋 <text:s text:c="2"/></text:span></text:p>
      <text:p text:style-name="P2"><text:span text:style-name="T5"><text:s text:c="2"/></text:span></text:p>
      <text:p text:style-name="P2"><text:span text:style-name="T5">---- 𑐣𑐶𑐬𑐫𑐵𑐣𑑂𑐩𑐬𑑂𑐟𑑂𑐫𑐩𑐸𑐥𑐵𑐐𑐟𑐵𑐣𑐵𑑄 𑐔𑐶𑐴𑑂𑐣𑐵𑐣𑐶 ---- <text:s/></text:span></text:p>
      <text:p text:style-name="P2"><text:span text:style-name="T5"><text:s text:c="2"/></text:span></text:p>
      <text:p text:style-name="P2"><text:span text:style-name="T5">𑐡𑐵𑐣𑐵𑐲𑑂𑐚𑐎𑑄 𑐔𑑀𑐟𑑂𑐟𑐩 𑐎𑐷𑐬𑑂𑐟𑐶𑐟𑑄 𑐟𑐾 <text:s/></text:span></text:p>
      <text:p text:style-name="P2"><text:span text:style-name="T5">𑐔𑐶𑐴𑑂𑐣𑑄 𑐔 𑐮𑑀𑐎𑑄 𑐔 𑐳𑐩𑐵𑐳𑐟𑑀 𑐩𑐾 𑑋 <text:s/></text:span></text:p>
      <text:p text:style-name="P2"><text:span text:style-name="T5">𑐱𑐺𑐞𑑀𑐟𑐸 𑐡𑐾𑐰𑐷 𑐣𑐶𑐬𑐫𑐵𑐐𑐟𑐵𑐣𑐵𑑄 <text:s/></text:span></text:p>
      <text:p text:style-name="P2"><text:span text:style-name="T5">𑐔𑐶𑐴𑑂𑐣𑑄 𑐔 𑐎𑐬𑑂𑐩𑑄 𑐔 𑐰𑐶𑐥𑐵𑐎𑐟𑐵𑑄 𑐔 𑑋𑑋 𑑑𑑘.𑑑𑑑 𑑋𑑋 <text:s text:c="2"/></text:span></text:p>
      <text:p text:style-name="P2"><text:span text:style-name="T5">𑐴𑐟𑑂𑐰𑐵 𑐔 𑐰𑐶𑐥𑑂𑐬𑑄 𑐩𑐣𑐳𑐵 𑐔 𑐰𑐵𑐔𑐵 <text:s/></text:span></text:p>
      <text:p text:style-name="P2"><text:span text:style-name="T5">𑐳 𑐫𑐵𑐟𑐶 𑐥𑐵𑐬𑑄 𑐣𑐶𑐬𑐫𑐳𑑂𑐫 𑐑𑑀𑐬𑑈𑑋 <text:s/></text:span></text:p>
      <text:p text:style-name="P2"><text:span text:style-name="T5">𑐀𑐱𑐷𑐟𑐶𑐎𑐮𑑂𑐥𑑄 𑐣𑐶𑐬𑐫𑐾 𑐎𑑂𑐬𑐩𑐾𑐞 <text:s/></text:span></text:p>
      <text:p text:style-name="P2"><text:span text:style-name="T5">𑐨𑐸𑐎𑑂𑐟𑑂𑐰𑐵 𑐥𑐸𑐣𑐳𑑂𑐟𑐶𑐬𑑂𑐫 𑐱𑐟𑐵𑐫𑐸𑐟𑐵𑐣𑐵𑑈𑑋𑑋 𑑑𑑘.𑑑𑑒 𑑋𑑋 <text:s text:c="2"/></text:span></text:p>
      <text:p text:style-name="P2"><text:span text:style-name="T5">𑐖𑐵𑐫𑐣𑑂𑐟𑐶 𑐟𑐾 𑐩𑐵𑐣𑐸𑐲 𑐴𑐷𑐣𑐰𑐶𑐡𑑂𑐫𑐵𑑅 <text:s/></text:span></text:p>
      <text:p text:style-name="P2"><text:span text:style-name="T5">𑐥𑑂𑐬𑐟𑑂𑐫𑐣𑑂𑐟𑐰𑐵𑐳𑐵𑑅 𑐎𑐸𑐮𑐰𑐶𑐟𑑂𑐟𑐴𑐷𑐣𑐵𑑅 𑑋 <text:s/></text:span></text:p>
      <text:p text:style-name="P2"><text:span text:style-name="T5">𑐣𑐶𑐟𑑂𑐫𑑄 𑐔 𑐟𑐳𑑂𑐫𑐵 𑐎𑑂𑐲𑐫𑐬𑑀𑐐𑐥𑐷𑐜𑐵 <text:s/></text:span></text:p>
      <text:p text:style-name="P2"><text:span text:style-name="T5">𑐂𑐡𑑄 𑐟𑐸 𑐔𑐶𑐴𑑂𑐣𑑄 𑐡𑑂𑐰𑐶𑐖𑐖𑐷𑐰𑐴𑐬𑑂𑐟𑐸𑑅 𑑋𑑋 𑑑𑑘.𑑑𑑓 𑑋𑑋 <text:s text:c="2"/></text:span></text:p>
      <text:p text:style-name="P2"><text:span text:style-name="T5">𑐥𑐷𑐟𑑂𑐰𑐵 𑐔 𑐩𑐡𑑂𑐫𑑄 𑐡𑑂𑐰𑐶𑐖 𑐎𑐵𑐩𑐟𑑀 𑐰𑐵 <text:s/></text:span></text:p>
      <text:p text:style-name="P2"><text:span text:style-name="T5">𑐁𑐑𑑂𑐬𑐵𑐟𑐶 𑐐𑐣𑑂𑐢𑑄 𑐳𑑂𑐰𑐩𑐣𑐷𑐲𑐶𑐎𑐾𑐞 𑑋 <text:s/></text:span></text:p>
      <text:p text:style-name="P2"><text:span text:style-name="T5">𑐳 𑐫𑐵𑐟𑐶 𑐑𑑀𑐬𑑄 𑐣𑐬𑐎𑐩𑐳𑐴𑑂𑐫𑑄 <text:s/></text:span></text:p>
      <text:p text:style-name="P2"><text:span text:style-name="T5">𑐫𑐵𑐰𑐔𑑂𑐔 𑐎𑐮𑑂𑐥𑑄 𑐡𑐱 𑐀𑐟𑑂𑐬 𑐨𑐸𑐎𑑂𑐟𑑂𑐰𑐵 𑑋𑑋 𑑑𑑘.𑑑𑑔 𑑋𑑋 <text:s text:c="2"/></text:span></text:p>
      <text:p text:style-name="P2"><text:soft-page-break/><text:span text:style-name="T5">𑐟𑐶𑐬𑑂𑐫𑑄 𑐔 𑐳𑐬𑑂𑐰𑐩𑐣𑐸𑐨𑐹𑐫 𑐡𑐸𑑅𑐏𑑄 <text:s/></text:span></text:p>
      <text:p text:style-name="P2"><text:span text:style-name="T5">𑐳 𑐎𑐲𑑂𑐚𑐎𑐲𑑂𑐚𑐾𑐣 𑐩𑐣𑐸𑐲𑑂𑐫𑐖𑐣𑑂𑐩 𑑋 <text:s/></text:span></text:p>
      <text:p text:style-name="P2"><text:span text:style-name="T5">𑐔𑐞𑑂𑐜𑐵𑐮𑐱𑑁𑐣𑐱𑑂𑐰𑐥𑐔𑐟𑑂𑐰𑐩𑐾𑐟𑐶 <text:s/></text:span></text:p>
      <text:p text:style-name="P2"><text:span text:style-name="T5">𑐱𑑂𑐫𑐵𑐩𑑄 𑐔 𑐟𑐵𑐮𑐸 𑐨𑐰𑐟𑐷𑐴 𑐔𑐶𑐴𑑂𑐣𑑈𑑋𑑋 𑑑𑑘.𑑑𑑕 𑑋𑑋 <text:s text:c="2"/></text:span></text:p>
      <text:p text:style-name="P2"><text:span text:style-name="T5">𑐣𑐶𑐣𑑂𑐡𑐣𑑂𑐟𑐶 𑐫𑐾 𑐰𑐾𑐡 &lt;crux&gt;𑐳𑐩𑑂𑐨𑐹𑐫&lt;/crux&gt; 𑐖𑐶𑐴𑑂𑐰𑐵 <text:s/></text:span></text:p>
      <text:p text:style-name="P2"><text:span text:style-name="T5">𑐫𑑅 𑐎𑐹𑐚𑐳𑐵𑐎𑑂𑐲𑐷 𑐳 𑐔 𑐏𑐮𑑂𑐰𑐮𑐵𑐣𑑂𑐢𑑁 𑑋 <text:s/></text:span></text:p>
      <text:p text:style-name="P2"><text:span text:style-name="T5">𑐳𑐸𑐴𑐺𑐡𑑂𑐰𑐢𑐵 𑐩𑐺𑐟𑑂𑐫𑐸𑐱𑐟𑑄 𑐴𑐶 𑐐𑐬𑑂𑐨𑐾 <text:s/></text:span></text:p>
      <text:p text:style-name="P2"><text:span text:style-name="T5">𑐐𑐬𑑂𑐴𑐵𑐱𑐣𑑀𑐔𑑂𑐕𑐶𑐲𑑂𑐚𑐨𑐸𑐖𑑀 𑐨𑐰𑐣𑑂𑐟𑐶 𑑋𑑋 𑑑𑑘.𑑑𑑖 𑑋𑑋 <text:s text:c="2"/></text:span></text:p>
      <text:p text:style-name="P2"><text:span text:style-name="T5">𑐳𑑂𑐟𑐿𑐣𑑂𑐫𑑄 𑐟𑐸 𑐫𑑅 𑐎𑐸𑐬𑑂𑐰𑐟𑐶 𑐥𑐵𑐥𑐳𑐟𑑂𑐟𑑂𑐰𑑄 <text:s/></text:span></text:p>
      <text:p text:style-name="P2"><text:span text:style-name="T5">𑐟𑐾 𑐥𑐵𑐥𑐡𑑀𑐲𑐵𑐣𑑂𑐣𑐬𑐎𑑄 𑐰𑑂𑐬𑐖𑐣𑑂𑐟𑐶 𑑋 <text:s/></text:span></text:p>
      <text:p text:style-name="P2"><text:span text:style-name="T5">𑐩𑐣𑑂𑐰𑐣𑑂𑐟𑐬𑐵𑐡𑐷𑐣𑑂𑐫𑐣𑐸𑐨𑐹𑐫 𑐡𑐸𑑅𑐏𑑄 <text:s/></text:span></text:p>
      <text:p text:style-name="P2"><text:span text:style-name="T5">𑐥𑐸𑐣𑐱𑑂𑐔 𑐟𑐶𑐬𑑂𑐫𑑄 𑐱𑐟𑐱𑑀 𑑇𑐣𑐸𑐨𑐹𑐫𑐵𑐟𑑂 𑑋𑑋 𑑑𑑘.𑑑𑑗 𑑋𑑋 <text:s text:c="2"/></text:span></text:p>
      <text:p text:style-name="P2"><text:span text:style-name="T5">𑐩𑐵𑐣𑐸𑐲𑑂𑐫𑐖𑐣𑑂𑐩𑐾𑐲𑐸 𑐔 𑐡𑐸𑑅𑐏𑐨𑐵𑐐𑐷 <text:s/></text:span></text:p>
      <text:p text:style-name="P2"><text:span text:style-name="T5">𑐳𑑂𑐟𑐾𑐣𑐟𑑂𑐰𑐩𑐵𑐫𑐵𑐟𑐶 𑐥𑐸𑐣𑐱𑑂𑐔 𑐩𑐹𑐝𑑅 𑑋 <text:s/></text:span></text:p>
      <text:p text:style-name="P2"><text:span text:style-name="T5">𑐳𑐸𑐰𑐬𑑂𑐞𑐔𑑀𑐬𑐷 𑐎𑐸𑐣𑐏𑐟𑑂𑐰 𑐔𑐶𑐴𑑂𑐣𑑄 <text:s/></text:span></text:p>
      <text:p text:style-name="P2"><text:span text:style-name="T5">𑐰𑐶𑐱𑐷𑐬𑑂𑐞𑐐𑐵𑐟𑑂𑐬𑑀 𑐬𑐖𑐟𑐵𑐥𑐴𑐵𑐬𑐷 𑑋𑑋 𑑑𑑘.𑑑𑑘 𑑋𑑋 <text:s text:c="2"/></text:span></text:p>
      <text:p text:style-name="P2"><text:span text:style-name="T5">𑐟𑐵𑐩𑑂𑐬𑐵𑐥𑐴𑐵𑐬𑐷 𑐳𑑂𑐦𑐸𑐚𑐶𑐟𑐵𑐐𑑂𑐬𑐥𑐵𑐞𑐶𑐬𑑂 <text:s/></text:span></text:p>
      <text:p text:style-name="P2"><text:span text:style-name="T5">𑐮𑑀𑐴𑐵𑐥𑐴𑐵𑐬𑐷 𑐨𑐸𑐖𑐕𑐾𑐡 𑐔𑐶𑐴𑑂𑐣𑑈𑑋 <text:s/></text:span></text:p>
      <text:p text:style-name="P2"><text:span text:style-name="T5">𑐎𑐵𑑄𑐳𑐵𑐥𑐴𑐵𑐬𑐷 𑐎𑐬𑐨𑐐𑑂𑐣 𑐔𑐶𑐴𑑂𑐣𑑄 <text:s/></text:span></text:p>
      <text:p text:style-name="P2"><text:span text:style-name="T5">𑐴𑐺𑐟𑑂𑐰𑐵 𑐔 𑐬𑐷𑐟𑐶𑐟𑑂𑐬𑐥𑐸𑐳𑐷𑐳𑐎𑐵𑐣𑐵𑑈𑑋𑑋 𑑑𑑘.𑑑𑑙 𑑋𑑋 <text:s text:c="2"/></text:span></text:p>
      <text:p text:style-name="P2"><text:span text:style-name="T5">𑐣𑐵𑐳𑑀𑐲𑑂𑐛𑐎𑐬𑑂𑐞𑐱𑑂𑐬𑐰𑐞𑐳𑑂𑐫 𑐕𑐾𑐡𑐱𑑂 <text:s/></text:span></text:p>
      <text:p text:style-name="P2"><text:span text:style-name="T5">𑐔𑐶𑐴𑑂𑐣𑑄 𑐣𑐺𑐞𑐵𑑄 𑐰𑐳𑑂𑐟𑑂𑐬𑐴𑐬𑑅 𑐎𑐸𑐔𑐿𑐮𑑅 𑑋 <text:s/></text:span></text:p>
      <text:p text:style-name="P2"><text:span text:style-name="T5">𑐢𑐵𑐣𑑂𑐫𑐵𑐥𑐴𑐵𑐬𑐷 𑐨𑐰𑐟𑐾 𑑇𑐒𑑂𑐐𑐴𑐷𑐣𑑀 <text:s/></text:span></text:p>
      <text:p text:style-name="P2"><text:span text:style-name="T5">𑐡𑐷𑐥𑐵𑐥𑐴𑐵𑐬𑐷 𑐨𑐰𑐟𑐾 𑑇𑐣𑑂𑐢 𑐔𑐶𑐴𑑂𑐣𑑈𑑋𑑋 𑑑𑑘.𑑒𑑐 𑑋𑑋 <text:s text:c="2"/></text:span></text:p>
      <text:p text:style-name="P2"><text:span text:style-name="T5">𑐣𑐶𑐬𑑂𑐰𑐵𑐥𑐴𑐵 𑐎𑐵𑐞 𑐨𑐰𑐾𑐟 𑐔𑐶𑐴𑑂𑐣𑑄 <text:s/></text:span></text:p>
      <text:p text:style-name="P2"><text:span text:style-name="T5">𑐫𑑅 𑐳𑑂𑐟𑑂𑐬𑐷𑑄 𑐴𑐬𑐾𑐟𑑂𑐳𑑀 𑑇𑐥𑐶 𑐖𑐶𑐟𑑅 𑐳𑑂𑐟𑑂𑐬𑐶𑐫𑐵 𑐳𑑂𑐫𑐵𑐟𑑂 𑑋 <text:s/></text:span></text:p>
      <text:p text:style-name="P2"><text:span text:style-name="T5">𑐳𑐳𑑂𑐫𑐵𑐥𑐴𑐵𑐬𑐷 𑐨𑐰𑐟𑐾 𑑇𑐣𑑂𑐣𑐴𑐷𑐣𑑀 <text:s/></text:span></text:p>
      <text:p text:style-name="P2"><text:span text:style-name="T5">𑐴𑐺𑐟𑑂𑐰𑐵𑐫𑐸𑐢𑐩𑐳𑑂𑐟𑑂𑐬𑐴𑐟𑐟𑑂𑐰 𑐔𑐶𑐴𑑂𑐣𑑈𑑋𑑋 𑑑𑑘.𑑒𑑑 𑑋𑑋 <text:s text:c="2"/></text:span></text:p>
      <text:p text:style-name="P2"><text:span text:style-name="T5">𑐀𑐣𑑂𑐣𑐵𑐥𑐴𑐵𑐬𑐷 𑐥𑐬𑐡𑐟𑑂𑐟𑐨𑑀𑐎𑑂𑐟𑐵 <text:s/></text:span></text:p>
      <text:p text:style-name="P2"><text:span text:style-name="T5">𑐴𑐺𑐟𑑂𑐰𑐵 𑐟𑐸 𑐐𑐵𑐰𑑅 𑐳 𑐨𑐰𑐾𑐡𑑂𑐡𑐬𑐶𑐡𑑂𑐬𑑅 𑑋 <text:s/></text:span></text:p>
      <text:p text:style-name="P2"><text:span text:style-name="T5">𑐴𑐬𑐶𑑄 𑐴𑐬𑐾𑐟𑑂𑐟𑐡𑑂𑐢𑐬𑐶𑐞𑐵 𑐡𑐴𑐣𑑂𑐟𑐶 <text:s/></text:span></text:p>
      <text:p text:style-name="P2"><text:span text:style-name="T5">𑐴𑐺𑐟𑑂𑐰𑐵 𑐟𑐸 𑐩𑐾𑐲𑐵𑐣𑐖𑐐𑐬𑑂𑐡𑐨𑑄 𑐰𑐵 𑑋𑑋 𑑑𑑘.𑑒𑑒 𑑋𑑋 <text:s text:c="2"/></text:span></text:p>
      <text:p text:style-name="P2"><text:span text:style-name="T5">𑐳 𑐨𑐵𑐬𑐨𑐺𑐖𑑂𑐖𑐷𑐰𑑂𑐫{-}𑐩{-}𑐄𑐡𑐵𑐴𑐬𑐣𑑂𑐟𑐶 <text:s/></text:span></text:p>
      <text:p text:style-name="P2"><text:span text:style-name="T5">𑐬𑐟𑑂𑐣𑐵𑐥𑐴𑐵𑐬𑐷 𑐀𑐣𑐥𑐟𑑂𑐫𑐟𑐵 𑐔 𑑋 <text:s/></text:span></text:p>
      <text:p text:style-name="P2"><text:span text:style-name="T5">𑐕𑐟𑑂𑐬𑐵𑐥𑐴𑐵𑐬𑐷 𑐀𑐥𑐰𑐶𑐟𑑂𑐬𑐟𑐵 𑐔 <text:s/></text:span></text:p>
      <text:p text:style-name="P2"><text:span text:style-name="T5">𑐴𑐺𑐟𑑂𑐰𑐵 𑐔 𑐧𑐷𑐖𑑄 𑐳 𑐨𑐰𑐾𑐡𑐧𑐷𑐖𑑅 𑑋𑑋 𑑑𑑘.𑑒𑑓 𑑋𑑋 <text:s text:c="2"/></text:span></text:p>
      <text:p text:style-name="P2"><text:span text:style-name="T5">𑐐𑑀𑐢𑐹𑐩𑐱𑐵𑐮𑐶𑐫𑐰𑐩𑐸𑐡𑑂𑐐𑐩𑐵𑐲𑐵𑐣𑑂 <text:s/></text:span></text:p>
      <text:p text:style-name="P2"><text:span text:style-name="T5">𑐴𑐺𑐟𑑂𑐰𑐵 𑐩𑐳𑐹𑐬𑑄 𑐰𑐶𑐮𑐫𑑄 𑐰𑑂𑐬𑐖𑐣𑑂𑐟𑐶 𑑋 <text:s/></text:span></text:p>
      <text:p text:style-name="P2"><text:span text:style-name="T5">𑐎𑐵𑐩𑐵𑐟𑐸𑐬𑑀 𑐩𑐵𑐟𑐬 𑐩𑐵𑐟𑐺𑐥𑐸𑐟𑑂𑐬𑐷𑑄 <text:s/></text:span></text:p>
      <text:p text:style-name="P2"><text:span text:style-name="T5">𑐩𑐵𑐟𑐺𑐳𑑂𑐰𑐳𑐵𑑄 𑐐𑐔𑑂𑐕𑐟𑐶 𑐩𑐵𑐟𑐸𑐮𑐵𑐣𑐷𑑈𑑋𑑋 𑑑𑑘.𑑒𑑔 𑑋𑑋 <text:s text:c="2"/></text:span></text:p>
      <text:p text:style-name="P2"><text:span text:style-name="T5">𑐬𑐵𑐖𑐵𑐒𑑂𑐐𑐣𑐵𑑄 𑐥𑐸𑐟𑑂𑐬𑐳𑐸𑐟𑐵𑑄 𑐳𑑂𑐣𑐸𑐲𑐵𑑄 𑐔 <text:s/></text:span></text:p>
      <text:p text:style-name="P2"><text:span text:style-name="T5">𑐥𑑂𑐬𑐰𑑂𑐬𑐵𑐖𑐶𑐣𑐷𑑄 𑐧𑑂𑐬𑐵𑐴𑑂𑐩𑐞𑐶𑐩𑐣𑑂𑐟𑑂𑐫𑐖𑐵𑑄 𑐔 𑑋 <text:s text:c="2"/></text:span></text:p>
      <text:p text:style-name="P2"><text:soft-page-break/><text:span text:style-name="T5">𑐀𑐖𑐵𑐱𑑂𑐰𑐩𑐾𑐲𑑄 𑐳𑐸𑐬𑐨𑐷𑐳𑐸𑐟𑐵𑑄 𑐔 <text:s/></text:span></text:p>
      <text:p text:style-name="P2"><text:span text:style-name="T5">𑐫𑐟𑑂𑐎𑐵𑐩𑐫𑐾𑐟𑑂𑐟𑐾𑐲𑐸 𑐰𑐶𑐩𑐹𑐝𑐔𑐾𑐟𑐵𑑅 𑑋𑑋 𑑑𑑘.𑑒𑑕 𑑋𑑋 <text:s text:c="2"/></text:span></text:p>
      <text:p text:style-name="P2"><text:span text:style-name="T5">𑐳 𑐫𑐵𑐟𑐶 𑐎𑐺𑐔𑑂𑐕𑑂𑐬𑑄 𑐣𑐬𑐎𑑄 𑐳𑐸𑐑𑑀𑐬𑑄 <text:s/></text:span></text:p>
      <text:p text:style-name="P2"><text:span text:style-name="T5">𑐳 𑐰𑐬𑑂𑐲𑐎𑑀𑐚𑐷𑐱𑐟𑐱𑑀 𑐨𑑂𑐬𑐩𑐶𑐟𑑂𑐰𑐵 𑑋 <text:s/></text:span></text:p>
      <text:p text:style-name="P2"><text:span text:style-name="T5">𑐟𑐶𑐬𑑂𑐫𑑄 𑐔 𑐨𑐹𑐫𑑅 𑐱𑐟𑐱𑑀 𑐰𑑂𑐫𑐟𑐷𑐟𑑂𑐫 <text:s/></text:span></text:p>
      <text:p text:style-name="P2"><text:span text:style-name="T5">𑐎𑐲𑑂𑐚𑐾𑐣 𑐰𑐿 𑐖𑐵𑐫𑐟𑐶 𑐩𑐵𑐣𑐸𑐲𑐟𑑂𑐰𑑈𑑋𑑋 𑑑𑑘.𑑒𑑖 𑑋𑑋 <text:s text:c="2"/></text:span></text:p>
      <text:p text:style-name="P2"><text:span text:style-name="T5">𑐴𑐷𑐣𑐵𑐒𑑂𑐐𑐟𑐵𑑄 𑐡𑐷𑐣𑐱𑐬𑐷𑐬𑐟𑐵𑑄 𑐔 <text:s/></text:span></text:p>
      <text:p text:style-name="P2"><text:span text:style-name="T5">𑐫𑑀 𑐩𑐵𑐟𑐺𑐐𑐵𑐩𑐷 𑐳 𑐨𑐰𑐾𑐡𑐮𑐶𑐒𑑂𑐐𑑅 𑑋 <text:s/></text:span></text:p>
      <text:p text:style-name="P2"><text:span text:style-name="T5">𑐩𑐵𑐟𑐺𑐳𑑂𑐰𑐳𑐵𑐟𑐮𑑂𑐥𑐐 𑐰𑐵𑐟𑐮𑐶𑐒𑑂𑐐𑑀 <text:s/></text:span></text:p>
      <text:p text:style-name="P2"><text:span text:style-name="T5">𑐮𑐶𑐒𑑂𑐐𑑀𑐥𑐬𑑀𑐢𑑅 𑐳𑐸𑐟𑐥𑐸𑐟𑑂𑐬𑐶𑐎𑐵𑐩𑑅 𑑋𑑋 𑑑𑑘.𑑒𑑗 𑑋𑑋 <text:s text:c="2"/></text:span></text:p>
      <text:p text:style-name="P2"><text:span text:style-name="T5">𑐳𑑂𑐣𑐸𑐲𑐵𑑄 𑐔 𑐫𑑅 𑐳𑐾𑐰𑐟𑐶 𑐬𑐎𑑂𑐟𑐩𑐾𑐴𑐷 <text:s/></text:span></text:p>
      <text:p text:style-name="P2"><text:span text:style-name="T5">𑐡𑑁𑐱𑑂𑐔𑐬𑑂𑐩𑐟𑐵𑑄 𑐔 𑐡𑑂𑐰𑐶𑐖𑐳𑐸𑐣𑑂𑐡𑐬𑐷𑐲𑐸 𑑋 <text:s/></text:span></text:p>
      <text:p text:style-name="P2"><text:span text:style-name="T5">𑐬𑐵𑐖𑐵𑐒𑑂𑐐𑐣𑐵𑐫𑐵𑐳𑐸 𑐔 𑐮𑐶𑐒𑑂𑐐𑐔𑑂𑐕𑐾𑐡𑑅 <text:s/></text:span></text:p>
      <text:p text:style-name="P2"><text:span text:style-name="T5">𑐥𑑂𑐬𑐰𑑂𑐬𑐵𑐖𑐶𑐣𑐷𑐎𑐵𑐩𑐸𑐎 𑐩𑐹𑐟𑑂𑐬𑐎𑐺𑐔𑑂𑐕𑑂𑐬𑑈𑑋𑑋 𑑑𑑘.𑑒𑑘 𑑋𑑋 <text:s text:c="2"/></text:span></text:p>
      <text:p text:style-name="P2"><text:span text:style-name="T5">𑐳𑐰𑑂𑐫𑐵𑐢𑐶𑐮𑐶𑐒𑑂𑐐𑑄 𑐮𑐨𑐟𑐾 𑑇𑐣𑑂𑐟𑑂𑐫𑐖𑐵𑐳𑐸 <text:s/></text:span></text:p>
      <text:p text:style-name="P2"><text:span text:style-name="T5">𑐰𑐶𑐮𑐷𑐣𑐮𑐶𑐒𑑂𑐐𑑅 𑐥𑐱𑐸𑐫𑑀𑐣𑐶𑐐𑐵𑐩𑐷 𑑋 <text:s/></text:span></text:p>
      <text:p text:style-name="P2"><text:span text:style-name="T5">𑐖𑐵𑐫𑐣𑑂𑐟𑐶 𑐟𑐾 𑐩𑐹𑐲𑐶𑐎 𑐢𑐵𑐣𑑂𑐫𑐔𑑁𑐬𑐷 <text:s/></text:span></text:p>
      <text:p text:style-name="P2"><text:span text:style-name="T5">𑐎𑑂𑐲𑐷𑐬𑑄 𑐴𑐬𑐾𑐡𑑂𑐰𑐵𑐫𑐳𑐟𑐵𑑄 𑐥𑑂𑐬𑐫𑐵𑐟𑐶 𑑋𑑋 𑑑𑑘.𑑒𑑙 𑑋𑑋 <text:s text:c="2"/></text:span></text:p>
      <text:p text:style-name="P2"><text:span text:style-name="T5">𑐎𑐵𑑄𑐳𑐵𑐥𑐴𑐵𑐬𑐷 𑐳 𑐨𑐰𑐾𑐟𑑂𑐟𑐸 𑐴𑑄𑐳𑑅 <text:s/></text:span></text:p>
      <text:p text:style-name="P2"><text:span text:style-name="T5">𑐱𑑂𑐰𑐵𑐣𑐟𑑂𑐰𑐩𑐵𑐫𑐵𑐟𑐶 𑐬𑐳𑐵𑐥𑐴𑐵𑐬𑐷 𑑋 <text:s/></text:span></text:p>
      <text:p text:style-name="P2"><text:span text:style-name="T5">𑐴𑐺𑐟𑑂𑐰𑐵 𑐔 𑐳𑐹𑐔𑐷𑑄 𑐟𑐸 𑐨𑐰𑐾𑐟𑑂𑐳 𑐡𑑄𑐱𑑅 <text:s/></text:span></text:p>
      <text:p text:style-name="P2"><text:span text:style-name="T5">𑐴𑐺𑐟𑑂𑐰𑐵 𑐟𑐸 𑐳𑐬𑑂𑐥𑐶𑐬𑑂𑐰𑐺𑐎𑐟𑐵𑑄 𑐥𑑂𑐬𑐫𑐵𑐟𑐶 𑑋𑑋 𑑑𑑘.𑑓𑑐 𑑋𑑋 <text:s text:c="2"/></text:span></text:p>
      <text:p text:style-name="P2"><text:span text:style-name="T5">𑐩𑐵𑑄𑐳𑑄 𑐟𑐸 𑐴𑐺𑐟𑑂𑐰𑐵 𑐳 𑐨𑐰𑐾𑐟 𑐐𑐺𑐢𑑂𑐬𑐳𑑂 <text:s/></text:span></text:p>
      <text:p text:style-name="P2"><text:span text:style-name="T5">𑐟𑐿𑐮𑐵𑐥𑐴𑐵𑐬𑐷 𑐏𑐐𑐟𑐵𑑄 𑐥𑑂𑐬𑐫𑐵𑐟𑐶 𑑋 <text:s/></text:span></text:p>
      <text:p text:style-name="P2"><text:span text:style-name="T5">𑐐𑐸𑐜𑑄 𑐔 𑐴𑐺𑐟𑑂𑐰𑐵 𑐐𑐸𑐜𑐶𑐎𑐵 𑐨𑐰𑐣𑑂𑐟𑐶 <text:s/></text:span></text:p>
      <text:p text:style-name="P2"><text:span text:style-name="T5">𑐱𑐵𑐎𑐵𑐥𑐴𑐵𑐬𑐷 𑐳 𑐨𑐰𑐾𑐣𑑂𑐩𑐫𑐹𑐬𑑅 𑑋𑑋 𑑑𑑘.𑑓𑑑 𑑋𑑋 <text:s text:c="2"/></text:span></text:p>
      <text:p text:style-name="P2"><text:span text:style-name="T5">𑐴𑐺𑐟𑑂𑐰𑐵 𑐥𑐱𑐸𑑄 𑐥𑐒𑑂𑐐𑐸𑐬 𑐖𑐵𑐫𑐟𑐾 𑐴 <text:s/></text:span></text:p>
      <text:p text:style-name="P2"><text:span text:style-name="T5">𑐱𑑂𑐰𑐶𑐟𑑂𑐬𑐟𑑂𑐰𑐩𑐵𑐫𑐵𑐟𑐶 𑐳𑐸𑐰𑐳𑑂𑐟𑑂𑐬𑐴𑐵𑐬𑐷 𑑋 <text:s/></text:span></text:p>
      <text:p text:style-name="P2"><text:span text:style-name="T5">𑐴𑐺𑐟𑑂𑐰𑐵 𑐡𑐸𑐎𑐹𑐮𑑄 𑐳 𑐔 𑐳𑐵𑐬𑐳𑐟𑑂𑐰𑑄 <text:s/></text:span></text:p>
      <text:p text:style-name="P2"><text:span text:style-name="T5">𑐎𑑂𑐲𑑁𑐩𑑄 𑐔 𑐴𑐺𑐟𑑂𑐰𑐵 𑐳 𑐔 𑐡𑐬𑑂𑐡𑐸𑐬𑐟𑑂𑐰𑑈𑑋𑑋 𑑑𑑘.𑑓𑑒 𑑋𑑋 <text:s text:c="2"/></text:span></text:p>
      <text:p text:style-name="P2"><text:span text:style-name="T5">𑐍𑐬𑑂𑐞𑐵𑐣𑐶 𑐰𑐳𑑂𑐟𑑂𑐬𑐵𑐞𑑂𑐫𑐥𑐴𑐺𑐟𑑂𑐫 𑐩𑐾𑐲𑑅 <text:s/></text:span></text:p>
      <text:p text:style-name="P2"><text:span text:style-name="T5">𑐕𑐸𑐔𑑂𑐕𑐸𑐣𑑂𑐡𑐬𑐷 𑐖𑐵𑐫𑐟𑐶 𑐐𑐣𑑂𑐢𑐴𑐵𑐬𑐷 𑑋 <text:s/></text:span></text:p>
      <text:p text:style-name="P2"><text:span text:style-name="T5">𑐧𑑂𑐬𑐴𑑂𑐩𑐳𑑂𑐰𑐩𑐮𑑂𑐥𑐩𑐥𑐶 𑐴𑐺𑐟𑑂𑐫 𑐨𑑀𑐎𑑂𑐟𑐵 <text:s/></text:span></text:p>
      <text:p text:style-name="P2"><text:span text:style-name="T5">𑐳 𑐐𑐺𑐢𑑂𑐬 𑐄𑐔𑑂𑐕𑐶𑐲𑑂𑐚𑐨𑐸𑐖𑑀 𑐨𑐰𑐣𑑂𑐟𑐶 𑑋𑑋 𑑑𑑘.𑑓𑑓 𑑋𑑋 <text:s text:c="2"/></text:span></text:p>
      <text:p text:style-name="P2"><text:span text:style-name="T5">𑐥𑐵𑐡𑐾𑐣 𑐫𑑅 𑐳𑑂𑐥𑐬𑑂𑐱𑐫𑐟𑐾 𑐡𑑂𑐰𑐶𑐖𑐵𑐒𑑂𑐑𑑂𑐬𑐶𑑄 <text:s/></text:span></text:p>
      <text:p text:style-name="P2"><text:span text:style-name="T5">𑐟𑐡𑑂𑐰𑐵𑐟𑐬𑐎𑑂𑐟𑑄 𑐔𑐬𑐞𑐾 𑐨𑐰𑐾𑐟 𑑋 <text:s/></text:span></text:p>
      <text:p text:style-name="P2"><text:span text:style-name="T5">𑐥𑐵𑐡𑐾𑐣 𑐫𑑅 𑐳𑑂𑐥𑐬𑑂𑐱𑐫𑐟𑐾 𑐔 𑐐𑐵𑐰𑑅 <text:s/></text:span></text:p>
      <text:p text:style-name="P2"><text:span text:style-name="T5">𑐳 𑐥𑐵𑐡𑐬𑑀𑐐𑐵𑐣𑑂𑐰𑐶𑐰𑐶𑐢𑐵𑐣𑑂𑐮𑐨𑐾𑐟 𑑋𑑋 𑑑𑑘.𑑓𑑔 𑑋𑑋 <text:s text:c="2"/></text:span></text:p>
      <text:p text:style-name="P2"><text:span text:style-name="T5">𑐫𑑀 𑐩𑐵𑐟𑐬𑑄 𑐟𑐵𑐜𑐫𑐟𑐾 𑐥𑐡𑐾𑐣 <text:s/></text:span></text:p>
      <text:p text:style-name="P2"><text:span text:style-name="T5">𑐥𑐵𑐡𑐾 𑐟𑐡𑐷𑐫𑐾 𑐎𑐺𑐩𑐫𑑅 𑐥𑐟𑐣𑑂𑐟𑐶 𑑋 <text:s/></text:span></text:p>
      <text:p text:style-name="P2"><text:span text:style-name="T5">𑐥𑐡𑐵 𑐳𑑂𑐥𑐺𑐱𑐾𑐡𑑂𑐫𑑅 𑐥𑐶𑐟𑐬𑑄 𑐡𑐸𑐬𑐵𑐟𑑂𑐩𑐵 <text:s/></text:span></text:p>
      <text:p text:style-name="P2"><text:span text:style-name="T5">𑐱𑐹𑐣𑑀𑐣𑑂𑐣𑐥𑐵𑐡𑑅 𑐳 𑐨𑐰𑐾𑐟𑑂𑐥𑐬𑐟𑑂𑐬 𑑋𑑋 𑑑𑑘.𑑓𑑕 𑑋𑑋 <text:s text:c="2"/></text:span></text:p>
      <text:p text:style-name="P2"><text:soft-page-break/><text:span text:style-name="T5">𑐥𑐡𑐵 𑐳𑑂𑐥𑐺𑐱𑐾𑐟𑑂𑐟𑑀𑐫𑐩𑐣𑐵𑐡𑐬𑐾𑐞 <text:s/></text:span></text:p>
      <text:p text:style-name="P2"><text:span text:style-name="T5">𑐳 𑐱𑑂𑐮𑐷𑐥𑐡𑐷 𑐥𑐵𑐡𑐫𑐸𑐐𑐾 𑐨𑐰𑐾𑐟 𑑋 <text:s/></text:span></text:p>
      <text:p text:style-name="P2"><text:span text:style-name="T5">𑐥𑐵𑐡𑐾𑐣 𑐫𑑅 𑐳𑑂𑐥𑐬𑑂𑐱𑐫𑐟𑐾 𑐴𑐸𑐟𑐵𑐱𑑄 <text:s/></text:span></text:p>
      <text:p text:style-name="P2"><text:span text:style-name="T5">𑐳 𑐔𑐵𑐐𑑂𑐣𑐶𑐥𑐵𑐡𑑅 𑐳𑐟𑐟𑑄 𑐨𑐰𑐾𑐟 𑑋𑑋 𑑑𑑘.𑑓𑑖 𑑋𑑋 <text:s text:c="2"/></text:span></text:p>
      <text:p text:style-name="P2"><text:span text:style-name="T5">𑐥𑐵𑐡𑐾𑐣 𑐫𑐱𑑂𑐔𑐵𑐬𑑂𑐫𑐩𑐸𑐥𑐳𑑂𑐥𑐺𑐱𑐾𑐟 <text:s/></text:span></text:p>
      <text:p text:style-name="P2"><text:span text:style-name="T5">𑐳 𑐥𑐵𑐡𑐕𑐾𑐡𑑄 𑐧𑐴𑐸𑐱𑑀 𑐮𑐨𑐾𑐟 𑑋 <text:s/></text:span></text:p>
      <text:p text:style-name="P2"><text:span text:style-name="T5">𑐐𑑂𑐬𑐣𑑂𑐠𑐵𑐥𑐴𑐵𑐬𑐷 𑐳 𑐨𑐰𑐾𑐟 𑐩𑐹𑐎𑑅 <text:s/></text:span></text:p>
      <text:p text:style-name="P2"><text:span text:style-name="T5">𑐡𑐸𑐬𑑂𑐐𑐣𑑂𑐢𑐰𑐎𑑂𑐟𑑂𑐬𑑅 𑐥𑐬𑐕𑐶𑐡𑑂𑐬𑐰𑐵𑐡𑐷 𑑋𑑋 𑑑𑑘.𑑓𑑗 𑑋𑑋 <text:s text:c="2"/></text:span></text:p>
      <text:p text:style-name="P2"><text:span text:style-name="T5">𑐥𑐿𑐱𑐸𑐣𑑂𑐫𑐰𑐵𑐡𑐷 𑐳 𑐔 𑐥𑐹𑐟𑐶𑐣𑐵𑐳𑑀 <text:s/></text:span></text:p>
      <text:p text:style-name="P2"><text:span text:style-name="T5">𑐣𑐺 𑐣𑐩𑑂𑐬𑐰𑐎𑑂𑐟𑑂𑐬𑐳𑑂𑐟𑑂𑐰𑐣𑐺𑐟𑐵𑐥𑐰𑐵𑐡𑐷 𑑋 <text:s/></text:span></text:p>
      <text:p text:style-name="P2"><text:span text:style-name="T5">𑐥𑐵𑐬𑐸𑐲𑑂𑐫𑐰𑐎𑑂𑐟𑐵 𑐩𑐸𑐏𑐥𑐵𑐎𑐬𑑀𑐐𑐷 <text:s/></text:span></text:p>
      <text:p text:style-name="P2"><text:span text:style-name="T5">𑐀𑐳𑐟𑑂𑐥𑑂𑐬𑐮𑐵𑐥𑐷 𑐳 𑐔 𑐡𑐣𑑂𑐟𑐬𑑀𑐐𑑅 𑑋𑑋 𑑑𑑘.𑑓𑑘 𑑋𑑋 <text:s text:c="2"/></text:span></text:p>
      <text:p text:style-name="P2"><text:span text:style-name="T5">𑐟𑐷𑐎𑑂𑐲𑑂𑐞𑐥𑑂𑐬𑐡𑐵𑐫𑐷 𑐳 𑐔 𑐰𑐎𑑂𑐬𑐣𑐵𑐳𑑅 <text:s/></text:span></text:p>
      <text:p text:style-name="P2"><text:span text:style-name="T5">𑐳𑐩𑑂𑐨𑐶𑐣𑑂𑐣𑐰𑐎𑑂𑐟𑐵 𑐳 𑐔 𑐎𑐞𑑂𑐛𑐬𑑀𑐐𑐷 𑑋 <text:s/></text:span></text:p>
      <text:p text:style-name="P2"><text:span text:style-name="T5">𑐎𑑂𑐬𑐸𑐡𑑂𑐢𑐾𑐎𑑂𑐲𑐞𑑅 𑐥𑐱𑑂𑐫𑐟𑐶 𑐫𑐳𑑂𑐟𑐸 𑐰𑐶𑐥𑑂𑐬𑑄 <text:s/></text:span></text:p>
      <text:p text:style-name="P2"><text:span text:style-name="T5">𑐟𑐷𑐰𑑂𑐬𑐵𑐎𑑂𑐲𑐶𑐬𑑀𑐐𑐷 𑐳 𑐟𑐸 𑐖𑐵𑐫𑐟𑐾 𑐴𑐶 𑑋𑑋 𑑑𑑘.𑑓𑑙 𑑋𑑋 <text:s text:c="2"/></text:span></text:p>
      <text:p text:style-name="P2"><text:span text:style-name="T5">𑐥𑑂𑐬𑐡𑑂𑐰𑐾𑐲𑐫𑐵𑐮𑑀𑐎𑐫𑐟𑐾 𑑇𑐟𑐶𑐠𑐷𑐣𑑂𑐫 <text:s/></text:span></text:p>
      <text:p text:style-name="P2"><text:span text:style-name="T5">𑐄𑐟𑑂𑐥𑐵𑐚𑐶𑐟𑐵𑐎𑑂𑐲𑐶𑑅 𑐳 𑐨𑐰𑐾𑐟𑑂𑐥𑐬𑐟𑑂𑐬 𑑋 <text:s/></text:span></text:p>
      <text:p text:style-name="P2"><text:span text:style-name="T5">𑐰𑐿𑐬𑐹𑐥𑑂𑐫𑐔𑐎𑑂𑐲𑐸𑐳𑑂𑐟𑑂𑐰𑐟𑐶𑐳𑐹𑐎𑑂𑐲𑑂𑐩𑐔𑐎𑑂𑐲𑐸𑑅 <text:s/></text:span></text:p>
      <text:p text:style-name="P2"><text:span text:style-name="T5">𑐳 𑐖𑐵𑐫𑐟𑐾 𑐎𑐾𑐎𑐬𑐥𑐶𑐒𑑂𑐐𑐔𑐎𑑂𑐲𑐸𑑅 𑑋𑑋 𑑑𑑘.𑑔𑑐 𑑋𑑋 <text:s text:c="2"/></text:span></text:p>
      <text:p text:style-name="P2"><text:span text:style-name="T5">𑐐𑐬𑑂𑐟𑐵𑐎𑑂𑐲𑐶𑐎𑐵𑐡𑐷𑐣𑐶 𑐰𑐶𑐥𑐞𑑂𑐜𑐸𑐮𑐵𑐣𑐶 <text:s/></text:span></text:p>
      <text:p text:style-name="P2"><text:span text:style-name="T5">𑐣𑐾𑐟𑑂𑐬𑐵𑐩𑐫𑐵𑐣𑑂𑐫𑐾𑐰 𑐔 𑐥𑐵𑐥𑐡𑑀𑐲𑐵𑐟𑑂 𑑋 <text:s/></text:span></text:p>
      <text:p text:style-name="P2"><text:span text:style-name="T5">𑐱𑐺𑐞𑑂𑐰𑐣𑑂𑐟𑐶 𑐫𑐾 𑐥𑐵𑐥𑐎𑐠𑐵𑑄 𑐥𑑂𑐬𑐱𑐳𑑂𑐟𑐵𑑄 <text:s/></text:span></text:p>
      <text:p text:style-name="P2"><text:span text:style-name="T5">𑐟𑐵𑐣𑑂𑐎𑐬𑑂𑐞𑐳𑐬𑑂𑐥𑐶𑑅 𑐥𑐬𑐶𑐥𑐷𑐜𑐫𑐾𑐟 𑑋𑑋 𑑑𑑘.𑑔𑑑 𑑋𑑋 <text:s text:c="2"/></text:span></text:p>
      <text:p text:style-name="P2"><text:span text:style-name="T5">𑐱𑐺𑐞𑑀𑐟𑐶 𑐣𑐶𑐣𑑂𑐡𑐵𑑄 𑐴𑐬𑐶𑐱𑐬𑑂𑐰𑐫𑑀𑐬𑑂𑐫𑑅 <text:s/></text:span></text:p>
      <text:p text:style-name="P2"><text:span text:style-name="T5">𑐳 𑐎𑐬𑑂𑐞𑐱𑐹𑐮𑐾𑐣 𑐟𑐸 𑐖𑐷𑐰𑐟𑐷𑐰 𑑋 <text:s/></text:span></text:p>
      <text:p text:style-name="P2"><text:span text:style-name="T5">𑐩𑐵𑐟𑐵𑐥𑐶𑐟𑐻𑐞𑐵𑑄 𑐱𑐺𑐞𑐸𑐟𑐾 𑑇𑐥𑐰𑐵𑐡𑑄 <text:s/></text:span></text:p>
      <text:p text:style-name="P2"><text:span text:style-name="T5">𑐳 𑐎𑐬𑑂𑐞𑐱𑑀𑐦𑐾𑐣 𑐰𑐶𑐣𑐵𑐱𑐩𑐾𑐟𑐶 𑑋𑑋 𑑑𑑘.𑑔𑑒 𑑋𑑋 <text:s text:c="2"/></text:span></text:p>
      <text:p text:style-name="P2"><text:span text:style-name="T5">𑐱𑐺𑐞𑑀𑐟𑐶 𑐣𑐶𑐣𑑂𑐡𑐵𑑄 𑐐𑐸𑐬𑐸𑐰𑐶𑐥𑑂𑐬𑐖𑐵𑑄 𑐫𑑅 <text:s/></text:span></text:p>
      <text:p text:style-name="P2"><text:span text:style-name="T5">𑐳 𑐎𑐬𑑂𑐞𑐥𑐹𑐫𑑄 𑐳𑑂𑐬𑐰𑐟𑐾 𑐳𑐬𑐎𑑂𑐟𑑈𑑋 <text:s/></text:span></text:p>
      <text:p text:style-name="P2"><text:span text:style-name="T5">𑐰𑐶𑐬𑐹𑐥𑐡𑐵𑐬𑐶𑐡𑑂𑐬𑑂𑐫𑐎𑐸𑐮𑐵𑐢𑐩𑐾𑐲𑐸 <text:s/></text:span></text:p>
      <text:p text:style-name="P2"><text:span text:style-name="T5">𑐀𑐣𑐶𑐲𑑂𑐚𑐎𑐬𑑂𑐩𑐨𑐺𑐟𑐶𑐖𑐷𑐰𑐣𑑄 𑐔 𑑋 <text:s/></text:span></text:p>
      <text:p text:style-name="P2"><text:span text:style-name="T5">𑐀𑐎𑐷𑐬𑑂𑐟𑐣𑑄 𑐡𑐬𑑂𑐱𑐣𑐰𑐬𑑂𑐖𑐣𑑄 𑐔 <text:s/></text:span></text:p>
      <text:p text:style-name="P2"><text:span text:style-name="T5">𑐱𑑂𑐰𑐥𑐵𑐎𑐜𑑀𑐩𑑂𑐧𑐵𑐡𑐶𑐲𑐸 𑐖𑐵𑐫𑐟𑐾 𑐳𑑅 𑑋𑑋 𑑑𑑘.𑑔𑑓 𑑋𑑋 <text:s text:c="2"/></text:span></text:p>
      <text:p text:style-name="P2"><text:span text:style-name="T5">𑐊𑐟𑐵𑐣𑐶 𑐔𑐶𑐴𑑂𑐣𑑄 𑐣𑐶𑐬𑐫𑐵𑐐𑐟𑐵𑐣𑐵𑑄 <text:s/></text:span></text:p>
      <text:p text:style-name="P2"><text:span text:style-name="T5">𑐩𑐵𑐣𑐸𑐲𑑂𑐫𑐮𑑀𑐎𑐾 𑐎𑐸𑐎𑐺𑐟𑐳𑑂𑐫 𑐡𑐺𑐲𑑂𑐚𑑈𑑋 <text:s/></text:span></text:p>
      <text:p text:style-name="P2"><text:span text:style-name="T5">𑐳𑐩𑐵𑐳𑐟𑑅 𑐎𑐷𑐬𑑂𑐟𑐶𑐟 𑐊𑐰 𑐡𑐾𑐰𑐶 <text:s/></text:span></text:p>
      <text:p text:style-name="P2"><text:span text:style-name="T5">𑐫𑐠𑐿𑐰 𑐩𑐸𑐎𑑂𑐟𑐳𑑂𑐟𑑂𑐰𑐶𑐴 𑐎𑐬𑑂𑐩𑐨𑐒𑑂𑐐𑑅 𑑋𑑋 𑑑𑑘.𑑔𑑔 𑑋𑑋 <text:s text:c="2"/></text:span></text:p>
      <text:p text:style-name="P2"><text:span text:style-name="T5">𑐩𑐵𑐟𑐵𑐥𑐶𑐟𑑂𑐬𑑀𑐑𑐟𑑀𑐫𑐵 𑐳𑐸𑐟𑐡𑐸𑐴𑐶𑐟𑐺𑐰𑐴𑐵 𑐨𑑂𑐬𑐵𑐟𑐺𑐐𑐩𑑂𑐨𑐷𑐬𑐰𑐾𑐐𑐵 <text:s/></text:span></text:p>
      <text:p text:style-name="P2"><text:span text:style-name="T5">𑐨𑐵𑐬𑑂𑐫𑐵𑐰𑐬𑑂𑐟𑐵 𑐰𑐶𑐰𑐬𑑂𑐟𑐵 𑐎𑐸𑐚𑐶𑐮𑐐𑐟𑐶𑐰𑐢𑐹 𑐧𑐵𑐣𑑂𑐢𑐰𑑀𑐬𑑂𑐩𑐷𑐟𑐬𑐒𑑂𑐐𑐵 𑑋 <text:s/></text:span></text:p>
      <text:p text:style-name="P2"><text:span text:style-name="T5">𑐎𑐵𑐩𑐎𑑂𑐬𑑀𑐢𑑀𑐨𑐎𑐹𑐮𑐵 𑐎𑐬𑐶𑐩𑐎𑐬𑐗𑐲𑐵𑐐𑑂𑐬𑐵𑐴𑐎𑐵𑐩𑐵 𑐨𑐫𑐣𑑂𑐟𑐾 <text:s/></text:span></text:p>
      <text:p text:style-name="P2"><text:span text:style-name="T5">𑐩𑐺𑐟𑑂𑐫𑑀𑐬𑐵𑐏𑑂𑐫𑐵𑐬𑑂𑐞𑐰𑐾 𑑇𑐳𑑂𑐩𑐶𑐣𑑂𑐣 𑐱𑐬𑐞 𑐰𑐶𑐰𑐱𑐵 𑐎𑐵𑐮𑐡𑐲𑑂𑐚𑐵 𑐥𑑂𑐬𑐫𑐵𑐣𑑂𑐟𑐶 𑑋𑑋 𑑑𑑘.𑑔𑑕 𑑋𑑋 <text:s text:c="2"/></text:span></text:p>
      <text:p text:style-name="P2"><text:soft-page-break/><text:span text:style-name="T5">𑐣𑐶𑐟𑑂𑐫𑑄 𑐫𑐾𑐣 𑐰𑐶𑐣𑐵𑐱 𑐫𑐵𑐟𑐶 𑐡𑐶𑐰𑐳𑑄 𑐥𑐘𑑂𑐔𑐟𑑂𑐰𑐩𑐵𑐥𑐡𑑂𑐫𑐟𑐾 <text:s/></text:span></text:p>
      <text:p text:style-name="P2"><text:span text:style-name="T5">𑐟𑑂𑐫𑐎𑑂𑐟𑑂𑐰𑐵 𑐡𑐾𑐴 𑐰𑐣𑐵𑐣𑑂𑐟𑐬𑐾𑐲𑐸 𑐰𑐶𑐲𑐩𑐾 𑐱𑑂𑐰𑐵𑐣𑐱𑐺𑐐𑐵𑐮𑐵𑐎𑐸𑐮𑐾 𑑋 <text:s/></text:span></text:p>
      <text:p text:style-name="P2"><text:span text:style-name="T5">𑐧𑐣𑑂𑐢𑐸𑑅 𑐳𑐬𑑂𑐰 𑐣𑐶𑐰𑐬𑑂𑐟𑐟𑐾 𑐐𑐟𑐡𑐫𑐵 𑐢𑐬𑑂𑐩𑐿𑐎 𑐟𑐟𑑂𑐬 𑐳𑑂𑐠𑐶𑐟𑐳𑑂 <text:s/></text:span></text:p>
      <text:p text:style-name="P2"><text:span text:style-name="T5">𑐟𑐳𑑂𑐩𑐵𑐡𑑂𑐢𑐬𑑂𑐩𑐥𑐬𑑀 𑐣 𑐔𑐵𑐣𑑂𑐫𑐳𑐸𑐴𑐺𑐡𑑅 𑐳𑐾𑐰𑐾𑐟𑑂𑐥𑐬𑐟𑑂𑐬𑐵𑐬𑑂𑐠𑐶𑐣𑑅 𑑋𑑋 𑑑𑑘.𑑔𑑖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𑐥𑐹𑐬𑑂𑐰𑐎𑐬𑑂𑐩𑐰𑐶𑐥𑐵𑐎𑐔𑐶𑐴𑑂𑐣𑐵𑐲𑑂𑐚𑐵𑐡𑐱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---- 𑐐𑐵𑐰𑑅 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𑐎𑑂𑐬𑐶𑐫𑐵𑐳𑐹𑐎𑑂𑐲𑑂𑐩𑑀 𑐩𑐴𑐵𑐢𑐬𑑂𑐩𑑅 𑐎𑐬𑑂𑐩𑐞𑐵 𑐎𑐾𑐣 𑐥𑑂𑐬𑐵𑐥𑑂𑐫𑐟𑐾 𑑋 <text:s/></text:span></text:p>
      <text:p text:style-name="P2"><text:span text:style-name="T5">𑐀𑐮𑑂𑐥𑑀𑐥𑐵𑐫𑑄 𑐣𑐬𑐵𑐬𑑂𑐠𑐵𑐫 𑐥𑐺𑐔𑑂𑐕𑐵𑐩𑐶 𑐎𑐠𑐫𑐳𑑂𑐰 𑐩𑐾 𑑋𑑋 𑑑𑑙.𑑑 𑑋𑑋 <text:s text:c="2"/></text:span></text:p>
      <text:p text:style-name="P2"><text:span text:style-name="T5">𑐀𑐣𑐬𑑂𑐠𑐫𑐖𑑂𑐘 𑐄𑐰𑐵𑐔 𑑋 <text:s/></text:span></text:p>
      <text:p text:style-name="P2"><text:span text:style-name="T5">𑐀𑐮𑑂𑐥𑑀𑐥𑐵𑐫𑑄 𑐩𑐴𑐵𑐢𑐬𑑂𑐩𑑄 𑐎𑐠𑐫𑐵𑐩𑐶 𑐡𑑂𑐰𑐶𑐖𑑀𑐟𑑂𑐟𑐩 𑑋 <text:s/></text:span></text:p>
      <text:p text:style-name="P2"><text:span text:style-name="T5">𑐳𑐸𑐏𑐾𑐣 𑐮𑐨𑐟𑐾 𑐳𑑂𑐰𑐬𑑂𑐐𑑄 𑐎𑐬𑑂𑐩𑐞𑐵 𑐫𑐾𑐣 𑐟𑐔𑑂𑐕𑐺𑐞𑐸 𑑋𑑋 𑑑𑑙.𑑒 𑑋𑑋 <text:s text:c="2"/></text:span></text:p>
      <text:p text:style-name="P2"><text:span text:style-name="T5">𑐮𑑀𑐎𑐵𑐣𑐵𑑄 𑐩𑐵𑐟𑐬𑑀 𑐐𑐵𑐰𑑀 𑐐𑑀𑐨𑐶𑑅 𑐳𑐬𑑂𑐰𑑄 𑐖𑐐𑐡𑑂𑐢𑐺𑐟𑑈𑑋 <text:s/></text:span></text:p>
      <text:p text:style-name="P2"><text:span text:style-name="T5">𑐐𑑀𑐩𑐫𑐩𑐩𑐺𑐟𑑄 𑐳𑐬𑑂𑐰𑑄 𑐖𑐵𑐟𑑄 𑐳𑐬𑑂𑐰𑑄 𑐱𑐶𑐰𑐾𑐔𑑂𑐕𑐫𑐵 𑑋𑑋 𑑑𑑙.𑑓 𑑋𑑋 <text:s text:c="2"/></text:span></text:p>
      <text:p text:style-name="P2"><text:span text:style-name="T5">𑐳𑐬𑑂𑐰𑐡𑐾𑐰𑐩𑐫𑐵 𑐐𑐵𑐰𑑅 𑐳𑐬𑑂𑐰𑐡𑐾𑐰𑐩𑐫𑑀 𑐡𑑂𑐰𑐶𑐖𑑅 𑑋 <text:s/></text:span></text:p>
      <text:p text:style-name="P2"><text:span text:style-name="T5">𑐳𑐬𑑂𑐰𑐡𑐾𑐰𑐩𑐫𑐷 𑐨𑐹𑐩𑐶𑑅 𑐳𑐬𑑂𑐰𑐡𑐾𑐰𑐩𑐫𑑅 𑐱𑐶𑐰𑑅 𑑋𑑋 𑑑𑑙.𑑔 𑑋𑑋 <text:s text:c="2"/></text:span></text:p>
      <text:p text:style-name="P2"><text:span text:style-name="T5">𑐟𑐳𑑂𑐩𑐵𑐡𑑂𑐐𑐵𑐰𑑅 𑐳𑐡𑐵 𑐳𑐾𑐰𑑂𑐫𑐵 𑐢𑐬𑑂𑐩𑐩𑑀𑐎𑑂𑐲𑐵𑐬𑑂𑐠𑐳𑐶𑐡𑑂𑐢𑐶𑐡𑐵𑑅 𑑋 <text:s/></text:span></text:p>
      <text:p text:style-name="P2"><text:span text:style-name="T5">𑐥𑐬𑐶𑐔𑐬𑑂𑐫𑐵 𑐫𑐠𑐵𑐱𑐎𑑂𑐟𑑂𑐫𑐵 𑐐𑑂𑐬𑐵𑐳𑐰𑐵𑐳𑐖𑐮𑐵𑐡𑐶𑐨𑐶𑑅 𑑋𑑋 𑑑𑑙.𑑕 𑑋𑑋 <text:s text:c="2"/></text:span></text:p>
      <text:p text:style-name="P2"><text:span text:style-name="T5">𑐟𑐵𑐜𑐫𑐾𑐣𑑂𑐣𑐵𑐟𑐶𑐰𑐾𑐐𑐾𑐣 𑐰𑐵𑐔𑐫𑐾𑐣𑑂𑐩𑐺𑐡𑐸𑐣𑐵𑐔𑐬𑐾𑐟𑑂 𑑋 <text:s/></text:span></text:p>
      <text:p text:style-name="P2"><text:span text:style-name="T5">𑐥𑐵𑐮𑐫𑐾𑐟 𑐑𑐣𑐵𑐝𑑂𑐫𑐾𑐲𑐸 𑐨𑐐𑑂𑐣𑑀𑐡𑑂𑐰𑐶𑐐𑑂𑐣𑐾𑐲𑐸 𑐫𑐟𑑂𑐣𑐟𑑅 𑑋𑑋 𑑑𑑙.𑑖 𑑋𑑋 <text:s text:c="2"/></text:span></text:p>
      <text:p text:style-name="P2"><text:span text:style-name="T5">𑐰𑑂𑐫𑐵𑐢𑐶𑐰𑑂𑐬𑐞𑐥𑐬𑐶𑐎𑑂𑐮𑐾𑐱 𑐋𑐲𑐢𑑀𑐥𑐎𑑂𑐬𑐩𑑄 𑐔𑐬𑐾𑐟𑑂 𑑋 <text:s/></text:span></text:p>
      <text:p text:style-name="P2"><text:span text:style-name="T5">𑐎𑐞𑑂𑐜𑐹𑐫𑐣𑑄 𑐔 𑐎𑐬𑑂𑐟𑐰𑑂𑐫𑑄 𑐫𑐠𑐵𑐳𑑁𑐏𑑂𑐫𑑄 𑐨𑐰𑐾𑐡𑑂𑐐𑐰𑐵𑑈𑑋𑑋 𑑑𑑙.𑑗 𑑋𑑋 <text:s text:c="2"/></text:span></text:p>
      <text:p text:style-name="P2"><text:span text:style-name="T5">𑐐𑐰𑐵𑑄 𑐥𑑂𑐬𑐡𑐎𑑂𑐲𑐶𑐞𑑄 𑐎𑐺𑐟𑑂𑐰𑐵 𑐱𑑂𑐬𑐡𑑂𑐢𑐵𑐨𑐎𑑂𑐟𑐶𑐳𑐩𑐣𑑂𑐰𑐶𑐟𑑅 𑑋 <text:s/></text:span></text:p>
      <text:p text:style-name="P2"><text:span text:style-name="T5">𑐳𑐵𑐐𑐬𑐵𑐣𑑂𑐟𑐵 𑐩𑐴𑐷 𑐳𑐬𑑂𑐰𑐵 𑐥𑑂𑐬𑐡𑐎𑑂𑐲𑐶𑐞𑐷𑐎𑐺𑐟𑐵 𑐨𑐰𑐾𑐟𑑂 𑑋𑑋 𑑑𑑙.𑑘 𑑋𑑋 <text:s text:c="2"/></text:span></text:p>
      <text:p text:style-name="P2"><text:span text:style-name="T5">𑐳𑑂𑐥𑐺𑐲𑑂𑐚𑐳𑑄𑐳𑑂𑐥𑐬𑑂𑐱𑐣𑐵𑐡𑑂𑐫𑐾 𑐔 𑐱𑑂𑐬𑐡𑑂𑐢𑐫𑐵 𑐫𑐡𑐶 𑐩𑐵𑐣𑐰𑑅 𑑋 <text:s/></text:span></text:p>
      <text:p text:style-name="P2"><text:span text:style-name="T5">𑐀𑐴𑑀𑐬𑐵𑐟𑑂𑐬𑐎𑐺𑐟𑑄 𑐥𑐵𑐥𑑄 𑐣𑐱𑑂𑐫𑐟𑐾 𑐣𑐵𑐟𑑂𑐬 𑐳𑑄𑐱𑐫𑑅 𑑋𑑋 𑑑𑑙.𑑙 𑑋𑑋 <text:s text:c="2"/></text:span></text:p>
      <text:p text:style-name="P2"><text:span text:style-name="T5">𑐮𑐵𑐒𑑂𑐐𑐹𑐮𑐾𑐣𑑀𑐡𑑂𑐢𑐺𑐟𑑄 𑐟𑑀𑐫𑑄 𑐩𑐹𑐬𑑂𑐢𑑂𑐣𑐵 𑐐𑐺𑐴𑑂𑐞𑐵𑐟𑐶 𑐫𑑀 𑐣𑐬𑑅 𑑋 <text:s/></text:span></text:p>
      <text:p text:style-name="P2"><text:span text:style-name="T5">𑐫𑐵𑐰𑐖𑑂𑐖𑐷𑐰𑐎𑐺𑐟𑑄 𑐥𑐵𑐥𑑄 𑐣𑐱𑑂𑐫𑐟𑐾 𑐣𑐵𑐟𑑂𑐬 𑐳𑑄𑐱𑐫𑑅 𑑋𑑋 𑑑𑑙.𑑑𑑐 𑑋𑑋 <text:s text:c="2"/></text:span></text:p>
      <text:p text:style-name="P2"><text:span text:style-name="T5">𑐰𑐶𑐢𑐶𑐰𑐟𑑂𑐳𑑂𑐣𑐵𑐥𑐫𑐾𑐡𑑂𑐐𑐵𑑄𑐱𑑂𑐔 𑐩𑐣𑑂𑐟𑑂𑐬𑐫𑐸𑐎𑑂𑐟𑐾𑐣 𑐰𑐵𑐬𑐶𑐞𑐵 𑑋 <text:s/></text:span></text:p>
      <text:p text:style-name="P2"><text:span text:style-name="T5">𑐟𑐾𑐣𑐵𑐩𑑂𑐨𑐳𑐵 𑐳𑑂𑐰𑐫𑑄 𑐳𑑂𑐣𑐵𑐟𑑂𑐰𑐵 𑐳𑐬𑑂𑐰𑐥𑐵𑐥𑐎𑑂𑐲𑐫𑑀 𑐨𑐰𑐾𑐟𑑂 𑑋𑑋 𑑑𑑙.𑑑𑑑 𑑋𑑋 <text:s text:c="2"/></text:span></text:p>
      <text:p text:style-name="P2"><text:span text:style-name="T5">𑐰𑑂𑐫𑐵𑐢𑐶𑐬𑑂𑐰𑐶𑐑𑑂𑐣𑐩𑐮𑐎𑑂𑐲𑑂𑐩𑐷𑐟𑑂𑐰𑑄 𑐣𑐱𑑂𑐫𑐟𑐾 𑐳𑐡𑑂𑐫 𑐊𑐰 𑐔 𑑋 <text:s/></text:span></text:p>
      <text:p text:style-name="P2"><text:span text:style-name="T5">𑐩𑐺𑐟𑐵𑐥𑐟𑑂𑐫𑐵𑐣𑐥𑐟𑑂𑐫𑐵𑐱𑑂𑐔 𑐳𑑂𑐣𑐵𑐣𑐩𑐾𑐰 𑐥𑑂𑐬𑐱𑐳𑑂𑐫𑐟𑐾 𑑋𑑋 𑑑𑑙.𑑑𑑒 𑑋𑑋 <text:s text:c="2"/></text:span></text:p>
      <text:p text:style-name="P2"><text:span text:style-name="T5">𑐐𑐰𑐵𑑄 𑐱𑐺𑐒𑑂𑐐𑑀𑐡𑐎𑑄 𑐐𑐺𑐴𑑂𑐫 𑐩𑐹𑐬𑑂𑐢𑑂𑐣𑐶 𑐫𑑀 𑐢𑐵𑐬𑐫𑐾𑐣𑑂𑐣𑐬𑑅 𑑋 <text:s/></text:span></text:p>
      <text:p text:style-name="P2"><text:span text:style-name="T5">𑐳 𑐳𑐬𑑂𑐰𑐟𑐷𑐬𑑂𑐠𑐳𑑂𑐣𑐵𑐣𑐳𑑂𑐫 𑐦𑐮𑑄 𑐥𑑂𑐬𑐵𑐥𑑂𑐣𑑀𑐟𑐶 𑐩𑐵𑐣𑐰𑑅 𑑋𑑋 𑑑𑑙.𑑑𑑓 𑑋𑑋 <text:s text:c="2"/></text:span></text:p>
      <text:p text:style-name="P2"><text:span text:style-name="T5">𑐐𑑂𑐬𑐵𑐳𑐩𑐸𑐲𑑂𑐚𑐶𑐥𑑂𑐬𑐡𑐵𑐣𑐾𑐣 𑐐𑑀𑐲𑐸 𑐨𑐎𑑂𑐟𑐶𑐳𑐩𑐣𑑂𑐰𑐶𑐟𑑅 𑑋 <text:s/></text:span></text:p>
      <text:p text:style-name="P2"><text:soft-page-break/><text:span text:style-name="T5">𑐀𑐐𑑂𑐣𑐶𑐴𑑀𑐟𑑂𑐬𑑄 𑐴𑐸𑐟𑑄 𑐟𑐾𑐣 𑐳𑐬𑑂𑐰𑐡𑐾𑐰𑐵𑑅 𑐳𑐸𑐟𑐬𑑂𑐥𑐶𑐟𑐵𑑅 𑑋𑑋 𑑑𑑙.𑑑𑑔 𑑋𑑋 <text:s text:c="2"/></text:span></text:p>
      <text:p text:style-name="P2"><text:span text:style-name="T5">𑐔𑐟𑑂𑐰𑐵𑐬𑑅 𑐳𑑂𑐟𑐣𑐢𑐵𑐬𑐵𑐳𑑂𑐟𑐸 𑐫𑐳𑑂𑐟𑐸 𑐩𑐹𑐬𑑂𑐢𑑂𑐣𑐵 𑐥𑑂𑐬𑐟𑐷𑐔𑑂𑐕𑐟𑐶 𑑋 <text:s/></text:span></text:p>
      <text:p text:style-name="P2"><text:span text:style-name="T5">𑐳 𑐔𑐟𑐸𑑅𑐳𑐵𑐐𑐬𑑄 𑐐𑐟𑑂𑐰𑐵 𑐳𑑂𑐣𑐵𑐣𑐥𑐸𑐞𑑂𑐫𑐦𑐮𑑄 𑐮𑐨𑐾𑐟𑑂 𑑋𑑋 𑑑𑑙.𑑑𑑕 𑑋𑑋 <text:s text:c="2"/></text:span></text:p>
      <text:p text:style-name="P2"><text:span text:style-name="T5">𑐐𑐰𑐵𑐬𑑂𑐠𑑄 𑐫𑐳𑑂𑐟𑑂𑐫𑐖𑐾𑐟𑑂𑐥𑑂𑐬𑐵𑐞𑐵𑐣𑑂𑐐𑑀𑐐𑑂𑐬𑐴𑐾𑐲𑐸 𑐡𑑂𑐰𑐶𑐖𑑀𑐟𑑂𑐟𑐩 𑑋 <text:s/></text:span></text:p>
      <text:p text:style-name="P2"><text:span text:style-name="T5">𑐎𑐮𑑂𑐥𑐎𑑀𑐚𑐶𑐱𑐟𑑄 𑐡𑐶𑐰𑑂𑐫𑑄 𑐱𑐶𑐰𑐮𑑀𑐎𑐾 𑐩𑐴𑐷𑐫𑐟𑐾 𑑋𑑋 𑑑𑑙.𑑑𑑖 𑑋𑑋 <text:s text:c="2"/></text:span></text:p>
      <text:p text:style-name="P2"><text:span text:style-name="T5">𑐔𑑂𑐫𑐸𑐟𑐨𑐐𑑂𑐣𑐵𑐡𑐶𑐳𑑄𑐳𑑂𑐎𑐵𑐬𑑄 𑐳𑐬𑑂𑐰𑑄 𑐫𑑅 𑐎𑐸𑐬𑐸𑐟𑐾 𑐣𑐬𑑅 𑑋 <text:s/></text:span></text:p>
      <text:p text:style-name="P2"><text:span text:style-name="T5">𑐨𑐵𑐬𑑂𑐫𑐵𑐎𑑀𑐚𑐶𑐱𑐟𑑄 𑐡𑐵𑐣𑑄 𑐫𑐟𑑂𑐦𑐮𑑄 𑐥𑐬𑐶𑐎𑐷𑐬𑑂𑐟𑐶𑐟𑑈𑑋𑑋 <text:s/>𑑑𑑙.𑑑𑑗 𑑋𑑋 <text:s text:c="2"/></text:span></text:p>
      <text:p text:style-name="P2"><text:span text:style-name="T5">𑐟𑐟𑑂𑐦𑐮𑑄 𑐮𑐨𑐟𑐾 𑐩𑐬𑑂𑐟𑑂𑐫𑑅 𑐱𑐶𑐰𑐮𑑀𑐎𑑄 𑐔 𑐐𑐔𑑂𑐕𑐟𑐶 𑑋 <text:s/></text:span></text:p>
      <text:p text:style-name="P2"><text:span text:style-name="T5">𑐱𑐶𑐰𑐮𑑀𑐎𑐥𑐬𑐶𑐨𑑂𑐬𑐲𑑂𑐚𑑅 𑐥𑐺𑐠𑐶𑐰𑑂𑐫𑐵𑐩𑐾𑐎𑐬𑐵𑐜𑑂𑐨𑐰𑐾𑐟𑑂 𑑋𑑋 𑑑𑑙.𑑑𑑘 𑑋𑑋 <text:s text:c="2"/></text:span></text:p>
      <text:p text:style-name="P2"><text:span text:style-name="T5">𑐳𑐩𑐵𑐳𑐟𑑅 𑐳𑐩𑐵𑐏𑑂𑐫𑐵𑐟𑑄 𑐫𑐠𑐵𑐟𑐟𑑂𑐟𑑂𑐰𑑄 𑐡𑑂𑐰𑐶𑐖𑑀𑐟𑑂𑐟𑐩 𑑋 <text:s/></text:span></text:p>
      <text:p text:style-name="P2"><text:span text:style-name="T5">𑐣 𑐱𑐎𑑂𑐫𑑄 𑐰𑐶𑐳𑑂𑐟𑐬𑐵𑐡𑑂𑐰𑐎𑑂𑐟𑐸𑑄 𑐐𑑀𑐩𑐴𑐵𑐨𑐵𑐐𑑂𑐫𑐩𑐸𑐟𑑂𑐟𑐩𑑈𑑋𑑋 𑑑𑑙.𑑑𑑙 𑑋𑑋 <text:s text:c="2"/></text:span></text:p>
      <text:p text:style-name="P2"><text:span text:style-name="T5"><text:s text:c="2"/></text:span></text:p>
      <text:p text:style-name="P2"><text:span text:style-name="T5">---- 𑐔𑐵𑐟𑐸𑐬𑑂𑐰𑐬𑑂𑐞𑑂𑐫𑑈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𑐡𑐾𑐰𑐵 𑐀𑐲𑑂𑐚𑐰𑐶𑐢𑐵𑑅 𑐥𑑂𑐬𑑀𑐎𑑂𑐟𑐵𑐳𑑂𑐟𑐶𑐬𑑂𑐫𑐎𑑂𑐥𑐘𑑂𑐔𑐰𑐶𑐢𑑅 𑐳𑑂𑐩𑐺𑐟𑑅 𑑋 <text:s/></text:span></text:p>
      <text:p text:style-name="P2"><text:span text:style-name="T5">𑐩𑐵𑐣𑐸𑐲𑐩𑐾𑐎𑐩𑐾𑐰𑐵𑐴𑐸𑐱𑑂𑐔𑐵𑐟𑐸𑐬𑑂𑐰𑐬𑑂𑐞𑑅 𑐎𑐠𑑄 𑐨𑐰𑐾𑐟𑑂 𑑋𑑋 𑑑𑑙.𑑒𑑐 𑑋𑑋 <text:s text:c="2"/></text:span></text:p>
      <text:p text:style-name="P2"><text:span text:style-name="T5">𑐀𑐣𑐬𑑂𑐠𑐫𑐖𑑂𑐘 𑐄𑐰𑐵𑐔 𑑋 <text:s/></text:span></text:p>
      <text:p text:style-name="P2"><text:span text:style-name="T5">𑐥𑐹𑐬𑑂𑐰𑐎𑐮𑑂𑐥𑐳𑐺𑐖𑐳𑑂𑐟𑑂𑐰𑐾𑐲 𑐰𑐶𑐲𑑂𑐞𑐸𑐣𑐵 𑐥𑑂𑐬𑐨𑐰𑐶𑐲𑑂𑐞𑐸𑐣𑐵 𑑋 <text:s/></text:span></text:p>
      <text:p text:style-name="P2"><text:span text:style-name="T5">𑐊𑐎𑐰𑐬𑑂𑐞𑑀 𑐡𑑂𑐰𑐶𑐖𑐱𑑂𑐔𑐵𑐳𑐷𑐟𑑂𑐳𑐬𑑂𑐰𑐎𑐮𑑂𑐥𑐵𑐐𑑂𑐬𑐩𑐐𑑂𑐬𑐟𑑅 𑑋𑑋 𑑑𑑙.𑑒𑑑 𑑋𑑋 <text:s text:c="2"/></text:span></text:p>
      <text:p text:style-name="P2"><text:span text:style-name="T5">𑐳𑐬𑑂𑐰𑐰𑐾𑐡𑐰𑐶𑐡𑑀 𑐰𑐶𑐥𑑂𑐬𑐵𑑅 𑐳𑐬𑑂𑐰𑐫𑐖𑑂𑐘𑐰𑐶𑐡𑐳𑑂𑐟𑐠𑐵 𑑋 <text:s/></text:span></text:p>
      <text:p text:style-name="P2"><text:span text:style-name="T5">𑐟𑐾𑐲𑐵𑑄 𑐰𑐶𑐥𑑂𑐬𑐳𑐴𑐳𑑂𑐬𑐵𑐞𑐵𑑄 𑐫𑐖𑑂𑐘𑑀𑐟𑑂𑐳𑐵𑐴𑐩𑐣𑑀 𑐨𑐰𑐾𑐟𑑂 𑑋𑑋 𑑑𑑙.𑑒𑑒 𑑋𑑋 <text:s text:c="2"/></text:span></text:p>
      <text:p text:style-name="P2"><text:span text:style-name="T5">𑐰𑐺𑐡𑑂𑐢𑐰𑐶𑐥𑑂𑐬𑐳𑐴𑐳𑑂𑐬𑐵𑐞𑐵𑑄 𑐩𑐟𑐩𑐵𑐖𑑂𑐘𑐵𑐫 𑐧𑑂𑐬𑐵𑐴𑑂𑐩𑐞𑐿𑑅 𑑋 <text:s/></text:span></text:p>
      <text:p text:style-name="P2"><text:span text:style-name="T5">𑐎𑐬𑑂𑐟𑐸𑑄 𑐎𑐬𑑂𑐩 𑐳𑐩𑐵𑐬𑐧𑑂𑐢𑑄 𑐎𑐬𑑂𑐩 𑐔𑐵𑐥𑐶 𑐰𑐶𑐨𑐖𑑂𑐫𑐟𑐾 𑑋𑑋 𑑑𑑙.𑑒𑑓 𑑋𑑋 <text:s text:c="2"/></text:span></text:p>
      <text:p text:style-name="P2"><text:span text:style-name="T5">𑐆𑐟𑑂𑐰𑐶𑐖𑐟𑑂𑐰𑐾 𑐳𑑂𑐠𑐶𑐟𑐵𑑅 𑐎𑐾𑐔𑐶𑐟𑑂𑐎𑐾𑐔𑐶𑐟𑑂𑐳𑑄𑐬𑐎𑑂𑐲𑐞𑐾 𑐳𑑂𑐠𑐶𑐟𑐵𑑅 𑑋 <text:s/></text:span></text:p>
      <text:p text:style-name="P2"><text:span text:style-name="T5">𑐀𑐬𑑂𑐠𑑀𑐥𑐵𑐬𑑂𑐖𑐣𑐫𑐸𑐎𑑂𑐟𑐵𑐣𑑂𑐫𑐾 𑐀𑐣𑑂𑐫𑐾 𑐱𑐶𑐮𑑂𑐥𑐾 𑐣𑐶𑐫𑑀𑐖𑐶𑐟𑐵𑑅 𑑋𑑋 𑑑𑑙.𑑒𑑔 𑑋𑑋 <text:s text:c="2"/></text:span></text:p>
      <text:p text:style-name="P2"><text:span text:style-name="T5">𑐊𑐰𑑄 𑐫𑐖𑑂𑐘𑐰𑐶𑐢𑐵𑐣𑐾𑐣 𑐎𑐬𑑂𑐟𑐸𑐩𑐵𑐬𑐾𑐨𑐶𑐬𑐾 𑐥𑐸𑐬𑐵 𑑋 <text:s/></text:span></text:p>
      <text:p text:style-name="P2"><text:span text:style-name="T5">𑐫𑐠𑑀𑐡𑑂𑐡𑐶𑐲𑑂𑐚𑐾𑐣 𑐎𑐬𑑂𑐩𑐾𑐞 𑐫𑐖𑑂𑐘𑑀𑐟𑑂𑐳𑐵𑐴{-}𑐩{-}𑐀𑐰𑐬𑑂𑐟𑐟 𑑋𑑋 𑑑𑑙.𑑒𑑕 𑑋𑑋 <text:s text:c="2"/></text:span></text:p>
      <text:p text:style-name="P2"><text:span text:style-name="T5">𑐁𑐐𑐟𑐵 𑐆𑐲𑐫𑑅 𑐳𑐬𑑂𑐰𑐾 𑐡𑐾𑐰𑐟𑐵𑑅 𑐥𑐶𑐟𑐬𑐳𑑂𑐟𑐠𑐵 𑑋 <text:s/></text:span></text:p>
      <text:p text:style-name="P2"><text:span text:style-name="T5">𑐀𑐣𑑂𑐫𑑀𑐣𑑂𑐫𑐩𑐧𑑂𑐬𑐸𑐰𑐣𑑂𑐟𑐟𑑂𑐬 𑐡𑐾𑐰𑐬𑑂𑐲𑐶𑐥𑐶𑐟𑐺𑐡𑐾𑐰𑐟𑐵𑑅 𑑋𑑋 𑑑𑑙.𑑒𑑖 𑑋𑑋 <text:s text:c="2"/></text:span></text:p>
      <text:p text:style-name="P2"><text:span text:style-name="T5">𑐫𑐖𑑂𑐘𑐵𑐬𑑂𑐠𑐩𑐳𑐺𑐖𑐡𑑂𑐰𑐬𑑂𑐞𑑄 𑐰𑐶𑐢𑐶𑐣𑐵 𑐎𑑂𑐬𑐟𑐸𑐴𑐾𑐟𑐰𑑅 𑑋 <text:s/></text:span></text:p>
      <text:p text:style-name="P2"><text:span text:style-name="T5">𑐊𑐰𑐩𑐾𑐰 𑐥𑑂𑐬𑐰𑐬𑑂𑐟𑐣𑑂𑐟𑐸 𑐨𑐰𑐡𑑂𑐨𑐶𑐬𑑂𑐡𑑂𑐰𑐶𑐖𑐳𑐟𑑂𑐟𑐩𑐵𑑅 𑑋𑑋 𑑑𑑙.𑑒𑑗 𑑋𑑋 <text:s text:c="2"/></text:span></text:p>
      <text:p text:style-name="P2"><text:span text:style-name="T5">𑐂𑐖𑑂𑐫𑐵𑐢𑑂𑐫𑐫𑐣𑐳𑐩𑑂𑐥𑐣𑑂𑐣𑐵 𑐧𑑂𑐬𑐵𑐴𑑂𑐩𑐞𑐵 𑐫𑐾 𑑇𑐟𑑂𑐬 𑐎𑐮𑑂𑐥𑐶𑐟𑐵𑑅 𑑋 <text:s/></text:span></text:p>
      <text:p text:style-name="P2"><text:span text:style-name="T5">𑐳𑐸𑐰𑐶𑐥𑑂𑐬𑐵 𑐰𑐶𑐥𑑂𑐬𑐟𑐵𑑄 𑐫𑐵𑐣𑑂𑐟𑐸 𑐲𑐚𑑂𑐎𑐬𑑂𑐩𑐣𑐶𑐬𑐟𑐵𑑅 𑐳𑐡𑐵 𑑋𑑋 𑑑𑑙.𑑒𑑘 𑑋𑑋 <text:s text:c="2"/></text:span></text:p>
      <text:p text:style-name="P2"><text:span text:style-name="T5">𑐬𑐎𑑂𑐲𑐞𑐵𑐬𑑂𑐠𑑄 𑐟𑐸 𑐫𑐾 𑐰𑐶𑐥𑑂𑐬𑐵𑑅 𑐎𑐮𑑂𑐥𑐶𑐟𑐵𑑅 𑐱𑐳𑑂𑐟𑑂𑐬𑐥𑐵𑐞𑐫𑑅 𑑋 <text:s/></text:span></text:p>
      <text:p text:style-name="P2"><text:span text:style-name="T5">𑐎𑑂𑐲𑐟𑐟𑑂𑐬𑐵𑐞𑐵𑐫 𑐰𑐶𑐥𑑂𑐬𑐵𑐞𑐵𑑄 𑐣𑐶𑐟𑑂𑐫𑐎𑑂𑐲𑐟𑑂𑐬𑐰𑑂𑐬𑐟𑑀𑐡𑑂𑐨𑐰𑐵𑑅 𑑋𑑋 𑑑𑑙.𑑒𑑙 𑑋𑑋 <text:s text:c="2"/></text:span></text:p>
      <text:p text:style-name="P2"><text:span text:style-name="T5">𑐀𑐬𑑂𑐠𑑀𑐥𑐵𑐬𑑂𑐖𑐣𑐩𑐸𑐡𑑂𑐡𑐶𑐱𑑂𑐫 𑐎𑐮𑑂𑐥𑐶𑐟𑐵 𑐫𑐾 𑐡𑑂𑐰𑐶𑐖𑐵𑐟𑐫𑑅 𑑋 <text:s/></text:span></text:p>
      <text:p text:style-name="P2"><text:span text:style-name="T5">𑐟𑐾 𑐟𑐸 𑐰𑐿𑐱𑑂𑐫𑐟𑑂𑐰𑐩𑐵𑐫𑐵𑐣𑑂𑐟𑐸 𑐰𑐵𑐬𑑂𑐟𑑂𑐟𑑀𑐥𑐵𑐫𑐬𑐟𑑀𑐡𑑂𑐨𑐰𑐵𑑅 𑑋𑑋 𑑑𑑙.𑑓𑑐 𑑋𑑋 <text:s text:c="2"/></text:span></text:p>
      <text:p text:style-name="P2"><text:span text:style-name="T5">𑐰𑐢𑐧𑐣𑑂𑐢𑐣𑐎𑐬𑑂𑐩𑐳𑐸 𑐱𑐶𑐮𑑂𑐥𑐳𑑂𑐠𑐵𑐣𑐰𑐶𑐢𑐾𑐲𑐸 𑐔 𑑋 <text:s/></text:span></text:p>
      <text:p text:style-name="P2"><text:span text:style-name="T5">𑐎𑐮𑑂𑐥𑐶𑐟𑐵 𑐫𑐾 𑐡𑑂𑐰𑐶𑐖𑐵𑐟𑐷𑐣𑐵𑑄 𑐳𑐬𑑂𑐰𑐾 𑐱𑐹𑐡𑑂𑐬𑐵 𑐨𑐰𑐣𑑂𑐟𑐸 𑐟𑐾 𑑋𑑋 𑑑𑑙.𑑓𑑑 𑑋𑑋 <text:s text:c="2"/></text:span></text:p>
      <text:p text:style-name="P2"><text:span text:style-name="T5">𑐥𑑂𑐬𑐵𑐖𑐵𑐥𑐟𑑂𑐫𑑄 𑐧𑑂𑐬𑐵𑐴𑑂𑐩𑐞𑐵𑐣𑐵𑐩𑐶𑐖𑑂𑐫𑐵𑐢𑑂𑐫𑐫𑐣𑐟𑐟𑑂𑐥𑐬𑐵𑐟𑑂 𑑋 <text:s/></text:span></text:p>
      <text:p text:style-name="P2"><text:span text:style-name="T5">𑐳𑑂𑐠𑐵𑐣𑐩𑐿𑐣𑑂𑐡𑑂𑐬𑑄 𑐎𑑂𑐲𑐟𑑂𑐬𑐶𑐫𑐵𑐞𑐵𑑄 𑐥𑑂𑐬𑐖𑐵𑐥𑐵𑐮𑐣𑐟𑐟𑑂𑐥𑐬𑐵𑐟𑑂 𑑋𑑋 𑑑𑑙.𑑓𑑒 𑑋𑑋 <text:s text:c="2"/></text:span></text:p>
      <text:p text:style-name="P2"><text:soft-page-break/><text:span text:style-name="T5">𑐰𑐿𑐱𑑂𑐫𑐵𑐣𑐵𑑄 𑐰𑐵𑐳𑐰𑐳𑑂𑐠𑐵𑐣𑑄 𑐰𑐵𑐞𑐶𑐖𑑂𑐫𑐎𑐺𑐲𑐶𑐖𑐷𑐰𑐶𑐣𑐵𑑈𑑋 <text:s/></text:span></text:p>
      <text:p text:style-name="P2"><text:span text:style-name="T5">𑐱𑐹𑐡𑑂𑐬𑐵𑐞𑐵𑑄 𑐩𑐬𑐸𑐟𑑅 𑐳𑑂𑐠𑐵𑐣𑑄 𑐱𑐸𑐱𑑂𑐬𑐹𑐲𑐵𑐣𑐶𑐬𑐟𑐵𑐟𑑂𑐩𑐣𑐵𑑈𑑋𑑋 𑑑𑑙.𑑓𑑓 𑑋𑑋 <text:s text:c="2"/></text:span></text:p>
      <text:p text:style-name="P2"><text:span text:style-name="T5">𑐩𑐴𑐬𑑂𑐲𑐶𑐥𑐶𑐟𑐺𑐡𑐾𑐰𑐵𑐣𑐵𑑄 𑐩𑐟𑐩𑐵𑐖𑑂𑐘𑐵𑐫 𑐣𑐶𑐱𑑂𑐔𑐶𑐟𑑅 𑑋 <text:s/></text:span></text:p>
      <text:p text:style-name="P2"><text:span text:style-name="T5">𑐊𑐲 𑐳𑑄𑐎𑐮𑑂𑐥𑐶𑐟𑑀 𑐧𑑂𑐬𑐴𑑂𑐩𑐵 𑐥𑐡𑑂𑐩𑐫𑑀𑐣𑐶𑑅 𑐥𑐶𑐟𑐵𑐩𑐴𑑅 𑑋𑑋 𑑑𑑙.𑑓𑑔 𑑋𑑋 <text:s text:c="2"/></text:span></text:p>
      <text:p text:style-name="P2"><text:span text:style-name="T5">𑐳𑑄𑐎𑐮𑑂𑐥𑐥𑑂𑐬𑐨𑐰𑐵𑑅 𑐳𑐬𑑂𑐰𑐾 𑐡𑐾𑐰𑐡𑐵𑐣𑐰𑐩𑐵𑐣𑐰𑐵𑑅 𑑋 <text:s/></text:span></text:p>
      <text:p text:style-name="P2"><text:span text:style-name="T5">𑐥𑐱𑐸𑐥𑐎𑑂𑐲𑐶𑐩𑐺𑐐𑐵 𑐩𑐸𑐏𑑂𑐫𑐵 𑐫𑐵𑐰𑐣𑑂𑐟𑐶 𑐖𑐐𑐳𑐩𑑂𑐨𑐰𑐵𑑅 𑑋𑑋 𑑑𑑙.𑑓𑑕 𑑋𑑋 <text:s text:c="2"/></text:span></text:p>
      <text:p text:style-name="P2"><text:span text:style-name="T5">𑐨𑐹𑐟𑐳𑑄𑐎𑐮𑑂𑐥𑐎𑑄 𑐣𑐵𑐩 𑐎𑐮𑑂𑐥𑐩𑐵𑐳𑐷𑐡𑑂𑐡𑑂𑐰𑐶𑐖𑑀𑐟𑑂𑐟𑐩 𑑋 <text:s/></text:span></text:p>
      <text:p text:style-name="P2"><text:span text:style-name="T5">𑐎𑐷𑐬𑑂𑐟𑐶𑐟𑐵𑐣𑐶 𑐳𑐩𑐵𑐳𑐾𑐣 𑐎𑐶𑐩𑐣𑑂𑐫𑐔𑑂𑐕𑑂𑐬𑑀𑐟𑐸𑐩𑐶𑐔𑑂𑐕𑐳𑐶 𑑋𑑋 𑑑𑑙.𑑓𑑖 𑑋𑑋 <text:s text:c="2"/></text:span></text:p>
      <text:p text:style-name="P2"><text:span text:style-name="T5">𑐰𑐶𑐐𑐟𑐬𑐵𑐐 𑐄𑐰𑐵𑐔 𑑋 <text:s/></text:span></text:p>
      <text:p text:style-name="P2"><text:span text:style-name="T5">𑐎𑐶𑑄 𑐟𑐥𑑅 𑐳𑐬𑑂𑐰𑐰𑐬𑑂𑐞𑐵𑐣𑐵𑑄 𑐰𑐺𑐟𑑂𑐟𑐶𑑄 𑐰𑐵𑐥𑐶 𑐟𑐥𑑀𑐢𑐣 𑑋 <text:s/></text:span></text:p>
      <text:p text:style-name="P2"><text:span text:style-name="T5">𑐫𑐖𑑂𑐘𑐵𑑄𑐱𑑂𑐔𑐿𑐰 𑐥𑐺𑐠𑐎𑑂𑐟𑑂𑐰𑐾𑐣 𑐱𑑂𑐬𑑀𑐟𑐸𑐩𑐶𑐔𑑂𑐕𑐵𑐩𑐶 𑐟𑐟𑑂𑐟𑑂𑐰𑐟𑑅 𑑋𑑋 𑑑𑑙.𑑓𑑗 𑑋𑑋 <text:s text:c="2"/></text:span></text:p>
      <text:p text:style-name="P2"><text:span text:style-name="T5">𑐀𑐣𑐬𑑂𑐠𑐫𑐖𑑂𑐘 𑐄𑐰𑐵𑐔 𑑋 <text:s/></text:span></text:p>
      <text:p text:style-name="P2"><text:span text:style-name="T5">𑐧𑑂𑐬𑐵𑐴𑑂𑐩𑐞𑐳𑑂𑐫 𑐟𑐥𑑀 𑐖𑑂𑐘𑐵𑐣𑑄 𑐟𑐥𑑅 𑐎𑑂𑐲𑐟𑑂𑐬𑐳𑑂𑐫 𑐬𑐎𑑂𑐲𑐞𑑈𑑋 <text:s/></text:span></text:p>
      <text:p text:style-name="P2"><text:span text:style-name="T5">𑐰𑐿𑐱𑑂𑐫𑐳𑑂𑐫 𑐔 𑐟𑐥𑑀 𑐰𑐵𑐬𑑂𑐟𑑂𑐟𑐵 𑐟𑐥𑑅 𑐱𑐹𑐡𑑂𑐬𑐳𑑂𑐫 𑐳𑐾𑐰𑐣𑑈𑑋𑑋 𑑑𑑙.𑑓𑑘 𑑋𑑋 <text:s text:c="2"/></text:span></text:p>
      <text:p text:style-name="P2"><text:span text:style-name="T5">𑐥𑑂𑐬𑐟𑐶𑐐𑑂𑐬𑐴 𑐢𑐣𑑄 𑐰𑐶𑐥𑑂𑐬𑑅 𑐎𑑂𑐲𑐟𑑂𑐬𑐶𑐫𑐳𑑂𑐫 𑐢𑐣𑐸𑐬𑑂𑐢𑐣𑑈𑑋 <text:s/></text:span></text:p>
      <text:p text:style-name="P2"><text:span text:style-name="T5">𑐎𑐺𑐲𑐶𑐬𑑂𑐢𑐣𑑄 𑐟𑐠𑐵 𑐰𑐿𑐱𑑂𑐫𑑅 𑐱𑐹𑐡𑑂𑐬𑑅 𑐱𑐸𑐱𑑂𑐬𑐹𑐲𑐞𑑄 𑐢𑐣𑑈𑑋𑑋 𑑑𑑙.𑑓𑑙 𑑋𑑋 <text:s text:c="2"/></text:span></text:p>
      <text:p text:style-name="P2"><text:span text:style-name="T5">𑐁𑐬𑐩𑑂𑐨𑐫𑐖𑑂𑐘𑑅 𑐎𑑂𑐲𑐟𑑂𑐬𑐳𑑂𑐫 𑐴𑐰𑐶𑐬𑑂𑐫𑐖𑑂𑐘𑐵 𑐰𑐶𑐱𑐳𑑂𑐟𑐠𑐵 𑑋 <text:s/></text:span></text:p>
      <text:p text:style-name="P2"><text:span text:style-name="T5">𑐱𑐹𑐡𑑂𑐬𑐵𑑅 𑐥𑐬𑐶𑐔𑐬𑐵𑐫𑐖𑑂𑐘𑐵 𑐖𑐥𑐫𑐖𑑂𑐘𑐵 𑐡𑑂𑐰𑐶𑐖𑐵𑐟𑐫𑑅 𑑋𑑋 𑑑𑑙.𑑔𑑐 𑑋𑑋 <text:s text:c="2"/></text:span></text:p>
      <text:p text:style-name="P2"><text:span text:style-name="T5">𑐳𑐟𑑂𑐫 𑐟𑐷𑐬𑑂𑐠𑑄 𑐡𑑂𑐰𑐶𑐖𑐵𑐟𑐷𑐣𑐵𑑄 𑐬𑐞 𑐟𑐷𑐬𑑂𑐠𑑄 𑐟𑐸 𑐎𑑂𑐲𑐟𑑂𑐬𑐶𑐫𑐵𑑅 𑑋 <text:s/></text:span></text:p>
      <text:p text:style-name="P2"><text:span text:style-name="T5">𑐁𑐬𑑂𑐫𑐵 𑐟𑐷𑐬𑑂𑐠𑑄 𑐟𑐸 𑐰𑐿𑐱𑑂𑐫𑐵𑐣𑐵𑑄 𑐱𑐹𑐡𑑂𑐬𑐟𑐷𑐬𑑂𑐠𑑄 𑐔 𑐰𑐿 𑐡𑑂𑐰𑐶𑐖𑐵𑑅 𑑋𑑋 𑑑𑑙.𑑔𑑑 𑑋𑑋 <text:s text:c="2"/></text:span></text:p>
      <text:p text:style-name="P2"><text:span text:style-name="T5">𑐣𑐵𑐳𑑂𑐟𑐶 𑐰𑐶𑐡𑑂𑐫𑐵𑐳𑐩𑑀 𑐩𑐶𑐟𑑂𑐬𑑀 𑐣𑐵𑐳𑑂𑐟𑐶 𑐡𑐵𑐣𑐳𑐩𑑅 𑐳𑐏𑐵 𑑋 <text:s/></text:span></text:p>
      <text:p text:style-name="P2"><text:span text:style-name="T5">𑐣𑐵𑐳𑑂𑐟𑐶 𑐖𑑂𑐘𑐵𑐣𑐳𑐩𑑀 𑐧𑐣𑑂𑐢𑐸𑐬𑑂𑐣𑐵𑐳𑑂𑐟𑐶 𑐫𑐖𑑂𑐘𑑀 𑐖𑐥𑐳𑐩𑑅 𑑋𑑋 𑑑𑑙.𑑔𑑒 𑑋𑑋 <text:s text:c="2"/></text:span></text:p>
      <text:p text:style-name="P2"><text:span text:style-name="T5">𑐢𑐬𑑂𑐩𑐴𑐷𑐣𑑀 𑐩𑐺𑐟𑐿𑐳𑑂𑐟𑐸𑐮𑑂𑐫𑑀 𑐡𑐾𑐰𑐟𑐸𑐮𑑂𑐫𑑀 𑐖𑐶𑐟𑐾𑐣𑑂𑐡𑑂𑐬𑐶𑐫𑑅 𑑋 <text:s/></text:span></text:p>
      <text:p text:style-name="P2"><text:span text:style-name="T5">𑐫𑐖𑑂𑐘𑐟𑐸𑐮𑑂𑐫𑑀 𑑇𑐨𑐫𑑄 𑐡𑐵𑐟𑐵 𑐱𑐶𑐰𑐟𑐸𑐮𑑂𑐫𑑀 𑐩𑐣𑑀𑐣𑑂𑐩𑐣𑑅 𑑋𑑋 𑑑𑑙.𑑔𑑓 𑑋𑑋 <text:s text:c="2"/></text:span></text:p>
      <text:p text:style-name="P2"><text:span text:style-name="T5">𑐰𑐶𑐐𑐟𑐬𑐵𑐐 𑐄𑐰𑐵𑐔 𑑋 <text:s/></text:span></text:p>
      <text:p text:style-name="P2"><text:span text:style-name="T5">𑐡𑐵𑐣𑑄 𑐫𑐖𑑂𑐘𑐳𑑂𑐟𑐥𑐳𑑂𑐟𑐷𑐬𑑂𑐠𑑄 𑐳𑑄𑐣𑑂𑐫𑐵𑐳𑑄 𑐫𑑀𑐐 𑐊𑐰 𑐔 𑑋 <text:s/></text:span></text:p>
      <text:p text:style-name="P2"><text:span text:style-name="T5">𑐊𑐟𑐾𑐲𑐸 𑐎𑐟𑐩𑑅 𑐱𑑂𑐬𑐾𑐲𑑂𑐛𑑅 𑐱𑑂𑐬𑑀𑐟𑐸𑐩𑐶𑐔𑑂𑐕𑐵𑐩𑐶 𑐎𑐷𑐬𑑂𑐟𑐫 𑑋𑑋 𑑑𑑙.𑑔𑑔 𑑋𑑋 <text:s text:c="2"/></text:span></text:p>
      <text:p text:style-name="P2"><text:span text:style-name="T5">𑐀𑐣𑐬𑑂𑐠𑐫𑐖𑑂𑐘 𑐄𑐰𑐵𑐔 𑑋 <text:s/></text:span></text:p>
      <text:p text:style-name="P2"><text:span text:style-name="T5">𑐡𑐵𑐣𑐢𑐬𑑂𑐩𑐳𑐴𑐳𑑂𑐬𑐾𑐨𑑂𑐫𑑀 𑐫𑐖𑑂𑐘𑐫𑐵𑐖𑐷 𑐰𑐶𑐱𑐶𑐲𑑂𑐫𑐟𑐾 𑑋 <text:s/></text:span></text:p>
      <text:p text:style-name="P2"><text:span text:style-name="T5">𑐫𑐖𑑂𑐘𑐫𑐵𑐖𑐶𑐳𑐴𑐳𑑂𑐬𑐾𑐨𑑂𑐫𑐳𑑂𑐟𑐷𑐬𑑂𑐠𑐫𑐵𑐟𑑂𑐬𑐷 𑐰𑐶𑐱𑐶𑐲𑑂𑐫𑐟𑐾 𑑋𑑋 𑑑𑑙.𑑔𑑕 𑑋𑑋 <text:s text:c="2"/></text:span></text:p>
      <text:p text:style-name="P2"><text:span text:style-name="T5">𑐟𑐷𑐬𑑂𑐠𑐫𑐵𑐟𑑂𑐬𑐶𑐳𑐴𑐳𑑂𑐬𑐾𑐨𑑂𑐫𑐳𑑂𑐟𑐥𑑀𑐣𑐶𑐲𑑂𑐛𑑀 𑐰𑐶𑐱𑐶𑐲𑑂𑐫𑐟𑐾 𑑋 <text:s/></text:span></text:p>
      <text:p text:style-name="P2"><text:span text:style-name="T5">𑐟𑐥𑑀𑐣𑐶𑐲𑑂𑐛𑐳𑐴𑐳𑑂𑐬𑐾𑐨𑑂𑐫𑑅 𑐱𑑂𑐬𑐾𑐲𑑂𑐛𑑅 𑐳𑑄𑐣𑑂𑐫𑐵𑐳𑐶𑐎𑑅 𑐳𑑂𑐩𑐺𑐟𑑅 𑑋𑑋 𑑑𑑙.𑑔𑑖 𑑋𑑋 <text:s text:c="2"/></text:span></text:p>
      <text:p text:style-name="P2"><text:span text:style-name="T5">𑐳𑑄𑐣𑑂𑐫𑐵𑐳𑐷𑐣𑐵𑑄 𑐳𑐴𑐳𑑂𑐬𑐾𑐨𑑂𑐫𑑅 𑐱𑑂𑐬𑐾𑐲𑑂𑐛𑑀 𑐫𑐳𑑂𑐟𑐸 𑐖𑐶𑐟𑐾𑐣𑑂𑐡𑑂𑐬𑐶𑐫𑑅 𑑋 <text:s/></text:span></text:p>
      <text:p text:style-name="P2"><text:span text:style-name="T5">𑐖𑐶𑐟𑐾𑐣𑑂𑐡𑑂𑐬𑐶𑐫𑐳𑐴𑐳𑑂𑐬𑐾𑐨𑑂𑐫𑑀 𑐫𑑀𑐐𑐫𑐸𑐎𑑂𑐟𑑀 𑐰𑐶𑐱𑐶𑐲𑑂𑐫𑐟𑐾 𑑋𑑋 𑑑𑑙.𑑔𑑗 𑑋𑑋 <text:s text:c="2"/></text:span></text:p>
      <text:p text:style-name="P2"><text:span text:style-name="T5">𑐫𑑀𑐐𑐫𑐸𑐎𑑂𑐟𑐳𑐴𑐳𑑂𑐬𑐾𑐨𑑂𑐫𑑅 𑐱𑑂𑐬𑐾𑐲𑑂𑐛𑑀 𑐮𑐷𑐣𑐩𑐣𑐵𑑅 𑐳𑑂𑐩𑐺𑐟𑑅 𑑋 <text:s/></text:span></text:p>
      <text:p text:style-name="P2"><text:span text:style-name="T5">𑐟𑐳𑑂𑐩𑐵𑐟𑑂𑐳𑐬𑑂𑐰𑐥𑑂𑐬𑐫𑐟𑑂𑐣𑐾𑐣 𑐩𑐣 𑐁𑐡𑑁 𑐰𑐶𑐱𑑀𑐢𑐫𑐾𑐟𑑂 𑑋𑑋 𑑑𑑙.𑑔𑑘 𑑋𑑋 <text:s text:c="2"/></text:span></text:p>
      <text:p text:style-name="P2"><text:span text:style-name="T5">𑐣𑐶𑐐𑐺𑐴𑐷𑐟𑐾𑐣𑑂𑐡𑑂𑐬𑐶𑐫𑐐𑑂𑐬𑐵𑐩𑑅 𑐳𑑂𑐰𑐬𑑂𑐐𑐩𑑀𑐎𑑂𑐲𑑁 𑐟𑐸 𑐳𑐵𑐢𑐫𑐾𑐟𑑂 𑑋 <text:s/></text:span></text:p>
      <text:p text:style-name="P2"><text:span text:style-name="T5">𑐰𑐶𑐳𑐺𑐲𑑂𑐚𑐾 𑐟𑑂𑐰𑐶𑐣𑑂𑐡𑑂𑐬𑐶𑐫𑐐𑑂𑐬𑐵𑐩𑐾 𑐟𑐶𑐬𑑂𑐫𑐎𑑂𑐣𑐬𑐎𑐳𑐵𑐢𑐣𑑈𑑋𑑋 𑑑𑑙.𑑔𑑙 𑑋𑑋 <text:s text:c="2"/></text:span></text:p>
      <text:p text:style-name="P2"><text:span text:style-name="T5">𑐰𑐶𑐐𑐟𑐬𑐵𑐐 𑐄𑐰𑐵𑐔 𑑋 <text:s/></text:span></text:p>
      <text:p text:style-name="P2"><text:span text:style-name="T5">𑐔𑐬𑐵𑐔𑐬𑐵𑐞𑐵𑑄 𑐨𑐹𑐟𑐵𑐣𑐵𑑄 𑐱𑑂𑐬𑐾𑐲𑑂𑐛𑑅 𑐎𑐟𑐩 𑐄𑐔𑑂𑐫𑐟𑐾 𑑋 <text:s/></text:span></text:p>
      <text:p text:style-name="P2"><text:span text:style-name="T5">𑐎𑐠𑐫𑐳𑑂𑐰 𑐩𑐩𑐵𑐡𑑂𑐫 𑐟𑑂𑐰𑑄 𑐕𑐾𑐟𑑂𑐟𑐸𑐩𑐬𑑂𑐴𑐳𑐶 𑐳𑑄𑐱𑐫𑑈𑑋𑑋 𑑑𑑙.𑑕𑑐 𑑋𑑋 <text:s text:c="2"/></text:span></text:p>
      <text:p text:style-name="P2"><text:span text:style-name="T5">𑐀𑐣𑐬𑑂𑐠𑐫𑐖𑑂𑐘 𑐄𑐰𑐵𑐔 𑑋 <text:s/></text:span></text:p>
      <text:p text:style-name="P2"><text:soft-page-break/><text:span text:style-name="T5">𑐔𑐬𑐵𑐔𑐬𑐵𑐞𑐵𑑄 𑐨𑐹𑐟𑐵𑐣𑐵𑑄 𑐟𑐟𑑂𑐬 𑐱𑑂𑐬𑐾𑐲𑑂𑐛𑐵𑐱𑑂𑐔𑐬𑐵𑑅 𑐳𑑂𑐩𑐺𑐟𑐵𑑅 𑑋 <text:s/></text:span></text:p>
      <text:p text:style-name="P2"><text:span text:style-name="T5">𑐔𑐬𑐵𑐞𑐵𑑄 𑐔𑐿𑐰 𑐳𑐬𑑂𑐰𑐾𑐲𑐵𑑄 𑐧𑐸𑐡𑑂𑐢𑐶𑐩𑐵𑐣𑑂𑐱𑑂𑐬𑐾𑐲𑑂𑐛 𑐄𑐔𑑂𑐫𑐟𑐾 𑑋𑑋 𑑑𑑙.𑑕𑑑 𑑋𑑋 <text:s text:c="2"/></text:span></text:p>
      <text:p text:style-name="P2"><text:span text:style-name="T5">𑐧𑐸𑐡𑑂𑐢𑐶𑐩𑐟𑑂𑐳𑐸 𑐔 𑐳𑐬𑑂𑐰𑐾𑐲𑐸 𑐟𑐟𑑅 𑐱𑑂𑐬𑐾𑐲𑑂𑐛𑐵 𑐣𑐬𑐵𑑅 𑐳𑑂𑐩𑐺𑐟𑐵𑑅 𑑋 <text:s/></text:span></text:p>
      <text:p text:style-name="P2"><text:span text:style-name="T5">𑐣𑐬𑐵𑐞𑐵𑑄 𑐔𑐿𑐰 𑐳𑐬𑑂𑐰𑐾𑐲𑐵𑑄 𑐧𑑂𑐬𑐵𑐴𑑂𑐩𑐞𑑅 𑐱𑑂𑐬𑐾𑐲𑑂𑐛 𑐄𑐔𑑂𑐫𑐟𑐾 𑑋𑑋 𑑑𑑙.𑑕𑑒 𑑋𑑋 <text:s text:c="2"/></text:span></text:p>
      <text:p text:style-name="P2"><text:span text:style-name="T5">𑐧𑑂𑐬𑐵𑐴𑑂𑐩𑐞𑐾𑐲𑐸 𑐔 𑐳𑐬𑑂𑐰𑐾𑐲𑐸 𑐰𑐶𑐡𑑂𑐰𑐵𑐣𑑂𑐱𑑂𑐬𑐾𑐲𑑂𑐛𑑅 𑐳 𑐄𑐔𑑂𑐫𑐟𑐾 <text:s/>𑑋 <text:s/></text:span></text:p>
      <text:p text:style-name="P2"><text:span text:style-name="T5">𑐰𑐶𑐡𑑂𑐰𑐟𑑂𑐳𑑂𑐰𑐥𑐶 𑐔 𑐳𑐬𑑂𑐰𑐾𑐲𑐸 𑐎𑐺𑐟𑐧𑐸𑐡𑑂𑐢𑐶𑐬𑑂𑐰𑐶𑐱𑐶𑐲𑑂𑐫𑐟𑐾 𑑋𑑋 𑑑𑑙.𑑕𑑓 𑑋𑑋 <text:s text:c="2"/></text:span></text:p>
      <text:p text:style-name="P2"><text:span text:style-name="T5">𑐎𑐺𑐟𑐧𑐸𑐡𑑂𑐢𑐶𑐲𑐸 𑐳𑐬𑑂𑐰𑐾𑐲𑐸 𑐱𑑂𑐬𑐾𑐲𑑂𑐛𑑅 𑐎𑐬𑑂𑐟𑐵 𑐳𑐩𑐸𑐔𑑂𑐫𑐟𑐾 𑑋 <text:s/></text:span></text:p>
      <text:p text:style-name="P2"><text:span text:style-name="T5">𑐎𑐬𑑂𑐟𑐺𑐲𑑂𑐰𑐥𑐶 𑐔 𑐳𑐬𑑂𑐰𑐾𑐲𑐸 𑐧𑑂𑐬𑐴𑑂𑐩𑐰𑐾𑐡𑐷 𑐰𑐶𑐱𑐶𑐲𑑂𑐫𑐟𑐾 𑑋𑑋 𑑑𑑙.𑑕𑑔 𑑋𑑋 <text:s text:c="2"/></text:span></text:p>
      <text:p text:style-name="P2"><text:span text:style-name="T5">𑐧𑑂𑐬𑐴𑑂𑐩𑐰𑐾𑐡𑐶 𑐥𑐬𑑄 𑐰𑐶𑐥𑑂𑐬𑑅 𑐣𑐵𑐣𑑂𑐫𑑄 𑐰𑐾𑐡𑑂𑐩𑐶 𑐥𑐬𑑄 𑐟𑐥𑑅 𑑋 <text:s/></text:span></text:p>
      <text:p text:style-name="P2"><text:span text:style-name="T5">𑐳 𑐰𑐶𑐥𑑂𑐬𑑅 𑐳 𑐟𑐥𑐳𑑂𑐰𑐷 𑐔 𑐳 𑐫𑑀𑐐𑐷 𑐳 𑐱𑐶𑐰𑑅 𑐳𑑂𑐩𑐺𑐟𑑅 𑑋𑑋 𑑑𑑙.𑑕𑑕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𑐡𑐵𑐣𑐫𑐖𑑂𑐘𑐰𑐶𑐱𑐾𑐲𑑀 𑐣𑐵𑐩 𑐅𑐣𑐰𑐶𑑄𑐱𑐟𑐶𑐟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𑐥𑐘𑑂𑐔𑐰𑐶𑑄𑐱𑐟𑐶 𑐫𑐟𑑂𑐟𑐟𑑂𑐟𑑂𑐰𑑄 𑐖𑑂𑐘𑐵𑐟𑐸𑐩𑐶𑐔𑑂𑐕𑐵𑐩𑐶 𑐟𑐟𑑂𑐟𑑂𑐰𑐟𑑅 𑑋 <text:s/></text:span></text:p>
      <text:p text:style-name="P2"><text:span text:style-name="T5">𑐎𑐠𑐫𑐳𑑂𑐰 𑐩𑐩𑐵𑐡𑑂𑐫 𑐟𑑂𑐰𑑄 𑐕𑐶𑐡𑑂𑐫𑐟𑐾 𑐫𑐾𑐣 𑐳𑑄𑐱𑐫𑑅 𑑋𑑋 𑑒𑑐.𑑑 𑑋𑑋 <text:s text:c="2"/></text:span></text:p>
      <text:p text:style-name="P2"><text:span text:style-name="T5"><text:s text:c="2"/></text:span></text:p>
      <text:p text:style-name="P2"><text:span text:style-name="T5">---- 𑐟𑐟𑑂𑐟𑑂𑐰𑐣𑐶𑐬𑑂𑐞𑐫𑑈---- <text:s/></text:span></text:p>
      <text:p text:style-name="P2"><text:span text:style-name="T5"><text:s text:c="2"/></text:span></text:p>
      <text:p text:style-name="P2"><text:span text:style-name="T5">𑐀𑐣𑐬𑑂𑐠𑐫𑐖𑑂𑐘 𑐄𑐰𑐵𑐔 𑑋 <text:s/></text:span></text:p>
      <text:p text:style-name="P2"><text:span text:style-name="T5">𑐳𑐬𑑂𑐰𑐥𑑂𑐬𑐟𑑂𑐫𑐎𑑂𑐲𑐡𑐬𑑂𑐱𑐶𑐟𑑂𑐰𑑄 𑐎𑐠𑑄 𑐩𑐵𑑄 𑐥𑑂𑐬𑐲𑑂𑐚𑐸𑐩𑐬𑑂𑐴𑐳𑐶 𑑋 <text:s/></text:span></text:p>
      <text:p text:style-name="P2"><text:span text:style-name="T5">𑐥𑐺𑐲𑑂𑐚𑐾𑐣 𑐎𑐠𑐣𑐷𑐫𑑀 𑑇𑐳𑑂𑐩𑐶 𑐊𑐲 𑐩𑐾 𑐎𑐺𑐟𑐣𑐶𑐱𑑂𑐔𑐫𑑅 𑑋 <text:s/></text:span></text:p>
      <text:p text:style-name="P2"><text:span text:style-name="T5">𑐱𑐺𑐞𑐸 𑐟𑐾 𑐳𑐩𑑂𑐥𑑂𑐬𑐰𑐎𑑂𑐲𑑂𑐫𑐵𑐩𑐶 𑐟𑐟𑑂𑐟𑑂𑐰𑐳𑐡𑑂𑐨𑐵𑐰𑐩𑐸𑐟𑑂𑐟𑐩𑑈𑑋𑑋 𑑒𑑐.𑑒 𑑋𑑋 <text:s text:c="2"/></text:span></text:p>
      <text:p text:style-name="P2"><text:span text:style-name="T5"><text:s text:c="2"/></text:span></text:p>
      <text:p text:style-name="P2"><text:span text:style-name="T5">---- 𑐥𑐸𑐬𑐸𑐲𑐱𑐶𑐰𑐧𑑂𑐬𑐴𑑂𑐩𑐵 (𑑒𑑕) ---- <text:s/></text:span></text:p>
      <text:p text:style-name="P2"><text:span text:style-name="T5"><text:s text:c="2"/></text:span></text:p>
      <text:p text:style-name="P2"><text:span text:style-name="T5">𑐣𑐵𑐡𑐶𑐩𑐢𑑂𑐫𑑄 𑐣 𑐔𑐵𑐣𑑂𑐟𑑄 𑐔 𑐫𑐣𑑂𑐣 𑐰𑐾𑐡𑑂𑐫𑑄 𑐳𑐸𑐬𑐿𑐬𑐥𑐶 𑑋 <text:s/></text:span></text:p>
      <text:p text:style-name="P2"><text:span text:style-name="T5">𑐀𑐟𑐶𑐳𑐹𑐎𑑂𑐲𑑂𑐩𑑀 𑐴𑑂𑐫𑐟𑐶𑐳𑑂𑐠𑐹𑐮𑑀 𑐣𑐶𑐬𑐵𑐮𑐩𑑂𑐧𑑀 𑐣𑐶𑐬𑐘𑑂𑐖𑐣𑑅 𑑋𑑋 𑑒𑑐.𑑓 𑑋𑑋 <text:s text:c="2"/></text:span></text:p>
      <text:p text:style-name="P2"><text:span text:style-name="T5">𑐀𑐔𑐶𑐣𑑂𑐟𑑂𑐫𑐱𑑂𑐔𑐵𑐥𑑂𑐬𑐩𑐾𑐫𑐱𑑂𑐔 𑐀𑐎𑑂𑐲𑐬𑐵𑐎𑑂𑐲𑐬𑐰𑐬𑑂𑐖𑐶𑐟𑑅 𑑋 <text:s/></text:span></text:p>
      <text:p text:style-name="P2"><text:span text:style-name="T5">𑐳𑐬𑑂𑐰𑑅 𑐳𑐬𑑂𑐰𑐐𑐟𑑀 𑐰𑑂𑐫𑐵𑐥𑐷 𑐳𑐬𑑂𑐰𑐩𑐵𑐰𑐺𑐟𑑂𑐫 𑐟𑐶𑐲𑑂𑐛𑐟𑐶 𑑋𑑋 𑑒𑑐.𑑔 𑑋𑑋 <text:s text:c="2"/></text:span></text:p>
      <text:p text:style-name="P2"><text:span text:style-name="T5">𑐳𑐬𑑂𑐰𑐾𑐣𑑂𑐡𑑂𑐬𑐶𑐫𑐐𑐸𑐞𑐵𑐨𑐵𑐳𑑅 𑐳𑐬𑑂𑐰𑐾𑐣𑑂𑐡𑑂𑐬𑐶𑐫𑐰𑐶𑐰𑐬𑑂𑐖𑐶𑐟𑑅 𑑋 <text:s/></text:span></text:p>
      <text:p text:style-name="P2"><text:span text:style-name="T5">𑐀𑐖𑐬𑐵𑐩𑐬𑐖𑑅 𑐱𑐵𑐣𑑂𑐟𑑅 𑐥𑐬𑐩𑐵𑐟𑑂𑐩𑐵 𑐱𑐶𑐰𑑀 𑑇𑐰𑑂𑐫𑐫𑑅 𑑋𑑋 𑑒𑑐.𑑕 𑑋𑑋 <text:s text:c="2"/></text:span></text:p>
      <text:p text:style-name="P2"><text:span text:style-name="T5">𑐀𑐮𑐎𑑂𑐲𑑂𑐫𑐮𑐎𑑂𑐲𑐞𑑅 𑐳𑑂𑐰𑐳𑑂𑐠𑑀 𑐧𑑂𑐬𑐴𑑂𑐩𑐵 𑐥𑐸𑐬𑐸𑐲𑐳𑑄𑐖𑑂𑐘𑐶𑐟𑑅 𑑋 <text:s/></text:span></text:p>
      <text:p text:style-name="P2"><text:span text:style-name="T5">𑐥𑐘𑑂𑐔𑐰𑐶𑑄𑐱𑑅 𑐳 𑐰𑐶𑐖𑑂𑐘𑐾𑐫𑑀 𑐖𑐣𑑂𑐩𑐩𑐺𑐟𑑂𑐫𑐸𑐴𑐬𑑅 𑐥𑑂𑐬𑐨𑐸𑑅 𑑋𑑋 𑑒𑑐.𑑖 𑑋𑑋 <text:s text:c="2"/></text:span></text:p>
      <text:p text:style-name="P2"><text:span text:style-name="T5">𑐎𑐮𑐵𑐎𑐮𑐒𑑂𑐎𑐣𑐶𑐬𑑂𑐩𑐸𑐎𑑂𑐟𑑀 𑐰𑑂𑐫𑑀𑐩𑐥𑐘𑑂𑐔𑐵𑐱𑐰𑐬𑑂𑐖𑐶𑐟𑑅 𑑋 <text:s/></text:span></text:p>
      <text:p text:style-name="P2"><text:span text:style-name="T5">𑐖𑐮𑐥𑐎𑑂𑐲𑐷 𑐫𑐠𑐵 𑐟𑑀𑐫𑐿𑐬𑑂𑐣 𑐮𑐶𑐥𑑂𑐫𑐾𑐟 𑐖𑐮𑐾 𑐔𑐬𑐣𑑂 𑑋 <text:s/></text:span></text:p>
      <text:p text:style-name="P2"><text:span text:style-name="T5">𑐟𑐡𑑂𑐰𑐡𑑂𑐡𑑀𑐲𑐿𑐬𑑂𑐣 𑐮𑐶𑐥𑑂𑐫𑐾𑐟 𑐥𑐵𑐥𑐎𑐬𑑂𑐩𑐱𑐟𑐿𑐬𑐥𑐶 𑑋𑑋 𑑒𑑐.𑑗 𑑋𑑋 <text:s text:c="2"/></text:span></text:p>
      <text:p text:style-name="P2"><text:span text:style-name="T5"><text:s text:c="2"/></text:span></text:p>
      <text:p text:style-name="P2"><text:span text:style-name="T5">---- 𑐥𑑂𑐬𑐎𑐺𑐟𑐶𑑅 (𑑒𑑔) ---- <text:s/></text:span></text:p>
      <text:p text:style-name="P2"><text:soft-page-break/><text:span text:style-name="T5"><text:s text:c="2"/></text:span></text:p>
      <text:p text:style-name="P2"><text:span text:style-name="T5">𑐔𑐟𑐸𑐬𑑂𑐰𑐶𑑄𑐱𑐟𑐶 𑐫𑐟𑑂𑐟𑐟𑑂𑐟𑑂𑐰𑑄 𑐥𑑂𑐬𑐎𑐺𑐟𑐶𑑄 𑐰𑐶𑐡𑑂𑐢𑐶 𑐣𑐶𑐱𑑂𑐔𑐫𑑈𑑋 <text:s/></text:span></text:p>
      <text:p text:style-name="P2"><text:span text:style-name="T5">𑐰𑐶𑐎𑐺𑐟𑐶𑐱𑑂𑐔 𑐳 𑐰𑐶𑐖𑑂𑐘𑐾𑐫𑐳𑑂𑐟𑐟𑑂𑐟𑑂𑐰𑐟𑑅 𑐳 𑐩𑐣𑐷𑐲𑐶𑐨𑐶𑑅 𑑋𑑋 𑑒𑑐.𑑘 𑑋𑑋 <text:s text:c="2"/></text:span></text:p>
      <text:p text:style-name="P2"><text:span text:style-name="T5">𑐥𑑂𑐬𑐎𑐺𑐟𑐶𑐥𑑂𑐬𑐨𑐰𑐵𑑅 𑐳𑐬𑑂𑐰𑐾 𑐧𑐸𑐡𑑂𑐢𑑂𑐫𑐴𑑄𑐎𑐵𑐬-𑐁𑐡𑐫𑑅 𑑋 <text:s/></text:span></text:p>
      <text:p text:style-name="P2"><text:span text:style-name="T5">𑐰𑐶𑐎𑐺𑐟𑐶𑑄 𑐥𑑂𑐬𑐟𑐶𑐮𑐷𑐫𑐣𑑂𑐟𑐾 𑐨𑐹𑐩𑑂𑐫𑐵𑐡𑐶 𑐎𑑂𑐬𑐩𑐱𑐳𑑂𑐟𑐸 𑐰𑐿 𑑋𑑋 𑑒𑑐.𑑙 𑑋𑑋 <text:s text:c="2"/></text:span></text:p>
      <text:p text:style-name="P2"><text:span text:style-name="T5"><text:s text:c="2"/></text:span></text:p>
      <text:p text:style-name="P2"><text:span text:style-name="T5">---- 𑐩𑐟𑐶𑑅/𑐧𑐸𑐡𑑂𑐢𑐶𑑅 (𑑒𑑓) ---- <text:s/></text:span></text:p>
      <text:p text:style-name="P2"><text:span text:style-name="T5"><text:s text:c="2"/></text:span></text:p>
      <text:p text:style-name="P2"><text:span text:style-name="T5">𑐩𑐟𑐶𑐟𑐟𑑂𑐟𑑂𑐰 𑐟𑑂𑐬𑐫𑑀𑐰𑐶𑑄𑐱 𑐢𑐬𑑂𑐩𑐵𑐡𑐶𑐐𑐸𑐞𑐳𑑄𑐫𑐸𑐟𑑅 𑑋 <text:s/></text:span></text:p>
      <text:p text:style-name="P2"><text:span text:style-name="T5">𑐳𑐟𑑂𑐟𑑂𑐰𑐵𑐢𑐶𑐎𑐳𑐩𑐸𑐟𑑂𑐥𑐣𑑂𑐣𑐧𑑀𑐡𑑂𑐢𑐵𑐬𑑄 𑐰𑐶𑐡𑑂𑐢𑐶 𑐡𑐾𑐴𑐶𑐣𑑅 𑑋𑑋 𑑒𑑐.𑑑𑑐 𑑋𑑋 <text:s text:c="2"/></text:span></text:p>
      <text:p text:style-name="P2"><text:span text:style-name="T5"><text:s text:c="2"/></text:span></text:p>
      <text:p text:style-name="P2"><text:span text:style-name="T5">---- 𑐀𑐴𑑄𑐎𑐵𑐬𑑅 (𑑒𑑒) ---- <text:s/></text:span></text:p>
      <text:p text:style-name="P2"><text:span text:style-name="T5"><text:s text:c="2"/></text:span></text:p>
      <text:p text:style-name="P2"><text:span text:style-name="T5">𑐡𑑂𑐰𑐵𑐰𑐶𑑄𑐱𑐟𑐶 𑐀𑐴𑑄𑐎𑐵𑐬𑐳𑑂𑐟𑐟𑑂𑐟𑑂𑐰𑐩𑐸𑐎𑑂𑐟𑑄 𑐩𑐣𑐷𑐲𑐶𑐨𑐶𑑅 𑑋 <text:s/></text:span></text:p>
      <text:p text:style-name="P2"><text:span text:style-name="T5">𑐨𑐹𑐟𑐵𑐡𑐶 𑐩𑐩 𑐥𑐘𑑂𑐔𑐵𑐴 𑐬𑐖𑐵𑐢𑐶𑐎𑐳𑐩𑐸𑐡𑑂𑐨𑐰𑑈𑑋𑑋 𑑒𑑐.𑑑𑑑 𑑋𑑋 <text:s text:c="2"/></text:span></text:p>
      <text:p text:style-name="P2"><text:span text:style-name="T5"><text:s text:c="2"/></text:span></text:p>
      <text:p text:style-name="P2"><text:span text:style-name="T5">---- 𑐁𑐎𑐵𑐱𑑅 (𑐳𑐸𑐲𑐶𑐬𑐟𑑂𑐰𑑄) 𑐱𑐧𑑂𑐡𑐱𑑂𑐔 (𑑒𑑑-𑑒𑑐) ---- <text:s/></text:span></text:p>
      <text:p text:style-name="P2"><text:span text:style-name="T5"><text:s text:c="2"/></text:span></text:p>
      <text:p text:style-name="P2"><text:span text:style-name="T5">𑐊𑐎𑐰𑐶𑑄𑐱𑐟𑐶 𑐫𑐟𑑂𑐟𑐟𑑂𑐟𑑂𑐰𑑄 𑐳𑐸𑐲𑐶𑐬𑑄 𑐰𑐶𑐡𑑂𑐢𑐶 𑐨𑑀 𑐡𑑂𑐰𑐶𑐖 𑑋 <text:s/></text:span></text:p>
      <text:p text:style-name="P2"><text:span text:style-name="T5">𑐱𑐧𑑂𑐡𑐵𑐟𑐷𑐟𑑄 𑐳𑐸𑐲𑐶𑐬𑐟𑑂𑐰𑑄 𑐳𑐱𑐧𑑂𑐡𑐐𑐸𑐞𑐮𑐎𑑂𑐲𑐞𑑈𑑋𑑋 𑑒𑑐.𑑑𑑒 𑑋𑑋 <text:s text:c="2"/></text:span></text:p>
      <text:p text:style-name="P2"><text:span text:style-name="T5">𑐳𑐥𑑂𑐟𑐳𑑂𑐰𑐬𑐵𑐳𑑂𑐟𑑂𑐬𑐫𑑀 𑐐𑑂𑐬𑐵𑐩𑐵 𑐩𑐹𑐬𑑂𑐕𑐣𑐵𑐳𑑂𑐟𑑂𑐰𑐾𑐎𑐰𑐶𑑄𑐱𑐟𑐶𑑅 𑑋 <text:s/></text:span></text:p>
      <text:p text:style-name="P2"><text:span text:style-name="T5">𑐟𑐵𑐣𑐵{-}𑐩{-}𑐊𑐎𑑀𑐣𑐥𑐘𑑂𑐔𑐵𑐱𑐔𑑂𑐕𑐧𑑂𑐡𑐨𑐾𑐡𑐳𑑂𑐟𑐡𑐵𑐡𑐫𑑅 𑑋𑑋 𑑒𑑐.𑑑𑑓 𑑋𑑋 <text:s text:c="2"/></text:span></text:p>
      <text:p text:style-name="P2"><text:span text:style-name="T5">𑐊𑐰𑐩𑐵𑐡𑐷𑐣𑑂𑐫𑐣𑐾𑐎𑐵𑐣𑐶 𑐳𑑂𑐰𑐬𑐨𑐾𑐡𑐵 𑐡𑑂𑐰𑐶𑐖𑑀𑐟𑑂𑐟𑐩 𑑋 <text:s/></text:span></text:p>
      <text:p text:style-name="P2"><text:span text:style-name="T5">𑐐𑐵𑐣𑑂𑐢𑐬𑑂𑐰𑐳𑑂𑐰𑐬𑐟𑐟𑑂𑐟𑑂𑐰𑐖𑑂𑐘𑐿𑐬𑑂𑐩𑐸𑐣𑐶𑐨𑐶𑑅 𑐳𑐩𑐸𑐡𑐵𑐴𑐺𑐟𑑈𑑋𑑋 𑑒𑑐.𑑑𑑔 𑑋𑑋 <text:s text:c="2"/></text:span></text:p>
      <text:p text:style-name="P2"><text:span text:style-name="T5">𑐰𑐾𑐞𑐸𑐩𑐸𑐬𑐖𑐟𑐣𑑂𑐟𑑂𑐬𑐷𑐞𑐵𑑄 𑐡𑐸𑐣𑑂𑐡𑐸𑐨𑐷𑐣𑐵𑑄 𑐳𑑂𑐰𑐣𑐵𑐣𑐶 𑐔 𑑋 <text:s/></text:span></text:p>
      <text:p text:style-name="P2"><text:span text:style-name="T5">𑐱𑐒𑑂𑐏𑐎𑐵𑐴𑐮𑐎𑐵𑑄𑐳𑑂𑐫𑐵𑐣𑐵𑑄 𑐱𑐧𑑂𑐡𑐵𑐣𑐶 𑐰𑐶𑐰𑐶𑐢𑐵𑐣𑐶 𑐔 𑑋𑑋 𑑒𑑐.𑑑𑑕 𑑋𑑋 <text:s text:c="2"/></text:span></text:p>
      <text:p text:style-name="P2"><text:span text:style-name="T5">𑐁𑐎𑐵𑐱𑐢𑐵𑐟𑐸 𑐰𑐶𑐥𑑂𑐬𑐾𑐣𑑂𑐡𑑂𑐬 𑐱𑐺𑐞𑐸 𑐰𑐎𑑂𑐲𑑂𑐫𑐵𑐩𑐶 𑐟𑐾 𑐡𑐱 𑑋 <text:s/></text:span></text:p>
      <text:p text:style-name="P2"><text:span text:style-name="T5">𑐥𑐵𑐫𑐹𑐥𑐳𑑂𑐠𑑀𑐡𑐬 𑐎𑐞𑑂𑐛 𑐱𑐒𑑂𑐏𑐮𑑁 𑐩𑐸𑐏 𑐣𑐵𑐳𑐶𑐎𑑁 𑑋𑑋 𑑒𑑐.𑑑𑑖 𑑋𑑋 <text:s text:c="2"/></text:span></text:p>
      <text:p text:style-name="P2"><text:span text:style-name="T5">𑐴𑐺𑐡𑐶𑑄 𑐔 𑐡𑐱𑐩𑑄 𑐖𑑂𑐘𑐾𑐫𑑄 𑐡𑐾𑐴 𑐁𑐎𑐵𑐱𑐳𑐩𑑂𑐨𑐰𑑅 𑑋 <text:s/></text:span></text:p>
      <text:p text:style-name="P2"><text:span text:style-name="T5">𑐥𑐸𑐣𑐬𑐣𑑂𑐫𑐟𑑂𑐥𑑂𑐬𑐰𑐎𑑂𑐲𑑂𑐫𑐵𑐩𑐶 𑐟𑐔𑑂𑐕𑐺𑐞𑐸𑐲𑑂𑐰 𑐡𑑂𑐰𑐶𑐖𑑀𑐟𑑂𑐟𑐩 𑑋𑑋 𑑒𑑐.𑑑𑑗 𑑋𑑋 <text:s text:c="2"/></text:span></text:p>
      <text:p text:style-name="P2"><text:span text:style-name="T5">𑐡𑐱 𑐢𑐵𑐟𑐸𑐐𑐸𑐞𑐵 𑐖𑑂𑐘𑐾𑐫𑐵𑑅 𑐥𑐘𑑂𑐔𑐨𑐹𑐟𑑅 𑐥𑐺𑐠𑐎𑑂𑐥𑐺𑐠𑐎𑑂 𑑋 <text:s/></text:span></text:p>
      <text:p text:style-name="P2"><text:span text:style-name="T5">𑐁𑐎𑐵𑐱𑐳𑑂𑐫 𑐐𑐸𑐞𑐵𑑅 𑐱𑐧𑑂𑐡𑑀 𑐰𑑂𑐫𑐵𑐥𑐶𑐟𑑂𑐰𑑄 𑐕𑐶𑐡𑑂𑐬𑐟𑐵𑐥𑐶 𑐔 𑑋𑑋 𑑒𑑐.𑑑𑑘 𑑋𑑋 <text:s text:c="2"/></text:span></text:p>
      <text:p text:style-name="P2"><text:span text:style-name="T5">𑐀𑐣𑐵𑐱𑑂𑐬𑐫𑐣𑐶𑐬𑐵𑐮𑐩𑑂𑐧𑐩𑐰𑑂𑐫𑐎𑑂𑐟𑐩𑐰𑐶𑐎𑐵𑐬𑐶𑐟𑐵 𑑋 <text:s/></text:span></text:p>
      <text:p text:style-name="P2"><text:span text:style-name="T5">𑐀𑐥𑑂𑐬𑐟𑐷𑐑𑐵𑐟𑐶𑐟𑐵 𑐔𑐿𑐰 𑐨𑐹𑐟𑐟𑑂𑐰𑑄 𑐥𑑂𑐬𑐎𑐺𑐟𑐵𑐣𑐶 𑐔 𑑋𑑋 𑑒𑑐.𑑑𑑙 𑑋𑑋 <text:s text:c="2"/></text:span></text:p>
      <text:p text:style-name="P2"><text:span text:style-name="T5"><text:s text:c="2"/></text:span></text:p>
      <text:p text:style-name="P2"><text:span text:style-name="T5">---- 𑐰𑐵𑐫𑐸𑑅 𑐳𑑂𑐥𑐬𑑂𑐱𑐱𑑂𑐔 (𑑑𑑙-𑑑𑑘) ---- <text:s/></text:span></text:p>
      <text:p text:style-name="P2"><text:span text:style-name="T5"><text:s text:c="2"/></text:span></text:p>
      <text:p text:style-name="P2"><text:span text:style-name="T5">𑐁𑐎𑐵𑐱𑐢𑐵𑐟𑑀𑐬𑑂𑐰𑐶𑐥𑑂𑐬𑐾𑐣𑑂𑐡𑑂𑐬 𑐟𑐟𑑀 𑐰𑐵𑐫𑐸𑐳𑐩𑐸𑐡𑑂𑐨𑐰𑑅 𑑋 <text:s/></text:span></text:p>
      <text:p text:style-name="P2"><text:span text:style-name="T5">𑐱𑐧𑑂𑐡𑐥𑐹𑐬𑑂𑐰𑐐𑐸𑐞𑑄 𑐐𑐺𑐴𑑂𑐫 𑐰𑐵𑐫𑑀𑑅 𑐳𑑂𑐥𑐬𑑂𑐱𑐐𑐸𑐞𑑅 𑐳𑑂𑐩𑐺𑐟𑑅 𑑋𑑋 𑑒𑑐.𑑒𑑐 𑑋𑑋 <text:s text:c="2"/></text:span></text:p>
      <text:p text:style-name="P2"><text:span text:style-name="T5">𑐱𑐧𑑂𑐡 𑐥𑐹𑐬𑑂𑐰𑑄 𑐩𑐫𑐵𑐏𑑂𑐫𑐵𑐟𑑄 𑐱𑐺𑐞𑐸 𑐳𑑂𑐥𑐬𑑂𑐱𑑄 𑐡𑑂𑐰𑐶𑐖𑑀𑐟𑑂𑐟𑐩 𑑋 <text:s/></text:span></text:p>
      <text:p text:style-name="P2"><text:span text:style-name="T5">𑐎𑐛𑐶𑐣𑐱𑑂𑐔𑐶𑐎𑑂𑐎𑐞𑑅 𑐱𑑂𑐮𑐎𑑂𑐲𑑂𑐞𑑀 𑐩𑐺𑐡𑐸𑐳𑑂𑐣𑐶𑐐𑑂𑐢𑐏𑐬𑐡𑑂𑐬𑐰𑐵𑑅 𑑋𑑋 𑑒𑑐.𑑒𑑑 𑑋𑑋 <text:s text:c="2"/></text:span></text:p>
      <text:p text:style-name="P2"><text:span text:style-name="T5">𑐎𑐬𑑂𑐎𑐱𑑅 𑐥𑐬𑐸𑐲𑐳𑑂𑐟𑐷𑐎𑑂𑐲𑑂𑐞𑑅 𑐱𑐷𑐟𑑀𑐲𑑂𑐞 𑐡𑐱 𑐔 𑐡𑑂𑐰𑐫𑑈𑑋 <text:s/></text:span></text:p>
      <text:p text:style-name="P2"><text:soft-page-break/><text:span text:style-name="T5">𑐂𑐲𑑂𑐚𑐵𑐣𑐶𑐲𑑂𑐚𑐡𑑂𑐰𑐫𑐳𑑂𑐥𑐬𑑂𑐱 𑐰𑐥𑐸𑐲𑐵 𑐥𑐬𑐶𑐐𑐺𑐴𑑂𑐫𑐟𑐾 𑑋𑑋 𑑒𑑐.𑑒𑑒 𑑋𑑋 <text:s text:c="2"/></text:span></text:p>
      <text:p text:style-name="P2"><text:span text:style-name="T5">𑐥𑑂𑐬𑐵𑐞𑑀 𑑇𑐥𑐵𑐣𑑅 𑐳𑐩𑐵𑐣𑐱𑑂𑐔 𑐄𑐡𑐵𑐣𑑀 𑐰𑑂𑐫𑐵𑐣 𑐊𑐰 𑐔 𑑋 <text:s/></text:span></text:p>
      <text:p text:style-name="P2"><text:span text:style-name="T5">𑐣𑐵𑐐𑐎𑐹𑐬𑑂𑐩𑑀 𑑇𑐠 𑐎𑐺𑐎𑐬𑑀 𑐡𑐾𑐰𑐡𑐟𑑂𑐟𑑀 𑐢𑐣𑑄𑐖𑐫𑑅 𑑋𑑋 𑑒𑑐.𑑒𑑓 𑑋𑑋 <text:s text:c="2"/></text:span></text:p>
      <text:p text:style-name="P2"><text:span text:style-name="T5">𑐡𑐱 𑐰𑐵𑐫𑐸𑐥𑑂𑐬𑐢𑐵𑐣𑐿𑐟𑐾 𑐎𑐷𑐬𑑂𑐟𑐶𑐟𑐵 𑐡𑑂𑐰𑐶𑐖𑐳𑐟𑑂𑐟𑐩 𑑋 <text:s/></text:span></text:p>
      <text:p text:style-name="P2"><text:span text:style-name="T5">𑐢𑐣𑑄𑐖𑐫𑑀 𑐨𑐰𑐾𑐡𑑂𑐑𑑀𑐲𑑀 𑐡𑐾𑐰𑐡𑐟𑑂𑐟𑑀 𑐰𑐶𑐖𑐺𑐩𑑂𑐨𑐎𑑅 𑑋𑑋 𑑒𑑐.𑑒𑑔 𑑋𑑋 <text:s text:c="2"/></text:span></text:p>
      <text:p text:style-name="P2"><text:span text:style-name="T5">𑐎𑐺𑐎𑐬𑑅 𑐎𑑂𑐲𑐸𑐢𑐎𑐺𑐣𑑂𑐣𑐶𑐟𑑂𑐫𑑄 𑐎𑐹𑐬𑑂𑐩𑑀𑐣𑑂𑐩𑐷𑐮𑐶𑐟𑐮𑑀𑐔𑐣𑑅 𑑋 <text:s/></text:span></text:p>
      <text:p text:style-name="P2"><text:span text:style-name="T5">𑐣𑐵𑐐 𑐄𑐡𑑂𑐑𑐵𑐚𑐣𑑄 𑐥𑐸𑐲𑑂𑐫𑑄 𑐎𑐬𑑀𑐟𑐶 𑐳𑐟𑐟𑑄 𑐡𑑂𑐰𑐶𑐖 𑑋𑑋 𑑒𑑐.𑑒𑑕 𑑋𑑋 <text:s text:c="2"/></text:span></text:p>
      <text:p text:style-name="P2"><text:span text:style-name="T5">𑐥𑑂𑐬𑐵𑐞𑑅 𑐱𑑂𑐰𑐳𑐟𑐶 𑐨𑐹𑐟𑐵𑐣𑐵𑑄 𑐣𑐶𑐱𑑂𑐰𑐳𑐣𑑂𑐟𑐶 𑐔 𑐣𑐶𑐟𑑂𑐫𑐱𑑅 𑑋 <text:s/></text:span></text:p>
      <text:p text:style-name="P2"><text:span text:style-name="T5">𑐥𑑂𑐬𑐫𑐵𑐞𑑄 𑐎𑐸𑐬𑐸𑐟𑐾 𑐫𑐳𑑂𑐩𑐵𑐟𑑂𑐟𑐳𑑂𑐩𑐵𑐟𑑂𑐥𑑂𑐬𑐵𑐞 𑐂𑐟𑐶 𑐳𑑂𑐩𑐺𑐟𑑅 𑑋𑑋 𑑒𑑐.𑑒𑑖 𑑋𑑋 <text:s text:c="2"/></text:span></text:p>
      <text:p text:style-name="P2"><text:span text:style-name="T5">𑐀𑐥𑐣𑐫𑐟𑑂𑐫𑐥𑐵𑐣𑐳𑑂𑐟𑐸 𑐁𑐴𑐵𑐬𑑄 𑐩𑐣𑐸𑐖𑐵𑐩𑐢𑑅 𑑋 <text:s/></text:span></text:p>
      <text:p text:style-name="P2"><text:span text:style-name="T5">𑐱𑐸𑐎𑑂𑐬𑐩𑐹𑐟𑑂𑐬𑐰𑐴𑑀 𑐰𑐵𑐫𑐸𑐬𑐥𑐵𑐣𑐳𑑂𑐟𑐾𑐣 𑐎𑐷𑐬𑑂𑐟𑐶𑐟𑑅 𑑋𑑋 𑑒𑑐.𑑒𑑗 𑑋𑑋 <text:s text:c="2"/></text:span></text:p>
      <text:p text:style-name="P2"><text:span text:style-name="T5">𑐥𑐷𑐟𑐨𑐎𑑂𑐲𑐶𑐟𑐩𑐵𑐑𑑂𑐬𑐵𑐟𑑄 𑐬𑐎𑑂𑐟𑐥𑐶𑐟𑑂𑐟𑐎𑐦𑐵𑐣𑐶𑐮𑑈𑑋 <text:s/></text:span></text:p>
      <text:p text:style-name="P2"><text:span text:style-name="T5">𑐳𑐩𑑄 𑐣𑐫𑐟𑐶 𑐐𑐵𑐟𑑂𑐬𑐾𑐲𑐸 𑐳𑐩𑐵𑐣𑑀 𑐣𑐵𑐩 𑐩𑐵𑐬𑐸𑐟𑑅 𑑋𑑋 𑑒𑑐.𑑒𑑘 𑑋𑑋 <text:s text:c="2"/></text:span></text:p>
      <text:p text:style-name="P2"><text:span text:style-name="T5">𑐳𑑂𑐥𑐣𑑂𑐡𑐫𑐟𑑂𑐫𑐢𑐬𑑄 𑐰𑐎𑑂𑐟𑑂𑐬𑑄 𑐣𑐾𑐟𑑂𑐬𑐐𑐵𑐟𑑂𑐬𑐥𑑂𑐬𑐎𑑀𑐥𑐣𑑈𑑋 <text:s/></text:span></text:p>
      <text:p text:style-name="P2"><text:span text:style-name="T5">𑐄𑐡𑑂𑐰𑐾𑐖𑐫𑐟𑐶 𑐩𑐬𑑂𑐩𑐵𑐞𑐶 𑐄𑐡𑐵𑐣𑑀 𑐣𑐵𑐩 𑐩𑐵𑐬𑐸𑐟𑑅 𑑋𑑋 𑑒𑑐.𑑒𑑙 𑑋𑑋 <text:s text:c="2"/></text:span></text:p>
      <text:p text:style-name="P2"><text:span text:style-name="T5">𑐰𑑂𑐫𑐵𑐣𑑀 𑐰𑐶𑐣𑐵𑐩𑐫𑐟𑑂𑐫𑐒𑑂𑐐𑑄 𑐰𑑂𑐫𑐒𑑂𑐐𑑀 𑐰𑑂𑐫𑐵𑐢𑐶𑐥𑑂𑐬𑐎𑑀𑐥𑐣𑑅 𑑋 <text:s/></text:span></text:p>
      <text:p text:style-name="P2"><text:span text:style-name="T5">𑐥𑑂𑐬𑐷𑐟𑐶𑐰𑐶𑐣𑐵𑐱𑐎𑐠𑐶𑐟𑑄 𑐰𑐵𑐬𑑂𑐢𑐶𑐎𑑂𑐫𑑄 𑐰𑑂𑐫𑐵𑐣 𑐄𑐔𑑂𑐫𑐟𑐾 𑑋𑑋 𑑒𑑐.𑑓𑑐 𑑋𑑋 <text:s text:c="2"/></text:span></text:p>
      <text:p text:style-name="P2"><text:span text:style-name="T5">𑐡𑐱𑐰𑐵𑐫𑐸𑐰𑐶𑐨𑐵𑐐𑐾 𑐔 𑐎𑐷𑐬𑑂𑐟𑐶𑐟𑑀 𑐩𑐾 𑐡𑑂𑐰𑐶𑐖𑑀𑐟𑑂𑐟𑐩 𑑋 <text:s/></text:span></text:p>
      <text:p text:style-name="P2"><text:span text:style-name="T5">𑐡𑐱𑐰𑐵𑐫𑐸𑐐𑐸𑐞𑐵𑑄𑐱𑑂𑐔𑐵𑐣𑑂𑐫𑐵𑑄 𑐕𑐺𑐞𑐸 𑐎𑐷𑐬𑑂𑐟𑐫𑐟𑑀 𑐩𑐩 𑑋𑑋 𑑒𑑐.𑑓𑑑 𑑋𑑋 <text:s text:c="2"/></text:span></text:p>
      <text:p text:style-name="P2"><text:span text:style-name="T5">𑐰𑐵𑐫𑑀𑐬𑐣𑐶𑐫𑐩 𑐳𑑂𑐥𑐬𑑂𑐱𑑀 𑐰𑐵𑐡𑐳𑑂𑐠𑐵𑐣𑑄 𑐳𑑂𑐰𑐟𑐣𑑂𑐟𑑂𑐬𑐟𑐵 𑑋 <text:s/></text:span></text:p>
      <text:p text:style-name="P2"><text:span text:style-name="T5">𑐧𑐮𑑄 𑐱𑐷𑐑𑑂𑐬𑑄 𑐔 𑐩𑑀𑐎𑑂𑐲𑑄 𑐔 𑐔𑐾𑐲𑑂𑐚𑐵 𑐎𑐬𑑂𑐩𑐵𑐟𑑂𑐩𑐣𑐵 𑐨𑐰𑑅 𑑋𑑋 𑑒𑑐.𑑓𑑒 𑑋𑑋 <text:s text:c="2"/></text:span></text:p>
      <text:p text:style-name="P2"><text:span text:style-name="T5"><text:s text:c="2"/></text:span></text:p>
      <text:p text:style-name="P2"><text:span text:style-name="T5">---- 𑐟𑐾𑐖𑑀 𑐬𑐹𑐥𑐱𑑂𑐔 (𑑑𑑗-𑑑𑑖) ---- <text:s/></text:span></text:p>
      <text:p text:style-name="P2"><text:span text:style-name="T5"><text:s text:c="2"/></text:span></text:p>
      <text:p text:style-name="P2"><text:span text:style-name="T5">𑐰𑐵𑐫𑐸𑐣𑐵𑐥𑐶 𑐳𑐺𑐖𑐳𑑂𑐟𑐾𑐖𑐳𑑂𑐟𑐡𑑂𑐬𑐹𑐥𑑄 𑐐𑐸𑐞𑐩𑐸𑐔𑑂𑐫𑐟𑐾 𑑋 <text:s/></text:span></text:p>
      <text:p text:style-name="P2"><text:span text:style-name="T5">𑐱𑐧𑑂𑐡𑐳𑑂𑐥𑐬𑑂𑐱𑐳𑐩 𑐖𑑂𑐫𑑀𑐟𑐶𑐳𑑂𑐟𑑂𑐬𑐶𑐐𑐸𑐞𑑄 𑐳𑐩𑐸𑐡𑐵𑐴𑐺𑐟𑑈𑑋𑑋 𑑒𑑐.𑑓𑑓 𑑋𑑋 <text:s text:c="2"/></text:span></text:p>
      <text:p text:style-name="P2"><text:span text:style-name="T5">𑐱𑐧𑑂𑐡𑑅 𑐳𑑂𑐥𑐬𑑂𑐱𑑅 𑐥𑐸𑐬𑐵 𑐥𑑂𑐬𑑀𑐎𑑂𑐟𑑅 𑐱𑐺𑐞𑐸 𑐬𑐹𑐥𑐐𑐸𑐞𑑄 𑐟𑐟𑑅 𑑋 <text:s/></text:span></text:p>
      <text:p text:style-name="P2"><text:span text:style-name="T5">𑐴𑑂𑐬𑐳𑑂𑐰𑑄 𑐡𑐷𑐬𑑂𑐑𑐩𑐞𑐸 𑐳𑑂𑐠𑐹𑐮𑑄 𑐰𑐺𑐟𑑂𑐟𑐩𑐞𑑂𑐜𑐮𑐩𑐾𑐰 𑐔 𑑋𑑋 𑑒𑑐.𑑓𑑔 𑑋𑑋 <text:s text:c="2"/></text:span></text:p>
      <text:p text:style-name="P2"><text:span text:style-name="T5">𑐔𑐟𑐸𑐬𑐳𑑂𑐬𑑄 𑐡𑑂𑐰𑐶𑐬𑐳𑑂𑐬𑑄 𑐔 𑐟𑑂𑐬𑑂𑐫𑐳𑑂𑐬𑑄 𑐔𑐿𑐰 𑐲𑐜𑐳𑑂𑐬𑐎𑑈𑑋 <text:s/></text:span></text:p>
      <text:p text:style-name="P2"><text:span text:style-name="T5">𑐱𑐸𑐎𑑂𑐮𑑅 𑐎𑐺𑐲𑑂𑐞𑐳𑑂𑐟𑐠𑐵 𑐬𑐎𑑂𑐟𑑀 𑐣𑐷𑐮𑑅 𑐥𑐷𑐟𑑀 𑑇𑐬𑐸𑐞𑐳𑑂𑐟𑐠𑐵 𑑋𑑋 𑑒𑑐.𑑓𑑕 𑑋𑑋 <text:s text:c="2"/></text:span></text:p>
      <text:p text:style-name="P2"><text:span text:style-name="T5">𑐱𑑂𑐫𑐵𑐩𑑅 𑐥𑐶𑐒𑑂𑐐𑐮 𑐧𑐨𑑂𑐬𑐸𑐱𑑂𑐔 𑐣𑐰 𑐬𑐒𑑂𑐐𑐵𑑅 𑐥𑑂𑐬𑐎𑐷𑐬𑑂𑐟𑐶𑐟𑐵𑑅 𑑋 <text:s/></text:span></text:p>
      <text:p text:style-name="P2"><text:span text:style-name="T5">𑐣𑐰𑐢𑐵 𑐣𑐰𑐬𑐒𑑂𑐐𑐵𑐣𑐵𑐩𑐾𑐎𑐵𑐱𑐷𑐟𑐶 𑐐𑐸𑐞𑐵𑑅 𑐳𑑂𑐩𑐺𑐟𑐵𑑅 𑑋𑑋 𑑒𑑐.𑑓𑑖 𑑋𑑋 <text:s text:c="2"/></text:span></text:p>
      <text:p text:style-name="P2"><text:span text:style-name="T5">𑐟𑐾𑐖𑑀𑐢𑐵𑐟𑐸 𑐡𑐱 𑐧𑑂𑐬𑐹𑐩𑑅 𑐱𑐺𑐞𑐸𑐲𑑂𑐰𑐵𑐰𑐴𑐶𑐟𑑀 𑐨𑐰 𑑋 <text:s/></text:span></text:p>
      <text:p text:style-name="P2"><text:span text:style-name="T5">𑐎𑐵𑐩𑐳𑑂𑐟𑐾𑐖𑑀 𑐎𑑂𑐲𑐞𑑅 𑐎𑑂𑐬𑑀𑐢𑑀 𑐖𑐛𑐬𑐵𑐐𑑂𑐣𑐶𑐱𑑂𑐔 𑐥𑐘𑑂𑐔𑐩𑑅 𑑋𑑋 𑑒𑑐.𑑓𑑗 𑑋𑑋 <text:s text:c="2"/></text:span></text:p>
      <text:p text:style-name="P2"><text:span text:style-name="T5">𑐖𑑂𑐘𑐵𑐣𑑄 𑐫𑑀𑐐𑐳𑑂𑐟𑐥𑑀 𑐢𑑂𑐫𑐵𑐣𑑄 𑐰𑐶𑐱𑑂𑐰𑐵𑐐𑑂𑐣𑐶𑐬𑑂𑐡𑐱𑐩𑑅 𑐳𑑂𑐩𑐺𑐟𑑅 𑑋 <text:s/></text:span></text:p>
      <text:p text:style-name="P2"><text:span text:style-name="T5">𑐡𑐱 𑐟𑐾𑐖𑑀𑐐𑐸𑐞𑐵𑑄𑐱𑑂𑐔𑐵𑐣𑑂𑐫𑐵𑐣𑑂𑐥𑑂𑐬𑐰𑐎𑑂𑐲𑑂𑐫𑐵𑐩𑐶 𑐡𑑂𑐰𑐶𑐖𑑀𑐟𑑂𑐟𑐩 𑑋𑑋 𑑒𑑐.𑑓𑑘 𑑋𑑋 <text:s text:c="2"/></text:span></text:p>
      <text:p text:style-name="P2"><text:span text:style-name="T5">𑐀𑐐𑑂𑐣𑐾𑐬𑑂𑐡𑐸𑐬𑑂𑐢𑐬𑑂𑐲𑐟𑐵𑐥𑑂𑐣𑑀𑐟𑐶 𑐟𑐵𑐥𑐥𑐵𑐎𑐥𑑂𑐬𑐎𑐵𑐱𑐣𑑅 𑑋 <text:s/></text:span></text:p>
      <text:p text:style-name="P2"><text:span text:style-name="T5">𑐱𑑁𑐔𑑄 𑐬𑐵𑐐𑑀 𑐮𑐑𑐸𑐳𑑂𑐟𑐿𑐎𑑂𑐲𑑂𑐞𑑂𑐫𑑄 𑐡𑐱𑐩𑑄 𑐔𑑀𑐬𑑂𑐢𑑂𑐰𑐨𑐵𑐐𑐶𑐟𑐵 𑑋𑑋 𑑒𑑐.𑑓𑑙 𑑋𑑋 <text:s text:c="2"/></text:span></text:p>
      <text:p text:style-name="P2"><text:span text:style-name="T5"><text:s text:c="2"/></text:span></text:p>
      <text:p text:style-name="P2"><text:span text:style-name="T5">---- 𑐁𑐥𑑀 𑐬𑐳𑐱𑑂𑐔 (𑑑𑑕-𑑑𑑔) ---- <text:s/></text:span></text:p>
      <text:p text:style-name="P2"><text:span text:style-name="T5"><text:s text:c="2"/></text:span></text:p>
      <text:p text:style-name="P2"><text:span text:style-name="T5">𑐖𑑂𑐫𑑀𑐟𑐶𑐳𑑀 𑑇𑐥𑐶 𑐳𑐺𑐖𑐱𑑂𑐔𑐵𑐥𑑅 𑐳𑐬𑐳𑑀 𑐐𑐸𑐞𑐳𑑄𑐫𑐸𑐟𑑅 𑑋 <text:s/></text:span></text:p>
      <text:p text:style-name="P2"><text:soft-page-break/><text:span text:style-name="T5">𑐔𑐟𑐸𑐬𑑂𑐐𑐸𑐞𑐵𑑅 𑐳𑑂𑐩𑐺𑐟𑐵 𑐁𑐥𑑅 𑐰𑐶𑐖𑑂𑐘𑐾𑐫𑐵 𑐔 𑐩𑐣𑐷𑐲𑐶𑐨𑐶𑑅 𑑋𑑋 𑑒𑑐.𑑔𑑐 𑑋𑑋 <text:s text:c="2"/></text:span></text:p>
      <text:p text:style-name="P2"><text:span text:style-name="T5">𑐱𑐧𑑂𑐡𑑅 𑐳𑑂𑐥𑐬𑑂𑐱𑐱𑑂𑐔 𑐬𑐹𑐥𑑄 𑐔 𑐬𑐳𑐱𑑂𑐔 𑐳 𑐔𑐟𑐸𑐬𑑂𑐐𑐸𑐞𑑅 𑑋 <text:s/></text:span></text:p>
      <text:p text:style-name="P2"><text:span text:style-name="T5">𑐬𑐹𑐥𑐵𑐡𑐶𑐐𑐸𑐞 𑐥𑐹𑐬𑑂𑐰𑑀𑐎𑑂𑐟 𑐀𑐢𑐸𑐣𑐵𑐠 𑐬𑐳𑑄 𑐱𑐺𑐞𑐸 𑑋𑑋 𑑒𑑐.𑑔𑑑 𑑋𑑋 <text:s text:c="2"/></text:span></text:p>
      <text:p text:style-name="P2"><text:span text:style-name="T5">𑐎𑐚𑐸𑐟𑐶𑐎𑑂𑐟𑐎𑐲𑐵𑐫𑐵𑐱𑑂𑐔 𑐮𑐰𑐞𑐵𑐩𑑂𑐮𑐳𑑂𑐟𑐠𑐿𑐰 𑐔 𑑋 <text:s/></text:span></text:p>
      <text:p text:style-name="P2"><text:span text:style-name="T5">𑐩𑐢𑐸𑐬𑐱𑑂𑐔 𑐬𑐳𑐵𑐣𑑂𑐲𑐜𑑂𑐰𑐿 𑐥𑑂𑐬𑐰𑐡𑐣𑑂𑐟𑐶 𑐩𑐣𑐷𑐲𑐶𑐞𑑅 𑑋𑑋 𑑒𑑐.𑑔𑑒 𑑋𑑋 <text:s text:c="2"/></text:span></text:p>
      <text:p text:style-name="P2"><text:span text:style-name="T5">𑐲𑐜𑑂𑐬𑐳𑐵𑑅 𑐲𑐜𑑂𑐰𑐶𑐨𑐾𑐡𑐾𑐣 𑐲𑐚𑑂𑐟𑑂𑐬𑐶𑑄𑐱𑐐𑐸𑐞 𑐄𑐔𑑂𑐫𑐟𑐾 𑑋 <text:s/></text:span></text:p>
      <text:p text:style-name="P2"><text:span text:style-name="T5">𑐁𑐥𑐢𑐵𑐟𑐸 𑐡𑐱 𑐟𑑂𑐰𑐣𑑂𑐫𑐵𑐣𑑂𑐱𑐺𑐞𑐸 𑐎𑐷𑐬𑑂𑐟𑐫𑐟𑑀 𑐩𑐩 𑑋𑑋 𑑒𑑐.𑑔𑑓 𑑋𑑋 <text:s text:c="2"/></text:span></text:p>
      <text:p text:style-name="P2"><text:span text:style-name="T5">𑐮𑐵𑐮𑐵 𑐳𑐶𑐒𑑂𑐑𑐵𑐞𑐶𑐎𑐵 𑐱𑑂𑐮𑐾𑐲𑑂𑐩𑐵 𑐬𑐎𑑂𑐟𑑅 𑐥𑐶𑐟𑑂𑐟𑑅 𑐎𑐦𑐳𑑂𑐟𑐠𑐵 𑑋 <text:s/></text:span></text:p>
      <text:p text:style-name="P2"><text:span text:style-name="T5">𑐳𑑂𑐰𑐾𑐡𑐩𑐱𑑂𑐬𑐸 𑐬𑐳𑐱𑑂𑐔𑐿𑐰 𑐩𑐾𑐡𑐱𑑂𑐔 𑐡𑐱𑐩𑑅 𑐳𑑂𑐩𑐺𑐟𑑅 𑑋𑑋 𑑒𑑐.𑑔𑑔 𑑋𑑋 <text:s text:c="2"/></text:span></text:p>
      <text:p text:style-name="P2"><text:span text:style-name="T5">𑐡𑐱 𑐁𑐥𑐐𑐸𑐞𑐵𑐱𑑂𑐔𑐵𑐣𑑂𑐫𑐾 𑐎𑐷𑐬𑑂𑐟𑐫𑐶𑐲𑑂𑐫𑐵𑐩𑐶 𑐟𑐵𑐣𑑂𑐱𑐺𑐞𑐸 𑑋 <text:s/></text:span></text:p>
      <text:p text:style-name="P2"><text:span text:style-name="T5">𑐀𑐡𑑂𑐨𑑂𑐫𑑅 𑐱𑐿𑐟𑑂𑐫𑑄 𑐬𑐳 𑐎𑑂𑐮𑐾𑐡𑑀 𑐡𑑂𑐬𑐰𑐟𑑂𑐰𑑄 𑐳𑑂𑐣𑐾𑐴𑐳𑑁𑐩𑑂𑐫𑐟𑐵 𑑋 <text:s/></text:span></text:p>
      <text:p text:style-name="P2"><text:span text:style-name="T5">𑐖𑐶𑐴𑑂𑐰𑐵 𑐰𑐶𑐲𑑂𑐫𑐣𑑂𑐡𑐶𑐣𑐷 𑐔𑐿𑐰 𑐨𑑁𑐩𑐵𑐣𑑂𑐫𑐱𑑂𑐬𑐰𑐞𑐵𑐢𑐩𑑅 𑑋𑑋 𑑒𑑐.𑑔𑑕 𑑋𑑋 <text:s text:c="2"/></text:span></text:p>
      <text:p text:style-name="P2"><text:span text:style-name="T5"><text:s text:c="2"/></text:span></text:p>
      <text:p text:style-name="P2"><text:span text:style-name="T5">---- 𑐨𑐹𑐩𑐶𑐬𑑂𑐐𑐣𑑂𑐢𑐱𑑂𑐔 (𑑑𑑓-𑑑𑑒) ---- <text:s/></text:span></text:p>
      <text:p text:style-name="P2"><text:span text:style-name="T5"><text:s text:c="2"/></text:span></text:p>
      <text:p text:style-name="P2"><text:span text:style-name="T5">𑐁𑐥𑐱𑑂𑐔𑐵𑐥𑑂𑐫𑐳𑐺𑐖𑐡𑑂𑐨𑐹𑐩𑐶𑐳𑑂𑐟𑐳𑑂𑐫𑐵 𑐐𑐣𑑂𑐢𑐐𑐸𑐞𑑅 𑐳𑑂𑐩𑐺𑐟𑑅 𑑋 <text:s/></text:span></text:p>
      <text:p text:style-name="P2"><text:span text:style-name="T5">𑐔𑐟𑐸𑐬𑐵𑐥𑐐𑐸𑐞𑐵𑐣𑑂𑐐𑐺𑐴𑑂𑐫 𑐨𑐹𑐩𑐾𑐬𑑂𑐐𑐣𑑂𑐢𑐐𑐸𑐞𑑅 𑐳𑑂𑐩𑐺𑐟𑑅 𑑋𑑋 𑑒𑑐.𑑔𑑖 𑑋𑑋 <text:s text:c="2"/></text:span></text:p>
      <text:p text:style-name="P2"><text:span text:style-name="T5">𑐱𑐧𑑂𑐡𑑅 𑐳𑑂𑐥𑐬𑑂𑐱𑐱𑑂𑐔 𑐬𑐹𑐥𑑄 𑐔 𑐬𑐳𑑀 𑐐𑐣𑑂𑐢𑐱𑑂𑐔 𑐥𑐘𑑂𑐔𑐩𑑅 𑑋 <text:s/></text:span></text:p>
      <text:p text:style-name="P2"><text:span text:style-name="T5">𑐁𑐥𑑅𑐥𑐹𑐬𑑂𑐰𑐐𑐸𑐞𑐵𑑅 𑐥𑑂𑐬𑑀𑐎𑑂𑐟𑐵 𑐨𑐹𑐩𑐾𑐬𑑂𑐐𑐣𑑂𑐢𑐐𑐸𑐞𑑄 𑐱𑐺𑐞𑐸 𑑋𑑋 𑑒𑑐.𑑔𑑗 𑑋𑑋 <text:s text:c="2"/></text:span></text:p>
      <text:p text:style-name="P2"><text:span text:style-name="T5">𑐂𑐲𑑂𑐚𑐵𑐣𑐶𑐲𑑂𑐚𑐡𑑂𑐰𑐫𑑀𑐬𑑂𑐐𑐣𑑂𑐢𑑅 𑐳𑐸𑐬𑐨𑐶𑐬𑑂𑐡𑐸𑐬𑐨𑐶𑐳𑑂𑐟𑐠𑐵 𑑋 <text:s/></text:span></text:p>
      <text:p text:style-name="P2"><text:span text:style-name="T5">𑐎𑐬𑑂𑐥𑐹𑐬𑑅 𑐎𑐳𑑂𑐟𑐸𑐬𑐷𑐎𑑄 𑐔 𑐔𑐣𑑂𑐡𑐣𑐵𑐐𑐬𑐸𑐩𑐾𑐰 𑐔 𑑋𑑋 𑑒𑑐.𑑔𑑘 𑑋𑑋 <text:s text:c="2"/></text:span></text:p>
      <text:p text:style-name="P2"><text:span text:style-name="T5">𑐎𑐸𑐒𑑂𑐎𑐸𑐩𑐵𑐡𑐶𑐳𑐸𑐐𑐣𑑂𑐢𑐵𑐣𑐶 𑐑𑑂𑐬𑐵𑐞𑐩𑐶𑐲𑑂𑐚𑑄 𑐥𑑂𑐬𑐎𑐷𑐬𑑂𑐟𑐶𑐟𑑈𑑋 <text:s/></text:span></text:p>
      <text:p text:style-name="P2"><text:span text:style-name="T5">𑐰𑐶𑐒𑑂𑐩𑐹𑐟𑑂𑐬𑐳𑑂𑐰𑐾𑐡𑐐𑐣𑑂𑐢𑐵𑐣𑐶 𑐰𑐎𑑂𑐟𑑂𑐬𑐐𑐣𑑂𑐢𑑄 𑐔 𑐡𑐸𑑅𑐳𑐴𑑈𑑋 <text:s/></text:span></text:p>
      <text:p text:style-name="P2"><text:span text:style-name="T5">𑐖𑐷𑐬𑑂𑐞𑐳𑑂𑐦𑑀𑐚𑐶𑐟𑐐𑐣𑑂𑐢𑐵𑐣𑐶 𑐀𑐣𑐶𑐲𑑂𑐚𑐵𑐣𑐷𑐟𑐶 𑐎𑐷𑐬𑑂𑐟𑐶𑐟𑑈𑑋𑑋 𑑒𑑐.𑑔𑑙 𑑋𑑋 <text:s text:c="2"/></text:span></text:p>
      <text:p text:style-name="P2"><text:span text:style-name="T5">𑐨𑐹𑐩𑐾𑐬𑑂𑐢𑐵𑐟𑐸 𑐡𑐱 𑐟𑑂𑐰𑐣𑑂𑐫𑐵𑐣𑑂𑐎𑐠𑐫𑐶𑐲𑑂𑐫𑐵𑐩𑐶 𑐟𑐔𑑂𑐕𑐺𑐞𑐸 𑑋 <text:s/></text:span></text:p>
      <text:p text:style-name="P2"><text:span text:style-name="T5">𑐟𑑂𑐰𑐔𑑄 𑐩𑐵𑑄𑐳𑑄 𑐔 𑐩𑐾𑐡𑑄 𑐔 𑐳𑑂𑐣𑐵𑐫𑐸 𑐩𑐖𑑂𑐖𑐵 𑐳𑐶𑐬𑐵 𑐟𑐠𑐵 𑑋 <text:s/></text:span></text:p>
      <text:p text:style-name="P2"><text:span text:style-name="T5">𑐣𑐏𑐡𑐣𑑂𑐟𑐬𑐸𑐴𑐵𑐱𑑂𑐔𑐿𑐰 𑐎𑐾𑐱𑐱𑑂𑐔 𑐡𑐱𑐩𑐳𑑂𑐟𑐠𑐵 𑑋𑑋 𑑒𑑐.𑑕𑑐 𑑋𑑋 <text:s text:c="2"/></text:span></text:p>
      <text:p text:style-name="P2"><text:span text:style-name="T5">𑐡𑐱 𑐟𑑂𑐰𑐣𑑂𑐫𑐵𑐣𑑂𑐥𑑂𑐬𑐰𑐎𑑂𑐲𑑂𑐫𑐵𑐩𑐶 𑐱𑐺𑐞𑐸 𑐨𑐹𑐩𑐶𑐐𑐸𑐞𑐵𑐣𑑂𑐡𑑂𑐰𑐶𑐖 𑑋 <text:s/></text:span></text:p>
      <text:p text:style-name="P2"><text:span text:style-name="T5">𑐨𑐹𑐩𑐾𑑅 𑐳𑑂𑐠𑐿𑐬𑑂𑐫𑑄 𑐬𑐖𑐳𑑂𑐟𑑂𑐰𑑄 𑐔 𑐎𑐵𑐛𑐶𑐣𑑂𑐫𑑄 𑐥𑑂𑐬𑐳𑐰𑐵𑐟𑑂𑐩𑐎𑑈𑑋 <text:s/></text:span></text:p>
      <text:p text:style-name="P2"><text:span text:style-name="T5">𑐐𑐣𑑂𑐢𑑀 𑐐𑐸𑐬𑐸𑐱𑑂𑐔 𑐱𑐎𑑂𑐟𑐶𑐱𑑂𑐔 𑐣𑐷𑐴𑐵𑐬𑐳𑑂𑐠𑐵𑐥𑐣𑐵𑐎𑐺𑐟𑐶𑑅 𑑋𑑋 𑑒𑑐.𑑕𑑑 𑑋𑑋 <text:s text:c="2"/></text:span></text:p>
      <text:p text:style-name="P2"><text:span text:style-name="T5">𑐐𑐸𑐞𑐢𑐵𑐟𑐸𑐰𑐶𑐱𑐾𑐲𑐱𑑂𑐔 𑐄𑐟𑑂𑐥𑐟𑑂𑐟𑐶𑐱𑑂𑐔 𑐡𑑂𑐰𑐶𑐖𑑀𑐟𑑂𑐟𑐩 𑑋 <text:s/></text:span></text:p>
      <text:p text:style-name="P2"><text:span text:style-name="T5">𑐫𑐠𑐵 𑐱𑑂𑐬𑐸𑐟𑑄 𑐩𑐫𑐵 𑐥𑐹𑐬𑑂𑐰𑑄 𑐎𑐷𑐬𑑂𑐟𑐶𑐟𑑄 𑐣𑐶𑐏𑐶𑐮𑐾𑐣 𑐟𑐸 𑑋𑑋 𑑒𑑐.𑑕𑑒 𑑋𑑋 <text:s text:c="2"/></text:span></text:p>
      <text:p text:style-name="P2"><text:span text:style-name="T5"><text:s text:c="2"/></text:span></text:p>
      <text:p text:style-name="P2"><text:span text:style-name="T5">---- 𑐧𑐸𑐡𑑂𑐢𑐷𑐣𑑂𑐡𑑂𑐬𑐶𑐫𑐵𑐞𑐶 𑐎𑐬𑑂𑐩𑐾𑐣𑑂𑐡𑑂𑐬𑐶𑐫𑐵𑐞𑐶 𑐔 (𑑑𑑑-𑑒) ---- <text:s/></text:span></text:p>
      <text:p text:style-name="P2"><text:span text:style-name="T5"><text:s text:c="2"/></text:span></text:p>
      <text:p text:style-name="P2"><text:span text:style-name="T5">𑐰𑐿𑐎𑐵𑐬𑐶𑐎𑐩𑐴𑑄𑐎𑐵𑐬𑑄 𑐳𑐟𑑂𑐟𑑂𑐰𑑀𑐡𑑂𑐬𑐶𑐎𑑂𑐟𑐵𑐟𑑂𑐟𑐸 𑐳𑐵𑐟𑑂𑐟𑑂𑐰𑐶𑐎𑑅 𑑋 <text:s/></text:span></text:p>
      <text:p text:style-name="P2"><text:span text:style-name="T5">𑐱𑑂𑐬𑑀𑐟𑑂𑐬𑑄 𑐟𑑂𑐰𑐎𑑂𑐔𑐎𑑂𑐲𑐸𑐲𑐷 𑐖𑐶𑐴𑑂𑐰𑐵 𑐣𑐵𑐳𑐶𑐎𑐵 𑐔𑐿𑐰 𑐥𑐘𑑂𑐔𑐩𑐷 𑑋𑑋 𑑒𑑐.𑑕𑑓 𑑋𑑋 <text:s text:c="2"/></text:span></text:p>
      <text:p text:style-name="P2"><text:span text:style-name="T5">𑐧𑐸𑐡𑑂𑐢𑐷𑐣𑑂𑐡𑑂𑐬𑐶𑐫𑐵𑐞𑐶 𑐥𑐘𑑂𑐔𑐿𑐰 𑐎𑐷𑐬𑑂𑐟𑐶𑐟𑐵𑐣𑐶 𑐡𑑂𑐰𑐶𑐖𑑀𑐟𑑂𑐟𑐩 𑑋 <text:s/></text:span></text:p>
      <text:p text:style-name="P2"><text:span text:style-name="T5">𑐴𑐳𑑂𑐟𑐥𑐵𑐡𑐳𑑂𑐟𑐠𑐵 𑐥𑐵𑐫𑐸𑐬𑐸𑐥𑐳𑑂𑐠𑑀 𑐰𑐵𑐎𑑂𑐔 𑐥𑐘𑑂𑐔𑐩𑑅 𑑋𑑋 𑑒𑑐.𑑕𑑔 𑑋𑑋 <text:s text:c="2"/></text:span></text:p>
      <text:p text:style-name="P2"><text:span text:style-name="T5">𑐱𑑂𑐬𑑀𑐟𑑂𑐬𑐾𑐞 𑐐𑐺𑐴𑑂𑐫𑐟𑐾 𑐱𑐧𑑂𑐡𑑀 𑐰𑐶𑐰𑐶𑐢𑐳𑑂𑐟𑐸 𑐡𑑂𑐰𑐶𑐖𑑀𑐟𑑂𑐟𑐩 𑑋 <text:s/></text:span></text:p>
      <text:p text:style-name="P2"><text:span text:style-name="T5">𑐰𑐾𑐞𑐸𑐰𑐷𑐞𑐵𑐳𑑂𑐰𑐣𑐵𑐣𑐵𑑄 𑐔 𑐟𑐣𑑂𑐟𑑂𑐬𑐷𑐱𑐧𑑂𑐡𑐩𑐣𑐾𑐎𑐢𑐵 𑑋𑑋 𑑒𑑐.𑑕𑑕 𑑋𑑋 <text:s text:c="2"/></text:span></text:p>
      <text:p text:style-name="P2"><text:span text:style-name="T5">𑐩𑐸𑐬𑐖&lt;crux&gt;𑐩𑑁𑐣𑑂𑐡&lt;/crux&gt;𑐥𑐞𑐰𑐨𑐾𑐬𑐷𑐥𑐚𑐴𑐣𑐶𑐳𑑂𑐰𑐣𑑈𑑋 <text:s/></text:span></text:p>
      <text:p text:style-name="P2"><text:soft-page-break/><text:span text:style-name="T5">𑐱𑐒𑑂𑐏𑐎𑐵𑐴𑐮𑐱𑐧𑑂𑐡𑑄 𑐔 𑐱𑐧𑑂𑐡𑑄 𑐜𑐶𑐞𑑂𑐜𑐶𑐩𑐐𑑀𑐩𑐸𑐏𑑈𑑋 <text:s/></text:span></text:p>
      <text:p text:style-name="P2"><text:span text:style-name="T5">𑐎𑐵𑑄𑐳𑐶𑐎𑐵𑐟𑐵𑐮𑐩𑐶𑐱𑑂𑐬𑑄 𑐔 𑐐𑐷𑐟𑐵𑐣𑐶 𑐰𑐶𑐰𑐶𑐢𑐵𑐣𑐶 𑐔 𑑋𑑋 𑑒𑑐.𑑕𑑖 𑑋𑑋 <text:s text:c="2"/></text:span></text:p>
      <text:p text:style-name="P2"><text:span text:style-name="T5">𑐟𑑂𑐰𑐔𑐫𑐵 𑐐𑐺𑐴𑑂𑐫𑐟𑐾 𑐳𑑂𑐥𑐬𑑂𑐱𑑅 𑐳𑐸𑐏𑐡𑐸𑑅𑐏𑐳𑐩𑐣𑑂𑐰𑐶𑐟𑑅 𑑋 <text:s/></text:span></text:p>
      <text:p text:style-name="P2"><text:span text:style-name="T5">𑐩𑐺𑐡𑐸𑐳𑐹𑐎𑑂𑐲𑑂𑐩 𑐳𑐸𑐏𑐳𑑂𑐥𑐬𑑂𑐱𑑅 𑐰𑐳𑑂𑐟𑑂𑐬𑐱𑐫𑑂𑐫𑐵𑐳𑐣𑐵𑐡𑐫𑑅 𑑋𑑋 𑑒𑑐.𑑕𑑗 𑑋𑑋 <text:s text:c="2"/></text:span></text:p>
      <text:p text:style-name="P2"><text:span text:style-name="T5">𑐟𑐷𑐎𑑂𑐲𑑂𑐞𑐱𑐳𑑂𑐟𑑂𑐬𑐖𑐮𑐱𑐿𑐟𑑂𑐫𑑄 𑐄𑐲𑑂𑐞𑐾 𑐟𑐥𑑂𑐟𑐾 𑐎𑑂𑐲𑐟𑐾 𑐎𑑂𑐲𑐬𑑅 𑑋 <text:s/></text:span></text:p>
      <text:p text:style-name="P2"><text:span text:style-name="T5">𑐊𑐰𑐩𑐵𑐡𑐷𑐣𑑂𑐫𑐣𑐾𑐎𑐵𑐣𑐶 𑐖𑑂𑐘𑐾𑐫𑐵𑐣𑐷𑐲𑑂𑐚𑑄 𑐡𑑂𑐰𑐶𑐖𑑀𑐟𑑂𑐟𑐩 𑑋𑑋 𑑒𑑐.𑑕𑑘 𑑋𑑋 <text:s text:c="2"/></text:span></text:p>
      <text:p text:style-name="P2"><text:span text:style-name="T5">𑐔𑐎𑑂𑐲𑐸𑐲𑐵 𑐐𑐺𑐴𑑂𑐫𑐟𑐾 𑐬𑐹𑐥𑑄 𑐳𑐴𑐳𑑂𑐬𑐵𑐞𑐶 𑐱𑐟𑐵𑐣𑐶 𑐔 𑑋 <text:s/></text:span></text:p>
      <text:p text:style-name="P2"><text:span text:style-name="T5">𑐡𑐾𑐰𑐬𑐹𑐥𑐰𑐶𑐎𑐵𑐬𑐵𑐞𑐶 𑐣𑐎𑑂𑐲𑐟𑑂𑐬𑐐𑑂𑐬𑐴𑐟𑐵𑐬𑐎𑐵𑑅 𑑋𑑋 𑑒𑑐.𑑕𑑙 𑑋𑑋 <text:s text:c="2"/></text:span></text:p>
      <text:p text:style-name="P2"><text:span text:style-name="T5">𑐩𑐵𑐣𑐸𑐲𑐵𑐣𑐵𑑄 𑐰𑐶𑐎𑐵𑐬𑐵𑐞𑐶 𑐐𑑂𑐬𑐵𑐩𑑄 𑐣𑐐𑐬𑐥𑐟𑑂𑐟𑐣𑑈𑑋 <text:s/></text:span></text:p>
      <text:p text:style-name="P2"><text:span text:style-name="T5">𑐰𑐺𑐎𑑂𑐲𑐐𑐸𑐮𑑂𑐩𑐮𑐟𑐵𑐣𑐵𑑄 𑐔 𑐥𑐱𑐸𑐥𑐎𑑂𑐲𑐶𑐱𑐬𑐷𑐳𑐺𑐥𑐵𑑈𑑋𑑋 𑑒𑑐.𑑖𑑐 𑑋𑑋 <text:s text:c="2"/></text:span></text:p>
      <text:p text:style-name="P2"><text:span text:style-name="T5">𑐎𑐺𑐩𑐶𑐎𑐷𑐚𑐥𑐟𑐒𑑂𑐐𑐵𑐣𑐵𑑄 𑐖𑐮𑐖𑐵𑐣𑐵𑐩𑐣𑐾𑐎𑐢𑐵 𑑋 <text:s/></text:span></text:p>
      <text:p text:style-name="P2"><text:span text:style-name="T5">𑐱𑐿𑐮𑐡𑐵𑐬𑐰𑐴𑐾𑐩𑐵𑐣𑐶 𑐬𑐹𑐥𑐵𑐞𑐶 𑐰𑐶𑐰𑐶𑐢𑐵𑐣𑐶 𑐔 𑑋 <text:s/></text:span></text:p>
      <text:p text:style-name="P2"><text:span text:style-name="T5">𑐢𑐵𑐟𑐸𑐡𑑂𑐬𑐰𑑂𑐫𑐰𑐶𑐎𑐵𑐬𑐵𑐞𑐶 𑐬𑐹𑐥𑐵𑐞𑐶 𑐡𑑂𑐰𑐶𑐖𑐳𑐟𑑂𑐟𑐩 𑑋𑑋 𑑒𑑐.𑑖𑑑 𑑋𑑋 <text:s text:c="2"/></text:span></text:p>
      <text:p text:style-name="P2"><text:span text:style-name="T5">𑐖𑐶𑐴𑑂𑐰𑐫𑐵 𑐐𑐺𑐴𑑂𑐫𑐟𑐾 𑐳𑑂𑐰𑐵𑐡𑑀 𑐴𑐺𑐡𑑂𑐫𑐵𑐴𑐺𑐡𑑂𑐫𑑀 𑐡𑑂𑐰𑐶𑐖𑑀𑐟𑑂𑐟𑐩 𑑋 <text:s/></text:span></text:p>
      <text:p text:style-name="P2"><text:span text:style-name="T5">𑐦𑐮𑐩𑐹𑐮𑐵𑐣𑐶 𑐱𑐵𑐎𑐵𑐣𑐶 𑐎𑐣𑑂𑐡𑐵𑐣𑐶 𑐥𑐶𑐱𑐶𑐟𑐵𑐣𑐶 𑐔 𑑋𑑋 𑑒𑑐.𑑖𑑒 𑑋𑑋 <text:s text:c="2"/></text:span></text:p>
      <text:p text:style-name="P2"><text:span text:style-name="T5">𑐥𑐎𑑂𑐰𑐵𑐥𑐎𑑂𑐰𑐰𑐶𑐱𑐾𑐲𑐵𑐞𑐶 𑐡𑐢𑐶𑐎𑑂𑐲𑐷𑐬𑐑𑐺𑐟𑐵𑐣𑐶 𑐔 𑑋 <text:s/></text:span></text:p>
      <text:p text:style-name="P2"><text:span text:style-name="T5">𑐰𑑂𑐬𑐷𑐴𑑂𑐫𑑁𑐲𑐢𑐬𑐳𑐵𑐣𑐵𑑄 𑐔 𑐩𑐶𑐱𑑂𑐬𑐵𑐩𑐶𑐱𑑂𑐬𑐩𑐣𑐾𑐎𑐢𑐵 𑑋 <text:s/></text:span></text:p>
      <text:p text:style-name="P2"><text:span text:style-name="T5">𑐲𑐚𑑂𑐎𑐬𑑂𑐩𑐥𑑂𑐬𑐟𑐶𑐨𑐾𑐡𑐾𑐣 𑐬𑐳𑐨𑐾𑐡𑐱𑐟𑑄 𑐳𑑂𑐩𑐺𑐟𑑈𑑋𑑋 𑑒𑑐.𑑖𑑓 𑑋𑑋 <text:s text:c="2"/></text:span></text:p>
      <text:p text:style-name="P2"><text:span text:style-name="T5">𑐑𑑂𑐬𑐵𑐞𑐾𑐣 𑐐𑐺𑐴𑑂𑐫𑐟𑐾 𑐐𑐣𑑂𑐢 𑐂𑐲𑑂𑐚𑐵𑐣𑐶𑐲𑑂𑐚𑑀 𑐡𑑂𑐰𑐶𑐖𑐬𑑂𑐲𑐨 𑑋 <text:s/></text:span></text:p>
      <text:p text:style-name="P2"><text:span text:style-name="T5">𑐐𑐸𑐜𑐵𑐖𑑂𑐫𑑄 𑐐𑐸𑐐𑑂𑐐𑐸𑐮𑐸𑐬𑑂𑐨𑐳𑑂𑐩𑐔𑐣𑑂𑐡𑐣𑐵𑐐𑐬𑐸𑐎𑑄 𑐟𑐠𑐵 𑑋 <text:s/></text:span></text:p>
      <text:p text:style-name="P2"><text:span text:style-name="T5">𑐎𑐳𑑂𑐟𑐹𑐬𑐶𑐎𑐸𑐒𑑂𑐎𑐸𑐩𑐵𑐡𑐷𑐣𑐵𑐩𑐶𑐲𑑂𑐚𑑀 𑐐𑐣𑑂𑐢𑑀 𑐩𑐣𑑀𑐴𑐬𑑅 𑑋𑑋 𑑒𑑐.𑑖𑑔 𑑋𑑋 <text:s text:c="2"/></text:span></text:p>
      <text:p text:style-name="P2"><text:span text:style-name="T5">𑐰𑑂𑐬𑐞𑐩𑐹𑐟𑑂𑐬𑐥𑐸𑐬𑐷𑐲𑐵𑐞𑐵𑑄 𑐩𑐵𑑄𑐳𑐥𑐬𑑂𑐫𑐸𑐲𑐶𑐟𑐵𑐣𑐶 𑐔 𑑋 <text:s/></text:span></text:p>
      <text:p text:style-name="P2"><text:span text:style-name="T5">𑐰𑐵𑐟𑐎𑐬𑑂𑐩𑐵𑐡𑐶𑐡𑐸𑐬𑑂𑐐𑐣𑑂𑐢 𑐀𑐣𑐶𑐲𑑂𑐚𑑅 𑐳𑐩𑐸𑐡𑐵𑐴𑐺𑐟𑑅 𑑋𑑋 𑑒𑑐.𑑖𑑕 𑑋𑑋 <text:s text:c="2"/></text:span></text:p>
      <text:p text:style-name="P2"><text:span text:style-name="T5">𑐴𑐳𑑂𑐟𑐾𑐣 𑐎𑐸𑐬𑐸𑐟𑐾 𑐎𑐬𑑂𑐩 𑐰𑐶𑐰𑐶𑐢𑐵𑐣𑐶 𑐡𑑂𑐰𑐶𑐖𑑀𑐟𑑂𑐟𑐩 𑑋 <text:s/></text:span></text:p>
      <text:p text:style-name="P2"><text:span text:style-name="T5">𑐩𑐵𑐴𑐾𑐣𑑂𑐡𑑂𑐬𑑄 𑐰𑐵𑐬𑐸𑐞𑑄 𑐔𑐿𑐰 𑐰𑐵𑐫𑐰𑑂𑐫𑐵𑐐𑑂𑐣𑐾𑐫𑐩𑐾𑐰 𑐔 𑑋𑑋 𑑒𑑐.𑑖𑑖 𑑋𑑋 <text:s text:c="2"/></text:span></text:p>
      <text:p text:style-name="P2"><text:span text:style-name="T5">𑐁𑐐𑑂𑐣𑐾𑐫 𑐥𑐔𑐣𑐵𑐡𑐷𑐣𑐶 𑐎𑐵𑑄𑐳𑑂𑐫𑑀 𑐮𑑀𑐴𑐳𑑂𑐟𑑂𑐬𑐥𑐸𑐳𑑂𑐟𑐠𑐵 𑑋 <text:s/></text:span></text:p>
      <text:p text:style-name="P2"><text:span text:style-name="T5">𑐀𑐐𑑂𑐣𑐶𑐎𑐬𑑂𑐩𑐵𑐞𑑂𑐫𑐣𑐾𑐎𑐵𑐣𑐶 𑐫𑐖𑑂𑐘𑐴𑑀𑐩𑐎𑑂𑐬𑐶𑐫𑐵𑐳𑑂𑐟𑐠𑐵 𑑋𑑋 𑑒𑑐.𑑖𑑗 𑑋𑑋 <text:s text:c="2"/></text:span></text:p>
      <text:p text:style-name="P2"><text:span text:style-name="T5">𑐳𑐹𑐬𑑂𑐥𑐰𑑂𑐫𑐖𑐣𑐰𑐵𑐟𑐾𑐣 𑐩𑐸𑐏𑐰𑐵𑐟𑐾𑐣 𑐰𑐿 𑐟𑐠𑐵 𑑋 <text:s/></text:span></text:p>
      <text:p text:style-name="P2"><text:span text:style-name="T5">𑐔𑐩𑐬𑐔𑐬𑑂𑐩𑐰𑐵𑐟𑐾𑐣 𑐰𑐵𑐟𑐫𑐣𑑂𑐟𑑂𑐬𑑄 𑐔 𑐰𑐵𑐫𑐰𑑈𑑋𑑋 𑑒𑑐.𑑖𑑘 𑑋𑑋 <text:s text:c="2"/></text:span></text:p>
      <text:p text:style-name="P2"><text:span text:style-name="T5">𑐰𑐵𑐬𑐸𑐞𑑄 𑐟𑑀𑐫𑐎𑐬𑑂𑐩𑐵𑐞𑐶 𑐎𑐸𑐬𑐸𑐟𑐾 𑐰𑐶𑐰𑐶𑐢𑐵𑐣𑐶 𑐔 𑑋 <text:s/></text:span></text:p>
      <text:p text:style-name="P2"><text:span text:style-name="T5">𑐬𑐳𑑀𑐥𑐬𑐳𑐎𑐬𑑂𑐩𑐵𑐞𑐶 𑐟𑐳𑑂𑐫 𑐥𑑀𑐲𑐞𑐎𑐬𑑂𑐩 𑐔 𑑋𑑋 𑑒𑑐.𑑖𑑙 𑑋𑑋 <text:s text:c="2"/></text:span></text:p>
      <text:p text:style-name="P2"><text:span text:style-name="T5">𑐳𑑂𑐣𑐵𑐣𑐵𑐔𑐩𑐣𑐎𑐬𑑂𑐩𑐵𑐞𑐶 𑐰𑐳𑑂𑐟𑑂𑐬𑐱𑑁𑐔𑐵𑐡𑐫𑐳𑑂𑐟𑐠𑐵 𑑋 <text:s/></text:span></text:p>
      <text:p text:style-name="P2"><text:span text:style-name="T5">𑐎𑐵𑐫𑐱𑑁𑐔𑑄 𑐔 𑐎𑐸𑐬𑐸𑐟𑐾 𑐟𑐺𑐲𑐵𑐣𑐵𑐱𑐣𑐩𑐾𑐰 𑐔 𑑋𑑋 𑑒𑑐.𑑗𑑐 𑑋𑑋 <text:s text:c="2"/></text:span></text:p>
      <text:p text:style-name="P2"><text:span text:style-name="T5">𑐰𑐩𑐣𑐵𑐣𑐶 𑐴𑑂𑐫𑐣𑐾𑐎𑐵𑐣𑐶 𑐰𑐵𑐬𑐸𑐞𑑄 𑐎𑐬𑑂𑐩 𑐄𑐔𑑂𑐫𑐟𑐾 𑑋 <text:s/></text:span></text:p>
      <text:p text:style-name="P2"><text:span text:style-name="T5">𑐩𑐵𑐴𑐾𑐣𑑂𑐡𑑂𑐬𑑄 𑐥𑐵𑐬𑑂𑐠𑐶𑐰𑑄 𑐎𑐬𑑂𑐩 𑐀𑐣𑐾𑐎𑐵𑐣𑐶 𑐡𑑂𑐰𑐶𑐖𑑀𑐟𑑂𑐟𑐩 𑑋𑑋 𑑒𑑐.𑑗𑑑 𑑋𑑋 <text:s text:c="2"/></text:span></text:p>
      <text:p text:style-name="P2"><text:span text:style-name="T5">𑐎𑐸𑐮𑐵𑐮𑐎𑐬𑑂𑐩 𑐨𑐹𑐎𑐬𑑂𑐩 𑐎𑐬𑑂𑐩 𑐥𑐵𑐲𑐵𑐞𑐩𑐾𑐰 𑐔 𑑋 <text:s/></text:span></text:p>
      <text:p text:style-name="P2"><text:span text:style-name="T5">𑐡𑐵𑐬𑐸𑐡𑐣𑑂𑐟𑐶𑐩𑐱𑐺𑐒𑑂𑐐𑐵𑐡𑐶𑐎𑐬𑑂𑐩 𑐥𑐵𑐬𑑂𑐠𑐶𑐰𑐩𑐸𑐔𑑂𑐫𑐟𑐾 𑑋 <text:s/></text:span></text:p>
      <text:p text:style-name="P2"><text:span text:style-name="T5">𑐔𑐟𑐸𑐲𑑂𑐎𑐬𑑂𑐩 𑐳𑐩𑐵𑐳𑐾𑐣 𑐴𑐳𑑂𑐟𑐟𑑅 𑐥𑐬𑐶𑐎𑐷𑐬𑑂𑐟𑐶𑐟𑑈𑑋𑑋 𑑒𑑐.𑑗𑑒 𑑋𑑋 <text:s text:c="2"/></text:span></text:p>
      <text:p text:style-name="P2"><text:span text:style-name="T5">𑐥𑐵𑐡𑐵𑐨𑑂𑐫𑐵𑑄 𑐐𑐩𑐣𑑄 𑐎𑐬𑑂𑐩 𑐡𑐶𑐱𑐱𑑂𑐔 𑐰𑐶𑐡𑐶𑐱𑐳𑑂𑐟𑐠𑐵 𑑋 <text:s/></text:span></text:p>
      <text:p text:style-name="P2"><text:span text:style-name="T5">𑐣𑐶𑐩𑑂𑐣𑑀𑐣𑑂𑐣𑐟𑐳𑐩𑐾 𑐡𑐾𑐱𑐾 𑐱𑐶𑐮𑐵𑐳𑑄𑐎𑐚𑐎𑑀𑐚𑐬𑐾 𑑋 <text:s/></text:span></text:p>
      <text:p text:style-name="P2"><text:span text:style-name="T5">𑐟𑑀𑐫𑐎𑐬𑑂𑐡𑐩𑐳𑑄𑐑𑐵𑐟𑐾 𑐧𑐴𑐸𑐎𑐞𑑂𑐚𑐎𑐳𑑄𑐎𑐸𑐮𑐾 𑑋𑑋 𑑒𑑐.𑑗𑑓 𑑋𑑋 <text:s text:c="2"/></text:span></text:p>
      <text:p text:style-name="P2"><text:span text:style-name="T5">𑐥𑐵𑐫𑐸𑐎𑐬𑑂𑐩 𑐰𑐶𑐳𑐬𑑂𑐐𑑄 𑐟𑐸 𑐎𑐛𑐶𑐣𑐡𑑂𑐬𑐰𑐥𑐶𑐔𑑂𑐕𑐮𑑈𑑋 <text:s/></text:span></text:p>
      <text:p text:style-name="P2"><text:soft-page-break/><text:span text:style-name="T5">𑐳𑐬𑐎𑑂𑐟𑐦𑐾𑐣𑐶𑐮𑐵𑐡𑐷𑐣𑐶 𑐥𑐵𑐫𑐸𑐱𑐎𑑂𑐟𑐶 𑐥𑑂𑐬𑐩𑐸𑐘𑑂𑐔𑐟𑐶 𑑋𑑋 𑑒𑑐.𑑗𑑔 𑑋𑑋 <text:s text:c="2"/></text:span></text:p>
      <text:p text:style-name="P2"><text:span text:style-name="T5">𑐄𑐥𑐳𑑂𑐠𑐎𑐬𑑂𑐩 𑐁𑐣𑐣𑑂𑐡𑑄 𑐎𑐬𑑀𑐟𑐶 𑐖𑐣𑐣𑑄 𑐥𑑂𑐬𑐖𑐵 𑑋 <text:s/></text:span></text:p>
      <text:p text:style-name="P2"><text:span text:style-name="T5">𑐳𑑂𑐟𑑂𑐬𑐷𑐥𑐸𑑄𑐣𑐥𑐸𑑄𑐳𑐎𑑄 𑐔𑐿𑐰 𑐄𑐥𑐳𑑂𑐠𑑄 𑐎𑐸𑐬𑐸𑐟𑐾 𑐡𑑂𑐰𑐶𑐖 𑑋𑑋 𑑒𑑐.𑑗𑑕 𑑋𑑋 <text:s text:c="2"/></text:span></text:p>
      <text:p text:style-name="P2"><text:span text:style-name="T5">𑐰𑐵𑐔𑐵 𑐟𑐸 𑐎𑐸𑐬𑐸𑐟𑐾 𑐎𑐬𑑂𑐩 𑐣𑐰𑐢𑐵 𑐡𑑂𑐰𑐶𑐖𑐥𑐸𑐒𑑂𑐐𑐰 𑑋 <text:s/></text:span></text:p>
      <text:p text:style-name="P2"><text:span text:style-name="T5">𑐳𑑂𑐟𑐸𑐟𑐶 𑐣𑐶𑐣𑑂𑐡𑐵 𑐥𑑂𑐬𑐱𑑄𑐳𑐵 𑐔 𑐁𑐎𑑂𑐬𑑀𑐱𑑅 𑐥𑑂𑐬𑐶𑐫 𑐊𑐰 𑐳𑑅 𑑋𑑋 𑑒𑑐.𑑗𑑖 𑑋𑑋 <text:s text:c="2"/></text:span></text:p>
      <text:p text:style-name="P2"><text:span text:style-name="T5">𑐥𑑂𑐬𑐱𑑂𑐣𑑀 𑑇𑐣𑐸𑐖𑑂𑐘𑐵 𑐟𑐠𑐵𑐏𑑂𑐫𑐵𑐣𑐩𑐵𑐱𑐷𑐱𑑂𑐔 𑐰𑐶𑐢𑐫𑑀 𑐣𑐰 𑑋 <text:s/></text:span></text:p>
      <text:p text:style-name="P2"><text:span text:style-name="T5">𑐊𑐟𑐵 𑐣𑐰𑐰𑐶𑐢𑐵 𑐰𑐵𑐞𑐷 𑐎𑐷𑐬𑑂𑐟𑐶𑐟𑐵 𑐩𑐾 𑐡𑑂𑐰𑐶𑐖𑑀𑐟𑑂𑐟𑐩 𑑋𑑋 𑑒𑑐.𑑗𑑗 𑑋𑑋 <text:s text:c="2"/></text:span></text:p>
      <text:p text:style-name="P2"><text:span text:style-name="T5"><text:s text:c="2"/></text:span></text:p>
      <text:p text:style-name="P2"><text:span text:style-name="T5">---- 𑐩𑐣𑐱𑑂𑐔𑑀𑐣𑑂𑐩𑐣𑐱𑑂𑐔 (𑑑) ---- <text:s/></text:span></text:p>
      <text:p text:style-name="P2"><text:span text:style-name="T5"><text:s text:c="2"/></text:span></text:p>
      <text:p text:style-name="P2"><text:span text:style-name="T5">𑐀𑐢𑐸𑐣𑐵 𑐎𑐠𑐫𑐶𑐲𑑂𑐫𑐵𑐩𑐶 𑐩𑐣𑐳𑑀 𑐣𑐰 𑐰𑐿 𑐐𑐸𑐞𑐵𑐣𑑂 𑑋 <text:s/></text:span></text:p>
      <text:p text:style-name="P2"><text:span text:style-name="T5">𑐔𑐮𑑀𑐥𑐥𑐟𑑂𑐟𑐶𑑅 𑐳𑑂𑐠𑐿𑐬𑑄 𑐔 𑐰𑐶𑐳𑐬𑑂𑐐 𑐎𑐮𑑂𑐥𑐣𑐵 𑐎𑑂𑐲𑐩𑐵 𑑋 <text:s/></text:span></text:p>
      <text:p text:style-name="P2"><text:span text:style-name="T5">𑐳𑐡𑐳𑐔𑑂𑐔𑐵𑐱𑐸𑐟𑐵 𑐔𑐿𑐰 𑐩𑐣𑐳𑑀 𑐣𑐰 𑐰𑐿 𑐐𑐸𑐞𑐵𑑅 𑑋𑑋 𑑒𑑐.𑑗𑑘 𑑋𑑋 <text:s text:c="2"/></text:span></text:p>
      <text:p text:style-name="P2"><text:span text:style-name="T5">𑐂𑐲𑑂𑐚𑐵𑐣𑐶𑐲𑑂𑐚𑐰𑐶𑐎𑐮𑑂𑐥𑐱𑑂𑐔 𑐰𑑂𑐫𑐰𑐳𑐵𑐫𑑅 𑐳𑐩𑐵𑐢𑐶𑐟𑐵 𑑋 <text:s/></text:span></text:p>
      <text:p text:style-name="P2"><text:span text:style-name="T5">𑐩𑐣𑐳𑑀 𑐡𑑂𑐰𑐶𑐰𑐶𑐢𑑄 𑐬𑐹𑐥𑑄 𑐩𑐣𑐱𑑂𑐔𑑀𑐣𑑂𑐩𑐣 𑐊𑐰 𑐔 𑑋𑑋 𑑒𑑐.𑑗𑑙 𑑋𑑋 <text:s text:c="2"/></text:span></text:p>
      <text:p text:style-name="P2"><text:span text:style-name="T5">𑐩𑐣𑐳𑑂𑐟𑑂𑐰𑐶𑐣𑑂𑐡𑑂𑐬𑐶𑐫𑐨𑐵𑐰𑐟𑑂𑐰𑐾 𑐄𑐣𑑂𑐩𑐣𑐳𑑂𑐟𑑂𑐰𑐩𑐣𑐶𑐣𑑂𑐡𑑂𑐬𑐶𑐫𑐾 𑑋 <text:s/></text:span></text:p>
      <text:p text:style-name="P2"><text:span text:style-name="T5">𑐣𑐶𑐐𑐺𑐴𑐷𑐟𑐵 𑐰𑐶𑐳𑐺𑐲𑑂𑐟𑑄 𑐔 𑐧𑐣𑑂𑐢𑐩𑑀𑐎𑑂𑐲𑑁 𑐟𑐸 𑐳𑐵𑐢𑐣𑑈𑑋𑑋 𑑒𑑐.𑑘𑑐 𑑋𑑋 <text:s text:c="2"/></text:span></text:p>
      <text:p text:style-name="P2"><text:span text:style-name="T5">𑐣𑐶𑐐𑐺𑐴𑐷𑐟𑐾𑐣𑑂𑐡𑑂𑐬𑐶𑐫𑐐𑑂𑐬𑐵𑐩𑑅 𑐳𑑂𑐰𑐬𑑂𑐐𑐩𑑀𑐎𑑂𑐲𑑁 𑐟𑐸 𑐳𑐵𑐢𑐣𑑈𑑋 <text:s/></text:span></text:p>
      <text:p text:style-name="P2"><text:span text:style-name="T5">𑐰𑐶𑐳𑐺𑐲𑑂𑐚 𑐂𑐣𑑂𑐡𑑂𑐬𑐶𑐫𑐐𑑂𑐬𑐵𑐩𑐾 𑐡𑐸𑑅𑐏𑐳𑑄𑐳𑐵𑐬𑐳𑐵𑐢𑐣𑑈𑑋𑑋 𑑒𑑐.𑑘𑑑 𑑋𑑋 <text:s text:c="2"/></text:span></text:p>
      <text:p text:style-name="P2"><text:span text:style-name="T5">𑐳𑐎𑐮𑑄 𑐣𑐶𑐲𑑂𑐎𑐮𑑄 𑐔𑐿𑐰 𑐩𑐣 𑐊𑐰 𑐰𑐶𑐡𑐸𑐬𑑂𑐧𑐸𑐢𑐵𑑅 𑑋 <text:s/></text:span></text:p>
      <text:p text:style-name="P2"><text:span text:style-name="T5">𑐳𑐎𑐮𑑄 𑐩𑐣 𑐣𑐵𑐣𑐵𑐟𑑂𑐰𑐾 𑐊𑐎𑐟𑑂𑐰𑐾 𑐩𑐣 𑐣𑐶𑐲𑑂𑐎𑐮𑑈𑑋𑑋 𑑒𑑐.𑑘𑑒 𑑋𑑋 <text:s text:c="2"/></text:span></text:p>
      <text:p text:style-name="P2"><text:span text:style-name="T5">𑐰𑐶𑐐𑐟𑐬𑐵𑐐 𑐄𑐰𑐵𑐔 𑑋 <text:s/></text:span></text:p>
      <text:p text:style-name="P2"><text:span text:style-name="T5">𑐩𑐣𑑅 𑐳𑑂𑐰𑐰𑐾𑐡𑑂𑐫𑑄 𑐮𑑀𑐎𑐵𑐣𑐵𑐩𑐸𑐣𑑂𑐩𑐣𑐳𑑂𑐟𑐸 𑐣 𑐰𑐶𑐡𑑂𑐫𑐟𑐾 𑑋 <text:s/></text:span></text:p>
      <text:p text:style-name="P2"><text:span text:style-name="T5">𑐄𑐣𑑂𑐩𑐣𑑅 𑐎𑐠𑐫𑐵𑐳𑑂𑐩𑐵𑐎𑑄 𑐎𑐷𑐡𑐺𑐱𑑄 𑐮𑐎𑑂𑐲𑐞𑑄 𑐨𑐰𑐾𑐟𑑂 𑑋𑑋 𑑒𑑐.𑑘𑑓 𑑋𑑋 <text:s text:c="2"/></text:span></text:p>
      <text:p text:style-name="P2"><text:span text:style-name="T5">𑐀𑐣𑐬𑑂𑐠𑐫𑐖𑑂𑐘 𑐄𑐰𑐵𑐔 𑑋 <text:s/></text:span></text:p>
      <text:p text:style-name="P2"><text:span text:style-name="T5">𑐄𑐣𑑂𑐩𑐣𑐳𑑂𑐟𑑂𑐰𑑄 𑐐𑐟𑐾 𑐰𑐶𑐥𑑂𑐬 𑐣𑐶𑐧𑑀𑐢 𑐡𑐱𑐮𑐎𑑂𑐲𑐞𑑈𑑋 <text:s/></text:span></text:p>
      <text:p text:style-name="P2"><text:span text:style-name="T5">𑐣 𑐱𑐧𑑂𑐡𑑄 𑐱𑐺𑐞𑐸𑐟𑐾 𑐱𑑂𑐬𑑀𑐟𑑂𑐬𑑄 𑐱𑐒𑑂𑐏𑐨𑐾𑐬𑐷𑐳𑑂𑐰𑐣𑐵𑐡𑐥𑐶 𑑋𑑋 𑑒𑑐.𑑘𑑔 𑑋𑑋 <text:s text:c="2"/></text:span></text:p>
      <text:p text:style-name="P2"><text:span text:style-name="T5">𑐟𑑂𑐰𑐔𑑅 𑐳𑑂𑐥𑐬𑑂𑐱𑑄 𑐣 𑐖𑐵𑐣𑐵𑐟𑐶 𑐱𑐷𑐟𑑀𑐲𑑂𑐞𑐩𑐥𑐶 𑐡𑐸𑑅𑐳𑐴𑑈𑑋 <text:s/></text:span></text:p>
      <text:p text:style-name="P2"><text:span text:style-name="T5">𑐬𑐹𑐥𑑄 𑐥𑐱𑑂𑐫𑐟𑐶 𑐣𑑀 𑐔𑐎𑑂𑐲𑐸𑑅 𑐥𑐬𑑂𑐰𑐟𑐵𑐨𑑂𑐫𑐢𑐶𑐎𑑀 𑑇𑐥𑐶 𑐰𑐵 𑑋𑑋 𑑒𑑐.𑑘𑑕 𑑋𑑋 <text:s text:c="2"/></text:span></text:p>
      <text:p text:style-name="P2"><text:span text:style-name="T5">𑐖𑐶𑐴𑑂𑐰𑐵 𑐬𑐳𑑄 𑐣 𑐰𑐶𑐣𑑂𑐡𑐾𑐟 𑐩𑐢𑐸𑐬𑐵𑐩𑑂𑐮𑐰𑐞𑑀 𑑇𑐥𑐶 𑐰𑐵 𑑋 <text:s/></text:span></text:p>
      <text:p text:style-name="P2"><text:span text:style-name="T5">𑐐𑐣𑑂𑐢𑑄 𑐖𑐶𑐑𑑂𑐬𑐟𑐶 𑐣 𑐑𑑂𑐬𑐵𑐞𑐵 𑐟𑐷𑐎𑑂𑐲𑑂𑐞𑑄 𑐰𑐵𑐥𑑂𑐫𑐱𑐸𑐔𑐷𑐣𑑂𑐫𑐥𑐶 𑑋𑑋 𑑒𑑐.𑑘𑑖 𑑋𑑋 <text:s text:c="2"/></text:span></text:p>
      <text:p text:style-name="P2"><text:span text:style-name="T5">𑐄𑐣𑑂𑐩𑐣𑐳𑑂𑐟𑑂𑐰𑐾𑐲 𑐩𑐾 𑐏𑑂𑐫𑐵𑐟𑑄 𑐳𑐬𑑂𑐰𑐡𑑂𑐰𑐿𑐟𑐰𑐶𑐣𑐵𑐱𑐣𑑈𑑋 <text:s/></text:span></text:p>
      <text:p text:style-name="P2"><text:span text:style-name="T5">𑐨𑐰𑐥𑐵𑐬𑐐𑐳𑐸𑐰𑑂𑐫𑐎𑑂𑐟𑑄 𑐣𑐶𑐲𑑂𑐎𑐮𑑄 𑐱𑐶𑐰𑐩𑐰𑑂𑐫𑐫𑑈𑑋𑑋 𑑒𑑐.𑑘𑑗 𑑋𑑋 <text:s text:c="2"/></text:span></text:p>
      <text:p text:style-name="P2"><text:span text:style-name="T5">𑐳 𑐱𑐶𑐰𑑅 𑐳 𑐥𑐬𑑀 𑐧𑑂𑐬𑐴𑑂𑐩𑐵 𑐳 𑐰𑐶𑐲𑑂𑐞𑐸𑑅 𑐳 𑐥𑐬𑑀 𑑇𑐎𑑂𑐲𑐬𑑅 𑑋 <text:s/></text:span></text:p>
      <text:p text:style-name="P2"><text:span text:style-name="T5">𑐳 𑐳𑐹𑐎𑑂𑐲𑑂𑐩𑑅 𑐳 𑐥𑐬𑑀 𑐴𑑄𑐳𑑅 𑐳𑑀 𑑇𑐎𑑂𑐲𑐬𑑅 𑐎𑑂𑐲𑐬𑐰𑐬𑑂𑐖𑐶𑐟𑑅 𑑋𑑋 𑑒𑑐.𑑘𑑘 𑑋𑑋 <text:s text:c="2"/></text:span></text:p>
      <text:p text:style-name="P2"><text:span text:style-name="T5">𑐊𑐲 𑐄𑐣𑑂𑐩𑐣 𑐖𑐵𑐣𑐷𑐴𑐶 𑐱𑐶𑐰𑐱𑑂𑐔 𑐡𑑂𑐰𑐶𑐖𑐥𑐸𑐒𑑂𑐐𑐰 𑑋 <text:s/></text:span></text:p>
      <text:p text:style-name="P2"><text:span text:style-name="T5">𑐎𑐷𑐬𑑂𑐟𑐶𑐟𑑀 𑑇𑐳𑑂𑐩𑐶 𑐳𑐩𑐵𑐳𑐾𑐣 𑐎𑐶𑐩𑐣𑑂𑐫𑐟𑑂𑐥𑐬𑐶𑐥𑐺𑐔𑑂𑐕𑐳𑐶 𑑋𑑋 𑑒𑑐.𑑘𑑙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𑐥𑐘𑑂𑐔𑐰𑐶𑑄𑐱𑐟𑐶𑐟𑐟𑑂𑐟𑑂𑐰𑐣𑐶𑐬𑑂𑐞𑐫𑑀 𑐣𑐵𑐩 𑐰𑐶𑑄𑐱𑐟𑐶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oft-page-break/><text:span text:style-name="T5"><text:s text:c="2"/></text:span></text:p>
      <text:p text:style-name="P2"><text:span text:style-name="T5"><text:s text:c="2"/></text:span></text:p>
      <text:p text:style-name="P2"><text:span text:style-name="T5">---- 𑐰𑐶𑐲𑑂𑐞𑐸𑑅 𑐳𑑂𑐰𑐬𑐹𑐥𑑄 𑐡𑐬𑑂𑐱𑐫𑐟𑐶 ---- <text:s/></text:span></text:p>
      <text:p text:style-name="P2"><text:span text:style-name="T5"><text:s text:c="2"/></text:span></text:p>
      <text:p text:style-name="P2"><text:span text:style-name="T5">𑐰𑐶𑐐𑐟𑐬𑐵𑐐 𑐄𑐰𑐵𑐔 𑑋 <text:s/></text:span></text:p>
      <text:p text:style-name="P2"><text:span text:style-name="T5">𑐀𑐴𑑀 𑐩𑐟𑐶𑐩𑐟𑐵𑑄 𑐱𑑂𑐬𑐾𑐲𑑂𑐛 𑐀𑐴𑑀 𑐢𑐬𑑂𑐩𑐨𑐺𑐟𑐵𑑄 𑐰𑐬 𑑋 <text:s/></text:span></text:p>
      <text:p text:style-name="P2"><text:span text:style-name="T5">𑐀𑐴𑑀 𑐡𑐩 𑐱𑐩𑑅 𑐳𑐟𑑂𑐫 𑐀𑐴𑑀 𑐫𑐖𑑂𑐘 𑐀𑐴𑑀 𑐟𑐥𑑅 𑑋𑑋 𑑒𑑑.𑑑 𑑋𑑋 <text:s text:c="2"/></text:span></text:p>
      <text:p text:style-name="P2"><text:span text:style-name="T5">𑐀𑐣𑐾𑐣𑐵𑐩𑐺𑐟𑐰𑐵𑐎𑑂𑐫𑐾𑐣 𑐰𑐶𑐳𑑂𑐩𑐫𑑀 𑐩𑐾 𑐥𑐬𑑀 𑐐𑐟𑑅 𑑋 <text:s/></text:span></text:p>
      <text:p text:style-name="P2"><text:span text:style-name="T5">𑐥𑑂𑐬𑐷𑐟𑑀 𑑇𑐳𑑂𑐩𑐶 𑐔 𑐟𑐥𑐵𑐢𑐵𑐬𑐖𑑂𑐘𑐵𑐣𑐵𑐡𑑂𑐨𑐸𑐟𑐬𑐳𑐾𑐣 𑐔 𑑋𑑋 𑑒𑑑.𑑒 𑑋𑑋 <text:s text:c="2"/></text:span></text:p>
      <text:p text:style-name="P2"><text:span text:style-name="T5">𑐎𑐶𑑄 𑐡𑐡𑐵𑐩𑐶 𑐰𑐬𑑄 𑐧𑑂𑐬𑐹𑐴𑐶 𑐡𑐵𑐟𑐵𑐳𑑂𑐩𑐶 𑐟𑐰 𑐔𑐾𑐥𑑂𑐳𑐶𑐟𑑈𑑋 <text:s/></text:span></text:p>
      <text:p text:style-name="P2"><text:span text:style-name="T5">𑐊𑐟𑐔𑑂𑐕𑑂𑐬𑐸𑐟𑑂𑐰𑐵 𑐟𑐟𑐳𑑂𑐟𑐾𑐣 𑐥𑑂𑐬𑐟𑑂𑐫𑐸𑐰𑐵𑐔 𑐱𑐸𑐨𑐵𑑄 𑐐𑐶𑐬𑑈𑑋𑑋 𑑒𑑑.𑑓 𑑋𑑋 <text:s text:c="2"/></text:span></text:p>
      <text:p text:style-name="P2"><text:span text:style-name="T5">[𑐀𑐣𑐬𑑂𑐠𑐫𑐖𑑂𑐘 𑐄𑐰𑐵𑐔 𑑋] <text:s/></text:span></text:p>
      <text:p text:style-name="P2"><text:span text:style-name="T5">𑐎𑑀 𑐨𑐰𑐵𑐣𑑂𑐰𑐬𑐡𑐱𑑂𑐬𑐾𑐲𑑂𑐛 𑐡𑐾𑐰𑐡𑐵𑐣𑐰𑐬𑐵𑐎𑑂𑐲𑐳𑐵𑑅 𑑋 <text:s/></text:span></text:p>
      <text:p text:style-name="P2"><text:span text:style-name="T5">𑐀𑐠𑐰𑐵 𑐨𑐐𑐰𑐵𑐣𑑂𑐰𑐶𑐲𑑂𑐞𑐸𑐬𑑂𑐩𑐩 𑐖𑐶𑐖𑑂𑐘𑐵𑐳𑐸𑐬𑐵𑐐𑐟𑑅 𑑋𑑋 𑑒𑑑.𑑔 𑑋𑑋 <text:s text:c="2"/></text:span></text:p>
      <text:p text:style-name="P2"><text:span text:style-name="T5">𑐰𑑂𑐫𑐎𑑂𑐟𑑄 𑐟𑑂𑐰𑐵𑑄 𑐥𑐸𑐬𑐸𑐲𑐱𑑂𑐬𑐾𑐲𑑂𑐛 𑐖𑐵𑐣𑐵𑐩𑐶 𑐥𑐸𑐬𑐸𑐲𑑀𑐟𑑂𑐟𑐩 𑑋 <text:s/></text:span></text:p>
      <text:p text:style-name="P2"><text:span text:style-name="T5">𑐬𑐹𑐥𑑄 𑐡𑐬𑑂𑐱𑐫 𑐐𑑀𑐰𑐶𑐣𑑂𑐡 𑐫𑐡𑑂𑐫𑐳𑑂𑐟𑐶 𑐟𑐥𑐳𑑅 𑐦𑐮𑑈𑑋𑑋 𑑒𑑑.𑑕 𑑋𑑋 <text:s text:c="2"/></text:span></text:p>
      <text:p text:style-name="P2"><text:span text:style-name="T5">[𑐰𑐿𑐱𑐩𑑂𑐥𑐵𑐫𑐣 𑐄𑐰𑐵𑐔] <text:s/></text:span></text:p>
      <text:p text:style-name="P2"><text:span text:style-name="T5">𑐟𑐟𑐳𑑂𑐟𑐸 𑐥𑐸𑐞𑑂𑐜𑐬𑐷𑐎𑐵𑐎𑑂𑐲𑑀 𑐡𑐬𑑂𑐱𑐫𑐵𑐩𑐵𑐳 𑐳𑑂𑐰𑐵𑑄 𑐟𑐣𑐸𑑈𑑋 <text:s/></text:span></text:p>
      <text:p text:style-name="P2"><text:span text:style-name="T5">𑐱𑐒𑑂𑐏𑐔𑐎𑑂𑐬𑐐𑐡𑐵𑐥𑐵𑐞𑐶𑑅 𑐥𑐷𑐟𑐵𑐩𑑂𑐧𑐬𑐢𑐬𑑀 𑐴𑐬𑐶𑑅 𑑋𑑋 𑑒𑑑.𑑖 𑑋𑑋 <text:s text:c="2"/></text:span></text:p>
      <text:p text:style-name="P2"><text:span text:style-name="T5">𑐀𑐣𑐬𑑂𑐠𑐫𑐖𑑂𑐘𑐳𑑂𑐟𑑄 𑐡𑐺𑐲𑑂𑐚𑑂𑐰𑐵 𑐰𑐶𑐳𑑂𑐩𑐫𑑄 𑐥𑐬𑐩𑑄 𑐐𑐟𑑅 𑑋 <text:s/></text:span></text:p>
      <text:p text:style-name="P2"><text:span text:style-name="T5">𑐥𑑂𑐬𑐴𑐬𑑂𑐲𑐩𑐟𑐸𑐮𑑄 𑐮𑐧𑑂𑐢𑑂𑐰𑐵 𑐀𑐱𑑂𑐬𑐸𑐥𑐹𑐬𑑂𑐞𑐵𑐎𑐸𑐮𑐾𑐎𑑂𑐲𑐞𑑅 𑑋𑑋 𑑒𑑑.𑑗 𑑋𑑋 <text:s text:c="2"/></text:span></text:p>
      <text:p text:style-name="P2"><text:span text:style-name="T5">𑐰𑐾𑐥𑐩𑐵𑐣𑐳𑑂𑐰𑐬𑐾𑐞𑐵𑐟𑑂𑐬 𑐄𑐰𑐵𑐔 𑐔 𑐖𑐣𑐵𑐬𑑂𑐡𑐣𑑈𑑋 <text:s/></text:span></text:p>
      <text:p text:style-name="P2"><text:span text:style-name="T5">𑐀𑐡𑑂𑐫 𑐩𑐾 𑐳𑐦𑐮𑑄 𑐖𑐣𑑂𑐩 𑐀𑐡𑑂𑐫 𑐩𑐾 𑐳𑐦𑐮𑑄 𑐟𑐥𑑅 𑑋𑑋 𑑒𑑑.𑑘 𑑋𑑋 <text:s text:c="2"/></text:span></text:p>
      <text:p text:style-name="P2"><text:span text:style-name="T5">𑐣𑐩𑑀 𑐣𑐩𑐳𑑂𑐟𑐾 𑑇𑐳𑑂𑐟𑐸 𑐖𑐣𑐵𑐡𑐶𑐳𑐩𑑂𑐨𑐰𑐾 <text:s/></text:span></text:p>
      <text:p text:style-name="P2"><text:span text:style-name="T5">𑐣𑐩𑑀 𑐣𑐩𑐳𑑂𑐟𑐾 𑑇𑐳𑑂𑐟𑐸 𑐔 𑐰𑐶𑐱𑑂𑐰𑐬𑐹𑐥𑐶𑐞𑐾 𑑋 <text:s/></text:span></text:p>
      <text:p text:style-name="P2"><text:span text:style-name="T5">𑐣𑐩𑑀 𑐣𑐩𑐳𑑂𑐟𑐾 𑑇𑐳𑑂𑐟𑐸 𑐖𑐣𑐵𑐨𑐶𑐳𑐩𑑂𑐨𑐰𑐾 <text:s/></text:span></text:p>
      <text:p text:style-name="P2"><text:span text:style-name="T5">𑐣𑐩𑑀 𑐣𑐩𑐳𑑂𑐟𑐾 𑑇𑐳𑑂𑐟𑐸 𑐥𑐶𑐟𑐵𑐩𑐴𑑀𑐡𑑂𑐨𑐰𑐾 𑑋𑑋 𑑒𑑑.𑑙 𑑋𑑋 <text:s text:c="2"/></text:span></text:p>
      <text:p text:style-name="P2"><text:span text:style-name="T5">𑐣𑐩𑑀 𑐣𑐩𑐳𑑂𑐟𑐾 𑑇𑐳𑑂𑐟𑐸 𑐳𑐴𑐳𑑂𑐬𑐱𑐷𑐬𑑂𑐲𑐶𑐞𑐾 <text:s/></text:span></text:p>
      <text:p text:style-name="P2"><text:span text:style-name="T5">𑐣𑐩𑑀 𑐣𑐩𑐳𑑂𑐟𑐾 𑑇𑐳𑑂𑐟𑐸 𑐳𑐴𑐳𑑂𑐬𑐔𑐎𑑂𑐲𑐸𑐲𑐾 𑑋 <text:s/></text:span></text:p>
      <text:p text:style-name="P2"><text:span text:style-name="T5">𑐣𑐩𑑀 𑐣𑐩𑐳𑑂𑐟𑐾 𑑇𑐳𑑂𑐟𑐸 𑐳𑐴𑐳𑑂𑐬𑐮𑐶𑐒𑑂𑐐𑐶𑐣𑐾 <text:s/></text:span></text:p>
      <text:p text:style-name="P2"><text:span text:style-name="T5">𑐣𑐩𑑀 𑐣𑐩𑐳𑑂𑐟𑐾 𑑇𑐳𑑂𑐟𑐸 𑐳𑐴𑐳𑑂𑐬𑐰𑐎𑑂𑐲𑐳𑐾 𑑋𑑋 𑑒𑑑.𑑑𑑐 𑑋𑑋 <text:s text:c="2"/></text:span></text:p>
      <text:p text:style-name="P2"><text:span text:style-name="T5">𑐣𑐩𑑀 𑐣𑐩𑐳𑑂𑐟𑐾 𑑇𑐳𑑂𑐟𑐸 𑐳𑐴𑐳𑑂𑐬𑐩𑐹𑐬𑑂𑐟𑐫𑐾 <text:s/></text:span></text:p>
      <text:p text:style-name="P2"><text:span text:style-name="T5">𑐣𑐩𑑀 𑐣𑐩𑐳𑑂𑐟𑐾 𑑇𑐳𑑂𑐟𑐸 𑐳𑐴𑐳𑑂𑐬𑐧𑐵𑐴𑐰𑐾 𑑋 <text:s/></text:span></text:p>
      <text:p text:style-name="P2"><text:span text:style-name="T5">𑐣𑐩𑑀 𑐣𑐩𑐳𑑂𑐟𑐾 𑑇𑐳𑑂𑐟𑐸 𑐳𑐴𑐳𑑂𑐬𑐰𑐎𑑂𑐟𑑂𑐬𑐶𑐞𑐾 <text:s/></text:span></text:p>
      <text:p text:style-name="P2"><text:span text:style-name="T5">𑐣𑐩𑑀 𑐣𑐩𑐳𑑂𑐟𑐾 𑑇𑐳𑑂𑐟𑐸 𑐳𑐴𑐳𑑂𑐬𑐩𑐵𑐫𑐶𑐣𑐾 𑑋𑑋 𑑒𑑑.𑑑𑑑 𑑋𑑋 <text:s text:c="2"/></text:span></text:p>
      <text:p text:style-name="P2"><text:span text:style-name="T5">𑐣𑐩𑑀 𑐣𑐩𑐳𑑂𑐟𑐾 𑑇𑐳𑑂𑐟𑐸 𑐰𑐬𑐵𑐴𑐬𑐹𑐥𑐶𑐞𑐾 <text:s/></text:span></text:p>
      <text:p text:style-name="P2"><text:span text:style-name="T5">𑐣𑐩𑑀 𑐣𑐩𑐳𑑂𑐟𑐾 𑑇𑐳𑑂𑐟𑐸 𑐩𑐴𑐷𑐳𑐩𑐸𑐡𑑂𑐢𑐺𑐟𑐾 𑑋 <text:s/></text:span></text:p>
      <text:p text:style-name="P2"><text:span text:style-name="T5">𑐣𑐩𑑀 𑐣𑐩𑐳𑑂𑐟𑐾 𑑇𑐳𑑂𑐟𑐸 𑐔 𑐨𑐹𑐟𑐳𑐺𑐲𑑂𑐚𑐶𑐣𑐾 <text:s/></text:span></text:p>
      <text:p text:style-name="P2"><text:span text:style-name="T5">𑐣𑐩𑑀 𑐣𑐩𑐳𑑂𑐟𑐾 𑐔𑐟𑐸𑐬𑐵𑐱𑑂𑐬𑐩𑐵𑐱𑑂𑐬𑐫𑐾 𑑋𑑋 𑑒𑑑.𑑑𑑒 𑑋𑑋 <text:s text:c="2"/></text:span></text:p>
      <text:p text:style-name="P2"><text:span text:style-name="T5">𑐣𑐩𑑀 𑐣𑐩𑐳𑑂𑐟𑐾 𑐣𑐬𑐳𑐶𑑄𑐴𑐬𑐹𑐥𑐶𑐞𑐾 <text:s/></text:span></text:p>
      <text:p text:style-name="P2"><text:span text:style-name="T5">𑐣𑐩𑑀 𑐣𑐩𑐳𑑂𑐟𑐾 𑐡𑐶𑐟𑐶𑐖𑑀𑐬𑐡𑐵𑐬𑐶𑐞𑐾 𑑋 <text:s/></text:span></text:p>
      <text:p text:style-name="P2"><text:span text:style-name="T5">𑐣𑐩𑑀 𑐣𑐩𑐳𑑂𑐟𑐾 𑑇𑐳𑐸𑐬𑐔𑐎𑑂𑐬𑐳𑐹𑐡𑐣𑐾 <text:s/></text:span></text:p>
      <text:p text:style-name="P2"><text:soft-page-break/><text:span text:style-name="T5">𑐣𑐩𑑀 𑐣𑐩𑐳𑑂𑐟𑐾 𑑇𑐳𑐸𑐬𑐡𑐬𑑂𑐥𑐣𑐵𑐱𑐣𑐾 𑑋𑑋 𑑒𑑑.𑑑𑑓 𑑋𑑋 <text:s text:c="2"/></text:span></text:p>
      <text:p text:style-name="P2"><text:span text:style-name="T5">𑐣𑐩𑑀 𑐣𑐩𑐳𑑂𑐟𑐾 𑐡𑐶𑐟𑐶𑐥𑐸𑐟𑑂𑐬𑐡𑐵𑐩𑐣𑐾 <text:s/></text:span></text:p>
      <text:p text:style-name="P2"><text:span text:style-name="T5">𑐣𑐩𑑀 𑐣𑐩𑐳𑑂𑐟𑐾 𑐧𑐮𑐶𑐫𑐖𑑂𑐘𑐳𑐹𑐡𑐣𑐾 𑑋 <text:s/></text:span></text:p>
      <text:p text:style-name="P2"><text:span text:style-name="T5">𑐣𑐩𑑀 𑐣𑐩𑐳𑑂𑐟𑐾 𑑇𑐳𑑂𑐟𑐸 𑐲𑐜𑐬𑑂𑐢𑐰𑐶𑐎𑑂𑐬𑐩𑐾 <text:s/></text:span></text:p>
      <text:p text:style-name="P2"><text:span text:style-name="T5">𑐣𑐩𑑀 𑐣𑐩𑐳𑑂𑐟𑐾 𑐟𑑂𑐬𑐶𑐡𑐱𑐵𑐬𑑂𑐟𑐶𑐣𑐵𑐱𑐣𑐾 𑑋𑑋 𑑒𑑑.𑑑𑑔 𑑋𑑋 <text:s text:c="2"/></text:span></text:p>
      <text:p text:style-name="P2"><text:span text:style-name="T5">𑐣𑐩𑑀 𑐣𑐩𑐳𑑂𑐟𑐾 𑑇𑐳𑑂𑐟𑐸 𑐀𑐣𑐣𑑂𑐟 𑐀𑐔𑑂𑐫𑐸𑐟𑐾 <text:s/></text:span></text:p>
      <text:p text:style-name="P2"><text:span text:style-name="T5">𑐣𑐩𑑀 𑐣𑐩𑐳𑑂𑐟𑐾 𑐖𑐐𑐡𑐬𑑂𑐟𑐶𑐣𑐵𑐱𑐣𑐾 𑑋 <text:s/></text:span></text:p>
      <text:p text:style-name="P2"><text:span text:style-name="T5">𑐣𑐩𑑀 𑐣𑐩𑐳𑑂𑐟𑐾 𑐩𑐢𑐸𑐎𑐿𑐚𑐣𑐵𑐱𑐣𑐾 <text:s/></text:span></text:p>
      <text:p text:style-name="P2"><text:span text:style-name="T5">𑐣𑐩𑑀 𑐣𑐩𑐳𑑂𑐟𑐾 𑑇𑐳𑑂𑐟𑐸 𑐟𑑂𑐬𑐶𑐮𑑀𑐎𑐧𑐵𑐣𑑂𑐢𑐰𑐾 𑑋𑑋 𑑒𑑑.𑑑𑑕 𑑋𑑋 <text:s text:c="2"/></text:span></text:p>
      <text:p text:style-name="P2"><text:span text:style-name="T5">𑐣𑐩𑑀 𑐣𑐩𑐳𑑂𑐟𑐾 𑐟𑑂𑐬𑐶𑐡𑐱𑐵𑐨𑐶𑐣𑐣𑑂𑐡𑐣𑐾 <text:s/></text:span></text:p>
      <text:p text:style-name="P2"><text:span text:style-name="T5">𑐣𑐩𑑀 𑐣𑐩𑐳𑑂𑐟𑐾 𑑇𑐳𑑂𑐟𑐸 𑐔 𑐡𑐶𑐰𑑂𑐫𑐔𑐎𑑂𑐲𑐸𑐲𑐾 𑑋 <text:s/></text:span></text:p>
      <text:p text:style-name="P2"><text:span text:style-name="T5">𑐣𑐩𑑀 𑐣𑐩𑐳𑑂𑐟𑐾 𑑇𑐳𑑂𑐟𑐸 𑐨𑐰𑐵𑐣𑑂𑐟𑐥𑐵𑐬𑐐𑐾 <text:s/></text:span></text:p>
      <text:p text:style-name="P2"><text:span text:style-name="T5">𑐣𑐩𑑀 𑐣𑐩𑐳𑑂𑐟𑐾 𑑇𑐳𑑂𑐟𑐸 𑐟𑑂𑐬𑐶𑐮𑑀𑐎𑐥𑐹𑐖𑐶𑐟𑐾 𑑋𑑋 𑑒𑑑.𑑑𑑖 𑑋𑑋 <text:s text:c="2"/></text:span></text:p>
      <text:p text:style-name="P2"><text:span text:style-name="T5">𑐣𑐩𑑀 𑐣𑐩𑐳𑑂𑐟𑐾 𑑇𑐳𑑂𑐟𑐸 𑐐𑐡𑐵𑐐𑑂𑐬𑐥𑐵𑐞𑐫𑐾 <text:s/></text:span></text:p>
      <text:p text:style-name="P2"><text:span text:style-name="T5">𑐣𑐩𑑀 𑐣𑐩𑐳𑑂𑐟𑐾 𑐰𑐬𑐔𑐎𑑂𑐬𑐥𑐵𑐞𑐫𑐾 𑑋 <text:s/></text:span></text:p>
      <text:p text:style-name="P2"><text:span text:style-name="T5">𑐣𑐩𑑀 𑐣𑐩𑐳𑑂𑐟𑐾 𑑇𑐳𑑂𑐟𑐸 𑐔 𑐱𑐒𑑂𑐏𑐥𑐵𑐞𑐫𑐾 <text:s/></text:span></text:p>
      <text:p text:style-name="P2"><text:span text:style-name="T5">𑐣𑐩𑑀 𑐣𑐩𑐳𑑂𑐟𑐾 𑑇𑐳𑑂𑐟𑐸 𑐔 𑐎𑐩𑑂𑐧𑐸𑐥𑐵𑐞𑐫𑐾 𑑋𑑋 𑑒𑑑.𑑑𑑗 𑑋𑑋 <text:s text:c="2"/></text:span></text:p>
      <text:p text:style-name="P2"><text:span text:style-name="T5">𑐣𑐩𑑀 𑐣𑐩𑐳𑑂𑐟𑐾 𑑇𑐳𑑂𑐟𑐸 𑐖𑐮𑑁𑐑𑐱𑐵𑐫𑐶𑐣𑐾 <text:s/></text:span></text:p>
      <text:p text:style-name="P2"><text:span text:style-name="T5">𑐣𑐩𑑀 𑐣𑐩𑐳𑑂𑐟𑐾 𑐴𑐬𑐩𑐬𑑂𑐡𑐬𑐹𑐥𑐶𑐞𑐾 𑑋 <text:s/></text:span></text:p>
      <text:p text:style-name="P2"><text:span text:style-name="T5">𑐣𑐩𑑀 𑐣𑐩𑐳𑑂𑐟𑐾 𑐏𑐐𑐬𑐵𑐖𑐎𑐾𑐟𑐰𑐾 <text:s/></text:span></text:p>
      <text:p text:style-name="P2"><text:span text:style-name="T5">𑐣𑐩𑑀 𑐣𑐩𑐳𑑂𑐟𑐾 𑐱𑐱𑐶𑐳𑐹𑐬𑑂𑐫𑐮𑑀𑐔𑐣𑐾 𑑋𑑋 𑑒𑑑.𑑑𑑘 𑑋𑑋 <text:s text:c="2"/></text:span></text:p>
      <text:p text:style-name="P2"><text:span text:style-name="T5">𑐣𑐩𑑀 𑐣𑐩𑐳𑑂𑐟𑐾 𑐄𑐬𑐐𑐵𑐬𑐶𑐰𑐵𑐴𑐣𑐾 <text:s/></text:span></text:p>
      <text:p text:style-name="P2"><text:span text:style-name="T5">𑐣𑐩𑑀 𑐣𑐩𑐳𑑂𑐟𑐾 𑑇𑐡𑑂𑐨𑐸𑐟𑐬𑐹𑐥𑐡𑐬𑑂𑐱𑐶𑐣𑐾 𑑋 <text:s/></text:span></text:p>
      <text:p text:style-name="P2"><text:span text:style-name="T5">𑐣𑐩𑑀 𑐣𑐩𑐳𑑂𑐟𑐾 𑑇𑐫𑐸𑐟𑐳𑐹𑐬𑑂𑐫𑐟𑐾𑐖𑐳𑐾 <text:s/></text:span></text:p>
      <text:p text:style-name="P2"><text:span text:style-name="T5">𑐣𑐩𑑀 𑐣𑐩𑐳𑑂𑐟𑐾 𑑇𑐩𑐺𑐟𑐩𑐣𑑂𑐠𑐣𑐢𑑂𑐬𑐸𑐰𑐾 𑑋𑑋 𑑒𑑑.𑑑𑑙 𑑋𑑋 <text:s text:c="2"/></text:span></text:p>
      <text:p text:style-name="P2"><text:span text:style-name="T5">𑐣𑐩𑑀 𑐣𑐩𑐳𑑂𑐟𑐾 𑑇𑐩𑐬𑐮𑑀𑐎𑐳𑑄𑐳𑑂𑐟𑐸𑐟𑐾 <text:s/></text:span></text:p>
      <text:p text:style-name="P2"><text:span text:style-name="T5">𑐣𑐩𑑀 𑐣𑐩𑐳𑑂𑐟𑐾 𑐖𑐐𑐩𑐞𑑂𑐜𑐥𑐵𑐱𑑂𑐬𑐫𑐾 𑑋 <text:s/></text:span></text:p>
      <text:p text:style-name="P2"><text:span text:style-name="T5">𑐣𑐩𑑀 𑐣𑐩𑐳𑑂𑐟𑐾 𑐖𑐐𑐡𑐾𑐎𑐰𑐟𑑂𑐳𑐮𑐾 <text:s/></text:span></text:p>
      <text:p text:style-name="P2"><text:span text:style-name="T5">𑐣𑐩𑑀 𑐣𑐩𑐳𑑂𑐟𑐾 𑐱𑐶𑐰𑐳𑐬𑑂𑐰𑐡𑐾 𑐣𑐩𑑅 𑑋𑑋 𑑒𑑑.𑑒𑑐 𑑋𑑋 <text:s text:c="2"/></text:span></text:p>
      <text:p text:style-name="P2"><text:span text:style-name="T5">𑐎𑑂𑐲𑐩𑐳𑑂𑐰 𑐐𑑀𑐰𑐶𑐣𑑂𑐡 𑐩𑐩𑐵𑐥𑐬𑐵𑐢𑑈 </text:span></text:p>
      <text:p text:style-name="P2"><text:span text:style-name="T5">𑐀𑐟𑐷𑐰 𑐥𑐺𑐲𑑂𑐚𑐾𑐣 𑐡𑐸𑐬𑐵𑐟𑑂𑐩𑐣𑐾𑐣 𑑋 <text:s/></text:span></text:p>
      <text:p text:style-name="P2"><text:span text:style-name="T5">𑐩𑐫𑐾𑐡 𑐳𑐬𑑂𑐰𑑄 𑐎𑐠𑐶𑐟𑑄 𑐳𑑂𑐩𑐫𑐾𑐣 <text:s/></text:span></text:p>
      <text:p text:style-name="P2"><text:span text:style-name="T5">𑐡𑐫𑐵𑑄 𑐎𑐸𑐬𑐸 𑐟𑑂𑐰𑑄 𑐟𑑂𑐬𑐶𑐡𑐱𑐾𑐱𑑂𑐰𑐬𑐾𑐞 𑑋𑑋 𑑒𑑑.𑑒𑑑 𑑋𑑋 <text:s text:c="2"/></text:span></text:p>
      <text:p text:style-name="P2"><text:span text:style-name="T5">𑐰𑐿𑐱𑐩𑑂𑐥𑐵𑐫𑐣 𑐄𑐰𑐵𑐔 𑑋 <text:s/></text:span></text:p>
      <text:p text:style-name="P2"><text:span text:style-name="T5">𑐳𑑂𑐟𑑀𑐟𑑂𑐬𑐾𑐞𑐵𑐣𑐾𑐣 𑐳𑑄𑐟𑐸𑐲𑑂𑐚𑑅 𑐎𑐾𑐱𑐰𑑅 𑐥𑐬𑐰𑐷𑐬𑐴𑐵 𑑋 <text:s/></text:span></text:p>
      <text:p text:style-name="P2"><text:span text:style-name="T5">𑐥𑑂𑐬𑐟𑑂𑐫𑐸𑐰𑐵𑐔 𑐩𑐴𑐵𑐳𑐾𑐣𑑀 𑐐𑐶𑐬𑐫𑐵 𑐣𑐶𑐬𑐸𑐥𑐳𑑂𑐥𑐺𑐴𑐵 𑑋𑑋 𑑒𑑑.𑑒𑑒 𑑋𑑋 <text:s text:c="2"/></text:span></text:p>
      <text:p text:style-name="P2"><text:span text:style-name="T5">𑐳𑑂𑐟𑑀𑐟𑑂𑐬𑐾𑐞𑐵𑐣𑐾𑐣 𑐩𑐾 𑐟𑐵𑐟 𑐟𑐸𑐲𑑂𑐚𑑀 𑑇𑐳𑑂𑐩𑐶 𑐨𑐺𑐱𑐩𑐾𑐖𑐶𑐟𑑅 𑑋 <text:s/></text:span></text:p>
      <text:p text:style-name="P2"><text:span text:style-name="T5">𑐡𑐸𑐬𑑂𑐮𑐨𑐵𑐣𑑂𑐫𑐥𑐶 𑐟𑑂𑐬𑐿𑐮𑑀𑐎𑑂𑐫𑐾 𑐡𑐡𑐵𑐩𑐶 𑐰𑐬𑐩𑐷𑐥𑑂𑐳𑐶𑐟𑑈𑑋𑑋 𑑒𑑑.𑑒𑑓 𑑋𑑋 <text:s text:c="2"/></text:span></text:p>
      <text:p text:style-name="P2"><text:span text:style-name="T5">𑐀𑐣𑐾𑐣 𑐩𑐵𑑄 𑐳𑑂𑐟𑑁𑐟𑐶 𑐣𑐶𑐬𑐵𑐱𑑂𑐬𑐶𑐟𑐾𑐣 <text:s/></text:span></text:p>
      <text:p text:style-name="P2"><text:span text:style-name="T5">𑐟𑑂𑐰𑐫𑑀𑐎𑑂𑐟𑐰𑐾𑐡𑐵𑐬𑑂𑐠𑐩𑐣𑑀𑐴𑐬𑐾𑐞 𑑋 <text:s/></text:span></text:p>
      <text:p text:style-name="P2"><text:span text:style-name="T5">𑐫𑐵𑐰𑐣𑑂𑐟𑐶 𑐟𑐟𑑂𑐬𑐵𑐎𑑂𑐲𑐬𑐳𑑄𑐏𑑂𑐫𑐩𑐳𑑂𑐟𑐶 <text:s/></text:span></text:p>
      <text:p text:style-name="P2"><text:span text:style-name="T5">𑐟𑐵𑐰𑐣𑑂𑐟𑐶 𑐎𑐮𑑂𑐥𑐵𑐣𑑂𑐡𑐶𑐰𑐶 𑐟𑐾 𑐰𑐳𑐣𑑂𑐟𑐶 𑑋𑑋 𑑒𑑑.𑑒𑑔 𑑋𑑋 <text:s text:c="2"/></text:span></text:p>
      <text:p text:style-name="P2"><text:soft-page-break/><text:span text:style-name="T5">𑐟𑑂𑐰𑑄 𑐔𑐵𑐥𑐶 𑐩𑐾 𑐧𑑂𑐬𑐹𑐴𑐶 𑐰𑐬𑑄 𑐫𑐠𑐾𑐲𑑂𑐚𑑄 <text:s/></text:span></text:p>
      <text:p text:style-name="P2"><text:span text:style-name="T5">𑐟𑑂𑐬𑐿𑐮𑑀𑐎𑑂𑐫𑐬𑐵𑐖𑑂𑐫𑐵𑐡𑐥𑐶 𑐣𑐶𑐬𑑂𑐰𑐶𑐱𑐒𑑂𑐎𑑈𑑋 <text:s/></text:span></text:p>
      <text:p text:style-name="P2"><text:span text:style-name="T5">𑐡𑐡𑐵𑐩𑐶 𑐎𑐶𑑄 𑐳𑐥𑑂𑐟𑐩𑐴𑐷𑐱𑑂𑐰𑐬𑐟𑑂𑐰𑑈 </text:span></text:p>
      <text:p text:style-name="P2"><text:span text:style-name="T5">𑐀𑐠𑐵𑐬𑑂𑐠𑐬𑐵𑐱𑐶𑑄 𑐧𑐴𑐸𑐎𑐣𑑂𑐫𑐎𑐵𑑄 𑐰𑐵 𑑋𑑋 𑑒𑑑.𑑒𑑕 𑑋𑑋 <text:s text:c="2"/></text:span></text:p>
      <text:p text:style-name="P2"><text:span text:style-name="T5">𑐰𑐿𑐱𑐩𑑂𑐥𑐵𑐫𑐣 𑐄𑐰𑐵𑐔 𑑋 <text:s/></text:span></text:p>
      <text:p text:style-name="P2"><text:span text:style-name="T5">𑐱𑑂𑐬𑐸𑐟𑑂𑐰𑐿𑐰 𑐡𑐶𑐰𑑂𑐫𑑄 𑐰𑐬𑐩𑐔𑑂𑐫𑐸𑐟𑐳𑑂𑐫 <text:s/></text:span></text:p>
      <text:p text:style-name="P2"><text:span text:style-name="T5">𑐥𑑂𑐬𑐞𑐩𑑂𑐫 𑐥𑐵𑐡𑐡𑑂𑐰𑐫𑐥𑐒𑑂𑐎𑐖𑐾 𑐟𑐸 𑑋 <text:s/></text:span></text:p>
      <text:p text:style-name="P2"><text:span text:style-name="T5">𑐰𑐶𑐖𑑂𑐘𑐵𑐫 𑐰𑐶𑐲𑑂𑐞𑐸𑑄 𑐰𑐬𑐡𑑄 𑐰𑐬𑐾𑐞𑑂𑐫𑑄 <text:s/></text:span></text:p>
      <text:p text:style-name="P2"><text:span text:style-name="T5">? 𑐥𑑂𑐬𑐴𑐺 𑐔𑐾𑐟𑑅 𑐥𑐸𑐎𑐵𑐣𑑂𑐔𑐶𑐟𑑀 𑑇𑐟𑑀 𑑇𑐧𑑂𑐬𑐰𑐷𑐟𑑂 𑑋𑑋 𑑒𑑑.𑑒𑑖 𑑋𑑋 <text:s text:c="2"/></text:span></text:p>
      <text:p text:style-name="P2"><text:span text:style-name="T5">𑐣 𑐎𑐵𑐩𑐫𑐾 𑑇𑐣𑑂𑐫𑐥𑑂𑐬𑐰𑐬𑑄 𑐟𑐸 𑐡𑐾𑐰 <text:s/></text:span></text:p>
      <text:p text:style-name="P2"><text:span text:style-name="T5">𑐀𑐳𑑄𑐱𑐫𑑄 𑐧𑐣𑑂𑐢𑐣𑐳𑐵𑐬𑐩𑐾𑐎𑑈𑑋 <text:s/></text:span></text:p>
      <text:p text:style-name="P2"><text:span text:style-name="T5">𑐰𑐶𑐩𑐸𑐎𑑂𑐟𑐧𑐣𑑂𑐢𑑀 𑐨𑐰𑐟𑑅 𑐥𑑂𑐬𑐳𑐵𑐡𑐵𑐡𑑂 <text:s/></text:span></text:p>
      <text:p text:style-name="P2"><text:span text:style-name="T5">𑐨𑐰𑐵𑐩𑐶 𑐐𑑀𑐰𑐶𑐣𑑂𑐡 𑐬𑐟𑐱𑑂𑐔 𑐢𑐬𑑂𑐩𑐾 𑑋𑑋 𑑒𑑑.𑑒𑑗 𑑋𑑋 <text:s text:c="2"/></text:span></text:p>
      <text:p text:style-name="P2"><text:span text:style-name="T5">𑐨𑐐𑐰𑐵𑐣𑐸𑐰𑐵𑐔 𑑋 <text:s/></text:span></text:p>
      <text:p text:style-name="P2"><text:span text:style-name="T5">𑐫𑐠𑐿𑐰 𑐔𑐶𑐟𑑂𑐟𑑄 𑐟𑐰 𑐳𑐸𑐥𑑂𑐬𑐳𑐣𑑂𑐣𑑄 <text:s/></text:span></text:p>
      <text:p text:style-name="P2"><text:span text:style-name="T5">𑐩𑐴𑐬𑑂𑐲𑐶𑐡𑐾𑐰𑐿𑐬𑐥𑐶 𑐣𑐿𑐰 𑐡𑐺𑐲𑑂𑐚𑑈𑑋 <text:s/></text:span></text:p>
      <text:p text:style-name="P2"><text:span text:style-name="T5">𑐀𑐎𑐮𑑂𑐩𑐲𑑄 𑐡𑐸𑑅𑐏𑐰𑐶𑐰𑐬𑑂𑐖𑐶𑐟𑐟𑑂𑐰𑑈 </text:span></text:p>
      <text:p text:style-name="P2"><text:span text:style-name="T5">𑐨𑐰𑐵𑐬𑑂𑐞𑐰𑐳𑑂𑐟𑐷𑐬𑑂𑐞𑐩𑐳𑑄𑐱𑐫𑐾𑐣 𑑋𑑋 𑑒𑑑.𑑒𑑘 𑑋𑑋 <text:s text:c="2"/></text:span></text:p>
      <text:p text:style-name="P2"><text:span text:style-name="T5">𑐐𑐔𑑂𑐕𑐵𑐩 𑐨𑑀 𑐳𑐵𑐩𑑂𑐥𑑂𑐬𑐟 𑐱𑑂𑐰𑐾𑐟𑐡𑑂𑐰𑐷𑐥𑑈 </text:span></text:p>
      <text:p text:style-name="P2"><text:span text:style-name="T5">𑐀𑐐𑐩𑑂𑐫 𑐡𑐾𑐰𑐿𑐬𑐥𑐶 𑐡𑐸𑐬𑑂𑐣𑐶𑐬𑐷𑐎𑑂𑐲𑑂𑐫𑑈𑑋 <text:s/></text:span></text:p>
      <text:p text:style-name="P2"><text:span text:style-name="T5">𑐩𑐡𑑂𑐨𑐎𑑂𑐟𑐶𑐥𑐹𑐟𑐩𑐣𑐳𑐵 𑐥𑑂𑐬𑐫𑐵𑐟𑐶 <text:s/></text:span></text:p>
      <text:p text:style-name="P2"><text:span text:style-name="T5">𑐑𑑀𑐬𑐵𑐬𑑂𑐞𑐰𑐾 𑐣𑐿𑐰 𑐥𑐸𑐣𑐱𑑂𑐔𑐬𑐣𑑂𑐟𑐶 𑑋𑑋 𑑒𑑑.𑑒𑑙 𑑋𑑋 <text:s text:c="2"/></text:span></text:p>
      <text:p text:style-name="P2"><text:span text:style-name="T5">𑐰𑐿𑐱𑐩𑑂𑐥𑐵𑐫𑐣 𑐄𑐰𑐵𑐔 𑑋 <text:s/></text:span></text:p>
      <text:p text:style-name="P2"><text:span text:style-name="T5">𑐊𑐰𑐩𑐸𑐎𑑂𑐟𑑂𑐰𑐵 𑐴𑐬𑐶𑐳𑑂𑐟𑐟𑑂𑐬 𑐎𑐬𑐾 𑐐𑐺𑐴𑑂𑐫 𑐟𑐥𑑀𑐢𑐣𑑈𑑋 <text:s/></text:span></text:p>
      <text:p text:style-name="P2"><text:span text:style-name="T5">𑐟𑐟𑑅 𑐳𑑀 𑑇𑐣𑑂𑐟𑐬𑑂𑐴𑐶𑐟𑐳𑑂𑐟𑐟𑑂𑐬 𑐟𑐾𑐣𑐿𑐰 𑐳𑐴 𑐎𑐾𑐱𑐰𑑅 𑑋𑑋 𑑒𑑑.𑑓𑑐 𑑋𑑋 <text:s text:c="2"/></text:span></text:p>
      <text:p text:style-name="P2"><text:span text:style-name="T5">𑐊𑐰𑑄 𑐴𑐶 𑐢𑐬𑑂𑐩𑐳𑑂𑐟𑑂𑐰𑐢𑐶𑐎𑐥𑑂𑐬𑐨𑐵𑐰𑐵𑐡𑑂 <text:s/></text:span></text:p>
      <text:p text:style-name="P2"><text:span text:style-name="T5">𑐐𑐟𑑅 𑐳 𑐮𑑀𑐎𑑄 𑐥𑐸𑐬𑐸𑐲𑑀𑐟𑑂𑐟𑐩𑐳𑑂𑐫 𑑋 <text:s/></text:span></text:p>
      <text:p text:style-name="P2"><text:span text:style-name="T5">𑐀𑐱𑐾𑐲𑐨𑐹𑐟𑐥𑑂𑐬𑐨𑐰𑐵𑐰𑑂𑐫𑐫𑐳𑑂𑐫 <text:s/></text:span></text:p>
      <text:p text:style-name="P2"><text:span text:style-name="T5">𑐳𑐣𑐵𑐟𑐣𑑄 𑐱𑐵𑐱𑑂𑐰𑐟𑐩𑐎𑑂𑐲𑐬𑐳𑑂𑐫 𑑋𑑋 𑑒𑑑.𑑓𑑑 𑑋𑑋 <text:s text:c="2"/></text:span></text:p>
      <text:p text:style-name="P2"><text:span text:style-name="T5">𑐟𑑂𑐰𑐩𑐾𑐰 𑐨𑐎𑑂𑐟𑐶𑑄 𑐎𑐸𑐬𑐸 𑐎𑐾𑐱𑐰𑐳𑑂𑐫 <text:s/></text:span></text:p>
      <text:p text:style-name="P2"><text:span text:style-name="T5">𑐖𑐣𑐵𑐬𑑂𑐡𑐣𑐳𑑂𑐫𑐵𑐩𑐶𑐟𑐰𑐶𑐎𑑂𑐬𑐩𑐳𑑂𑐫 𑑋 <text:s/></text:span></text:p>
      <text:p text:style-name="P2"><text:span text:style-name="T5">𑐫𑐠𑐵 𑐴𑐶 𑐟𑐳𑑂𑐫𑐿𑐰 𑐡𑑂𑐰𑐶𑐖𑐬𑑂𑐲𑐨𑐳𑑂𑐫 <text:s/></text:span></text:p>
      <text:p text:style-name="P2"><text:span text:style-name="T5">𑐐𑐟𑐶𑑄 𑐮𑐨𑐳𑑂𑐰 𑐥𑐸𑐬𑐸𑐲𑑀𑐟𑑂𑐟𑐩𑐳𑑂𑐫 𑑋𑑋 𑑒𑑑.𑑓𑑒 𑑋𑑋 <text:s text:c="2"/></text:span></text:p>
      <text:p text:style-name="P2"><text:span text:style-name="T5">𑐎𑐶𑐩𑐣𑑂𑐫 𑐨𑐹𑐫𑑅 𑐎𑐠𑐫𑐵𑐩𑐶 𑐬𑐵𑐖𑐣𑑂 <text:s/></text:span></text:p>
      <text:p text:style-name="P2"><text:span text:style-name="T5">𑐫𑐡𑐳𑑂𑐟𑐶 𑐎𑑁𑐟𑐹𑐴𑐮𑐩𑐣𑑂𑐫𑐱𑐾𑐲𑑈𑑋 <text:s/></text:span></text:p>
      <text:p text:style-name="P2"><text:span text:style-name="T5">𑐥𑐺𑐔𑑂𑐕𑐳𑑂𑐰 𑐩𑐵𑑄 𑐟𑐵𑐟 𑐫𑐠𑐾𑐥𑑂𑐳𑐶𑐟𑑄 𑐟𑐾 <text:s/></text:span></text:p>
      <text:p text:style-name="P2"><text:span text:style-name="T5">𑐨𑐰𑐶𑐲𑑂𑐫𑐨𑐹𑐟𑑄 𑐨𑐰𑐟𑑀 𑐫𑐠𑐾𑐲𑑂𑐚𑑈𑑋𑑋 𑑒𑑑.𑑓𑑓 𑑋𑑋 <text:s text:c="2"/></text:span></text:p>
      <text:p text:style-name="P2"><text:span text:style-name="T5">𑐖𑐣𑐩𑐾𑐖𑐫 𑐄𑐰𑐵𑐔 𑑋 <text:s/></text:span></text:p>
      <text:p text:style-name="P2"><text:span text:style-name="T5">𑐎𑐶𑐫𑐣𑑂𑐟𑐶 𑐎𑐮𑑂𑐥𑐵𑐣𑐶 𑐐𑐟𑐵𑐣𑐶 𑐥𑐹𑐬𑑂𑐰𑑈 </text:span></text:p>
      <text:p text:style-name="P2"><text:span text:style-name="T5">𑐨𑐰𑐶𑐲𑑂𑐫𑐎𑐮𑑂𑐥𑐵𑐣𑐶 𑐎𑐶𑐫𑐣𑑂𑐟𑐶 𑐰𑐶𑐥𑑂𑐬 𑑋 <text:s/></text:span></text:p>
      <text:p text:style-name="P2"><text:span text:style-name="T5">𑐊𑐎𑐿𑐎𑐎𑐮𑑂𑐥𑑄 𑐎𑐶𑐫𑐡𑐶𑐣𑑂𑐡𑑂𑐬𑐩𑐸𑐎𑑂𑐟𑑈 </text:span></text:p>
      <text:p text:style-name="P2"><text:span text:style-name="T5">𑐥𑑂𑐬𑐰𑐬𑑂𑐟𑐩𑐵𑐣𑐵𑐡𑐥𑐶 𑐎𑐷𑐬𑑂𑐟𑐫𑐳𑑂𑐰 𑑋𑑋 𑑒𑑑.𑑓𑑔 𑑋𑑋 <text:s text:c="2"/></text:span></text:p>
      <text:p text:style-name="P2"><text:soft-page-break/><text:span text:style-name="T5">𑐰𑐿𑐱𑐩𑑂𑐥𑐵𑐫𑐣 𑐄𑐰𑐵𑐔 𑑋 <text:s/></text:span></text:p>
      <text:p text:style-name="P2"><text:span text:style-name="T5">𑐥𑐬𑐵𑐬𑑂𑐢𑐎𑐮𑑂𑐥𑑄 𑐐𑐟 𑐥𑐹𑐬𑑂𑐰 𑐬𑐵𑐖𑑂𑐫𑑈 </text:span></text:p>
      <text:p text:style-name="P2"><text:span text:style-name="T5">𑐔𑐟𑐸𑐬𑑂𑐡𑐱𑐿𑐰𑐾𑐣𑑂𑐡𑑂𑐬 𑐣𑐬𑐾𑐣𑑂𑐡𑑂𑐬 𑐎𑐮𑑂𑐥𑑈𑑋 <text:s/></text:span></text:p>
      <text:p text:style-name="P2"><text:span text:style-name="T5">𑐟𑐠𑐿𑐰 𑐩𑐣𑑂𑐰𑐣𑑂𑐟𑐬 𑐎𑐮𑑂𑐥𑐩𑐾𑐎𑑈 </text:span></text:p>
      <text:p text:style-name="P2"><text:span text:style-name="T5">𑐨𑐰𑐶𑐲𑑂𑐫𑐎𑐮𑑂𑐥𑑄 𑐔 𑐥𑐬𑐵𑐬𑑂𑐢𑐩𑐾𑐰 𑑋𑑋 𑑒𑑑.𑑓𑑕 𑑋𑑋 <text:s text:c="2"/></text:span></text:p>
      <text:p text:style-name="P2"><text:span text:style-name="T5">𑐰𑐬𑐵𑐴𑐎𑐮𑑂𑐥𑑅 𑐥𑑂𑐬𑐠𑐩𑑀 𑐧𑐨𑐹𑐰 <text:s/></text:span></text:p>
      <text:p text:style-name="P2"><text:span text:style-name="T5">𑐐𑐟𑐵𑐱𑑂𑐔 𑐩𑐣𑑂𑐰𑐣𑑂𑐟𑐬 𑐲𑐜𑑂𑐣𑐬𑐾𑐣𑑂𑐡𑑂𑐬 𑑋 <text:s/></text:span></text:p>
      <text:p text:style-name="P2"><text:span text:style-name="T5">𑐔𑐟𑐸𑐬𑑂𑐫𑐸𑐐𑑄 𑐳𑐥𑑂𑐟𑐟𑐶 𑐊𑐎𑐫𑐸𑐎𑑂𑐟𑑄 <text:s/></text:span></text:p>
      <text:p text:style-name="P2"><text:span text:style-name="T5">𑐩𑐣𑑂𑐰𑐣𑑂𑐟𑐬𑐵 𑐳𑑄𑐏𑑂𑐫𑐩𑐸𑐡𑐵𑐴𑐬𑐣𑑂𑐟𑐶 𑑋𑑋 𑑒𑑑.𑑓𑑖 𑑋𑑋 <text:s text:c="2"/></text:span></text:p>
      <text:p text:style-name="P2"><text:span text:style-name="T5">𑐩𑐣𑑂𑐰𑐣𑑂𑐟𑐬𑐵𑐞𑐵𑑄 𑐔 𑐔𑐟𑐸𑐬𑑂𑐡𑐱𑐿𑐰 <text:s/></text:span></text:p>
      <text:p text:style-name="P2"><text:span text:style-name="T5">𑐎𑐮𑑂𑐥𑐳𑑂𑐫 𑐳𑑄𑐏𑑂𑐫𑐵 𑐩𑐸𑐣𑐫𑑀 𑐰𑐡𑐣𑑂𑐟𑐶 𑑋 <text:s/></text:span></text:p>
      <text:p text:style-name="P2"><text:span text:style-name="T5">𑐎𑐮𑑂𑐥𑐵𑐫𑐸𑐟𑐱𑑂𑐔𑐵𑐴 𑐥𑐶𑐟𑐵𑐩𑐴𑐳𑑂𑐫 <text:s/></text:span></text:p>
      <text:p text:style-name="P2"><text:span text:style-name="T5">𑐟𑐠𑐵 𑐔 𑐬𑐵𑐟𑑂𑐬𑐶𑑄 𑐥𑑂𑐬𑐰𑐡𑐣𑑂𑐟𑐶 𑐟𑐖𑑂𑐖𑑂𑐘𑐵𑑅 𑑋𑑋 𑑒𑑑.𑑓𑑗 𑑋𑑋 <text:s text:c="2"/></text:span></text:p>
      <text:p text:style-name="P2"><text:span text:style-name="T5">𑐲𑐜𑑂𑐮𑐎𑑂𑐲𑐎𑐮𑑂𑐥𑐾𑐣 𑐟𑐸 𑐩𑐵𑐳𑐩𑐵𑐴𑐸𑐳𑑂 <text:s/></text:span></text:p>
      <text:p text:style-name="P2"><text:span text:style-name="T5">𑐟𑐡𑑂𑐡𑑂𑐰𑐵𑐡𑐱𑐵 𑐰𑐬𑑂𑐲𑐩𑐸𑐡𑐵𑐴𑐬𑐣𑑂𑐟𑐶 𑑋𑑋 𑑒𑑑.𑑓𑑘 𑑋𑑋 <text:s text:c="2"/></text:span></text:p>
      <text:p text:style-name="P2"><text:span text:style-name="T5">𑐟𑐾𑐣𑐵𑐧𑑂𑐡𑐾𑐣 𑐥𑐬𑐵𑐬𑑂𑐢𑐎𑐮𑑂𑐥𑐐𑐸𑐞𑐶𑐟𑑄 𑐧𑑂𑐬𑐴𑑂𑐩𑐵𑐫𑐸𑐬𑐶𑐟𑑂𑐫𑐸𑐔𑑂𑐫𑐟𑐾 <text:s/></text:span></text:p>
      <text:p text:style-name="P2"><text:span text:style-name="T5">𑐟𑑂𑐬𑐿𑐮𑑀𑐎𑑂𑐫𑐵𑐢𑐶𑐥𑐟𑐶𑑅 𑐥𑑂𑐬𑐢𑐵𑐣𑐥𑐸𑐬𑐸𑐲𑑀 𑐧𑑂𑐬𑐴𑑂𑐩𑐵𑐥𑑂𑐫𑐣𑐶𑐟𑑂𑐫𑑅 𑐳𑑂𑐩𑐺𑐟𑑅 𑑋 <text:s/></text:span></text:p>
      <text:p text:style-name="P2"><text:span text:style-name="T5">𑐱𑐾𑐲𑑄 𑐨𑐹𑐟𑐔𑐟𑐸𑐬𑑂𑐰𑐶𑐢𑐳𑑂𑐫 𑐣𑐶𑐫𑐟𑑄 𑐖𑐷𑐰𑐳𑑂𑐫 𑐎𑐶𑑄 𑐱𑑀𑐔𑑂𑐫𑐟𑐾 <text:s/></text:span></text:p>
      <text:p text:style-name="P2"><text:span text:style-name="T5">𑐟𑐳𑑂𑐩𑐵𑐣𑑂𑐣𑐵𑐳𑑂𑐟𑐶 𑐖𑐐𑐟𑑂𑐳𑐸𑐳𑐵𑐬𑐰𑐶𑐩𑐮𑑄 𑐩𑐸𑐎𑑂𑐟𑑂𑐰𑐵 𑐱𑐶𑐰𑑄 𑐱𑐵𑐱𑑂𑐰𑐟𑑈𑑋𑑋 𑑒𑑑.𑑓𑑙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𑐎𑐮𑑂𑐥𑐣𑐶𑐬𑑂𑐞𑐫𑑀 𑐣𑐵𑐩𑐿𑐎𑐰𑐶𑑄𑐱𑐟𑐶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𑐖𑐣𑐩𑐾𑐖𑐫 𑐄𑐰𑐵𑐔 𑑋 <text:s/></text:span></text:p>
      <text:p text:style-name="P2"><text:span text:style-name="T5">𑐱𑑂𑐬𑐸𑐟𑑀 𑑇𑐠𑐵𑐧𑑂𑐖𑐩𑐸𑐏𑐵𑐡𑑂𑐢𑐬𑑂𑐩𑐳𑐵𑐬𑐳𑑄𑐐𑑂𑐬𑐴𑐩𑐸𑐟𑑂𑐟𑐩𑑈𑑋 <text:s/></text:span></text:p>
      <text:p text:style-name="P2"><text:span text:style-name="T5">𑐩𑐢𑐸𑐬𑐱𑑂𑐮𑐎𑑂𑐲𑑂𑐞𑐰𑐵𑐞𑐷𑐨𑐶𑑅 𑐳𑐩𑑂𑐫𑐐𑑂𑐰𑐾𑐡𑐵𑐬𑑂𑐠𑐳𑑄𑐫𑐸𑐟𑑈𑑋𑑋 𑑒𑑒.𑑑 𑑋𑑋 <text:s text:c="2"/></text:span></text:p>
      <text:p text:style-name="P2"><text:span text:style-name="T5">𑐣𑑂𑐫𑐵𑐫𑐫𑐸𑐎𑑂𑐟𑑄 𑐩𑐴𑐵𑐳𑐵𑐬𑑄 𑐐𑐸𑐴𑑂𑐫𑐖𑑂𑐘𑐵𑐣𑐩𑐣𑐸𑐟𑑂𑐟𑐬𑑈𑑋 <text:s/></text:span></text:p>
      <text:p text:style-name="P2"><text:span text:style-name="T5">𑐟𑐺𑐥𑑂𑐟𑑀 𑑇𑐳𑑂𑐩𑐷𑐴𑐵𑐩𑐺𑐟𑑄 𑐥𑐷𑐟𑑂𑐰𑐵 𑐖𑐣𑑂𑐩𑐩𑐺𑐟𑑂𑐫𑐸𑐬𑐸𑐖𑐵𑐥𑐴𑑈𑑋𑑋 𑑒𑑒.𑑒 𑑋𑑋 <text:s text:c="2"/></text:span></text:p>
      <text:p text:style-name="P2"><text:span text:style-name="T5">𑐥𑑂𑐬𑐱𑑂𑐣𑐩𑐾𑐎𑐵𑐣𑑂𑐫 𑐥𑐺𑐔𑑂𑐕𑐵𑐩𑐶 𑐣𑐵𑐩𑐴𑐾𑐟𑐸𑑄 𑐟𑐥𑑀𑐢𑐣 𑑋 <text:s/></text:span></text:p>
      <text:p text:style-name="P2"><text:span text:style-name="T5">𑐰𑐬𑑂𑐞𑐐𑑀𑐟𑑂𑐬𑐵𑐱𑑂𑐬𑐩𑑄 𑐟𑐳𑑂𑐩𑐵𑐔𑑂𑐕𑑂𑐬𑑀𑐟𑐸𑐩𑐶𑐔𑑂𑐕𑐵𑐩𑐶 𑐟𑐾 𑐥𑐸𑐣𑑅 𑑋𑑋 𑑒𑑒.𑑓 𑑋𑑋 <text:s text:c="2"/></text:span></text:p>
      <text:p text:style-name="P2"><text:span text:style-name="T5">𑐰𑐿𑐱𑐩𑑂𑐥𑐵𑐫𑐣 𑐄𑐰𑐵𑐔 𑑋 <text:s/></text:span></text:p>
      <text:p text:style-name="P2"><text:span text:style-name="T5">𑐱𑐺𑐞𑐸 𑐬𑐵𑐖𑐣𑑂𑐣𑐰𑐴𑐶𑐟𑑀 𑐫𑑀𑐐𑐾𑐣𑑂𑐡𑑂𑐬𑐳𑑂𑐫 𑐩𑐴𑐵𑐟𑑂𑐩𑐣𑑅 𑑋 <text:s/></text:span></text:p>
      <text:p text:style-name="P2"><text:span text:style-name="T5">𑐁𑐱𑑂𑐬𑐩𑑄 𑐰𑐬𑑂𑐞𑐖𑐵𑐟𑐷𑐣𑐵𑑄 𑐰𑐎𑑂𑐲𑑂𑐫𑐵𑐩𑑂𑐫𑐾𑐰 𑐣𑐬𑐵𑐢𑐶𑐥 𑑋𑑋 𑑒𑑒.𑑔 𑑋𑑋 <text:s text:c="2"/></text:span></text:p>
      <text:p text:style-name="P2"><text:span text:style-name="T5">𑐴𑐶𑐩𑐰𑐡𑑂𑐡𑐎𑑂𑐲𑐶𑐞𑐾 𑐥𑐵𑐬𑑂𑐱𑑂𑐰𑐾 𑐩𑐺𑐐𑐾𑐣𑑂𑐡𑑂𑐬𑐱𑐶𑐏𑐬𑐾 𑐣𑐺𑐥 𑑋 <text:s/></text:span></text:p>
      <text:p text:style-name="P2"><text:span text:style-name="T5">𑐩𑐴𑐾𑐣𑑂𑐡𑑂𑐬𑐥𑐠𑐐𑐵𑐣𑐵𑐩𑐣𑐡𑐷𑐟𑐷𑐬𑐾 𑐣𑐬𑐵𑐢𑐶𑐥 𑑋𑑋 𑑒𑑒.𑑕 𑑋𑑋 <text:s text:c="2"/></text:span></text:p>
      <text:p text:style-name="P2"><text:span text:style-name="T5">𑐟𑐟𑑂𑐬𑐵𑐱𑑂𑐬𑐩𑐥𑐡𑑄 𑐟𑐳𑑂𑐫 𑐥𑐸𑐮𑐶𑐣𑐾 𑐳𑐸𑐩𑐣𑑀𑐬𑐩𑐾 𑑋 <text:s/></text:span></text:p>
      <text:p text:style-name="P2"><text:span text:style-name="T5">𑐰𑐳𑐟𑐶 𑐳𑑂𑐩 𑐩𑐴𑐵𑐨𑐵𑐐𑐳𑑂𑐟𑐟𑑂𑐟𑑂𑐰𑐥𑐵𑐬𑐐𑐣𑐶𑐳𑑂𑐥𑐺𑐴𑑅 𑑋𑑋 𑑒𑑒.𑑖 𑑋𑑋 <text:s text:c="2"/></text:span></text:p>
      <text:p text:style-name="P2"><text:span text:style-name="T5">𑐱𑐷𑐮𑐱𑑁𑐔𑐳𑐩𑐵𑐔𑐵𑐬𑑀 𑐖𑐶𑐟𑐡𑑂𑐰𑐣𑑂𑐡𑑂𑐰𑑀 𑐖𑐶𑐟𑐱𑑂𑐬𑐩𑑅 𑑋 <text:s/></text:span></text:p>
      <text:p text:style-name="P2"><text:span text:style-name="T5">𑐖𑐶𑐟𑐩𑐵𑐣𑐨𑐫𑐎𑑂𑐬𑑀𑐢𑑀 𑐖𑐶𑐟𑐳𑐬𑑂𑐰𑐥𑐬𑐶𑐐𑑂𑐬𑐴𑑅 𑑋𑑋 𑑒𑑒.𑑗 𑑋𑑋 <text:s text:c="2"/></text:span></text:p>
      <text:p text:style-name="P2"><text:span text:style-name="T5">𑐳𑑀𑐩𑐰𑑄𑐱𑐥𑑂𑐬𑐳𑐹𑐟𑐵𑐳𑑂𑐟𑐾 𑐎𑑂𑐲𑐟𑑂𑐬𑐶𑐫𑐵 𑐡𑑂𑐰𑐶𑐖𑐟𑐵𑑄 𑐐𑐟𑐵𑑅 𑑋 <text:s/></text:span></text:p>
      <text:p text:style-name="P2"><text:soft-page-break/><text:span text:style-name="T5">𑐟𑐥𑐳𑐵 𑐰𑐶𑐣𑐫𑐵𑐔𑐵𑐬𑐿𑐬𑑂𑐰𑐶𑐲𑑂𑐞𑐸𑐣𑐵 𑐡𑑂𑐰𑐶𑐖𑐎𑐮𑑂𑐥𑐶𑐟𑐵𑑅 𑑋𑑋 𑑒𑑒.𑑘 𑑋𑑋 <text:s text:c="2"/></text:span></text:p>
      <text:p text:style-name="P2"><text:span text:style-name="T5">𑐀𑐖𑐶𑐟𑐵 𑐣𑐵𑐩 𑐟𑐟𑑂𑐥𑐹𑐬𑑂𑐰𑑄 𑐎𑐵𑐩𑐎𑑂𑐬𑑀𑐢𑐖𑐶𑐟𑐾𑐣 𑐟𑐸 𑑋 <text:s/></text:span></text:p>
      <text:p text:style-name="P2"><text:span text:style-name="T5">𑐳𑑄𑐎𑐮𑑂𑐥𑐳𑑂𑐟𑐳𑑂𑐫 𑐬𑐵𑐖𑐾𑐣𑑂𑐡𑑂𑐬 𑐎𑐠𑐫𑐶𑐲𑑂𑐫𑐵𑐩𑐶 𑐟𑐔𑑂𑐕𑐺𑐞𑐸 𑑋𑑋 𑑒𑑒.𑑙 𑑋𑑋 <text:s text:c="2"/></text:span></text:p>
      <text:p text:style-name="P2"><text:span text:style-name="T5">𑐀𑐢𑑂𑐫𑐵𑐟𑑂𑐩𑐣𑐐𑐬𑐳𑑂𑐦𑐷𑐟𑑅 𑐀𑐢𑐶𑐨𑐹𑐟𑐖𑐣𑐵𑐎𑐸𑐮𑑅 𑑋 <text:s/></text:span></text:p>
      <text:p text:style-name="P2"><text:span text:style-name="T5">𑐀𑐢𑐶𑐡𑐿𑐰𑐟𑐳𑐵𑑄𑐣𑐶𑐢𑑂𑐫𑑄 𑐡𑐱𑐵𑐫𑐟𑐣 𑐥𑐘𑑂𑐔 𑐔 𑑋𑑋 𑑒𑑒.𑑑𑑐 𑑋𑑋 <text:s text:c="2"/></text:span></text:p>
      <text:p text:style-name="P2"><text:span text:style-name="T5">𑐡𑐱𑐫𑐖𑑂𑐘𑐰𑑂𑐬𑐟𑑄 𑐔𑐷𑐬𑑂𑐞𑑄 𑐡𑐱𑐎𑐵𑐩𑐥𑐬𑐵𑐖𑐶𑐟𑑅 𑑋 <text:s/></text:span></text:p>
      <text:p text:style-name="P2"><text:span text:style-name="T5">𑐣𑐶𑐫𑐩𑐵𑐣𑑂𑐡𑐱 𑐳𑑄𑐱𑑂𑐬𑐶𑐟𑑂𑐫 𑐡𑐱 𑐰𑐵𑐫𑐰 𑐆𑐟𑑂𑐰𑐶𑐖𑑅 𑑋𑑋 𑑒𑑒.𑑑𑑑 𑑋𑑋 <text:s text:c="2"/></text:span></text:p>
      <text:p text:style-name="P2"><text:span text:style-name="T5">𑐡𑐱𑐵𑐎𑑂𑐲𑐬𑐾𑐞 𑐩𑐣𑑂𑐟𑑂𑐬𑐾𑐞 𑐡𑐱𑐢𑐬𑑂𑐩𑐎𑑂𑐬𑐶𑐫𑐵𑐥𑐡𑑅 𑑋 <text:s/></text:span></text:p>
      <text:p text:style-name="P2"><text:span text:style-name="T5">𑐡𑐱𑐳𑑄𑐫𑐩𑐡𑐷𑐥𑑂𑐟𑐵𑐐𑑂𑐣𑑁 𑐖𑐶𑐴𑑂𑐰𑐵𑐟𑐾𑐖𑑀𑐡𑐱𑐾𑐣𑑂𑐡𑑂𑐬𑐶𑐫𑑅 𑑋𑑋 𑑒𑑒.𑑑𑑒 𑑋𑑋 <text:s text:c="2"/></text:span></text:p>
      <text:p text:style-name="P2"><text:span text:style-name="T5">𑐡𑐱𑐫𑑀𑐐𑐵𑐳𑐣𑐵𑐳𑐷𑐣𑑀 𑐡𑐱𑐢𑑂𑐫𑐵𑐣𑐥𑐬𑐵𑐫𑐞𑑅 𑑋 <text:s/></text:span></text:p>
      <text:p text:style-name="P2"><text:span text:style-name="T5">𑐧𑐸𑐡𑑂𑐢𑐶𑐬𑑂𑐰𑐾𑐡𑐷 𑐩𑐣𑑀 𑐫𑐹𑐥𑑅 𑐳𑑀𑐩𑐥𑐵𑐣𑑀 𑑇𑐩𑐺𑐟𑐵𑐎𑑂𑐲𑐬𑑅 𑑋𑑋 𑑒𑑒.𑑑𑑓 𑑋𑑋 <text:s text:c="2"/></text:span></text:p>
      <text:p text:style-name="P2"><text:span text:style-name="T5">𑐡𑐎𑑂𑐲𑐶𑐞𑐵𑐨𑐫 𑐨𑐹𑐟𑐾𑐨𑑂𑐫𑑅 𑐥𑐱𑐸𑐧𑐣𑑂𑐢 𑐳𑑂𑐰𑐫𑑄𑐎𑐺𑐟𑑅 𑑋 <text:s/></text:span></text:p>
      <text:p text:style-name="P2"><text:span text:style-name="T5">𑐰𑐶𑐣𑐵𑐬𑑂𑐠𑑄 𑐫𑐖𑑂𑐘𑐩𑐶𑐲𑑂𑐚𑑂𑐰𑐵 𑐟𑐸 𑐎𑐵𑐮𑑄 𑐔 𑐎𑑂𑐲𑐥𑐫𑐟𑑂𑐫𑐳𑑁 𑑋 <text:s/></text:span></text:p>
      <text:p text:style-name="P2"><text:span text:style-name="T5">𑐀𑐣𑐬𑑂𑐠𑐫𑐖𑑂𑐘𑑄 𑐟𑑄 𑐥𑑂𑐬𑐵𑐴𑐸𑐬𑑂𑐩𑐸𑐣𑐫𑐳𑑂𑐟𑐟𑑂𑐟𑑂𑐰𑐡𑐬𑑂𑐱𑐶𑐣𑑅 𑑋𑑋 𑑒𑑒.𑑑𑑔 𑑋𑑋 <text:s text:c="2"/></text:span></text:p>
      <text:p text:style-name="P2"><text:span text:style-name="T5">𑐖𑐣𑐩𑐾𑐖𑐫 𑐄𑐰𑐵𑐔 𑑋 <text:s/></text:span></text:p>
      <text:p text:style-name="P2"><text:span text:style-name="T5">𑐡𑐱𑐫𑐖𑑂𑐘𑐩𑐴𑑄 𑐱𑑂𑐬𑑀𑐟𑐸𑑄 𑐡𑐾𑐴𑐶 𑐩𑐵𑑄 𑐡𑑂𑐰𑐶𑐖𑐳𑐟𑑂𑐟𑐩 𑑋 <text:s/></text:span></text:p>
      <text:p text:style-name="P2"><text:span text:style-name="T5">𑐡𑐱𑐎𑐵𑐩𑐡𑐱𑐢𑑂𑐫𑐵𑐣𑑄 𑐡𑐱𑐫𑑀𑐐𑐡𑐱𑐵𑐎𑑂𑐲𑐬𑑈𑑋𑑋 𑑒𑑒.𑑑𑑕 𑑋𑑋 <text:s text:c="2"/></text:span></text:p>
      <text:p text:style-name="P2"><text:span text:style-name="T5">𑐰𑐿𑐱𑐩𑑂𑐥𑐵𑐫𑐣 𑐄𑐰𑐵𑐔 𑑋 <text:s/></text:span></text:p>
      <text:p text:style-name="P2"><text:span text:style-name="T5">𑐧𑑂𑐬𑐴𑑂𑐩𑐡𑐾𑐰𑐥𑐶𑐟𑐺𑐫𑐖𑑂𑐘𑑀 𑐫𑐖𑑂𑐘𑑀 𑐨𑐹𑐟𑐵𑐟𑐶𑐠𑐾𑐱𑑂𑐔 𑐴 𑑋 <text:s/></text:span></text:p>
      <text:p text:style-name="P2"><text:span text:style-name="T5">𑐖𑐥𑑀 𑐫𑑀𑐐𑐳𑑂𑐟𑐥𑑀 𑐢𑑂𑐫𑐵𑐣𑑄 𑐳𑑂𑐰𑐵𑐢𑑂𑐫𑐵𑐫𑐱𑑂𑐔 𑐡𑐱 𑐳𑑂𑐩𑐺𑐟𑑅 𑑋𑑋 𑑒𑑒.𑑑𑑖 𑑋𑑋 <text:s text:c="2"/></text:span></text:p>
      <text:p text:style-name="P2"><text:span text:style-name="T5">𑐥𑐟𑑂𑐣𑐷𑐥𑐸𑐟𑑂𑐬𑐥𑐱𑐸𑐨𑐺𑐟𑑂𑐫𑐢𑐣𑐢𑐵𑐣𑑂𑐫𑐫𑐱𑑅𑐱𑑂𑐬𑐶𑐫𑑅 𑑋 <text:s/></text:span></text:p>
      <text:p text:style-name="P2"><text:span text:style-name="T5">𑐩𑐵𑐣 𑐨𑑀𑐐 𑐡𑐱 𑐬𑐵𑐖𑐣𑑂𑐡𑐱𑐎𑐵𑐩 𑐄𑐡𑐵𑐴𑐺𑐟𑑅 𑑋𑑋 𑑒𑑒.𑑑𑑗 𑑋𑑋 <text:s text:c="2"/></text:span></text:p>
      <text:p text:style-name="P2"><text:span text:style-name="T5">𑐩𑐵𑐣𑐳𑑀 𑐫𑑁𑐐𑐥𑐡𑑂𑐫𑐱𑑂𑐔 𑐳𑑄𑐎𑑂𑐲𑐶𑐥𑑂𑐟𑐱𑑂𑐔 𑐰𑐶𑐱𑐵𑐩𑑂𑐥𑐟𑐾 𑑋 <text:s/></text:span></text:p>
      <text:p text:style-name="P2"><text:span text:style-name="T5">𑐰𑐶𑐱𑐵𑐮𑐵 𑐣𑐵𑐩 𑐫𑑀𑐐𑐱𑑂𑐔 𑐟𑐟𑑀 𑐡𑑂𑐰𑐶𑐎𑐬𑐞𑑅 𑐳𑑂𑐩𑐺𑐟𑑅 𑑋𑑋 𑑒𑑒.𑑑𑑘 𑑋𑑋 <text:s text:c="2"/></text:span></text:p>
      <text:p text:style-name="P2"><text:span text:style-name="T5">𑐬𑐰𑐶𑑅 𑐳𑑀𑐩𑑀 𑐴𑐸𑐟𑐵𑐱𑐱𑑂𑐔 𑐳𑑂𑐦𑐚𑐶𑐎𑐵𑐩𑑂𑐧𑐬𑐩𑐾𑐰 𑐔 𑑋 <text:s/></text:span></text:p>
      <text:p text:style-name="P2"><text:span text:style-name="T5">𑐡𑐱𑐫𑑀𑐐𑐵𑐳𑐣𑐵𑐳𑐷𑐣𑑀 𑐣𑐶𑐟𑑂𑐫𑐩𑐾𑐰 𑐟𑐥𑑀𑐢𑐣𑑅 𑑋𑑋 𑑒𑑒.𑑑𑑙 𑑋𑑋 <text:s text:c="2"/></text:span></text:p>
      <text:p text:style-name="P2"><text:span text:style-name="T5">𑐀𑐣𑐶𑐬𑑀𑐢𑐩𑐣𑐵𑑅 𑐳𑐹𑐎𑑂𑐲𑑂𑐩𑑄 𑐢𑑂𑐫𑐵𑐫𑐾𑐡𑑂𑐫𑑀𑐐𑑅 𑐳 𑐩𑐵𑐣𑐳𑑅 𑑋 <text:s/></text:span></text:p>
      <text:p text:style-name="P2"><text:span text:style-name="T5">𑐥𑑂𑐬𑐵𑐞𑐵𑐫𑐵𑐩𑐿𑐬𑑂𑐩𑐣𑑀 𑐬𑐸𑐡𑑂𑐢𑑂𑐰𑐵 𑐫𑑁𑐐𑐥𑐡𑑂𑐫𑑅 𑐳 𑐄𑐔𑑂𑐫𑐟𑐾 𑑋𑑋 𑑒𑑒.𑑒𑑐 𑑋𑑋 <text:s text:c="2"/></text:span></text:p>
      <text:p text:style-name="P2"><text:span text:style-name="T5">𑐧𑑂𑐬𑐴𑑂𑐩𑐵𑐡𑐶𑐳𑑂𑐟𑐩𑑂𑐧𑐥𑐬𑑂𑐫𑐣𑑂𑐟𑑄 𑐳𑐬𑑂𑐰𑑄 𑐳𑑂𑐠𑐵𑐰𑐬𑐖𑐒𑑂𑐐𑐩𑑈𑑋 <text:s/></text:span></text:p>
      <text:p text:style-name="P2"><text:span text:style-name="T5">𑐥𑑂𑐬𑐮𑐷𑐫𑐩𑐵𑐣𑑄 𑐢𑑂𑐫𑐵𑐫𑐾𑐟 𑐎𑑂𑐬𑐩𑐵𑐟𑑂𑐳𑐹𑐎𑑂𑐲𑑂𑐩𑑄 𑐰𑐶𑐔𑐶𑐣𑑂𑐟𑐫𑐾𑐟𑑂 𑑋𑑋 𑑒𑑒.𑑒𑑑 𑑋𑑋 <text:s text:c="2"/></text:span></text:p>
      <text:p text:style-name="P2"><text:span text:style-name="T5">𑐳𑑄𑐎𑑂𑐲𑐶𑐥𑑂𑐟 𑐊𑐲 𑐁𑐏𑑂𑐫𑐵𑐟𑑀 𑐰𑐶𑐱𑐵𑐮𑐵𑑄 𑐕𑐺𑐞𑐸 𑐟𑐟𑑂𑐟𑑂𑐰𑐟𑑅 𑑋 <text:s/></text:span></text:p>
      <text:p text:style-name="P2"><text:span text:style-name="T5">𑐧𑑂𑐬𑐴𑑂𑐩𑐵𑐡𑐶𑐳𑐹𑐎𑑂𑐲𑑂𑐩𑐥𑐬𑑂𑐫𑐣𑑂𑐟𑑄 𑐔𑐶𑐣𑑂𑐟𑐫𑐷𑐟 𑐰𑐶𑐔𑐎𑑂𑐲𑐞𑑅 𑑋𑑋 𑑒𑑒.𑑒𑑒 𑑋𑑋 <text:s text:c="2"/></text:span></text:p>
      <text:p text:style-name="P2"><text:span text:style-name="T5">𑐳𑑄𑐎𑑂𑐲𑐶𑐥𑑂𑐟𑐵𑑄 𑐔 𑐰𑐶𑐱𑐵𑐮𑐵𑑄 𑐔 𑐔𑐶𑐣𑑂𑐟𑐫𑐷𑐟 𑐥𑐬𑐳𑑂𑐥𑐬𑑈𑑋 <text:s/></text:span></text:p>
      <text:p text:style-name="P2"><text:span text:style-name="T5">𑐊𑐲𑐵 𑐡𑑂𑐰𑐶𑐎𑐬𑐞𑐷 𑐣𑐵𑐩 𑐫𑑀𑐐𑐳𑑂𑐫 𑐰𑐶𑐢𑐶𑐬𑐸𑐔𑑂𑐫𑐟𑐾 𑑋𑑋 𑑒𑑒.𑑒𑑓 𑑋𑑋 <text:s text:c="2"/></text:span></text:p>
      <text:p text:style-name="P2"><text:span text:style-name="T5">𑐡𑐾𑐴𑐩𑐢𑑂𑐫𑐾 𑐴𑐺𑐡𑐶 𑐖𑑂𑐘𑐾𑐫𑑄 𑐴𑐺𑐡𑐶𑐩𑐢𑑂𑐫𑐾 𑐟𑐸 𑐥𑐒𑑂𑐎𑐖𑑈𑑋 <text:s/></text:span></text:p>
      <text:p text:style-name="P2"><text:span text:style-name="T5">𑐥𑐒𑑂𑐎𑐖𑐳𑑂𑐫 𑐔 𑐩𑐢𑑂𑐫𑐾 𑐟𑐸 𑐎𑐬𑑂𑐞𑐶𑐎𑐵𑑄 𑐰𑐶𑐡𑑂𑐢𑐶 𑐐𑑀𑐥𑐟𑐾 𑑋𑑋 𑑒𑑒.𑑒𑑔 𑑋𑑋 <text:s text:c="2"/></text:span></text:p>
      <text:p text:style-name="P2"><text:span text:style-name="T5">𑐎𑐬𑑂𑐞𑐶𑐎𑐵𑐫𑐵𑐳𑑂𑐟𑐸 𑐩𑐢𑑂𑐫𑐾 𑐟𑐸 𑐥𑐘𑑂𑐔𑐧𑐶𑐣𑑂𑐡𑐸𑑄 𑐰𑐶𑐡𑐸𑐬𑑂𑐧𑐸𑐢𑐵𑑅 𑑋 <text:s/></text:span></text:p>
      <text:p text:style-name="P2"><text:span text:style-name="T5">𑐬𑐰𑐶𑐳𑑀𑐩𑐱𑐶𑐏𑐵𑑄 𑐔𑐿𑐰 𑐳𑑂𑐦𑐚𑐶𑐎𑐵𑐩𑑂𑐧𑐬𑐩𑐾𑐰 𑐔 𑑋𑑋 𑑒𑑒.𑑒𑑕 𑑋𑑋 <text:s text:c="2"/></text:span></text:p>
      <text:p text:style-name="P2"><text:span text:style-name="T5">𑐬𑐰𑐶𑐩𑐞𑑂𑐜𑐮𑐩𑐢𑑂𑐫𑐾 𑐟𑐸 𑐨𑐵𑐰𑐫𑐾𑐔𑑂𑐔𑐣𑑂𑐡𑑂𑐬𑐩𑐞𑑂𑐜𑐮𑑈𑑋 <text:s/></text:span></text:p>
      <text:p text:style-name="P2"><text:span text:style-name="T5">𑐟𑐳𑑂𑐫 𑐩𑐢𑑂𑐫𑐾 𑐱𑐶𑐏𑐵𑑄 𑐢𑑂𑐫𑐵𑐫𑐾𑐣𑑂𑐣𑐶𑐬𑑂𑐢𑐹𑐩𑐖𑑂𑐰𑐮𑐣𑐥𑑂𑐬𑐨𑐵𑑈𑑋𑑋 𑑒𑑒.𑑒𑑖 𑑋𑑋 <text:s text:c="2"/></text:span></text:p>
      <text:p text:style-name="P2"><text:span text:style-name="T5">𑐀𑐐𑑂𑐣𑐶𑐩𑐢𑑂𑐫𑐾 𑐩𑐞𑐶𑑄 𑐢𑑂𑐫𑐵𑐫𑐾𑐔𑑂𑐕𑐸𑐡𑑂𑐢𑐢𑐵𑐬𑐵𑐖𑐮𑐥𑑂𑐬𑐨𑑈𑑋 <text:s/></text:span></text:p>
      <text:p text:style-name="P2"><text:span text:style-name="T5">𑐟𑐳𑑂𑐫 𑐩𑐢𑑂𑐫𑐾 𑑇𑐩𑑂𑐧𑐬𑑄 𑐢𑑂𑐫𑐵𑐫𑐾𑐟𑑂𑐳𑐸𑐳𑐹𑐎𑑂𑐲𑑂𑐩𑑄 𑐱𑐶𑐰𑐩𑐰𑑂𑐫𑐫𑑈𑑋𑑋 𑑒𑑒.𑑒𑑗 𑑋𑑋 <text:s text:c="2"/></text:span></text:p>
      <text:p text:style-name="P2"><text:soft-page-break/><text:span text:style-name="T5">𑐡𑐱𑐫𑑀𑐐𑐩𑐶𑐡𑑄 𑐬𑐵𑐖𑐣𑑂𑐎𑐠𑐶𑐟𑑄 𑐔 𑐩𑐫𑐵 𑐟𑐰 𑑋 <text:s/></text:span></text:p>
      <text:p text:style-name="P2"><text:span text:style-name="T5">𑐡𑐱𑐢𑑂𑐫𑐵𑐣𑑄 𑐳𑐩𑐵𑐳𑐾𑐣 𑐎𑐷𑐬𑑂𑐟𑐶𑐟𑑄 𑐱𑐺𑐞𑐸 𑐟𑐡𑑂𑐫𑐠𑐵 𑑋𑑋 𑑒𑑒.𑑒𑑘 𑑋𑑋 <text:s text:c="2"/></text:span></text:p>
      <text:p text:style-name="P2"><text:span text:style-name="T5">𑐑𑑀𑐲𑐞𑐷 𑐥𑐶𑐒𑑂𑐐𑐮𑐵 𑐔𑐿𑐰 𑐰𑐿𑐡𑑂𑐫𑐸𑐟𑐷 𑐔𑐣𑑂𑐡𑑂𑐬𑐩𑐵𑐮𑐶𑐣𑐷 𑑋 <text:s/></text:span></text:p>
      <text:p text:style-name="P2"><text:span text:style-name="T5">𑐔𑐣𑑂𑐡𑑂𑐬𑐵 𑐩𑐣𑑀𑑇𑐣𑐸𑐐𑐵 𑐔𑐿𑐰 𑐳𑐸𑐎𑐺𑐟𑐵 𑐔 𑐟𑐠𑐵𑐥𑐬𑐵 𑑋𑑋 𑑒𑑒.𑑒𑑙 𑑋𑑋 <text:s text:c="2"/></text:span></text:p>
      <text:p text:style-name="P2"><text:span text:style-name="T5">𑐳𑑁𑐩𑑂𑐫𑐵 𑐣𑐶𑐬𑐘𑑂𑐖𑐣𑐵 𑐔𑐿𑐰 𑐣𑐶𑐬𑐵𑐮𑐩𑑂𑐧𑐵 𑐔 𑐎𑐷𑐬𑑂𑐟𑐶𑐟𑐵 𑑋 <text:s/></text:span></text:p>
      <text:p text:style-name="P2"><text:span text:style-name="T5">𑐳𑐸𑐥𑐶𑐲𑐶𑐟𑑂𑐰𑐵𑐒𑑂𑐐𑐸𑐮𑑁 𑐱𑑂𑐬𑑀𑐟𑑂𑐬𑐾 𑐢𑑂𑐰𑐣𑐶𑐩𑐵𑐎𑐬𑑂𑐞𑐫𑐾𑐣𑑂𑐣𑐬𑑅 𑑋𑑋 𑑒𑑒.𑑓𑑐 𑑋𑑋 <text:s text:c="2"/></text:span></text:p>
      <text:p text:style-name="P2"><text:span text:style-name="T5">𑐟𑐟𑑂𑐟𑐡𑐎𑑂𑐲𑐬𑐩𑐵𑐎𑐬𑑂𑐞𑑂𑐫 𑐀𑐩𑐺𑐟𑐟𑑂𑐰𑐵𑐫 𑐎𑐮𑑂𑐥𑑂𑐫𑐟𑐾 𑑋 <text:s/></text:span></text:p>
      <text:p text:style-name="P2"><text:span text:style-name="T5">𑐥𑐶𑐒𑑂𑐐𑐮𑐵𑑄 𑐟𑐸 𑐱𑐶𑐏𑐵𑐢𑐹𑐩𑐵𑑄 𑐢𑑂𑐫𑐵𑐫𑐾𑐣𑑂𑐣𑐶𑐟𑑂𑐫𑐩𑐟𑐣𑑂𑐡𑑂𑐬𑐶𑐟𑑅 𑑋𑑋 𑑒𑑒.𑑓𑑑 𑑋𑑋 <text:s text:c="2"/></text:span></text:p>
      <text:p text:style-name="P2"><text:span text:style-name="T5">𑐰𑐶𑐩𑐸𑐎𑑂𑐟𑑅 𑐳𑐬𑑂𑐰𑐥𑐵𑐥𑐾𑐨𑑂𑐫𑑀 𑐣𑐶𑐬𑑂𑐡𑑂𑐰𑐣𑑂𑐡𑑂𑐰𑐥𑐡𑐩𑐵𑐥𑑂𑐣𑐸𑐫𑐵𑐟𑑂 𑑋 <text:s/></text:span></text:p>
      <text:p text:style-name="P2"><text:span text:style-name="T5">𑐰𑐿𑐡𑑂𑐫𑐸𑐟𑐷 𑐟𑐸 𑐣𑐶𑐱𑐵𑐩𑐢𑑂𑐫𑐾 𑐮𑐎𑑂𑐲𑐟𑐾 𑑇𑐖𑐩𑐣𑐵𑐩𑐫𑑈𑑋𑑋 𑑒𑑒.𑑓𑑒 𑑋𑑋 <text:s text:c="2"/></text:span></text:p>
      <text:p text:style-name="P2"><text:span text:style-name="T5">𑐥𑐘𑑂𑐔𑐩𑐵𑐳𑐳𑐡𑐵𑐨𑑂𑐫𑐵𑐳𑐵𑐡𑑂𑐡𑐶𑐰𑑂𑐫𑐔𑐎𑑂𑐲𑐸𑐬𑑂𑐨𑐰𑐾𑐣𑑂𑐣𑐬𑑅 𑑋 <text:s/></text:span></text:p>
      <text:p text:style-name="P2"><text:span text:style-name="T5">𑐧𑐶𑐣𑑂𑐡𑐸𑐩𑐵𑐮𑐵𑑄 𑐟𑐟𑑅 𑐥𑐱𑑂𑐫𑐾𑐟𑑂𑐟𑐬𑐸𑐔𑑂𑐕𑐵𑐫𑐵𑐳𑐩𑐵𑐱𑑂𑐬𑐶𑐟𑐵𑑈𑑋𑑋 𑑒𑑒.𑑓𑑓 𑑋𑑋 <text:s text:c="2"/></text:span></text:p>
      <text:p text:style-name="P2"><text:span text:style-name="T5">𑐖𑐵𑐟𑑂𑐫𑐳𑑂𑐦𑐚𑐶𑐎𑐳𑑄𑐎𑐵𑐱𑑄 𑐡𑐺𑐲𑑂𑐚𑑂𑐰𑐵 𑐩𑐸𑐔𑑂𑐫𑐟𑐶 𑐧𑐣𑑂𑐢𑐣𑐿𑑅 𑑋 <text:s/></text:span></text:p>
      <text:p text:style-name="P2"><text:span text:style-name="T5">𑐢𑑂𑐫𑐵𑐫𑐾𑐣𑑂𑐩𑐣𑑀𑑇𑐣𑐸𑐐𑐵 𑐣𑐵𑐩 𑐥𑐎𑑂𑐲𑑂𑐩𑐷𑐬𑐵𑐥𑐷𑐜𑑂𑐫 𑐮𑑀𑐔𑐣𑐾 𑑋𑑋 𑑒𑑒.𑑓𑑔 𑑋𑑋 <text:s text:c="2"/></text:span></text:p>
      <text:p text:style-name="P2"><text:span text:style-name="T5">𑐱𑑂𑐰𑐾𑐟𑐥𑐷𑐟𑐵𑐬𑐸𑐞𑑄 𑐧𑐶𑐣𑑂𑐡𑐸𑑄 𑐡𑐺𑐲𑑂𑐚𑑂𑐰𑐵 𑐨𑐹𑐫𑑀 𑐣 𑐖𑐵𑐫𑐟𑐾 𑑋 <text:s/></text:span></text:p>
      <text:p text:style-name="P2"><text:span text:style-name="T5">𑐩𑐣𑑀𑑇𑐣𑐸𑐐𑐵𑐡𑐶 𑐲𑐚𑑂𑐟𑑂𑐰𑐾𑐟𑐾 𑐢𑑂𑐫𑐵𑐣𑐩𑐸𑐎𑑂𑐟𑑄 𑐩𑐫𑐵 𑐟𑐰 𑑋𑑋 𑑒𑑒.𑑓𑑕 𑑋𑑋 <text:s text:c="2"/></text:span></text:p>
      <text:p text:style-name="P2"><text:span text:style-name="T5"><text:s text:c="2"/></text:span></text:p>
      <text:p text:style-name="P2"><text:span text:style-name="T5">---- 𑐥𑐬𑐩𑐵𑐞𑐸𑑅 ---- <text:s/></text:span></text:p>
      <text:p text:style-name="P2"><text:span text:style-name="T5"><text:s text:c="2"/></text:span></text:p>
      <text:p text:style-name="P2"><text:span text:style-name="T5">𑐀𑐢𑐸𑐣𑐵𑐣𑑂𑐫𑐟𑑂𑐥𑑂𑐬𑐰𑐎𑑂𑐲𑑂𑐫𑐵𑐩𑐶 𑐥𑐬𑐩𑐵𑐞𑐸 𑐔𑐟𑐸𑐬𑑂𑐰𑐶𑐢𑑈𑑋 <text:s/></text:span></text:p>
      <text:p text:style-name="P2"><text:span text:style-name="T5">𑐥𑐵𑐬𑑂𑐠𑐶𑐰𑐵𑐡𑐶𑐔𑐟𑐸𑐬𑑂𑐨𑐹𑐟𑑄 𑐫𑐿𑐬𑑂𑐰𑑂𑐫𑐵𑐥𑑂𑐟𑑄 𑐣𑐶𑐏𑐶𑐮𑑄 𑐖𑐐𑐟𑑂 𑑋 <text:s/></text:span></text:p>
      <text:p text:style-name="P2"><text:span text:style-name="T5">𑐮𑐎𑑂𑐲𑐞𑑄 𑐟𑐳𑑂𑐫 𑐬𑐵𑐖𑐾𑐣𑑂𑐡𑑂𑐬 𑐱𑐺𑐞𑐸 𑐰𑐎𑑂𑐲𑑂𑐫𑐵𑐩𑐶 𑐳𑐵𑐩𑑂𑐥𑑂𑐬𑐟𑑈𑑋𑑋 𑑒𑑒.𑑓𑑖 𑑋𑑋 <text:s text:c="2"/></text:span></text:p>
      <text:p text:style-name="P2"><text:span text:style-name="T5">𑐥𑐵𑐬𑑂𑐠𑐶𑐰𑑀𑐬𑑂𑐢𑑂𑐰𑐐𑐟𑐶𑑅 𑐳𑐹𑐎𑑂𑐲𑑂𑐩𑑅 𑐥𑐬𑐩𑐵𑐞𑐸 𑐣𑐬𑐵𑐢𑐶𑐥 𑑋 <text:s/></text:span></text:p>
      <text:p text:style-name="P2"><text:span text:style-name="T5">𑐥𑑂𑐬𑐟𑑂𑐫𑐎𑑂𑐲𑐡𑐬𑑂𑐱𑐣𑑄 𑐢𑑂𑐫𑐵𑐣𑑄 𑐮𑐎𑑂𑐲𑐫𑐾𑐣𑑂𑐣𑐶𑐫𑐟𑑄 𑐱𑐸𑐔𑐶𑑅 𑑋𑑋 𑑒𑑒.𑑓𑑗 𑑋𑑋 <text:s text:c="2"/></text:span></text:p>
      <text:p text:style-name="P2"><text:span text:style-name="T5">𑐩𑐸𑐔𑑂𑐫𑐟𑐾 𑐳𑐬𑑂𑐰𑐥𑐵𑐥𑐾𑐨𑑂𑐫𑑀 𑐬𑐵𑐴𑐸𑐣𑐵 𑐔𑐣𑑂𑐡𑑂𑐬𑐩𑐵 𑐫𑐠𑐵 𑑋 <text:s/></text:span></text:p>
      <text:p text:style-name="P2"><text:span text:style-name="T5">𑐟𑐾𑐣 𑐫𑑀 𑑇𑐨𑑂𑐫𑐳𑐟𑐾 𑐣𑐶𑐟𑑂𑐫𑑄 𑐳 𑐫𑑀𑐐𑐷 𑐨𑐸𑐰𑐣𑐾𑐱𑑂𑐰𑐬𑑅 𑑋𑑋 𑑒𑑒.𑑓𑑘 𑑋𑑋 <text:s text:c="2"/></text:span></text:p>
      <text:p text:style-name="P2"><text:span text:style-name="T5">𑐀𑐢𑑀𑐐𑐟𑐶 𑐩𑐴𑐵𑐬𑐵𑐖 𑐥𑐬𑐩𑐵𑐞𑐸 𑐖𑐮𑑀𑐡𑑂𑐨𑐰𑑅 𑑋 <text:s/></text:span></text:p>
      <text:p text:style-name="P2"><text:span text:style-name="T5">𑐀𑐨𑑂𑐫𑐳𑐾𑐡𑑂𑐫𑐡𑐶𑐡𑑄 𑐬𑐵𑐖𑐣𑑂𑐳𑐬𑑂𑐰𑐥𑐵𑐟𑐎𑐣𑐵𑐱𑐣𑑈𑑋𑑋 𑑒𑑒.𑑓𑑙 𑑋𑑋 <text:s text:c="2"/></text:span></text:p>
      <text:p text:style-name="P2"><text:span text:style-name="T5">𑐁𑐐𑑂𑐣𑐾𑐫𑐥𑐬𑐩𑐵𑐞𑐹𑐣𑐶 𑐟𑐶𑐬𑑂𑐫𑐐𑐹𑐬𑑂𑐢𑑂𑐰𑐐𑐟𑐶𑑅 𑐳𑑂𑐩𑐺𑐟𑐵 𑑋 <text:s/></text:span></text:p>
      <text:p text:style-name="P2"><text:span text:style-name="T5">𑐫 𑐂𑐡𑑄 𑐢𑑂𑐫𑐵𑐫𑐟𑐾 𑐣𑐶𑐟𑑂𑐫𑐩𑐸𑐟𑑂𑐟𑐩𑐵𑑄 𑐐𑐟𑐶𑐩𑐵𑐥𑑂𑐣𑐸𑐫𑐵𑐟𑑂 𑑋𑑋 𑑒𑑒.𑑔𑑐 𑑋𑑋 <text:s text:c="2"/></text:span></text:p>
      <text:p text:style-name="P2"><text:span text:style-name="T5">𑐰𑐵𑐫𑐰𑑂𑐫𑐥𑐬𑐩𑐵𑐞𑐹𑐣𑐶 𑐀𑐢𑑀𑐬𑑂𑐢𑑂𑐰𑐟𑐶𑐬𑑂𑐫𑐐𑐵𑐳𑑂𑐩𑐺𑐟𑐵 𑑋 <text:s/></text:span></text:p>
      <text:p text:style-name="P2"><text:span text:style-name="T5">𑐣 𑐳 𑐩𑐸𑐴𑑂𑐫𑐟𑐶 𑐟𑑄 𑐡𑐺𑐲𑑂𑐚𑑂𑐰𑐵 𑐰𑐵𑐫𑐸𑐳𑐩𑑂𑐨𑐰 𑐨𑐹𑐥𑐟𑐾 𑑋𑑋 𑑒𑑒.𑑔𑑑 𑑋𑑋 <text:s text:c="2"/></text:span></text:p>
      <text:p text:style-name="P2"><text:span text:style-name="T5">𑐔𑐟𑑂𑐰𑐵𑐬 𑐊𑐟𑐾 𑐬𑐵𑐖𑐾𑐣𑑂𑐡𑑂𑐬 𑐥𑐬𑐩𑐵𑐞𑐸 𑐣𑐶𑐬𑐷𑐎𑑂𑐲𑐟𑐾 𑑋 <text:s/></text:span></text:p>
      <text:p text:style-name="P2"><text:span text:style-name="T5">𑐟𑐾𑐣 𑐳𑐬𑑂𑐰𑐩𑐏𑐿𑐬𑐶𑐲𑑂𑐚𑑄 𑐟𑐾𑐣 𑐟𑐥𑑂𑐟𑑄 𑐟𑐥𑐳𑑂𑐟𑐠𑐵 𑑋𑑋 𑑒𑑒.𑑔𑑒 𑑋𑑋 <text:s text:c="2"/></text:span></text:p>
      <text:p text:style-name="P2"><text:span text:style-name="T5">𑐟𑐾𑐣 𑐡𑐟𑑂𑐟𑐵 𑐩𑐴𑐷 𑐎𑐺𑐟𑑂𑐳𑑂𑐣𑐵 𑐳𑐥𑑂𑐟𑐳𑐵𑐐𑐬𑐳𑑄𑐰𑐺𑐟𑐵 𑑋 <text:s/></text:span></text:p>
      <text:p text:style-name="P2"><text:span text:style-name="T5">𑐳𑐬𑑂𑐰𑐟𑐷𑐬𑑂𑐠𑐵𑐨𑐶𑐲𑐾𑐎𑐱𑑂𑐔 𑐳𑐬𑑂𑐰𑐰𑑂𑐬𑐟𑐎𑑂𑐬𑐶𑐫𑐵 𑐟𑐠𑐵 𑑋𑑋 𑑒𑑒.𑑔𑑓 𑑋𑑋 <text:s text:c="2"/></text:span></text:p>
      <text:p text:style-name="P2"><text:span text:style-name="T5">𑐀𑐣𑐾𑐣𑐿𑐰 𑐰𑐶𑐢𑐵𑐣𑐾𑐣 𑐡𑐱𑐢𑑂𑐫𑐵𑐣𑑄 𑐣𑐬𑐵𑐢𑐶𑐥 𑑋 <text:s/></text:span></text:p>
      <text:p text:style-name="P2"><text:span text:style-name="T5">𑐎𑐸𑐬𑐸𑐟𑐾 𑐀𑐰𑑂𑐫𑐰𑐔𑑂𑐕𑐶𑐣𑑂𑐣𑑄 𑐳𑐬𑑂𑐰𑐎𑐵𑐩𑐦𑐮𑐥𑑂𑐬𑐡𑑈𑑋𑑋 𑑒𑑒.𑑔𑑔 𑑋𑑋 <text:s text:c="2"/></text:span></text:p>
      <text:p text:style-name="P2"><text:span text:style-name="T5"><text:s text:c="2"/></text:span></text:p>
      <text:p text:style-name="P2"><text:span text:style-name="T5">---- 𑐡𑐱𑐵𑐎𑑂𑐲𑐬𑐩𑐣𑑂𑐟𑑂𑐬𑑅 ---- <text:s/></text:span></text:p>
      <text:p text:style-name="P2"><text:span text:style-name="T5"><text:s text:c="2"/></text:span></text:p>
      <text:p text:style-name="P2"><text:span text:style-name="T5">𑐡𑐱𑐵𑐎𑑂𑐲𑐬𑑄 𑐩𑐴𑐵𑐬𑐵𑐖 𑐫𑑀𑐐𑐷𑐣𑑂𑐡𑑂𑐬𑐳𑑂𑐫 𑐩𑐴𑐵𑐟𑑂𑐩𑐣𑑅 𑑋 <text:s/></text:span></text:p>
      <text:p text:style-name="P2"><text:soft-page-break/><text:span text:style-name="T5">𑐎𑐠𑐫𑐵𑐩𑐶 𑐳𑐩𑐵𑐳𑐾𑐣 𑐱𑐺𑐞𑐸𑐲𑑂𑐰𑐵𑐰𑐴𑐶𑐟𑑀 𑐨𑐰 𑑋𑑋 𑑒𑑒.𑑔𑑕 𑑋𑑋 <text:s text:c="2"/></text:span></text:p>
      <text:p text:style-name="P2"><text:span text:style-name="T5">𑐥𑑂𑐬𑐞𑐰𑐵𑐡𑐶𑐳𑑂𑐰𑐬𑐵 𑐟𑑂𑐬𑐷𑐞𑐶 𑐡𑐷𑐬𑑂𑐑𑐧𑐶𑐣𑑂𑐡𑐸𑐳𑐩𑐵𑐫𑐸𑐟𑑈𑑋 <text:s/></text:span></text:p>
      <text:p text:style-name="P2"><text:span text:style-name="T5">𑐥𑐘𑑂𑐔 𑐥𑐘𑑂𑐔 𑐔𑐰𑐬𑑂𑐐𑐾 𑐟𑐸 𑐰𑐵𑐫𑐸𑐧𑐷𑐖𑐩𑐢𑑅𑐳𑑂𑐠𑐶𑐟𑑈𑑋𑑋 𑑒𑑒.𑑔𑑖 𑑋𑑋 <text:s text:c="2"/></text:span></text:p>
      <text:p text:style-name="P2"><text:span text:style-name="T5">𑐟𑑂𑐬𑐫𑑀𑐡𑐱𑐳𑑂𑐰𑐬𑐵𑐫𑐸𑐎𑑂𑐟𑑄 𑐥𑐘𑑂𑐔𑐩𑐾 𑐥𑐬𑐶𑐎𑐷𑐬𑑂𑐟𑐶𑐟𑑈𑑋 <text:s/></text:span></text:p>
      <text:p text:style-name="P2"><text:span text:style-name="T5">𑐥𑐘𑑂𑐔𑐰𑐶𑑄𑐱𑐟𑐶𑐩𑑅 𑐲𑐲𑑂𑐛𑑅 𑐀𑐎𑑂𑐲𑐬𑑅 𑐥𑐬𑐶𑐎𑐷𑐬𑑂𑐟𑐶𑐟𑑅 𑑋𑑋 𑑒𑑒.𑑔𑑗 𑑋𑑋 <text:s text:c="2"/></text:span></text:p>
      <text:p text:style-name="P2"><text:span text:style-name="T5">𑐫𑐵𑐡𑐺𑐱𑑄 𑐥𑐘𑑂𑐔𑐩𑐾 𑐥𑑂𑐬𑑀𑐎𑑂𑐟𑑄 𑐳𑐥𑑂𑐟𑐩𑐾 𑐔 𑐥𑑂𑐬𑐫𑑀𑐖𑐫𑐾𑐟𑑂 𑑋 <text:s/></text:span></text:p>
      <text:p text:style-name="P2"><text:span text:style-name="T5">𑐁𑐎𑐵𑐬𑐳𑑂𑐰𑐬𑐳𑑄𑐫𑐸𑐎𑑂𑐟𑑄 𑐳𑐬𑑂𑐰𑐥𑐵𑐟𑐎𑐣𑐵𑐱𑐣𑑈𑑋𑑋 𑑒𑑒.𑑔𑑘 𑑋𑑋 <text:s text:c="2"/></text:span></text:p>
      <text:p text:style-name="P2"><text:span text:style-name="T5">𑐥𑑂𑐬𑐠𑐩𑑄 𑐥𑐘𑑂𑐔𑐩𑐾 𑐰𑐬𑑂𑐐𑐾 𑐟𑐺𑐟𑐷𑐫𑐳𑑂𑐰𑐬𑐫𑑀𑐖𑐶𑐟𑑈𑑋 <text:s/></text:span></text:p>
      <text:p text:style-name="P2"><text:span text:style-name="T5">𑐄𑐟𑑂𑐟𑐬𑐾𑐎𑐵𑐬𑐳𑑄𑐫𑐸𑐎𑑂𑐟𑑄 𑐣𑐰𑐩𑑄 𑐥𑐬𑐶𑐎𑐷𑐬𑑂𑐟𑐶𑐟𑑈𑑋𑑋 𑑒𑑒.𑑔𑑙 𑑋𑑋 <text:s text:c="2"/></text:span></text:p>
      <text:p text:style-name="P2"><text:span text:style-name="T5">𑐡𑐱𑐩𑑅 𑐥𑐸𑐣𑐬𑑀𑑄𑐎𑐵𑐬𑑅 𑐩𑐣𑑂𑐟𑑂𑐬𑐱𑑂𑐬𑐾𑐲𑑂𑐛𑑀 𑐡𑐱𑐵𑐎𑑂𑐲𑐬𑑅 𑑋 <text:s/></text:span></text:p>
      <text:p text:style-name="P2"><text:span text:style-name="T5">𑐖𑐥𑐟𑑀 𑐢𑑂𑐫𑐵𑐫𑐟𑑀 𑐰𑐵𑐥𑐶 𑐥𑐵𑐬𑑂𑐠𑐶𑐰𑐵𑐡𑐶𑐎𑑂𑐬𑐩𑐾𑐞 𑐟𑐸 𑑋 <text:s/></text:span></text:p>
      <text:p text:style-name="P2"><text:span text:style-name="T5">𑐩𑐸𑐔𑑂𑐫𑐟𑐾 𑐳𑑀 𑑇𑐥𑐶 𑐳𑑄𑐳𑐵𑐬𑐾 𑐳𑑄𑐱𑐫𑑀 𑐣𑐵𑐳𑑂𑐟𑐶 𑐨𑐹𑐥𑐟𑐾 𑑋𑑋 𑑒𑑒.𑑕𑑐 𑑋𑑋 <text:s text:c="2"/></text:span></text:p>
      <text:p text:style-name="P2"><text:span text:style-name="T5"><text:s text:c="2"/></text:span></text:p>
      <text:p text:style-name="P2"><text:span text:style-name="T5">---- 𑐁𑐔𑐵𑐬𑐰𑐶𑐢𑐶𑑅 ---- <text:s/></text:span></text:p>
      <text:p text:style-name="P2"><text:span text:style-name="T5"><text:s text:c="2"/></text:span></text:p>
      <text:p text:style-name="P2"><text:span text:style-name="T5">𑐁𑐔𑐵𑐬𑐩𑐹𑐮𑑀 𑐢𑐬𑑂𑐩𑐳𑑂𑐟𑐸 𑐢𑐬𑑂𑐩𑐩𑐹𑐮𑑀 𑐖𑐣𑐵𑐬𑑂𑐡𑐣𑑅 𑑋 <text:s/></text:span></text:p>
      <text:p text:style-name="P2"><text:span text:style-name="T5">𑐟𑐾𑐣 𑐳𑐬𑑂𑐰𑐖𑐐𑐡𑑂𑐰𑑂𑐫𑐵𑐥𑑂𑐟𑑄 𑐟𑑂𑐬𑐿𑐮𑑀𑐎𑑂𑐫𑑄 𑐳𑐔𑐬𑐵𑐔𑐬𑑄 𑑋𑑋 𑑒𑑒.𑑕𑑑 𑑋𑑋 <text:s text:c="2"/></text:span></text:p>
      <text:p text:style-name="P2"><text:span text:style-name="T5">𑐁𑐔𑐵𑐬𑐵𑐮𑑂𑐮𑐨𑐟𑐷𑐴 𑐁𑐫𑐸𑐬𑐟𑐸𑐮𑐩𑐎𑑂𑐲𑐥𑑂𑐫𑐰𑐶𑐟𑑂𑐟𑑄 𑐟𑐠𑐵 <text:s/></text:span></text:p>
      <text:p text:style-name="P2"><text:span text:style-name="T5">𑐁𑐔𑐵𑐬𑐵𑐟𑑂𑐳𑐸𑐟𑐩𑐷𑐥𑑂𑐳𑐶𑐟𑑄 𑐔 𑐮𑐨𑐟𑐾 𑐱𑑂𑐬𑐷𑐎𑐷𑐬𑑂𑐟𑐶𑐥𑑂𑐬𑐖𑑂𑐘𑐵𑐫𑐱𑑅 𑑋 <text:s/></text:span></text:p>
      <text:p text:style-name="P2"><text:span text:style-name="T5">𑐁𑐔𑐵𑐬𑐵𑐮𑑂𑐮𑐨𑐟𑐾 𑐔 𑐮𑐎𑑂𑐲𑑂𑐩𑐶𑐩𑐟𑐸𑐮𑐵𑑄 𑐏𑑂𑐫𑐵𑐟𑐶𑑄 𑐟𑐠𑐿𑐰𑑀𑐟𑑂𑐟𑐩𑐵𑑈 </text:span></text:p>
      <text:p text:style-name="P2"><text:span text:style-name="T5">𑐁𑐔𑐵𑐬𑐵𑐡𑐶𑐴 𑐩𑐣𑑂𑐟𑑂𑐬𑐢𑐬𑑂𑐩𑐥𑐬𑐩𑑄 𑐥𑑂𑐬𑐵𑐥𑑂𑐣𑑀𑐟𑐶 𑐣𑐶𑑅𑐳𑑄𑐱𑐫𑑈𑑋𑑋 𑑒𑑒.𑑕𑑒 𑑋𑑋 <text:s text:c="2"/></text:span></text:p>
      <text:p text:style-name="P2"><text:span text:style-name="T5">𑐖𑐣𑐩𑐾𑐖𑐫 𑐄𑐰𑐵𑐔 𑑋 <text:s/></text:span></text:p>
      <text:p text:style-name="P2"><text:span text:style-name="T5">𑐁𑐔𑐵𑐬𑐵𑐟𑑂𑐥𑑂𑐬𑐨𑐰𑐵𑐣𑐸𑐳𑑄𑐱𑐎𑐠𑐶𑐟𑑄 𑐳𑐸𑐱𑑂𑐮𑐶𑐲𑑂𑐚𑐢𑐬𑑂𑐩𑐵𑐎𑐬𑑈 </text:span></text:p>
      <text:p text:style-name="P2"><text:span text:style-name="T5">𑐁𑐔𑐵𑐬𑐵𑐟𑑂𑐎𑐟𑐶𑐰𑑄𑐱 𑐎𑐷𑐬𑑂𑐟𑐫 𑐥𑐸𑐣𑐳𑑂𑐟𑐺𑐥𑑂𑐟𑐶𑐬𑑂𑐣 𑐩𑐾 𑐖𑐵𑐫𑐟𑐾 𑑋 <text:s/></text:span></text:p>
      <text:p text:style-name="P2"><text:span text:style-name="T5">𑐳𑐬𑑂𑐰𑐖𑑂𑐘𑑅 𑐟𑑂𑐰𑐩𑐴𑑄 𑐱𑐺𑐞𑑀𑐩𑐶 𑐰𑐬𑐡𑑄 𑐎𑐶𑐘𑑂𑐔𑐶𑐣𑑂𑐣 𑐩𑐾 𑐱𑐵𑐱𑑂𑐰𑐟𑑈 </text:span></text:p>
      <text:p text:style-name="P2"><text:span text:style-name="T5">𑐟𑐣𑑂𑐩𑐾 𑐎𑐷𑐬𑑂𑐟𑐫 𑐢𑐬𑑂𑐩𑐳𑐵𑐬𑐱𑐸𑐨𑐡𑐩𑐵𑐔𑐵𑐬𑐩𑐹𑐮𑐵𑐱𑑂𑐬𑐫𑑈𑑋𑑋 𑑒𑑒.𑑕𑑓 𑑋𑑋 <text:s text:c="2"/></text:span></text:p>
      <text:p text:style-name="P2"><text:span text:style-name="T5">𑐰𑐿𑐱𑐩𑑂𑐥𑐵𑐫𑐣 𑐄𑐰𑐵𑐔 𑑋 <text:s/></text:span></text:p>
      <text:p text:style-name="P2"><text:span text:style-name="T5">𑐣𑐶𑐟𑑂𑐫𑑄 𑐣𑐩𑑂𑐬𑐱𑐶𑐬𑑀𑐡𑑂𑐰𑐶𑐖𑐵𑐟𑐶𑐐𑐸𑐬𑐸𑐲𑐸 𑐱𑐸𑐱𑑂𑐬𑐹𑐲𑐞𑑄 𑐡𑐾𑐰𑐟𑐵 <text:s/></text:span></text:p>
      <text:p text:style-name="P2"><text:span text:style-name="T5">𑐟𑐶𑐲𑑂𑐛𑐾𑐟𑐵𑐔𑐩𑐣𑐾𑐣 𑐔𑐵𑐱𑐣𑐎𑐬𑑄 𑐰𑐵𑐩𑐵𑐳𑑂𑐠𑐶𑐣𑐵𑐣𑑀𑐡𑐡𑐾 𑑋 <text:s/></text:span></text:p>
      <text:p text:style-name="P2"><text:span text:style-name="T5">𑐳𑐹𑐬𑑂𑐫𑐵𑐐𑑂𑐣𑐶𑐱𑐱𑐶𑐧𑐣𑑂𑐢𑐸𑐬𑐵𑐬𑑂𑐫𑐥𑐸𑐬𑐟𑑅 𑐎𑐸𑐬𑑂𑐫𑐵𑐣𑑂𑐣 𑐔𑐵𑐰𑐱𑑂𑐫𑐎𑑈 </text:span></text:p>
      <text:p text:style-name="P2"><text:span text:style-name="T5">𑐱𑐳𑑂𑐫𑐾 𑐨𑐳𑑂𑐩𑐣𑐶 𑐐𑑀𑐰𑑂𑐬𑐖𑐾 𑐡𑑂𑐰𑐶𑐖 𑐖𑐮𑑄 𑐎𑐸𑐬𑑂𑐫𑐵𑐣𑑂𑐣 𑐔𑐵𑐬𑑂𑐎𑑄 𑐣𑐬𑑅 𑑋𑑋 𑑒𑑒.𑑕𑑔 𑑋𑑋 <text:s text:c="2"/></text:span></text:p>
      <text:p text:style-name="P2"><text:span text:style-name="T5">𑐥𑐵𑐡𑐾𑐣𑐵𑐐𑑂𑐣𑐶𑐖𑐮𑑄 𑐳𑑂𑐥𑐺𑐱𑐾𑐣𑑂𑐣 𑐔 𑐐𑐸𑐬𑐸𑑄 𑐥𑐵𑐡𑐾𑐣 𑐥𑐵𑐡𑑄 𑐟𑐠𑐵 <text:s/></text:span></text:p>
      <text:p text:style-name="P2"><text:span text:style-name="T5">𑐱𑑁𑐔𑑄 𑐎𑐵𑐬𑑂𑐫 𑐖𑐮𑐵𑐡𑐶𑐣𑐵 𑐔 𑐣𑐶𑐫𑐟𑑄 𑐣𑐵𑐢𑑀 𑐖𑐮𑑄 𑐎𑐵𑐬𑐫𑐾𑐟𑑂 𑑋 <text:s/></text:span></text:p>
      <text:p text:style-name="P2"><text:span text:style-name="T5">𑐎𑐸𑐬𑑂𑐫𑐵𑐣𑑂𑐣𑐶𑐟𑑂𑐫𑐨𑐶𑐰𑐵𑐡𑐣𑑄 𑐡𑑂𑐰𑐶𑐖𑐐𑐸𑐬𑑀𑐬𑑂𑐩𑐵𑐟𑐵𑐥𑐶𑐟𑐺 𑐡𑐾𑐰𑐟𑐵𑑈 </text:span></text:p>
      <text:p text:style-name="P2"><text:span text:style-name="T5">𑐊𑐟𑐵𑐔𑐵𑐬𑐰𑐶𑐢𑐶𑑅 𑐳𑐩𑐵𑐳𑐣𑐶𑐫𑐩𑐳𑑂𑐟𑐸𑐨𑑂𑐫𑑄 𑐩𑐫𑐵 𑐎𑐷𑐬𑑂𑐟𑐶𑐟𑑈𑑋𑑋 𑑒𑑒.𑑕𑑕 𑑋𑑋 <text:s text:c="2"/></text:span></text:p>
      <text:p text:style-name="P2"><text:span text:style-name="T5"><text:s text:c="2"/></text:span></text:p>
      <text:p text:style-name="P2"><text:span text:style-name="T5">---- 𑐳𑑂𑐟𑑂𑐬𑐶𑐫𑑅 ---- <text:s/></text:span></text:p>
      <text:p text:style-name="P2"><text:span text:style-name="T5"><text:s text:c="2"/></text:span></text:p>
      <text:p text:style-name="P2"><text:span text:style-name="T5">𑐖𑐣𑐩𑐾𑐖𑐫 𑐄𑐰𑐵𑐔 𑑋 <text:s/></text:span></text:p>
      <text:p text:style-name="P2"><text:span text:style-name="T5">𑐳𑑂𑐟𑑂𑐬𑐷𑐞𑐵𑑄 𑐎𑐶𑑄 𑐥𑑂𑐬𑐶𑐫𑐩𑐳𑑂𑐟𑐶 𑐟𑐡𑑂𑐰𑐡 𑐰𑐶𑐨𑑀 𑐳𑑄𑐳𑐵𑐬𑐳𑐵𑐬𑐳𑑂𑐟𑑂𑐬𑐶𑐫𑐵𑑈 </text:span></text:p>
      <text:p text:style-name="P2"><text:span text:style-name="T5">𑐎𑐶𑑄 𑐳𑐡𑑂𑐨𑐵𑐰 𑐣 𑐰𑐾𑐡𑑂𑐩𑐶 𑐟𑐳𑑂𑐫 𑐰𑐶𑐲𑐫𑐾 𑐎𑐶𑑄 𑐡𑑂𑐰𑐾𑐲𑑂𑐫 𑐎𑐶𑑄 𑐟𑐵𑐟𑑂𑐥𑑂𑐬𑐶𑐫𑑈𑑋 <text:s/></text:span></text:p>
      <text:p text:style-name="P2"><text:span text:style-name="T5">𑐥𑐱𑑂𑐫𑐵𑐩𑐶 𑐣 𑐔 𑐟𑐳𑑂𑐫 𑐐𑐬𑑂𑐨𑐎𑐮𑐫𑐵 𑐥𑑂𑐬𑐵𑐥𑑂𑐣𑑀𑐟𑐶 𑐣𑐶𑑅𑐳𑑄𑐱𑐫𑑈 </text:span></text:p>
      <text:p text:style-name="P2"><text:soft-page-break/><text:span text:style-name="T5">𑐩𑐵𑐫𑐵𑐖𑐵𑐮𑐳𑐴𑐳𑑂𑐬𑐐𑐵𑐥𑐶 𑐫𑐸𑐰𑐟𑐷 𑐎𑐸𑐬𑑂𑐰𑐣𑑂𑐟𑐶 𑐨𑐬𑑂𑐟𑐵 𑐥𑑂𑐬𑐶𑐫𑑈𑑋𑑋 𑑒𑑒.𑑕𑑖 𑑋𑑋 <text:s text:c="2"/></text:span></text:p>
      <text:p text:style-name="P2"><text:span text:style-name="T5">𑐰𑐿𑐱𑐩𑑂𑐥𑐵𑐫𑐣 𑐄𑐰𑐵𑐔 𑑋 <text:s/></text:span></text:p>
      <text:p text:style-name="P2"><text:span text:style-name="T5">𑐬𑐵𑐖𑐣𑑂𑐎𑐶𑑄 𑐥𑑂𑐬𑐶𑐫𑐩𑐳𑑂𑐟𑐶 𑐀𑐬𑑂𑐠𑐥𑐬𑐟𑑅 𑐥𑐱𑑂𑐫𑐵𑐩𑐶 𑐣𑐵𑐣𑑂𑐫𑐣𑑂𑐣𑐺𑐥𑐾 <text:s/></text:span></text:p>
      <text:p text:style-name="P2"><text:span text:style-name="T5">𑐥𑐸𑐟𑑂𑐬𑐵𑐬𑑂𑐠𑐿𑐎𑐥𑑂𑐬𑐫𑑀𑐖𑐣𑑄 𑐫𑐸𑐰𑐟𑐫𑑅 𑐳𑑂𑐰𑐵𑐫𑐩𑑂𑐨𑐸𑐰𑑀𑐎𑑂𑐟𑐵𑐩𑐬𑐿𑑅 𑑋 <text:s/></text:span></text:p>
      <text:p text:style-name="P2"><text:span text:style-name="T5">𑐎𑐵𑐣𑑂𑐟𑐵 𑐣𑐶𑐟𑑂𑐫𑐎𑐮𑐵 𑐥𑑂𑐬𑐰𑐬𑑂𑐟𑐣𑐎𑐬𑐷 𑐢𑐬𑑂𑐩𑐳𑐏𑐵𑐫𑐵 𑐳𑐟𑐷 <text:s/></text:span></text:p>
      <text:p text:style-name="P2"><text:span text:style-name="T5">𑐩𑐵𑐫𑐵 𑐰𑐵𑐥𑐶 𑐎𑐬𑑀𑐟𑐶 𑐳𑐡𑑂𑐫 𑐩𑐣𑐸𑐖𑐵𑐟𑑂𑐫𑐎𑑂𑐟𑐵𑐣𑑂𑐫 𑐰𑐵 𑐳𑐾𑐰𑐟𑐾 𑑋𑑋 𑑒𑑒.𑑕𑑗 𑑋𑑋 <text:s text:c="2"/></text:span></text:p>
      <text:p text:style-name="P2"><text:span text:style-name="T5">𑐳𑑂𑐟𑑂𑐬𑐷𑐳𑐒𑑂𑐐𑑄 𑐥𑐬𑐶𑐰𑐬𑑂𑐖𑐫𑐾𑐣𑑂𑐣𑐬𑐥𑐟𑐾 𑐁𑐫𑐵𑐳𑐡𑑄 𑐡𑐸𑑅𑐏𑐡𑑈 </text:span></text:p>
      <text:p text:style-name="P2"><text:span text:style-name="T5">𑐩𑐺𑐟𑑂𑐫𑐸𑐡𑑂𑐰𑐵𑐬𑐨𑐫𑐵𑐎𑐬𑑄 𑐰𑐶𑐲𑐐𑐺𑐴𑐩𑐵𑐥𑐟𑑂𑐳𑐸𑐑𑑀𑐬𑐵𑐮𑐫𑑈𑑋 <text:s/></text:span></text:p>
      <text:p text:style-name="P2"><text:span text:style-name="T5">𑐀𑐐𑑂𑐣𑐶𑑄 𑐩𑐵𑐬𑐸𑐟 𑐩𑐟𑑂𑐟𑐰𑐵𑐬𑐞𑐳𑐩𑑄 𑐟𑐳𑑂𑐫𑐵𑐣𑐸𑐐𑐵𑐩𑐷 𑐳𑐡𑐵 <text:s/></text:span></text:p>
      <text:p text:style-name="P2"><text:span text:style-name="T5">𑐳𑑂𑐟𑑂𑐬𑐷𑐴𑐾𑐟𑑀𑐬𑑂𑐴𑐟 𑐬𑐵𑐰𑐞𑐳𑑂𑐟𑑂𑐬𑐶𑐡𑐱𑐥𑐿𑐣𑑂𑐡𑑂𑐬𑑀 𑑇𑐥𑑂𑐫𑐰𑐳𑑂𑐠𑐵𑐎𑐺𑐟𑑅 𑑋𑑋 𑑒𑑒.𑑕𑑘 𑑋𑑋 <text:s text:c="2"/></text:span></text:p>
      <text:p text:style-name="P2"><text:span text:style-name="T5">𑐡𑐞𑑂𑐜𑐎𑑂𑐫𑑀 𑐴𑐟𑐬𑐵𑐲𑑂𑐚𑑂𑐬𑐥𑑁𑐬𑐳𑐴𑐶𑐟𑑅 𑐎𑐶𑑄 𑐨𑐹𑐫 𑐰𑐎𑑂𑐲𑑂𑐫𑐵𑐩𑑂𑐫𑐴𑑈𑑋𑑋 𑑒𑑒.𑑕𑑙 𑑋𑑋 <text:s text:c="2"/></text:span></text:p>
      <text:p text:style-name="P2"><text:span text:style-name="T5"><text:s text:c="2"/></text:span></text:p>
      <text:p text:style-name="P2"><text:span text:style-name="T5">---- 𑐰𑐶𑐥𑑂𑐬-𑐩𑐸𑐣𑐶-𑐨𑐶𑐎𑑂𑐲𑐸-𑐣𑐶𑐬𑑂𑐐𑑂𑐬𑐣𑑂𑐠𑐶-𑐥𑐬𑐶𑐰𑑂𑐬𑐵𑐖𑐎-𑐬𑑂𑐲𑑂𑐫𑐵𑐡𑐫𑑅 ---- <text:s/></text:span></text:p>
      <text:p text:style-name="P2"><text:span text:style-name="T5"><text:s text:c="2"/></text:span></text:p>
      <text:p text:style-name="P2"><text:span text:style-name="T5">𑐖𑐣𑐩𑐾𑐖𑐫 𑐄𑐰𑐵𑐔 𑑋 <text:s/></text:span></text:p>
      <text:p text:style-name="P2"><text:span text:style-name="T5">𑐰𑐶𑐥𑑂𑐬𑐾 𑐎𑐷𑐡𑐺𑐱𑐮𑐎𑑂𑐲𑐞𑑄 𑐨𑐰𑐟𑐶 𑐨𑑀 𑐎𑐷𑐡𑐺𑐐𑑂𑐩𑐸𑐣𑐶𑐱𑑂𑐔𑑀𑐔𑑂𑐫𑐟𑐾 <text:s/></text:span></text:p>
      <text:p text:style-name="P2"><text:span text:style-name="T5">𑐟𑐾𑐣𑐵𑐬𑑂𑐠𑐾𑐣 𑐨𑐰𑐾𑐟 𑐨𑐶𑐎𑑂𑐲𑐸 𑐨𑐐𑐰𑐣𑑂𑐣𑐶𑐐𑑂𑐬𑐣𑑂𑐠𑐶 𑐎𑑀 𑐰𑐵 𑐡𑑂𑐰𑐶𑐖 𑑋 <text:s/></text:span></text:p>
      <text:p text:style-name="P2"><text:span text:style-name="T5">𑐎𑐾𑐣𑐵𑐬𑑂𑐠𑐾𑐣 𑐨𑐰𑐾𑐡𑑂𑐡𑑂𑐰𑐶𑐖𑐾𑐣𑑂𑐡𑑂𑐬 𑐨𑐐𑐰𑐣𑑂𑐖𑑂𑐘𑐾𑐫𑑅 𑐥𑐬𑐶𑐰𑑂𑐬𑐵𑐖𑐎𑑅 <text:s/></text:span></text:p>
      <text:p text:style-name="P2"><text:span text:style-name="T5">! 𑐖𑑂𑐘𑐾𑐫𑐵𑑅 𑐎𑐶𑐩𑐺𑐲𑐫𑐱𑑂𑐔 𑐮𑐎𑑂𑐲𑐞 𑐩𑐸𑐣𑐾𑐬𑐶𑐔𑑂𑐕𑐵𑐩𑐶 𑐖𑑂𑐘𑐵𑐟𑐸𑑄 𑐥𑐸𑐣𑑅 𑑋𑑋 𑑒𑑒.𑑖𑑐 𑑋𑑋 <text:s text:c="2"/></text:span></text:p>
      <text:p text:style-name="P2"><text:span text:style-name="T5">𑐰𑐿𑐱𑐩𑑂𑐥𑐵𑐫𑐣 𑐄𑐰𑐵𑐔 𑑋 <text:s/></text:span></text:p>
      <text:p text:style-name="P2"><text:span text:style-name="T5">𑐳𑐟𑑂𑐫𑑄 𑐱𑑁𑐔𑐩𑐴𑐶𑑄𑐳𑐟𑐵 𑐡𑐩𑐱𑐩𑑁 𑐨𑐹𑐟𑐵𑐣𑐸𑐎𑐩𑑂𑐥𑐷 𑐳𑐡𑐵 <text:s/></text:span></text:p>
      <text:p text:style-name="P2"><text:span text:style-name="T5">𑐁𑐟𑑂𑐩𑐵𑐬𑐵𑐩𑐖𑐶𑐟𑑀 𑐳𑑂𑐰𑐢𑐬𑑂𑐩𑐣𑐶𑐬𑐟𑑅 𑐳𑐟𑑂𑐟𑑂𑐰𑐳𑑂𑐠 𑐣𑐶𑐟𑑂𑐫𑑄 𑐩𑐣𑑅 𑑋 <text:s/></text:span></text:p>
      <text:p text:style-name="P2"><text:span text:style-name="T5">𑐎𑐵𑐩𑐎𑑂𑐬𑑀𑐢𑐫𑐩𑐳𑑂𑐰𑐡𑐵𑐬𑐣𑐶𑐬𑐟𑑅 𑐳𑑄𑐟𑑂𑐫𑐖𑑂𑐫 𑐮𑑀𑐨𑑅 𑐱𑐣𑐿𑑅 <text:s/></text:span></text:p>
      <text:p text:style-name="P2"><text:span text:style-name="T5">𑐊𑐰𑑄 𑐫𑑅 𑐎𑐸𑐬𑐸𑐟𑐾 𑐡𑑂𑐰𑐶𑐖𑐵𑐟𑐶𑐳𑐸𑐰𑐬𑑅 𑐱𑐹𑐡𑑂𑐬𑑀 𑑇𑐥𑐶 𑐫𑑅 𑐳𑑄𑐫𑐩𑐷 𑑋𑑋 𑑒𑑒.𑑖𑑑 𑑋𑑋 <text:s text:c="2"/></text:span></text:p>
      <text:p text:style-name="P2"><text:span text:style-name="T5">𑐟𑐳𑑂𑐩𑐵𑐔𑑂𑐕𑐡𑑂𑐩𑐎𑐰𑐬𑑂𑐖𑐶𑐟𑑅 𑐳 𑐨𑐐𑐰𑐵𑐣𑑂𑐳𑑄𑐳𑐵𑐬𑐨𑐷𑐨𑐶𑐡𑑂𑐫𑐎𑑅 <text:s/></text:span></text:p>
      <text:p text:style-name="P2"><text:span text:style-name="T5">𑐫𑐟𑑂𑐟𑐟𑑂𑐳𑑂𑐠𑐵𑐣𑐥𑐬𑑄 𑐰𑑂𑐬𑐖𑐣𑑂𑐟𑐶 𑐥𑐸𑐬𑐸𑐲𑐵𑑅 𑐟𑐳𑑂𑐩𑐵𑐟𑑂𑐥𑐬𑐶𑐰𑑂𑐬𑐵𑐖𑐎𑑅 𑑋 <text:s/></text:span></text:p>
      <text:p text:style-name="P2"><text:span text:style-name="T5">𑐐𑑂𑐬𑐣𑑂𑐠𑐶𑐡𑐵𑐬𑐳𑐸𑐟𑑄 𑐢𑐣𑑄𑐱𑑂𑐔 𑐰𑐶𑐬𑐟𑐶 𑐣𑐶𑐬𑑂𑐐𑑂𑐬𑐣𑑂𑐠𑐶𑐎 𑐳𑑀𑐔𑑂𑐫𑐟𑐾 <text:s/></text:span></text:p>
      <text:p text:style-name="P2"><text:span text:style-name="T5">𑐬𑐩𑑂𑐫𑐣𑑂𑐟𑐾 𑐆𑐲𑐶𑐬𑐵𑐱𑑂𑐬𑐩𑐾 𑐢𑐺𑐟𑐶𑐩𑐣𑐳𑑂𑐟𑐳𑑂𑐩𑐵𑐡𑐺𑐲𑐶𑑅 𑐳𑑀𑐔𑑂𑐫𑐟𑐾 𑑋𑑋 𑑒𑑒.𑑖𑑒 𑑋𑑋 <text:s text:c="2"/></text:span></text:p>
      <text:p text:style-name="P2"><text:span text:style-name="T5">𑐎𑐵𑐫𑐰𑐵𑐒𑑂𑐩𑐣𑐡𑐞𑑂𑐜𑐟𑐟𑑂𑐥𑐬𑐟𑐬𑐳𑑂𑐟𑐾 𑐡𑐞𑑂𑐜𑐶𑐎𑐬𑐹𑐔𑑂𑐫𑐟𑐾 <text:s/></text:span></text:p>
      <text:p text:style-name="P2"><text:span text:style-name="T5">𑐳𑐡𑑂𑐢𑐬𑑂𑐩𑐱𑑂𑐬𑐰𑐞𑑄 𑐰𑐡𑐣𑑂𑐟𑐶 𑐱𑑂𑐬𑐰𑐞𑑅 𑐳𑐡𑑂𑐢𑐬𑑂𑐩𑐧𑑂𑐬𑐴𑑂𑐩𑐵𑐎𑑂𑐲𑐬𑑅 𑑋 <text:s/></text:span></text:p>
      <text:p text:style-name="P2"><text:span text:style-name="T5">𑐥𑐵𑐱𑐥𑑂𑐬𑐎𑑂𑐲𑐶𑐥𑐟𑑄 𑐥𑐱𑐸𑐟𑑂𑐰𑐳𑐎𑐮𑑄 𑐥𑐵𑐱𑐹𑐥𑐟𑐵𑐳𑑂𑐟𑐾 𑐳𑑂𑐩𑐺𑐟𑐵𑑅 <text:s/></text:span></text:p>
      <text:p text:style-name="P2"><text:span text:style-name="T5">𑐰𑐶𑐥𑑂𑐬𑐾 𑐥𑐵𑐱𑐸𑐥𑐟𑐵𑐡𑐶𑐨𑐶𑐎𑑂𑐲𑐸𑐳𑐎𑐮𑑄 𑐥𑐺𑐲𑑂𑐚𑑀 𑑇𑐳𑑂𑐩𑑂𑐫𑐴𑑄 𑐮𑐎𑑂𑐲𑐞𑑈𑑋𑑋 𑑒𑑒.𑑖𑑓 𑑋𑑋 <text:s text:c="2"/></text:span></text:p>
      <text:p text:style-name="P2"><text:span text:style-name="T5">𑐳𑐬𑑂𑐰𑑄 𑐟𑐟𑑂𑐎𑐠𑐶𑐟𑑀 𑑇𑐳𑐶 𑐮𑐎𑑂𑐲𑐞 𑐩𑐫𑐵 𑐳𑐣𑑂𑐢𑐶𑐱𑑂𑐰𑐣𑐶𑐬𑑂𑐣𑐵𑐱𑐣𑑈 </text:span></text:p>
      <text:p text:style-name="P2"><text:span text:style-name="T5">𑐥𑑂𑐬𑐖𑑂𑐘𑐵𑐳𑑄𑐐𑑂𑐬𑐴𑐱𑐷𑐟𑐰𑐬𑑂𑐢𑐣𑐥𑐬𑑄 𑐳𑑄𑐳𑐵𑐬𑐣𑐶𑐬𑑂𑐩𑐹𑐮𑐣𑑈𑑋 <text:s/></text:span></text:p>
      <text:p text:style-name="P2"><text:span text:style-name="T5"><text:s text:c="3"/></text:span></text:p>
      <text:p text:style-name="P2"><text:span text:style-name="T5">𑐊𑐟𑐖𑑂𑐖𑑂𑐘𑐵𑐣𑐥𑐬𑑄 𑐥𑑂𑐬𑐧𑑀𑐢𑐩𑐟𑐸𑐮𑑄 𑐣𑐶𑐟𑑂𑐫𑑄 𑐱𑐶𑐰𑑄 𑐢𑐵𑐬𑑂𑐫𑐟𑐾 𑑋𑑋 𑑒𑑒.𑑖𑑔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𑐡𑑂𑐰𑐵𑐰𑐶𑑄𑐱𑐟𑐶𑐟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oft-page-break/><text:span text:style-name="T5">𑐖𑐣𑐩𑐾𑐖𑐫 𑐄𑐰𑐵𑐔 𑑋 <text:s/></text:span></text:p>
      <text:p text:style-name="P2"><text:span text:style-name="T5">𑐡𑐾𑐰𑐵𑐣𑐵𑑄 𑐡𑐵𑐣𑐰𑐵𑐣𑐵𑑄 𑐔 𑐄𑐟𑑂𑐟𑐬𑐵𑐬𑐞𑐶𑐩𑐾𑐰 𑐔 𑑋 <text:s/></text:span></text:p>
      <text:p text:style-name="P2"><text:span text:style-name="T5">𑐰𑐶𑐡𑑂𑐰𑐶𑐲𑐣𑑂𑐟𑐶 𑐔 𑐟𑐾 𑑇𑐣𑑂𑐫𑑀𑐣𑑂𑐫𑑄 𑐎𑐵𑐬𑐞𑑄 𑐟𑐳𑑂𑐫 𑐎𑐷𑐬𑑂𑐟𑐫 𑑋𑑋 𑑒𑑓.𑑑 𑑋𑑋 <text:s text:c="2"/></text:span></text:p>
      <text:p text:style-name="P2"><text:span text:style-name="T5">𑐰𑐿𑐱𑐩𑑂𑐥𑐵𑐫𑐣 𑐄𑐰𑐵𑐔 𑑋 <text:s/></text:span></text:p>
      <text:p text:style-name="P2"><text:span text:style-name="T5">𑐥𑐵𑐥𑐥𑐸𑐞𑑂𑐫𑐳𑑂𑐰𑐨𑐵𑐰𑐵𑐨𑑂𑐫𑐵𑑄 𑐡𑐾𑐰𑐡𑐿𑐟𑑂𑐫𑐳𑑂𑐫 𑐨𑐹𑐥𑐟𑐾 𑑋 <text:s/></text:span></text:p>
      <text:p text:style-name="P2"><text:span text:style-name="T5">𑐢𑐬𑑂𑐩𑐥𑐎𑑂𑐲𑐳𑑂𑐩𑐺𑐟𑑀 𑐡𑐾𑐰𑑀 𑐡𑐵𑐣𑐰𑑀 𑑇𑐢𑐬𑑂𑐩𑐥𑐎𑑂𑐲𑐟𑑅 𑑋𑑋 𑑒𑑓.𑑒 𑑋𑑋 <text:s text:c="2"/></text:span></text:p>
      <text:p text:style-name="P2"><text:span text:style-name="T5">𑐴𑐾𑐟𑐸𑐣𑐵 𑐟𑐾𑐣 𑐬𑐵𑐖𑐾𑐣𑑂𑐡𑑂𑐬 𑐀𑐣𑑂𑐫𑑀𑐣𑑂𑐫𑑄 𑐰𑐶𑐡𑑂𑐰𑐶𑐲𑐣𑑂𑐟𑐶 𑐟𑐾 𑑋 <text:s/></text:span></text:p>
      <text:p text:style-name="P2"><text:span text:style-name="T5">𑐡𑐾𑐰𑐡𑑂𑐰𑐾𑐲𑑂𑐚𑐵𑐳𑐸𑐬𑐵𑑅 𑐳𑐬𑑂𑐰𑐾 𑐰𑐶𑐧𑐸𑐢𑐵𑐱𑑂𑐔𑐵𑐳𑐸𑐬𑐡𑑂𑐰𑐶𑐲𑑅 𑑋𑑋 𑑒𑑓.𑑓 𑑋𑑋 <text:s text:c="2"/></text:span></text:p>
      <text:p text:style-name="P2"><text:span text:style-name="T5"><text:s text:c="2"/></text:span></text:p>
      <text:p text:style-name="P2"><text:span text:style-name="T5">---- 𑐢𑐬𑑂𑐩𑐵𑐢𑐬𑑂𑐩𑐰𑐶𑐥𑐎𑑂𑐲𑐟𑐵 ---- <text:s/></text:span></text:p>
      <text:p text:style-name="P2"><text:span text:style-name="T5"><text:s text:c="2"/></text:span></text:p>
      <text:p text:style-name="P2"><text:span text:style-name="T5">𑐢𑐬𑑂𑐩𑐵𑐢𑐬𑑂𑐩𑐰𑐶𑐥𑐎𑑂𑐲𑐟𑐵𑑄 𑐱𑐺𑐞𑐸 𑐥𑐬𑐵𑑄 𑐨𑐹𑐟𑐵𑐣𑐸𑐎𑐩𑑂𑐥𑑀𑐡𑐫𑐵𑑈 </text:span></text:p>
      <text:p text:style-name="P2"><text:span text:style-name="T5">𑐳𑐟𑑂𑐫𑑄 𑐱𑑁𑐔𑐩𑐴𑐶𑑄𑐳𑐟𑐵 𑐡𑐩𑐱𑐩𑑀 𑐣𑐶𑐬𑑂𑐩𑐵𑐣𑐩𑐷𑐬𑑂𑐲𑑂𑐫𑐵𑐬𑐸𑐲𑐵 𑑋 <text:s/></text:span></text:p>
      <text:p text:style-name="P2"><text:span text:style-name="T5">𑐟𑐺𑐲𑑂𑐞𑐵𑐮𑑀𑐨𑐬𑐟𑐳𑑂𑐫 𑐎𑐵𑐩𑐰𑐶𑐲𑐫𑑅 𑐳𑐬𑑂𑐰𑐾𑐣𑑂𑐡𑑂𑐬𑐶𑐫𑐵𑐞𑐵𑑄 𑐖𑐫𑑅 <text:s/></text:span></text:p>
      <text:p text:style-name="P2"><text:span text:style-name="T5">𑐁𑐢𑑂𑐫𑐵𑐟𑑂𑐩𑐾𑐲𑐸 𑐬𑐟𑐶𑑅 𑐥𑑂𑐬𑐳𑐣𑑂𑐣𑐩𑐣𑐳𑑀 𑐣𑐶𑐬𑑂𑐡𑑂𑐰𑐣𑑂𑐡𑑂𑐰𑐳𑐬𑑂𑐰𑐵𑐮𑐫𑑅 𑑋𑑋 𑑒𑑓.𑑔 𑑋𑑋 <text:s text:c="2"/></text:span></text:p>
      <text:p text:style-name="P2"><text:span text:style-name="T5">𑐥𑐵𑐥𑑀𑐥𑐾𑐎𑑂𑐲𑐞𑐱𑐱𑑂𑐰𑐥𑐸𑐞𑑂𑐫𑐩𑐸𑐡𑐶𑐟𑑀 𑐡𑐷𑐣𑐾𑐲𑐸 𑐎𑐵𑐬𑐸𑐞𑑂𑐫𑐟𑐵 <text:s/></text:span></text:p>
      <text:p text:style-name="P2"><text:span text:style-name="T5">𑐡𑐵𑐣𑑄 𑐱𑐷𑐮𑐢𑐺𑐟𑐶𑐎𑑂𑐲𑐩𑐵𑐖𑐥𑐟𑐥𑑅 𑐳𑑂𑐰𑐵𑐢𑑂𑐫𑐵𑐫𑐩𑑁𑐣𑐾 𑐬𑐟𑐶𑑅 𑑋 <text:s/></text:span></text:p>
      <text:p text:style-name="P2"><text:span text:style-name="T5">𑐫𑑀𑐐𑐵𑐨𑑂𑐫𑐵𑐳𑐬𑐟𑐶𑐬𑑂𑐡𑐶𑐰𑑁𑐎𑐳𑐐𑐞𑐾 𑐖𑑂𑐘𑐵𑐣𑐾 𑐔 𑐳𑐵𑑄𑐏𑑂𑐫𑐾 𑐟𑐠𑐵 <text:s/></text:span></text:p>
      <text:p text:style-name="P2"><text:span text:style-name="T5">𑐀𑐎𑑂𑐬𑑀𑐢𑐵𑐬𑑂𑐖𑐰𑐟𑐾𑐖𑐫𑐖𑑂𑐘𑐩𑐨𑐫𑑄 𑐳𑑄𑐟𑑀𑐲 𑐀𑐡𑑂𑐬𑑀𑐴𑐟𑐵 𑑋𑑋 𑑒𑑓.𑑕 𑑋𑑋 <text:s text:c="2"/></text:span></text:p>
      <text:p text:style-name="P2"><text:span text:style-name="T5">𑐟𑑂𑐫𑐵𑐐𑑀 𑐩𑐵𑐬𑑂𑐡𑐰𑐴𑑂𑐬𑐷𑐬𑐔𑐵𑐥𑐮𑐬𑐟𑐶𑐬𑑂𑐣𑑂𑐫𑐵𑐳𑐵𑐨𑐶𑐩𑐵𑐣𑑀 𑐐𑑂𑐬𑐴𑐵𑐟𑑂 <text:s/></text:span></text:p>
      <text:p text:style-name="P2"><text:span text:style-name="T5">𑐩𑐿𑐟𑑂𑐬𑐷𑐨𑐵𑐰𑐳𑐡𑐵𑐬𑐥𑐿𑐱𑐸𑐣𑐩𑐟𑐶𑐬𑑂𑐧𑑂𑐬𑐵𑐴𑑂𑐩𑐞𑑂𑐫𑐱𑑂𑐬𑐡𑑂𑐢𑐵𑐣𑑂𑐰𑐶𑐟𑑅 𑑋 <text:s/></text:span></text:p>
      <text:p text:style-name="P2"><text:span text:style-name="T5">𑐊𑐟𑐵𑐔𑐵𑐬 𑐳𑐡𑐵 𑐣𑐬𑐾𑐣𑑂𑐡𑑂𑐬 𑐰𑐶𑐧𑐸𑐢𑐵𑑅 𑐳𑑄𑐎𑑂𑐲𑐾𑐥𑐟𑑅 𑐎𑐷𑐬𑑂𑐟𑐶𑐟𑐵𑑅 <text:s/></text:span></text:p>
      <text:p text:style-name="P2"><text:span text:style-name="T5">𑐡𑐿𑐟𑑂𑐫𑐵𑐣𑐵𑑄 𑐱𑐺𑐞𑐸 𑐎𑐷𑐬𑑂𑐟𑐫𑐾 𑐳𑑂𑐰𑐰𑐴𑐶𑐟𑑀 𑑇𑐳𑐩𑑂𑐨𑐵𑐰𑑂𑐫 𑐟𑐾𑐲𑐵𑑄 𑐣𑐶𑐖𑑈𑑋𑑋 𑑒𑑓.𑑖 𑑋𑑋 <text:s text:c="2"/></text:span></text:p>
      <text:p text:style-name="P2"><text:span text:style-name="T5">𑐡𑐿𑐟𑑂𑐫𑐵𑑅 𑐥𑐵𑐥𑐬𑐟𑐶𑐳𑑂𑐰𑐨𑐵𑐰𑐔𑐥𑐮𑐵 𑐣𑐶𑐬𑑂𑐮𑐖𑑂𑐖𑐡𑐬𑑂𑐥𑐵𑐮𑐳𑐵𑑅 <text:s/></text:span></text:p>
      <text:p text:style-name="P2"><text:span text:style-name="T5">𑐎𑐵𑐩𑐎𑑂𑐬𑑀𑐢𑐰𑐱𑐵𑑅 𑐳𑐸𑐡𑐸𑐲𑑂𑐚𑐩𑐣𑐳𑐳𑑂𑐟𑐺𑐲𑑂𑐞𑐵𑐢𑐶𑐎𑐵 𑐣𑐶𑐬𑑂𑐡𑐫𑐵𑑅 𑑋 <text:s/></text:span></text:p>
      <text:p text:style-name="P2"><text:span text:style-name="T5">𑐱𑑁𑐔𑐵𑐔𑐵𑐬𑐰𑐶𑐰𑐬𑑂𑐖𑐶𑐟𑐵 𑐐𑐸𑐬𑐸𑐐𑐶𑐬𑐵𑐣𑑂𑐣𑐵𑐣𑐶𑐟𑑂𑐫 𑐎𑐸𑐬𑑂𑐫𑐸𑑅 𑐎𑑂𑐬𑐶𑐫𑐵𑑅 <text:s/></text:span></text:p>
      <text:p text:style-name="P2"><text:span text:style-name="T5">𑐖𑐷𑐰𑐵𑐎𑐬𑑂𑐲𑐞𑐖𑐷𑐰𑐣𑑅 𑐥𑑂𑐬𑐟𑐶𑐡𑐶𑐣𑑄 𑐩𑑀𑐴𑐵𑐣𑑂𑐢𑐬𑐵𑐐𑐵𑐣𑑂𑐰𑐶𑐟𑐵𑑅 𑑋𑑋 𑑒𑑓.𑑗 𑑋𑑋 <text:s text:c="2"/></text:span></text:p>
      <text:p text:style-name="P2"><text:span text:style-name="T5">𑐣𑐶𑐡𑑂𑐬𑐵 𑐣𑐶𑐟𑑂𑐫 𑐡𑐶𑐰𑐵 𑐥𑑂𑐬𑐳𑐎𑑂𑐟𑐩𑐱𑐸𑐔𑐶𑑅 𑐳𑐹𑐬𑑂𑐫𑑀𑐡𑐫𑐾 𑐳𑐸𑐥𑑂𑐫𑐟𑐾 <text:s/></text:span></text:p>
      <text:p text:style-name="P2"><text:span text:style-name="T5">𑐁𑐱𑐵𑐥𑐵𑐱𑐱𑐟𑐿𑐬𑑂𑐣𑐶𑐧𑐡𑑂𑐢𑐴𑐺𑐡𑐫𑑀 𑐴𑐺𑐟𑑂𑐰𑐵 𑐥𑐬𑐳𑑂𑐰𑑄 𑐥𑐸𑐣𑑅 𑑋 <text:s/></text:span></text:p>
      <text:p text:style-name="P2"><text:span text:style-name="T5">𑐩𑐵𑐟𑑂𑐳𑐬𑑂𑐫𑐵𑐟𑑂𑐥𑐬𑐥𑐵𑐎𑐨𑐾𑐡𑐣𑐶𑐬𑐟𑑀 𑐩𑐹𑐮𑐳𑑂𑐫 𑐡𑐸𑐲𑑂𑐥𑐹𑐬𑐟𑐵 <text:s/></text:span></text:p>
      <text:p text:style-name="P2"><text:span text:style-name="T5">! 𑐣𑐵𑐳𑑂𑐟𑐷𑐎𑐟𑑂𑐰𑐥𑐬𑐵𑐒𑑂𑐐𑐣𑐵𑐳𑑂𑐰𑐨𑐶𑐬𑐟 𑐄𑐟𑑂𑐎𑑀𑐔𑐎𑐵𑐩𑑅 𑐳𑐡𑐵 𑑋𑑋 𑑒𑑓.𑑘 𑑋𑑋 <text:s text:c="2"/></text:span></text:p>
      <text:p text:style-name="P2"><text:span text:style-name="T5">𑐡𑐾𑐰𑐧𑑂𑐬𑐵𑐴𑑂𑐩𑐞 𑐰𑐶𑐡𑑂𑐰𑐶𑐲𑐣𑑂𑐟𑐶 𑐳𑐟𑐟𑑄 𑐮𑑀𑐨𑐵𑐔𑑂𑐔 𑐎𑐵𑐬𑑂𑐫𑐎𑑂𑐬𑐶𑐫𑐵 <text:s/></text:span></text:p>
      <text:p text:style-name="P2"><text:span text:style-name="T5">𑐢𑐬𑑂𑐩𑑄 𑐡𑐹𑐲𑐫𑐟𑐾 𑐔 𑐩𑐹𑐝𑐩𑐣𑐳𑐵 𑐁𑐬𑑂𑐫𑑄 𑐔 𑐟𑐷𑐬𑑂𑐠𑑄 𑐟𑐠𑐵 𑑋 <text:s/></text:span></text:p>
      <text:p text:style-name="P2"><text:span text:style-name="T5">𑐴𑐣𑑂𑐟𑐰𑑂𑐫𑐵𑐣𑑂𑐫𑐴𑐟𑐵𑐱𑑂𑐔 𑐩𑐣𑑂𑐫𑐧𑐴𑐰𑑀 𑐰𑐶𑐳𑑂𑐦𑐹𑐬𑑂𑐖𑐶𑐟𑐩𑐡𑑂𑐬𑐸𑐰𑐣𑑂 <text:s/></text:span></text:p>
      <text:p text:style-name="P2"><text:span text:style-name="T5">𑐡𑐿𑐟𑑂𑐫𑐵𑐣𑐵𑑄 𑐎𑐠𑐶𑐟𑑄 𑐔 𑐔𑐶𑐴𑑂𑐣 𑐎𑐟𑐶𑐔𑐶𑐟𑑂𑐳𑐡𑑂𑐨𑐵𑐰𑐟𑑅 𑐎𑐷𑐬𑑂𑐟𑐶𑐟𑑈𑑋𑑋 𑑒𑑓.𑑙 𑑋𑑋 <text:s text:c="2"/></text:span></text:p>
      <text:p text:style-name="P2"><text:span text:style-name="T5">𑐩𑐬𑑂𑐟𑑂𑐫𑐾𑐲𑑂𑐰𑐾𑐰 𑐣𑐬𑐾𑐣𑑂𑐡𑑂𑐬 𑐩𑐵𑐣𑐸𑐲𑐩𑐨𑐹𑐡𑑂𑐡𑐾𑐰𑐵𑐳𑐸𑐬𑐵𑐞𑐵𑑄 𑐣𑐺𑐥𑑅 <text:s/></text:span></text:p>
      <text:p text:style-name="P2"><text:span text:style-name="T5">𑐫𑑀 𑐫𑑄 𑐥𑑂𑐬𑑀𑐎𑑂𑐟𑑅 𑐳𑑂𑐰𑐨𑐵𑐰𑐟𑐵𑐩𑐸𑐨𑐫𑐟𑑀 𑐩𑐵𑐣𑐸𑐲𑑂𑐫𑐮𑑀𑐎𑐾 𑐟𑐠𑐵 𑑋 <text:s/></text:span></text:p>
      <text:p text:style-name="P2"><text:span text:style-name="T5">𑐫𑐣𑑂𑐩𑐾 𑐥𑐺𑐔𑑂𑐕𑐶𑐟𑐰𑐵𑐣𑑂𑐣𑐬𑐾𑐣𑑂𑐡𑑂𑐬 𑐎𑐠𑐶𑐟𑑄 𑐫𑐟𑑂𑐟𑑂𑐰𑑄 𑐥𑐸𑐬𑐵 𑐐𑑀𑐥𑐶𑐟𑑈 </text:span></text:p>
      <text:p text:style-name="P2"><text:span text:style-name="T5">𑐰𑐶𑐡𑑂𑐰𑐾𑐲𑑀𑐨𑐫𑐎𑐵𑐬𑐞𑑄 𑐣𑐬𑐥𑐟𑐾 𑐎𑐶𑑄 𑐨𑐹𑐫 𑐰𑐎𑑂𑐲𑑂𑐫𑐵𑐩𑑂𑐫𑐴𑑈𑑋𑑋 𑑒𑑓.𑑑𑑐 𑑋𑑋 <text:s text:c="2"/></text:span></text:p>
      <text:p text:style-name="P2"><text:span text:style-name="T5"><text:s text:c="2"/></text:span></text:p>
      <text:p text:style-name="P2"><text:span text:style-name="T5">---- 𑐣𑐶𑐡𑑂𑐬𑑀𑐟𑑂𑐟𑑂𑐥𑐟𑑂𑐟𑐶𑑅 ---- <text:s/></text:span></text:p>
      <text:p text:style-name="P2"><text:span text:style-name="T5"><text:s text:c="2"/></text:span></text:p>
      <text:p text:style-name="P2"><text:soft-page-break/><text:span text:style-name="T5">𑐖𑐣𑐩𑐾𑐖𑐫 𑐄𑐰𑐵𑐔 𑑋 <text:s/></text:span></text:p>
      <text:p text:style-name="P2"><text:span text:style-name="T5">𑐀𑐳𑑂𑐟𑐶 𑐎𑑁𑐟𑐹𑐴𑐮𑑄 𑐔𑐵𑐣𑑂𑐫𑑄 𑐥𑐺𑐔𑑂𑐕𑐵𑐩𑐶 𑐟𑑂𑐰𑐵𑑄 𑐡𑑂𑐰𑐶𑐖𑑀𑐟𑑂𑐟𑐩 𑑋 <text:s/></text:span></text:p>
      <text:p text:style-name="P2"><text:span text:style-name="T5">𑐎𑐠𑑄 𑐣𑐶𑐡𑑂𑐬𑐵 𑐳𑐩𑐸𑐟𑑂𑐥𑐣𑑂𑐣𑐵 𑐳𑐬𑑂𑐰𑐨𑐹𑐟𑐰𑐶𑐩𑑀𑐴𑐣𑐷 𑑋𑑋 𑑒𑑓.𑑑𑑑 𑑋𑑋 <text:s text:c="2"/></text:span></text:p>
      <text:p text:style-name="P2"><text:span text:style-name="T5">𑐬𑐵𑐟𑑂𑐬𑑁 𑐥𑑂𑐬𑐖𑐵𑐫𑐟𑐾 𑐎𑐳𑑂𑐩𑐵𑐡𑑂𑐡𑐶𑐰𑐵 𑐎𑐳𑑂𑐩𑐵𑐣𑑂𑐣 𑐖𑐵𑐫𑐟𑐾 𑑋 <text:s/></text:span></text:p>
      <text:p text:style-name="P2"><text:span text:style-name="T5">𑐎𑐳𑑂𑐩𑐵𑐔𑑂𑐔 𑐎𑐸𑐬𑐸𑐟𑐾 𑐖𑐣𑑂𑐟𑑀𑐬𑑂𑐣𑐶𑐡𑑂𑐬𑐵 𑐣𑐾𑐟𑑂𑐬𑐥𑑂𑐬𑐩𑐷𑐮𑐣𑑈𑑋 <text:s/></text:span></text:p>
      <text:p text:style-name="P2"><text:span text:style-name="T5">𑐊𑐟𑐣𑑂𑐩𑐾 𑐳𑑄𑐱𑐫𑑄 𑐕𑐶𑐣𑑂𑐢𑐶 𑐳𑐬𑑂𑐰𑐖𑑂𑐘𑑀 𑑇𑐳𑐶 𑐡𑑂𑐰𑐶𑐖𑑀𑐟𑑂𑐟𑐩 𑑋𑑋 𑑒𑑓.𑑑𑑒 𑑋𑑋 <text:s text:c="2"/></text:span></text:p>
      <text:p text:style-name="P2"><text:span text:style-name="T5">𑐰𑐿𑐱𑐩𑑂𑐥𑐵𑐫𑐣 𑐄𑐰𑐵𑐔 𑑋 <text:s/></text:span></text:p>
      <text:p text:style-name="P2"><text:span text:style-name="T5">𑐡𑐾𑐰𑐷 𑐴𑑂𑐫𑐾𑐲𑐵 𑐩𑐴𑐵𑐨𑐵𑐐𑐵 𑐣𑐶𑐡𑑂𑐬𑐵 𑐣𑐾𑐟𑑂𑐬𑐵𑐱𑑂𑐬𑐫𑐵 𑐣𑐺𑐞𑐵𑑈𑑋 <text:s/></text:span></text:p>
      <text:p text:style-name="P2"><text:span text:style-name="T5">𑐟𑐳𑑂𑐫𑐵 𑐰𑐱𑑄 𑐐𑐟𑑄 𑐳𑐬𑑂𑐰𑑄 𑐖𑐐𑐟𑑂𑐳𑑂𑐠𑐵𑐰𑐬𑐖𑐒𑑂𑐐𑐩𑑈𑑋𑑋 𑑒𑑓.𑑑𑑓 𑑋𑑋 <text:s text:c="2"/></text:span></text:p>
      <text:p text:style-name="P2"><text:span text:style-name="T5">𑐳𑐡𑐾𑐰𑐡𑐵𑐣𑐰𑐐𑐞𑐵 𑐐𑐣𑑂𑐢𑐬𑑂𑐰𑑀𑐬𑐐𑐬𑐵𑐎𑑂𑐲𑐳𑐵𑑅 𑑋 <text:s/></text:span></text:p>
      <text:p text:style-name="P2"><text:span text:style-name="T5">𑐫𑐎𑑂𑐲𑐨𑐹𑐟𑐥𑐶𑐱𑐵𑐔𑐵𑐱𑑂𑐔 𑐥𑐱𑐸𑐥𑐎𑑂𑐲𑐶𑐳𑐬𑐷𑐳𑐺𑐥𑐵𑑅 𑑋𑑋 𑑒𑑓.𑑑𑑔 𑑋𑑋 <text:s text:c="2"/></text:span></text:p>
      <text:p text:style-name="P2"><text:span text:style-name="T5">𑐐𑐸𑐴𑑂𑐫𑐎𑐵𑐱𑑂𑐔 𑐩𑐺𑐐𑐵 𑐣𑐵𑐐𑐵 𑐎𑐶𑑄𑐣𑐬𑐵 𑐖𑐮𑐖𑑀𑐬𑐐𑐵𑑅 𑑋 <text:s/></text:span></text:p>
      <text:p text:style-name="P2"><text:span text:style-name="T5">𑐣𑐶𑐡𑑂𑐬𑐵𑐰𑐱𑐐𑐟𑐵𑑅 𑐳𑐬𑑂𑐰𑐾 𑐥𑐵𑐥𑑂𑐩𑐣𑐵 𑐟𑑂𑐰𑐨𑐶𑐮𑐒𑑂𑐑𑐶𑐟𑐵𑑅 𑑋𑑋 𑑒𑑓.𑑑𑑕 𑑋𑑋 <text:s text:c="2"/></text:span></text:p>
      <text:p text:style-name="P2"><text:span text:style-name="T5">𑐡𑐾𑐰𑐡𑐵𑐣𑐰𑐎𑐬𑑂𑐩𑐵𑐣𑑂𑐟𑐾 𑐟𑐳𑑂𑐩𑐶𑐣𑑂𑐣𑐩𑐺𑐟𑐳𑐩𑑂𑐨𑐰𑐾 𑑋 <text:s/></text:span></text:p>
      <text:p text:style-name="P2"><text:span text:style-name="T5">𑐩𑐣𑑂𑐡𑐬𑑀𑐟𑑂𑐠𑐵𑐥𑐣𑐾 𑐰𑐶𑐲𑑂𑐞𑐸𑐬𑑂𑐡𑐾𑐰𑐵𑐳𑐸𑐬𑐳𑐩𑐵𑐐𑐩𑐾 𑑋𑑋 𑑒𑑓.𑑑𑑖 𑑋𑑋 <text:s text:c="2"/></text:span></text:p>
      <text:p text:style-name="P2"><text:span text:style-name="T5">𑐖𑐵𑐫𑐟𑐾 𑐰𑐶𑐐𑑂𑐬𑐴𑐾 𑐟𑑂𑐰𑐾𑐲𑐵 𑐎𑐺𑐟𑐾 𑐴𑑂𑐫𑐩𑐺𑐟𑐩𑐣𑑂𑐠𑐣𑐾 𑑋 <text:s/></text:span></text:p>
      <text:p text:style-name="P2"><text:span text:style-name="T5">𑐬𑐖𑐳𑑂𑐟𑐩𑐱𑑂𑐔𑐵𑐳𑐸𑐬𑑄 𑐰𑐿 𑐳𑐟𑑂𑐟𑑂𑐰𑑄 𑐡𑐾𑐰𑐎𑐺𑐟𑐿𑑅 𑐱𑐸𑐨𑐿𑑅 𑑋𑑋 𑑒𑑓.𑑑𑑗 𑑋𑑋 <text:s text:c="2"/></text:span></text:p>
      <text:p text:style-name="P2"><text:span text:style-name="T5">𑐟𑐟𑑅 𑐳𑐟𑑂𑐟𑑂𑐰𑐩𑐫𑐷 𑐡𑐾𑐰𑐷 𑐬𑐖𑐳𑑂𑐟𑐩𑐣𑐶𑐰𑐵𑐳𑐶𑐣𑐷 𑑋 <text:s/></text:span></text:p>
      <text:p text:style-name="P2"><text:span text:style-name="T5">𑐎𑑂𑐬𑑀𑐢𑐖𑐵 𑐰𑐿 𑐳𑑂𑐠𑐶𑐟𑐵 𑐩𑐢𑑂𑐫𑐾 𑐡𑐾𑐰𑐡𑐵𑐣𑐰𑐥𑐎𑑂𑐲𑐫𑑀𑑅 𑑋𑑋 𑑒𑑓.𑑑𑑘 𑑋𑑋 <text:s text:c="2"/></text:span></text:p>
      <text:p text:style-name="P2"><text:span text:style-name="T5">𑐟𑐵𑐩𑐡𑑂𑐨𑐸𑐟𑐩𑐫𑐷𑑄 𑐡𑐺𑐲𑑂𑐚𑑂𑐰𑐵 𑐰𑐶𑐳𑑂𑐩𑐶𑐟𑐵 𑐡𑐾𑐰𑐡𑐵𑐣𑐰𑐵𑑅 𑑋 <text:s/></text:span></text:p>
      <text:p text:style-name="P2"><text:span text:style-name="T5">𑐟𑐳𑑂𑐫𑐵𑑅 𑐥𑑂𑐬𑐨𑐵𑐰𑐵𑐨𑐶𑐴𑐟𑐵 𑐡𑐸𑐡𑑂𑐬𑐸𑐰𑐳𑑂𑐟𑐾 𑐡𑐶𑐱𑑀 𑐡𑐱 𑑋𑑋 𑑒𑑓.𑑑𑑙 𑑋𑑋 <text:s text:c="2"/></text:span></text:p>
      <text:p text:style-name="P2"><text:span text:style-name="T5">𑐟𑐟𑑂𑐬 𑐥𑐷𑐟𑐵𑐩𑑂𑐧𑐬𑐢𑐬𑑀 𑐰𑐶𑐲𑑂𑐞𑐸𑐬𑐾𑐎𑐳𑑂𑐟𑐸 𑐟𑐶𑐲𑑂𑐛𑐟𑐶 𑑋 <text:s/></text:span></text:p>
      <text:p text:style-name="P2"><text:span text:style-name="T5">𑐳𑐵𑐨𑐶𑐐𑐟𑑂𑐰𑐵 𑐰𑐶𑐱𑐵𑐮𑐵𑐎𑑂𑐲𑐷 𑐣𑐵𑐬𑐵𑐫𑐞𑐩𑐠𑐵𑐧𑑂𑐬𑐰𑐷𑐟𑑂 𑑋𑑋 𑑒𑑓.𑑒𑑐 𑑋𑑋 <text:s text:c="2"/></text:span></text:p>
      <text:p text:style-name="P2"><text:span text:style-name="T5">𑐡𑐾𑐰𑐡𑐵𑐣𑐰𑐣𑐵𑐠𑐳𑑂𑐟𑑂𑐰𑑄 𑐟𑑂𑐰𑐫𑐶 𑐳𑐬𑑂𑐰𑑄 𑐥𑑂𑐬𑐟𑐶𑐲𑑂𑐛𑐶𑐟𑑈𑑋 <text:s/></text:span></text:p>
      <text:p text:style-name="P2"><text:span text:style-name="T5">𑐡𑐾𑐴𑐶 𑐡𑐾𑐰 𑐩𑐩𑐵𑐰𑐵𑐳𑑄 𑐫𑐟𑑂𑐬𑐵𑐴𑑄 𑐣𑐶𑐰𑐳𑐾 𑐳𑐸𑐏𑑈𑑋𑑋 𑑒𑑓.𑑒𑑑 𑑋𑑋 <text:s text:c="2"/></text:span></text:p>
      <text:p text:style-name="P2"><text:span text:style-name="T5">𑐟𑐟𑑀 𑐣𑐵𑐬𑐵𑐫𑐞𑐳𑑂𑐟𑐸𑐲𑑂𑐚𑐳𑑂𑐟𑐵𑑄 𑐡𑐾𑐰𑐷𑑄 𑐥𑑂𑐬𑐟𑑂𑐫𑐨𑐵𑐲𑐟 𑑋 <text:s/></text:span></text:p>
      <text:p text:style-name="P2"><text:span text:style-name="T5">𑐱𑐬𑐷𑐬𑐾 𑐩𑐩 𑐰𑐳𑑂𑐟𑐰𑑂𑐫𑑄 𑐰𑐶𑐲𑑂𑐞𑐸𑐬𑐾𑐣𑐵𑐩𑐠𑐵𑐧𑑂𑐬𑐰𑐷𑐟𑑂 𑑋𑑋 𑑒𑑓.𑑒𑑒 𑑋𑑋 <text:s text:c="2"/></text:span></text:p>
      <text:p text:style-name="P2"><text:span text:style-name="T5">𑐟𑐟𑐳𑑂𑐟𑐵𑑄 𑐰𑐿𑐲𑑂𑐞𑐰𑑄 𑐟𑐾𑐖𑑅 𑐥𑐵𑐥𑑂𑐩𑐣𑐵 𑐳𑐩𑐟𑐶𑐲𑑂𑐛𑐟 𑑋 <text:s/></text:span></text:p>
      <text:p text:style-name="P2"><text:span text:style-name="T5">𑐟𑐟𑑅 𑐱𑐾𑐟𑐾 𑐳 𑐰𑐿𑐎𑐸𑐞𑑂𑐛𑑅 𑐥𑐵𑐥𑑂𑐩𑐣𑐵 𑐟𑑂𑐰𑐨𑐶𑐮𑐒𑑂𑐑𑐶𑐟𑑅 𑑋𑑋 𑑒𑑓.𑑒𑑓 𑑋𑑋 <text:s text:c="2"/></text:span></text:p>
      <text:p text:style-name="P2"><text:span text:style-name="T5">𑐟𑐳𑑂𑐩𑐶𑐣𑑂𑐱𑐫𑐵𑐣𑐾 𑐰𑐶𑐟𑑂𑐬𑐳𑑂𑐟𑐵 𑐡𑐾𑐰𑐵𑐳𑐸𑐬𑐐𑐞𑐵𑐳𑑂𑐟𑐠𑐵 𑑋 <text:s/></text:span></text:p>
      <text:p text:style-name="P2"><text:span text:style-name="T5">𑐅𑐔𑐸𑐳𑑂𑐟𑐾 𑐥𑐬𑐩𑑀𑐡𑑂𑐰𑐶𑐐𑑂𑐣𑐵𑑅 𑐱𑐫𑐵𑐣𑑄 𑐰𑐶𑐲𑑂𑐞𑐸𑐩𑐔𑑂𑐫𑐸𑐟𑑈𑑋𑑋 𑑒𑑓.𑑒𑑔 𑑋𑑋 <text:s text:c="2"/></text:span></text:p>
      <text:p text:style-name="P2"><text:span text:style-name="T5">𑐟𑑂𑐬𑐵𑐟𑐵𑐬𑑄 𑐣𑐵𑐨𑐶𑐐𑐔𑑂𑐕𑐵𑐩 𑐄𑐟𑑂𑐟𑐶𑐲𑑂𑐛𑑀𑐟𑑂𑐟𑐶𑐲𑑂𑐛 𑐎𑐾𑐱𑐰 𑑋 <text:s/></text:span></text:p>
      <text:p text:style-name="P2"><text:span text:style-name="T5">𑐟𑐟𑑅 𑐱𑐒𑑂𑐏𑐐𑐡𑐵𑐥𑐵𑐞𑐶𑐬𑐸𑐟𑑂𑐟𑐶𑐲𑑂𑐛𑐟 𑐩𑐴𑐵𑐨𑐸𑐖𑑅 𑑋𑑋 𑑒𑑓.𑑒𑑕 𑑋𑑋 <text:s text:c="2"/></text:span></text:p>
      <text:p text:style-name="P2"><text:span text:style-name="T5">𑐄𑐟𑑂𑐠𑐶𑐟𑐱𑑂𑐔 𑐰𑐶𑐱𑐵𑐮𑐵𑐎𑑂𑐲𑑅 𑐥𑐵𑐥𑑂𑐩𑐣𑐵 𑐟𑐳𑑂𑐫 𑐥𑐺𑐲𑑂𑐛𑐟𑑅 𑑋 <text:s/></text:span></text:p>
      <text:p text:style-name="P2"><text:span text:style-name="T5">𑐟𑐟𑑅 𑐳𑐵 𑐰𑐶𑐐𑑂𑐬𑐴𑐰𑐟𑐷 𑐳𑑂𑐠𑐶𑐟𑐵 𑐣𑐵𑐬𑐵𑐫𑐞𑐵𑐮𑐫𑐾 𑑋𑑋 𑑒𑑓.𑑒𑑖 𑑋𑑋 <text:s text:c="2"/></text:span></text:p>
      <text:p text:style-name="P2"><text:span text:style-name="T5">𑐰𑐶𑐲𑑂𑐞𑐸𑐬𑑂𑐡𑐾𑐰𑐵𑐳𑐸𑐬𑐐𑐞𑐵𑐣𑐶𑐡𑑄 𑐰𑐔𑐣𑐩𑐧𑑂𑐬𑐰𑐷𑐟𑑂 𑑋 <text:s/></text:span></text:p>
      <text:p text:style-name="P2"><text:span text:style-name="T5">𑐀𑐳𑑂𑐩𑐵𑐎𑑄 𑐰𑐿 𑐱𑐬𑐷𑐬𑐾𑐲𑐸 𑐂𑐫𑑄 𑐥𑐵𑐥𑑂𑐩𑐵 𑐰𑐶𑐣𑐶𑑅𑐳𑐺𑐟𑐵 𑑋𑑋 𑑒𑑓.𑑒𑑗 𑑋𑑋 <text:s text:c="2"/></text:span></text:p>
      <text:p text:style-name="P2"><text:span text:style-name="T5">𑐊𑐲𑐵𑐨𑐶𑐳𑐟𑑂𑐟𑑂𑐰𑐵𑐬𑐳𑐟𑐵 𑐳𑐟𑑂𑐫𑐾𑐣 𑐨𑐐𑐶𑐣𑐷 𑐩𑐩 𑑋 <text:s/></text:span></text:p>
      <text:p text:style-name="P2"><text:span text:style-name="T5">𑐰𑐶𑐱𑑂𑐬𑐸𑐟𑐵𑑄 𑐟𑑂𑐬𑐶𑐲𑐸 𑐮𑑀𑐎𑐾𑐲𑐸 𑐟𑐵𑑄 𑐥𑐹𑐖𑐫𑐠 𑐩𑐵𑑄 𑐫𑐠𑐵 𑑋𑑋 𑑒𑑓.𑑒𑑘 𑑋𑑋 <text:s text:c="2"/></text:span></text:p>
      <text:p text:style-name="P2"><text:span text:style-name="T5">𑐟𑐟𑑀 𑐡𑐾𑐰𑐵𑐳𑐸𑐬𑐐𑐞𑐵𑑅 𑐳𑐥𑑂𑐟𑐮𑑀𑐎𑐵𑑅 𑐳𑐩𑐵𑐣𑐸𑐲𑐵𑑅 𑑋 <text:s/></text:span></text:p>
      <text:p text:style-name="P2"><text:span text:style-name="T5">𑐰𑐶𑐨𑐎𑑂𑐟𑐵 𑐰𑐿𑐲𑑂𑐞𑐰𑐷 𑐥𑐵𑐥𑑂𑐩𑐵 𑐟𑐾𑐲𑐸 𑐳𑐬𑑂𑐰𑐾𑐲𑐸 𑐡𑐾𑐰𑐟𑐵 𑑋𑑋 𑑒𑑓.𑑒𑑙 𑑋𑑋 <text:s text:c="2"/></text:span></text:p>
      <text:p text:style-name="P2"><text:span text:style-name="T5">𑐥𑐬𑑂𑐰𑐟𑐾𑐲𑑂𑐰𑐠 𑐰𑐺𑐎𑑂𑐲𑐾𑐲𑐸 𑐳𑐵𑐐𑐬𑐾𑐲𑐸 𑐳𑐬𑐶𑐟𑑂𑐳𑐸 𑐔 𑑋 <text:s/></text:span></text:p>
      <text:p text:style-name="P2"><text:soft-page-break/><text:span text:style-name="T5">𑐟𑐟𑑀 𑐣𑐶𑐡𑑂𑐬𑐵𑐰𑐱𑐐𑐟𑑄 𑐖𑐐𑐟𑑂𑐳𑑂𑐠𑐵𑐰𑐬𑐖𑐒𑑂𑐐𑐩𑑈𑑋𑑋 𑑒𑑓.𑑓𑑐 𑑋𑑋 <text:s text:c="2"/></text:span></text:p>
      <text:p text:style-name="P2"><text:span text:style-name="T5">𑐊𑐲𑑀𑐟𑑂𑐥𑐟𑑂𑐟𑐶𑐱𑑂𑐔 𑐣𑐶𑐡𑑂𑐬𑐵𑐫𑐵 𑐫𑐠𑐵 𑐰𑐳𑐟𑐶 𑐟𑐔𑑂𑐕𑐺𑐞𑐸 𑑋 <text:s/></text:span></text:p>
      <text:p text:style-name="P2"><text:span text:style-name="T5">𑐟𑑂𑐬𑐷𑐞𑐶 𑐳𑑂𑐠𑐵𑐣𑐵𑐣𑐶 𑐫𑐳𑑂𑐫𑐵 𑐰𑐿 𑐱𑐬𑐷𑐬𑐾𑐲𑐸 𑐱𑐬𑐷𑐬𑐶𑐞𑐵𑑈𑑋𑑋 𑑒𑑓.𑑓𑑑 𑑋𑑋 <text:s text:c="2"/></text:span></text:p>
      <text:p text:style-name="P2"><text:span text:style-name="T5">𑐱𑑂𑐮𑐾𑐲𑑂𑐩𑐥𑐶𑐟𑑂𑐟𑐵𑐣𑐶𑐮𑐳𑑂𑐠𑐵𑐣𑐾 𑐟𑑂𑐬𑐷𑐞𑐶 𑐥𑐎𑑂𑐲𑐵𑐞𑐶 𑐰𑐵𑐳𑐶𑐣𑑅 𑑋 <text:s/></text:span></text:p>
      <text:p text:style-name="P2"><text:span text:style-name="T5">𑐟𑐩𑑅 𑐱𑑂𑐮𑐾𑐲𑑂𑐩𑐵𑐱𑑂𑐬𑐫𑐵 𑐣𑐶𑐡𑑂𑐬𑐵 𑐬𑐖𑑀𑐣𑐶𑐡𑑂𑐬𑐵 𑐟𑐸 𑐰𑐵𑐟𑐶𑐎𑐵 𑑋𑑋 𑑒𑑓.𑑓𑑒 𑑋𑑋 <text:s text:c="2"/></text:span></text:p>
      <text:p text:style-name="P2"><text:span text:style-name="T5">𑐥𑐶𑐟𑑂𑐟𑐵𑐱𑑂𑐬𑐫𑐵𑑄 𑐳𑑂𑐩𑐺𑐟𑐵𑑄 𑐣𑐶𑐡𑑂𑐬𑐵𑑄 𑐳𑐵𑐟𑑂𑐟𑑂𑐰𑐶𑐎𑐵𑑄 𑐰𑐶𑐡𑑂𑐢𑐶 𑐨𑐹𑐥𑐟𑐾 𑑋 <text:s/></text:span></text:p>
      <text:p text:style-name="P2"><text:span text:style-name="T5">𑐁𑐡𑐶𑐟𑑂𑐫𑐥𑑂𑐬𑐨𑐰𑑄 𑐟𑐾𑐖𑐳𑑂𑐟𑐳𑑂𑐩𑐶𑐣𑑂𑐳𑐟𑑂𑐟𑑂𑐰𑑄 𑐥𑑂𑐬𑐟𑐶𑐲𑑂𑐛𑐟𑐶 𑑋𑑋 𑑒𑑓.𑑓𑑓 𑑋𑑋 <text:s text:c="2"/></text:span></text:p>
      <text:p text:style-name="P2"><text:span text:style-name="T5">𑐣𑐶𑐡𑑂𑐬𑐵 𑐡𑐶𑐰𑐵 𑐣 𑐨𑐰𑐟𑐶 𑐟𑐳𑑂𑐩𑐵𑐟𑑂𑐳𑐟𑑂𑐟𑑂𑐰𑐐𑐸𑐞𑐵𑐟𑑂𑐩𑐶𑐎𑐵 𑑋 <text:s/></text:span></text:p>
      <text:p text:style-name="P2"><text:span text:style-name="T5">𑐫𑐳𑑂𑐩𑐵𑐟𑑂𑐳𑑀𑐩𑑀𑐡𑑂𑐨𑐰𑐵 𑐣𑐶𑐡𑑂𑐬𑐵 𑐟𑐩𑐵𑑄𑐳𑐶 𑐔 𑐬𑐖𑐵𑑄𑐳𑐶 𑐔 𑑋𑑋 𑑒𑑓.𑑓𑑔 𑑋𑑋 <text:s text:c="2"/></text:span></text:p>
      <text:p text:style-name="P2"><text:span text:style-name="T5">𑐟𑐳𑑂𑐩𑐵𑐡𑑂𑐬𑐵𑐟𑑂𑐬𑑁 𑐨𑐰𑐾𑐣𑑂𑐣𑐶𑐡𑑂𑐬𑐵 𑐟𑐵𑐩𑐳𑐷 𑐴𑐬𑐖𑐵𑐟𑑂𑐩𑐶𑐎𑐵 𑑋 <text:s/></text:span></text:p>
      <text:p text:style-name="P2"><text:span text:style-name="T5">𑐫𑐡𑐵 𑐴𑐶 𑐳𑐬𑑂𑐰𑐵𑐒𑑂𑐐𑐐𑐟𑑁 𑐱𑑂𑐬𑑀𑐟𑐵𑑄𑐳𑐶 𑐥𑑂𑐬𑐟𑐶𑐥𑐡𑑂𑐫𑐟𑐾 𑑋𑑋 𑑒𑑓.𑑓𑑕 𑑋𑑋 <text:s text:c="2"/></text:span></text:p>
      <text:p text:style-name="P2"><text:span text:style-name="T5">𑐬𑐖𑐳𑑂𑐟𑐩𑐱𑑂𑐔 𑐣𑐶𑐫𑐟𑐳𑑂𑐟𑐡𑐵 𑐣𑐶𑐡𑑂𑐬𑐵 𑐥𑑂𑐬𑐰𑐬𑑂𑐟𑐟𑐾 𑑋 <text:s/></text:span></text:p>
      <text:p text:style-name="P2"><text:span text:style-name="T5">𑐟𑐩𑐳𑑂𑐫𑐹𑐬𑑂𑐢𑑂𑐰𑐐𑐟𑐱𑑂𑐬𑑀𑐟𑑀 𑐴𑑂𑐫𑐎𑑂𑐲𑐶𑐥𑐎𑑂𑐲𑑂𑐩𑐵𑐳𑐩𑐵𑐱𑑂𑐬𑐶𑐟𑐵 𑑋𑑋 𑑒𑑓.𑑓𑑖 𑑋𑑋 <text:s text:c="2"/></text:span></text:p>
      <text:p text:style-name="P2"><text:span text:style-name="T5">𑐟𑐩𑑅 𑐥𑑂𑐬𑐰𑐬𑑂𑐟𑐟𑐾 𑐖𑐣𑑂𑐟𑑀𑐳𑑂𑐟𑐟𑐳𑑂𑐟𑑂𑐰𑐎𑑂𑐲𑑂𑐣𑑀𑐬𑑂𑐣𑐶𑐩𑐷𑐮𑐣𑑈𑑋 <text:s/></text:span></text:p>
      <text:p text:style-name="P2"><text:span text:style-name="T5">𑐣𑐵𑐳𑐵𑐎𑑂𑐲𑐶𑐎𑐬𑑂𑐞𑐱𑑂𑐬𑑀𑐟𑐵𑑄𑐳𑐶 𑐥𑑂𑐬𑐫𑐸𑐖𑑂𑐫𑐣𑑂𑐟𑐾 𑐎𑐦𑐾𑐣 𑐟𑐸 𑑋𑑋 𑑒𑑓.𑑓𑑗 𑑋𑑋 <text:s text:c="2"/></text:span></text:p>
      <text:p text:style-name="P2"><text:span text:style-name="T5">𑐴𑐺𑐡𑐫𑑄 𑐩𑐸𑐴𑑂𑐫𑐟𑐾 𑐔𑐵𑐥𑐶 𑐟𑐩𑐳𑐵 𑐔𑐵𑐰𑐺𑐟𑑄 𑐩𑐣𑑅 𑑋 <text:s/></text:span></text:p>
      <text:p text:style-name="P2"><text:span text:style-name="T5">𑐳𑑂𑐥𑐬𑑂𑐱𑑄 𑐣 𑐰𑐾𑐡𑐫𑐟𑑂𑐫𑐾𑐰 𑐣 𑐱𑐺𑐞𑑀𑐟𑐶 𑐣 𑐥𑐱𑑂𑐫𑐟𑐶 𑑋𑑋 𑑒𑑓.𑑓𑑘 𑑋𑑋 <text:s text:c="2"/></text:span></text:p>
      <text:p text:style-name="P2"><text:span text:style-name="T5">𑐣𑑀𑐔𑑂𑐕𑑂𑐰𑐵𑐳𑐫𑐟𑐶 𑐣𑐵𑐳𑐵𑐨𑑂𑐫𑐵𑑄 𑐰𑐶𑐰𑐺𑐟𑐵𑐎𑑂𑐲𑐶𑐩𑐸𑐏𑑀 𑐣𑐬𑑅 𑑋 <text:s/></text:span></text:p>
      <text:p text:style-name="P2"><text:span text:style-name="T5">𑐊𑐲𑐵 𑐣𑐺𑐞𑐵𑐩𑐣𑑂𑐟𑐎𑐬𑐷 𑐣𑐶𑐡𑑂𑐬𑐵 𑐰𑐿 𑐟𑐵𑐩𑐳𑐷 𑐳𑑂𑐩𑐺𑐟𑐵 𑑋𑑋 𑑒𑑓.𑑓𑑙 𑑋𑑋 <text:s text:c="2"/></text:span></text:p>
      <text:p text:style-name="P2"><text:span text:style-name="T5">𑐀𑐎𑐬𑑂𑐩𑐞𑑂𑐫𑐥𑑂𑐬𑐰𑐺𑐟𑑂𑐟𑐶𑐱𑑂𑐔 𑐩𑐺𑐟𑐰𑐟𑑂𑐳𑑂𑐰𑐥𑐟𑐾 𑐎𑑂𑐲𑐶𑐟𑑁 𑑋 <text:s/></text:span></text:p>
      <text:p text:style-name="P2"><text:span text:style-name="T5">𑐣𑐶𑐡𑑂𑐬𑑀𑐟𑑂𑐥𑐟𑑂𑐟𑐶𑑄 𑐰𑐶𑐎𑐵𑐬𑑄 𑐔 𑐎𑐠𑐶𑐟𑑀 𑑇𑐳𑑂𑐩𑐶 𑐣𑐬𑐵𑐢𑐶𑐥 𑑋 <text:s/></text:span></text:p>
      <text:p text:style-name="P2"><text:span text:style-name="T5">𑐟𑐳𑑂𑐩𑐵𑐣𑑂𑐣𑐶𑐡𑑂𑐬𑐵𑑄 𑐣 𑐳𑐾𑐰𑐾𑐟 𑐟𑐩𑑀𑐩𑑀𑐴𑐥𑑂𑐬𑐰𑐬𑑂𑐢𑐣𑐷𑑈𑑋𑑋 𑑒𑑓.𑑔𑑐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𑐣𑐶𑐡𑑂𑐬𑑀𑐟𑑂𑐥𑐟𑑂𑐟𑐶𑐳𑑂𑐟𑑂𑐬𑐫𑑀𑐰𑐶𑑄𑐱𑐟𑐶𑐩𑑀 𑑇𑐢𑑂𑐫𑐵𑐫𑑅 𑑋𑑋 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<text:s text:c="2"/></text:span></text:p>
      <text:p text:style-name="P2"><text:span text:style-name="T5">𑐖𑐣𑐩𑐾𑐖𑐫 𑐄𑐰𑐵𑐔 𑑋 <text:s/></text:span></text:p>
      <text:p text:style-name="P2"><text:span text:style-name="T5">𑐡𑐾𑐰𑐵𑐣𑐵𑑄 𑐡𑐵𑐣𑐰𑐵𑐣𑐵𑑄 𑐔 𑐰𑐿𑐲𑐩𑑂𑐫𑐵𑐣𑐶 𑐱𑑂𑐬𑐸𑐟𑐵𑐣𑐶 𑐩𑐾 𑑋 <text:s/></text:span></text:p>
      <text:p text:style-name="P2"><text:span text:style-name="T5">𑐣𑐶𑐡𑑂𑐬𑐵𑐳𑐩𑑂𑐨𑐰𑐩𑐵𑐱𑑂𑐔𑐬𑑂𑐫𑑄 𑐟𑑂𑐰𑐟𑑂𑐥𑑂𑐬𑐳𑐵𑐡𑐾𑐣 𑐰𑐾𑐡𑐶𑐟𑑈𑑋𑑋 𑑒𑑔.𑑑 𑑋𑑋 <text:s text:c="2"/></text:span></text:p>
      <text:p text:style-name="P2"><text:span text:style-name="T5">𑐟𑑂𑐬𑐿𑐮𑑀𑐎𑑂𑐫𑐰𑐶𑐳𑑂𑐟𑐬𑐵𑐫𑐵𑐩𑑄 𑐱𑑂𑐬𑑀𑐟𑐸𑐩𑐶𑐔𑑂𑐕𑐵𑐩𑐶 𑐨𑑀 𑐡𑑂𑐰𑐶𑐖 𑑋 <text:s/></text:span></text:p>
      <text:p text:style-name="P2"><text:span text:style-name="T5">𑐎𑐳𑑂𑐩𑐶𑑄𑐱𑑂𑐔𑐶𑐣𑑂𑐣𑐬𑐎𑑄 𑐖𑑂𑐘𑐾𑐫𑑄 𑐥𑐵𑐟𑐵𑐮𑑄 𑐔 𑐡𑑂𑐰𑐶𑐖𑑀𑐟𑑂𑐟𑐩 𑑋𑑋 𑑒𑑔.𑑒 𑑋𑑋 <text:s text:c="2"/></text:span></text:p>
      <text:p text:style-name="P2"><text:span text:style-name="T5">𑐳𑐥𑑂𑐟𑐡𑑂𑐰𑐷𑐥𑑄 𑐳𑐩𑐶𑐔𑑂𑐕𑐵𑐩𑐶 𑐳𑐥𑑂𑐟𑐳𑐵𑐐𑐬𑐩𑐾𑐰 𑐔 𑑋 <text:s/></text:span></text:p>
      <text:p text:style-name="P2"><text:span text:style-name="T5">𑐩𑐾𑐬𑐸𑐩𑐹𑐬𑑂𑐢𑑄 𑐔 𑐰𑐶𑐥𑑂𑐬𑐾𑐣𑑂𑐡𑑂𑐬 𑐡𑐾𑐰𑐵𑐮𑐫𑑄 𑐣𑐶𑐧𑑀𑐢 𑐩𑐵𑑈𑑋𑑋 𑑒𑑔.𑑓 𑑋𑑋 <text:s text:c="2"/></text:span></text:p>
      <text:p text:style-name="P2"><text:span text:style-name="T5"><text:s text:c="2"/></text:span></text:p>
      <text:p text:style-name="P2"><text:span text:style-name="T5">---- 𑐟𑑂𑐬𑐿𑐮𑑀𑐎𑑂𑐫𑑄 𑐣𑐬𑐎𑐵𑐞𑐶 𑐔 ---- <text:s/></text:span></text:p>
      <text:p text:style-name="P2"><text:span text:style-name="T5"><text:s text:c="2"/></text:span></text:p>
      <text:p text:style-name="P2"><text:span text:style-name="T5">𑐰𑐿𑐱𑐩𑑂𑐥𑐵𑐫𑐣 𑐄𑐰𑐵𑐔 𑑋 <text:s/></text:span></text:p>
      <text:p text:style-name="P2"><text:span text:style-name="T5">𑐱𑐺𑐞𑐸 𑐳𑑄𑐎𑑂𑐲𑐾𑐥𑐟𑑀 𑐬𑐵𑐖𑐣𑑂𑐟𑑂𑐬𑐿𑐮𑑀𑐎𑑂𑐫𑐵𑐫𑐵𑐩𑐰𑐶𑐳𑑂𑐟𑐬𑑈𑑋 <text:s/></text:span></text:p>
      <text:p text:style-name="P2"><text:span text:style-name="T5">𑐎𑐵𑐮𑐵𑐐𑑂𑐣𑐶𑑅 𑐥𑑂𑐬𑐠𑐩𑑀 𑐖𑑂𑐘𑐾𑐫𑑅 𑐳𑐬𑑂𑐰𑐵𑐢𑐳𑑂𑐟𑐵𑐣𑑂𑐣𑐬𑐾𑐱𑑂𑐰𑐬 𑑋𑑋 𑑒𑑔.𑑔 𑑋𑑋 <text:s text:c="2"/></text:span></text:p>
      <text:p text:style-name="P2"><text:span text:style-name="T5">𑐟𑐳𑑂𑐫𑑀𑐥𑐬𑐶 𑐣𑐺𑐥𑐱𑑂𑐬𑐾𑐲𑑂𑐛 𑐖𑑂𑐘𑐾𑐫𑐵 𑐣𑐬𑐎𑐎𑑀𑐚𑐫𑑅 𑑋 <text:s/></text:span></text:p>
      <text:p text:style-name="P2"><text:soft-page-break/><text:span text:style-name="T5">𑐬𑑁𑐬𑐰𑐵𑐡𑐶 𑐀𑐰𑐷𑐔𑑂𑐫𑐣𑑂𑐟𑑄 𑐫𑐵𑐟𑐣𑐵𑐳𑑂𑐠𑐵𑐣𑐩𑐸𑐔𑑂𑐫𑐟𑐾 𑑋𑑋 𑑒𑑔.𑑕 𑑋𑑋 <text:s text:c="2"/></text:span></text:p>
      <text:p text:style-name="P2"><text:span text:style-name="T5"><text:s text:c="2"/></text:span></text:p>
      <text:p text:style-name="P2"><text:span text:style-name="T5">---- 𑐳𑐥𑑂𑐟 𑐥𑐵𑐟𑐵𑐮𑐵𑑅 ---- <text:s/></text:span></text:p>
      <text:p text:style-name="P2"><text:span text:style-name="T5"><text:s text:c="2"/></text:span></text:p>
      <text:p text:style-name="P2"><text:span text:style-name="T5">𑐄𑐥𑐬𑐶𑐲𑑂𑐚𑐵𑐟𑑂𑐟𑐸 𑐰𑐶𑐖𑑂𑐘𑐾𑐫𑐵𑑅 𑐥𑐵𑐟𑐵𑐮𑐵𑑅 𑐳𑐥𑑂𑐟 𑐊𑐰 𑐟𑐸 𑑋 <text:s/></text:span></text:p>
      <text:p text:style-name="P2"><text:span text:style-name="T5">𑐁𑐨𑐵𑐳𑐟𑐵𑐮𑑅 𑐥𑑂𑐬𑐠𑐩𑑅 𑐳𑑂𑐰𑐟𑐵𑐮𑐱𑑂𑐔 𑐟𑐟𑑅 𑐥𑐬𑑈𑑋𑑋 𑑒𑑔.𑑖 𑑋𑑋 <text:s text:c="2"/></text:span></text:p>
      <text:p text:style-name="P2"><text:span text:style-name="T5">𑐱𑐷𑐟𑐮𑐱𑑂𑐔 𑐐𑐨𑐳𑑂𑐟𑐶𑐱𑑂𑐔 𑐱𑐬𑑂𑐎𑐬𑐱𑑂𑐔 𑐱𑐶𑐮𑐵𑐟𑐮𑑈𑑋 <text:s/></text:span></text:p>
      <text:p text:style-name="P2"><text:span text:style-name="T5">𑐳𑐥𑑂𑐟𑐩𑑄 𑐟𑐸 𑐩𑐴𑐵𑐟𑐵𑐮𑑄 𑐱𑐾𑐲𑐣𑐵𑐐𑐎𑐺𑐟𑐵𑐮𑐫𑑅 𑑋𑑋 𑑒𑑔.𑑗 𑑋𑑋 <text:s text:c="2"/></text:span></text:p>
      <text:p text:style-name="P2"><text:span text:style-name="T5">𑐧𑐮𑐶𑐱𑑂𑐔 𑐡𑐿𑐟𑑂𑐫𑐬𑐵𑐖𑐾𑐣𑑂𑐡𑑂𑐬𑑀 𑐬𑐵𑐎𑑂𑐲𑐳𑐱𑑂𑐔 𑐰𑐶𑐱𑑄𑐏𑐞𑑅 𑑋 <text:s/></text:span></text:p>
      <text:p text:style-name="P2"><text:span text:style-name="T5">𑐂𑐟𑑂𑐫𑐾𑐰𑐩𑐵𑐡𑐫𑑅 𑐳𑐬𑑂𑐰𑐾 𑐣𑐵𑐐𑐡𑐵𑐣𑐰𑐬𑐵𑐎𑑂𑐲𑐳𑐵𑑅 𑑋𑑋 𑑒𑑔.𑑘 𑑋𑑋 <text:s text:c="2"/></text:span></text:p>
      <text:p text:style-name="P2"><text:span text:style-name="T5"><text:s text:c="2"/></text:span></text:p>
      <text:p text:style-name="P2"><text:span text:style-name="T5">---- 𑐳𑐥𑑂𑐟 𑐡𑑂𑐰𑐷𑐥𑐵𑑅 𑐥𑑂𑐬𑐶𑐫𑐰𑑂𑐬𑐟𑐳𑐸𑐟𑐵𑐱𑑂𑐔 ---- <text:s/></text:span></text:p>
      <text:p text:style-name="P2"><text:span text:style-name="T5"><text:s text:c="2"/></text:span></text:p>
      <text:p text:style-name="P2"><text:span text:style-name="T5">𑐳𑐥𑑂𑐟 𑐡𑑂𑐰𑐷𑐥𑐵𑐳𑑂𑐟𑐟𑑀 𑐖𑑂𑐘𑐾𑐫𑐵𑑅 𑐳𑐥𑑂𑐟𑐳𑐵𑐐𑐬𑐳𑑄𑐰𑐺𑐟𑐵𑑅 𑑋 <text:s/></text:span></text:p>
      <text:p text:style-name="P2"><text:span text:style-name="T5">𑐥𑑂𑐬𑐶𑐫𑐰𑑂𑐬𑐟𑐳𑑂𑐫 𑐥𑐸𑐟𑑂𑐬𑑀 𑑇𑐨𑐹𑐡𑑂𑐡𑐱 𑐬𑐵𑐖𑐥𑐬𑐵𑐎𑑂𑐬𑐩𑑅 𑑋𑑋 <text:s/>𑑒𑑔.𑑙 𑑋𑑋 <text:s text:c="2"/></text:span></text:p>
      <text:p text:style-name="P2"><text:span text:style-name="T5">𑐀𑐐𑑂𑐣𑐷𑐢𑑂𑐬𑐱𑑂𑐔𑐵𑐐𑑂𑐣𑐶𑐧𑐵𑐴𑐸𑐱𑑂𑐔 𑐩𑐾𑐢𑐵 𑐩𑐾𑐢𑐵𑐟𑐶𑐠𑐶𑐬𑑂𑐰𑐳𑐸𑑅 𑑋 <text:s/></text:span></text:p>
      <text:p text:style-name="P2"><text:span text:style-name="T5">𑐖𑑂𑐫𑑀𑐟𑐶𑐲𑑂𑐩𑐵𑐣𑑂𑐡𑑂𑐫𑐸𑐟𑐶𑐩𑐵𑐣𑑂𑐴𑐰𑑂𑐫𑑅 𑐳𑐰𑐣𑑅 𑐥𑐟𑑂𑐬 𑐊𑐰 𑐔 𑑋𑑋 𑑒𑑔.𑑑𑑐 𑑋𑑋 <text:s text:c="2"/></text:span></text:p>
      <text:p text:style-name="P2"><text:span text:style-name="T5">𑐀𑐐𑑂𑐣𑐶𑐧𑐵𑐴𑐸𑐱𑑂𑐔 𑐩𑐾𑐢𑐵 𑐔 𑐥𑐟𑑂𑐬𑐱𑑂𑐔𑐿𑐰 𑐟𑑂𑐬𑐫𑑀 𑐖𑐣𑐵𑑅 𑑋 <text:s/></text:span></text:p>
      <text:p text:style-name="P2"><text:span text:style-name="T5">𑐳𑑄𑐳𑐵𑐬𑐨𑐫𑐨𑐷𑐟𑐾𑐣 𑐩𑑀𑐎𑑂𑐲𑐩𑐵𑐬𑑂𑐐𑐳𑐩𑐵𑐱𑑂𑐬𑐶𑐟𑐵𑑅 𑑋𑑋 𑑒𑑔.𑑑𑑑 𑑋𑑋 <text:s text:c="2"/></text:span></text:p>
      <text:p text:style-name="P2"><text:span text:style-name="T5">𑐀𑐐𑑂𑐣𑐷𑐢𑑂𑐬𑑄 𑐥𑑂𑐬𑐠𑐩𑐡𑑂𑐰𑐷𑐥𑐾 𑐀𑐨𑑂𑐫𑐲𑐶𑐘𑑂𑐔𑐟𑑂𑐥𑑂𑐬𑐶𑐫𑐰𑑂𑐬𑐟𑑅 𑑋 <text:s/></text:span></text:p>
      <text:p text:style-name="P2"><text:span text:style-name="T5">𑐥𑑂𑐮𑐎𑑂𑐲𑐡𑑂𑐰𑐷𑐥𑐾𑐱𑑂𑐰𑐬𑑄 𑐔𑐎𑑂𑐬𑐾 𑐣𑐵𑐩𑑂𑐣𑐵 𑐩𑐾𑐢𑐵𑐟𑐶𑐠𑐶𑑄 𑐟𑐠𑐵 𑑋𑑋 𑑒𑑔.𑑑𑑒 𑑋𑑋 <text:s text:c="2"/></text:span></text:p>
      <text:p text:style-name="P2"><text:span text:style-name="T5">𑐰𑐳𑐸𑐱𑑂𑐔 𑐱𑐵𑐮𑑂𑐩𑐮𑐷𑐡𑑂𑐰𑐷𑐥𑐾 𑐀𑐨𑐶𑐲𑐶𑐎𑑂𑐟𑑀 𑐩𑐴𑐷𑐥𑐟𑐶𑑅 𑑋 <text:s/></text:span></text:p>
      <text:p text:style-name="P2"><text:span text:style-name="T5">𑐖𑑂𑐫𑑀𑐟𑐶𑐲𑑂𑐩𑐣𑑂𑐟𑑄 𑐎𑐸𑐱𑐡𑑂𑐰𑐷𑐥𑐾 𑐬𑐵𑐖𑐵𑐣𑐩𑐨𑐶𑐲𑐾𑐔𑐫𑐾𑐟𑑂 𑑋𑑋 𑑒𑑔.𑑑𑑓 𑑋𑑋 <text:s text:c="2"/></text:span></text:p>
      <text:p text:style-name="P2"><text:span text:style-name="T5">𑐎𑑂𑐬𑑁𑐘𑑂𑐔𑐡𑑂𑐰𑐷𑐥𑐾𑐱𑑂𑐰𑐬𑑄 𑐔𑐎𑑂𑐬𑐾 𑐡𑑂𑐫𑐸𑐟𑐶𑐩𑐣𑑂𑐟𑑄 𑐣𑐬𑐾𑐱𑑂𑐰𑐬 𑑋 <text:s/></text:span></text:p>
      <text:p text:style-name="P2"><text:span text:style-name="T5">𑐱𑐵𑐎𑐡𑑂𑐰𑐷𑐥𑐾𑐱𑑂𑐰𑐬𑑄 𑐴𑐰𑑂𑐫𑑄 𑐥𑐸𑐲𑑂𑐎𑐬𑐾 𑐳𑐰𑐣𑑅 𑐳𑑂𑐩𑐺𑐟𑑅 𑑋𑑋 𑑒𑑔.𑑑𑑔 𑑋𑑋 <text:s text:c="2"/></text:span></text:p>
      <text:p text:style-name="P2"><text:span text:style-name="T5">𑐩𑐢𑑂𑐫𑐾 𑐥𑐸𑐲𑑂𑐎𑐬𑐡𑑂𑐰𑐷𑐥𑐳𑑂𑐫 𑐥𑐬𑑂𑐰𑐟𑑀 𑐩𑐵𑐣𑐳𑑀𑐟𑑂𑐟𑐬𑑅 𑑋 <text:s/></text:span></text:p>
      <text:p text:style-name="P2"><text:span text:style-name="T5">𑐮𑑀𑐎𑐥𑐵𑐮𑐵𑑅 𑐳𑑂𑐠𑐶𑐟𑐵𑐳𑑂𑐟𑐟𑑂𑐬 𑐔𑐟𑐸𑐬𑑂𑐨𑐶𑐱𑑂𑐔𑐟𑐸𑐬𑑀 𑐡𑐶𑐱𑑅 𑑋𑑋 𑑒𑑔.𑑑𑑕 𑑋𑑋 <text:s text:c="2"/></text:span></text:p>
      <text:p text:style-name="P2"><text:span text:style-name="T5">𑐩𑐴𑐵𑐰𑐷𑐟𑑅 𑐳𑑂𑐩𑐺𑐟𑑀 𑐰𑐬𑑂𑐲𑑀 𑐢𑐵𑐟𑐎𑐷 𑐔 𑐣𑐬𑐵𑐢𑐶𑐥 𑑋 <text:s/></text:span></text:p>
      <text:p text:style-name="P2"><text:span text:style-name="T5">𑐟𑐳𑑂𑐫 𑐧𑐵𑐴𑑂𑐫𑑅 𑐳𑐩𑐸𑐡𑑂𑐬𑑀 𑑇𑐨𑐹𑐟𑑂𑐳𑑂𑐰𑐵𑐡𑐹𑐡𑐎 𑐂𑐟𑐶 𑐳𑑂𑐩𑐺𑐟𑑅 𑑋𑑋 𑑒𑑔.𑑑𑑖 𑑋𑑋 <text:s text:c="2"/></text:span></text:p>
      <text:p text:style-name="P2"><text:span text:style-name="T5">𑐔𑐟𑐸𑑅𑐲𑐲𑑂𑐚𑐶 𑐳𑑂𑐩𑐺𑐟𑑀 𑐮𑐎𑑂𑐲𑑀 𑐫𑑀𑐖𑐣𑐵𑐣𑐵𑑄 𑐣𑐬𑐵𑐢𑐶𑐥 𑑋 <text:s/></text:span></text:p>
      <text:p text:style-name="P2"><text:span text:style-name="T5">𑐥𑐸𑐲𑑂𑐎𑐬𑐡𑑂𑐰𑐷𑐥𑐩𑐣𑑂𑐟𑐱𑑂𑐔 𑐎𑑂𑐲𑐷𑐬𑑀𑐡𑑀 𑐣𑐵𑐩 𑐳𑐵𑐐𑐬𑑅 𑑋𑑋 𑑒𑑔.𑑑𑑗 𑑋𑑋 <text:s text:c="2"/></text:span></text:p>
      <text:p text:style-name="P2"><text:span text:style-name="T5">𑐡𑑂𑐰𑐵𑐟𑑂𑐬𑐶𑑄𑐱𑐮𑑂𑐮𑐎𑑂𑐲𑐰𑐶𑐳𑑂𑐟𑐵𑐬𑑅 𑐱𑐵𑐎𑐡𑑂𑐰𑐷𑐥𑐧𑐴𑐶𑐬𑑂𑐰𑐺𑐟𑑅 𑑋 <text:s/></text:span></text:p>
      <text:p text:style-name="P2"><text:span text:style-name="T5">𑐖𑐮𑐡𑐱𑑂𑐔 𑐎𑐸𑐩𑐵𑐬𑐱𑑂𑐔 𑐳𑐸𑐎𑐸𑐩𑐵𑐬𑐩𑐞𑐷𑐔𑐎𑑅 𑑋𑑋 𑑒𑑔.𑑑𑑘 𑑋𑑋 <text:s text:c="2"/></text:span></text:p>
      <text:p text:style-name="P2"><text:span text:style-name="T5">𑐎𑐸𑐳𑐸𑐩𑑀𑐟𑑂𑐟𑐬𑐩𑑀𑐡𑐱𑑂𑐔 𑐳𑐥𑑂𑐟𑐩𑑄 𑐔 𑐩𑐴𑐵𑐡𑑂𑐬𑐸𑐩𑑈𑑋 <text:s/></text:span></text:p>
      <text:p text:style-name="P2"><text:span text:style-name="T5">𑐴𑐰𑑂𑐫𑐥𑐸𑐟𑑂𑐬𑐵𑑅 𑐳𑑂𑐩𑐺𑐟𑐵𑑅 𑐳𑐥𑑂𑐟 𑐰𑐬𑑂𑐲𑐣𑐵𑐩 𑐟𑐠𑐵 𑐳𑑂𑐩𑐺𑐟𑑅 𑑋𑑋 𑑒𑑔.𑑑𑑙 𑑋𑑋 <text:s text:c="2"/></text:span></text:p>
      <text:p text:style-name="P2"><text:span text:style-name="T5">𑐡𑑂𑐰𑐷𑐥𑐵𑐣𑑂𑐟𑑄 𑐡𑐢𑐶𑐩𑐞𑑂𑐜𑑀𑐡𑐎𑑂𑐲𑐷𑐬𑑀𑐡𑐵𑐬𑑂𑐢𑑄 𑐰𑐶𑐣𑐶𑐬𑑂𑐡𑐶𑐱𑐾𑐟𑑂 𑑋 <text:s/></text:span></text:p>
      <text:p text:style-name="P2"><text:span text:style-name="T5">𑐎𑑂𑐬𑑁𑐘𑑂𑐔𑐡𑑂𑐰𑐷𑐥𑐳𑐩𑐸𑐡𑑂𑐬𑐵𑐣𑑂𑐟𑐾 𑐳𑐥𑑂𑐟 𑐰𑐬𑑂𑐲𑐵𑐳𑑂𑐟𑐸 𑐟𑐾 𑐳𑑂𑐩𑐺𑐟𑐵𑑅 𑑋𑑋 𑑒𑑔.𑑒𑑐 𑑋𑑋 <text:s text:c="2"/></text:span></text:p>
      <text:p text:style-name="P2"><text:span text:style-name="T5">𑐎𑐸𑐱𑐮𑑀 𑐩𑐣𑑀𑐣𑐸𑐐𑐱𑑂𑐔𑑀𑐲𑑂𑐞𑑅 𑐫𑐵𑐰𑐣𑐱𑑂𑐔𑐵𑐣𑑂𑐢𑐎𑐵𑐬𑐎𑑅 𑑋 <text:s/></text:span></text:p>
      <text:p text:style-name="P2"><text:span text:style-name="T5">𑐩𑐸𑐣𑐶𑐱𑑂𑐔 𑐡𑐸𑐣𑑂𑐡𑐸𑐨𑐶𑐱𑑂𑐔𑐿𑐰 𑐳𑐸𑐟𑐵 𑐡𑑂𑐫𑐸𑐟𑐶𑐩𑐟𑐳𑑂𑐟𑐸 𑐰𑐿 𑑋𑑋 𑑒𑑔.𑑒𑑑 𑑋𑑋 <text:s text:c="2"/></text:span></text:p>
      <text:p text:style-name="P2"><text:span text:style-name="T5">𑐡𑐢𑑂𑐫𑐬𑑂𑐢𑐾 𑐑𑐺𑐟𑐩𑐞𑑂𑐜𑑀𑐡𑑅 𑐎𑐸𑐱𑐡𑑂𑐰𑐷𑐥𑐳𑐩𑐵𑐰𑐺𑐟𑑅 𑑋 <text:s/></text:span></text:p>
      <text:p text:style-name="P2"><text:span text:style-name="T5">𑐟𑐟𑑂𑐬𑐵𑐥𑐶 𑐳𑐥𑑂𑐟𑐰𑐬𑑂𑐲𑐾 𑐔 𑐣𑐵𑐩𑐟𑑅 𑐱𑐺𑐞𑐸 𑐨𑐵𑐬𑐟 𑑋𑑋 𑑒𑑔.𑑒𑑒 𑑋𑑋 <text:s text:c="2"/></text:span></text:p>
      <text:p text:style-name="P2"><text:span text:style-name="T5">𑐄𑐡𑑂𑐨𑐶𑐩𑐵𑐣𑑂𑐰𑐾𑐞𑐸𑐩𑐵𑑄𑐱𑑂𑐔𑐿𑐰 𑐳𑑂𑐰𑐿𑐬𑐣𑑂𑐣𑐵𑐮𑐩𑑂𑐧𑐣𑑀 𑐢𑐺𑐟𑐶𑑅 𑑋 <text:s/></text:span></text:p>
      <text:p text:style-name="P2"><text:soft-page-break/><text:span text:style-name="T5">𑐲𑐲𑑂𑐛𑑅 𑐥𑑂𑐬𑐨𑐵𑐎𑐬𑐱𑑂𑐔𑐿𑐰 𑐎𑐥𑐶𑐮𑑅 𑐳𑐥𑑂𑐟𑐩𑑅 𑐳𑑂𑐩𑐺𑐟𑑅 𑑋𑑋 𑑒𑑔.𑑒𑑓 𑑋𑑋 <text:s text:c="2"/></text:span></text:p>
      <text:p text:style-name="P2"><text:span text:style-name="T5">𑐑𑐺𑐟𑐩𑐞𑑂𑐜𑐳𑑂𑐟𑐡𑐬𑑂𑐢𑐾𑐣 𑐟𑐳𑑂𑐫𑐵𑐣𑑂𑐟𑐾 𑐩𑐡𑐶𑐬𑑀𑐡𑐢𑐶𑑅 𑑋 <text:s/></text:span></text:p>
      <text:p text:style-name="P2"><text:span text:style-name="T5">𑐳𑐩𑐣𑑂𑐟𑐵𑐔𑑂𑐕𑐵𑐮𑑂𑐩𑐮𑐷𑐡𑑂𑐰𑐷𑐥𑑀 𑐰𑐬𑑂𑐲𑐵𑑅 𑐳𑐥𑑂𑐟𑐿𑐰 𑐎𑐷𑐬𑑂𑐟𑐶𑐟𑐵𑑅 𑑋𑑋 𑑒𑑔.𑑒𑑔 𑑋𑑋 <text:s text:c="2"/></text:span></text:p>
      <text:p text:style-name="P2"><text:span text:style-name="T5">𑐱𑑂𑐰𑐾𑐟𑐱𑑂𑐔 𑐴𑐬𑐶𑐟𑐱𑑂𑐔𑐿𑐰 𑐖𑐷𑐩𑐹𑐟𑑀 𑐬𑑀𑐴𑐶𑐟𑐳𑑂𑐟𑐠𑐵 𑑋 <text:s/></text:span></text:p>
      <text:p text:style-name="P2"><text:span text:style-name="T5">𑐰𑐿𑐡𑑂𑐫𑐸𑐟𑑀 𑐩𑐵𑐣𑐳𑐱𑑂𑐔𑐿𑐰 𑐳𑐸𑐥𑑂𑐬𑐨𑑅 𑐳𑐥𑑂𑐟𑐩𑑅 𑐳𑑂𑐩𑐺𑐟𑑅 𑑋𑑋 𑑒𑑔.𑑒𑑕 𑑋𑑋 <text:s text:c="2"/></text:span></text:p>
      <text:p text:style-name="P2"><text:span text:style-name="T5">𑐩𑐡𑐶𑐬𑑀𑐡𑐢𑐶𑐟𑑀 𑑇𑐬𑑂𑐢𑐾𑐣 𑐖𑑂𑐘𑐾𑐫𑐳𑑂𑐟𑑂𑐰𑐶𑐎𑑂𑐲𑐸𑐬𑐳𑑀𑐡𑐢𑐶𑑅 𑑋 <text:s/></text:span></text:p>
      <text:p text:style-name="P2"><text:span text:style-name="T5">𑐥𑑂𑐮𑐎𑑂𑐲𑐡𑑂𑐰𑐷𑐥𑑀 𑐰𑐺𑐟𑐳𑑂𑐟𑐾𑐣 𑐳𑐥𑑂𑐟𑐰𑐬𑑂𑐲𑐳𑐩𑐣𑑂𑐰𑐶𑐟𑑅 𑑋𑑋 𑑒𑑔.𑑒𑑖 𑑋𑑋 <text:s text:c="2"/></text:span></text:p>
      <text:p text:style-name="P2"><text:span text:style-name="T5">𑐱𑐵𑐣𑑂𑐟𑐱𑑂𑐔 𑐱𑐶𑐱𑐶𑐬𑐱𑑂𑐔𑐿𑐰 𑐳𑐸𑐏𑐡𑐵𑐣𑐣𑑂𑐡 𑐊𑐰 𑐔 𑑋 <text:s/></text:span></text:p>
      <text:p text:style-name="P2"><text:span text:style-name="T5">𑐱𑐶𑐰𑐎𑑂𑐲𑐾𑐩𑑀 𑐢𑑂𑐬𑐸𑐰𑐱𑑂𑐔𑐿𑐰 𑐳𑐥𑑂𑐟 𑐩𑐾𑐢𑐵𑐟𑐶𑐠𑐾𑑅 𑐳𑐸𑐟𑐵𑑅 𑑋𑑋 𑑒𑑔.𑑒𑑗 𑑋𑑋 <text:s text:c="2"/></text:span></text:p>
      <text:p text:style-name="P2"><text:span text:style-name="T5">𑐮𑐰𑐞𑑀𑐡𑐳𑑂𑐟𑐸 𑐟𑐳𑑂𑐫𑐵𑐣𑑂𑐟𑐾 𑐖𑐩𑑂𑐧𑐹𑐡𑑂𑐰𑐷𑐥𑐳𑐩𑐵𑐰𑐺𑐟𑑅 𑑋 <text:s/></text:span></text:p>
      <text:p text:style-name="P2"><text:span text:style-name="T5">𑐮𑐎𑑂𑐲𑐫𑑀𑐖𑐣𑐰𑐶𑐳𑑂𑐟𑐵𑐬 𑐄𑐥𑐡𑑂𑐰𑐷𑐥𑐳𑐩𑐣𑑂𑐰𑐶𑐟𑑅 𑑋𑑋 𑑒𑑔.𑑒𑑘 𑑋𑑋 <text:s text:c="2"/></text:span></text:p>
      <text:p text:style-name="P2"><text:span text:style-name="T5">𑐀𑐒𑑂𑐐𑐡𑑂𑐰𑐷𑐥𑑀 𑐫𑐰𑐡𑑂𑐰𑐷𑐥𑑀 𑐩𑐮𑐫𑐡𑑂𑐰𑐷𑐥 𑐊𑐰 𑐔 𑑋 <text:s/></text:span></text:p>
      <text:p text:style-name="P2"><text:span text:style-name="T5">𑐱𑐒𑑂𑐏𑐡𑑂𑐰𑐷𑐥𑐎𑐩𑐸𑐡𑑂𑐰𑐷𑐥𑑀 𑐰𑐬𑐵𑐴𑐡𑑂𑐰𑐷𑐥 𑐊𑐰 𑐔 𑑋𑑋 𑑒𑑔.𑑒𑑙 𑑋𑑋 <text:s text:c="2"/></text:span></text:p>
      <text:p text:style-name="P2"><text:span text:style-name="T5">𑐳𑐶𑑄𑐴 𑐧𑐬𑑂𑐴𑐶𑐞𑐡𑑂𑐰𑐷𑐥𑑄 𑐔 𑐥𑐡𑑂𑐩𑐱𑑂𑐔𑐎𑑂𑐬𑐳𑑂𑐟𑐠𑐿𑐰 𑐔 𑑋 <text:s/></text:span></text:p>
      <text:p text:style-name="P2"><text:span text:style-name="T5">𑐰𑐖𑑂𑐬𑐬𑐟𑑂𑐣𑐵𑐎𑐬𑐡𑑂𑐰𑐷𑐥𑑀 𑐴𑑄𑐳𑐎𑑅 𑐎𑐸𑐩𑐸𑐡𑐳𑑂𑐟𑐠𑐵 𑑋𑑋 𑑒𑑔.𑑓𑑐 𑑋𑑋 <text:s text:c="2"/></text:span></text:p>
      <text:p text:style-name="P2"><text:span text:style-name="T5">𑐮𑐵𑐒𑑂𑐐𑐮𑑀 𑐰𑐺𑐲𑐡𑑂𑐰𑐷𑐥𑐱𑑂𑐔 𑐡𑑂𑐰𑐷𑐥𑑀 𑐨𑐡𑑂𑐬𑐵𑐎𑐬𑐳𑑂𑐟𑐠𑐵 𑑋 <text:s/></text:span></text:p>
      <text:p text:style-name="P2"><text:span text:style-name="T5">𑐔𑐣𑑂𑐡𑑂𑐬𑐡𑑂𑐰𑐷𑐥𑐱𑑂𑐔 𑐳𑐶𑐣𑑂𑐢𑐸𑐱𑑂𑐔 𑐔𑐣𑑂𑐡𑐣𑐡𑑂𑐰𑐷𑐥 𑐊𑐰 𑐔 𑑋 <text:s/></text:span></text:p>
      <text:p text:style-name="P2"><text:span text:style-name="T5">𑐄𑐥𑐡𑑂𑐰𑐷𑐥𑐳𑐴𑐳𑑂𑐬𑐵𑐞𑐶 𑐊𑐰𑐩𑐵𑐡𑐷𑐣𑐶 𑐎𑐷𑐬𑑂𑐟𑐶𑐟𑑈𑑋𑑋 𑑒𑑔.𑑓𑑑 𑑋𑑋 <text:s text:c="2"/></text:span></text:p>
      <text:p text:style-name="P2"><text:span text:style-name="T5"><text:s text:c="2"/></text:span></text:p>
      <text:p text:style-name="P2"><text:span text:style-name="T5">---- 𑐀𑐐𑑂𑐣𑐷𑐢𑑂𑐬𑐥𑐸𑐟𑑂𑐬𑐵 𑐖𑐩𑑂𑐧𑐸𑐡𑑂𑐰𑐷𑐥𑐾 ---- <text:s/></text:span></text:p>
      <text:p text:style-name="P2"><text:span text:style-name="T5"><text:s text:c="2"/></text:span></text:p>
      <text:p text:style-name="P2"><text:span text:style-name="T5">𑐀𑐐𑑂𑐣𑐷𑐢𑑂𑐬𑑀 𑐣𑐰𑐰𑐬𑑂𑐲𑐾𑐲𑐸 𑐣𑐰𑐥𑐸𑐟𑑂𑐬𑐵𑐣𑐳𑐶𑐘𑑂𑐔𑐫𑐟𑑂 𑑋 <text:s/></text:span></text:p>
      <text:p text:style-name="P2"><text:span text:style-name="T5">𑐣𑐵𑐨𑐶𑑅 𑐎𑐶𑑄𑐥𑐸𑐬𑐸𑐲𑐱𑑂𑐔𑐿𑐰 𑐴𑐬𑐶𑐰𑐬𑑂𑐲 𑐂𑐮𑐵𑐰𑐺𑐟𑑅 𑑋𑑋 𑑒𑑔.𑑓𑑒 𑑋𑑋 <text:s text:c="2"/></text:span></text:p>
      <text:p text:style-name="P2"><text:span text:style-name="T5">𑐥𑐘𑑂𑐔𑐩𑑄 𑐬𑐩𑑂𑐫𑐎𑑄 𑐰𑐬𑑂𑐲𑑄 𑐲𑐲𑑂𑐛𑑄 𑐔𑐿𑐰 𑐴𑐶𑐬𑐞𑑂𑐩𑐫𑑈𑑋 <text:s/></text:span></text:p>
      <text:p text:style-name="P2"><text:span text:style-name="T5">𑐎𑐸𑐬𑐰𑑅 𑐳𑐥𑑂𑐟𑐩𑑀 𑐖𑑂𑐘𑐾𑐫𑑀 𑐨𑐡𑑂𑐬𑐵𑐱𑑂𑐰𑐱𑑂𑐔𑐵𑐲𑑂𑐚𑐩𑑅 𑐳𑑂𑐩𑐺𑐟𑑅 𑑋𑑋 𑑒𑑔.𑑓𑑓 𑑋𑑋 <text:s text:c="2"/></text:span></text:p>
      <text:p text:style-name="P2"><text:span text:style-name="T5">𑐣𑐰𑐩𑑅 𑐎𑐾𑐟𑐸𑐩𑐵𑐮𑑀 𑑇𑐨𑐹𑐣𑑂𑐣𑐰𑐰𑐬𑑂𑐲𑐵𑑅 𑐥𑑂𑐬𑐎𑐷𑐬𑑂𑐟𑐶𑐟𑐵𑑅 𑑋 <text:s/></text:span></text:p>
      <text:p text:style-name="P2"><text:span text:style-name="T5">𑐴𑐶𑐩𑐰𑐡𑑂𑐡𑐎𑑂𑐲𑐶𑐞𑐾 𑐥𑐵𑐬𑑂𑐱𑑂𑐰𑐾 𑐰𑐬𑑂𑐲𑑀 𑐨𑐵𑐬𑐟𑐳𑑄𑐖𑑂𑐘𑐶𑐟𑑅 𑑋𑑋 𑑒𑑔.𑑓𑑔 𑑋𑑋 <text:s text:c="2"/></text:span></text:p>
      <text:p text:style-name="P2"><text:span text:style-name="T5">𑐀𑐟𑑂𑐬𑐵𑐥𑐶 𑐣𑐰𑐨𑐾𑐡𑑀 𑑇𑐨𑐹𑐡𑑂𑐨𑐵𑐬𑐟𑐵𑐟𑑂𑐩𑐖𑐳𑐩𑑂𑐨𑐰𑑅 𑑋 <text:s/></text:span></text:p>
      <text:p text:style-name="P2"><text:span text:style-name="T5">𑐂𑐣𑑂𑐡𑑂𑐬𑐡𑑂𑐰𑐷𑐥𑑅 𑐎𑐱𑐾𑐬𑐸𑐱𑑂𑐔 𑐟𑐵𑐩𑑂𑐬𑐰𑐬𑑂𑐞𑑀 𑐐𑐨𑐳𑑂𑐟𑐶𑐩𑐵𑐣𑑂 𑑋𑑋 𑑒𑑔.𑑓𑑕 𑑋𑑋 <text:s text:c="2"/></text:span></text:p>
      <text:p text:style-name="P2"><text:span text:style-name="T5">𑐣𑐵𑐐𑐡𑑂𑐰𑐷𑐥𑐳𑑂𑐟𑐠𑐵 𑐳𑑁𑐩𑑂𑐫𑑀 𑐐𑐵𑐣𑑂𑐢𑐬𑑂𑐰𑐱𑑂𑐔𑐵𑐠 𑐰𑐵𑐬𑐸𑐞𑑅 𑑋 <text:s/></text:span></text:p>
      <text:p text:style-name="P2"><text:span text:style-name="T5">𑐀𑐫𑑄 𑐔 𑐣𑐰𑐩𑑀 𑐡𑑂𑐰𑐷𑐥𑑅 𑐎𑐸𑐩𑐵𑐬𑐷𑐡𑑂𑐰𑐷𑐥𑐳𑑄𑐖𑑂𑐘𑐶𑐟𑑅 𑑋 <text:s/></text:span></text:p>
      <text:p text:style-name="P2"><text:span text:style-name="T5">𑐡𑐎𑑂𑐲𑐶𑐞𑐾 𑐴𑐾𑐩𑐎𑐹𑐚𑐳𑑂𑐫 𑐰𑐬𑑂𑐲𑑅 𑐎𑐶𑑄𑐥𑐸𑐬𑐸𑐲𑑅 𑐳𑑂𑐩𑐺𑐟𑑅 𑑋𑑋 𑑒𑑔.𑑓𑑖 𑑋𑑋 <text:s text:c="2"/></text:span></text:p>
      <text:p text:style-name="P2"><text:span text:style-name="T5">𑐣𑐶𑐲𑐢𑑀 𑐡𑐎𑑂𑐲𑐶𑐞𑐥𑐵𑐬𑑂𑐱𑑂𑐰𑐾 𑐴𑐬𑐶𑐰𑐬𑑂𑐲 𑐂𑐟𑐶 𑐳𑑂𑐩𑐺𑐟𑑅 𑑋 <text:s/></text:span></text:p>
      <text:p text:style-name="P2"><text:span text:style-name="T5">𑐩𑐾𑐬𑐸𑐩𑐹𑐮𑐾 𑐟𑐸 𑐬𑐵𑐖𑐾𑐣𑑂𑐡𑑂𑐬 𑐖𑑂𑐘𑐾𑐫𑑀 𑐰𑐬𑑂𑐲 𑐂𑐮𑐵𑐰𑐺𑐟𑑅 𑑋𑑋 𑑒𑑔.𑑓𑑗 𑑋𑑋 <text:s text:c="2"/></text:span></text:p>
      <text:p text:style-name="P2"><text:span text:style-name="T5">𑐄𑐟𑑂𑐟𑐬𑐞𑐾𑐞 (𑐄𑐟𑑂𑐟𑐬𑐾𑐞?) 𑐟𑐸 𑐣𑐷𑐮𑐳𑑂𑐫 𑐰𑐬𑑂𑐲 𑐬𑐩𑑂𑐫𑐎 𑐄𑐔𑑂𑐫𑐟𑐾 𑑋 <text:s/></text:span></text:p>
      <text:p text:style-name="P2"><text:span text:style-name="T5">𑐱𑑂𑐰𑐾𑐟-𑐄𑐟𑑂𑐟𑐬𑐟𑑀 𑐖𑑂𑐘𑐾𑐫𑑀 𑐰𑐬𑑂𑐲𑐬𑐩𑑂𑐫𑐴𑐶𑐬𑐞𑑂𑐩𑐫𑑅 𑑋𑑋 𑑒𑑔.𑑓𑑘 𑑋𑑋 <text:s text:c="2"/></text:span></text:p>
      <text:p text:style-name="P2"><text:span text:style-name="T5">𑐟𑐳𑑂𑐫 𑐄𑐟𑑂𑐟𑐬𑐟𑑀 𑐖𑑂𑐘𑐾𑐫𑐳𑑂𑐟𑑂𑐬𑐶𑐱𑐺𑐒𑑂𑐐𑐰𑐬𑐥𑐬𑑂𑐰𑐟𑑅 𑑋 <text:s/></text:span></text:p>
      <text:p text:style-name="P2"><text:span text:style-name="T5">𑐟𑐳𑑂𑐫 𑐔𑑀𑐟𑑂𑐟𑐬𑐥𑐵𑐬𑑂𑐱𑑂𑐰𑐾 𑐟𑐸 𑐰𑐬𑑂𑐲𑑅 𑐎𑐸𑐬𑐸𑐰𑐮𑐾 𑐳𑑂𑐩𑐺𑐟𑑅 𑑋𑑋 𑑒𑑔.𑑓𑑙 𑑋𑑋 <text:s text:c="2"/></text:span></text:p>
      <text:p text:style-name="P2"><text:span text:style-name="T5">𑐥𑐹𑐬𑑂𑐰𑑄 𑐨𑐡𑑂𑐬𑐵𑐱𑑂𑐰𑐟𑑀 𑐖𑑂𑐘𑐾𑐫𑑅 𑐎𑐾𑐟𑐸𑐩𑐵𑐮𑐳𑑂𑐟𑐸 𑐥𑐱𑑂𑐔𑐶𑐩𑐾 𑑋 <text:s/></text:span></text:p>
      <text:p text:style-name="P2"><text:span text:style-name="T5">𑐴𑐶𑐩𑑄𑐰𑐵𑐣𑑂𑐴𑐾𑐩𑐎𑐹𑐚𑐱𑑂𑐔 𑐣𑐶𑐲𑐢𑑀 𑐣𑐷𑐮 𑐊𑐰 𑐔 𑑋𑑋 𑑒𑑔.𑑔𑑐 𑑋𑑋 <text:s text:c="2"/></text:span></text:p>
      <text:p text:style-name="P2"><text:span text:style-name="T5">𑐱𑑂𑐰𑐾𑐟𑐱𑑂𑐔 𑐱𑐺𑐒𑑂𑐐𑐰𑐣𑑂𑐟𑐱𑑂𑐔 𑐲𑐜𑐾𑐟𑐾 𑐰𑐬𑑂𑐲𑐥𑐬𑑂𑐰𑐟𑐵𑑅 𑑋 <text:s/></text:span></text:p>
      <text:p text:style-name="P2"><text:span text:style-name="T5">𑐀𑐱𑐷𑐟𑐶𑐣𑐰𑐟𑐷𑐮𑐎𑑂𑐲𑑅 - 𑐰𑐬𑑂𑐲𑐥𑐬𑑂𑐰𑐟𑐩𑐵𑐫𑐟𑑈𑑋𑑋 𑑒𑑔.𑑔𑑑 𑑋𑑋 <text:s text:c="2"/></text:span></text:p>
      <text:p text:style-name="P2"><text:soft-page-break/><text:span text:style-name="T5">𑐴𑐶𑐩𑐰𑐵𑐣𑑂𑐴𑐾𑐩𑐎𑐹𑐚𑐱𑑂𑐔 𑐣𑐶𑐲𑐢𑐱𑑂𑐔𑐾𑐟𑐶 𑐡𑐎𑑂𑐲𑐶𑐞 𑑋 <text:s/></text:span></text:p>
      <text:p text:style-name="P2"><text:span text:style-name="T5">𑐱𑑂𑐰𑐾𑐟𑐱𑑂𑐔𑐿𑐰𑐟𑑂𑐬𑐶𑐱𑐺𑐒𑑂𑐐𑐱𑑂𑐔 𑐣𑐷𑐮𑐱𑑂𑐔𑐿𑐰 𑐟𑐠𑑀𑐟𑑂𑐟𑐬𑐾 𑑋𑑋 𑑒𑑔.𑑔𑑒 𑑋𑑋 <text:s text:c="2"/></text:span></text:p>
      <text:p text:style-name="P2"><text:span text:style-name="T5">𑐣𑐶𑐲𑐢𑑀 𑐣𑐷𑐮𑐩𑐢𑑂𑐫𑐾 𑐟𑐸 𑐩𑐾𑐬𑐸𑑅 𑐱𑐿𑐮𑐩𑐣𑑀𑐬𑐩𑑅 𑑋 <text:s/></text:span></text:p>
      <text:p text:style-name="P2"><text:span text:style-name="T5">𑐥𑑂𑐬𑐰𑐶𑐲𑑂𑐚𑐲𑑀𑐜𑐱𑐵𑐢𑐳𑑂𑐟𑐵𑑄 𑐔𑐟𑐸𑐬𑐵𑐱𑐷𑐟𑐶𑐩𑐸𑐔𑑂𑐕𑐺𑐟𑑅 𑑋𑑋 𑑒𑑔.𑑔𑑓 𑑋𑑋 <text:s text:c="2"/></text:span></text:p>
      <text:p text:style-name="P2"><text:span text:style-name="T5">𑐫𑑀𑐖𑐣𑐵𑐣𑐵𑑄 𑐳𑐴𑐳𑑂𑐬𑐵𑐞𑐶 𑐡𑑂𑐰𑐵𑐟𑑂𑐬𑐶𑑄𑐱𑐡𑐹𑐬𑑂𑐢 ! 𑐰𑐶𑐳𑑂𑐟𑐺𑐟𑑅 𑑋 <text:s/></text:span></text:p>
      <text:p text:style-name="P2"><text:span text:style-name="T5">𑐧𑑂𑐬𑐴𑑂𑐩𑐵𑐩𑐣𑑀𑐰𑐟𑐷 𑐣𑐵𑐩 𑐥𑐸𑐬𑐾𑐰 𑐳𑐟𑐶𑐩𑐢𑑂𑐫𑐩𑐾 𑑋𑑋 𑑒𑑔.𑑔𑑔 𑑋𑑋 <text:s text:c="2"/></text:span></text:p>
      <text:p text:style-name="P2"><text:span text:style-name="T5">𑐡𑐾𑐰𑐬𑐵𑐖𑑀 𑑇𑐩𑐬𑐵𑐰𑐟𑑂𑐫𑐵𑐩𑐐𑑂𑐣𑐶𑐳𑑂𑐟𑐾𑐖𑑀𑐰𑐟𑐷 𑐥𑐸𑐬𑐾 𑑋𑑋 𑑒𑑔.𑑔𑑕 𑑋𑑋 <text:s text:c="2"/></text:span></text:p>
      <text:p text:style-name="P2"><text:span text:style-name="T5">𑐫𑐩𑑅 𑐳𑑄𑐫𑐩𑐣𑐷 𑐣𑐵𑐩 𑐣𑐶𑐟𑑂𑐫𑑄 𑐰𑐳𑐟𑐶 𑐨𑐹𑐥𑐟𑐾 𑑋 <text:s/></text:span></text:p>
      <text:p text:style-name="P2"><text:span text:style-name="T5">𑐣𑐿𑐺𑐟𑐶𑐬𑑂𑐰𑐳𑐟𑐶 𑐣𑐶𑐟𑑂𑐫𑑄 𑐬𑐩𑑂𑐫𑐾 𑐱𑐸𑐡𑑂𑐢𑐰𑐟𑐷 𑐥𑐸𑐬𑐾 𑑋𑑋 𑑒𑑔.𑑔𑑖 𑑋𑑋 <text:s text:c="2"/></text:span></text:p>
      <text:p text:style-name="P2"><text:span text:style-name="T5">𑐰𑐬𑐸𑐞𑑀 𑐨𑑀𑐐𑐰𑐟𑑂𑐫𑐵𑑄 𑐟𑐸 𑐰𑐵𑐫𑑀𑐬𑑂𑐐𑐣𑑂𑐢𑐰𑐟𑐷 𑐥𑐸𑐬𑐷 𑑋 <text:s/></text:span></text:p>
      <text:p text:style-name="P2"><text:span text:style-name="T5">𑐩𑐴𑑀𑐡𑐫𑐵𑐥𑐸𑐬𑐷 𑐬𑐩𑑂𑐫𑐵 𑐳𑑀𑐩𑐳𑑂𑐫𑐵𑐮𑐫𑐬𑑄 𑐳𑑂𑐩𑐺𑐟𑑈𑑋𑑋 𑑒𑑔.𑑔𑑗 𑑋𑑋 <text:s text:c="2"/></text:span></text:p>
      <text:p text:style-name="P2"><text:span text:style-name="T5">𑐫𑐱𑑀𑐰𑐟𑐷 𑐥𑐸𑐬𑐷 𑐬𑐩𑑂𑐫𑐵𑐣𑑂𑐣𑐶𑐟𑑂𑐫𑐩𑐵𑐳𑑂𑐟𑐾 𑐟𑑂𑐬𑐶𑐱𑐹𑐮𑐶𑐣𑑅 𑑋 <text:s/></text:span></text:p>
      <text:p text:style-name="P2"><text:span text:style-name="T5">𑐟𑐟𑑂𑐬 𑐐𑐒𑑂𑐐𑐵 𑐔𑐟𑐸𑑅𑐨𑐶𑐣𑑂𑐣𑐵 𑐣𑐶𑐥𑐟𑐣𑑂𑐟𑐷 𑐩𑐴𑐷𑐟𑐮𑐾 𑑋𑑋 𑑒𑑔.𑑔𑑘 𑑋𑑋 <text:s text:c="2"/></text:span></text:p>
      <text:p text:style-name="P2"><text:span text:style-name="T5">𑐄𑐟𑑂𑐟𑐬𑐾 𑐥𑐱𑑂𑐔𑐶𑐩𑐾 𑐔𑐿𑐰 𑐥𑐹𑐬𑑂𑐰𑐡𑐎𑑂𑐲𑐶𑐞𑐟𑐳𑑂𑐟𑐠𑐵 𑑋 <text:s/></text:span></text:p>
      <text:p text:style-name="P2"><text:span text:style-name="T5">𑐥𑐹𑐬𑑂𑐰𑑄 𑐐𑐒𑑂𑐐𑐵 𑐳𑑂𑐬𑐰𑐟𑑂𑐫𑐵𑐔𑑂𑐔𑐵𑐮𑐎𑐵𑐣𑐣𑑂𑐡𑐵 𑐔 𑐡𑐎𑑂𑐲𑐶𑐞𑐾 𑑋𑑋 𑑒𑑔.𑑔𑑙 𑑋𑑋 <text:s text:c="2"/></text:span></text:p>
      <text:p text:style-name="P2"><text:span text:style-name="T5">𑐱𑐷𑐟𑐵 𑐥𑐱𑑂𑐔𑐶𑐩𑐐𑐵 𑐐𑐒𑑂𑐐𑐵 𑐨𑐡𑑂𑐬𑐳𑑀𑐩𑐵 𑐟𑐠𑑀𑐟𑑂𑐟𑐬𑐾 𑑋 <text:s/></text:span></text:p>
      <text:p text:style-name="P2"><text:span text:style-name="T5">𑐲𑐲𑑂𑐚𑐶𑐫𑑀𑐖𑐣𑐳𑐵𑐴𑐳𑑂𑐬𑑄 𑐣𑐶𑐬𑐵𑐮𑐩𑑂𑐧𑐵 𑐣𑐶𑐥𑐟𑑂𑐫 𑐔 𑑋𑑋 𑑒𑑔.𑑕𑑐 𑑋𑑋 <text:s text:c="2"/></text:span></text:p>
      <text:p text:style-name="P2"><text:span text:style-name="T5">𑐨𑐡𑑂𑐬𑐵𑐱𑑂𑐰𑑄 𑐥𑑂𑐮𑐵𑐰𑐫𑐶𑐟𑑂𑐰𑐵 𑐟𑐸 𑐰𑐣𑐵𑐣𑑂𑐫𑐸𑐥𑐰𑐣𑐵𑐣𑐶 𑐔 𑑋 <text:s/></text:span></text:p>
      <text:p text:style-name="P2"><text:span text:style-name="T5">𑐡𑑂𑐬𑑀𑐞𑐳𑑂𑐠𑐮𑐷 𑐐𑐶𑐬𑐷𑐞𑐵𑑄 𑐔 𑐀𑐟𑐶𑐎𑑂𑐬𑐩𑑂𑐫𑐵𑐬𑑂𑐞𑐰𑑄 𑐐𑐟𑐵 𑑋𑑋 𑑒𑑔.𑑕𑑑 𑑋𑑋 <text:s text:c="2"/></text:span></text:p>
      <text:p text:style-name="P2"><text:span text:style-name="T5">𑐟𑐠𑐿𑐰𑐵𑐮𑐎𑐣𑐣𑑂𑐡𑐵 𑐔 𑐐𑐟𑐵𑐱𑐿𑐮𑐾𑐣𑐣𑐶𑐩𑑂𑐣𑐐𑐵 𑑋 <text:s/></text:span></text:p>
      <text:p text:style-name="P2"><text:span text:style-name="T5">𑐐𑐒𑑂𑐐𑐵 𑐨𑐵𑐬𑐟𑐰𑐬𑑂𑐲𑑄 𑐔 𑐥𑑂𑐬𑐰𑐶𑐲𑑂𑐚𑐵𑐮𑐰𑐞𑑀 𑐡𑐢𑐶𑑈𑑋𑑋 𑑒𑑔.𑑕𑑒 𑑋𑑋 <text:s text:c="2"/></text:span></text:p>
      <text:p text:style-name="P2"><text:span text:style-name="T5">𑐥𑑂𑐮𑐵𑐰𑐫𑐶𑐟𑑂𑐰𑐵 𑐳𑑂𑐠𑐮𑐷𑐣𑑂𑐳𑐬𑑂𑐰𑐵𑐣𑑂𑐩𑐵𑐣𑐸𑐲𑐵𑐎𑐮𑐸𑐲𑐵𑐥𑐴𑐵 𑑋 <text:s/></text:span></text:p>
      <text:p text:style-name="P2"><text:span text:style-name="T5">𑐥𑐱𑑂𑐔𑐶𑐩𑐾𑐣 𑐐𑐟𑐵𑐐𑐒𑑂𑐐𑐵 𑐳𑐷𑐟𑐵𑐣𑐵𑐩𑐵 𑐔 𑐨𑐵𑐬𑐟𑑅 𑑋𑑋 𑑒𑑔.𑑕𑑓 𑑋𑑋 <text:s text:c="2"/></text:span></text:p>
      <text:p text:style-name="P2"><text:span text:style-name="T5">𑐥𑑂𑐮𑐵𑐰𑐫𑐾𑐟𑑂𑐎𑐾𑐟𑐸𑐩𑐵𑐮𑐵𑑄 𑐔 𑐎𑑂𑐲𑐾𑐟𑑂𑐬𑐱𑐿𑐰𑐰𑐣𑐳𑑂𑐠𑐮𑐷𑑈𑑋 <text:s/></text:span></text:p>
      <text:p text:style-name="P2"><text:span text:style-name="T5">𑐀𑐟𑐶𑐎𑑂𑐬𑐩𑑂𑐫𑐵𑐬𑑂𑐞𑐰𑐐𑐟𑐵 𑐳𑑂𑐠𑐮𑐷𑐡𑑂𑐬𑑀𑐞𑐷 𑐔 𑐣𑐶𑐩𑑂𑐣𑐐𑐵 𑑋𑑋 𑑒𑑔.𑑕𑑔 𑑋𑑋 <text:s text:c="2"/></text:span></text:p>
      <text:p text:style-name="P2"><text:span text:style-name="T5">𑐨𑐡𑑂𑐬𑐳𑑀𑐩𑐣𑐡𑐷𑐟𑑂𑐫𑐾𑐰𑑄 𑐥𑑂𑐮𑐵𑐰𑐫𑐶𑐟𑑂𑐰𑑀𑐟𑑂𑐟𑐬𑑄 𑐎𑐸𑐬𑐸𑐣𑑂 𑑋 <text:s/></text:span></text:p>
      <text:p text:style-name="P2"><text:span text:style-name="T5">𑐳𑑂𑐠𑐮𑐷 𑐥𑑂𑐬𑐳𑑂𑐬𑐰𑐞𑐡𑑂𑐬𑑀𑐞𑐷𑐩𑐟𑐶𑐎𑑂𑐬𑐩𑑂𑐫𑐵𑐬𑑂𑐞𑐰𑑄 𑐐𑐟𑐵 𑑋𑑋 𑑒𑑔.𑑕𑑕 𑑋𑑋 <text:s text:c="2"/></text:span></text:p>
      <text:p text:style-name="P2"><text:span text:style-name="T5">𑐩𑐾𑐬𑑀 𑐰𑐿 𑐡𑐎𑑂𑐲𑐶𑐞𑐾 𑐥𑐵𑐬𑑂𑐱𑑂𑐰𑐾 𑐖𑐩𑑂𑐧𑐹𑐰𑐺𑐎𑑂𑐲𑑅 𑐳𑐣𑐵𑐟𑐣𑑅 𑑋 <text:s/></text:span></text:p>
      <text:p text:style-name="P2"><text:span text:style-name="T5">𑐟𑐾𑐣 𑐣𑐵𑐩𑐵𑐒𑑂𑐎𑐶𑐟𑑀 𑐬𑐵𑐖𑐣𑑂𑐖𑐩𑑂𑐧𑐹𑐡𑑂𑐰𑐷𑐥 𑐂𑐟𑐶 𑐱𑑂𑐬𑐸𑐟𑑈𑑋𑑋 𑑒𑑔.𑑕𑑖 𑑋𑑋 <text:s text:c="2"/></text:span></text:p>
      <text:p text:style-name="P2"><text:span text:style-name="T5">𑐎𑑀𑐚𑐷𑐲𑑀𑐜𑐱𑐨𑐶𑐱𑑂𑐔𑐿𑐰 𑐀𑐫𑐸𑐟𑐵𑐣𑐶 𑐟𑑂𑐬𑐫𑑀𑐡𑐱 𑑋 <text:s/></text:span></text:p>
      <text:p text:style-name="P2"><text:span text:style-name="T5">𑐀𑐢𑑀𑐬𑑂𑐢𑐫𑐵𑐩 𑐬𑐵𑐖𑐾𑐣𑑂𑐡𑑂𑐬 𑐎𑑂𑐲𑐶𑐟𑑂𑐫𑐵𑐰𑐬𑐞𑐩𑐣𑑂𑐟𑐟𑑅 𑑋𑑋 𑑒𑑔.𑑕𑑗 𑑋𑑋 <text:s text:c="2"/></text:span></text:p>
      <text:p text:style-name="P2"><text:span text:style-name="T5">𑐣𑐰𑐮𑐎𑑂𑐲𑐵𑐢𑐶𑐎𑑄 𑐬𑐵𑐖𑐣𑑂𑐥𑐘𑑂𑐔𑐎𑑀𑐚𑐷 𑐩𑐴𑐷 𑐳𑑂𑐩𑐺𑐟𑐵 𑑋 <text:s/></text:span></text:p>
      <text:p text:style-name="P2"><text:span text:style-name="T5">𑐫𑑀𑐖𑐣𑐵𑐣𑐵𑑄 𑐟𑐸 𑐰𑐶𑐖𑑂𑐘𑐾𑐫𑑅 𑐥𑐺𑐠𑐶𑐰𑑂𑐫𑐵𑐫𑐵𑐩𑐰𑐶𑐳𑑂𑐟𑐬𑐵𑐟𑑂 𑑋𑑋 𑑒𑑔.𑑕𑑘 𑑋𑑋 <text:s text:c="2"/></text:span></text:p>
      <text:p text:style-name="P2"><text:span text:style-name="T5">𑐳𑑂𑐰𑐵𑐡𑐹𑐡𑐎𑐳𑑂𑐫 𑐔 𑐧𑐴𑐶𑐬𑑂𑐮𑑀𑐎𑐵𑐮𑑀𑐎𑑀 𑐩𑐴𑐵𑐐𑐶𑐬𑐶𑑅 𑑋 <text:s/></text:span></text:p>
      <text:p text:style-name="P2"><text:span text:style-name="T5">𑐎𑐘𑑂𑐔𑐣𑐶𑐡𑑂𑐰𑐶𑐐𑐸𑐞𑐵𑐨𑐹𑐩𑐶 𑐟𑐳𑑂𑐩𑐵𑐡𑑂𑐐𑐶𑐬𑐶𑐧𑐴𑐶 𑐳𑑂𑐩𑐺𑐟𑑅 𑑋𑑋 𑑒𑑔.𑑕𑑙 𑑋𑑋 <text:s text:c="2"/></text:span></text:p>
      <text:p text:style-name="P2"><text:span text:style-name="T5">𑐟𑐳𑑂𑐩𑐵𑐡𑑂𑐧𑐵𑐴𑑂𑐫𑑅 𑐳𑐩𑐸𑐡𑑂𑐬𑑀 𑐨𑐹𑐡𑑂𑐐𑐬𑑂𑐨𑐵𑐡𑐾𑐟𑐶 𑐳𑐩𑐸𑐡𑑂𑐬𑐬𑐵𑐚𑑂 𑑋 <text:s/></text:span></text:p>
      <text:p text:style-name="P2"><text:span text:style-name="T5">𑐀𑐲𑑂𑐚𑐵𑐰𑐶𑑄𑐱𑐟𑐶𑐎𑑄 𑐮𑐎𑑂𑐲𑑄 𑐱𑐟𑐮𑐎𑑂𑐲𑐵𑐞𑐶 𑐰𑐶𑐳𑑂𑐟𑐬𑑈𑑋𑑋 𑑒𑑔.𑑖𑑐 𑑋𑑋 <text:s text:c="2"/></text:span></text:p>
      <text:p text:style-name="P2"><text:span text:style-name="T5">𑐊𑐟𑐡𑑂𑐨𑐹𑐬𑑂𑐮𑑀𑐎𑐰𑐶𑐳𑑂𑐟𑐵𑐬𑑀 𑐴𑑂𑐫𑐟 𑐅𑐬𑑂𑐢𑑂𑐰𑑄 𑐨𑐸𑐰𑑅 𑐳𑑂𑐩𑐺𑐟𑑅 𑑋 <text:s/></text:span></text:p>
      <text:p text:style-name="P2"><text:span text:style-name="T5">𑐳𑑂𑐰𑐬𑑂𑐮𑑀𑐎𑐳𑑂𑐫 𑐥𑐬𑐾𑐞𑐿𑐰 𑐩𑐴𑐬𑑂𑐮𑑀𑐎𑐩𑐟𑑅 𑐥𑐬𑑈𑑋𑑋 𑑒𑑔.𑑖𑑑 𑑋𑑋 <text:s text:c="2"/></text:span></text:p>
      <text:p text:style-name="P2"><text:span text:style-name="T5">𑐖𑐣𑐬𑑂𑐮𑑀𑐎𑐳𑑂𑐟𑐥𑑅 𑐳𑐟𑑂𑐫𑑄 𑐎𑑂𑐬𑐩𑐱𑑅 𑐥𑐬𑐶𑐎𑐷𑐬𑑂𑐟𑐶𑐟𑑈𑑋 <text:s/></text:span></text:p>
      <text:p text:style-name="P2"><text:span text:style-name="T5">𑐧𑑂𑐬𑐴𑑂𑐩𑐮𑑀𑐎𑑅 𑐳𑑂𑐩𑐺𑐟𑑅 𑐳𑐟𑑂𑐫𑑄 𑐰𑐶𑐲𑑂𑐞𑐸𑐮𑑀𑐎𑐩𑐟𑑅 𑐥𑐬𑑈𑑋𑑋 𑑒𑑔.𑑖𑑒 𑑋𑑋 <text:s text:c="2"/></text:span></text:p>
      <text:p text:style-name="P2"><text:span text:style-name="T5"><text:s text:c="2"/></text:span></text:p>
      <text:p text:style-name="P2"><text:soft-page-break/><text:span text:style-name="T5">---- 𑐱𑐶𑐰𑐮𑑀𑐎𑑅 ---- <text:s/></text:span></text:p>
      <text:p text:style-name="P2"><text:span text:style-name="T5"><text:s text:c="2"/></text:span></text:p>
      <text:p text:style-name="P2"><text:span text:style-name="T5">𑐟𑐳𑑂𑐩𑐵𑐟𑑂𑐥𑐬𑐾𑐞 𑐧𑑀𑐢𑐰𑑂𑐫𑑄 𑐡𑐶𑐰𑑂𑐫𑐢𑑂𑐫𑐵𑐣𑐥𑐸𑐬𑑄 𑐩𑐴𑐟𑑂 𑑋 <text:s/></text:span></text:p>
      <text:p text:style-name="P2"><text:span text:style-name="T5">𑐳𑐴𑐳𑑂𑐬𑐨𑑁𑐩𑐥𑑂𑐬𑐵𑐳𑐵𑐡𑑄 𑐰𑐿𑐜𑐹𑐬𑑂𑐫𑐩𑐞𑐶𑐟𑑀𑐬𑐞𑑈𑑋𑑋 𑑒𑑔.𑑖𑑓 𑑋𑑋 <text:s text:c="2"/></text:span></text:p>
      <text:p text:style-name="P2"><text:span text:style-name="T5">𑐣𑐵𑐣𑐵𑐬𑐟𑑂𑐣𑐰𑐶𑐔𑐶𑐟𑑂𑐬𑐵𑐞𑐶 𑐣𑐵𑐣𑐵𑐨𑐹𑐟𑐐𑐞𑐵𑐎𑐸𑐮𑑈𑑋 <text:s/></text:span></text:p>
      <text:p text:style-name="P2"><text:span text:style-name="T5">𑐳𑐬𑑂𑐰𑐎𑐵𑐩𑐳𑐩𑐺𑐡𑑂𑐢𑐵𑐣𑐶 𑐥𑐹𑐬𑑂𑐞𑑄 𑐟𑐟𑑂𑐬 𑐩𑐣𑑀𑐴𑐬𑐿𑑅 𑑋𑑋 𑑒𑑔.𑑖𑑔 𑑋𑑋 <text:s text:c="2"/></text:span></text:p>
      <text:p text:style-name="P2"><text:span text:style-name="T5">𑐟𑐟𑑂𑐬 𑐳𑐶𑑄𑐴𑐵𑐳𑐣𑐾 𑐡𑐶𑐰𑑂𑐫𑐾 𑐳𑐬𑑂𑐰𑐬𑐟𑑂𑐣𑐰𑐶𑐨𑐹𑐲𑐶𑐟𑐾 𑑋 <text:s/></text:span></text:p>
      <text:p text:style-name="P2"><text:span text:style-name="T5">𑐟𑐟𑑂𑐬𑐵𑐳𑑂𑐟𑐾 𑐨𑐐𑐰𑐵𑐣𑑂𑐬𑐸𑐡𑑂𑐬𑑅 𑐳𑑀𑐩𑐵𑐒𑑂𑐎𑐶𑐟𑐖𑐚𑐵𑐢𑐬𑑅 𑑋𑑋 𑑒𑑔.𑑖𑑕 𑑋𑑋 <text:s text:c="2"/></text:span></text:p>
      <text:p text:style-name="P2"><text:span text:style-name="T5">𑐟𑑂𑐬𑑂𑐫𑐎𑑂𑐲𑐳𑑂𑐟𑑂𑐬𑐶𑐨𑐸𑐰𑐣𑐱𑑂𑐬𑐾𑐲𑑂𑐛𑐳𑑂𑐟𑑂𑐬𑐶𑐱𑐹𑐮𑐷 𑐟𑑂𑐬𑐶𑐡𑐱𑐵𑐢𑐶𑐥𑑅 𑑋 <text:s/></text:span></text:p>
      <text:p text:style-name="P2"><text:span text:style-name="T5">𑐡𑐾𑐰𑑂𑐫𑐵 𑐳𑐴 𑐩𑐴𑐵𑐨𑐵𑐐𑑀 𑐐𑐞𑐿𑐱𑑂𑐔 𑐥𑐬𑐶𑐰𑐵𑐬𑐶𑐟𑑅 𑑋𑑋 𑑒𑑔.𑑖𑑖 𑑋𑑋 <text:s text:c="2"/></text:span></text:p>
      <text:p text:style-name="P2"><text:span text:style-name="T5">𑐳𑑂𑐎𑐣𑑂𑐡𑐣𑐣𑑂𑐡𑐶𑐥𑐸𑐬𑑀𑐐𑐱𑑂𑐔 𑐐𑐞𑐎𑑀𑐚𑐷𑐱𑐟𑐵𑐎𑐸𑐮𑑅 𑑋 <text:s/></text:span></text:p>
      <text:p text:style-name="P2"><text:span text:style-name="T5">𑐀𑐣𑐾𑐎𑐬𑐸𑐡𑑂𑐬𑐎𑐣𑑂𑐫𑐵𑐨𑐷 𑐬𑐹𑐥𑐶𑐞𑐷𑐨𑐶𑐬𑐮𑐒𑑂𑐎𑐺𑐟𑑅 𑑋𑑋 𑑒𑑔.𑑖𑑗 𑑋𑑋 <text:s text:c="2"/></text:span></text:p>
      <text:p text:style-name="P2"><text:span text:style-name="T5">𑐟𑐟𑑂𑐬 𑐥𑐸𑐞𑑂𑐫𑐣𑐡𑐷 𑐳𑐥𑑂𑐟 𑐳𑐬𑑂𑐰𑐥𑐵𑐥𑐵𑐥𑐣𑑀𑐡𑐣𑐷 𑑋 <text:s/></text:span></text:p>
      <text:p text:style-name="P2"><text:span text:style-name="T5">𑐳𑐸𑐰𑐬𑑂𑐞𑐰𑐵𑐮𑐸𑐎𑐵 𑐡𑐶𑐰𑑂𑐫𑐵 𑐬𑐟𑑂𑐣𑐥𑐵𑐲𑐵𑐞𑐱𑑀𑐨𑐶𑐟𑐵 𑑋𑑋 𑑒𑑔.𑑖𑑘 𑑋𑑋 <text:s text:c="2"/></text:span></text:p>
      <text:p text:style-name="P2"><text:span text:style-name="T5">𑐥𑐵𑐰𑐣𑐷 𑐔 𑐰𑐬𑐾𑐞𑑂𑐫𑐵 𑐔 𑐰𑐬𑐵𑐬𑑂𑐴𑐵 𑐰𑐬𑐡𑐵 𑐰𑐬𑐵 𑑋 <text:s/></text:span></text:p>
      <text:p text:style-name="P2"><text:span text:style-name="T5">𑐰𑐬𑐾𑐱𑐵 𑐰𑐬𑐨𑐡𑑂𑐬𑐵 𑐔 𑐳𑐸𑐥𑑂𑐬𑐳𑐣𑑂𑐣𑐖𑐮𑐵 𑐱𑐶𑐰𑐵 𑑋𑑋 𑑒𑑔.𑑖𑑙 𑑋𑑋 <text:s text:c="2"/></text:span></text:p>
      <text:p text:style-name="P2"><text:span text:style-name="T5">𑐀𑐣𑐾𑐎𑐎𑐸𑐳𑐸𑐩𑐵𑐬𑐵𑐩𑐵 𑐬𑐟𑑂𑐣𑐥𑐸𑐲𑑂𑐥𑐦𑐮𑐡𑑂𑐬𑐸𑐩𑐵𑑅 𑑋 <text:s/></text:span></text:p>
      <text:p text:style-name="P2"><text:span text:style-name="T5">𑐀𑐣𑐾𑐎𑐬𑐟𑑂𑐣𑐥𑑂𑐬𑐵𑐎𑐵𑐬𑐵 𑐫𑑀𑐖𑐣𑐵𑐫𑐸𑐟𑐩𑐸𑐔𑑂𑐕𑑂𑐬𑐶𑐟𑐵𑑅 𑑋𑑋 𑑒𑑔.𑑗𑑐 𑑋𑑋 <text:s text:c="2"/></text:span></text:p>
      <text:p text:style-name="P2"><text:span text:style-name="T5">𑐀𑐴𑐶𑑄𑐳𑐵𑐳𑐟𑑂𑐫𑐣𑐶𑐬𑐟𑐵𑑅 𑐎𑐵𑐩𑐎𑑂𑐬𑑀𑐢𑐰𑐶𑐰𑐬𑑂𑐖𑐶𑐟𑐵𑑅 𑑋 <text:s/></text:span></text:p>
      <text:p text:style-name="P2"><text:span text:style-name="T5">𑐢𑑂𑐫𑐵𑐣𑐫𑑀𑐐𑐬𑐟𑐵 𑐣𑐶𑐟𑑂𑐫𑑄 𑐟𑐟𑑂𑐬 𑐩𑑀𑐡𑐣𑑂𑐟𑐶 𑐟𑐾 𑐣𑐬𑐵𑑅 𑑋𑑋 <text:s/>𑑒𑑔.𑑗𑑑 𑑋𑑋 <text:s text:c="2"/></text:span></text:p>
      <text:p text:style-name="P2"><text:span text:style-name="T5">𑐟𑐟𑑂𑐬 𑐐𑑀𑐩𑐵𑐟𑐬𑐳𑑂𑐳𑐬𑑂𑐰𑐵 𑐣𑐶𑐰𑐳𑐣𑑂𑐟𑐶 𑐫𑐟𑐰𑑂𑐬𑐟𑐵𑑅 𑑋 <text:s/></text:span></text:p>
      <text:p text:style-name="P2"><text:span text:style-name="T5">𑐐𑑀𑐮𑑀𑐎𑑅 𑐱𑐶𑐰𑐮𑑀𑐎𑐱𑑂𑐔 𑐊𑐎 𑐊𑐰 𑐰𑐶𑐢𑐷𑐫𑐟𑐾 𑑋𑑋 𑑒𑑔.𑑗𑑒 𑑋𑑋 <text:s text:c="2"/></text:span></text:p>
      <text:p text:style-name="P2"><text:span text:style-name="T5"><text:s text:c="2"/></text:span></text:p>
      <text:p text:style-name="P2"><text:span text:style-name="T5">---- 𑐱𑐵𑐳𑑂𑐟𑑂𑐬𑐰𑐬𑑂𑐞𑐣𑐵 ---- <text:s/></text:span></text:p>
      <text:p text:style-name="P2"><text:span text:style-name="T5"><text:s text:c="2"/></text:span></text:p>
      <text:p text:style-name="P2"><text:span text:style-name="T5">𑐀𑐨𑑂𑐫𑐣𑑂𑐟𑐬𑐾 𑐟𑐟𑑂𑐎𑐠𑐶𑐟𑑀 𑑇𑐡𑑂𑐫 𑐳𑐵𑐬𑑄 <text:s/></text:span></text:p>
      <text:p text:style-name="P2"><text:span text:style-name="T5">𑐎𑐶𑐩𑐣𑑂𑐫 𑐬𑐵𑐖𑐣𑑂𑐎𑐠𑐫𑐵𑐩𑐶 𑐳𑐵𑐬𑑈𑑋 <text:s/></text:span></text:p>
      <text:p text:style-name="P2"><text:span text:style-name="T5">𑐖𑑂𑐘𑐵𑐣𑐵𑐬𑑂𑐞𑐰𑑄 𑐎𑐷𑐬𑑂𑐟𑐶𑐟 𑐢𑐬𑑂𑐩𑐳𑐵𑐬𑑈 </text:span></text:p>
      <text:p text:style-name="P2"><text:span text:style-name="T5">𑐥𑐸𑐬𑐵𑐞𑐰𑐾𑐡𑑀𑐥𑐣𑐶𑐲𑐟𑑂𑐳𑐸𑐳𑐵𑐬𑑈𑑋𑑋 𑑒𑑔.𑑗𑑓 𑑋𑑋 <text:s text:c="2"/></text:span></text:p>
      <text:p text:style-name="P2"><text:span text:style-name="T5">𑐫𑐠𑐵 𑐴𑐶 𑐬𑐵𑐖𑐵 𑐥𑐬𑐶𑐰𑐵𑐬𑐩𑐢𑑂𑐫𑐾 <text:s/></text:span></text:p>
      <text:p text:style-name="P2"><text:span text:style-name="T5">𑐫𑐠𑐵𑐣𑑂𑐟𑐰𑐬𑑂𑐟𑐷 𑐧𑐴𑐶𑐰𑐬𑑂𑐟𑐶𑐣𑐾𑐰 𑑋 <text:s/></text:span></text:p>
      <text:p text:style-name="P2"><text:span text:style-name="T5">𑐨𑐸𑐘𑑂𑐖𑐣𑑂𑐟𑐶 𑐨𑑀𑐐𑐵𑐣𑑂𑐳𑐟𑐟𑐵𑐣𑑂𑐟𑐰𑐬𑑂𑐟𑐷 <text:s/></text:span></text:p>
      <text:p text:style-name="P2"><text:span text:style-name="T5">𑐎𑑂𑐮𑐾𑐱𑐵𑐢𑐶𑐎𑑄 𑐣𑐶𑐟𑑂𑐫 𑐧𑐴𑐶𑑅𑐳𑑂𑐠𑐶𑐟𑐵𑐣𑐵𑑈𑑋𑑋 𑑒𑑔.𑑗𑑔 𑑋𑑋 <text:s text:c="2"/></text:span></text:p>
      <text:p text:style-name="P2"><text:span text:style-name="T5">𑐫𑐠𑐿𑐰 𑐬𑐵𑐖𑐵 𑐎𑐬𑐶𑐞𑑀 𑑇𑐣𑑂𑐟𑐡𑐣𑑂𑐟𑑈 </text:span></text:p>
      <text:p text:style-name="P2"><text:span text:style-name="T5">𑐨𑐸𑐘𑑂𑐖𑐣𑑂𑐟𑐶 𑐨𑑀𑐐𑐵𑐣𑑂𑐳𑐟𑐟𑑄 𑐣𑐬𑐾𑐣𑑂𑐡𑑂𑐬 𑑋 <text:s/></text:span></text:p>
      <text:p text:style-name="P2"><text:span text:style-name="T5">𑐫𑐸𑐢𑑂𑐫𑐾𑐟 𑐬𑐵𑐖𑐵 𑐧𑐴𑐶𑐬𑑂𑐡𑐣𑑂𑐟𑐨𑑀𑐐𑐿𑐬𑑂 <text:s/></text:span></text:p>
      <text:p text:style-name="P2"><text:span text:style-name="T5">𑐫𑐡𑐣𑑂𑐟𑐬𑑄 𑐥𑐱𑑂𑐫 𑐳𑐩𑐵𑐣𑐖𑐵𑐟𑑈𑑋𑑋 𑑒𑑔.𑑗𑑕 𑑋𑑋 <text:s text:c="2"/></text:span></text:p>
      <text:p text:style-name="P2"><text:span text:style-name="T5">𑐣 𑐡𑐵𑐣𑐟𑐸𑐮𑑂𑐫𑑄 𑐟𑑂𑐰𑐨𑐫𑐥𑑂𑐬𑐡𑐳𑑂𑐫 <text:s/></text:span></text:p>
      <text:p text:style-name="P2"><text:span text:style-name="T5">𑐣 𑐫𑐖𑑂𑐘𑐟𑐸𑐮𑑂𑐫𑑄 𑐖𑐶𑐟-𑐂𑐣𑑂𑐡𑑂𑐬𑐶𑐫𑐳𑑂𑐫 𑑋 <text:s/></text:span></text:p>
      <text:p text:style-name="P2"><text:span text:style-name="T5">𑐣 𑐔𑐵𑐬𑑂𑐠𑐟𑐸𑐮𑑂𑐫𑑄 𑐖𑐶𑐟𑐎𑐵𑐩𑐶𑐣𑐱𑑂𑐔 <text:s/></text:span></text:p>
      <text:p text:style-name="P2"><text:span text:style-name="T5">𑐣 𑐢𑐬𑑂𑐩𑐟𑐸𑐮𑑂𑐫𑑄 𑐡𑐩𑐎𑐵𑐩𑐶𑐟𑐳𑑂𑐫 𑑋𑑋 𑑒𑑔.𑑗𑑖 𑑋𑑋 <text:s text:c="2"/></text:span></text:p>
      <text:p text:style-name="P2"><text:span text:style-name="T5">𑐧𑐴𑑂𑐰𑐣𑑂𑐟𑐬𑑄 𑐣𑐿𑐰 𑐴𑐶 𑐢𑐬𑑂𑐩𑐫𑑀𑐱𑑂𑐔 <text:s/></text:span></text:p>
      <text:p text:style-name="P2"><text:soft-page-break/><text:span text:style-name="T5">𑐎𑑂𑐮𑐾𑐱𑐵𑐢𑐶𑐎𑑄 𑐧𑐵𑐴𑑂𑐫𑐦𑐮𑐵𑐮𑑂𑐥𑐳𑐵𑐬𑑈𑑋 <text:s/></text:span></text:p>
      <text:p text:style-name="P2"><text:span text:style-name="T5">𑐫𑐡𑐟𑑂𑐬 𑐢𑐬𑑂𑐩𑑄 𑐦𑐮𑐣𑐿𑐲𑑂𑐛𑐶𑐎𑐳𑑂𑐫 <text:s/></text:span></text:p>
      <text:p text:style-name="P2"><text:span text:style-name="T5">𑐣 𑐟𑐸𑐮𑑂𑐫 𑐎𑑀𑐚𑐷𑐱𑐟𑐫𑐵𑐖𑐶𑐣𑐵𑐥𑐶 𑑋𑑋 𑑒𑑔.𑑗𑑗 𑑋𑑋 <text:s text:c="2"/></text:span></text:p>
      <text:p text:style-name="P2"><text:span text:style-name="T5">𑐊𑐟𑐟𑑂𑐥𑐰𑐶𑐟𑑂𑐬𑑄 𑐥𑐬𑐩𑑄 𑐳𑐢𑐬𑑂𑐩𑑈 </text:span></text:p>
      <text:p text:style-name="P2"><text:span text:style-name="T5">𑐥𑐸𑐬𑐵 𑐫𑐠𑑀𑐎𑑂𑐟𑑄 𑐥𑐬𑐩𑐾𑐱𑑂𑐰𑐬𑐾𑐞 𑑋 <text:s/></text:span></text:p>
      <text:p text:style-name="P2"><text:span text:style-name="T5">𑐩𑐫𑐵𑐥𑐶 𑐟𑐸𑐮𑑂𑐫𑑄 𑐎𑐠𑐶𑐟𑑄 𑐫𑐠𑐵𑐰𑐟𑑂 <text:s/></text:span></text:p>
      <text:p text:style-name="P2"><text:span text:style-name="T5">𑐥𑐸𑐬𑐵𑐞𑐰𑐾𑐡𑑀𑐥𑐣𑐶𑐲𑐟𑑂𑐳𑐸𑐳𑐵𑐬𑑈𑑋𑑋 𑑒𑑔.𑑗𑑘 𑑋𑑋 <text:s text:c="2"/></text:span></text:p>
      <text:p text:style-name="P2"><text:span text:style-name="T5">𑐳𑐡𑑀𑐖𑐳𑑁𑐨𑐵𑐐𑑂𑐫𑐩𑐟𑐷𑐰 𑐩𑐾𑐢𑐵 <text:s/></text:span></text:p>
      <text:p text:style-name="P2"><text:span text:style-name="T5">𑐣𑐶𑐬𑐸𑐟𑑂𑐳𑐸𑐎𑑅 𑐳𑑁𑐩𑑂𑐫𑐩𑐣𑐸𑐟𑑂𑐟𑐩𑑄 𑐔 𑑋 <text:s/></text:span></text:p>
      <text:p text:style-name="P2"><text:span text:style-name="T5">𑐳𑐸𑐥𑐸𑐟𑑂𑐬𑐥𑑁𑐟𑑂𑐬𑑄 𑐣 𑐰𑐶𑐕𑐶𑐣𑑂𑐣𑐐𑑀𑐟𑑂𑐬𑑈 </text:span></text:p>
      <text:p text:style-name="P2"><text:span text:style-name="T5">𑐨𑐰𑐣𑑂𑐟𑐶 𑐰𑐶𑐡𑑂𑐫𑐵𑐢𑐬𑐮𑑀𑐎𑐥𑐹𑐖𑑂𑐫𑑈𑑋𑑋 𑑒𑑔.𑑗𑑙 𑑋𑑋 <text:s text:c="2"/></text:span></text:p>
      <text:p text:style-name="P2"><text:span text:style-name="T5">𑐫𑐱𑐱𑑂𑐬𑐶𑐫𑑄 𑐎𑐷𑐬𑑂𑐟𑐶𑐬𑐟𑐷𑐰 𑐟𑐾𑐖𑑀 <text:s/></text:span></text:p>
      <text:p text:style-name="P2"><text:span text:style-name="T5">𑐖𑐣𑐥𑑂𑐬𑐶𑐫𑑀 𑐢𑐵𑐣𑑂𑐫𑐢𑐣𑐵𑐫𑐸𑐰𑐺𑐡𑑂𑐢𑐶𑑈𑑋 <text:s/></text:span></text:p>
      <text:p text:style-name="P2"><text:span text:style-name="T5">𑐥𑑂𑐬𑐧𑑀𑐢𑐥𑑂𑐬𑐖𑑂𑐘𑐵𑐬𑐸𑐖𑐢𑐬𑑂𑐩𑐰𑐺𑐡𑑂𑐢𑐶𑑈 </text:span></text:p>
      <text:p text:style-name="P2"><text:span text:style-name="T5">𑐨𑐰𑐣𑑂𑐟𑐶 𑐟𑑄 𑐱𑐵𑐳𑑂𑐟𑑂𑐬𑐳𑐡𑐵𑐨𑐶𑐫𑑀𑐐𑐷 𑑋𑑋 𑑒𑑔.𑑘𑑐 𑑋𑑋 <text:s text:c="2"/></text:span></text:p>
      <text:p text:style-name="P2"><text:span text:style-name="T5">𑐫𑐱𑐳𑑂𑐰𑐶𑐣𑐷 𑐁𑐬𑑂𑐫𑐳𑐸𑐰𑐬𑑂𑐞𑐱𑐺𑐒𑑂𑐐𑐷 <text:s/></text:span></text:p>
      <text:p text:style-name="P2"><text:span text:style-name="T5">𑐰𑐾𑐡𑐵𑐣𑑂𑐟𑐰𑐶𑐥𑑂𑐬𑐡𑑂𑐰𑐶𑐖𑐐𑐵𑐫𑐣𑐾𑐲𑐸 𑑋 <text:s/></text:span></text:p>
      <text:p text:style-name="P2"><text:span text:style-name="T5">𑐡𑐟𑑂𑐟𑑂𑐰𑐵 𑐦𑐮𑑄 𑐟𑐷𑐬𑑂𑐠𑐩𑐣𑐸𑐟𑑂𑐟𑐩𑐾𑐲𑐸 <text:s/></text:span></text:p>
      <text:p text:style-name="P2"><text:span text:style-name="T5">𑐱𑐺𑐞𑑂𑐰𑐣𑑂𑐟𑐶 𑐫𑐾 𑐟𑐳𑑂𑐫 𑐨𑐰𑐾𑐟𑑂𑐳𑐥𑐸𑐞𑑂𑐫𑑈𑑋𑑋 𑑒𑑔.𑑘𑑑 𑑋𑑋 <text:s text:c="2"/></text:span></text:p>
      <text:p text:style-name="P2"><text:span text:style-name="T5">𑐡𑐱𑐵𑐢𑐶𑐎𑑄 𑐰𑐵𑐔𑐫𑐶𑐟𑐸𑐱𑑂𑐔 𑐥𑐸𑐞𑑂𑐫𑑈 </text:span></text:p>
      <text:p text:style-name="P2"><text:span text:style-name="T5">𑐱𑐟𑐵𑐢𑐶𑐎𑑄 𑐫𑑅 𑐥𑐛𑐟𑐶 𑐥𑑂𑐬𑐨𑐵𑐟𑐾 𑑋 <text:s/></text:span></text:p>
      <text:p text:style-name="P2"><text:span text:style-name="T5">𑐳𑐴𑐳𑑂𑐬𑐱𑑅 𑐥𑐸𑐳𑑂𑐟𑐎𑐺𑐟𑐳𑑂𑐫 𑐥𑐸𑐞𑑂𑐫𑑈 </text:span></text:p>
      <text:p text:style-name="P2"><text:span text:style-name="T5">𑐥𑐬𑐾 𑑇𑐨𑑂𑐫𑐳𑑂𑐟𑐾 𑐎𑐷𑐬𑑂𑐟𑐫𑐟𑐾 𑑇𑐫𑐸𑐟𑐵𑐣𑐶 𑑋𑑋 𑑒𑑔.𑑘𑑒 𑑋𑑋 <text:s text:c="2"/></text:span></text:p>
      <text:p text:style-name="P2"><text:span text:style-name="T5">𑐀𑐢𑐷𑐟𑑂𑐫 𑐫𑐳𑑂𑐫𑑀𑐬𑐐𑐟𑑄 𑐳𑐸𑐱𑐵𑐳𑑂𑐟𑑂𑐬𑑈 </text:span></text:p>
      <text:p text:style-name="P2"><text:span text:style-name="T5">𑐳𑐩𑐳𑑂𑐟𑐩𑐢𑑂𑐫𑐵𑐫𑐩𑐣𑐸𑐎𑑂𑐬𑐩𑐾𑐣 𑑋 <text:s/></text:span></text:p>
      <text:p text:style-name="P2"><text:span text:style-name="T5">𑐡𑐱𑐵𑐫𑐸𑐟𑐵𑐒𑑂𑐐𑑀 𑐡𑐡𑐟𑐸𑐱𑑂𑐔 𑐥𑐸𑐞𑑂𑐫𑑈 </text:span></text:p>
      <text:p text:style-name="P2"><text:span text:style-name="T5">𑐮𑐨𑐟𑑂𑐫𑐳𑑄𑐡𑐶𑐐𑑂𑐢𑐫𑐠𑐵𑐡𑐶𑐣𑐿𑐎𑑄 𑑋𑑋 𑑒𑑔.𑑘𑑓 𑑋𑑋 <text:s text:c="2"/></text:span></text:p>
      <text:p text:style-name="P2"><text:span text:style-name="T5">𑐫𑐾𑐣𑐾𑐡𑑄 𑐱𑐵𑐳𑑂𑐟𑑂𑐬𑐳𑐵𑐬𑐩𑐰𑐶𑐎𑐮𑐩𑐣𑐳𑐵 𑐫𑑀 𑑇𑐨𑑂𑐫𑐳𑐾𑐟𑑂𑐟𑐟𑑂𑐥𑑂𑐬𑐫𑐟𑑂𑐣𑐵𑐟𑑂 <text:s/></text:span></text:p>
      <text:p text:style-name="P2"><text:span text:style-name="T5">𑐰𑑂𑐫𑐎𑑂𑐟𑑀 𑑇𑐳𑑁 𑐳𑐶𑐡𑑂𑐢𑐫𑑀𑐐𑐷 𑐨𑐰𑐟𑐶 𑐔 𑐣𑐶𑐫𑐟𑑄 𑐫𑐳𑑂𑐟𑐸 𑐔𑐶𑐟𑑂𑐟𑐥𑑂𑐬𑐳𑐣𑑂𑐣𑑅 𑑋 <text:s/></text:span></text:p>
      <text:p text:style-name="P2"><text:span text:style-name="T5">𑐥𑐶𑐟𑑂𑐬𑑂𑐫𑑄 𑐫𑑀 𑐐𑐷𑐟𑐥𑐹𑐬𑑂𑐰𑑄 𑐥𑑂𑐬𑐟𑐶𑐡𑐶𑐣 𑐱𑐟𑐱 𑐄𑐡𑑂𑐢𑑂𑐬𑐶𑐫𑐣𑑂𑐟𑐾 𑐔 𑐳𑐬𑑂𑐰𑐾 <text:s/></text:span></text:p>
      <text:p text:style-name="P2"><text:span text:style-name="T5">𑐁𑐟𑑂𑐩𑐵𑐣𑑄 𑐣𑐶𑐬𑑂𑐰𑐶𑐎𑐮𑑂𑐥𑑄 𑐱𑐶𑐰𑐥𑐡𑐩𑐳𑐩𑑄 𑐥𑑂𑐬𑐵𑐥𑑂𑐣𑐸𑐰𑐣𑑂𑐟𑐷𑐴 𑐳𑐬𑑂𑐰𑐾 𑑋𑑋 𑑒𑑔.𑑘𑑔 𑑋𑑋 <text:s text:c="2"/></text:span></text:p>
      <text:p text:style-name="P2"><text:span text:style-name="T5"><text:s text:c="2"/></text:span></text:p>
      <text:p text:style-name="P2"><text:span text:style-name="T5"><text:s/>𑑋𑑋 𑐂𑐟𑐶 𑐰𑐺𑐲𑐳𑐵𑐬𑐳𑑄𑐐𑑂𑐬𑐴𑐾 𑐱𑐵𑐳𑑂𑐟𑑂𑐬𑐰𑐬𑑂𑐞𑐣𑐵 𑐣𑐵𑐩 𑐔𑐟𑐸𑐬𑑂𑐰𑐶𑑄𑐱𑐟𑐶𑐟𑐩𑑀 𑑇𑐢𑑂𑐫𑐵𑐫𑑅 𑐳𑐩𑐵𑐥𑑂𑐟𑑅 𑑋𑑋 <text:s text:c="2"/></text:span></text:p>
      <text:p text:style-name="P2"><text:span text:style-name="T5"><text:s text:c="2"/></text:span></text:p>
      <text:p text:style-name="P2"><text:span text:style-name="T5"><text:s/>𑑋𑑋 𑐰𑐺𑐲𑐳𑐵𑐬𑐳𑑄𑐐𑑂𑐬𑐴𑑅 𑐳𑐩𑐵𑐥𑑂𑐟 𑐂𑐟𑐶 𑑋𑑋 <text:s text:c="2"/></text:span></text:p>
      <text:p text:style-name="P2"><text:span text:style-name="T5"><text:s text:c="2"/>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Newa" svg:font-family="'Noto Sans Newa'" style:font-family-generic="swiss"/>
    <style:font-face style:name="Noto Sans Newa1" svg:font-family="'Noto Sans Newa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4:42:45.904003161</meta:creation-date>
    <dc:date>2024-06-28T17:46:48.146571664</dc:date>
    <meta:editing-duration>PT39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9" meta:paragraph-count="3730" meta:word-count="19154" meta:character-count="104288" meta:non-whitespace-character-count="79733"/>
  </office:meta>
</office:document-meta>
</file>